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Part1:</text:p>
          </table:table-cell>
        </table:table-row>
        <table:table-row table:style-name="ro1">
          <table:table-cell table:number-columns-repeated="2"/>
          <table:table-cell table:formula="of:=MAX([.B3:.B2257])" office:value-type="float" office:value="74394" calcext:value-type="float">
            <text:p>74394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table:formula="of:=IF([.A2]=&quot;&quot;;[.A3];[.A3]+[.B2])" office:value-type="float" office:value="5324" calcext:value-type="float">
            <text:p>5324</text:p>
          </table:table-cell>
          <table:table-cell/>
        </table:table-row>
        <table:table-row table:style-name="ro1">
          <table:table-cell office:value-type="float" office:value="5176" calcext:value-type="float">
            <text:p>5176</text:p>
          </table:table-cell>
          <table:table-cell table:formula="of:=IF([.A3]=&quot;&quot;;[.A4];[.A4]+[.B3])" office:value-type="float" office:value="10500" calcext:value-type="float">
            <text:p>10500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IF([.A4]=&quot;&quot;;[.A5];[.A5]+[.B4])" office:value-type="float" office:value="12697" calcext:value-type="float">
            <text:p>12697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IF([.A5]=&quot;&quot;;[.A6];[.A6]+[.B5])" office:value-type="float" office:value="15398" calcext:value-type="float">
            <text:p>15398</text:p>
          </table:table-cell>
          <table:table-cell/>
        </table:table-row>
        <table:table-row table:style-name="ro1">
          <table:table-cell office:value-type="float" office:value="6185" calcext:value-type="float">
            <text:p>6185</text:p>
          </table:table-cell>
          <table:table-cell table:formula="of:=IF([.A6]=&quot;&quot;;[.A7];[.A7]+[.B6])" office:value-type="float" office:value="21583" calcext:value-type="float">
            <text:p>21583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IF([.A7]=&quot;&quot;;[.A8];[.A8]+[.B7])" office:value-type="float" office:value="25484" calcext:value-type="float">
            <text:p>25484</text:p>
          </table:table-cell>
          <table:table-cell/>
        </table:table-row>
        <table:table-row table:style-name="ro1">
          <table:table-cell office:value-type="float" office:value="5392" calcext:value-type="float">
            <text:p>5392</text:p>
          </table:table-cell>
          <table:table-cell table:formula="of:=IF([.A8]=&quot;&quot;;[.A9];[.A9]+[.B8])" office:value-type="float" office:value="30876" calcext:value-type="float">
            <text:p>30876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IF([.A9]=&quot;&quot;;[.A10];[.A10]+[.B9])" office:value-type="float" office:value="32941" calcext:value-type="float">
            <text:p>32941</text:p>
          </table:table-cell>
          <table:table-cell/>
        </table:table-row>
        <table:table-row table:style-name="ro1">
          <table:table-cell office:value-type="float" office:value="6467" calcext:value-type="float">
            <text:p>6467</text:p>
          </table:table-cell>
          <table:table-cell table:formula="of:=IF([.A10]=&quot;&quot;;[.A11];[.A11]+[.B10])" office:value-type="float" office:value="39408" calcext:value-type="float">
            <text:p>39408</text:p>
          </table:table-cell>
          <table:table-cell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IF([.A11]=&quot;&quot;;[.A12];[.A12]+[.B11])" office:value-type="float" office:value="45493" calcext:value-type="float">
            <text:p>45493</text:p>
          </table:table-cell>
          <table:table-cell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IF([.A12]=&quot;&quot;;[.A13];[.A13]+[.B12])" office:value-type="float" office:value="50555" calcext:value-type="float">
            <text:p>50555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IF([.A13]=&quot;&quot;;[.A14];[.A14]+[.B13])" office:value-type="float" office:value="52396" calcext:value-type="float">
            <text:p>52396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[.A14]=&quot;&quot;;[.A15];[.A15]+[.B14])" office:value-type="float" office:value="53593" calcext:value-type="float">
            <text:p>53593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IF([.A15]=&quot;&quot;;[.A16];[.A16]+[.B15])" office:value-type="float" office:value="54911" calcext:value-type="float">
            <text:p>54911</text:p>
          </table:table-cell>
          <table:table-cell/>
        </table:table-row>
        <table:table-row table:style-name="ro1">
          <table:table-cell/>
          <table:table-cell table:formula="of:=IF([.A16]=&quot;&quot;;[.A17];[.A17]+[.B16])" office:value-type="float" office:value="54911" calcext:value-type="float">
            <text:p>54911</text:p>
          </table:table-cell>
          <table:table-cell/>
        </table:table-row>
        <table:table-row table:style-name="ro1">
          <table:table-cell office:value-type="float" office:value="4901" calcext:value-type="float">
            <text:p>4901</text:p>
          </table:table-cell>
          <table:table-cell table:formula="of:=IF([.A17]=&quot;&quot;;[.A18];[.A18]+[.B17])" office:value-type="float" office:value="4901" calcext:value-type="float">
            <text:p>4901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IF([.A18]=&quot;&quot;;[.A19];[.A19]+[.B18])" office:value-type="float" office:value="8344" calcext:value-type="float">
            <text:p>8344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IF([.A19]=&quot;&quot;;[.A20];[.A20]+[.B19])" office:value-type="float" office:value="9747" calcext:value-type="float">
            <text:p>9747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 table:formula="of:=IF([.A20]=&quot;&quot;;[.A21];[.A21]+[.B20])" office:value-type="float" office:value="15317" calcext:value-type="float">
            <text:p>15317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table:formula="of:=IF([.A21]=&quot;&quot;;[.A22];[.A22]+[.B21])" office:value-type="float" office:value="19653" calcext:value-type="float">
            <text:p>19653</text:p>
          </table:table-cell>
          <table:table-cell/>
        </table:table-row>
        <table:table-row table:style-name="ro1">
          <table:table-cell office:value-type="float" office:value="5672" calcext:value-type="float">
            <text:p>5672</text:p>
          </table:table-cell>
          <table:table-cell table:formula="of:=IF([.A22]=&quot;&quot;;[.A23];[.A23]+[.B22])" office:value-type="float" office:value="25325" calcext:value-type="float">
            <text:p>25325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IF([.A23]=&quot;&quot;;[.A24];[.A24]+[.B23])" office:value-type="float" office:value="27857" calcext:value-type="float">
            <text:p>27857</text:p>
          </table:table-cell>
          <table:table-cell/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IF([.A24]=&quot;&quot;;[.A25];[.A25]+[.B24])" office:value-type="float" office:value="33484" calcext:value-type="float">
            <text:p>33484</text:p>
          </table:table-cell>
          <table:table-cell/>
        </table:table-row>
        <table:table-row table:style-name="ro1">
          <table:table-cell office:value-type="float" office:value="6038" calcext:value-type="float">
            <text:p>6038</text:p>
          </table:table-cell>
          <table:table-cell table:formula="of:=IF([.A25]=&quot;&quot;;[.A26];[.A26]+[.B25])" office:value-type="float" office:value="39522" calcext:value-type="float">
            <text:p>39522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IF([.A26]=&quot;&quot;;[.A27];[.A27]+[.B26])" office:value-type="float" office:value="40621" calcext:value-type="float">
            <text:p>40621</text:p>
          </table:table-cell>
          <table:table-cell/>
        </table:table-row>
        <table:table-row table:style-name="ro1">
          <table:table-cell office:value-type="float" office:value="4305" calcext:value-type="float">
            <text:p>4305</text:p>
          </table:table-cell>
          <table:table-cell table:formula="of:=IF([.A27]=&quot;&quot;;[.A28];[.A28]+[.B27])" office:value-type="float" office:value="44926" calcext:value-type="float">
            <text:p>44926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IF([.A28]=&quot;&quot;;[.A29];[.A29]+[.B28])" office:value-type="float" office:value="47243" calcext:value-type="float">
            <text:p>47243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29]=&quot;&quot;;[.A30];[.A30]+[.B29])" office:value-type="float" office:value="48625" calcext:value-type="float">
            <text:p>48625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IF([.A30]=&quot;&quot;;[.A31];[.A31]+[.B30])" office:value-type="float" office:value="51851" calcext:value-type="float">
            <text:p>51851</text:p>
          </table:table-cell>
          <table:table-cell/>
        </table:table-row>
        <table:table-row table:style-name="ro1">
          <table:table-cell office:value-type="float" office:value="4427" calcext:value-type="float">
            <text:p>4427</text:p>
          </table:table-cell>
          <table:table-cell table:formula="of:=IF([.A31]=&quot;&quot;;[.A32];[.A32]+[.B31])" office:value-type="float" office:value="56278" calcext:value-type="float">
            <text:p>56278</text:p>
          </table:table-cell>
          <table:table-cell/>
        </table:table-row>
        <table:table-row table:style-name="ro1">
          <table:table-cell/>
          <table:table-cell table:formula="of:=IF([.A32]=&quot;&quot;;[.A33];[.A33]+[.B32])" office:value-type="float" office:value="56278" calcext:value-type="float">
            <text:p>56278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table:formula="of:=IF([.A33]=&quot;&quot;;[.A34];[.A34]+[.B33])" office:value-type="float" office:value="2612" calcext:value-type="float">
            <text:p>2612</text:p>
          </table:table-cell>
          <table:table-cell/>
        </table:table-row>
        <table:table-row table:style-name="ro1">
          <table:table-cell office:value-type="float" office:value="15638" calcext:value-type="float">
            <text:p>15638</text:p>
          </table:table-cell>
          <table:table-cell table:formula="of:=IF([.A34]=&quot;&quot;;[.A35];[.A35]+[.B34])" office:value-type="float" office:value="18250" calcext:value-type="float">
            <text:p>18250</text:p>
          </table:table-cell>
          <table:table-cell/>
        </table:table-row>
        <table:table-row table:style-name="ro1">
          <table:table-cell/>
          <table:table-cell table:formula="of:=IF([.A35]=&quot;&quot;;[.A36];[.A36]+[.B35])" office:value-type="float" office:value="18250" calcext:value-type="float">
            <text:p>18250</text:p>
          </table:table-cell>
          <table:table-cell/>
        </table:table-row>
        <table:table-row table:style-name="ro1">
          <table:table-cell office:value-type="float" office:value="4118" calcext:value-type="float">
            <text:p>4118</text:p>
          </table:table-cell>
          <table:table-cell table:formula="of:=IF([.A36]=&quot;&quot;;[.A37];[.A37]+[.B36])" office:value-type="float" office:value="4118" calcext:value-type="float">
            <text:p>4118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IF([.A37]=&quot;&quot;;[.A38];[.A38]+[.B37])" office:value-type="float" office:value="8805" calcext:value-type="float">
            <text:p>8805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IF([.A38]=&quot;&quot;;[.A39];[.A39]+[.B38])" office:value-type="float" office:value="11048" calcext:value-type="float">
            <text:p>11048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[.A39]=&quot;&quot;;[.A40];[.A40]+[.B39])" office:value-type="float" office:value="14580" calcext:value-type="float">
            <text:p>14580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IF([.A40]=&quot;&quot;;[.A41];[.A41]+[.B40])" office:value-type="float" office:value="16669" calcext:value-type="float">
            <text:p>16669</text:p>
          </table:table-cell>
          <table:table-cell/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IF([.A41]=&quot;&quot;;[.A42];[.A42]+[.B41])" office:value-type="float" office:value="20606" calcext:value-type="float">
            <text:p>20606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IF([.A42]=&quot;&quot;;[.A43];[.A43]+[.B42])" office:value-type="float" office:value="21752" calcext:value-type="float">
            <text:p>21752</text:p>
          </table:table-cell>
          <table:table-cell/>
        </table:table-row>
        <table:table-row table:style-name="ro1">
          <table:table-cell office:value-type="float" office:value="5069" calcext:value-type="float">
            <text:p>5069</text:p>
          </table:table-cell>
          <table:table-cell table:formula="of:=IF([.A43]=&quot;&quot;;[.A44];[.A44]+[.B43])" office:value-type="float" office:value="26821" calcext:value-type="float">
            <text:p>26821</text:p>
          </table:table-cell>
          <table:table-cell/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IF([.A44]=&quot;&quot;;[.A45];[.A45]+[.B44])" office:value-type="float" office:value="32549" calcext:value-type="float">
            <text:p>32549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IF([.A45]=&quot;&quot;;[.A46];[.A46]+[.B45])" office:value-type="float" office:value="35511" calcext:value-type="float">
            <text:p>35511</text:p>
          </table:table-cell>
          <table:table-cell/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IF([.A46]=&quot;&quot;;[.A47];[.A47]+[.B46])" office:value-type="float" office:value="38610" calcext:value-type="float">
            <text:p>38610</text:p>
          </table:table-cell>
          <table:table-cell/>
        </table:table-row>
        <table:table-row table:style-name="ro1">
          <table:table-cell office:value-type="float" office:value="5882" calcext:value-type="float">
            <text:p>5882</text:p>
          </table:table-cell>
          <table:table-cell table:formula="of:=IF([.A47]=&quot;&quot;;[.A48];[.A48]+[.B47])" office:value-type="float" office:value="44492" calcext:value-type="float">
            <text:p>44492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IF([.A48]=&quot;&quot;;[.A49];[.A49]+[.B48])" office:value-type="float" office:value="49940" calcext:value-type="float">
            <text:p>49940</text:p>
          </table:table-cell>
          <table:table-cell/>
        </table:table-row>
        <table:table-row table:style-name="ro1">
          <table:table-cell office:value-type="float" office:value="6064" calcext:value-type="float">
            <text:p>6064</text:p>
          </table:table-cell>
          <table:table-cell table:formula="of:=IF([.A49]=&quot;&quot;;[.A50];[.A50]+[.B49])" office:value-type="float" office:value="56004" calcext:value-type="float">
            <text:p>56004</text:p>
          </table:table-cell>
          <table:table-cell/>
        </table:table-row>
        <table:table-row table:style-name="ro1">
          <table:table-cell/>
          <table:table-cell table:formula="of:=IF([.A50]=&quot;&quot;;[.A51];[.A51]+[.B50])" office:value-type="float" office:value="56004" calcext:value-type="float">
            <text:p>56004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table:formula="of:=IF([.A51]=&quot;&quot;;[.A52];[.A52]+[.B51])"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float" office:value="7996" calcext:value-type="float">
            <text:p>7996</text:p>
          </table:table-cell>
          <table:table-cell table:formula="of:=IF([.A52]=&quot;&quot;;[.A53];[.A53]+[.B52])" office:value-type="float" office:value="10638" calcext:value-type="float">
            <text:p>10638</text:p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table:formula="of:=IF([.A53]=&quot;&quot;;[.A54];[.A54]+[.B53])" office:value-type="float" office:value="15972" calcext:value-type="float">
            <text:p>15972</text:p>
          </table:table-cell>
          <table:table-cell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formula="of:=IF([.A54]=&quot;&quot;;[.A55];[.A55]+[.B54])" office:value-type="float" office:value="26356" calcext:value-type="float">
            <text:p>26356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IF([.A55]=&quot;&quot;;[.A56];[.A56]+[.B55])" office:value-type="float" office:value="27462" calcext:value-type="float">
            <text:p>27462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IF([.A56]=&quot;&quot;;[.A57];[.A57]+[.B56])" office:value-type="float" office:value="30204" calcext:value-type="float">
            <text:p>30204</text:p>
          </table:table-cell>
          <table:table-cell/>
        </table:table-row>
        <table:table-row table:style-name="ro1">
          <table:table-cell/>
          <table:table-cell table:formula="of:=IF([.A57]=&quot;&quot;;[.A58];[.A58]+[.B57])" office:value-type="float" office:value="30204" calcext:value-type="float">
            <text:p>30204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IF([.A58]=&quot;&quot;;[.A59];[.A59]+[.B58])"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IF([.A59]=&quot;&quot;;[.A60];[.A60]+[.B59])" office:value-type="float" office:value="6570" calcext:value-type="float">
            <text:p>6570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IF([.A60]=&quot;&quot;;[.A61];[.A61]+[.B60])" office:value-type="float" office:value="9136" calcext:value-type="float">
            <text:p>9136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table:formula="of:=IF([.A61]=&quot;&quot;;[.A62];[.A62]+[.B61])" office:value-type="float" office:value="14377" calcext:value-type="float">
            <text:p>14377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IF([.A62]=&quot;&quot;;[.A63];[.A63]+[.B62])" office:value-type="float" office:value="17082" calcext:value-type="float">
            <text:p>17082</text:p>
          </table:table-cell>
          <table:table-cell/>
        </table:table-row>
        <table:table-row table:style-name="ro1">
          <table:table-cell office:value-type="float" office:value="5973" calcext:value-type="float">
            <text:p>5973</text:p>
          </table:table-cell>
          <table:table-cell table:formula="of:=IF([.A63]=&quot;&quot;;[.A64];[.A64]+[.B63])" office:value-type="float" office:value="23055" calcext:value-type="float">
            <text:p>23055</text:p>
          </table:table-cell>
          <table:table-cell/>
        </table:table-row>
        <table:table-row table:style-name="ro1">
          <table:table-cell office:value-type="float" office:value="5482" calcext:value-type="float">
            <text:p>5482</text:p>
          </table:table-cell>
          <table:table-cell table:formula="of:=IF([.A64]=&quot;&quot;;[.A65];[.A65]+[.B64])" office:value-type="float" office:value="28537" calcext:value-type="float">
            <text:p>28537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IF([.A65]=&quot;&quot;;[.A66];[.A66]+[.B65])" office:value-type="float" office:value="30226" calcext:value-type="float">
            <text:p>30226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IF([.A66]=&quot;&quot;;[.A67];[.A67]+[.B66])" office:value-type="float" office:value="32023" calcext:value-type="float">
            <text:p>32023</text:p>
          </table:table-cell>
          <table:table-cell/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IF([.A67]=&quot;&quot;;[.A68];[.A68]+[.B67])" office:value-type="float" office:value="38121" calcext:value-type="float">
            <text:p>38121</text:p>
          </table:table-cell>
          <table:table-cell/>
        </table:table-row>
        <table:table-row table:style-name="ro1">
          <table:table-cell office:value-type="float" office:value="3964" calcext:value-type="float">
            <text:p>3964</text:p>
          </table:table-cell>
          <table:table-cell table:formula="of:=IF([.A68]=&quot;&quot;;[.A69];[.A69]+[.B68])" office:value-type="float" office:value="42085" calcext:value-type="float">
            <text:p>42085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IF([.A69]=&quot;&quot;;[.A70];[.A70]+[.B69])" office:value-type="float" office:value="44677" calcext:value-type="float">
            <text:p>44677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IF([.A70]=&quot;&quot;;[.A71];[.A71]+[.B70])" office:value-type="float" office:value="47377" calcext:value-type="float">
            <text:p>47377</text:p>
          </table:table-cell>
          <table:table-cell/>
        </table:table-row>
        <table:table-row table:style-name="ro1">
          <table:table-cell office:value-type="float" office:value="5569" calcext:value-type="float">
            <text:p>5569</text:p>
          </table:table-cell>
          <table:table-cell table:formula="of:=IF([.A71]=&quot;&quot;;[.A72];[.A72]+[.B71])" office:value-type="float" office:value="52946" calcext:value-type="float">
            <text:p>52946</text:p>
          </table:table-cell>
          <table:table-cell/>
        </table:table-row>
        <table:table-row table:style-name="ro1">
          <table:table-cell office:value-type="float" office:value="4305" calcext:value-type="float">
            <text:p>4305</text:p>
          </table:table-cell>
          <table:table-cell table:formula="of:=IF([.A72]=&quot;&quot;;[.A73];[.A73]+[.B72])" office:value-type="float" office:value="57251" calcext:value-type="float">
            <text:p>57251</text:p>
          </table:table-cell>
          <table:table-cell/>
        </table:table-row>
        <table:table-row table:style-name="ro1">
          <table:table-cell/>
          <table:table-cell table:formula="of:=IF([.A73]=&quot;&quot;;[.A74];[.A74]+[.B73])" office:value-type="float" office:value="57251" calcext:value-type="float">
            <text:p>57251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IF([.A74]=&quot;&quot;;[.A75];[.A75]+[.B74])" office:value-type="float" office:value="1307" calcext:value-type="float">
            <text:p>1307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IF([.A75]=&quot;&quot;;[.A76];[.A76]+[.B75])" office:value-type="float" office:value="3511" calcext:value-type="float">
            <text:p>3511</text:p>
          </table:table-cell>
          <table:table-cell/>
        </table:table-row>
        <table:table-row table:style-name="ro1">
          <table:table-cell office:value-type="float" office:value="3618" calcext:value-type="float">
            <text:p>3618</text:p>
          </table:table-cell>
          <table:table-cell table:formula="of:=IF([.A76]=&quot;&quot;;[.A77];[.A77]+[.B76])" office:value-type="float" office:value="7129" calcext:value-type="float">
            <text:p>7129</text:p>
          </table:table-cell>
          <table:table-cell/>
        </table:table-row>
        <table:table-row table:style-name="ro1">
          <table:table-cell office:value-type="float" office:value="4795" calcext:value-type="float">
            <text:p>4795</text:p>
          </table:table-cell>
          <table:table-cell table:formula="of:=IF([.A77]=&quot;&quot;;[.A78];[.A78]+[.B77])" office:value-type="float" office:value="11924" calcext:value-type="float">
            <text:p>11924</text:p>
          </table:table-cell>
          <table:table-cell/>
        </table:table-row>
        <table:table-row table:style-name="ro1">
          <table:table-cell office:value-type="float" office:value="7853" calcext:value-type="float">
            <text:p>7853</text:p>
          </table:table-cell>
          <table:table-cell table:formula="of:=IF([.A78]=&quot;&quot;;[.A79];[.A79]+[.B78])" office:value-type="float" office:value="19777" calcext:value-type="float">
            <text:p>19777</text:p>
          </table:table-cell>
          <table:table-cell/>
        </table:table-row>
        <table:table-row table:style-name="ro1">
          <table:table-cell office:value-type="float" office:value="6103" calcext:value-type="float">
            <text:p>6103</text:p>
          </table:table-cell>
          <table:table-cell table:formula="of:=IF([.A79]=&quot;&quot;;[.A80];[.A80]+[.B79])" office:value-type="float" office:value="25880" calcext:value-type="float">
            <text:p>25880</text:p>
          </table:table-cell>
          <table:table-cell/>
        </table:table-row>
        <table:table-row table:style-name="ro1">
          <table:table-cell office:value-type="float" office:value="5248" calcext:value-type="float">
            <text:p>5248</text:p>
          </table:table-cell>
          <table:table-cell table:formula="of:=IF([.A80]=&quot;&quot;;[.A81];[.A81]+[.B80])" office:value-type="float" office:value="31128" calcext:value-type="float">
            <text:p>31128</text:p>
          </table:table-cell>
          <table:table-cell/>
        </table:table-row>
        <table:table-row table:style-name="ro1">
          <table:table-cell office:value-type="float" office:value="5989" calcext:value-type="float">
            <text:p>5989</text:p>
          </table:table-cell>
          <table:table-cell table:formula="of:=IF([.A81]=&quot;&quot;;[.A82];[.A82]+[.B81])" office:value-type="float" office:value="37117" calcext:value-type="float">
            <text:p>37117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IF([.A82]=&quot;&quot;;[.A83];[.A83]+[.B82])" office:value-type="float" office:value="38568" calcext:value-type="float">
            <text:p>38568</text:p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table:formula="of:=IF([.A83]=&quot;&quot;;[.A84];[.A84]+[.B83])" office:value-type="float" office:value="44092" calcext:value-type="float">
            <text:p>44092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IF([.A84]=&quot;&quot;;[.A85];[.A85]+[.B84])" office:value-type="float" office:value="46664" calcext:value-type="float">
            <text:p>46664</text:p>
          </table:table-cell>
          <table:table-cell/>
        </table:table-row>
        <table:table-row table:style-name="ro1">
          <table:table-cell/>
          <table:table-cell table:formula="of:=IF([.A85]=&quot;&quot;;[.A86];[.A86]+[.B85])" office:value-type="float" office:value="46664" calcext:value-type="float">
            <text:p>46664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IF([.A86]=&quot;&quot;;[.A87];[.A87]+[.B86])" office:value-type="float" office:value="7207" calcext:value-type="float">
            <text:p>7207</text:p>
          </table:table-cell>
          <table:table-cell/>
        </table:table-row>
        <table:table-row table:style-name="ro1">
          <table:table-cell office:value-type="float" office:value="5428" calcext:value-type="float">
            <text:p>5428</text:p>
          </table:table-cell>
          <table:table-cell table:formula="of:=IF([.A87]=&quot;&quot;;[.A88];[.A88]+[.B87])" office:value-type="float" office:value="12635" calcext:value-type="float">
            <text:p>12635</text:p>
          </table:table-cell>
          <table:table-cell/>
        </table:table-row>
        <table:table-row table:style-name="ro1">
          <table:table-cell office:value-type="float" office:value="8504" calcext:value-type="float">
            <text:p>8504</text:p>
          </table:table-cell>
          <table:table-cell table:formula="of:=IF([.A88]=&quot;&quot;;[.A89];[.A89]+[.B88])" office:value-type="float" office:value="21139" calcext:value-type="float">
            <text:p>21139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IF([.A89]=&quot;&quot;;[.A90];[.A90]+[.B89])"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IF([.A90]=&quot;&quot;;[.A91];[.A91]+[.B90])" office:value-type="float" office:value="26025" calcext:value-type="float">
            <text:p>26025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F([.A91]=&quot;&quot;;[.A92];[.A92]+[.B91])" office:value-type="float" office:value="29625" calcext:value-type="float">
            <text:p>29625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IF([.A92]=&quot;&quot;;[.A93];[.A93]+[.B92])" office:value-type="float" office:value="32475" calcext:value-type="float">
            <text:p>32475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IF([.A93]=&quot;&quot;;[.A94];[.A94]+[.B93])" office:value-type="float" office:value="35838" calcext:value-type="float">
            <text:p>35838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IF([.A94]=&quot;&quot;;[.A95];[.A95]+[.B94])" office:value-type="float" office:value="40121" calcext:value-type="float">
            <text:p>40121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IF([.A95]=&quot;&quot;;[.A96];[.A96]+[.B95])" office:value-type="float" office:value="43816" calcext:value-type="float">
            <text:p>43816</text:p>
          </table:table-cell>
          <table:table-cell/>
        </table:table-row>
        <table:table-row table:style-name="ro1">
          <table:table-cell/>
          <table:table-cell table:formula="of:=IF([.A96]=&quot;&quot;;[.A97];[.A97]+[.B96])" office:value-type="float" office:value="43816" calcext:value-type="float">
            <text:p>43816</text:p>
          </table:table-cell>
          <table:table-cell/>
        </table:table-row>
        <table:table-row table:style-name="ro1">
          <table:table-cell office:value-type="float" office:value="21536" calcext:value-type="float">
            <text:p>21536</text:p>
          </table:table-cell>
          <table:table-cell table:formula="of:=IF([.A97]=&quot;&quot;;[.A98];[.A98]+[.B97])" office:value-type="float" office:value="21536" calcext:value-type="float">
            <text:p>21536</text:p>
          </table:table-cell>
          <table:table-cell/>
        </table:table-row>
        <table:table-row table:style-name="ro1">
          <table:table-cell office:value-type="float" office:value="34998" calcext:value-type="float">
            <text:p>34998</text:p>
          </table:table-cell>
          <table:table-cell table:formula="of:=IF([.A98]=&quot;&quot;;[.A99];[.A99]+[.B98])" office:value-type="float" office:value="56534" calcext:value-type="float">
            <text:p>56534</text:p>
          </table:table-cell>
          <table:table-cell/>
        </table:table-row>
        <table:table-row table:style-name="ro1">
          <table:table-cell/>
          <table:table-cell table:formula="of:=IF([.A99]=&quot;&quot;;[.A100];[.A100]+[.B99])" office:value-type="float" office:value="56534" calcext:value-type="float">
            <text:p>56534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table:formula="of:=IF([.A100]=&quot;&quot;;[.A101];[.A101]+[.B100])" office:value-type="float" office:value="7332" calcext:value-type="float">
            <text:p>7332</text:p>
          </table:table-cell>
          <table:table-cell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IF([.A101]=&quot;&quot;;[.A102];[.A102]+[.B101])" office:value-type="float" office:value="14722" calcext:value-type="float">
            <text:p>14722</text:p>
          </table:table-cell>
          <table:table-cell/>
        </table:table-row>
        <table:table-row table:style-name="ro1">
          <table:table-cell office:value-type="float" office:value="4755" calcext:value-type="float">
            <text:p>4755</text:p>
          </table:table-cell>
          <table:table-cell table:formula="of:=IF([.A102]=&quot;&quot;;[.A103];[.A103]+[.B102])" office:value-type="float" office:value="19477" calcext:value-type="float">
            <text:p>1947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IF([.A103]=&quot;&quot;;[.A104];[.A104]+[.B103])" office:value-type="float" office:value="20483" calcext:value-type="float">
            <text:p>20483</text:p>
          </table:table-cell>
          <table:table-cell/>
        </table:table-row>
        <table:table-row table:style-name="ro1">
          <table:table-cell office:value-type="float" office:value="6221" calcext:value-type="float">
            <text:p>6221</text:p>
          </table:table-cell>
          <table:table-cell table:formula="of:=IF([.A104]=&quot;&quot;;[.A105];[.A105]+[.B104])" office:value-type="float" office:value="26704" calcext:value-type="float">
            <text:p>26704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IF([.A105]=&quot;&quot;;[.A106];[.A106]+[.B105])" office:value-type="float" office:value="28785" calcext:value-type="float">
            <text:p>28785</text:p>
          </table:table-cell>
          <table:table-cell/>
        </table:table-row>
        <table:table-row table:style-name="ro1">
          <table:table-cell office:value-type="float" office:value="4894" calcext:value-type="float">
            <text:p>4894</text:p>
          </table:table-cell>
          <table:table-cell table:formula="of:=IF([.A106]=&quot;&quot;;[.A107];[.A107]+[.B106])" office:value-type="float" office:value="33679" calcext:value-type="float">
            <text:p>33679</text:p>
          </table:table-cell>
          <table:table-cell/>
        </table:table-row>
        <table:table-row table:style-name="ro1">
          <table:table-cell office:value-type="float" office:value="6376" calcext:value-type="float">
            <text:p>6376</text:p>
          </table:table-cell>
          <table:table-cell table:formula="of:=IF([.A107]=&quot;&quot;;[.A108];[.A108]+[.B107])" office:value-type="float" office:value="40055" calcext:value-type="float">
            <text:p>40055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IF([.A108]=&quot;&quot;;[.A109];[.A109]+[.B108])" office:value-type="float" office:value="43948" calcext:value-type="float">
            <text:p>43948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IF([.A109]=&quot;&quot;;[.A110];[.A110]+[.B109])" office:value-type="float" office:value="46745" calcext:value-type="float">
            <text:p>46745</text:p>
          </table:table-cell>
          <table:table-cell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110]=&quot;&quot;;[.A111];[.A111]+[.B110])" office:value-type="float" office:value="51193" calcext:value-type="float">
            <text:p>51193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IF([.A111]=&quot;&quot;;[.A112];[.A112]+[.B111])" office:value-type="float" office:value="54154" calcext:value-type="float">
            <text:p>54154</text:p>
          </table:table-cell>
          <table:table-cell/>
        </table:table-row>
        <table:table-row table:style-name="ro1">
          <table:table-cell/>
          <table:table-cell table:formula="of:=IF([.A112]=&quot;&quot;;[.A113];[.A113]+[.B112])" office:value-type="float" office:value="54154" calcext:value-type="float">
            <text:p>54154</text:p>
          </table:table-cell>
          <table:table-cell/>
        </table:table-row>
        <table:table-row table:style-name="ro1">
          <table:table-cell office:value-type="float" office:value="6544" calcext:value-type="float">
            <text:p>6544</text:p>
          </table:table-cell>
          <table:table-cell table:formula="of:=IF([.A113]=&quot;&quot;;[.A114];[.A114]+[.B113])" office:value-type="float" office:value="6544" calcext:value-type="float">
            <text:p>6544</text:p>
          </table:table-cell>
          <table:table-cell/>
        </table:table-row>
        <table:table-row table:style-name="ro1">
          <table:table-cell office:value-type="float" office:value="13080" calcext:value-type="float">
            <text:p>13080</text:p>
          </table:table-cell>
          <table:table-cell table:formula="of:=IF([.A114]=&quot;&quot;;[.A115];[.A115]+[.B114])" office:value-type="float" office:value="19624" calcext:value-type="float">
            <text:p>19624</text:p>
          </table:table-cell>
          <table:table-cell/>
        </table:table-row>
        <table:table-row table:style-name="ro1">
          <table:table-cell office:value-type="float" office:value="9331" calcext:value-type="float">
            <text:p>9331</text:p>
          </table:table-cell>
          <table:table-cell table:formula="of:=IF([.A115]=&quot;&quot;;[.A116];[.A116]+[.B115])" office:value-type="float" office:value="28955" calcext:value-type="float">
            <text:p>28955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table:formula="of:=IF([.A116]=&quot;&quot;;[.A117];[.A117]+[.B116])" office:value-type="float" office:value="33407" calcext:value-type="float">
            <text:p>33407</text:p>
          </table:table-cell>
          <table:table-cell/>
        </table:table-row>
        <table:table-row table:style-name="ro1">
          <table:table-cell office:value-type="float" office:value="11569" calcext:value-type="float">
            <text:p>11569</text:p>
          </table:table-cell>
          <table:table-cell table:formula="of:=IF([.A117]=&quot;&quot;;[.A118];[.A118]+[.B117])" office:value-type="float" office:value="44976" calcext:value-type="float">
            <text:p>44976</text:p>
          </table:table-cell>
          <table:table-cell/>
        </table:table-row>
        <table:table-row table:style-name="ro1">
          <table:table-cell/>
          <table:table-cell table:formula="of:=IF([.A118]=&quot;&quot;;[.A119];[.A119]+[.B118])" office:value-type="float" office:value="44976" calcext:value-type="float">
            <text:p>44976</text:p>
          </table:table-cell>
          <table:table-cell/>
        </table:table-row>
        <table:table-row table:style-name="ro1">
          <table:table-cell office:value-type="float" office:value="8130" calcext:value-type="float">
            <text:p>8130</text:p>
          </table:table-cell>
          <table:table-cell table:formula="of:=IF([.A119]=&quot;&quot;;[.A120];[.A120]+[.B119])" office:value-type="float" office:value="8130" calcext:value-type="float">
            <text:p>8130</text:p>
          </table:table-cell>
          <table:table-cell/>
        </table:table-row>
        <table:table-row table:style-name="ro1">
          <table:table-cell office:value-type="float" office:value="7731" calcext:value-type="float">
            <text:p>7731</text:p>
          </table:table-cell>
          <table:table-cell table:formula="of:=IF([.A120]=&quot;&quot;;[.A121];[.A121]+[.B120])" office:value-type="float" office:value="15861" calcext:value-type="float">
            <text:p>15861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IF([.A121]=&quot;&quot;;[.A122];[.A122]+[.B121])" office:value-type="float" office:value="19991" calcext:value-type="float">
            <text:p>19991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IF([.A122]=&quot;&quot;;[.A123];[.A123]+[.B122])" office:value-type="float" office:value="22896" calcext:value-type="float">
            <text:p>22896</text:p>
          </table:table-cell>
          <table:table-cell/>
        </table:table-row>
        <table:table-row table:style-name="ro1">
          <table:table-cell office:value-type="float" office:value="5849" calcext:value-type="float">
            <text:p>5849</text:p>
          </table:table-cell>
          <table:table-cell table:formula="of:=IF([.A123]=&quot;&quot;;[.A124];[.A124]+[.B123])" office:value-type="float" office:value="28745" calcext:value-type="float">
            <text:p>28745</text:p>
          </table:table-cell>
          <table:table-cell/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IF([.A124]=&quot;&quot;;[.A125];[.A125]+[.B124])" office:value-type="float" office:value="31831" calcext:value-type="float">
            <text:p>31831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IF([.A125]=&quot;&quot;;[.A126];[.A126]+[.B125])" office:value-type="float" office:value="33217" calcext:value-type="float">
            <text:p>33217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table:formula="of:=IF([.A126]=&quot;&quot;;[.A127];[.A127]+[.B126])" office:value-type="float" office:value="41377" calcext:value-type="float">
            <text:p>41377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IF([.A127]=&quot;&quot;;[.A128];[.A128]+[.B127])" office:value-type="float" office:value="45782" calcext:value-type="float">
            <text:p>45782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table:formula="of:=IF([.A128]=&quot;&quot;;[.A129];[.A129]+[.B128])" office:value-type="float" office:value="50238" calcext:value-type="float">
            <text:p>50238</text:p>
          </table:table-cell>
          <table:table-cell/>
        </table:table-row>
        <table:table-row table:style-name="ro1">
          <table:table-cell/>
          <table:table-cell table:formula="of:=IF([.A129]=&quot;&quot;;[.A130];[.A130]+[.B129])" office:value-type="float" office:value="50238" calcext:value-type="float">
            <text:p>50238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IF([.A130]=&quot;&quot;;[.A131];[.A131]+[.B130])"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5591" calcext:value-type="float">
            <text:p>5591</text:p>
          </table:table-cell>
          <table:table-cell table:formula="of:=IF([.A131]=&quot;&quot;;[.A132];[.A132]+[.B131])" office:value-type="float" office:value="7264" calcext:value-type="float">
            <text:p>7264</text:p>
          </table:table-cell>
          <table:table-cell/>
        </table:table-row>
        <table:table-row table:style-name="ro1">
          <table:table-cell office:value-type="float" office:value="6628" calcext:value-type="float">
            <text:p>6628</text:p>
          </table:table-cell>
          <table:table-cell table:formula="of:=IF([.A132]=&quot;&quot;;[.A133];[.A133]+[.B132])" office:value-type="float" office:value="13892" calcext:value-type="float">
            <text:p>13892</text:p>
          </table:table-cell>
          <table:table-cell/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IF([.A133]=&quot;&quot;;[.A134];[.A134]+[.B133])" office:value-type="float" office:value="17469" calcext:value-type="float">
            <text:p>17469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IF([.A134]=&quot;&quot;;[.A135];[.A135]+[.B134])" office:value-type="float" office:value="19566" calcext:value-type="float">
            <text:p>19566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IF([.A135]=&quot;&quot;;[.A136];[.A136]+[.B135])" office:value-type="float" office:value="22106" calcext:value-type="float">
            <text:p>22106</text:p>
          </table:table-cell>
          <table:table-cell/>
        </table:table-row>
        <table:table-row table:style-name="ro1">
          <table:table-cell office:value-type="float" office:value="4884" calcext:value-type="float">
            <text:p>4884</text:p>
          </table:table-cell>
          <table:table-cell table:formula="of:=IF([.A136]=&quot;&quot;;[.A137];[.A137]+[.B136])" office:value-type="float" office:value="26990" calcext:value-type="float">
            <text:p>26990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IF([.A137]=&quot;&quot;;[.A138];[.A138]+[.B137])" office:value-type="float" office:value="30694" calcext:value-type="float">
            <text:p>30694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table:formula="of:=IF([.A138]=&quot;&quot;;[.A139];[.A139]+[.B138])" office:value-type="float" office:value="35034" calcext:value-type="float">
            <text:p>35034</text:p>
          </table:table-cell>
          <table:table-cell/>
        </table:table-row>
        <table:table-row table:style-name="ro1">
          <table:table-cell office:value-type="float" office:value="5609" calcext:value-type="float">
            <text:p>5609</text:p>
          </table:table-cell>
          <table:table-cell table:formula="of:=IF([.A139]=&quot;&quot;;[.A140];[.A140]+[.B139])" office:value-type="float" office:value="40643" calcext:value-type="float">
            <text:p>40643</text:p>
          </table:table-cell>
          <table:table-cell/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IF([.A140]=&quot;&quot;;[.A141];[.A141]+[.B140])" office:value-type="float" office:value="46314" calcext:value-type="float">
            <text:p>46314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IF([.A141]=&quot;&quot;;[.A142];[.A142]+[.B141])" office:value-type="float" office:value="48700" calcext:value-type="float">
            <text:p>48700</text:p>
          </table:table-cell>
          <table:table-cell/>
        </table:table-row>
        <table:table-row table:style-name="ro1">
          <table:table-cell/>
          <table:table-cell table:formula="of:=IF([.A142]=&quot;&quot;;[.A143];[.A143]+[.B142])" office:value-type="float" office:value="48700" calcext:value-type="float">
            <text:p>48700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IF([.A143]=&quot;&quot;;[.A144];[.A144]+[.B143])" office:value-type="float" office:value="1454" calcext:value-type="float">
            <text:p>1454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IF([.A144]=&quot;&quot;;[.A145];[.A145]+[.B144])"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IF([.A145]=&quot;&quot;;[.A146];[.A146]+[.B145])" office:value-type="float" office:value="6011" calcext:value-type="float">
            <text:p>6011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IF([.A146]=&quot;&quot;;[.A147];[.A147]+[.B146])" office:value-type="float" office:value="8134" calcext:value-type="float">
            <text:p>8134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table:formula="of:=IF([.A147]=&quot;&quot;;[.A148];[.A148]+[.B147])" office:value-type="float" office:value="11663" calcext:value-type="float">
            <text:p>11663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IF([.A148]=&quot;&quot;;[.A149];[.A149]+[.B148])" office:value-type="float" office:value="13163" calcext:value-type="float">
            <text:p>13163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IF([.A149]=&quot;&quot;;[.A150];[.A150]+[.B149])" office:value-type="float" office:value="15737" calcext:value-type="float">
            <text:p>15737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IF([.A150]=&quot;&quot;;[.A151];[.A151]+[.B150])" office:value-type="float" office:value="17151" calcext:value-type="float">
            <text:p>17151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IF([.A151]=&quot;&quot;;[.A152];[.A152]+[.B151])" office:value-type="float" office:value="18721" calcext:value-type="float">
            <text:p>18721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IF([.A152]=&quot;&quot;;[.A153];[.A153]+[.B152])" office:value-type="float" office:value="24261" calcext:value-type="float">
            <text:p>24261</text:p>
          </table:table-cell>
          <table:table-cell/>
        </table:table-row>
        <table:table-row table:style-name="ro1">
          <table:table-cell office:value-type="float" office:value="4674" calcext:value-type="float">
            <text:p>4674</text:p>
          </table:table-cell>
          <table:table-cell table:formula="of:=IF([.A153]=&quot;&quot;;[.A154];[.A154]+[.B153])" office:value-type="float" office:value="28935" calcext:value-type="float">
            <text:p>28935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IF([.A154]=&quot;&quot;;[.A155];[.A155]+[.B154])" office:value-type="float" office:value="31531" calcext:value-type="float">
            <text:p>31531</text:p>
          </table:table-cell>
          <table:table-cell/>
        </table:table-row>
        <table:table-row table:style-name="ro1">
          <table:table-cell office:value-type="float" office:value="5112" calcext:value-type="float">
            <text:p>5112</text:p>
          </table:table-cell>
          <table:table-cell table:formula="of:=IF([.A155]=&quot;&quot;;[.A156];[.A156]+[.B155])" office:value-type="float" office:value="36643" calcext:value-type="float">
            <text:p>36643</text:p>
          </table:table-cell>
          <table:table-cell/>
        </table:table-row>
        <table:table-row table:style-name="ro1">
          <table:table-cell office:value-type="float" office:value="4553" calcext:value-type="float">
            <text:p>4553</text:p>
          </table:table-cell>
          <table:table-cell table:formula="of:=IF([.A156]=&quot;&quot;;[.A157];[.A157]+[.B156])" office:value-type="float" office:value="41196" calcext:value-type="float">
            <text:p>41196</text:p>
          </table:table-cell>
          <table:table-cell/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IF([.A157]=&quot;&quot;;[.A158];[.A158]+[.B157])" office:value-type="float" office:value="44734" calcext:value-type="float">
            <text:p>44734</text:p>
          </table:table-cell>
          <table:table-cell/>
        </table:table-row>
        <table:table-row table:style-name="ro1">
          <table:table-cell/>
          <table:table-cell table:formula="of:=IF([.A158]=&quot;&quot;;[.A159];[.A159]+[.B158])" office:value-type="float" office:value="44734" calcext:value-type="float">
            <text:p>44734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IF([.A159]=&quot;&quot;;[.A160];[.A160]+[.B159])" office:value-type="float" office:value="3089" calcext:value-type="float">
            <text:p>3089</text:p>
          </table:table-cell>
          <table:table-cell/>
        </table:table-row>
        <table:table-row table:style-name="ro1">
          <table:table-cell office:value-type="float" office:value="20620" calcext:value-type="float">
            <text:p>20620</text:p>
          </table:table-cell>
          <table:table-cell table:formula="of:=IF([.A160]=&quot;&quot;;[.A161];[.A161]+[.B160])" office:value-type="float" office:value="23709" calcext:value-type="float">
            <text:p>23709</text:p>
          </table:table-cell>
          <table:table-cell/>
        </table:table-row>
        <table:table-row table:style-name="ro1">
          <table:table-cell office:value-type="float" office:value="8662" calcext:value-type="float">
            <text:p>8662</text:p>
          </table:table-cell>
          <table:table-cell table:formula="of:=IF([.A161]=&quot;&quot;;[.A162];[.A162]+[.B161])" office:value-type="float" office:value="32371" calcext:value-type="float">
            <text:p>32371</text:p>
          </table:table-cell>
          <table:table-cell/>
        </table:table-row>
        <table:table-row table:style-name="ro1">
          <table:table-cell/>
          <table:table-cell table:formula="of:=IF([.A162]=&quot;&quot;;[.A163];[.A163]+[.B162])" office:value-type="float" office:value="32371" calcext:value-type="float">
            <text:p>32371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table:formula="of:=IF([.A163]=&quot;&quot;;[.A164];[.A164]+[.B163])" office:value-type="float" office:value="7318" calcext:value-type="float">
            <text:p>7318</text:p>
          </table:table-cell>
          <table:table-cell/>
        </table:table-row>
        <table:table-row table:style-name="ro1">
          <table:table-cell office:value-type="float" office:value="6430" calcext:value-type="float">
            <text:p>6430</text:p>
          </table:table-cell>
          <table:table-cell table:formula="of:=IF([.A164]=&quot;&quot;;[.A165];[.A165]+[.B164])" office:value-type="float" office:value="13748" calcext:value-type="float">
            <text:p>13748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IF([.A165]=&quot;&quot;;[.A166];[.A166]+[.B165])" office:value-type="float" office:value="16935" calcext:value-type="float">
            <text:p>16935</text:p>
          </table:table-cell>
          <table:table-cell/>
        </table:table-row>
        <table:table-row table:style-name="ro1">
          <table:table-cell office:value-type="float" office:value="4619" calcext:value-type="float">
            <text:p>4619</text:p>
          </table:table-cell>
          <table:table-cell table:formula="of:=IF([.A166]=&quot;&quot;;[.A167];[.A167]+[.B166])" office:value-type="float" office:value="21554" calcext:value-type="float">
            <text:p>21554</text:p>
          </table:table-cell>
          <table:table-cell/>
        </table:table-row>
        <table:table-row table:style-name="ro1">
          <table:table-cell office:value-type="float" office:value="7214" calcext:value-type="float">
            <text:p>7214</text:p>
          </table:table-cell>
          <table:table-cell table:formula="of:=IF([.A167]=&quot;&quot;;[.A168];[.A168]+[.B167])" office:value-type="float" office:value="28768" calcext:value-type="float">
            <text:p>28768</text:p>
          </table:table-cell>
          <table:table-cell/>
        </table:table-row>
        <table:table-row table:style-name="ro1">
          <table:table-cell office:value-type="float" office:value="7950" calcext:value-type="float">
            <text:p>7950</text:p>
          </table:table-cell>
          <table:table-cell table:formula="of:=IF([.A168]=&quot;&quot;;[.A169];[.A169]+[.B168])" office:value-type="float" office:value="36718" calcext:value-type="float">
            <text:p>36718</text:p>
          </table:table-cell>
          <table:table-cell/>
        </table:table-row>
        <table:table-row table:style-name="ro1">
          <table:table-cell office:value-type="float" office:value="5435" calcext:value-type="float">
            <text:p>5435</text:p>
          </table:table-cell>
          <table:table-cell table:formula="of:=IF([.A169]=&quot;&quot;;[.A170];[.A170]+[.B169])" office:value-type="float" office:value="42153" calcext:value-type="float">
            <text:p>42153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IF([.A170]=&quot;&quot;;[.A171];[.A171]+[.B170])" office:value-type="float" office:value="43561" calcext:value-type="float">
            <text:p>43561</text:p>
          </table:table-cell>
          <table:table-cell/>
        </table:table-row>
        <table:table-row table:style-name="ro1">
          <table:table-cell office:value-type="float" office:value="4418" calcext:value-type="float">
            <text:p>4418</text:p>
          </table:table-cell>
          <table:table-cell table:formula="of:=IF([.A171]=&quot;&quot;;[.A172];[.A172]+[.B171])" office:value-type="float" office:value="47979" calcext:value-type="float">
            <text:p>47979</text:p>
          </table:table-cell>
          <table:table-cell/>
        </table:table-row>
        <table:table-row table:style-name="ro1">
          <table:table-cell office:value-type="float" office:value="6811" calcext:value-type="float">
            <text:p>6811</text:p>
          </table:table-cell>
          <table:table-cell table:formula="of:=IF([.A172]=&quot;&quot;;[.A173];[.A173]+[.B172])" office:value-type="float" office:value="54790" calcext:value-type="float">
            <text:p>54790</text:p>
          </table:table-cell>
          <table:table-cell/>
        </table:table-row>
        <table:table-row table:style-name="ro1">
          <table:table-cell office:value-type="float" office:value="6619" calcext:value-type="float">
            <text:p>6619</text:p>
          </table:table-cell>
          <table:table-cell table:formula="of:=IF([.A173]=&quot;&quot;;[.A174];[.A174]+[.B173])" office:value-type="float" office:value="61409" calcext:value-type="float">
            <text:p>61409</text:p>
          </table:table-cell>
          <table:table-cell/>
        </table:table-row>
        <table:table-row table:style-name="ro1">
          <table:table-cell/>
          <table:table-cell table:formula="of:=IF([.A174]=&quot;&quot;;[.A175];[.A175]+[.B174])" office:value-type="float" office:value="61409" calcext:value-type="float">
            <text:p>61409</text:p>
          </table:table-cell>
          <table:table-cell/>
        </table:table-row>
        <table:table-row table:style-name="ro1">
          <table:table-cell office:value-type="float" office:value="14465" calcext:value-type="float">
            <text:p>14465</text:p>
          </table:table-cell>
          <table:table-cell table:formula="of:=IF([.A175]=&quot;&quot;;[.A176];[.A176]+[.B175])" office:value-type="float" office:value="14465" calcext:value-type="float">
            <text:p>14465</text:p>
          </table:table-cell>
          <table:table-cell/>
        </table:table-row>
        <table:table-row table:style-name="ro1">
          <table:table-cell office:value-type="float" office:value="13716" calcext:value-type="float">
            <text:p>13716</text:p>
          </table:table-cell>
          <table:table-cell table:formula="of:=IF([.A176]=&quot;&quot;;[.A177];[.A177]+[.B176])" office:value-type="float" office:value="28181" calcext:value-type="float">
            <text:p>28181</text:p>
          </table:table-cell>
          <table:table-cell/>
        </table:table-row>
        <table:table-row table:style-name="ro1">
          <table:table-cell office:value-type="float" office:value="4698" calcext:value-type="float">
            <text:p>4698</text:p>
          </table:table-cell>
          <table:table-cell table:formula="of:=IF([.A177]=&quot;&quot;;[.A178];[.A178]+[.B177])" office:value-type="float" office:value="32879" calcext:value-type="float">
            <text:p>32879</text:p>
          </table:table-cell>
          <table:table-cell/>
        </table:table-row>
        <table:table-row table:style-name="ro1">
          <table:table-cell office:value-type="float" office:value="18846" calcext:value-type="float">
            <text:p>18846</text:p>
          </table:table-cell>
          <table:table-cell table:formula="of:=IF([.A178]=&quot;&quot;;[.A179];[.A179]+[.B178])" office:value-type="float" office:value="51725" calcext:value-type="float">
            <text:p>51725</text:p>
          </table:table-cell>
          <table:table-cell/>
        </table:table-row>
        <table:table-row table:style-name="ro1">
          <table:table-cell/>
          <table:table-cell table:formula="of:=IF([.A179]=&quot;&quot;;[.A180];[.A180]+[.B179])" office:value-type="float" office:value="51725" calcext:value-type="float">
            <text:p>51725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table:formula="of:=IF([.A180]=&quot;&quot;;[.A181];[.A181]+[.B180])" office:value-type="float" office:value="3262" calcext:value-type="float">
            <text:p>3262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[.A181]=&quot;&quot;;[.A182];[.A182]+[.B181])" office:value-type="float" office:value="6794" calcext:value-type="float">
            <text:p>6794</text:p>
          </table:table-cell>
          <table:table-cell/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IF([.A182]=&quot;&quot;;[.A183];[.A183]+[.B182])" office:value-type="float" office:value="9846" calcext:value-type="float">
            <text:p>9846</text:p>
          </table:table-cell>
          <table:table-cell/>
        </table:table-row>
        <table:table-row table:style-name="ro1">
          <table:table-cell office:value-type="float" office:value="8765" calcext:value-type="float">
            <text:p>8765</text:p>
          </table:table-cell>
          <table:table-cell table:formula="of:=IF([.A183]=&quot;&quot;;[.A184];[.A184]+[.B183])" office:value-type="float" office:value="18611" calcext:value-type="float">
            <text:p>18611</text:p>
          </table:table-cell>
          <table:table-cell/>
        </table:table-row>
        <table:table-row table:style-name="ro1">
          <table:table-cell office:value-type="float" office:value="7883" calcext:value-type="float">
            <text:p>7883</text:p>
          </table:table-cell>
          <table:table-cell table:formula="of:=IF([.A184]=&quot;&quot;;[.A185];[.A185]+[.B184])" office:value-type="float" office:value="26494" calcext:value-type="float">
            <text:p>26494</text:p>
          </table:table-cell>
          <table:table-cell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IF([.A185]=&quot;&quot;;[.A186];[.A186]+[.B185])" office:value-type="float" office:value="30531" calcext:value-type="float">
            <text:p>30531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IF([.A186]=&quot;&quot;;[.A187];[.A187]+[.B186])" office:value-type="float" office:value="34062" calcext:value-type="float">
            <text:p>34062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IF([.A187]=&quot;&quot;;[.A188];[.A188]+[.B187])" office:value-type="float" office:value="35337" calcext:value-type="float">
            <text:p>35337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IF([.A188]=&quot;&quot;;[.A189];[.A189]+[.B188])" office:value-type="float" office:value="37036" calcext:value-type="float">
            <text:p>37036</text:p>
          </table:table-cell>
          <table:table-cell/>
        </table:table-row>
        <table:table-row table:style-name="ro1">
          <table:table-cell/>
          <table:table-cell table:formula="of:=IF([.A189]=&quot;&quot;;[.A190];[.A190]+[.B189])" office:value-type="float" office:value="37036" calcext:value-type="float">
            <text:p>37036</text:p>
          </table:table-cell>
          <table:table-cell/>
        </table:table-row>
        <table:table-row table:style-name="ro1">
          <table:table-cell office:value-type="float" office:value="7331" calcext:value-type="float">
            <text:p>7331</text:p>
          </table:table-cell>
          <table:table-cell table:formula="of:=IF([.A190]=&quot;&quot;;[.A191];[.A191]+[.B190])" office:value-type="float" office:value="7331" calcext:value-type="float">
            <text:p>7331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IF([.A191]=&quot;&quot;;[.A192];[.A192]+[.B191])" office:value-type="float" office:value="8898" calcext:value-type="float">
            <text:p>8898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IF([.A192]=&quot;&quot;;[.A193];[.A193]+[.B192])" office:value-type="float" office:value="10718" calcext:value-type="float">
            <text:p>10718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193]=&quot;&quot;;[.A194];[.A194]+[.B193])" office:value-type="float" office:value="13311" calcext:value-type="float">
            <text:p>13311</text:p>
          </table:table-cell>
          <table:table-cell/>
        </table:table-row>
        <table:table-row table:style-name="ro1">
          <table:table-cell office:value-type="float" office:value="3537" calcext:value-type="float">
            <text:p>3537</text:p>
          </table:table-cell>
          <table:table-cell table:formula="of:=IF([.A194]=&quot;&quot;;[.A195];[.A195]+[.B194])" office:value-type="float" office:value="16848" calcext:value-type="float">
            <text:p>16848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IF([.A195]=&quot;&quot;;[.A196];[.A196]+[.B195])" office:value-type="float" office:value="18988" calcext:value-type="float">
            <text:p>18988</text:p>
          </table:table-cell>
          <table:table-cell/>
        </table:table-row>
        <table:table-row table:style-name="ro1">
          <table:table-cell office:value-type="float" office:value="6760" calcext:value-type="float">
            <text:p>6760</text:p>
          </table:table-cell>
          <table:table-cell table:formula="of:=IF([.A196]=&quot;&quot;;[.A197];[.A197]+[.B196])" office:value-type="float" office:value="25748" calcext:value-type="float">
            <text:p>25748</text:p>
          </table:table-cell>
          <table:table-cell/>
        </table:table-row>
        <table:table-row table:style-name="ro1">
          <table:table-cell office:value-type="float" office:value="5755" calcext:value-type="float">
            <text:p>5755</text:p>
          </table:table-cell>
          <table:table-cell table:formula="of:=IF([.A197]=&quot;&quot;;[.A198];[.A198]+[.B197])" office:value-type="float" office:value="31503" calcext:value-type="float">
            <text:p>31503</text:p>
          </table:table-cell>
          <table:table-cell/>
        </table:table-row>
        <table:table-row table:style-name="ro1">
          <table:table-cell office:value-type="float" office:value="4144" calcext:value-type="float">
            <text:p>4144</text:p>
          </table:table-cell>
          <table:table-cell table:formula="of:=IF([.A198]=&quot;&quot;;[.A199];[.A199]+[.B198])" office:value-type="float" office:value="35647" calcext:value-type="float">
            <text:p>35647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IF([.A199]=&quot;&quot;;[.A200];[.A200]+[.B199])" office:value-type="float" office:value="37720" calcext:value-type="float">
            <text:p>37720</text:p>
          </table:table-cell>
          <table:table-cell/>
        </table:table-row>
        <table:table-row table:style-name="ro1">
          <table:table-cell office:value-type="float" office:value="4602" calcext:value-type="float">
            <text:p>4602</text:p>
          </table:table-cell>
          <table:table-cell table:formula="of:=IF([.A200]=&quot;&quot;;[.A201];[.A201]+[.B200])" office:value-type="float" office:value="42322" calcext:value-type="float">
            <text:p>42322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IF([.A201]=&quot;&quot;;[.A202];[.A202]+[.B201])" office:value-type="float" office:value="46450" calcext:value-type="float">
            <text:p>46450</text:p>
          </table:table-cell>
          <table:table-cell/>
        </table:table-row>
        <table:table-row table:style-name="ro1">
          <table:table-cell/>
          <table:table-cell table:formula="of:=IF([.A202]=&quot;&quot;;[.A203];[.A203]+[.B202])" office:value-type="float" office:value="46450" calcext:value-type="float">
            <text:p>46450</text:p>
          </table:table-cell>
          <table:table-cell/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IF([.A203]=&quot;&quot;;[.A204];[.A204]+[.B203])" office:value-type="float" office:value="6104" calcext:value-type="float">
            <text:p>6104</text:p>
          </table:table-cell>
          <table:table-cell/>
        </table:table-row>
        <table:table-row table:style-name="ro1">
          <table:table-cell office:value-type="float" office:value="8972" calcext:value-type="float">
            <text:p>8972</text:p>
          </table:table-cell>
          <table:table-cell table:formula="of:=IF([.A204]=&quot;&quot;;[.A205];[.A205]+[.B204])" office:value-type="float" office:value="15076" calcext:value-type="float">
            <text:p>15076</text:p>
          </table:table-cell>
          <table:table-cell/>
        </table:table-row>
        <table:table-row table:style-name="ro1">
          <table:table-cell office:value-type="float" office:value="19892" calcext:value-type="float">
            <text:p>19892</text:p>
          </table:table-cell>
          <table:table-cell table:formula="of:=IF([.A205]=&quot;&quot;;[.A206];[.A206]+[.B205])" office:value-type="float" office:value="34968" calcext:value-type="float">
            <text:p>34968</text:p>
          </table:table-cell>
          <table:table-cell/>
        </table:table-row>
        <table:table-row table:style-name="ro1">
          <table:table-cell/>
          <table:table-cell table:formula="of:=IF([.A206]=&quot;&quot;;[.A207];[.A207]+[.B206])" office:value-type="float" office:value="34968" calcext:value-type="float">
            <text:p>34968</text:p>
          </table:table-cell>
          <table:table-cell/>
        </table:table-row>
        <table:table-row table:style-name="ro1">
          <table:table-cell office:value-type="float" office:value="17252" calcext:value-type="float">
            <text:p>17252</text:p>
          </table:table-cell>
          <table:table-cell table:formula="of:=IF([.A207]=&quot;&quot;;[.A208];[.A208]+[.B207])" office:value-type="float" office:value="17252" calcext:value-type="float">
            <text:p>17252</text:p>
          </table:table-cell>
          <table:table-cell/>
        </table:table-row>
        <table:table-row table:style-name="ro1">
          <table:table-cell office:value-type="float" office:value="21573" calcext:value-type="float">
            <text:p>21573</text:p>
          </table:table-cell>
          <table:table-cell table:formula="of:=IF([.A208]=&quot;&quot;;[.A209];[.A209]+[.B208])" office:value-type="float" office:value="38825" calcext:value-type="float">
            <text:p>38825</text:p>
          </table:table-cell>
          <table:table-cell/>
        </table:table-row>
        <table:table-row table:style-name="ro1">
          <table:table-cell office:value-type="float" office:value="9351" calcext:value-type="float">
            <text:p>9351</text:p>
          </table:table-cell>
          <table:table-cell table:formula="of:=IF([.A209]=&quot;&quot;;[.A210];[.A210]+[.B209])" office:value-type="float" office:value="48176" calcext:value-type="float">
            <text:p>48176</text:p>
          </table:table-cell>
          <table:table-cell/>
        </table:table-row>
        <table:table-row table:style-name="ro1">
          <table:table-cell/>
          <table:table-cell table:formula="of:=IF([.A210]=&quot;&quot;;[.A211];[.A211]+[.B210])" office:value-type="float" office:value="48176" calcext:value-type="float">
            <text:p>48176</text:p>
          </table:table-cell>
          <table:table-cell/>
        </table:table-row>
        <table:table-row table:style-name="ro1">
          <table:table-cell office:value-type="float" office:value="67201" calcext:value-type="float">
            <text:p>67201</text:p>
          </table:table-cell>
          <table:table-cell table:formula="of:=IF([.A211]=&quot;&quot;;[.A212];[.A212]+[.B211])" office:value-type="float" office:value="67201" calcext:value-type="float">
            <text:p>67201</text:p>
          </table:table-cell>
          <table:table-cell/>
        </table:table-row>
        <table:table-row table:style-name="ro1">
          <table:table-cell/>
          <table:table-cell table:formula="of:=IF([.A212]=&quot;&quot;;[.A213];[.A213]+[.B212])" office:value-type="float" office:value="67201" calcext:value-type="float">
            <text:p>67201</text:p>
          </table:table-cell>
          <table:table-cell/>
        </table:table-row>
        <table:table-row table:style-name="ro1">
          <table:table-cell office:value-type="float" office:value="4294" calcext:value-type="float">
            <text:p>4294</text:p>
          </table:table-cell>
          <table:table-cell table:formula="of:=IF([.A213]=&quot;&quot;;[.A214];[.A214]+[.B213])" office:value-type="float" office:value="4294" calcext:value-type="float">
            <text:p>4294</text:p>
          </table:table-cell>
          <table:table-cell/>
        </table:table-row>
        <table:table-row table:style-name="ro1">
          <table:table-cell office:value-type="float" office:value="7766" calcext:value-type="float">
            <text:p>7766</text:p>
          </table:table-cell>
          <table:table-cell table:formula="of:=IF([.A214]=&quot;&quot;;[.A215];[.A215]+[.B214])" office:value-type="float" office:value="12060" calcext:value-type="float">
            <text:p>12060</text:p>
          </table:table-cell>
          <table:table-cell/>
        </table:table-row>
        <table:table-row table:style-name="ro1">
          <table:table-cell/>
          <table:table-cell table:formula="of:=IF([.A215]=&quot;&quot;;[.A216];[.A216]+[.B215])" office:value-type="float" office:value="12060" calcext:value-type="float">
            <text:p>12060</text:p>
          </table:table-cell>
          <table:table-cell/>
        </table:table-row>
        <table:table-row table:style-name="ro1">
          <table:table-cell office:value-type="float" office:value="19774" calcext:value-type="float">
            <text:p>19774</text:p>
          </table:table-cell>
          <table:table-cell table:formula="of:=IF([.A216]=&quot;&quot;;[.A217];[.A217]+[.B216])" office:value-type="float" office:value="19774" calcext:value-type="float">
            <text:p>19774</text:p>
          </table:table-cell>
          <table:table-cell/>
        </table:table-row>
        <table:table-row table:style-name="ro1">
          <table:table-cell/>
          <table:table-cell table:formula="of:=IF([.A217]=&quot;&quot;;[.A218];[.A218]+[.B217])" office:value-type="float" office:value="19774" calcext:value-type="float">
            <text:p>19774</text:p>
          </table:table-cell>
          <table:table-cell/>
        </table:table-row>
        <table:table-row table:style-name="ro1">
          <table:table-cell office:value-type="float" office:value="11565" calcext:value-type="float">
            <text:p>11565</text:p>
          </table:table-cell>
          <table:table-cell table:formula="of:=IF([.A218]=&quot;&quot;;[.A219];[.A219]+[.B218])" office:value-type="float" office:value="11565" calcext:value-type="float">
            <text:p>11565</text:p>
          </table:table-cell>
          <table:table-cell/>
        </table:table-row>
        <table:table-row table:style-name="ro1">
          <table:table-cell office:value-type="float" office:value="11046" calcext:value-type="float">
            <text:p>11046</text:p>
          </table:table-cell>
          <table:table-cell table:formula="of:=IF([.A219]=&quot;&quot;;[.A220];[.A220]+[.B219])" office:value-type="float" office:value="22611" calcext:value-type="float">
            <text:p>22611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IF([.A220]=&quot;&quot;;[.A221];[.A221]+[.B220])" office:value-type="float" office:value="25453" calcext:value-type="float">
            <text:p>25453</text:p>
          </table:table-cell>
          <table:table-cell/>
        </table:table-row>
        <table:table-row table:style-name="ro1">
          <table:table-cell office:value-type="float" office:value="8393" calcext:value-type="float">
            <text:p>8393</text:p>
          </table:table-cell>
          <table:table-cell table:formula="of:=IF([.A221]=&quot;&quot;;[.A222];[.A222]+[.B221])" office:value-type="float" office:value="33846" calcext:value-type="float">
            <text:p>33846</text:p>
          </table:table-cell>
          <table:table-cell/>
        </table:table-row>
        <table:table-row table:style-name="ro1">
          <table:table-cell/>
          <table:table-cell table:formula="of:=IF([.A222]=&quot;&quot;;[.A223];[.A223]+[.B222])" office:value-type="float" office:value="33846" calcext:value-type="float">
            <text:p>33846</text:p>
          </table:table-cell>
          <table:table-cell/>
        </table:table-row>
        <table:table-row table:style-name="ro1">
          <table:table-cell office:value-type="float" office:value="7017" calcext:value-type="float">
            <text:p>7017</text:p>
          </table:table-cell>
          <table:table-cell table:formula="of:=IF([.A223]=&quot;&quot;;[.A224];[.A224]+[.B223])" office:value-type="float" office:value="7017" calcext:value-type="float">
            <text:p>7017</text:p>
          </table:table-cell>
          <table:table-cell/>
        </table:table-row>
        <table:table-row table:style-name="ro1">
          <table:table-cell office:value-type="float" office:value="9675" calcext:value-type="float">
            <text:p>9675</text:p>
          </table:table-cell>
          <table:table-cell table:formula="of:=IF([.A224]=&quot;&quot;;[.A225];[.A225]+[.B224])" office:value-type="float" office:value="16692" calcext:value-type="float">
            <text:p>16692</text:p>
          </table:table-cell>
          <table:table-cell/>
        </table:table-row>
        <table:table-row table:style-name="ro1">
          <table:table-cell office:value-type="float" office:value="6745" calcext:value-type="float">
            <text:p>6745</text:p>
          </table:table-cell>
          <table:table-cell table:formula="of:=IF([.A225]=&quot;&quot;;[.A226];[.A226]+[.B225])" office:value-type="float" office:value="23437" calcext:value-type="float">
            <text:p>23437</text:p>
          </table:table-cell>
          <table:table-cell/>
        </table:table-row>
        <table:table-row table:style-name="ro1">
          <table:table-cell office:value-type="float" office:value="13481" calcext:value-type="float">
            <text:p>13481</text:p>
          </table:table-cell>
          <table:table-cell table:formula="of:=IF([.A226]=&quot;&quot;;[.A227];[.A227]+[.B226])" office:value-type="float" office:value="36918" calcext:value-type="float">
            <text:p>36918</text:p>
          </table:table-cell>
          <table:table-cell/>
        </table:table-row>
        <table:table-row table:style-name="ro1">
          <table:table-cell office:value-type="float" office:value="13556" calcext:value-type="float">
            <text:p>13556</text:p>
          </table:table-cell>
          <table:table-cell table:formula="of:=IF([.A227]=&quot;&quot;;[.A228];[.A228]+[.B227])" office:value-type="float" office:value="50474" calcext:value-type="float">
            <text:p>50474</text:p>
          </table:table-cell>
          <table:table-cell/>
        </table:table-row>
        <table:table-row table:style-name="ro1">
          <table:table-cell office:value-type="float" office:value="4249" calcext:value-type="float">
            <text:p>4249</text:p>
          </table:table-cell>
          <table:table-cell table:formula="of:=IF([.A228]=&quot;&quot;;[.A229];[.A229]+[.B228])" office:value-type="float" office:value="54723" calcext:value-type="float">
            <text:p>54723</text:p>
          </table:table-cell>
          <table:table-cell/>
        </table:table-row>
        <table:table-row table:style-name="ro1">
          <table:table-cell/>
          <table:table-cell table:formula="of:=IF([.A229]=&quot;&quot;;[.A230];[.A230]+[.B229])" office:value-type="float" office:value="54723" calcext:value-type="float">
            <text:p>54723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IF([.A230]=&quot;&quot;;[.A231];[.A231]+[.B230])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5225" calcext:value-type="float">
            <text:p>5225</text:p>
          </table:table-cell>
          <table:table-cell table:formula="of:=IF([.A231]=&quot;&quot;;[.A232];[.A232]+[.B231])" office:value-type="float" office:value="7332" calcext:value-type="float">
            <text:p>7332</text:p>
          </table:table-cell>
          <table:table-cell/>
        </table:table-row>
        <table:table-row table:style-name="ro1">
          <table:table-cell office:value-type="float" office:value="4963" calcext:value-type="float">
            <text:p>4963</text:p>
          </table:table-cell>
          <table:table-cell table:formula="of:=IF([.A232]=&quot;&quot;;[.A233];[.A233]+[.B232])" office:value-type="float" office:value="12295" calcext:value-type="float">
            <text:p>12295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IF([.A233]=&quot;&quot;;[.A234];[.A234]+[.B233])" office:value-type="float" office:value="13414" calcext:value-type="float">
            <text:p>13414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IF([.A234]=&quot;&quot;;[.A235];[.A235]+[.B234])" office:value-type="float" office:value="14987" calcext:value-type="float">
            <text:p>14987</text:p>
          </table:table-cell>
          <table:table-cell/>
        </table:table-row>
        <table:table-row table:style-name="ro1">
          <table:table-cell office:value-type="float" office:value="7933" calcext:value-type="float">
            <text:p>7933</text:p>
          </table:table-cell>
          <table:table-cell table:formula="of:=IF([.A235]=&quot;&quot;;[.A236];[.A236]+[.B235])" office:value-type="float" office:value="22920" calcext:value-type="float">
            <text:p>22920</text:p>
          </table:table-cell>
          <table:table-cell/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IF([.A236]=&quot;&quot;;[.A237];[.A237]+[.B236])" office:value-type="float" office:value="28177" calcext:value-type="float">
            <text:p>28177</text:p>
          </table:table-cell>
          <table:table-cell/>
        </table:table-row>
        <table:table-row table:style-name="ro1">
          <table:table-cell office:value-type="float" office:value="6803" calcext:value-type="float">
            <text:p>6803</text:p>
          </table:table-cell>
          <table:table-cell table:formula="of:=IF([.A237]=&quot;&quot;;[.A238];[.A238]+[.B237])" office:value-type="float" office:value="34980" calcext:value-type="float">
            <text:p>34980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IF([.A238]=&quot;&quot;;[.A239];[.A239]+[.B238])" office:value-type="float" office:value="38394" calcext:value-type="float">
            <text:p>38394</text:p>
          </table:table-cell>
          <table:table-cell/>
        </table:table-row>
        <table:table-row table:style-name="ro1">
          <table:table-cell office:value-type="float" office:value="6156" calcext:value-type="float">
            <text:p>6156</text:p>
          </table:table-cell>
          <table:table-cell table:formula="of:=IF([.A239]=&quot;&quot;;[.A240];[.A240]+[.B239])" office:value-type="float" office:value="44550" calcext:value-type="float">
            <text:p>44550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240]=&quot;&quot;;[.A241];[.A241]+[.B240])" office:value-type="float" office:value="47143" calcext:value-type="float">
            <text:p>47143</text:p>
          </table:table-cell>
          <table:table-cell/>
        </table:table-row>
        <table:table-row table:style-name="ro1">
          <table:table-cell/>
          <table:table-cell table:formula="of:=IF([.A241]=&quot;&quot;;[.A242];[.A242]+[.B241])" office:value-type="float" office:value="47143" calcext:value-type="float">
            <text:p>47143</text:p>
          </table:table-cell>
          <table:table-cell/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IF([.A242]=&quot;&quot;;[.A243];[.A243]+[.B242])" office:value-type="float" office:value="3598" calcext:value-type="float">
            <text:p>3598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243]=&quot;&quot;;[.A244];[.A244]+[.B243])" office:value-type="float" office:value="6018" calcext:value-type="float">
            <text:p>6018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IF([.A244]=&quot;&quot;;[.A245];[.A245]+[.B244])" office:value-type="float" office:value="8575" calcext:value-type="float">
            <text:p>8575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IF([.A245]=&quot;&quot;;[.A246];[.A246]+[.B245])" office:value-type="float" office:value="11485" calcext:value-type="float">
            <text:p>11485</text:p>
          </table:table-cell>
          <table:table-cell/>
        </table:table-row>
        <table:table-row table:style-name="ro1">
          <table:table-cell office:value-type="float" office:value="6750" calcext:value-type="float">
            <text:p>6750</text:p>
          </table:table-cell>
          <table:table-cell table:formula="of:=IF([.A246]=&quot;&quot;;[.A247];[.A247]+[.B246])" office:value-type="float" office:value="18235" calcext:value-type="float">
            <text:p>18235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IF([.A247]=&quot;&quot;;[.A248];[.A248]+[.B247])" office:value-type="float" office:value="20488" calcext:value-type="float">
            <text:p>20488</text:p>
          </table:table-cell>
          <table:table-cell/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248]=&quot;&quot;;[.A249];[.A249]+[.B248])" office:value-type="float" office:value="26217" calcext:value-type="float">
            <text:p>26217</text:p>
          </table:table-cell>
          <table:table-cell/>
        </table:table-row>
        <table:table-row table:style-name="ro1">
          <table:table-cell office:value-type="float" office:value="6724" calcext:value-type="float">
            <text:p>6724</text:p>
          </table:table-cell>
          <table:table-cell table:formula="of:=IF([.A249]=&quot;&quot;;[.A250];[.A250]+[.B249])" office:value-type="float" office:value="32941" calcext:value-type="float">
            <text:p>32941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table:formula="of:=IF([.A250]=&quot;&quot;;[.A251];[.A251]+[.B250])" office:value-type="float" office:value="39296" calcext:value-type="float">
            <text:p>39296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IF([.A251]=&quot;&quot;;[.A252];[.A252]+[.B251])" office:value-type="float" office:value="41027" calcext:value-type="float">
            <text:p>41027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IF([.A252]=&quot;&quot;;[.A253];[.A253]+[.B252])" office:value-type="float" office:value="45155" calcext:value-type="float">
            <text:p>45155</text:p>
          </table:table-cell>
          <table:table-cell/>
        </table:table-row>
        <table:table-row table:style-name="ro1">
          <table:table-cell office:value-type="float" office:value="4827" calcext:value-type="float">
            <text:p>4827</text:p>
          </table:table-cell>
          <table:table-cell table:formula="of:=IF([.A253]=&quot;&quot;;[.A254];[.A254]+[.B253])" office:value-type="float" office:value="49982" calcext:value-type="float">
            <text:p>49982</text:p>
          </table:table-cell>
          <table:table-cell/>
        </table:table-row>
        <table:table-row table:style-name="ro1">
          <table:table-cell office:value-type="float" office:value="6062" calcext:value-type="float">
            <text:p>6062</text:p>
          </table:table-cell>
          <table:table-cell table:formula="of:=IF([.A254]=&quot;&quot;;[.A255];[.A255]+[.B254])" office:value-type="float" office:value="56044" calcext:value-type="float">
            <text:p>56044</text:p>
          </table:table-cell>
          <table:table-cell/>
        </table:table-row>
        <table:table-row table:style-name="ro1">
          <table:table-cell/>
          <table:table-cell table:formula="of:=IF([.A255]=&quot;&quot;;[.A256];[.A256]+[.B255])" office:value-type="float" office:value="56044" calcext:value-type="float">
            <text:p>56044</text:p>
          </table:table-cell>
          <table:table-cell/>
        </table:table-row>
        <table:table-row table:style-name="ro1">
          <table:table-cell office:value-type="float" office:value="5367" calcext:value-type="float">
            <text:p>5367</text:p>
          </table:table-cell>
          <table:table-cell table:formula="of:=IF([.A256]=&quot;&quot;;[.A257];[.A257]+[.B256])" office:value-type="float" office:value="5367" calcext:value-type="float">
            <text:p>5367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IF([.A257]=&quot;&quot;;[.A258];[.A258]+[.B257])" office:value-type="float" office:value="7283" calcext:value-type="float">
            <text:p>7283</text:p>
          </table:table-cell>
          <table:table-cell/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IF([.A258]=&quot;&quot;;[.A259];[.A259]+[.B258])" office:value-type="float" office:value="12087" calcext:value-type="float">
            <text:p>12087</text:p>
          </table:table-cell>
          <table:table-cell/>
        </table:table-row>
        <table:table-row table:style-name="ro1">
          <table:table-cell office:value-type="float" office:value="5871" calcext:value-type="float">
            <text:p>5871</text:p>
          </table:table-cell>
          <table:table-cell table:formula="of:=IF([.A259]=&quot;&quot;;[.A260];[.A260]+[.B259])" office:value-type="float" office:value="17958" calcext:value-type="float">
            <text:p>17958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IF([.A260]=&quot;&quot;;[.A261];[.A261]+[.B260])" office:value-type="float" office:value="19168" calcext:value-type="float">
            <text:p>19168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IF([.A261]=&quot;&quot;;[.A262];[.A262]+[.B261])" office:value-type="float" office:value="21433" calcext:value-type="float">
            <text:p>21433</text:p>
          </table:table-cell>
          <table:table-cell/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IF([.A262]=&quot;&quot;;[.A263];[.A263]+[.B262])" office:value-type="float" office:value="25378" calcext:value-type="float">
            <text:p>25378</text:p>
          </table:table-cell>
          <table:table-cell/>
        </table:table-row>
        <table:table-row table:style-name="ro1">
          <table:table-cell office:value-type="float" office:value="6557" calcext:value-type="float">
            <text:p>6557</text:p>
          </table:table-cell>
          <table:table-cell table:formula="of:=IF([.A263]=&quot;&quot;;[.A264];[.A264]+[.B263])" office:value-type="float" office:value="31935" calcext:value-type="float">
            <text:p>31935</text:p>
          </table:table-cell>
          <table:table-cell/>
        </table:table-row>
        <table:table-row table:style-name="ro1">
          <table:table-cell office:value-type="float" office:value="5711" calcext:value-type="float">
            <text:p>5711</text:p>
          </table:table-cell>
          <table:table-cell table:formula="of:=IF([.A264]=&quot;&quot;;[.A265];[.A265]+[.B264])" office:value-type="float" office:value="37646" calcext:value-type="float">
            <text:p>37646</text:p>
          </table:table-cell>
          <table:table-cell/>
        </table:table-row>
        <table:table-row table:style-name="ro1">
          <table:table-cell office:value-type="float" office:value="6611" calcext:value-type="float">
            <text:p>6611</text:p>
          </table:table-cell>
          <table:table-cell table:formula="of:=IF([.A265]=&quot;&quot;;[.A266];[.A266]+[.B265])" office:value-type="float" office:value="44257" calcext:value-type="float">
            <text:p>44257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IF([.A266]=&quot;&quot;;[.A267];[.A267]+[.B266])" office:value-type="float" office:value="46630" calcext:value-type="float">
            <text:p>46630</text:p>
          </table:table-cell>
          <table:table-cell/>
        </table:table-row>
        <table:table-row table:style-name="ro1">
          <table:table-cell/>
          <table:table-cell table:formula="of:=IF([.A267]=&quot;&quot;;[.A268];[.A268]+[.B267])" office:value-type="float" office:value="46630" calcext:value-type="float">
            <text:p>46630</text:p>
          </table:table-cell>
          <table:table-cell/>
        </table:table-row>
        <table:table-row table:style-name="ro1">
          <table:table-cell office:value-type="float" office:value="10064" calcext:value-type="float">
            <text:p>10064</text:p>
          </table:table-cell>
          <table:table-cell table:formula="of:=IF([.A268]=&quot;&quot;;[.A269];[.A269]+[.B268])" office:value-type="float" office:value="10064" calcext:value-type="float">
            <text:p>10064</text:p>
          </table:table-cell>
          <table:table-cell/>
        </table:table-row>
        <table:table-row table:style-name="ro1">
          <table:table-cell/>
          <table:table-cell table:formula="of:=IF([.A269]=&quot;&quot;;[.A270];[.A270]+[.B269])" office:value-type="float" office:value="10064" calcext:value-type="float">
            <text:p>10064</text:p>
          </table:table-cell>
          <table:table-cell/>
        </table:table-row>
        <table:table-row table:style-name="ro1">
          <table:table-cell office:value-type="float" office:value="9038" calcext:value-type="float">
            <text:p>9038</text:p>
          </table:table-cell>
          <table:table-cell table:formula="of:=IF([.A270]=&quot;&quot;;[.A271];[.A271]+[.B270])" office:value-type="float" office:value="9038" calcext:value-type="float">
            <text:p>9038</text:p>
          </table:table-cell>
          <table:table-cell/>
        </table:table-row>
        <table:table-row table:style-name="ro1">
          <table:table-cell office:value-type="float" office:value="27653" calcext:value-type="float">
            <text:p>27653</text:p>
          </table:table-cell>
          <table:table-cell table:formula="of:=IF([.A271]=&quot;&quot;;[.A272];[.A272]+[.B271])" office:value-type="float" office:value="36691" calcext:value-type="float">
            <text:p>36691</text:p>
          </table:table-cell>
          <table:table-cell/>
        </table:table-row>
        <table:table-row table:style-name="ro1">
          <table:table-cell/>
          <table:table-cell table:formula="of:=IF([.A272]=&quot;&quot;;[.A273];[.A273]+[.B272])" office:value-type="float" office:value="36691" calcext:value-type="float">
            <text:p>36691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IF([.A273]=&quot;&quot;;[.A274];[.A274]+[.B273])"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float" office:value="6005" calcext:value-type="float">
            <text:p>6005</text:p>
          </table:table-cell>
          <table:table-cell table:formula="of:=IF([.A274]=&quot;&quot;;[.A275];[.A275]+[.B274])" office:value-type="float" office:value="8579" calcext:value-type="float">
            <text:p>8579</text:p>
          </table:table-cell>
          <table:table-cell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formula="of:=IF([.A275]=&quot;&quot;;[.A276];[.A276]+[.B275])" office:value-type="float" office:value="20292" calcext:value-type="float">
            <text:p>20292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IF([.A276]=&quot;&quot;;[.A277];[.A277]+[.B276])" office:value-type="float" office:value="23040" calcext:value-type="float">
            <text:p>23040</text:p>
          </table:table-cell>
          <table:table-cell/>
        </table:table-row>
        <table:table-row table:style-name="ro1">
          <table:table-cell office:value-type="float" office:value="10206" calcext:value-type="float">
            <text:p>10206</text:p>
          </table:table-cell>
          <table:table-cell table:formula="of:=IF([.A277]=&quot;&quot;;[.A278];[.A278]+[.B277])" office:value-type="float" office:value="33246" calcext:value-type="float">
            <text:p>33246</text:p>
          </table:table-cell>
          <table:table-cell/>
        </table:table-row>
        <table:table-row table:style-name="ro1">
          <table:table-cell/>
          <table:table-cell table:formula="of:=IF([.A278]=&quot;&quot;;[.A279];[.A279]+[.B278])" office:value-type="float" office:value="33246" calcext:value-type="float">
            <text:p>33246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IF([.A279]=&quot;&quot;;[.A280];[.A280]+[.B279])" office:value-type="float" office:value="3404" calcext:value-type="float">
            <text:p>3404</text:p>
          </table:table-cell>
          <table:table-cell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IF([.A280]=&quot;&quot;;[.A281];[.A281]+[.B280])" office:value-type="float" office:value="7289" calcext:value-type="float">
            <text:p>7289</text:p>
          </table:table-cell>
          <table:table-cell/>
        </table:table-row>
        <table:table-row table:style-name="ro1">
          <table:table-cell office:value-type="float" office:value="6447" calcext:value-type="float">
            <text:p>6447</text:p>
          </table:table-cell>
          <table:table-cell table:formula="of:=IF([.A281]=&quot;&quot;;[.A282];[.A282]+[.B281])" office:value-type="float" office:value="13736" calcext:value-type="float">
            <text:p>13736</text:p>
          </table:table-cell>
          <table:table-cell/>
        </table:table-row>
        <table:table-row table:style-name="ro1">
          <table:table-cell office:value-type="float" office:value="6270" calcext:value-type="float">
            <text:p>6270</text:p>
          </table:table-cell>
          <table:table-cell table:formula="of:=IF([.A282]=&quot;&quot;;[.A283];[.A283]+[.B282])" office:value-type="float" office:value="20006" calcext:value-type="float">
            <text:p>20006</text:p>
          </table:table-cell>
          <table:table-cell/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IF([.A283]=&quot;&quot;;[.A284];[.A284]+[.B283])" office:value-type="float" office:value="23744" calcext:value-type="float">
            <text:p>23744</text:p>
          </table:table-cell>
          <table:table-cell/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IF([.A284]=&quot;&quot;;[.A285];[.A285]+[.B284])" office:value-type="float" office:value="29842" calcext:value-type="float">
            <text:p>29842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table:formula="of:=IF([.A285]=&quot;&quot;;[.A286];[.A286]+[.B285])" office:value-type="float" office:value="34297" calcext:value-type="float">
            <text:p>34297</text:p>
          </table:table-cell>
          <table:table-cell/>
        </table:table-row>
        <table:table-row table:style-name="ro1">
          <table:table-cell office:value-type="float" office:value="4285" calcext:value-type="float">
            <text:p>4285</text:p>
          </table:table-cell>
          <table:table-cell table:formula="of:=IF([.A286]=&quot;&quot;;[.A287];[.A287]+[.B286])" office:value-type="float" office:value="38582" calcext:value-type="float">
            <text:p>38582</text:p>
          </table:table-cell>
          <table:table-cell/>
        </table:table-row>
        <table:table-row table:style-name="ro1">
          <table:table-cell office:value-type="float" office:value="3386" calcext:value-type="float">
            <text:p>3386</text:p>
          </table:table-cell>
          <table:table-cell table:formula="of:=IF([.A287]=&quot;&quot;;[.A288];[.A288]+[.B287])" office:value-type="float" office:value="41968" calcext:value-type="float">
            <text:p>41968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IF([.A288]=&quot;&quot;;[.A289];[.A289]+[.B288])" office:value-type="float" office:value="44116" calcext:value-type="float">
            <text:p>44116</text:p>
          </table:table-cell>
          <table:table-cell/>
        </table:table-row>
        <table:table-row table:style-name="ro1">
          <table:table-cell office:value-type="float" office:value="6238" calcext:value-type="float">
            <text:p>6238</text:p>
          </table:table-cell>
          <table:table-cell table:formula="of:=IF([.A289]=&quot;&quot;;[.A290];[.A290]+[.B289])" office:value-type="float" office:value="50354" calcext:value-type="float">
            <text:p>50354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.A290]=&quot;&quot;;[.A291];[.A291]+[.B290])" office:value-type="float" office:value="52811" calcext:value-type="float">
            <text:p>52811</text:p>
          </table:table-cell>
          <table:table-cell/>
        </table:table-row>
        <table:table-row table:style-name="ro1">
          <table:table-cell office:value-type="float" office:value="3971" calcext:value-type="float">
            <text:p>3971</text:p>
          </table:table-cell>
          <table:table-cell table:formula="of:=IF([.A291]=&quot;&quot;;[.A292];[.A292]+[.B291])" office:value-type="float" office:value="56782" calcext:value-type="float">
            <text:p>56782</text:p>
          </table:table-cell>
          <table:table-cell/>
        </table:table-row>
        <table:table-row table:style-name="ro1">
          <table:table-cell office:value-type="float" office:value="5009" calcext:value-type="float">
            <text:p>5009</text:p>
          </table:table-cell>
          <table:table-cell table:formula="of:=IF([.A292]=&quot;&quot;;[.A293];[.A293]+[.B292])" office:value-type="float" office:value="61791" calcext:value-type="float">
            <text:p>61791</text:p>
          </table:table-cell>
          <table:table-cell/>
        </table:table-row>
        <table:table-row table:style-name="ro1">
          <table:table-cell/>
          <table:table-cell table:formula="of:=IF([.A293]=&quot;&quot;;[.A294];[.A294]+[.B293])" office:value-type="float" office:value="61791" calcext:value-type="float">
            <text:p>61791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IF([.A294]=&quot;&quot;;[.A295];[.A295]+[.B294])"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float" office:value="7018" calcext:value-type="float">
            <text:p>7018</text:p>
          </table:table-cell>
          <table:table-cell table:formula="of:=IF([.A295]=&quot;&quot;;[.A296];[.A296]+[.B295])" office:value-type="float" office:value="8982" calcext:value-type="float">
            <text:p>8982</text:p>
          </table:table-cell>
          <table:table-cell/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IF([.A296]=&quot;&quot;;[.A297];[.A297]+[.B296])" office:value-type="float" office:value="12005" calcext:value-type="float">
            <text:p>12005</text:p>
          </table:table-cell>
          <table:table-cell/>
        </table:table-row>
        <table:table-row table:style-name="ro1">
          <table:table-cell office:value-type="float" office:value="13938" calcext:value-type="float">
            <text:p>13938</text:p>
          </table:table-cell>
          <table:table-cell table:formula="of:=IF([.A297]=&quot;&quot;;[.A298];[.A298]+[.B297])" office:value-type="float" office:value="25943" calcext:value-type="float">
            <text:p>25943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IF([.A298]=&quot;&quot;;[.A299];[.A299]+[.B298])" office:value-type="float" office:value="28452" calcext:value-type="float">
            <text:p>28452</text:p>
          </table:table-cell>
          <table:table-cell/>
        </table:table-row>
        <table:table-row table:style-name="ro1">
          <table:table-cell office:value-type="float" office:value="9362" calcext:value-type="float">
            <text:p>9362</text:p>
          </table:table-cell>
          <table:table-cell table:formula="of:=IF([.A299]=&quot;&quot;;[.A300];[.A300]+[.B299])" office:value-type="float" office:value="37814" calcext:value-type="float">
            <text:p>37814</text:p>
          </table:table-cell>
          <table:table-cell/>
        </table:table-row>
        <table:table-row table:style-name="ro1">
          <table:table-cell/>
          <table:table-cell table:formula="of:=IF([.A300]=&quot;&quot;;[.A301];[.A301]+[.B300])" office:value-type="float" office:value="37814" calcext:value-type="float">
            <text:p>37814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 table:formula="of:=IF([.A301]=&quot;&quot;;[.A302];[.A302]+[.B301])" office:value-type="float" office:value="5570" calcext:value-type="float">
            <text:p>5570</text:p>
          </table:table-cell>
          <table:table-cell/>
        </table:table-row>
        <table:table-row table:style-name="ro1">
          <table:table-cell office:value-type="float" office:value="5928" calcext:value-type="float">
            <text:p>5928</text:p>
          </table:table-cell>
          <table:table-cell table:formula="of:=IF([.A302]=&quot;&quot;;[.A303];[.A303]+[.B302])" office:value-type="float" office:value="11498" calcext:value-type="float">
            <text:p>11498</text:p>
          </table:table-cell>
          <table:table-cell/>
        </table:table-row>
        <table:table-row table:style-name="ro1">
          <table:table-cell office:value-type="float" office:value="7596" calcext:value-type="float">
            <text:p>7596</text:p>
          </table:table-cell>
          <table:table-cell table:formula="of:=IF([.A303]=&quot;&quot;;[.A304];[.A304]+[.B303])" office:value-type="float" office:value="19094" calcext:value-type="float">
            <text:p>19094</text:p>
          </table:table-cell>
          <table:table-cell/>
        </table:table-row>
        <table:table-row table:style-name="ro1">
          <table:table-cell office:value-type="float" office:value="7327" calcext:value-type="float">
            <text:p>7327</text:p>
          </table:table-cell>
          <table:table-cell table:formula="of:=IF([.A304]=&quot;&quot;;[.A305];[.A305]+[.B304])" office:value-type="float" office:value="26421" calcext:value-type="float">
            <text:p>26421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305]=&quot;&quot;;[.A306];[.A306]+[.B305])" office:value-type="float" office:value="30288" calcext:value-type="float">
            <text:p>30288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IF([.A306]=&quot;&quot;;[.A307];[.A307]+[.B306])" office:value-type="float" office:value="32415" calcext:value-type="float">
            <text:p>32415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IF([.A307]=&quot;&quot;;[.A308];[.A308]+[.B307])" office:value-type="float" office:value="34888" calcext:value-type="float">
            <text:p>34888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table:formula="of:=IF([.A308]=&quot;&quot;;[.A309];[.A309]+[.B308])" office:value-type="float" office:value="41519" calcext:value-type="float">
            <text:p>41519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IF([.A309]=&quot;&quot;;[.A310];[.A310]+[.B309])" office:value-type="float" office:value="44033" calcext:value-type="float">
            <text:p>44033</text:p>
          </table:table-cell>
          <table:table-cell/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IF([.A310]=&quot;&quot;;[.A311];[.A311]+[.B310])" office:value-type="float" office:value="49718" calcext:value-type="float">
            <text:p>49718</text:p>
          </table:table-cell>
          <table:table-cell/>
        </table:table-row>
        <table:table-row table:style-name="ro1">
          <table:table-cell/>
          <table:table-cell table:formula="of:=IF([.A311]=&quot;&quot;;[.A312];[.A312]+[.B311])" office:value-type="float" office:value="49718" calcext:value-type="float">
            <text:p>49718</text:p>
          </table:table-cell>
          <table:table-cell/>
        </table:table-row>
        <table:table-row table:style-name="ro1">
          <table:table-cell office:value-type="float" office:value="17379" calcext:value-type="float">
            <text:p>17379</text:p>
          </table:table-cell>
          <table:table-cell table:formula="of:=IF([.A312]=&quot;&quot;;[.A313];[.A313]+[.B312])" office:value-type="float" office:value="17379" calcext:value-type="float">
            <text:p>17379</text:p>
          </table:table-cell>
          <table:table-cell/>
        </table:table-row>
        <table:table-row table:style-name="ro1">
          <table:table-cell office:value-type="float" office:value="5566" calcext:value-type="float">
            <text:p>5566</text:p>
          </table:table-cell>
          <table:table-cell table:formula="of:=IF([.A313]=&quot;&quot;;[.A314];[.A314]+[.B313])" office:value-type="float" office:value="22945" calcext:value-type="float">
            <text:p>22945</text:p>
          </table:table-cell>
          <table:table-cell/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IF([.A314]=&quot;&quot;;[.A315];[.A315]+[.B314])" office:value-type="float" office:value="30322" calcext:value-type="float">
            <text:p>30322</text:p>
          </table:table-cell>
          <table:table-cell/>
        </table:table-row>
        <table:table-row table:style-name="ro1">
          <table:table-cell office:value-type="float" office:value="11680" calcext:value-type="float">
            <text:p>11680</text:p>
          </table:table-cell>
          <table:table-cell table:formula="of:=IF([.A315]=&quot;&quot;;[.A316];[.A316]+[.B315])" office:value-type="float" office:value="42002" calcext:value-type="float">
            <text:p>42002</text:p>
          </table:table-cell>
          <table:table-cell/>
        </table:table-row>
        <table:table-row table:style-name="ro1">
          <table:table-cell/>
          <table:table-cell table:formula="of:=IF([.A316]=&quot;&quot;;[.A317];[.A317]+[.B316])" office:value-type="float" office:value="42002" calcext:value-type="float">
            <text:p>42002</text:p>
          </table:table-cell>
          <table:table-cell/>
        </table:table-row>
        <table:table-row table:style-name="ro1">
          <table:table-cell office:value-type="float" office:value="11618" calcext:value-type="float">
            <text:p>11618</text:p>
          </table:table-cell>
          <table:table-cell table:formula="of:=IF([.A317]=&quot;&quot;;[.A318];[.A318]+[.B317])" office:value-type="float" office:value="11618" calcext:value-type="float">
            <text:p>11618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table:formula="of:=IF([.A318]=&quot;&quot;;[.A319];[.A319]+[.B318])" office:value-type="float" office:value="20668" calcext:value-type="float">
            <text:p>20668</text:p>
          </table:table-cell>
          <table:table-cell/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IF([.A319]=&quot;&quot;;[.A320];[.A320]+[.B319])" office:value-type="float" office:value="24720" calcext:value-type="float">
            <text:p>24720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table:formula="of:=IF([.A320]=&quot;&quot;;[.A321];[.A321]+[.B320])" office:value-type="float" office:value="31079" calcext:value-type="float">
            <text:p>31079</text:p>
          </table:table-cell>
          <table:table-cell/>
        </table:table-row>
        <table:table-row table:style-name="ro1">
          <table:table-cell office:value-type="float" office:value="9340" calcext:value-type="float">
            <text:p>9340</text:p>
          </table:table-cell>
          <table:table-cell table:formula="of:=IF([.A321]=&quot;&quot;;[.A322];[.A322]+[.B321])" office:value-type="float" office:value="40419" calcext:value-type="float">
            <text:p>40419</text:p>
          </table:table-cell>
          <table:table-cell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formula="of:=IF([.A322]=&quot;&quot;;[.A323];[.A323]+[.B322])" office:value-type="float" office:value="51089" calcext:value-type="float">
            <text:p>51089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IF([.A323]=&quot;&quot;;[.A324];[.A324]+[.B323])" office:value-type="float" office:value="53295" calcext:value-type="float">
            <text:p>53295</text:p>
          </table:table-cell>
          <table:table-cell/>
        </table:table-row>
        <table:table-row table:style-name="ro1">
          <table:table-cell/>
          <table:table-cell table:formula="of:=IF([.A324]=&quot;&quot;;[.A325];[.A325]+[.B324])" office:value-type="float" office:value="53295" calcext:value-type="float">
            <text:p>53295</text:p>
          </table:table-cell>
          <table:table-cell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IF([.A325]=&quot;&quot;;[.A326];[.A326]+[.B325])" office:value-type="float" office:value="3801" calcext:value-type="float">
            <text:p>3801</text:p>
          </table:table-cell>
          <table:table-cell/>
        </table:table-row>
        <table:table-row table:style-name="ro1">
          <table:table-cell office:value-type="float" office:value="7994" calcext:value-type="float">
            <text:p>7994</text:p>
          </table:table-cell>
          <table:table-cell table:formula="of:=IF([.A326]=&quot;&quot;;[.A327];[.A327]+[.B326])"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IF([.A327]=&quot;&quot;;[.A328];[.A328]+[.B327])" office:value-type="float" office:value="13578" calcext:value-type="float">
            <text:p>13578</text:p>
          </table:table-cell>
          <table:table-cell/>
        </table:table-row>
        <table:table-row table:style-name="ro1">
          <table:table-cell office:value-type="float" office:value="8331" calcext:value-type="float">
            <text:p>8331</text:p>
          </table:table-cell>
          <table:table-cell table:formula="of:=IF([.A328]=&quot;&quot;;[.A329];[.A329]+[.B328])" office:value-type="float" office:value="21909" calcext:value-type="float">
            <text:p>21909</text:p>
          </table:table-cell>
          <table:table-cell/>
        </table:table-row>
        <table:table-row table:style-name="ro1">
          <table:table-cell office:value-type="float" office:value="8378" calcext:value-type="float">
            <text:p>8378</text:p>
          </table:table-cell>
          <table:table-cell table:formula="of:=IF([.A329]=&quot;&quot;;[.A330];[.A330]+[.B329])" office:value-type="float" office:value="30287" calcext:value-type="float">
            <text:p>30287</text:p>
          </table:table-cell>
          <table:table-cell/>
        </table:table-row>
        <table:table-row table:style-name="ro1">
          <table:table-cell office:value-type="float" office:value="8567" calcext:value-type="float">
            <text:p>8567</text:p>
          </table:table-cell>
          <table:table-cell table:formula="of:=IF([.A330]=&quot;&quot;;[.A331];[.A331]+[.B330])" office:value-type="float" office:value="38854" calcext:value-type="float">
            <text:p>38854</text:p>
          </table:table-cell>
          <table:table-cell/>
        </table:table-row>
        <table:table-row table:style-name="ro1">
          <table:table-cell office:value-type="float" office:value="6575" calcext:value-type="float">
            <text:p>6575</text:p>
          </table:table-cell>
          <table:table-cell table:formula="of:=IF([.A331]=&quot;&quot;;[.A332];[.A332]+[.B331])" office:value-type="float" office:value="45429" calcext:value-type="float">
            <text:p>45429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table:formula="of:=IF([.A332]=&quot;&quot;;[.A333];[.A333]+[.B332])" office:value-type="float" office:value="51895" calcext:value-type="float">
            <text:p>51895</text:p>
          </table:table-cell>
          <table:table-cell/>
        </table:table-row>
        <table:table-row table:style-name="ro1">
          <table:table-cell office:value-type="float" office:value="6327" calcext:value-type="float">
            <text:p>6327</text:p>
          </table:table-cell>
          <table:table-cell table:formula="of:=IF([.A333]=&quot;&quot;;[.A334];[.A334]+[.B333])" office:value-type="float" office:value="58222" calcext:value-type="float">
            <text:p>58222</text:p>
          </table:table-cell>
          <table:table-cell/>
        </table:table-row>
        <table:table-row table:style-name="ro1">
          <table:table-cell office:value-type="float" office:value="7675" calcext:value-type="float">
            <text:p>7675</text:p>
          </table:table-cell>
          <table:table-cell table:formula="of:=IF([.A334]=&quot;&quot;;[.A335];[.A335]+[.B334])" office:value-type="float" office:value="65897" calcext:value-type="float">
            <text:p>65897</text:p>
          </table:table-cell>
          <table:table-cell/>
        </table:table-row>
        <table:table-row table:style-name="ro1">
          <table:table-cell/>
          <table:table-cell table:formula="of:=IF([.A335]=&quot;&quot;;[.A336];[.A336]+[.B335])" office:value-type="float" office:value="65897" calcext:value-type="float">
            <text:p>65897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IF([.A336]=&quot;&quot;;[.A337];[.A337]+[.B336])"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4854" calcext:value-type="float">
            <text:p>4854</text:p>
          </table:table-cell>
          <table:table-cell table:formula="of:=IF([.A337]=&quot;&quot;;[.A338];[.A338]+[.B337])" office:value-type="float" office:value="6581" calcext:value-type="float">
            <text:p>6581</text:p>
          </table:table-cell>
          <table:table-cell/>
        </table:table-row>
        <table:table-row table:style-name="ro1">
          <table:table-cell office:value-type="float" office:value="13316" calcext:value-type="float">
            <text:p>13316</text:p>
          </table:table-cell>
          <table:table-cell table:formula="of:=IF([.A338]=&quot;&quot;;[.A339];[.A339]+[.B338])" office:value-type="float" office:value="19897" calcext:value-type="float">
            <text:p>19897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IF([.A339]=&quot;&quot;;[.A340];[.A340]+[.B339])" office:value-type="float" office:value="22174" calcext:value-type="float">
            <text:p>22174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IF([.A340]=&quot;&quot;;[.A341];[.A341]+[.B340])" office:value-type="float" office:value="23176" calcext:value-type="float">
            <text:p>23176</text:p>
          </table:table-cell>
          <table:table-cell/>
        </table:table-row>
        <table:table-row table:style-name="ro1">
          <table:table-cell/>
          <table:table-cell table:formula="of:=IF([.A341]=&quot;&quot;;[.A342];[.A342]+[.B341])" office:value-type="float" office:value="23176" calcext:value-type="float">
            <text:p>23176</text:p>
          </table:table-cell>
          <table:table-cell/>
        </table:table-row>
        <table:table-row table:style-name="ro1">
          <table:table-cell office:value-type="float" office:value="11508" calcext:value-type="float">
            <text:p>11508</text:p>
          </table:table-cell>
          <table:table-cell table:formula="of:=IF([.A342]=&quot;&quot;;[.A343];[.A343]+[.B342])" office:value-type="float" office:value="11508" calcext:value-type="float">
            <text:p>11508</text:p>
          </table:table-cell>
          <table:table-cell/>
        </table:table-row>
        <table:table-row table:style-name="ro1">
          <table:table-cell/>
          <table:table-cell table:formula="of:=IF([.A343]=&quot;&quot;;[.A344];[.A344]+[.B343])" office:value-type="float" office:value="11508" calcext:value-type="float">
            <text:p>11508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IF([.A344]=&quot;&quot;;[.A345];[.A345]+[.B344])" office:value-type="float" office:value="1466" calcext:value-type="float">
            <text:p>1466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table:formula="of:=IF([.A345]=&quot;&quot;;[.A346];[.A346]+[.B345])" office:value-type="float" office:value="4249" calcext:value-type="float">
            <text:p>4249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IF([.A346]=&quot;&quot;;[.A347];[.A347]+[.B346])" office:value-type="float" office:value="5497" calcext:value-type="float">
            <text:p>5497</text:p>
          </table:table-cell>
          <table:table-cell/>
        </table:table-row>
        <table:table-row table:style-name="ro1">
          <table:table-cell office:value-type="float" office:value="6891" calcext:value-type="float">
            <text:p>6891</text:p>
          </table:table-cell>
          <table:table-cell table:formula="of:=IF([.A347]=&quot;&quot;;[.A348];[.A348]+[.B347])" office:value-type="float" office:value="12388" calcext:value-type="float">
            <text:p>12388</text:p>
          </table:table-cell>
          <table:table-cell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IF([.A348]=&quot;&quot;;[.A349];[.A349]+[.B348])" office:value-type="float" office:value="17450" calcext:value-type="float">
            <text:p>17450</text:p>
          </table:table-cell>
          <table:table-cell/>
        </table:table-row>
        <table:table-row table:style-name="ro1">
          <table:table-cell office:value-type="float" office:value="4676" calcext:value-type="float">
            <text:p>4676</text:p>
          </table:table-cell>
          <table:table-cell table:formula="of:=IF([.A349]=&quot;&quot;;[.A350];[.A350]+[.B349])" office:value-type="float" office:value="22126" calcext:value-type="float">
            <text:p>22126</text:p>
          </table:table-cell>
          <table:table-cell/>
        </table:table-row>
        <table:table-row table:style-name="ro1">
          <table:table-cell office:value-type="float" office:value="5392" calcext:value-type="float">
            <text:p>5392</text:p>
          </table:table-cell>
          <table:table-cell table:formula="of:=IF([.A350]=&quot;&quot;;[.A351];[.A351]+[.B350])" office:value-type="float" office:value="27518" calcext:value-type="float">
            <text:p>27518</text:p>
          </table:table-cell>
          <table:table-cell/>
        </table:table-row>
        <table:table-row table:style-name="ro1">
          <table:table-cell/>
          <table:table-cell table:formula="of:=IF([.A351]=&quot;&quot;;[.A352];[.A352]+[.B351])" office:value-type="float" office:value="27518" calcext:value-type="float">
            <text:p>27518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IF([.A352]=&quot;&quot;;[.A353];[.A353]+[.B352])" office:value-type="float" office:value="2309" calcext:value-type="float">
            <text:p>2309</text:p>
          </table:table-cell>
          <table:table-cell/>
        </table:table-row>
        <table:table-row table:style-name="ro1">
          <table:table-cell office:value-type="float" office:value="4345" calcext:value-type="float">
            <text:p>4345</text:p>
          </table:table-cell>
          <table:table-cell table:formula="of:=IF([.A353]=&quot;&quot;;[.A354];[.A354]+[.B353])" office:value-type="float" office:value="6654" calcext:value-type="float">
            <text:p>6654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table:formula="of:=IF([.A354]=&quot;&quot;;[.A355];[.A355]+[.B354])" office:value-type="float" office:value="10715" calcext:value-type="float">
            <text:p>10715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IF([.A355]=&quot;&quot;;[.A356];[.A356]+[.B355])" office:value-type="float" office:value="13006" calcext:value-type="float">
            <text:p>13006</text:p>
          </table:table-cell>
          <table:table-cell/>
        </table:table-row>
        <table:table-row table:style-name="ro1">
          <table:table-cell office:value-type="float" office:value="6176" calcext:value-type="float">
            <text:p>6176</text:p>
          </table:table-cell>
          <table:table-cell table:formula="of:=IF([.A356]=&quot;&quot;;[.A357];[.A357]+[.B356])" office:value-type="float" office:value="19182" calcext:value-type="float">
            <text:p>1918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IF([.A357]=&quot;&quot;;[.A358];[.A358]+[.B357])" office:value-type="float" office:value="21202" calcext:value-type="float">
            <text:p>21202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IF([.A358]=&quot;&quot;;[.A359];[.A359]+[.B358])" office:value-type="float" office:value="22554" calcext:value-type="float">
            <text:p>22554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IF([.A359]=&quot;&quot;;[.A360];[.A360]+[.B359])" office:value-type="float" office:value="26877" calcext:value-type="float">
            <text:p>26877</text:p>
          </table:table-cell>
          <table:table-cell/>
        </table:table-row>
        <table:table-row table:style-name="ro1">
          <table:table-cell office:value-type="float" office:value="5949" calcext:value-type="float">
            <text:p>5949</text:p>
          </table:table-cell>
          <table:table-cell table:formula="of:=IF([.A360]=&quot;&quot;;[.A361];[.A361]+[.B360])" office:value-type="float" office:value="32826" calcext:value-type="float">
            <text:p>32826</text:p>
          </table:table-cell>
          <table:table-cell/>
        </table:table-row>
        <table:table-row table:style-name="ro1">
          <table:table-cell office:value-type="float" office:value="3386" calcext:value-type="float">
            <text:p>3386</text:p>
          </table:table-cell>
          <table:table-cell table:formula="of:=IF([.A361]=&quot;&quot;;[.A362];[.A362]+[.B361])" office:value-type="float" office:value="36212" calcext:value-type="float">
            <text:p>36212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IF([.A362]=&quot;&quot;;[.A363];[.A363]+[.B362])" office:value-type="float" office:value="37665" calcext:value-type="float">
            <text:p>37665</text:p>
          </table:table-cell>
          <table:table-cell/>
        </table:table-row>
        <table:table-row table:style-name="ro1">
          <table:table-cell office:value-type="float" office:value="6271" calcext:value-type="float">
            <text:p>6271</text:p>
          </table:table-cell>
          <table:table-cell table:formula="of:=IF([.A363]=&quot;&quot;;[.A364];[.A364]+[.B363])" office:value-type="float" office:value="43936" calcext:value-type="float">
            <text:p>43936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IF([.A364]=&quot;&quot;;[.A365];[.A365]+[.B364])" office:value-type="float" office:value="46342" calcext:value-type="float">
            <text:p>46342</text:p>
          </table:table-cell>
          <table:table-cell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365]=&quot;&quot;;[.A366];[.A366]+[.B365])" office:value-type="float" office:value="50044" calcext:value-type="float">
            <text:p>50044</text:p>
          </table:table-cell>
          <table:table-cell/>
        </table:table-row>
        <table:table-row table:style-name="ro1">
          <table:table-cell/>
          <table:table-cell table:formula="of:=IF([.A366]=&quot;&quot;;[.A367];[.A367]+[.B366])" office:value-type="float" office:value="50044" calcext:value-type="float">
            <text:p>50044</text:p>
          </table:table-cell>
          <table:table-cell/>
        </table:table-row>
        <table:table-row table:style-name="ro1">
          <table:table-cell office:value-type="float" office:value="9874" calcext:value-type="float">
            <text:p>9874</text:p>
          </table:table-cell>
          <table:table-cell table:formula="of:=IF([.A367]=&quot;&quot;;[.A368];[.A368]+[.B367])" office:value-type="float" office:value="9874" calcext:value-type="float">
            <text:p>9874</text:p>
          </table:table-cell>
          <table:table-cell/>
        </table:table-row>
        <table:table-row table:style-name="ro1">
          <table:table-cell office:value-type="float" office:value="9051" calcext:value-type="float">
            <text:p>9051</text:p>
          </table:table-cell>
          <table:table-cell table:formula="of:=IF([.A368]=&quot;&quot;;[.A369];[.A369]+[.B368])" office:value-type="float" office:value="18925" calcext:value-type="float">
            <text:p>18925</text:p>
          </table:table-cell>
          <table:table-cell/>
        </table:table-row>
        <table:table-row table:style-name="ro1">
          <table:table-cell office:value-type="float" office:value="11016" calcext:value-type="float">
            <text:p>11016</text:p>
          </table:table-cell>
          <table:table-cell table:formula="of:=IF([.A369]=&quot;&quot;;[.A370];[.A370]+[.B369])" office:value-type="float" office:value="29941" calcext:value-type="float">
            <text:p>29941</text:p>
          </table:table-cell>
          <table:table-cell/>
        </table:table-row>
        <table:table-row table:style-name="ro1">
          <table:table-cell office:value-type="float" office:value="5825" calcext:value-type="float">
            <text:p>5825</text:p>
          </table:table-cell>
          <table:table-cell table:formula="of:=IF([.A370]=&quot;&quot;;[.A371];[.A371]+[.B370])" office:value-type="float" office:value="35766" calcext:value-type="float">
            <text:p>35766</text:p>
          </table:table-cell>
          <table:table-cell/>
        </table:table-row>
        <table:table-row table:style-name="ro1">
          <table:table-cell office:value-type="float" office:value="8846" calcext:value-type="float">
            <text:p>8846</text:p>
          </table:table-cell>
          <table:table-cell table:formula="of:=IF([.A371]=&quot;&quot;;[.A372];[.A372]+[.B371])" office:value-type="float" office:value="44612" calcext:value-type="float">
            <text:p>44612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IF([.A372]=&quot;&quot;;[.A373];[.A373]+[.B372])" office:value-type="float" office:value="46166" calcext:value-type="float">
            <text:p>46166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 table:formula="of:=IF([.A373]=&quot;&quot;;[.A374];[.A374]+[.B373])" office:value-type="float" office:value="53905" calcext:value-type="float">
            <text:p>53905</text:p>
          </table:table-cell>
          <table:table-cell/>
        </table:table-row>
        <table:table-row table:style-name="ro1">
          <table:table-cell/>
          <table:table-cell table:formula="of:=IF([.A374]=&quot;&quot;;[.A375];[.A375]+[.B374])" office:value-type="float" office:value="53905" calcext:value-type="float">
            <text:p>53905</text:p>
          </table:table-cell>
          <table:table-cell/>
        </table:table-row>
        <table:table-row table:style-name="ro1">
          <table:table-cell office:value-type="float" office:value="23528" calcext:value-type="float">
            <text:p>23528</text:p>
          </table:table-cell>
          <table:table-cell table:formula="of:=IF([.A375]=&quot;&quot;;[.A376];[.A376]+[.B375])" office:value-type="float" office:value="23528" calcext:value-type="float">
            <text:p>23528</text:p>
          </table:table-cell>
          <table:table-cell/>
        </table:table-row>
        <table:table-row table:style-name="ro1">
          <table:table-cell/>
          <table:table-cell table:formula="of:=IF([.A376]=&quot;&quot;;[.A377];[.A377]+[.B376])" office:value-type="float" office:value="23528" calcext:value-type="float">
            <text:p>23528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IF([.A377]=&quot;&quot;;[.A378];[.A378]+[.B377])"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8194" calcext:value-type="float">
            <text:p>8194</text:p>
          </table:table-cell>
          <table:table-cell table:formula="of:=IF([.A378]=&quot;&quot;;[.A379];[.A379]+[.B378])" office:value-type="float" office:value="9237" calcext:value-type="float">
            <text:p>9237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IF([.A379]=&quot;&quot;;[.A380];[.A380]+[.B379])" office:value-type="float" office:value="12605" calcext:value-type="float">
            <text:p>12605</text:p>
          </table:table-cell>
          <table:table-cell/>
        </table:table-row>
        <table:table-row table:style-name="ro1">
          <table:table-cell office:value-type="float" office:value="9066" calcext:value-type="float">
            <text:p>9066</text:p>
          </table:table-cell>
          <table:table-cell table:formula="of:=IF([.A380]=&quot;&quot;;[.A381];[.A381]+[.B380])" office:value-type="float" office:value="21671" calcext:value-type="float">
            <text:p>21671</text:p>
          </table:table-cell>
          <table:table-cell/>
        </table:table-row>
        <table:table-row table:style-name="ro1">
          <table:table-cell office:value-type="float" office:value="9089" calcext:value-type="float">
            <text:p>9089</text:p>
          </table:table-cell>
          <table:table-cell table:formula="of:=IF([.A381]=&quot;&quot;;[.A382];[.A382]+[.B381])" office:value-type="float" office:value="30760" calcext:value-type="float">
            <text:p>30760</text:p>
          </table:table-cell>
          <table:table-cell/>
        </table:table-row>
        <table:table-row table:style-name="ro1">
          <table:table-cell office:value-type="float" office:value="8174" calcext:value-type="float">
            <text:p>8174</text:p>
          </table:table-cell>
          <table:table-cell table:formula="of:=IF([.A382]=&quot;&quot;;[.A383];[.A383]+[.B382])" office:value-type="float" office:value="38934" calcext:value-type="float">
            <text:p>38934</text:p>
          </table:table-cell>
          <table:table-cell/>
        </table:table-row>
        <table:table-row table:style-name="ro1">
          <table:table-cell/>
          <table:table-cell table:formula="of:=IF([.A383]=&quot;&quot;;[.A384];[.A384]+[.B383])" office:value-type="float" office:value="38934" calcext:value-type="float">
            <text:p>38934</text:p>
          </table:table-cell>
          <table:table-cell/>
        </table:table-row>
        <table:table-row table:style-name="ro1">
          <table:table-cell office:value-type="float" office:value="10746" calcext:value-type="float">
            <text:p>10746</text:p>
          </table:table-cell>
          <table:table-cell table:formula="of:=IF([.A384]=&quot;&quot;;[.A385];[.A385]+[.B384])" office:value-type="float" office:value="10746" calcext:value-type="float">
            <text:p>10746</text:p>
          </table:table-cell>
          <table:table-cell/>
        </table:table-row>
        <table:table-row table:style-name="ro1">
          <table:table-cell office:value-type="float" office:value="9730" calcext:value-type="float">
            <text:p>9730</text:p>
          </table:table-cell>
          <table:table-cell table:formula="of:=IF([.A385]=&quot;&quot;;[.A386];[.A386]+[.B385])" office:value-type="float" office:value="20476" calcext:value-type="float">
            <text:p>20476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 table:formula="of:=IF([.A386]=&quot;&quot;;[.A387];[.A387]+[.B386])" office:value-type="float" office:value="32216" calcext:value-type="float">
            <text:p>32216</text:p>
          </table:table-cell>
          <table:table-cell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formula="of:=IF([.A387]=&quot;&quot;;[.A388];[.A388]+[.B387])" office:value-type="float" office:value="42271" calcext:value-type="float">
            <text:p>42271</text:p>
          </table:table-cell>
          <table:table-cell/>
        </table:table-row>
        <table:table-row table:style-name="ro1">
          <table:table-cell office:value-type="float" office:value="7193" calcext:value-type="float">
            <text:p>7193</text:p>
          </table:table-cell>
          <table:table-cell table:formula="of:=IF([.A388]=&quot;&quot;;[.A389];[.A389]+[.B388])" office:value-type="float" office:value="49464" calcext:value-type="float">
            <text:p>49464</text:p>
          </table:table-cell>
          <table:table-cell/>
        </table:table-row>
        <table:table-row table:style-name="ro1">
          <table:table-cell office:value-type="float" office:value="13904" calcext:value-type="float">
            <text:p>13904</text:p>
          </table:table-cell>
          <table:table-cell table:formula="of:=IF([.A389]=&quot;&quot;;[.A390];[.A390]+[.B389])" office:value-type="float" office:value="63368" calcext:value-type="float">
            <text:p>63368</text:p>
          </table:table-cell>
          <table:table-cell/>
        </table:table-row>
        <table:table-row table:style-name="ro1">
          <table:table-cell/>
          <table:table-cell table:formula="of:=IF([.A390]=&quot;&quot;;[.A391];[.A391]+[.B390])" office:value-type="float" office:value="63368" calcext:value-type="float">
            <text:p>63368</text:p>
          </table:table-cell>
          <table:table-cell/>
        </table:table-row>
        <table:table-row table:style-name="ro1">
          <table:table-cell office:value-type="float" office:value="6215" calcext:value-type="float">
            <text:p>6215</text:p>
          </table:table-cell>
          <table:table-cell table:formula="of:=IF([.A391]=&quot;&quot;;[.A392];[.A392]+[.B391])" office:value-type="float" office:value="6215" calcext:value-type="float">
            <text:p>6215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IF([.A392]=&quot;&quot;;[.A393];[.A393]+[.B392])" office:value-type="float" office:value="8100" calcext:value-type="float">
            <text:p>8100</text:p>
          </table:table-cell>
          <table:table-cell/>
        </table:table-row>
        <table:table-row table:style-name="ro1">
          <table:table-cell office:value-type="float" office:value="5229" calcext:value-type="float">
            <text:p>5229</text:p>
          </table:table-cell>
          <table:table-cell table:formula="of:=IF([.A393]=&quot;&quot;;[.A394];[.A394]+[.B393])" office:value-type="float" office:value="13329" calcext:value-type="float">
            <text:p>13329</text:p>
          </table:table-cell>
          <table:table-cell/>
        </table:table-row>
        <table:table-row table:style-name="ro1">
          <table:table-cell office:value-type="float" office:value="6669" calcext:value-type="float">
            <text:p>6669</text:p>
          </table:table-cell>
          <table:table-cell table:formula="of:=IF([.A394]=&quot;&quot;;[.A395];[.A395]+[.B394])" office:value-type="float" office:value="19998" calcext:value-type="float">
            <text:p>19998</text:p>
          </table:table-cell>
          <table:table-cell/>
        </table:table-row>
        <table:table-row table:style-name="ro1">
          <table:table-cell office:value-type="float" office:value="6959" calcext:value-type="float">
            <text:p>6959</text:p>
          </table:table-cell>
          <table:table-cell table:formula="of:=IF([.A395]=&quot;&quot;;[.A396];[.A396]+[.B395])" office:value-type="float" office:value="26957" calcext:value-type="float">
            <text:p>26957</text:p>
          </table:table-cell>
          <table:table-cell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IF([.A396]=&quot;&quot;;[.A397];[.A397]+[.B396])" office:value-type="float" office:value="31931" calcext:value-type="float">
            <text:p>31931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IF([.A397]=&quot;&quot;;[.A398];[.A398]+[.B397])" office:value-type="float" office:value="34051" calcext:value-type="float">
            <text:p>34051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IF([.A398]=&quot;&quot;;[.A399];[.A399]+[.B398])" office:value-type="float" office:value="35349" calcext:value-type="float">
            <text:p>35349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IF([.A399]=&quot;&quot;;[.A400];[.A400]+[.B399])" office:value-type="float" office:value="36779" calcext:value-type="float">
            <text:p>36779</text:p>
          </table:table-cell>
          <table:table-cell/>
        </table:table-row>
        <table:table-row table:style-name="ro1">
          <table:table-cell office:value-type="float" office:value="6121" calcext:value-type="float">
            <text:p>6121</text:p>
          </table:table-cell>
          <table:table-cell table:formula="of:=IF([.A400]=&quot;&quot;;[.A401];[.A401]+[.B400])" office:value-type="float" office:value="42900" calcext:value-type="float">
            <text:p>42900</text:p>
          </table:table-cell>
          <table:table-cell/>
        </table:table-row>
        <table:table-row table:style-name="ro1">
          <table:table-cell/>
          <table:table-cell table:formula="of:=IF([.A401]=&quot;&quot;;[.A402];[.A402]+[.B401])" office:value-type="float" office:value="42900" calcext:value-type="float">
            <text:p>42900</text:p>
          </table:table-cell>
          <table:table-cell/>
        </table:table-row>
        <table:table-row table:style-name="ro1">
          <table:table-cell office:value-type="float" office:value="14723" calcext:value-type="float">
            <text:p>14723</text:p>
          </table:table-cell>
          <table:table-cell table:formula="of:=IF([.A402]=&quot;&quot;;[.A403];[.A403]+[.B402])" office:value-type="float" office:value="14723" calcext:value-type="float">
            <text:p>14723</text:p>
          </table:table-cell>
          <table:table-cell/>
        </table:table-row>
        <table:table-row table:style-name="ro1">
          <table:table-cell office:value-type="float" office:value="32715" calcext:value-type="float">
            <text:p>32715</text:p>
          </table:table-cell>
          <table:table-cell table:formula="of:=IF([.A403]=&quot;&quot;;[.A404];[.A404]+[.B403])" office:value-type="float" office:value="47438" calcext:value-type="float">
            <text:p>47438</text:p>
          </table:table-cell>
          <table:table-cell/>
        </table:table-row>
        <table:table-row table:style-name="ro1">
          <table:table-cell/>
          <table:table-cell table:formula="of:=IF([.A404]=&quot;&quot;;[.A405];[.A405]+[.B404])" office:value-type="float" office:value="47438" calcext:value-type="float">
            <text:p>47438</text:p>
          </table:table-cell>
          <table:table-cell/>
        </table:table-row>
        <table:table-row table:style-name="ro1">
          <table:table-cell office:value-type="float" office:value="5783" calcext:value-type="float">
            <text:p>5783</text:p>
          </table:table-cell>
          <table:table-cell table:formula="of:=IF([.A405]=&quot;&quot;;[.A406];[.A406]+[.B405])" office:value-type="float" office:value="5783" calcext:value-type="float">
            <text:p>5783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IF([.A406]=&quot;&quot;;[.A407];[.A407]+[.B406])" office:value-type="float" office:value="6881" calcext:value-type="float">
            <text:p>6881</text:p>
          </table:table-cell>
          <table:table-cell/>
        </table:table-row>
        <table:table-row table:style-name="ro1">
          <table:table-cell office:value-type="float" office:value="5175" calcext:value-type="float">
            <text:p>5175</text:p>
          </table:table-cell>
          <table:table-cell table:formula="of:=IF([.A407]=&quot;&quot;;[.A408];[.A408]+[.B407])" office:value-type="float" office:value="12056" calcext:value-type="float">
            <text:p>12056</text:p>
          </table:table-cell>
          <table:table-cell/>
        </table:table-row>
        <table:table-row table:style-name="ro1">
          <table:table-cell office:value-type="float" office:value="4285" calcext:value-type="float">
            <text:p>4285</text:p>
          </table:table-cell>
          <table:table-cell table:formula="of:=IF([.A408]=&quot;&quot;;[.A409];[.A409]+[.B408])" office:value-type="float" office:value="16341" calcext:value-type="float">
            <text:p>16341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IF([.A409]=&quot;&quot;;[.A410];[.A410]+[.B409])" office:value-type="float" office:value="21114" calcext:value-type="float">
            <text:p>21114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table:formula="of:=IF([.A410]=&quot;&quot;;[.A411];[.A411]+[.B410])" office:value-type="float" office:value="24275" calcext:value-type="float">
            <text:p>24275</text:p>
          </table:table-cell>
          <table:table-cell/>
        </table:table-row>
        <table:table-row table:style-name="ro1">
          <table:table-cell office:value-type="float" office:value="5007" calcext:value-type="float">
            <text:p>5007</text:p>
          </table:table-cell>
          <table:table-cell table:formula="of:=IF([.A411]=&quot;&quot;;[.A412];[.A412]+[.B411])" office:value-type="float" office:value="29282" calcext:value-type="float">
            <text:p>29282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IF([.A412]=&quot;&quot;;[.A413];[.A413]+[.B412])" office:value-type="float" office:value="31508" calcext:value-type="float">
            <text:p>31508</text:p>
          </table:table-cell>
          <table:table-cell/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IF([.A413]=&quot;&quot;;[.A414];[.A414]+[.B413])" office:value-type="float" office:value="36944" calcext:value-type="float">
            <text:p>36944</text:p>
          </table:table-cell>
          <table:table-cell/>
        </table:table-row>
        <table:table-row table:style-name="ro1">
          <table:table-cell office:value-type="float" office:value="6077" calcext:value-type="float">
            <text:p>6077</text:p>
          </table:table-cell>
          <table:table-cell table:formula="of:=IF([.A414]=&quot;&quot;;[.A415];[.A415]+[.B414])" office:value-type="float" office:value="43021" calcext:value-type="float">
            <text:p>43021</text:p>
          </table:table-cell>
          <table:table-cell/>
        </table:table-row>
        <table:table-row table:style-name="ro1">
          <table:table-cell office:value-type="float" office:value="4460" calcext:value-type="float">
            <text:p>4460</text:p>
          </table:table-cell>
          <table:table-cell table:formula="of:=IF([.A415]=&quot;&quot;;[.A416];[.A416]+[.B415])" office:value-type="float" office:value="47481" calcext:value-type="float">
            <text:p>47481</text:p>
          </table:table-cell>
          <table:table-cell/>
        </table:table-row>
        <table:table-row table:style-name="ro1">
          <table:table-cell office:value-type="float" office:value="4532" calcext:value-type="float">
            <text:p>4532</text:p>
          </table:table-cell>
          <table:table-cell table:formula="of:=IF([.A416]=&quot;&quot;;[.A417];[.A417]+[.B416])" office:value-type="float" office:value="52013" calcext:value-type="float">
            <text:p>52013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IF([.A417]=&quot;&quot;;[.A418];[.A418]+[.B417])" office:value-type="float" office:value="54263" calcext:value-type="float">
            <text:p>54263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 table:formula="of:=IF([.A418]=&quot;&quot;;[.A419];[.A419]+[.B418])" office:value-type="float" office:value="58628" calcext:value-type="float">
            <text:p>58628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IF([.A419]=&quot;&quot;;[.A420];[.A420]+[.B419])" office:value-type="float" office:value="60695" calcext:value-type="float">
            <text:p>60695</text:p>
          </table:table-cell>
          <table:table-cell/>
        </table:table-row>
        <table:table-row table:style-name="ro1">
          <table:table-cell/>
          <table:table-cell table:formula="of:=IF([.A420]=&quot;&quot;;[.A421];[.A421]+[.B420])" office:value-type="float" office:value="60695" calcext:value-type="float">
            <text:p>60695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IF([.A421]=&quot;&quot;;[.A422];[.A422]+[.B421])" office:value-type="float" office:value="6400" calcext:value-type="float">
            <text:p>6400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IF([.A422]=&quot;&quot;;[.A423];[.A423]+[.B422])" office:value-type="float" office:value="8928" calcext:value-type="float">
            <text:p>8928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IF([.A423]=&quot;&quot;;[.A424];[.A424]+[.B423])" office:value-type="float" office:value="11353" calcext:value-type="float">
            <text:p>11353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IF([.A424]=&quot;&quot;;[.A425];[.A425]+[.B424])" office:value-type="float" office:value="15001" calcext:value-type="float">
            <text:p>15001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IF([.A425]=&quot;&quot;;[.A426];[.A426]+[.B425])" office:value-type="float" office:value="17882" calcext:value-type="float">
            <text:p>17882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table:formula="of:=IF([.A426]=&quot;&quot;;[.A427];[.A427]+[.B426])" office:value-type="float" office:value="21024" calcext:value-type="float">
            <text:p>21024</text:p>
          </table:table-cell>
          <table:table-cell/>
        </table:table-row>
        <table:table-row table:style-name="ro1">
          <table:table-cell office:value-type="float" office:value="6677" calcext:value-type="float">
            <text:p>6677</text:p>
          </table:table-cell>
          <table:table-cell table:formula="of:=IF([.A427]=&quot;&quot;;[.A428];[.A428]+[.B427])" office:value-type="float" office:value="27701" calcext:value-type="float">
            <text:p>27701</text:p>
          </table:table-cell>
          <table:table-cell/>
        </table:table-row>
        <table:table-row table:style-name="ro1">
          <table:table-cell office:value-type="float" office:value="5898" calcext:value-type="float">
            <text:p>5898</text:p>
          </table:table-cell>
          <table:table-cell table:formula="of:=IF([.A428]=&quot;&quot;;[.A429];[.A429]+[.B428])" office:value-type="float" office:value="33599" calcext:value-type="float">
            <text:p>33599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IF([.A429]=&quot;&quot;;[.A430];[.A430]+[.B429])" office:value-type="float" office:value="35957" calcext:value-type="float">
            <text:p>35957</text:p>
          </table:table-cell>
          <table:table-cell/>
        </table:table-row>
        <table:table-row table:style-name="ro1">
          <table:table-cell office:value-type="float" office:value="6551" calcext:value-type="float">
            <text:p>6551</text:p>
          </table:table-cell>
          <table:table-cell table:formula="of:=IF([.A430]=&quot;&quot;;[.A431];[.A431]+[.B430])" office:value-type="float" office:value="42508" calcext:value-type="float">
            <text:p>42508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table:formula="of:=IF([.A431]=&quot;&quot;;[.A432];[.A432]+[.B431])" office:value-type="float" office:value="45226" calcext:value-type="float">
            <text:p>45226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IF([.A432]=&quot;&quot;;[.A433];[.A433]+[.B432])" office:value-type="float" office:value="46294" calcext:value-type="float">
            <text:p>46294</text:p>
          </table:table-cell>
          <table:table-cell/>
        </table:table-row>
        <table:table-row table:style-name="ro1">
          <table:table-cell/>
          <table:table-cell table:formula="of:=IF([.A433]=&quot;&quot;;[.A434];[.A434]+[.B433])" office:value-type="float" office:value="46294" calcext:value-type="float">
            <text:p>46294</text:p>
          </table:table-cell>
          <table:table-cell/>
        </table:table-row>
        <table:table-row table:style-name="ro1">
          <table:table-cell office:value-type="float" office:value="26003" calcext:value-type="float">
            <text:p>26003</text:p>
          </table:table-cell>
          <table:table-cell table:formula="of:=IF([.A434]=&quot;&quot;;[.A435];[.A435]+[.B434])" office:value-type="float" office:value="26003" calcext:value-type="float">
            <text:p>26003</text:p>
          </table:table-cell>
          <table:table-cell/>
        </table:table-row>
        <table:table-row table:style-name="ro1">
          <table:table-cell office:value-type="float" office:value="35903" calcext:value-type="float">
            <text:p>35903</text:p>
          </table:table-cell>
          <table:table-cell table:formula="of:=IF([.A435]=&quot;&quot;;[.A436];[.A436]+[.B435])" office:value-type="float" office:value="61906" calcext:value-type="float">
            <text:p>61906</text:p>
          </table:table-cell>
          <table:table-cell/>
        </table:table-row>
        <table:table-row table:style-name="ro1">
          <table:table-cell/>
          <table:table-cell table:formula="of:=IF([.A436]=&quot;&quot;;[.A437];[.A437]+[.B436])" office:value-type="float" office:value="61906" calcext:value-type="float">
            <text:p>61906</text:p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IF([.A437]=&quot;&quot;;[.A438];[.A438]+[.B437])" office:value-type="float" office:value="5639" calcext:value-type="float">
            <text:p>5639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IF([.A438]=&quot;&quot;;[.A439];[.A439]+[.B438])" office:value-type="float" office:value="8270" calcext:value-type="float">
            <text:p>8270</text:p>
          </table:table-cell>
          <table:table-cell/>
        </table:table-row>
        <table:table-row table:style-name="ro1">
          <table:table-cell office:value-type="float" office:value="5958" calcext:value-type="float">
            <text:p>5958</text:p>
          </table:table-cell>
          <table:table-cell table:formula="of:=IF([.A439]=&quot;&quot;;[.A440];[.A440]+[.B439])" office:value-type="float" office:value="14228" calcext:value-type="float">
            <text:p>14228</text:p>
          </table:table-cell>
          <table:table-cell/>
        </table:table-row>
        <table:table-row table:style-name="ro1">
          <table:table-cell office:value-type="float" office:value="5768" calcext:value-type="float">
            <text:p>5768</text:p>
          </table:table-cell>
          <table:table-cell table:formula="of:=IF([.A440]=&quot;&quot;;[.A441];[.A441]+[.B440])" office:value-type="float" office:value="19996" calcext:value-type="float">
            <text:p>19996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IF([.A441]=&quot;&quot;;[.A442];[.A442]+[.B441])" office:value-type="float" office:value="21594" calcext:value-type="float">
            <text:p>21594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IF([.A442]=&quot;&quot;;[.A443];[.A443]+[.B442])" office:value-type="float" office:value="23993" calcext:value-type="float">
            <text:p>23993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IF([.A443]=&quot;&quot;;[.A444];[.A444]+[.B443])" office:value-type="float" office:value="26027" calcext:value-type="float">
            <text:p>26027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table:formula="of:=IF([.A444]=&quot;&quot;;[.A445];[.A445]+[.B444])" office:value-type="float" office:value="31339" calcext:value-type="float">
            <text:p>31339</text:p>
          </table:table-cell>
          <table:table-cell/>
        </table:table-row>
        <table:table-row table:style-name="ro1">
          <table:table-cell office:value-type="float" office:value="5296" calcext:value-type="float">
            <text:p>5296</text:p>
          </table:table-cell>
          <table:table-cell table:formula="of:=IF([.A445]=&quot;&quot;;[.A446];[.A446]+[.B445])" office:value-type="float" office:value="36635" calcext:value-type="float">
            <text:p>36635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IF([.A446]=&quot;&quot;;[.A447];[.A447]+[.B446])" office:value-type="float" office:value="39051" calcext:value-type="float">
            <text:p>39051</text:p>
          </table:table-cell>
          <table:table-cell/>
        </table:table-row>
        <table:table-row table:style-name="ro1">
          <table:table-cell office:value-type="float" office:value="4102" calcext:value-type="float">
            <text:p>4102</text:p>
          </table:table-cell>
          <table:table-cell table:formula="of:=IF([.A447]=&quot;&quot;;[.A448];[.A448]+[.B447])" office:value-type="float" office:value="43153" calcext:value-type="float">
            <text:p>43153</text:p>
          </table:table-cell>
          <table:table-cell/>
        </table:table-row>
        <table:table-row table:style-name="ro1">
          <table:table-cell office:value-type="float" office:value="5487" calcext:value-type="float">
            <text:p>5487</text:p>
          </table:table-cell>
          <table:table-cell table:formula="of:=IF([.A448]=&quot;&quot;;[.A449];[.A449]+[.B448])" office:value-type="float" office:value="48640" calcext:value-type="float">
            <text:p>48640</text:p>
          </table:table-cell>
          <table:table-cell/>
        </table:table-row>
        <table:table-row table:style-name="ro1">
          <table:table-cell office:value-type="float" office:value="4703" calcext:value-type="float">
            <text:p>4703</text:p>
          </table:table-cell>
          <table:table-cell table:formula="of:=IF([.A449]=&quot;&quot;;[.A450];[.A450]+[.B449])" office:value-type="float" office:value="53343" calcext:value-type="float">
            <text:p>53343</text:p>
          </table:table-cell>
          <table:table-cell/>
        </table:table-row>
        <table:table-row table:style-name="ro1">
          <table:table-cell/>
          <table:table-cell table:formula="of:=IF([.A450]=&quot;&quot;;[.A451];[.A451]+[.B450])" office:value-type="float" office:value="53343" calcext:value-type="float">
            <text:p>53343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IF([.A451]=&quot;&quot;;[.A452];[.A452]+[.B451])"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float" office:value="8366" calcext:value-type="float">
            <text:p>8366</text:p>
          </table:table-cell>
          <table:table-cell table:formula="of:=IF([.A452]=&quot;&quot;;[.A453];[.A453]+[.B452])" office:value-type="float" office:value="10936" calcext:value-type="float">
            <text:p>10936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table:formula="of:=IF([.A453]=&quot;&quot;;[.A454];[.A454]+[.B453])" office:value-type="float" office:value="16117" calcext:value-type="float">
            <text:p>16117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IF([.A454]=&quot;&quot;;[.A455];[.A455]+[.B454])" office:value-type="float" office:value="18562" calcext:value-type="float">
            <text:p>18562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table:formula="of:=IF([.A455]=&quot;&quot;;[.A456];[.A456]+[.B455])" office:value-type="float" office:value="23724" calcext:value-type="float">
            <text:p>23724</text:p>
          </table:table-cell>
          <table:table-cell/>
        </table:table-row>
        <table:table-row table:style-name="ro1">
          <table:table-cell office:value-type="float" office:value="7602" calcext:value-type="float">
            <text:p>7602</text:p>
          </table:table-cell>
          <table:table-cell table:formula="of:=IF([.A456]=&quot;&quot;;[.A457];[.A457]+[.B456])" office:value-type="float" office:value="31326" calcext:value-type="float">
            <text:p>31326</text:p>
          </table:table-cell>
          <table:table-cell/>
        </table:table-row>
        <table:table-row table:style-name="ro1">
          <table:table-cell office:value-type="float" office:value="7173" calcext:value-type="float">
            <text:p>7173</text:p>
          </table:table-cell>
          <table:table-cell table:formula="of:=IF([.A457]=&quot;&quot;;[.A458];[.A458]+[.B457])" office:value-type="float" office:value="38499" calcext:value-type="float">
            <text:p>38499</text:p>
          </table:table-cell>
          <table:table-cell/>
        </table:table-row>
        <table:table-row table:style-name="ro1">
          <table:table-cell office:value-type="float" office:value="7287" calcext:value-type="float">
            <text:p>7287</text:p>
          </table:table-cell>
          <table:table-cell table:formula="of:=IF([.A458]=&quot;&quot;;[.A459];[.A459]+[.B458])" office:value-type="float" office:value="45786" calcext:value-type="float">
            <text:p>45786</text:p>
          </table:table-cell>
          <table:table-cell/>
        </table:table-row>
        <table:table-row table:style-name="ro1">
          <table:table-cell office:value-type="float" office:value="5544" calcext:value-type="float">
            <text:p>5544</text:p>
          </table:table-cell>
          <table:table-cell table:formula="of:=IF([.A459]=&quot;&quot;;[.A460];[.A460]+[.B459])" office:value-type="float" office:value="51330" calcext:value-type="float">
            <text:p>51330</text:p>
          </table:table-cell>
          <table:table-cell/>
        </table:table-row>
        <table:table-row table:style-name="ro1">
          <table:table-cell/>
          <table:table-cell table:formula="of:=IF([.A460]=&quot;&quot;;[.A461];[.A461]+[.B460])" office:value-type="float" office:value="51330" calcext:value-type="float">
            <text:p>51330</text:p>
          </table:table-cell>
          <table:table-cell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IF([.A461]=&quot;&quot;;[.A462];[.A462]+[.B461])" office:value-type="float" office:value="7471" calcext:value-type="float">
            <text:p>7471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IF([.A462]=&quot;&quot;;[.A463];[.A463]+[.B462])" office:value-type="float" office:value="9331" calcext:value-type="float">
            <text:p>9331</text:p>
          </table:table-cell>
          <table:table-cell/>
        </table:table-row>
        <table:table-row table:style-name="ro1">
          <table:table-cell office:value-type="float" office:value="6054" calcext:value-type="float">
            <text:p>6054</text:p>
          </table:table-cell>
          <table:table-cell table:formula="of:=IF([.A463]=&quot;&quot;;[.A464];[.A464]+[.B463])" office:value-type="float" office:value="15385" calcext:value-type="float">
            <text:p>15385</text:p>
          </table:table-cell>
          <table:table-cell/>
        </table:table-row>
        <table:table-row table:style-name="ro1">
          <table:table-cell office:value-type="float" office:value="4806" calcext:value-type="float">
            <text:p>4806</text:p>
          </table:table-cell>
          <table:table-cell table:formula="of:=IF([.A464]=&quot;&quot;;[.A465];[.A465]+[.B464])" office:value-type="float" office:value="20191" calcext:value-type="float">
            <text:p>20191</text:p>
          </table:table-cell>
          <table:table-cell/>
        </table:table-row>
        <table:table-row table:style-name="ro1">
          <table:table-cell office:value-type="float" office:value="8003" calcext:value-type="float">
            <text:p>8003</text:p>
          </table:table-cell>
          <table:table-cell table:formula="of:=IF([.A465]=&quot;&quot;;[.A466];[.A466]+[.B465])" office:value-type="float" office:value="28194" calcext:value-type="float">
            <text:p>28194</text:p>
          </table:table-cell>
          <table:table-cell/>
        </table:table-row>
        <table:table-row table:style-name="ro1">
          <table:table-cell office:value-type="float" office:value="7528" calcext:value-type="float">
            <text:p>7528</text:p>
          </table:table-cell>
          <table:table-cell table:formula="of:=IF([.A466]=&quot;&quot;;[.A467];[.A467]+[.B466])" office:value-type="float" office:value="35722" calcext:value-type="float">
            <text:p>35722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IF([.A467]=&quot;&quot;;[.A468];[.A468]+[.B467])" office:value-type="float" office:value="36951" calcext:value-type="float">
            <text:p>36951</text:p>
          </table:table-cell>
          <table:table-cell/>
        </table:table-row>
        <table:table-row table:style-name="ro1">
          <table:table-cell office:value-type="float" office:value="8685" calcext:value-type="float">
            <text:p>8685</text:p>
          </table:table-cell>
          <table:table-cell table:formula="of:=IF([.A468]=&quot;&quot;;[.A469];[.A469]+[.B468])" office:value-type="float" office:value="45636" calcext:value-type="float">
            <text:p>45636</text:p>
          </table:table-cell>
          <table:table-cell/>
        </table:table-row>
        <table:table-row table:style-name="ro1">
          <table:table-cell office:value-type="float" office:value="7621" calcext:value-type="float">
            <text:p>7621</text:p>
          </table:table-cell>
          <table:table-cell table:formula="of:=IF([.A469]=&quot;&quot;;[.A470];[.A470]+[.B469])" office:value-type="float" office:value="53257" calcext:value-type="float">
            <text:p>53257</text:p>
          </table:table-cell>
          <table:table-cell/>
        </table:table-row>
        <table:table-row table:style-name="ro1">
          <table:table-cell office:value-type="float" office:value="8658" calcext:value-type="float">
            <text:p>8658</text:p>
          </table:table-cell>
          <table:table-cell table:formula="of:=IF([.A470]=&quot;&quot;;[.A471];[.A471]+[.B470])" office:value-type="float" office:value="61915" calcext:value-type="float">
            <text:p>61915</text:p>
          </table:table-cell>
          <table:table-cell/>
        </table:table-row>
        <table:table-row table:style-name="ro1">
          <table:table-cell/>
          <table:table-cell table:formula="of:=IF([.A471]=&quot;&quot;;[.A472];[.A472]+[.B471])" office:value-type="float" office:value="61915" calcext:value-type="float">
            <text:p>61915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IF([.A472]=&quot;&quot;;[.A473];[.A473]+[.B472])"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IF([.A473]=&quot;&quot;;[.A474];[.A474]+[.B473])" office:value-type="float" office:value="6140" calcext:value-type="float">
            <text:p>6140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IF([.A474]=&quot;&quot;;[.A475];[.A475]+[.B474])" office:value-type="float" office:value="8292" calcext:value-type="float">
            <text:p>8292</text:p>
          </table:table-cell>
          <table:table-cell/>
        </table:table-row>
        <table:table-row table:style-name="ro1">
          <table:table-cell office:value-type="float" office:value="5375" calcext:value-type="float">
            <text:p>5375</text:p>
          </table:table-cell>
          <table:table-cell table:formula="of:=IF([.A475]=&quot;&quot;;[.A476];[.A476]+[.B475])" office:value-type="float" office:value="13667" calcext:value-type="float">
            <text:p>13667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table:formula="of:=IF([.A476]=&quot;&quot;;[.A477];[.A477]+[.B476])" office:value-type="float" office:value="16276" calcext:value-type="float">
            <text:p>16276</text:p>
          </table:table-cell>
          <table:table-cell/>
        </table:table-row>
        <table:table-row table:style-name="ro1">
          <table:table-cell office:value-type="float" office:value="8107" calcext:value-type="float">
            <text:p>8107</text:p>
          </table:table-cell>
          <table:table-cell table:formula="of:=IF([.A477]=&quot;&quot;;[.A478];[.A478]+[.B477])" office:value-type="float" office:value="24383" calcext:value-type="float">
            <text:p>24383</text:p>
          </table:table-cell>
          <table:table-cell/>
        </table:table-row>
        <table:table-row table:style-name="ro1">
          <table:table-cell office:value-type="float" office:value="6980" calcext:value-type="float">
            <text:p>6980</text:p>
          </table:table-cell>
          <table:table-cell table:formula="of:=IF([.A478]=&quot;&quot;;[.A479];[.A479]+[.B478])" office:value-type="float" office:value="31363" calcext:value-type="float">
            <text:p>31363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table:formula="of:=IF([.A479]=&quot;&quot;;[.A480];[.A480]+[.B479])" office:value-type="float" office:value="35846" calcext:value-type="float">
            <text:p>35846</text:p>
          </table:table-cell>
          <table:table-cell/>
        </table:table-row>
        <table:table-row table:style-name="ro1">
          <table:table-cell office:value-type="float" office:value="5277" calcext:value-type="float">
            <text:p>5277</text:p>
          </table:table-cell>
          <table:table-cell table:formula="of:=IF([.A480]=&quot;&quot;;[.A481];[.A481]+[.B480])" office:value-type="float" office:value="41123" calcext:value-type="float">
            <text:p>41123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IF([.A481]=&quot;&quot;;[.A482];[.A482]+[.B481])" office:value-type="float" office:value="44010" calcext:value-type="float">
            <text:p>44010</text:p>
          </table:table-cell>
          <table:table-cell/>
        </table:table-row>
        <table:table-row table:style-name="ro1">
          <table:table-cell/>
          <table:table-cell table:formula="of:=IF([.A482]=&quot;&quot;;[.A483];[.A483]+[.B482])" office:value-type="float" office:value="44010" calcext:value-type="float">
            <text:p>44010</text:p>
          </table:table-cell>
          <table:table-cell/>
        </table:table-row>
        <table:table-row table:style-name="ro1">
          <table:table-cell office:value-type="float" office:value="5247" calcext:value-type="float">
            <text:p>5247</text:p>
          </table:table-cell>
          <table:table-cell table:formula="of:=IF([.A483]=&quot;&quot;;[.A484];[.A484]+[.B483])" office:value-type="float" office:value="5247" calcext:value-type="float">
            <text:p>5247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IF([.A484]=&quot;&quot;;[.A485];[.A485]+[.B484])" office:value-type="float" office:value="8004" calcext:value-type="float">
            <text:p>8004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table:formula="of:=IF([.A485]=&quot;&quot;;[.A486];[.A486]+[.B485])" office:value-type="float" office:value="13567" calcext:value-type="float">
            <text:p>13567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IF([.A486]=&quot;&quot;;[.A487];[.A487]+[.B486])" office:value-type="float" office:value="16282" calcext:value-type="float">
            <text:p>16282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IF([.A487]=&quot;&quot;;[.A488];[.A488]+[.B487])" office:value-type="float" office:value="17949" calcext:value-type="float">
            <text:p>17949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IF([.A488]=&quot;&quot;;[.A489];[.A489]+[.B488])" office:value-type="float" office:value="19175" calcext:value-type="float">
            <text:p>19175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table:formula="of:=IF([.A489]=&quot;&quot;;[.A490];[.A490]+[.B489])" office:value-type="float" office:value="24275" calcext:value-type="float">
            <text:p>24275</text:p>
          </table:table-cell>
          <table:table-cell/>
        </table:table-row>
        <table:table-row table:style-name="ro1">
          <table:table-cell office:value-type="float" office:value="5406" calcext:value-type="float">
            <text:p>5406</text:p>
          </table:table-cell>
          <table:table-cell table:formula="of:=IF([.A490]=&quot;&quot;;[.A491];[.A491]+[.B490])" office:value-type="float" office:value="29681" calcext:value-type="float">
            <text:p>29681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table:formula="of:=IF([.A491]=&quot;&quot;;[.A492];[.A492]+[.B491])" office:value-type="float" office:value="33042" calcext:value-type="float">
            <text:p>33042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IF([.A492]=&quot;&quot;;[.A493];[.A493]+[.B492])" office:value-type="float" office:value="34915" calcext:value-type="float">
            <text:p>34915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IF([.A493]=&quot;&quot;;[.A494];[.A494]+[.B493])" office:value-type="float" office:value="36169" calcext:value-type="float">
            <text:p>36169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[.A494]=&quot;&quot;;[.A495];[.A495]+[.B494])" office:value-type="float" office:value="37624" calcext:value-type="float">
            <text:p>37624</text:p>
          </table:table-cell>
          <table:table-cell/>
        </table:table-row>
        <table:table-row table:style-name="ro1">
          <table:table-cell office:value-type="float" office:value="5119" calcext:value-type="float">
            <text:p>5119</text:p>
          </table:table-cell>
          <table:table-cell table:formula="of:=IF([.A495]=&quot;&quot;;[.A496];[.A496]+[.B495])" office:value-type="float" office:value="42743" calcext:value-type="float">
            <text:p>42743</text:p>
          </table:table-cell>
          <table:table-cell/>
        </table:table-row>
        <table:table-row table:style-name="ro1">
          <table:table-cell office:value-type="float" office:value="6059" calcext:value-type="float">
            <text:p>6059</text:p>
          </table:table-cell>
          <table:table-cell table:formula="of:=IF([.A496]=&quot;&quot;;[.A497];[.A497]+[.B496])" office:value-type="float" office:value="48802" calcext:value-type="float">
            <text:p>48802</text:p>
          </table:table-cell>
          <table:table-cell/>
        </table:table-row>
        <table:table-row table:style-name="ro1">
          <table:table-cell office:value-type="float" office:value="5763" calcext:value-type="float">
            <text:p>5763</text:p>
          </table:table-cell>
          <table:table-cell table:formula="of:=IF([.A497]=&quot;&quot;;[.A498];[.A498]+[.B497])" office:value-type="float" office:value="54565" calcext:value-type="float">
            <text:p>54565</text:p>
          </table:table-cell>
          <table:table-cell/>
        </table:table-row>
        <table:table-row table:style-name="ro1">
          <table:table-cell/>
          <table:table-cell table:formula="of:=IF([.A498]=&quot;&quot;;[.A499];[.A499]+[.B498])" office:value-type="float" office:value="54565" calcext:value-type="float">
            <text:p>54565</text:p>
          </table:table-cell>
          <table:table-cell/>
        </table:table-row>
        <table:table-row table:style-name="ro1">
          <table:table-cell office:value-type="float" office:value="36308" calcext:value-type="float">
            <text:p>36308</text:p>
          </table:table-cell>
          <table:table-cell table:formula="of:=IF([.A499]=&quot;&quot;;[.A500];[.A500]+[.B499])" office:value-type="float" office:value="36308" calcext:value-type="float">
            <text:p>36308</text:p>
          </table:table-cell>
          <table:table-cell/>
        </table:table-row>
        <table:table-row table:style-name="ro1">
          <table:table-cell/>
          <table:table-cell table:formula="of:=IF([.A500]=&quot;&quot;;[.A501];[.A501]+[.B500])" office:value-type="float" office:value="36308" calcext:value-type="float">
            <text:p>36308</text:p>
          </table:table-cell>
          <table:table-cell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formula="of:=IF([.A501]=&quot;&quot;;[.A502];[.A502]+[.B501])" office:value-type="float" office:value="10652" calcext:value-type="float">
            <text:p>10652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IF([.A502]=&quot;&quot;;[.A503];[.A503]+[.B502])" office:value-type="float" office:value="13121" calcext:value-type="float">
            <text:p>13121</text:p>
          </table:table-cell>
          <table:table-cell/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IF([.A503]=&quot;&quot;;[.A504];[.A504]+[.B503])" office:value-type="float" office:value="19020" calcext:value-type="float">
            <text:p>19020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IF([.A504]=&quot;&quot;;[.A505];[.A505]+[.B504])" office:value-type="float" office:value="22129" calcext:value-type="float">
            <text:p>22129</text:p>
          </table:table-cell>
          <table:table-cell/>
        </table:table-row>
        <table:table-row table:style-name="ro1">
          <table:table-cell office:value-type="float" office:value="9516" calcext:value-type="float">
            <text:p>9516</text:p>
          </table:table-cell>
          <table:table-cell table:formula="of:=IF([.A505]=&quot;&quot;;[.A506];[.A506]+[.B505])" office:value-type="float" office:value="31645" calcext:value-type="float">
            <text:p>31645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506]=&quot;&quot;;[.A507];[.A507]+[.B506])" office:value-type="float" office:value="32965" calcext:value-type="float">
            <text:p>32965</text:p>
          </table:table-cell>
          <table:table-cell/>
        </table:table-row>
        <table:table-row table:style-name="ro1">
          <table:table-cell office:value-type="float" office:value="5497" calcext:value-type="float">
            <text:p>5497</text:p>
          </table:table-cell>
          <table:table-cell table:formula="of:=IF([.A507]=&quot;&quot;;[.A508];[.A508]+[.B507])" office:value-type="float" office:value="38462" calcext:value-type="float">
            <text:p>38462</text:p>
          </table:table-cell>
          <table:table-cell/>
        </table:table-row>
        <table:table-row table:style-name="ro1">
          <table:table-cell office:value-type="float" office:value="8118" calcext:value-type="float">
            <text:p>8118</text:p>
          </table:table-cell>
          <table:table-cell table:formula="of:=IF([.A508]=&quot;&quot;;[.A509];[.A509]+[.B508])" office:value-type="float" office:value="46580" calcext:value-type="float">
            <text:p>46580</text:p>
          </table:table-cell>
          <table:table-cell/>
        </table:table-row>
        <table:table-row table:style-name="ro1">
          <table:table-cell/>
          <table:table-cell table:formula="of:=IF([.A509]=&quot;&quot;;[.A510];[.A510]+[.B509])" office:value-type="float" office:value="46580" calcext:value-type="float">
            <text:p>46580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IF([.A510]=&quot;&quot;;[.A511];[.A511]+[.B510])"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float" office:value="36728" calcext:value-type="float">
            <text:p>36728</text:p>
          </table:table-cell>
          <table:table-cell table:formula="of:=IF([.A511]=&quot;&quot;;[.A512];[.A512]+[.B511])" office:value-type="float" office:value="38361" calcext:value-type="float">
            <text:p>38361</text:p>
          </table:table-cell>
          <table:table-cell/>
        </table:table-row>
        <table:table-row table:style-name="ro1">
          <table:table-cell/>
          <table:table-cell table:formula="of:=IF([.A512]=&quot;&quot;;[.A513];[.A513]+[.B512])" office:value-type="float" office:value="38361" calcext:value-type="float">
            <text:p>38361</text:p>
          </table:table-cell>
          <table:table-cell/>
        </table:table-row>
        <table:table-row table:style-name="ro1">
          <table:table-cell office:value-type="float" office:value="15311" calcext:value-type="float">
            <text:p>15311</text:p>
          </table:table-cell>
          <table:table-cell table:formula="of:=IF([.A513]=&quot;&quot;;[.A514];[.A514]+[.B513])" office:value-type="float" office:value="15311" calcext:value-type="float">
            <text:p>15311</text:p>
          </table:table-cell>
          <table:table-cell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IF([.A514]=&quot;&quot;;[.A515];[.A515]+[.B514])" office:value-type="float" office:value="31111" calcext:value-type="float">
            <text:p>31111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.A515]=&quot;&quot;;[.A516];[.A516]+[.B515])" office:value-type="float" office:value="33456" calcext:value-type="float">
            <text:p>33456</text:p>
          </table:table-cell>
          <table:table-cell/>
        </table:table-row>
        <table:table-row table:style-name="ro1">
          <table:table-cell/>
          <table:table-cell table:formula="of:=IF([.A516]=&quot;&quot;;[.A517];[.A517]+[.B516])" office:value-type="float" office:value="33456" calcext:value-type="float">
            <text:p>33456</text:p>
          </table:table-cell>
          <table:table-cell/>
        </table:table-row>
        <table:table-row table:style-name="ro1">
          <table:table-cell office:value-type="float" office:value="8798" calcext:value-type="float">
            <text:p>8798</text:p>
          </table:table-cell>
          <table:table-cell table:formula="of:=IF([.A517]=&quot;&quot;;[.A518];[.A518]+[.B517])" office:value-type="float" office:value="8798" calcext:value-type="float">
            <text:p>8798</text:p>
          </table:table-cell>
          <table:table-cell/>
        </table:table-row>
        <table:table-row table:style-name="ro1">
          <table:table-cell office:value-type="float" office:value="7581" calcext:value-type="float">
            <text:p>7581</text:p>
          </table:table-cell>
          <table:table-cell table:formula="of:=IF([.A518]=&quot;&quot;;[.A519];[.A519]+[.B518])" office:value-type="float" office:value="16379" calcext:value-type="float">
            <text:p>16379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IF([.A519]=&quot;&quot;;[.A520];[.A520]+[.B519])" office:value-type="float" office:value="18656" calcext:value-type="float">
            <text:p>18656</text:p>
          </table:table-cell>
          <table:table-cell/>
        </table:table-row>
        <table:table-row table:style-name="ro1">
          <table:table-cell office:value-type="float" office:value="8154" calcext:value-type="float">
            <text:p>8154</text:p>
          </table:table-cell>
          <table:table-cell table:formula="of:=IF([.A520]=&quot;&quot;;[.A521];[.A521]+[.B520])" office:value-type="float" office:value="26810" calcext:value-type="float">
            <text:p>26810</text:p>
          </table:table-cell>
          <table:table-cell/>
        </table:table-row>
        <table:table-row table:style-name="ro1">
          <table:table-cell office:value-type="float" office:value="10875" calcext:value-type="float">
            <text:p>10875</text:p>
          </table:table-cell>
          <table:table-cell table:formula="of:=IF([.A521]=&quot;&quot;;[.A522];[.A522]+[.B521])" office:value-type="float" office:value="37685" calcext:value-type="float">
            <text:p>37685</text:p>
          </table:table-cell>
          <table:table-cell/>
        </table:table-row>
        <table:table-row table:style-name="ro1">
          <table:table-cell office:value-type="float" office:value="7322" calcext:value-type="float">
            <text:p>7322</text:p>
          </table:table-cell>
          <table:table-cell table:formula="of:=IF([.A522]=&quot;&quot;;[.A523];[.A523]+[.B522])" office:value-type="float" office:value="45007" calcext:value-type="float">
            <text:p>45007</text:p>
          </table:table-cell>
          <table:table-cell/>
        </table:table-row>
        <table:table-row table:style-name="ro1">
          <table:table-cell office:value-type="float" office:value="6145" calcext:value-type="float">
            <text:p>6145</text:p>
          </table:table-cell>
          <table:table-cell table:formula="of:=IF([.A523]=&quot;&quot;;[.A524];[.A524]+[.B523])" office:value-type="float" office:value="51152" calcext:value-type="float">
            <text:p>51152</text:p>
          </table:table-cell>
          <table:table-cell/>
        </table:table-row>
        <table:table-row table:style-name="ro1">
          <table:table-cell/>
          <table:table-cell table:formula="of:=IF([.A524]=&quot;&quot;;[.A525];[.A525]+[.B524])" office:value-type="float" office:value="51152" calcext:value-type="float">
            <text:p>51152</text:p>
          </table:table-cell>
          <table:table-cell/>
        </table:table-row>
        <table:table-row table:style-name="ro1">
          <table:table-cell office:value-type="float" office:value="9637" calcext:value-type="float">
            <text:p>9637</text:p>
          </table:table-cell>
          <table:table-cell table:formula="of:=IF([.A525]=&quot;&quot;;[.A526];[.A526]+[.B525])" office:value-type="float" office:value="9637" calcext:value-type="float">
            <text:p>9637</text:p>
          </table:table-cell>
          <table:table-cell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IF([.A526]=&quot;&quot;;[.A527];[.A527]+[.B526])" office:value-type="float" office:value="13334" calcext:value-type="float">
            <text:p>13334</text:p>
          </table:table-cell>
          <table:table-cell/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IF([.A527]=&quot;&quot;;[.A528];[.A528]+[.B527])" office:value-type="float" office:value="17347" calcext:value-type="float">
            <text:p>17347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IF([.A528]=&quot;&quot;;[.A529];[.A529]+[.B528])" office:value-type="float" office:value="20878" calcext:value-type="float">
            <text:p>20878</text:p>
          </table:table-cell>
          <table:table-cell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formula="of:=IF([.A529]=&quot;&quot;;[.A530];[.A530]+[.B529])" office:value-type="float" office:value="31205" calcext:value-type="float">
            <text:p>31205</text:p>
          </table:table-cell>
          <table:table-cell/>
        </table:table-row>
        <table:table-row table:style-name="ro1">
          <table:table-cell office:value-type="float" office:value="7563" calcext:value-type="float">
            <text:p>7563</text:p>
          </table:table-cell>
          <table:table-cell table:formula="of:=IF([.A530]=&quot;&quot;;[.A531];[.A531]+[.B530])" office:value-type="float" office:value="38768" calcext:value-type="float">
            <text:p>38768</text:p>
          </table:table-cell>
          <table:table-cell/>
        </table:table-row>
        <table:table-row table:style-name="ro1">
          <table:table-cell office:value-type="float" office:value="9885" calcext:value-type="float">
            <text:p>9885</text:p>
          </table:table-cell>
          <table:table-cell table:formula="of:=IF([.A531]=&quot;&quot;;[.A532];[.A532]+[.B531])" office:value-type="float" office:value="48653" calcext:value-type="float">
            <text:p>48653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IF([.A532]=&quot;&quot;;[.A533];[.A533]+[.B532])" office:value-type="float" office:value="51650" calcext:value-type="float">
            <text:p>51650</text:p>
          </table:table-cell>
          <table:table-cell/>
        </table:table-row>
        <table:table-row table:style-name="ro1">
          <table:table-cell/>
          <table:table-cell table:formula="of:=IF([.A533]=&quot;&quot;;[.A534];[.A534]+[.B533])" office:value-type="float" office:value="51650" calcext:value-type="float">
            <text:p>51650</text:p>
          </table:table-cell>
          <table:table-cell/>
        </table:table-row>
        <table:table-row table:style-name="ro1">
          <table:table-cell office:value-type="float" office:value="4043" calcext:value-type="float">
            <text:p>4043</text:p>
          </table:table-cell>
          <table:table-cell table:formula="of:=IF([.A534]=&quot;&quot;;[.A535];[.A535]+[.B534])"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IF([.A535]=&quot;&quot;;[.A536];[.A536]+[.B535])" office:value-type="float" office:value="6612" calcext:value-type="float">
            <text:p>6612</text:p>
          </table:table-cell>
          <table:table-cell/>
        </table:table-row>
        <table:table-row table:style-name="ro1">
          <table:table-cell office:value-type="float" office:value="6039" calcext:value-type="float">
            <text:p>6039</text:p>
          </table:table-cell>
          <table:table-cell table:formula="of:=IF([.A536]=&quot;&quot;;[.A537];[.A537]+[.B536])" office:value-type="float" office:value="12651" calcext:value-type="float">
            <text:p>12651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[.A537]=&quot;&quot;;[.A538];[.A538]+[.B537])" office:value-type="float" office:value="14618" calcext:value-type="float">
            <text:p>14618</text:p>
          </table:table-cell>
          <table:table-cell/>
        </table:table-row>
        <table:table-row table:style-name="ro1">
          <table:table-cell office:value-type="float" office:value="7443" calcext:value-type="float">
            <text:p>7443</text:p>
          </table:table-cell>
          <table:table-cell table:formula="of:=IF([.A538]=&quot;&quot;;[.A539];[.A539]+[.B538])" office:value-type="float" office:value="22061" calcext:value-type="float">
            <text:p>22061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IF([.A539]=&quot;&quot;;[.A540];[.A540]+[.B539])" office:value-type="float" office:value="25420" calcext:value-type="float">
            <text:p>25420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IF([.A540]=&quot;&quot;;[.A541];[.A541]+[.B540])" office:value-type="float" office:value="27743" calcext:value-type="float">
            <text:p>27743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table:formula="of:=IF([.A541]=&quot;&quot;;[.A542];[.A542]+[.B541])" office:value-type="float" office:value="33887" calcext:value-type="float">
            <text:p>33887</text:p>
          </table:table-cell>
          <table:table-cell/>
        </table:table-row>
        <table:table-row table:style-name="ro1">
          <table:table-cell office:value-type="float" office:value="6260" calcext:value-type="float">
            <text:p>6260</text:p>
          </table:table-cell>
          <table:table-cell table:formula="of:=IF([.A542]=&quot;&quot;;[.A543];[.A543]+[.B542])" office:value-type="float" office:value="40147" calcext:value-type="float">
            <text:p>40147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IF([.A543]=&quot;&quot;;[.A544];[.A544]+[.B543])" office:value-type="float" office:value="43078" calcext:value-type="float">
            <text:p>43078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IF([.A544]=&quot;&quot;;[.A545];[.A545]+[.B544])" office:value-type="float" office:value="44394" calcext:value-type="float">
            <text:p>44394</text:p>
          </table:table-cell>
          <table:table-cell/>
        </table:table-row>
        <table:table-row table:style-name="ro1">
          <table:table-cell/>
          <table:table-cell table:formula="of:=IF([.A545]=&quot;&quot;;[.A546];[.A546]+[.B545])" office:value-type="float" office:value="44394" calcext:value-type="float">
            <text:p>44394</text:p>
          </table:table-cell>
          <table:table-cell/>
        </table:table-row>
        <table:table-row table:style-name="ro1">
          <table:table-cell office:value-type="float" office:value="4511" calcext:value-type="float">
            <text:p>4511</text:p>
          </table:table-cell>
          <table:table-cell table:formula="of:=IF([.A546]=&quot;&quot;;[.A547];[.A547]+[.B546])" office:value-type="float" office:value="4511" calcext:value-type="float">
            <text:p>4511</text:p>
          </table:table-cell>
          <table:table-cell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formula="of:=IF([.A547]=&quot;&quot;;[.A548];[.A548]+[.B547])" office:value-type="float" office:value="15119" calcext:value-type="float">
            <text:p>15119</text:p>
          </table:table-cell>
          <table:table-cell/>
        </table:table-row>
        <table:table-row table:style-name="ro1">
          <table:table-cell office:value-type="float" office:value="16203" calcext:value-type="float">
            <text:p>16203</text:p>
          </table:table-cell>
          <table:table-cell table:formula="of:=IF([.A548]=&quot;&quot;;[.A549];[.A549]+[.B548])" office:value-type="float" office:value="31322" calcext:value-type="float">
            <text:p>31322</text:p>
          </table:table-cell>
          <table:table-cell/>
        </table:table-row>
        <table:table-row table:style-name="ro1">
          <table:table-cell office:value-type="float" office:value="5885" calcext:value-type="float">
            <text:p>5885</text:p>
          </table:table-cell>
          <table:table-cell table:formula="of:=IF([.A549]=&quot;&quot;;[.A550];[.A550]+[.B549])" office:value-type="float" office:value="37207" calcext:value-type="float">
            <text:p>37207</text:p>
          </table:table-cell>
          <table:table-cell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.A550]=&quot;&quot;;[.A551];[.A551]+[.B550])" office:value-type="float" office:value="43016" calcext:value-type="float">
            <text:p>43016</text:p>
          </table:table-cell>
          <table:table-cell/>
        </table:table-row>
        <table:table-row table:style-name="ro1">
          <table:table-cell/>
          <table:table-cell table:formula="of:=IF([.A551]=&quot;&quot;;[.A552];[.A552]+[.B551])" office:value-type="float" office:value="43016" calcext:value-type="float">
            <text:p>43016</text:p>
          </table:table-cell>
          <table:table-cell/>
        </table:table-row>
        <table:table-row table:style-name="ro1">
          <table:table-cell office:value-type="float" office:value="4708" calcext:value-type="float">
            <text:p>4708</text:p>
          </table:table-cell>
          <table:table-cell table:formula="of:=IF([.A552]=&quot;&quot;;[.A553];[.A553]+[.B552])" office:value-type="float" office:value="4708" calcext:value-type="float">
            <text:p>4708</text:p>
          </table:table-cell>
          <table:table-cell/>
        </table:table-row>
        <table:table-row table:style-name="ro1">
          <table:table-cell office:value-type="float" office:value="9406" calcext:value-type="float">
            <text:p>9406</text:p>
          </table:table-cell>
          <table:table-cell table:formula="of:=IF([.A553]=&quot;&quot;;[.A554];[.A554]+[.B553])" office:value-type="float" office:value="14114" calcext:value-type="float">
            <text:p>14114</text:p>
          </table:table-cell>
          <table:table-cell/>
        </table:table-row>
        <table:table-row table:style-name="ro1">
          <table:table-cell office:value-type="float" office:value="8620" calcext:value-type="float">
            <text:p>8620</text:p>
          </table:table-cell>
          <table:table-cell table:formula="of:=IF([.A554]=&quot;&quot;;[.A555];[.A555]+[.B554])" office:value-type="float" office:value="22734" calcext:value-type="float">
            <text:p>22734</text:p>
          </table:table-cell>
          <table:table-cell/>
        </table:table-row>
        <table:table-row table:style-name="ro1">
          <table:table-cell office:value-type="float" office:value="7918" calcext:value-type="float">
            <text:p>7918</text:p>
          </table:table-cell>
          <table:table-cell table:formula="of:=IF([.A555]=&quot;&quot;;[.A556];[.A556]+[.B555])" office:value-type="float" office:value="30652" calcext:value-type="float">
            <text:p>30652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table:formula="of:=IF([.A556]=&quot;&quot;;[.A557];[.A557]+[.B556])" office:value-type="float" office:value="34182" calcext:value-type="float">
            <text:p>34182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table:formula="of:=IF([.A557]=&quot;&quot;;[.A558];[.A558]+[.B557])" office:value-type="float" office:value="40614" calcext:value-type="float">
            <text:p>40614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IF([.A558]=&quot;&quot;;[.A559];[.A559]+[.B558])" office:value-type="float" office:value="41908" calcext:value-type="float">
            <text:p>41908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IF([.A559]=&quot;&quot;;[.A560];[.A560]+[.B559])" office:value-type="float" office:value="43037" calcext:value-type="float">
            <text:p>43037</text:p>
          </table:table-cell>
          <table:table-cell/>
        </table:table-row>
        <table:table-row table:style-name="ro1">
          <table:table-cell/>
          <table:table-cell table:formula="of:=IF([.A560]=&quot;&quot;;[.A561];[.A561]+[.B560])" office:value-type="float" office:value="43037" calcext:value-type="float">
            <text:p>43037</text:p>
          </table:table-cell>
          <table:table-cell/>
        </table:table-row>
        <table:table-row table:style-name="ro1">
          <table:table-cell office:value-type="float" office:value="5619" calcext:value-type="float">
            <text:p>5619</text:p>
          </table:table-cell>
          <table:table-cell table:formula="of:=IF([.A561]=&quot;&quot;;[.A562];[.A562]+[.B561])" office:value-type="float" office:value="5619" calcext:value-type="float">
            <text:p>5619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table:formula="of:=IF([.A562]=&quot;&quot;;[.A563];[.A563]+[.B562])" office:value-type="float" office:value="8518" calcext:value-type="float">
            <text:p>8518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IF([.A563]=&quot;&quot;;[.A564];[.A564]+[.B563])" office:value-type="float" office:value="9965" calcext:value-type="float">
            <text:p>9965</text:p>
          </table:table-cell>
          <table:table-cell/>
        </table:table-row>
        <table:table-row table:style-name="ro1">
          <table:table-cell office:value-type="float" office:value="4966" calcext:value-type="float">
            <text:p>4966</text:p>
          </table:table-cell>
          <table:table-cell table:formula="of:=IF([.A564]=&quot;&quot;;[.A565];[.A565]+[.B564])" office:value-type="float" office:value="14931" calcext:value-type="float">
            <text:p>14931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IF([.A565]=&quot;&quot;;[.A566];[.A566]+[.B565])" office:value-type="float" office:value="17533" calcext:value-type="float">
            <text:p>17533</text:p>
          </table:table-cell>
          <table:table-cell/>
        </table:table-row>
        <table:table-row table:style-name="ro1">
          <table:table-cell office:value-type="float" office:value="4203" calcext:value-type="float">
            <text:p>4203</text:p>
          </table:table-cell>
          <table:table-cell table:formula="of:=IF([.A566]=&quot;&quot;;[.A567];[.A567]+[.B566])" office:value-type="float" office:value="21736" calcext:value-type="float">
            <text:p>21736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IF([.A567]=&quot;&quot;;[.A568];[.A568]+[.B567])" office:value-type="float" office:value="22887" calcext:value-type="float">
            <text:p>22887</text:p>
          </table:table-cell>
          <table:table-cell/>
        </table:table-row>
        <table:table-row table:style-name="ro1">
          <table:table-cell office:value-type="float" office:value="4142" calcext:value-type="float">
            <text:p>4142</text:p>
          </table:table-cell>
          <table:table-cell table:formula="of:=IF([.A568]=&quot;&quot;;[.A569];[.A569]+[.B568])" office:value-type="float" office:value="27029" calcext:value-type="float">
            <text:p>27029</text:p>
          </table:table-cell>
          <table:table-cell/>
        </table:table-row>
        <table:table-row table:style-name="ro1">
          <table:table-cell office:value-type="float" office:value="5444" calcext:value-type="float">
            <text:p>5444</text:p>
          </table:table-cell>
          <table:table-cell table:formula="of:=IF([.A569]=&quot;&quot;;[.A570];[.A570]+[.B569])" office:value-type="float" office:value="32473" calcext:value-type="float">
            <text:p>32473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IF([.A570]=&quot;&quot;;[.A571];[.A571]+[.B570])" office:value-type="float" office:value="34101" calcext:value-type="float">
            <text:p>34101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IF([.A571]=&quot;&quot;;[.A572];[.A572]+[.B571])" office:value-type="float" office:value="37052" calcext:value-type="float">
            <text:p>37052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IF([.A572]=&quot;&quot;;[.A573];[.A573]+[.B572])" office:value-type="float" office:value="40289" calcext:value-type="float">
            <text:p>40289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IF([.A573]=&quot;&quot;;[.A574];[.A574]+[.B573])" office:value-type="float" office:value="42911" calcext:value-type="float">
            <text:p>42911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IF([.A574]=&quot;&quot;;[.A575];[.A575]+[.B574])" office:value-type="float" office:value="44683" calcext:value-type="float">
            <text:p>44683</text:p>
          </table:table-cell>
          <table:table-cell/>
        </table:table-row>
        <table:table-row table:style-name="ro1">
          <table:table-cell office:value-type="float" office:value="4763" calcext:value-type="float">
            <text:p>4763</text:p>
          </table:table-cell>
          <table:table-cell table:formula="of:=IF([.A575]=&quot;&quot;;[.A576];[.A576]+[.B575])" office:value-type="float" office:value="49446" calcext:value-type="float">
            <text:p>49446</text:p>
          </table:table-cell>
          <table:table-cell/>
        </table:table-row>
        <table:table-row table:style-name="ro1">
          <table:table-cell/>
          <table:table-cell table:formula="of:=IF([.A576]=&quot;&quot;;[.A577];[.A577]+[.B576])" office:value-type="float" office:value="49446" calcext:value-type="float">
            <text:p>49446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IF([.A577]=&quot;&quot;;[.A578];[.A578]+[.B577])" office:value-type="float" office:value="2587" calcext:value-type="float">
            <text:p>2587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IF([.A578]=&quot;&quot;;[.A579];[.A579]+[.B578])" office:value-type="float" office:value="4871" calcext:value-type="float">
            <text:p>4871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IF([.A579]=&quot;&quot;;[.A580];[.A580]+[.B579])" office:value-type="float" office:value="7702" calcext:value-type="float">
            <text:p>7702</text:p>
          </table:table-cell>
          <table:table-cell/>
        </table:table-row>
        <table:table-row table:style-name="ro1">
          <table:table-cell office:value-type="float" office:value="8008" calcext:value-type="float">
            <text:p>8008</text:p>
          </table:table-cell>
          <table:table-cell table:formula="of:=IF([.A580]=&quot;&quot;;[.A581];[.A581]+[.B580])" office:value-type="float" office:value="15710" calcext:value-type="float">
            <text:p>15710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IF([.A581]=&quot;&quot;;[.A582];[.A582]+[.B581])" office:value-type="float" office:value="17886" calcext:value-type="float">
            <text:p>17886</text:p>
          </table:table-cell>
          <table:table-cell/>
        </table:table-row>
        <table:table-row table:style-name="ro1">
          <table:table-cell office:value-type="float" office:value="11829" calcext:value-type="float">
            <text:p>11829</text:p>
          </table:table-cell>
          <table:table-cell table:formula="of:=IF([.A582]=&quot;&quot;;[.A583];[.A583]+[.B582])" office:value-type="float" office:value="29715" calcext:value-type="float">
            <text:p>29715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IF([.A583]=&quot;&quot;;[.A584];[.A584]+[.B583])" office:value-type="float" office:value="32227" calcext:value-type="float">
            <text:p>32227</text:p>
          </table:table-cell>
          <table:table-cell/>
        </table:table-row>
        <table:table-row table:style-name="ro1">
          <table:table-cell/>
          <table:table-cell table:formula="of:=IF([.A584]=&quot;&quot;;[.A585];[.A585]+[.B584])" office:value-type="float" office:value="32227" calcext:value-type="float">
            <text:p>32227</text:p>
          </table:table-cell>
          <table:table-cell/>
        </table:table-row>
        <table:table-row table:style-name="ro1">
          <table:table-cell office:value-type="float" office:value="13915" calcext:value-type="float">
            <text:p>13915</text:p>
          </table:table-cell>
          <table:table-cell table:formula="of:=IF([.A585]=&quot;&quot;;[.A586];[.A586]+[.B585])" office:value-type="float" office:value="13915" calcext:value-type="float">
            <text:p>13915</text:p>
          </table:table-cell>
          <table:table-cell/>
        </table:table-row>
        <table:table-row table:style-name="ro1">
          <table:table-cell office:value-type="float" office:value="13264" calcext:value-type="float">
            <text:p>13264</text:p>
          </table:table-cell>
          <table:table-cell table:formula="of:=IF([.A586]=&quot;&quot;;[.A587];[.A587]+[.B586])" office:value-type="float" office:value="27179" calcext:value-type="float">
            <text:p>27179</text:p>
          </table:table-cell>
          <table:table-cell/>
        </table:table-row>
        <table:table-row table:style-name="ro1">
          <table:table-cell office:value-type="float" office:value="10711" calcext:value-type="float">
            <text:p>10711</text:p>
          </table:table-cell>
          <table:table-cell table:formula="of:=IF([.A587]=&quot;&quot;;[.A588];[.A588]+[.B587])" office:value-type="float" office:value="37890" calcext:value-type="float">
            <text:p>37890</text:p>
          </table:table-cell>
          <table:table-cell/>
        </table:table-row>
        <table:table-row table:style-name="ro1">
          <table:table-cell office:value-type="float" office:value="5834" calcext:value-type="float">
            <text:p>5834</text:p>
          </table:table-cell>
          <table:table-cell table:formula="of:=IF([.A588]=&quot;&quot;;[.A589];[.A589]+[.B588])" office:value-type="float" office:value="43724" calcext:value-type="float">
            <text:p>43724</text:p>
          </table:table-cell>
          <table:table-cell/>
        </table:table-row>
        <table:table-row table:style-name="ro1">
          <table:table-cell office:value-type="float" office:value="8227" calcext:value-type="float">
            <text:p>8227</text:p>
          </table:table-cell>
          <table:table-cell table:formula="of:=IF([.A589]=&quot;&quot;;[.A590];[.A590]+[.B589])" office:value-type="float" office:value="51951" calcext:value-type="float">
            <text:p>51951</text:p>
          </table:table-cell>
          <table:table-cell/>
        </table:table-row>
        <table:table-row table:style-name="ro1">
          <table:table-cell/>
          <table:table-cell table:formula="of:=IF([.A590]=&quot;&quot;;[.A591];[.A591]+[.B590])" office:value-type="float" office:value="51951" calcext:value-type="float">
            <text:p>51951</text:p>
          </table:table-cell>
          <table:table-cell/>
        </table:table-row>
        <table:table-row table:style-name="ro1">
          <table:table-cell office:value-type="float" office:value="9012" calcext:value-type="float">
            <text:p>9012</text:p>
          </table:table-cell>
          <table:table-cell table:formula="of:=IF([.A591]=&quot;&quot;;[.A592];[.A592]+[.B591])" office:value-type="float" office:value="9012" calcext:value-type="float">
            <text:p>9012</text:p>
          </table:table-cell>
          <table:table-cell/>
        </table:table-row>
        <table:table-row table:style-name="ro1">
          <table:table-cell office:value-type="float" office:value="13250" calcext:value-type="float">
            <text:p>13250</text:p>
          </table:table-cell>
          <table:table-cell table:formula="of:=IF([.A592]=&quot;&quot;;[.A593];[.A593]+[.B592])" office:value-type="float" office:value="22262" calcext:value-type="float">
            <text:p>22262</text:p>
          </table:table-cell>
          <table:table-cell/>
        </table:table-row>
        <table:table-row table:style-name="ro1">
          <table:table-cell office:value-type="float" office:value="9137" calcext:value-type="float">
            <text:p>9137</text:p>
          </table:table-cell>
          <table:table-cell table:formula="of:=IF([.A593]=&quot;&quot;;[.A594];[.A594]+[.B593])" office:value-type="float" office:value="31399" calcext:value-type="float">
            <text:p>31399</text:p>
          </table:table-cell>
          <table:table-cell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IF([.A594]=&quot;&quot;;[.A595];[.A595]+[.B594])" office:value-type="float" office:value="35181" calcext:value-type="float">
            <text:p>35181</text:p>
          </table:table-cell>
          <table:table-cell/>
        </table:table-row>
        <table:table-row table:style-name="ro1">
          <table:table-cell office:value-type="float" office:value="8746" calcext:value-type="float">
            <text:p>8746</text:p>
          </table:table-cell>
          <table:table-cell table:formula="of:=IF([.A595]=&quot;&quot;;[.A596];[.A596]+[.B595])" office:value-type="float" office:value="43927" calcext:value-type="float">
            <text:p>43927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596]=&quot;&quot;;[.A597];[.A597]+[.B596])" office:value-type="float" office:value="46673" calcext:value-type="float">
            <text:p>46673</text:p>
          </table:table-cell>
          <table:table-cell/>
        </table:table-row>
        <table:table-row table:style-name="ro1">
          <table:table-cell/>
          <table:table-cell table:formula="of:=IF([.A597]=&quot;&quot;;[.A598];[.A598]+[.B597])" office:value-type="float" office:value="46673" calcext:value-type="float">
            <text:p>46673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IF([.A598]=&quot;&quot;;[.A599];[.A599]+[.B598])" office:value-type="float" office:value="3215" calcext:value-type="float">
            <text:p>3215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IF([.A599]=&quot;&quot;;[.A600];[.A600]+[.B599])" office:value-type="float" office:value="5982" calcext:value-type="float">
            <text:p>5982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IF([.A600]=&quot;&quot;;[.A601];[.A601]+[.B600])" office:value-type="float" office:value="7961" calcext:value-type="float">
            <text:p>7961</text:p>
          </table:table-cell>
          <table:table-cell/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IF([.A601]=&quot;&quot;;[.A602];[.A602]+[.B601])" office:value-type="float" office:value="11792" calcext:value-type="float">
            <text:p>11792</text:p>
          </table:table-cell>
          <table:table-cell/>
        </table:table-row>
        <table:table-row table:style-name="ro1">
          <table:table-cell office:value-type="float" office:value="5022" calcext:value-type="float">
            <text:p>5022</text:p>
          </table:table-cell>
          <table:table-cell table:formula="of:=IF([.A602]=&quot;&quot;;[.A603];[.A603]+[.B602])" office:value-type="float" office:value="16814" calcext:value-type="float">
            <text:p>16814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IF([.A603]=&quot;&quot;;[.A604];[.A604]+[.B603])" office:value-type="float" office:value="17985" calcext:value-type="float">
            <text:p>17985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IF([.A604]=&quot;&quot;;[.A605];[.A605]+[.B604])" office:value-type="float" office:value="19300" calcext:value-type="float">
            <text:p>19300</text:p>
          </table:table-cell>
          <table:table-cell/>
        </table:table-row>
        <table:table-row table:style-name="ro1">
          <table:table-cell office:value-type="float" office:value="4688" calcext:value-type="float">
            <text:p>4688</text:p>
          </table:table-cell>
          <table:table-cell table:formula="of:=IF([.A605]=&quot;&quot;;[.A606];[.A606]+[.B605])" office:value-type="float" office:value="23988" calcext:value-type="float">
            <text:p>23988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table:formula="of:=IF([.A606]=&quot;&quot;;[.A607];[.A607]+[.B606])" office:value-type="float" office:value="26981" calcext:value-type="float">
            <text:p>26981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IF([.A607]=&quot;&quot;;[.A608];[.A608]+[.B607])" office:value-type="float" office:value="28708" calcext:value-type="float">
            <text:p>28708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IF([.A608]=&quot;&quot;;[.A609];[.A609]+[.B608])" office:value-type="float" office:value="30340" calcext:value-type="float">
            <text:p>30340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table:formula="of:=IF([.A609]=&quot;&quot;;[.A610];[.A610]+[.B609])" office:value-type="float" office:value="32916" calcext:value-type="float">
            <text:p>32916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IF([.A610]=&quot;&quot;;[.A611];[.A611]+[.B610])" office:value-type="float" office:value="34064" calcext:value-type="float">
            <text:p>34064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IF([.A611]=&quot;&quot;;[.A612];[.A612]+[.B611])" office:value-type="float" office:value="37411" calcext:value-type="float">
            <text:p>37411</text:p>
          </table:table-cell>
          <table:table-cell/>
        </table:table-row>
        <table:table-row table:style-name="ro1">
          <table:table-cell office:value-type="float" office:value="5848" calcext:value-type="float">
            <text:p>5848</text:p>
          </table:table-cell>
          <table:table-cell table:formula="of:=IF([.A612]=&quot;&quot;;[.A613];[.A613]+[.B612])" office:value-type="float" office:value="43259" calcext:value-type="float">
            <text:p>43259</text:p>
          </table:table-cell>
          <table:table-cell/>
        </table:table-row>
        <table:table-row table:style-name="ro1">
          <table:table-cell/>
          <table:table-cell table:formula="of:=IF([.A613]=&quot;&quot;;[.A614];[.A614]+[.B613])" office:value-type="float" office:value="43259" calcext:value-type="float">
            <text:p>43259</text:p>
          </table:table-cell>
          <table:table-cell/>
        </table:table-row>
        <table:table-row table:style-name="ro1">
          <table:table-cell office:value-type="float" office:value="4528" calcext:value-type="float">
            <text:p>4528</text:p>
          </table:table-cell>
          <table:table-cell table:formula="of:=IF([.A614]=&quot;&quot;;[.A615];[.A615]+[.B614])" office:value-type="float" office:value="4528" calcext:value-type="float">
            <text:p>4528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IF([.A615]=&quot;&quot;;[.A616];[.A616]+[.B615])" office:value-type="float" office:value="5594" calcext:value-type="float">
            <text:p>5594</text:p>
          </table:table-cell>
          <table:table-cell/>
        </table:table-row>
        <table:table-row table:style-name="ro1">
          <table:table-cell office:value-type="float" office:value="24591" calcext:value-type="float">
            <text:p>24591</text:p>
          </table:table-cell>
          <table:table-cell table:formula="of:=IF([.A616]=&quot;&quot;;[.A617];[.A617]+[.B616])" office:value-type="float" office:value="30185" calcext:value-type="float">
            <text:p>30185</text:p>
          </table:table-cell>
          <table:table-cell/>
        </table:table-row>
        <table:table-row table:style-name="ro1">
          <table:table-cell/>
          <table:table-cell table:formula="of:=IF([.A617]=&quot;&quot;;[.A618];[.A618]+[.B617])" office:value-type="float" office:value="30185" calcext:value-type="float">
            <text:p>30185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IF([.A618]=&quot;&quot;;[.A619];[.A619]+[.B618])"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5616" calcext:value-type="float">
            <text:p>5616</text:p>
          </table:table-cell>
          <table:table-cell table:formula="of:=IF([.A619]=&quot;&quot;;[.A620];[.A620]+[.B619])" office:value-type="float" office:value="6723" calcext:value-type="float">
            <text:p>6723</text:p>
          </table:table-cell>
          <table:table-cell/>
        </table:table-row>
        <table:table-row table:style-name="ro1">
          <table:table-cell office:value-type="float" office:value="6397" calcext:value-type="float">
            <text:p>6397</text:p>
          </table:table-cell>
          <table:table-cell table:formula="of:=IF([.A620]=&quot;&quot;;[.A621];[.A621]+[.B620])" office:value-type="float" office:value="13120" calcext:value-type="float">
            <text:p>13120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table:formula="of:=IF([.A621]=&quot;&quot;;[.A622];[.A622]+[.B621])" office:value-type="float" office:value="16735" calcext:value-type="float">
            <text:p>16735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[.A622]=&quot;&quot;;[.A623];[.A623]+[.B622])" office:value-type="float" office:value="18657" calcext:value-type="float">
            <text:p>18657</text:p>
          </table:table-cell>
          <table:table-cell/>
        </table:table-row>
        <table:table-row table:style-name="ro1">
          <table:table-cell office:value-type="float" office:value="7825" calcext:value-type="float">
            <text:p>7825</text:p>
          </table:table-cell>
          <table:table-cell table:formula="of:=IF([.A623]=&quot;&quot;;[.A624];[.A624]+[.B623])" office:value-type="float" office:value="26482" calcext:value-type="float">
            <text:p>26482</text:p>
          </table:table-cell>
          <table:table-cell/>
        </table:table-row>
        <table:table-row table:style-name="ro1">
          <table:table-cell office:value-type="float" office:value="4068" calcext:value-type="float">
            <text:p>4068</text:p>
          </table:table-cell>
          <table:table-cell table:formula="of:=IF([.A624]=&quot;&quot;;[.A625];[.A625]+[.B624])" office:value-type="float" office:value="30550" calcext:value-type="float">
            <text:p>30550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IF([.A625]=&quot;&quot;;[.A626];[.A626]+[.B625])" office:value-type="float" office:value="32832" calcext:value-type="float">
            <text:p>32832</text:p>
          </table:table-cell>
          <table:table-cell/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IF([.A626]=&quot;&quot;;[.A627];[.A627]+[.B626])" office:value-type="float" office:value="37801" calcext:value-type="float">
            <text:p>37801</text:p>
          </table:table-cell>
          <table:table-cell/>
        </table:table-row>
        <table:table-row table:style-name="ro1">
          <table:table-cell office:value-type="float" office:value="4928" calcext:value-type="float">
            <text:p>4928</text:p>
          </table:table-cell>
          <table:table-cell table:formula="of:=IF([.A627]=&quot;&quot;;[.A628];[.A628]+[.B627])" office:value-type="float" office:value="42729" calcext:value-type="float">
            <text:p>42729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628]=&quot;&quot;;[.A629];[.A629]+[.B628])" office:value-type="float" office:value="44685" calcext:value-type="float">
            <text:p>44685</text:p>
          </table:table-cell>
          <table:table-cell/>
        </table:table-row>
        <table:table-row table:style-name="ro1">
          <table:table-cell/>
          <table:table-cell table:formula="of:=IF([.A629]=&quot;&quot;;[.A630];[.A630]+[.B629])" office:value-type="float" office:value="44685" calcext:value-type="float">
            <text:p>44685</text:p>
          </table:table-cell>
          <table:table-cell/>
        </table:table-row>
        <table:table-row table:style-name="ro1">
          <table:table-cell office:value-type="float" office:value="7563" calcext:value-type="float">
            <text:p>7563</text:p>
          </table:table-cell>
          <table:table-cell table:formula="of:=IF([.A630]=&quot;&quot;;[.A631];[.A631]+[.B630])" office:value-type="float" office:value="7563" calcext:value-type="float">
            <text:p>7563</text:p>
          </table:table-cell>
          <table:table-cell/>
        </table:table-row>
        <table:table-row table:style-name="ro1">
          <table:table-cell office:value-type="float" office:value="8015" calcext:value-type="float">
            <text:p>8015</text:p>
          </table:table-cell>
          <table:table-cell table:formula="of:=IF([.A631]=&quot;&quot;;[.A632];[.A632]+[.B631])" office:value-type="float" office:value="15578" calcext:value-type="float">
            <text:p>15578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IF([.A632]=&quot;&quot;;[.A633];[.A633]+[.B632])" office:value-type="float" office:value="17177" calcext:value-type="float">
            <text:p>17177</text:p>
          </table:table-cell>
          <table:table-cell/>
        </table:table-row>
        <table:table-row table:style-name="ro1">
          <table:table-cell office:value-type="float" office:value="7393" calcext:value-type="float">
            <text:p>7393</text:p>
          </table:table-cell>
          <table:table-cell table:formula="of:=IF([.A633]=&quot;&quot;;[.A634];[.A634]+[.B633])" office:value-type="float" office:value="24570" calcext:value-type="float">
            <text:p>24570</text:p>
          </table:table-cell>
          <table:table-cell/>
        </table:table-row>
        <table:table-row table:style-name="ro1">
          <table:table-cell office:value-type="float" office:value="8540" calcext:value-type="float">
            <text:p>8540</text:p>
          </table:table-cell>
          <table:table-cell table:formula="of:=IF([.A634]=&quot;&quot;;[.A635];[.A635]+[.B634])" office:value-type="float" office:value="33110" calcext:value-type="float">
            <text:p>33110</text:p>
          </table:table-cell>
          <table:table-cell/>
        </table:table-row>
        <table:table-row table:style-name="ro1">
          <table:table-cell office:value-type="float" office:value="5662" calcext:value-type="float">
            <text:p>5662</text:p>
          </table:table-cell>
          <table:table-cell table:formula="of:=IF([.A635]=&quot;&quot;;[.A636];[.A636]+[.B635])" office:value-type="float" office:value="38772" calcext:value-type="float">
            <text:p>38772</text:p>
          </table:table-cell>
          <table:table-cell/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IF([.A636]=&quot;&quot;;[.A637];[.A637]+[.B636])" office:value-type="float" office:value="42068" calcext:value-type="float">
            <text:p>42068</text:p>
          </table:table-cell>
          <table:table-cell/>
        </table:table-row>
        <table:table-row table:style-name="ro1">
          <table:table-cell office:value-type="float" office:value="7456" calcext:value-type="float">
            <text:p>7456</text:p>
          </table:table-cell>
          <table:table-cell table:formula="of:=IF([.A637]=&quot;&quot;;[.A638];[.A638]+[.B637])" office:value-type="float" office:value="49524" calcext:value-type="float">
            <text:p>49524</text:p>
          </table:table-cell>
          <table:table-cell/>
        </table:table-row>
        <table:table-row table:style-name="ro1">
          <table:table-cell office:value-type="float" office:value="7456" calcext:value-type="float">
            <text:p>7456</text:p>
          </table:table-cell>
          <table:table-cell table:formula="of:=IF([.A638]=&quot;&quot;;[.A639];[.A639]+[.B638])" office:value-type="float" office:value="56980" calcext:value-type="float">
            <text:p>56980</text:p>
          </table:table-cell>
          <table:table-cell/>
        </table:table-row>
        <table:table-row table:style-name="ro1">
          <table:table-cell office:value-type="float" office:value="6788" calcext:value-type="float">
            <text:p>6788</text:p>
          </table:table-cell>
          <table:table-cell table:formula="of:=IF([.A639]=&quot;&quot;;[.A640];[.A640]+[.B639])" office:value-type="float" office:value="63768" calcext:value-type="float">
            <text:p>63768</text:p>
          </table:table-cell>
          <table:table-cell/>
        </table:table-row>
        <table:table-row table:style-name="ro1">
          <table:table-cell/>
          <table:table-cell table:formula="of:=IF([.A640]=&quot;&quot;;[.A641];[.A641]+[.B640])" office:value-type="float" office:value="63768" calcext:value-type="float">
            <text:p>63768</text:p>
          </table:table-cell>
          <table:table-cell/>
        </table:table-row>
        <table:table-row table:style-name="ro1">
          <table:table-cell office:value-type="float" office:value="8739" calcext:value-type="float">
            <text:p>8739</text:p>
          </table:table-cell>
          <table:table-cell table:formula="of:=IF([.A641]=&quot;&quot;;[.A642];[.A642]+[.B641])" office:value-type="float" office:value="8739" calcext:value-type="float">
            <text:p>8739</text:p>
          </table:table-cell>
          <table:table-cell/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IF([.A642]=&quot;&quot;;[.A643];[.A643]+[.B642])" office:value-type="float" office:value="12614" calcext:value-type="float">
            <text:p>12614</text:p>
          </table:table-cell>
          <table:table-cell/>
        </table:table-row>
        <table:table-row table:style-name="ro1">
          <table:table-cell/>
          <table:table-cell table:formula="of:=IF([.A643]=&quot;&quot;;[.A644];[.A644]+[.B643])" office:value-type="float" office:value="12614" calcext:value-type="float">
            <text:p>12614</text:p>
          </table:table-cell>
          <table:table-cell/>
        </table:table-row>
        <table:table-row table:style-name="ro1">
          <table:table-cell office:value-type="float" office:value="5167" calcext:value-type="float">
            <text:p>5167</text:p>
          </table:table-cell>
          <table:table-cell table:formula="of:=IF([.A644]=&quot;&quot;;[.A645];[.A645]+[.B644])" office:value-type="float" office:value="5167" calcext:value-type="float">
            <text:p>5167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IF([.A645]=&quot;&quot;;[.A646];[.A646]+[.B645])" office:value-type="float" office:value="6644" calcext:value-type="float">
            <text:p>6644</text:p>
          </table:table-cell>
          <table:table-cell/>
        </table:table-row>
        <table:table-row table:style-name="ro1">
          <table:table-cell office:value-type="float" office:value="5247" calcext:value-type="float">
            <text:p>5247</text:p>
          </table:table-cell>
          <table:table-cell table:formula="of:=IF([.A646]=&quot;&quot;;[.A647];[.A647]+[.B646])" office:value-type="float" office:value="11891" calcext:value-type="float">
            <text:p>11891</text:p>
          </table:table-cell>
          <table:table-cell/>
        </table:table-row>
        <table:table-row table:style-name="ro1">
          <table:table-cell office:value-type="float" office:value="8143" calcext:value-type="float">
            <text:p>8143</text:p>
          </table:table-cell>
          <table:table-cell table:formula="of:=IF([.A647]=&quot;&quot;;[.A648];[.A648]+[.B647])" office:value-type="float" office:value="20034" calcext:value-type="float">
            <text:p>20034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IF([.A648]=&quot;&quot;;[.A649];[.A649]+[.B648])" office:value-type="float" office:value="21539" calcext:value-type="float">
            <text:p>21539</text:p>
          </table:table-cell>
          <table:table-cell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formula="of:=IF([.A649]=&quot;&quot;;[.A650];[.A650]+[.B649])" office:value-type="float" office:value="31759" calcext:value-type="float">
            <text:p>31759</text:p>
          </table:table-cell>
          <table:table-cell/>
        </table:table-row>
        <table:table-row table:style-name="ro1">
          <table:table-cell office:value-type="float" office:value="7960" calcext:value-type="float">
            <text:p>7960</text:p>
          </table:table-cell>
          <table:table-cell table:formula="of:=IF([.A650]=&quot;&quot;;[.A651];[.A651]+[.B650])" office:value-type="float" office:value="39719" calcext:value-type="float">
            <text:p>39719</text:p>
          </table:table-cell>
          <table:table-cell/>
        </table:table-row>
        <table:table-row table:style-name="ro1">
          <table:table-cell office:value-type="float" office:value="4732" calcext:value-type="float">
            <text:p>4732</text:p>
          </table:table-cell>
          <table:table-cell table:formula="of:=IF([.A651]=&quot;&quot;;[.A652];[.A652]+[.B651])" office:value-type="float" office:value="44451" calcext:value-type="float">
            <text:p>44451</text:p>
          </table:table-cell>
          <table:table-cell/>
        </table:table-row>
        <table:table-row table:style-name="ro1">
          <table:table-cell/>
          <table:table-cell table:formula="of:=IF([.A652]=&quot;&quot;;[.A653];[.A653]+[.B652])" office:value-type="float" office:value="44451" calcext:value-type="float">
            <text:p>44451</text:p>
          </table:table-cell>
          <table:table-cell/>
        </table:table-row>
        <table:table-row table:style-name="ro1">
          <table:table-cell office:value-type="float" office:value="16912" calcext:value-type="float">
            <text:p>16912</text:p>
          </table:table-cell>
          <table:table-cell table:formula="of:=IF([.A653]=&quot;&quot;;[.A654];[.A654]+[.B653])" office:value-type="float" office:value="16912" calcext:value-type="float">
            <text:p>16912</text:p>
          </table:table-cell>
          <table:table-cell/>
        </table:table-row>
        <table:table-row table:style-name="ro1">
          <table:table-cell/>
          <table:table-cell table:formula="of:=IF([.A654]=&quot;&quot;;[.A655];[.A655]+[.B654])" office:value-type="float" office:value="16912" calcext:value-type="float">
            <text:p>16912</text:p>
          </table:table-cell>
          <table:table-cell/>
        </table:table-row>
        <table:table-row table:style-name="ro1">
          <table:table-cell office:value-type="float" office:value="4976" calcext:value-type="float">
            <text:p>4976</text:p>
          </table:table-cell>
          <table:table-cell table:formula="of:=IF([.A655]=&quot;&quot;;[.A656];[.A656]+[.B655])" office:value-type="float" office:value="4976" calcext:value-type="float">
            <text:p>4976</text:p>
          </table:table-cell>
          <table:table-cell/>
        </table:table-row>
        <table:table-row table:style-name="ro1">
          <table:table-cell office:value-type="float" office:value="7525" calcext:value-type="float">
            <text:p>7525</text:p>
          </table:table-cell>
          <table:table-cell table:formula="of:=IF([.A656]=&quot;&quot;;[.A657];[.A657]+[.B656])" office:value-type="float" office:value="12501" calcext:value-type="float">
            <text:p>12501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IF([.A657]=&quot;&quot;;[.A658];[.A658]+[.B657])" office:value-type="float" office:value="14237" calcext:value-type="float">
            <text:p>14237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IF([.A658]=&quot;&quot;;[.A659];[.A659]+[.B658])" office:value-type="float" office:value="15245" calcext:value-type="float">
            <text:p>15245</text:p>
          </table:table-cell>
          <table:table-cell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IF([.A659]=&quot;&quot;;[.A660];[.A660]+[.B659])" office:value-type="float" office:value="20222" calcext:value-type="float">
            <text:p>20222</text:p>
          </table:table-cell>
          <table:table-cell/>
        </table:table-row>
        <table:table-row table:style-name="ro1">
          <table:table-cell office:value-type="float" office:value="5674" calcext:value-type="float">
            <text:p>5674</text:p>
          </table:table-cell>
          <table:table-cell table:formula="of:=IF([.A660]=&quot;&quot;;[.A661];[.A661]+[.B660])" office:value-type="float" office:value="25896" calcext:value-type="float">
            <text:p>25896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table:formula="of:=IF([.A661]=&quot;&quot;;[.A662];[.A662]+[.B661])" office:value-type="float" office:value="30340" calcext:value-type="float">
            <text:p>30340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table:formula="of:=IF([.A662]=&quot;&quot;;[.A663];[.A663]+[.B662])" office:value-type="float" office:value="36572" calcext:value-type="float">
            <text:p>36572</text:p>
          </table:table-cell>
          <table:table-cell/>
        </table:table-row>
        <table:table-row table:style-name="ro1">
          <table:table-cell office:value-type="float" office:value="6049" calcext:value-type="float">
            <text:p>6049</text:p>
          </table:table-cell>
          <table:table-cell table:formula="of:=IF([.A663]=&quot;&quot;;[.A664];[.A664]+[.B663])" office:value-type="float" office:value="42621" calcext:value-type="float">
            <text:p>42621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table:formula="of:=IF([.A664]=&quot;&quot;;[.A665];[.A665]+[.B664])" office:value-type="float" office:value="46260" calcext:value-type="float">
            <text:p>46260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.A665]=&quot;&quot;;[.A666];[.A666]+[.B665])" office:value-type="float" office:value="50782" calcext:value-type="float">
            <text:p>50782</text:p>
          </table:table-cell>
          <table:table-cell/>
        </table:table-row>
        <table:table-row table:style-name="ro1">
          <table:table-cell/>
          <table:table-cell table:formula="of:=IF([.A666]=&quot;&quot;;[.A667];[.A667]+[.B666])" office:value-type="float" office:value="50782" calcext:value-type="float">
            <text:p>50782</text:p>
          </table:table-cell>
          <table:table-cell/>
        </table:table-row>
        <table:table-row table:style-name="ro1">
          <table:table-cell office:value-type="float" office:value="22528" calcext:value-type="float">
            <text:p>22528</text:p>
          </table:table-cell>
          <table:table-cell table:formula="of:=IF([.A667]=&quot;&quot;;[.A668];[.A668]+[.B667])" office:value-type="float" office:value="22528" calcext:value-type="float">
            <text:p>22528</text:p>
          </table:table-cell>
          <table:table-cell/>
        </table:table-row>
        <table:table-row table:style-name="ro1">
          <table:table-cell office:value-type="float" office:value="23111" calcext:value-type="float">
            <text:p>23111</text:p>
          </table:table-cell>
          <table:table-cell table:formula="of:=IF([.A668]=&quot;&quot;;[.A669];[.A669]+[.B668])" office:value-type="float" office:value="45639" calcext:value-type="float">
            <text:p>45639</text:p>
          </table:table-cell>
          <table:table-cell/>
        </table:table-row>
        <table:table-row table:style-name="ro1">
          <table:table-cell/>
          <table:table-cell table:formula="of:=IF([.A669]=&quot;&quot;;[.A670];[.A670]+[.B669])" office:value-type="float" office:value="45639" calcext:value-type="float">
            <text:p>45639</text:p>
          </table:table-cell>
          <table:table-cell/>
        </table:table-row>
        <table:table-row table:style-name="ro1">
          <table:table-cell office:value-type="float" office:value="13556" calcext:value-type="float">
            <text:p>13556</text:p>
          </table:table-cell>
          <table:table-cell table:formula="of:=IF([.A670]=&quot;&quot;;[.A671];[.A671]+[.B670])" office:value-type="float" office:value="13556" calcext:value-type="float">
            <text:p>13556</text:p>
          </table:table-cell>
          <table:table-cell/>
        </table:table-row>
        <table:table-row table:style-name="ro1">
          <table:table-cell office:value-type="float" office:value="17076" calcext:value-type="float">
            <text:p>17076</text:p>
          </table:table-cell>
          <table:table-cell table:formula="of:=IF([.A671]=&quot;&quot;;[.A672];[.A672]+[.B671])" office:value-type="float" office:value="30632" calcext:value-type="float">
            <text:p>30632</text:p>
          </table:table-cell>
          <table:table-cell/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IF([.A672]=&quot;&quot;;[.A673];[.A673]+[.B672])" office:value-type="float" office:value="34259" calcext:value-type="float">
            <text:p>34259</text:p>
          </table:table-cell>
          <table:table-cell/>
        </table:table-row>
        <table:table-row table:style-name="ro1">
          <table:table-cell office:value-type="float" office:value="17255" calcext:value-type="float">
            <text:p>17255</text:p>
          </table:table-cell>
          <table:table-cell table:formula="of:=IF([.A673]=&quot;&quot;;[.A674];[.A674]+[.B673])" office:value-type="float" office:value="51514" calcext:value-type="float">
            <text:p>51514</text:p>
          </table:table-cell>
          <table:table-cell/>
        </table:table-row>
        <table:table-row table:style-name="ro1">
          <table:table-cell/>
          <table:table-cell table:formula="of:=IF([.A674]=&quot;&quot;;[.A675];[.A675]+[.B674])" office:value-type="float" office:value="51514" calcext:value-type="float">
            <text:p>51514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IF([.A675]=&quot;&quot;;[.A676];[.A676]+[.B675])"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IF([.A676]=&quot;&quot;;[.A677];[.A677]+[.B676])"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IF([.A677]=&quot;&quot;;[.A678];[.A678]+[.B677])" office:value-type="float" office:value="5393" calcext:value-type="float">
            <text:p>5393</text:p>
          </table:table-cell>
          <table:table-cell/>
        </table:table-row>
        <table:table-row table:style-name="ro1">
          <table:table-cell office:value-type="float" office:value="5944" calcext:value-type="float">
            <text:p>5944</text:p>
          </table:table-cell>
          <table:table-cell table:formula="of:=IF([.A678]=&quot;&quot;;[.A679];[.A679]+[.B678])" office:value-type="float" office:value="11337" calcext:value-type="float">
            <text:p>11337</text:p>
          </table:table-cell>
          <table:table-cell/>
        </table:table-row>
        <table:table-row table:style-name="ro1">
          <table:table-cell office:value-type="float" office:value="5495" calcext:value-type="float">
            <text:p>5495</text:p>
          </table:table-cell>
          <table:table-cell table:formula="of:=IF([.A679]=&quot;&quot;;[.A680];[.A680]+[.B679])" office:value-type="float" office:value="16832" calcext:value-type="float">
            <text:p>16832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IF([.A680]=&quot;&quot;;[.A681];[.A681]+[.B680])" office:value-type="float" office:value="18926" calcext:value-type="float">
            <text:p>18926</text:p>
          </table:table-cell>
          <table:table-cell/>
        </table:table-row>
        <table:table-row table:style-name="ro1">
          <table:table-cell office:value-type="float" office:value="4820" calcext:value-type="float">
            <text:p>4820</text:p>
          </table:table-cell>
          <table:table-cell table:formula="of:=IF([.A681]=&quot;&quot;;[.A682];[.A682]+[.B681])" office:value-type="float" office:value="23746" calcext:value-type="float">
            <text:p>23746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IF([.A682]=&quot;&quot;;[.A683];[.A683]+[.B682])" office:value-type="float" office:value="26271" calcext:value-type="float">
            <text:p>26271</text:p>
          </table:table-cell>
          <table:table-cell/>
        </table:table-row>
        <table:table-row table:style-name="ro1">
          <table:table-cell office:value-type="float" office:value="4933" calcext:value-type="float">
            <text:p>4933</text:p>
          </table:table-cell>
          <table:table-cell table:formula="of:=IF([.A683]=&quot;&quot;;[.A684];[.A684]+[.B683])" office:value-type="float" office:value="31204" calcext:value-type="float">
            <text:p>31204</text:p>
          </table:table-cell>
          <table:table-cell/>
        </table:table-row>
        <table:table-row table:style-name="ro1">
          <table:table-cell office:value-type="float" office:value="5956" calcext:value-type="float">
            <text:p>5956</text:p>
          </table:table-cell>
          <table:table-cell table:formula="of:=IF([.A684]=&quot;&quot;;[.A685];[.A685]+[.B684])" office:value-type="float" office:value="37160" calcext:value-type="float">
            <text:p>37160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IF([.A685]=&quot;&quot;;[.A686];[.A686]+[.B685])" office:value-type="float" office:value="39984" calcext:value-type="float">
            <text:p>39984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IF([.A686]=&quot;&quot;;[.A687];[.A687]+[.B686])" office:value-type="float" office:value="43707" calcext:value-type="float">
            <text:p>43707</text:p>
          </table:table-cell>
          <table:table-cell/>
        </table:table-row>
        <table:table-row table:style-name="ro1">
          <table:table-cell office:value-type="float" office:value="5823" calcext:value-type="float">
            <text:p>5823</text:p>
          </table:table-cell>
          <table:table-cell table:formula="of:=IF([.A687]=&quot;&quot;;[.A688];[.A688]+[.B687])" office:value-type="float" office:value="49530" calcext:value-type="float">
            <text:p>49530</text:p>
          </table:table-cell>
          <table:table-cell/>
        </table:table-row>
        <table:table-row table:style-name="ro1">
          <table:table-cell office:value-type="float" office:value="6486" calcext:value-type="float">
            <text:p>6486</text:p>
          </table:table-cell>
          <table:table-cell table:formula="of:=IF([.A688]=&quot;&quot;;[.A689];[.A689]+[.B688])" office:value-type="float" office:value="56016" calcext:value-type="float">
            <text:p>56016</text:p>
          </table:table-cell>
          <table:table-cell/>
        </table:table-row>
        <table:table-row table:style-name="ro1">
          <table:table-cell/>
          <table:table-cell table:formula="of:=IF([.A689]=&quot;&quot;;[.A690];[.A690]+[.B689])" office:value-type="float" office:value="56016" calcext:value-type="float">
            <text:p>56016</text:p>
          </table:table-cell>
          <table:table-cell/>
        </table:table-row>
        <table:table-row table:style-name="ro1">
          <table:table-cell office:value-type="float" office:value="19290" calcext:value-type="float">
            <text:p>19290</text:p>
          </table:table-cell>
          <table:table-cell table:formula="of:=IF([.A690]=&quot;&quot;;[.A691];[.A691]+[.B690])"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float" office:value="4670" calcext:value-type="float">
            <text:p>4670</text:p>
          </table:table-cell>
          <table:table-cell table:formula="of:=IF([.A691]=&quot;&quot;;[.A692];[.A692]+[.B691])" office:value-type="float" office:value="23960" calcext:value-type="float">
            <text:p>23960</text:p>
          </table:table-cell>
          <table:table-cell/>
        </table:table-row>
        <table:table-row table:style-name="ro1">
          <table:table-cell office:value-type="float" office:value="15993" calcext:value-type="float">
            <text:p>15993</text:p>
          </table:table-cell>
          <table:table-cell table:formula="of:=IF([.A692]=&quot;&quot;;[.A693];[.A693]+[.B692])" office:value-type="float" office:value="39953" calcext:value-type="float">
            <text:p>39953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IF([.A693]=&quot;&quot;;[.A694];[.A694]+[.B693])" office:value-type="float" office:value="41029" calcext:value-type="float">
            <text:p>41029</text:p>
          </table:table-cell>
          <table:table-cell/>
        </table:table-row>
        <table:table-row table:style-name="ro1">
          <table:table-cell/>
          <table:table-cell table:formula="of:=IF([.A694]=&quot;&quot;;[.A695];[.A695]+[.B694])" office:value-type="float" office:value="41029" calcext:value-type="float">
            <text:p>41029</text:p>
          </table:table-cell>
          <table:table-cell/>
        </table:table-row>
        <table:table-row table:style-name="ro1">
          <table:table-cell office:value-type="float" office:value="9721" calcext:value-type="float">
            <text:p>9721</text:p>
          </table:table-cell>
          <table:table-cell table:formula="of:=IF([.A695]=&quot;&quot;;[.A696];[.A696]+[.B695])" office:value-type="float" office:value="9721" calcext:value-type="float">
            <text:p>9721</text:p>
          </table:table-cell>
          <table:table-cell/>
        </table:table-row>
        <table:table-row table:style-name="ro1">
          <table:table-cell office:value-type="float" office:value="7648" calcext:value-type="float">
            <text:p>7648</text:p>
          </table:table-cell>
          <table:table-cell table:formula="of:=IF([.A696]=&quot;&quot;;[.A697];[.A697]+[.B696])" office:value-type="float" office:value="17369" calcext:value-type="float">
            <text:p>17369</text:p>
          </table:table-cell>
          <table:table-cell/>
        </table:table-row>
        <table:table-row table:style-name="ro1">
          <table:table-cell office:value-type="float" office:value="17076" calcext:value-type="float">
            <text:p>17076</text:p>
          </table:table-cell>
          <table:table-cell table:formula="of:=IF([.A697]=&quot;&quot;;[.A698];[.A698]+[.B697])" office:value-type="float" office:value="34445" calcext:value-type="float">
            <text:p>34445</text:p>
          </table:table-cell>
          <table:table-cell/>
        </table:table-row>
        <table:table-row table:style-name="ro1">
          <table:table-cell office:value-type="float" office:value="7349" calcext:value-type="float">
            <text:p>7349</text:p>
          </table:table-cell>
          <table:table-cell table:formula="of:=IF([.A698]=&quot;&quot;;[.A699];[.A699]+[.B698])" office:value-type="float" office:value="41794" calcext:value-type="float">
            <text:p>41794</text:p>
          </table:table-cell>
          <table:table-cell/>
        </table:table-row>
        <table:table-row table:style-name="ro1">
          <table:table-cell/>
          <table:table-cell table:formula="of:=IF([.A699]=&quot;&quot;;[.A700];[.A700]+[.B699])" office:value-type="float" office:value="41794" calcext:value-type="float">
            <text:p>41794</text:p>
          </table:table-cell>
          <table:table-cell/>
        </table:table-row>
        <table:table-row table:style-name="ro1">
          <table:table-cell office:value-type="float" office:value="9628" calcext:value-type="float">
            <text:p>9628</text:p>
          </table:table-cell>
          <table:table-cell table:formula="of:=IF([.A700]=&quot;&quot;;[.A701];[.A701]+[.B700])" office:value-type="float" office:value="9628" calcext:value-type="float">
            <text:p>9628</text:p>
          </table:table-cell>
          <table:table-cell/>
        </table:table-row>
        <table:table-row table:style-name="ro1">
          <table:table-cell office:value-type="float" office:value="8035" calcext:value-type="float">
            <text:p>8035</text:p>
          </table:table-cell>
          <table:table-cell table:formula="of:=IF([.A701]=&quot;&quot;;[.A702];[.A702]+[.B701])" office:value-type="float" office:value="17663" calcext:value-type="float">
            <text:p>17663</text:p>
          </table:table-cell>
          <table:table-cell/>
        </table:table-row>
        <table:table-row table:style-name="ro1">
          <table:table-cell office:value-type="float" office:value="7244" calcext:value-type="float">
            <text:p>7244</text:p>
          </table:table-cell>
          <table:table-cell table:formula="of:=IF([.A702]=&quot;&quot;;[.A703];[.A703]+[.B702])" office:value-type="float" office:value="24907" calcext:value-type="float">
            <text:p>24907</text:p>
          </table:table-cell>
          <table:table-cell/>
        </table:table-row>
        <table:table-row table:style-name="ro1">
          <table:table-cell office:value-type="float" office:value="8595" calcext:value-type="float">
            <text:p>8595</text:p>
          </table:table-cell>
          <table:table-cell table:formula="of:=IF([.A703]=&quot;&quot;;[.A704];[.A704]+[.B703])" office:value-type="float" office:value="33502" calcext:value-type="float">
            <text:p>33502</text:p>
          </table:table-cell>
          <table:table-cell/>
        </table:table-row>
        <table:table-row table:style-name="ro1">
          <table:table-cell/>
          <table:table-cell table:formula="of:=IF([.A704]=&quot;&quot;;[.A705];[.A705]+[.B704])" office:value-type="float" office:value="33502" calcext:value-type="float">
            <text:p>33502</text:p>
          </table:table-cell>
          <table:table-cell/>
        </table:table-row>
        <table:table-row table:style-name="ro1">
          <table:table-cell office:value-type="float" office:value="29847" calcext:value-type="float">
            <text:p>29847</text:p>
          </table:table-cell>
          <table:table-cell table:formula="of:=IF([.A705]=&quot;&quot;;[.A706];[.A706]+[.B705])" office:value-type="float" office:value="29847" calcext:value-type="float">
            <text:p>29847</text:p>
          </table:table-cell>
          <table:table-cell/>
        </table:table-row>
        <table:table-row table:style-name="ro1">
          <table:table-cell office:value-type="float" office:value="31827" calcext:value-type="float">
            <text:p>31827</text:p>
          </table:table-cell>
          <table:table-cell table:formula="of:=IF([.A706]=&quot;&quot;;[.A707];[.A707]+[.B706])" office:value-type="float" office:value="61674" calcext:value-type="float">
            <text:p>61674</text:p>
          </table:table-cell>
          <table:table-cell/>
        </table:table-row>
        <table:table-row table:style-name="ro1">
          <table:table-cell/>
          <table:table-cell table:formula="of:=IF([.A707]=&quot;&quot;;[.A708];[.A708]+[.B707])" office:value-type="float" office:value="61674" calcext:value-type="float">
            <text:p>61674</text:p>
          </table:table-cell>
          <table:table-cell/>
        </table:table-row>
        <table:table-row table:style-name="ro1">
          <table:table-cell office:value-type="float" office:value="13167" calcext:value-type="float">
            <text:p>13167</text:p>
          </table:table-cell>
          <table:table-cell table:formula="of:=IF([.A708]=&quot;&quot;;[.A709];[.A709]+[.B708])" office:value-type="float" office:value="13167" calcext:value-type="float">
            <text:p>13167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IF([.A709]=&quot;&quot;;[.A710];[.A710]+[.B709])" office:value-type="float" office:value="18689" calcext:value-type="float">
            <text:p>18689</text:p>
          </table:table-cell>
          <table:table-cell/>
        </table:table-row>
        <table:table-row table:style-name="ro1">
          <table:table-cell office:value-type="float" office:value="5306" calcext:value-type="float">
            <text:p>5306</text:p>
          </table:table-cell>
          <table:table-cell table:formula="of:=IF([.A710]=&quot;&quot;;[.A711];[.A711]+[.B710])" office:value-type="float" office:value="23995" calcext:value-type="float">
            <text:p>23995</text:p>
          </table:table-cell>
          <table:table-cell/>
        </table:table-row>
        <table:table-row table:style-name="ro1">
          <table:table-cell office:value-type="float" office:value="8929" calcext:value-type="float">
            <text:p>8929</text:p>
          </table:table-cell>
          <table:table-cell table:formula="of:=IF([.A711]=&quot;&quot;;[.A712];[.A712]+[.B711])" office:value-type="float" office:value="32924" calcext:value-type="float">
            <text:p>32924</text:p>
          </table:table-cell>
          <table:table-cell/>
        </table:table-row>
        <table:table-row table:style-name="ro1">
          <table:table-cell office:value-type="float" office:value="11649" calcext:value-type="float">
            <text:p>11649</text:p>
          </table:table-cell>
          <table:table-cell table:formula="of:=IF([.A712]=&quot;&quot;;[.A713];[.A713]+[.B712])" office:value-type="float" office:value="44573" calcext:value-type="float">
            <text:p>44573</text:p>
          </table:table-cell>
          <table:table-cell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formula="of:=IF([.A713]=&quot;&quot;;[.A714];[.A714]+[.B713])" office:value-type="float" office:value="55037" calcext:value-type="float">
            <text:p>55037</text:p>
          </table:table-cell>
          <table:table-cell/>
        </table:table-row>
        <table:table-row table:style-name="ro1">
          <table:table-cell/>
          <table:table-cell table:formula="of:=IF([.A714]=&quot;&quot;;[.A715];[.A715]+[.B714])" office:value-type="float" office:value="55037" calcext:value-type="float">
            <text:p>55037</text:p>
          </table:table-cell>
          <table:table-cell/>
        </table:table-row>
        <table:table-row table:style-name="ro1">
          <table:table-cell office:value-type="float" office:value="4502" calcext:value-type="float">
            <text:p>4502</text:p>
          </table:table-cell>
          <table:table-cell table:formula="of:=IF([.A715]=&quot;&quot;;[.A716];[.A716]+[.B715])" office:value-type="float" office:value="4502" calcext:value-type="float">
            <text:p>4502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IF([.A716]=&quot;&quot;;[.A717];[.A717]+[.B716])" office:value-type="float" office:value="7633" calcext:value-type="float">
            <text:p>7633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IF([.A717]=&quot;&quot;;[.A718];[.A718]+[.B717])" office:value-type="float" office:value="9076" calcext:value-type="float">
            <text:p>9076</text:p>
          </table:table-cell>
          <table:table-cell/>
        </table:table-row>
        <table:table-row table:style-name="ro1">
          <table:table-cell office:value-type="float" office:value="5337" calcext:value-type="float">
            <text:p>5337</text:p>
          </table:table-cell>
          <table:table-cell table:formula="of:=IF([.A718]=&quot;&quot;;[.A719];[.A719]+[.B718])" office:value-type="float" office:value="14413" calcext:value-type="float">
            <text:p>14413</text:p>
          </table:table-cell>
          <table:table-cell/>
        </table:table-row>
        <table:table-row table:style-name="ro1">
          <table:table-cell office:value-type="float" office:value="9086" calcext:value-type="float">
            <text:p>9086</text:p>
          </table:table-cell>
          <table:table-cell table:formula="of:=IF([.A719]=&quot;&quot;;[.A720];[.A720]+[.B719])" office:value-type="float" office:value="23499" calcext:value-type="float">
            <text:p>23499</text:p>
          </table:table-cell>
          <table:table-cell/>
        </table:table-row>
        <table:table-row table:style-name="ro1">
          <table:table-cell office:value-type="float" office:value="4409" calcext:value-type="float">
            <text:p>4409</text:p>
          </table:table-cell>
          <table:table-cell table:formula="of:=IF([.A720]=&quot;&quot;;[.A721];[.A721]+[.B720])" office:value-type="float" office:value="27908" calcext:value-type="float">
            <text:p>27908</text:p>
          </table:table-cell>
          <table:table-cell/>
        </table:table-row>
        <table:table-row table:style-name="ro1">
          <table:table-cell office:value-type="float" office:value="6998" calcext:value-type="float">
            <text:p>6998</text:p>
          </table:table-cell>
          <table:table-cell table:formula="of:=IF([.A721]=&quot;&quot;;[.A722];[.A722]+[.B721])" office:value-type="float" office:value="34906" calcext:value-type="float">
            <text:p>34906</text:p>
          </table:table-cell>
          <table:table-cell/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IF([.A722]=&quot;&quot;;[.A723];[.A723]+[.B722])" office:value-type="float" office:value="39710" calcext:value-type="float">
            <text:p>39710</text:p>
          </table:table-cell>
          <table:table-cell/>
        </table:table-row>
        <table:table-row table:style-name="ro1">
          <table:table-cell/>
          <table:table-cell table:formula="of:=IF([.A723]=&quot;&quot;;[.A724];[.A724]+[.B723])" office:value-type="float" office:value="39710" calcext:value-type="float">
            <text:p>39710</text:p>
          </table:table-cell>
          <table:table-cell/>
        </table:table-row>
        <table:table-row table:style-name="ro1">
          <table:table-cell office:value-type="float" office:value="5638" calcext:value-type="float">
            <text:p>5638</text:p>
          </table:table-cell>
          <table:table-cell table:formula="of:=IF([.A724]=&quot;&quot;;[.A725];[.A725]+[.B724])" office:value-type="float" office:value="5638" calcext:value-type="float">
            <text:p>5638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table:formula="of:=IF([.A725]=&quot;&quot;;[.A726];[.A726]+[.B725])" office:value-type="float" office:value="9859" calcext:value-type="float">
            <text:p>9859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IF([.A726]=&quot;&quot;;[.A727];[.A727]+[.B726])" office:value-type="float" office:value="11181" calcext:value-type="float">
            <text:p>11181</text:p>
          </table:table-cell>
          <table:table-cell/>
        </table:table-row>
        <table:table-row table:style-name="ro1">
          <table:table-cell office:value-type="float" office:value="7392" calcext:value-type="float">
            <text:p>7392</text:p>
          </table:table-cell>
          <table:table-cell table:formula="of:=IF([.A727]=&quot;&quot;;[.A728];[.A728]+[.B727])" office:value-type="float" office:value="18573" calcext:value-type="float">
            <text:p>18573</text:p>
          </table:table-cell>
          <table:table-cell/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IF([.A728]=&quot;&quot;;[.A729];[.A729]+[.B728])" office:value-type="float" office:value="21891" calcext:value-type="float">
            <text:p>21891</text:p>
          </table:table-cell>
          <table:table-cell/>
        </table:table-row>
        <table:table-row table:style-name="ro1">
          <table:table-cell office:value-type="float" office:value="4711" calcext:value-type="float">
            <text:p>4711</text:p>
          </table:table-cell>
          <table:table-cell table:formula="of:=IF([.A729]=&quot;&quot;;[.A730];[.A730]+[.B729])" office:value-type="float" office:value="26602" calcext:value-type="float">
            <text:p>26602</text:p>
          </table:table-cell>
          <table:table-cell/>
        </table:table-row>
        <table:table-row table:style-name="ro1">
          <table:table-cell office:value-type="float" office:value="7797" calcext:value-type="float">
            <text:p>7797</text:p>
          </table:table-cell>
          <table:table-cell table:formula="of:=IF([.A730]=&quot;&quot;;[.A731];[.A731]+[.B730])" office:value-type="float" office:value="34399" calcext:value-type="float">
            <text:p>34399</text:p>
          </table:table-cell>
          <table:table-cell/>
        </table:table-row>
        <table:table-row table:style-name="ro1">
          <table:table-cell office:value-type="float" office:value="7945" calcext:value-type="float">
            <text:p>7945</text:p>
          </table:table-cell>
          <table:table-cell table:formula="of:=IF([.A731]=&quot;&quot;;[.A732];[.A732]+[.B731])" office:value-type="float" office:value="42344" calcext:value-type="float">
            <text:p>42344</text:p>
          </table:table-cell>
          <table:table-cell/>
        </table:table-row>
        <table:table-row table:style-name="ro1">
          <table:table-cell/>
          <table:table-cell table:formula="of:=IF([.A732]=&quot;&quot;;[.A733];[.A733]+[.B732])" office:value-type="float" office:value="42344" calcext:value-type="float">
            <text:p>42344</text:p>
          </table:table-cell>
          <table:table-cell/>
        </table:table-row>
        <table:table-row table:style-name="ro1">
          <table:table-cell office:value-type="float" office:value="5089" calcext:value-type="float">
            <text:p>5089</text:p>
          </table:table-cell>
          <table:table-cell table:formula="of:=IF([.A733]=&quot;&quot;;[.A734];[.A734]+[.B733])" office:value-type="float" office:value="5089" calcext:value-type="float">
            <text:p>5089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IF([.A734]=&quot;&quot;;[.A735];[.A735]+[.B734])" office:value-type="float" office:value="7974" calcext:value-type="float">
            <text:p>7974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IF([.A735]=&quot;&quot;;[.A736];[.A736]+[.B735])" office:value-type="float" office:value="9490" calcext:value-type="float">
            <text:p>9490</text:p>
          </table:table-cell>
          <table:table-cell/>
        </table:table-row>
        <table:table-row table:style-name="ro1">
          <table:table-cell office:value-type="float" office:value="6707" calcext:value-type="float">
            <text:p>6707</text:p>
          </table:table-cell>
          <table:table-cell table:formula="of:=IF([.A736]=&quot;&quot;;[.A737];[.A737]+[.B736])" office:value-type="float" office:value="16197" calcext:value-type="float">
            <text:p>16197</text:p>
          </table:table-cell>
          <table:table-cell/>
        </table:table-row>
        <table:table-row table:style-name="ro1">
          <table:table-cell office:value-type="float" office:value="4162" calcext:value-type="float">
            <text:p>4162</text:p>
          </table:table-cell>
          <table:table-cell table:formula="of:=IF([.A737]=&quot;&quot;;[.A738];[.A738]+[.B737])" office:value-type="float" office:value="20359" calcext:value-type="float">
            <text:p>20359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IF([.A738]=&quot;&quot;;[.A739];[.A739]+[.B738])" office:value-type="float" office:value="23109" calcext:value-type="float">
            <text:p>23109</text:p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 table:formula="of:=IF([.A739]=&quot;&quot;;[.A740];[.A740]+[.B739])" office:value-type="float" office:value="26961" calcext:value-type="float">
            <text:p>26961</text:p>
          </table:table-cell>
          <table:table-cell/>
        </table:table-row>
        <table:table-row table:style-name="ro1">
          <table:table-cell office:value-type="float" office:value="4179" calcext:value-type="float">
            <text:p>4179</text:p>
          </table:table-cell>
          <table:table-cell table:formula="of:=IF([.A740]=&quot;&quot;;[.A741];[.A741]+[.B740])" office:value-type="float" office:value="31140" calcext:value-type="float">
            <text:p>31140</text:p>
          </table:table-cell>
          <table:table-cell/>
        </table:table-row>
        <table:table-row table:style-name="ro1">
          <table:table-cell office:value-type="float" office:value="4237" calcext:value-type="float">
            <text:p>4237</text:p>
          </table:table-cell>
          <table:table-cell table:formula="of:=IF([.A741]=&quot;&quot;;[.A742];[.A742]+[.B741])" office:value-type="float" office:value="35377" calcext:value-type="float">
            <text:p>35377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IF([.A742]=&quot;&quot;;[.A743];[.A743]+[.B742])" office:value-type="float" office:value="36891" calcext:value-type="float">
            <text:p>36891</text:p>
          </table:table-cell>
          <table:table-cell/>
        </table:table-row>
        <table:table-row table:style-name="ro1">
          <table:table-cell office:value-type="float" office:value="3948" calcext:value-type="float">
            <text:p>3948</text:p>
          </table:table-cell>
          <table:table-cell table:formula="of:=IF([.A743]=&quot;&quot;;[.A744];[.A744]+[.B743])" office:value-type="float" office:value="40839" calcext:value-type="float">
            <text:p>40839</text:p>
          </table:table-cell>
          <table:table-cell/>
        </table:table-row>
        <table:table-row table:style-name="ro1">
          <table:table-cell/>
          <table:table-cell table:formula="of:=IF([.A744]=&quot;&quot;;[.A745];[.A745]+[.B744])" office:value-type="float" office:value="40839" calcext:value-type="float">
            <text:p>40839</text:p>
          </table:table-cell>
          <table:table-cell/>
        </table:table-row>
        <table:table-row table:style-name="ro1">
          <table:table-cell office:value-type="float" office:value="5584" calcext:value-type="float">
            <text:p>5584</text:p>
          </table:table-cell>
          <table:table-cell table:formula="of:=IF([.A745]=&quot;&quot;;[.A746];[.A746]+[.B745])" office:value-type="float" office:value="5584" calcext:value-type="float">
            <text:p>5584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746]=&quot;&quot;;[.A747];[.A747]+[.B746])" office:value-type="float" office:value="8323" calcext:value-type="float">
            <text:p>8323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table:formula="of:=IF([.A747]=&quot;&quot;;[.A748];[.A748]+[.B747])" office:value-type="float" office:value="11292" calcext:value-type="float">
            <text:p>11292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IF([.A748]=&quot;&quot;;[.A749];[.A749]+[.B748])" office:value-type="float" office:value="13113" calcext:value-type="float">
            <text:p>13113</text:p>
          </table:table-cell>
          <table:table-cell/>
        </table:table-row>
        <table:table-row table:style-name="ro1">
          <table:table-cell office:value-type="float" office:value="6459" calcext:value-type="float">
            <text:p>6459</text:p>
          </table:table-cell>
          <table:table-cell table:formula="of:=IF([.A749]=&quot;&quot;;[.A750];[.A750]+[.B749])" office:value-type="float" office:value="19572" calcext:value-type="float">
            <text:p>19572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IF([.A750]=&quot;&quot;;[.A751];[.A751]+[.B750])" office:value-type="float" office:value="22096" calcext:value-type="float">
            <text:p>22096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IF([.A751]=&quot;&quot;;[.A752];[.A752]+[.B751])" office:value-type="float" office:value="23411" calcext:value-type="float">
            <text:p>23411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IF([.A752]=&quot;&quot;;[.A753];[.A753]+[.B752])" office:value-type="float" office:value="25848" calcext:value-type="float">
            <text:p>25848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IF([.A753]=&quot;&quot;;[.A754];[.A754]+[.B753])" office:value-type="float" office:value="31357" calcext:value-type="float">
            <text:p>31357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IF([.A754]=&quot;&quot;;[.A755];[.A755]+[.B754])" office:value-type="float" office:value="33288" calcext:value-type="float">
            <text:p>33288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IF([.A755]=&quot;&quot;;[.A756];[.A756]+[.B755])" office:value-type="float" office:value="35556" calcext:value-type="float">
            <text:p>35556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IF([.A756]=&quot;&quot;;[.A757];[.A757]+[.B756])" office:value-type="float" office:value="38553" calcext:value-type="float">
            <text:p>38553</text:p>
          </table:table-cell>
          <table:table-cell/>
        </table:table-row>
        <table:table-row table:style-name="ro1">
          <table:table-cell/>
          <table:table-cell table:formula="of:=IF([.A757]=&quot;&quot;;[.A758];[.A758]+[.B757])" office:value-type="float" office:value="38553" calcext:value-type="float">
            <text:p>38553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table:formula="of:=IF([.A758]=&quot;&quot;;[.A759];[.A759]+[.B758])" office:value-type="float" office:value="5234" calcext:value-type="float">
            <text:p>5234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759]=&quot;&quot;;[.A760];[.A760]+[.B759])" office:value-type="float" office:value="7555" calcext:value-type="float">
            <text:p>7555</text:p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table:formula="of:=IF([.A760]=&quot;&quot;;[.A761];[.A761]+[.B760])" office:value-type="float" office:value="11787" calcext:value-type="float">
            <text:p>11787</text:p>
          </table:table-cell>
          <table:table-cell/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IF([.A761]=&quot;&quot;;[.A762];[.A762]+[.B761])" office:value-type="float" office:value="17472" calcext:value-type="float">
            <text:p>17472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IF([.A762]=&quot;&quot;;[.A763];[.A763]+[.B762])" office:value-type="float" office:value="21456" calcext:value-type="float">
            <text:p>21456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table:formula="of:=IF([.A763]=&quot;&quot;;[.A764];[.A764]+[.B763])" office:value-type="float" office:value="24362" calcext:value-type="float">
            <text:p>24362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[.A764]=&quot;&quot;;[.A765];[.A765]+[.B764])" office:value-type="float" office:value="25794" calcext:value-type="float">
            <text:p>25794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IF([.A765]=&quot;&quot;;[.A766];[.A766]+[.B765])" office:value-type="float" office:value="30137" calcext:value-type="float">
            <text:p>30137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IF([.A766]=&quot;&quot;;[.A767];[.A767]+[.B766])" office:value-type="float" office:value="33418" calcext:value-type="float">
            <text:p>33418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IF([.A767]=&quot;&quot;;[.A768];[.A768]+[.B767])" office:value-type="float" office:value="35946" calcext:value-type="float">
            <text:p>35946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IF([.A768]=&quot;&quot;;[.A769];[.A769]+[.B768])" office:value-type="float" office:value="38434" calcext:value-type="float">
            <text:p>38434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IF([.A769]=&quot;&quot;;[.A770];[.A770]+[.B769])" office:value-type="float" office:value="40152" calcext:value-type="float">
            <text:p>40152</text:p>
          </table:table-cell>
          <table:table-cell/>
        </table:table-row>
        <table:table-row table:style-name="ro1">
          <table:table-cell office:value-type="float" office:value="5990" calcext:value-type="float">
            <text:p>5990</text:p>
          </table:table-cell>
          <table:table-cell table:formula="of:=IF([.A770]=&quot;&quot;;[.A771];[.A771]+[.B770])" office:value-type="float" office:value="46142" calcext:value-type="float">
            <text:p>46142</text:p>
          </table:table-cell>
          <table:table-cell/>
        </table:table-row>
        <table:table-row table:style-name="ro1">
          <table:table-cell office:value-type="float" office:value="3522" calcext:value-type="float">
            <text:p>3522</text:p>
          </table:table-cell>
          <table:table-cell table:formula="of:=IF([.A771]=&quot;&quot;;[.A772];[.A772]+[.B771])" office:value-type="float" office:value="49664" calcext:value-type="float">
            <text:p>49664</text:p>
          </table:table-cell>
          <table:table-cell/>
        </table:table-row>
        <table:table-row table:style-name="ro1">
          <table:table-cell office:value-type="float" office:value="4354" calcext:value-type="float">
            <text:p>4354</text:p>
          </table:table-cell>
          <table:table-cell table:formula="of:=IF([.A772]=&quot;&quot;;[.A773];[.A773]+[.B772])" office:value-type="float" office:value="54018" calcext:value-type="float">
            <text:p>54018</text:p>
          </table:table-cell>
          <table:table-cell/>
        </table:table-row>
        <table:table-row table:style-name="ro1">
          <table:table-cell/>
          <table:table-cell table:formula="of:=IF([.A773]=&quot;&quot;;[.A774];[.A774]+[.B773])" office:value-type="float" office:value="54018" calcext:value-type="float">
            <text:p>54018</text:p>
          </table:table-cell>
          <table:table-cell/>
        </table:table-row>
        <table:table-row table:style-name="ro1">
          <table:table-cell office:value-type="float" office:value="26195" calcext:value-type="float">
            <text:p>26195</text:p>
          </table:table-cell>
          <table:table-cell table:formula="of:=IF([.A774]=&quot;&quot;;[.A775];[.A775]+[.B774])" office:value-type="float" office:value="26195" calcext:value-type="float">
            <text:p>26195</text:p>
          </table:table-cell>
          <table:table-cell/>
        </table:table-row>
        <table:table-row table:style-name="ro1">
          <table:table-cell office:value-type="float" office:value="6781" calcext:value-type="float">
            <text:p>6781</text:p>
          </table:table-cell>
          <table:table-cell table:formula="of:=IF([.A775]=&quot;&quot;;[.A776];[.A776]+[.B775])" office:value-type="float" office:value="32976" calcext:value-type="float">
            <text:p>32976</text:p>
          </table:table-cell>
          <table:table-cell/>
        </table:table-row>
        <table:table-row table:style-name="ro1">
          <table:table-cell/>
          <table:table-cell table:formula="of:=IF([.A776]=&quot;&quot;;[.A777];[.A777]+[.B776])" office:value-type="float" office:value="32976" calcext:value-type="float">
            <text:p>32976</text:p>
          </table:table-cell>
          <table:table-cell/>
        </table:table-row>
        <table:table-row table:style-name="ro1">
          <table:table-cell office:value-type="float" office:value="5142" calcext:value-type="float">
            <text:p>5142</text:p>
          </table:table-cell>
          <table:table-cell table:formula="of:=IF([.A777]=&quot;&quot;;[.A778];[.A778]+[.B777])" office:value-type="float" office:value="5142" calcext:value-type="float">
            <text:p>5142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778]=&quot;&quot;;[.A779];[.A779]+[.B778])" office:value-type="float" office:value="9215" calcext:value-type="float">
            <text:p>9215</text:p>
          </table:table-cell>
          <table:table-cell/>
        </table:table-row>
        <table:table-row table:style-name="ro1">
          <table:table-cell office:value-type="float" office:value="5532" calcext:value-type="float">
            <text:p>5532</text:p>
          </table:table-cell>
          <table:table-cell table:formula="of:=IF([.A779]=&quot;&quot;;[.A780];[.A780]+[.B779])" office:value-type="float" office:value="14747" calcext:value-type="float">
            <text:p>14747</text:p>
          </table:table-cell>
          <table:table-cell/>
        </table:table-row>
        <table:table-row table:style-name="ro1">
          <table:table-cell office:value-type="float" office:value="7427" calcext:value-type="float">
            <text:p>7427</text:p>
          </table:table-cell>
          <table:table-cell table:formula="of:=IF([.A780]=&quot;&quot;;[.A781];[.A781]+[.B780])" office:value-type="float" office:value="22174" calcext:value-type="float">
            <text:p>22174</text:p>
          </table:table-cell>
          <table:table-cell/>
        </table:table-row>
        <table:table-row table:style-name="ro1">
          <table:table-cell office:value-type="float" office:value="7419" calcext:value-type="float">
            <text:p>7419</text:p>
          </table:table-cell>
          <table:table-cell table:formula="of:=IF([.A781]=&quot;&quot;;[.A782];[.A782]+[.B781])" office:value-type="float" office:value="29593" calcext:value-type="float">
            <text:p>29593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782]=&quot;&quot;;[.A783];[.A783]+[.B782])" office:value-type="float" office:value="31340" calcext:value-type="float">
            <text:p>31340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table:formula="of:=IF([.A783]=&quot;&quot;;[.A784];[.A784]+[.B783])" office:value-type="float" office:value="34720" calcext:value-type="float">
            <text:p>34720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table:formula="of:=IF([.A784]=&quot;&quot;;[.A785];[.A785]+[.B784])" office:value-type="float" office:value="41084" calcext:value-type="float">
            <text:p>41084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table:formula="of:=IF([.A785]=&quot;&quot;;[.A786];[.A786]+[.B785])" office:value-type="float" office:value="47715" calcext:value-type="float">
            <text:p>47715</text:p>
          </table:table-cell>
          <table:table-cell/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IF([.A786]=&quot;&quot;;[.A787];[.A787]+[.B786])" office:value-type="float" office:value="51494" calcext:value-type="float">
            <text:p>51494</text:p>
          </table:table-cell>
          <table:table-cell/>
        </table:table-row>
        <table:table-row table:style-name="ro1">
          <table:table-cell office:value-type="float" office:value="4765" calcext:value-type="float">
            <text:p>4765</text:p>
          </table:table-cell>
          <table:table-cell table:formula="of:=IF([.A787]=&quot;&quot;;[.A788];[.A788]+[.B787])" office:value-type="float" office:value="56259" calcext:value-type="float">
            <text:p>56259</text:p>
          </table:table-cell>
          <table:table-cell/>
        </table:table-row>
        <table:table-row table:style-name="ro1">
          <table:table-cell office:value-type="float" office:value="5835" calcext:value-type="float">
            <text:p>5835</text:p>
          </table:table-cell>
          <table:table-cell table:formula="of:=IF([.A788]=&quot;&quot;;[.A789];[.A789]+[.B788])" office:value-type="float" office:value="62094" calcext:value-type="float">
            <text:p>62094</text:p>
          </table:table-cell>
          <table:table-cell/>
        </table:table-row>
        <table:table-row table:style-name="ro1">
          <table:table-cell/>
          <table:table-cell table:formula="of:=IF([.A789]=&quot;&quot;;[.A790];[.A790]+[.B789])" office:value-type="float" office:value="62094" calcext:value-type="float">
            <text:p>62094</text:p>
          </table:table-cell>
          <table:table-cell/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IF([.A790]=&quot;&quot;;[.A791];[.A791]+[.B790])" office:value-type="float" office:value="3705" calcext:value-type="float">
            <text:p>3705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IF([.A791]=&quot;&quot;;[.A792];[.A792]+[.B791])" office:value-type="float" office:value="5241" calcext:value-type="float">
            <text:p>5241</text:p>
          </table:table-cell>
          <table:table-cell/>
        </table:table-row>
        <table:table-row table:style-name="ro1">
          <table:table-cell office:value-type="float" office:value="6790" calcext:value-type="float">
            <text:p>6790</text:p>
          </table:table-cell>
          <table:table-cell table:formula="of:=IF([.A792]=&quot;&quot;;[.A793];[.A793]+[.B792])" office:value-type="float" office:value="12031" calcext:value-type="float">
            <text:p>12031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IF([.A793]=&quot;&quot;;[.A794];[.A794]+[.B793])" office:value-type="float" office:value="14064" calcext:value-type="float">
            <text:p>14064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[.A794]=&quot;&quot;;[.A795];[.A795]+[.B794])" office:value-type="float" office:value="15519" calcext:value-type="float">
            <text:p>15519</text:p>
          </table:table-cell>
          <table:table-cell/>
        </table:table-row>
        <table:table-row table:style-name="ro1">
          <table:table-cell office:value-type="float" office:value="6505" calcext:value-type="float">
            <text:p>6505</text:p>
          </table:table-cell>
          <table:table-cell table:formula="of:=IF([.A795]=&quot;&quot;;[.A796];[.A796]+[.B795])" office:value-type="float" office:value="22024" calcext:value-type="float">
            <text:p>22024</text:p>
          </table:table-cell>
          <table:table-cell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IF([.A796]=&quot;&quot;;[.A797];[.A797]+[.B796])" office:value-type="float" office:value="26943" calcext:value-type="float">
            <text:p>26943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IF([.A797]=&quot;&quot;;[.A798];[.A798]+[.B797])" office:value-type="float" office:value="29967" calcext:value-type="float">
            <text:p>29967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IF([.A798]=&quot;&quot;;[.A799];[.A799]+[.B798])" office:value-type="float" office:value="32441" calcext:value-type="float">
            <text:p>32441</text:p>
          </table:table-cell>
          <table:table-cell/>
        </table:table-row>
        <table:table-row table:style-name="ro1">
          <table:table-cell office:value-type="float" office:value="5873" calcext:value-type="float">
            <text:p>5873</text:p>
          </table:table-cell>
          <table:table-cell table:formula="of:=IF([.A799]=&quot;&quot;;[.A800];[.A800]+[.B799])" office:value-type="float" office:value="38314" calcext:value-type="float">
            <text:p>38314</text:p>
          </table:table-cell>
          <table:table-cell/>
        </table:table-row>
        <table:table-row table:style-name="ro1">
          <table:table-cell office:value-type="float" office:value="3471" calcext:value-type="float">
            <text:p>3471</text:p>
          </table:table-cell>
          <table:table-cell table:formula="of:=IF([.A800]=&quot;&quot;;[.A801];[.A801]+[.B800])" office:value-type="float" office:value="41785" calcext:value-type="float">
            <text:p>41785</text:p>
          </table:table-cell>
          <table:table-cell/>
        </table:table-row>
        <table:table-row table:style-name="ro1">
          <table:table-cell office:value-type="float" office:value="3505" calcext:value-type="float">
            <text:p>3505</text:p>
          </table:table-cell>
          <table:table-cell table:formula="of:=IF([.A801]=&quot;&quot;;[.A802];[.A802]+[.B801])" office:value-type="float" office:value="45290" calcext:value-type="float">
            <text:p>45290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IF([.A802]=&quot;&quot;;[.A803];[.A803]+[.B802])" office:value-type="float" office:value="46606" calcext:value-type="float">
            <text:p>46606</text:p>
          </table:table-cell>
          <table:table-cell/>
        </table:table-row>
        <table:table-row table:style-name="ro1">
          <table:table-cell/>
          <table:table-cell table:formula="of:=IF([.A803]=&quot;&quot;;[.A804];[.A804]+[.B803])" office:value-type="float" office:value="46606" calcext:value-type="float">
            <text:p>46606</text:p>
          </table:table-cell>
          <table:table-cell/>
        </table:table-row>
        <table:table-row table:style-name="ro1">
          <table:table-cell office:value-type="float" office:value="6749" calcext:value-type="float">
            <text:p>6749</text:p>
          </table:table-cell>
          <table:table-cell table:formula="of:=IF([.A804]=&quot;&quot;;[.A805];[.A805]+[.B804])" office:value-type="float" office:value="6749" calcext:value-type="float">
            <text:p>6749</text:p>
          </table:table-cell>
          <table:table-cell/>
        </table:table-row>
        <table:table-row table:style-name="ro1">
          <table:table-cell office:value-type="float" office:value="4727" calcext:value-type="float">
            <text:p>4727</text:p>
          </table:table-cell>
          <table:table-cell table:formula="of:=IF([.A805]=&quot;&quot;;[.A806];[.A806]+[.B805])" office:value-type="float" office:value="11476" calcext:value-type="float">
            <text:p>11476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IF([.A806]=&quot;&quot;;[.A807];[.A807]+[.B806])" office:value-type="float" office:value="15334" calcext:value-type="float">
            <text:p>15334</text:p>
          </table:table-cell>
          <table:table-cell/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IF([.A807]=&quot;&quot;;[.A808];[.A808]+[.B807])" office:value-type="float" office:value="20390" calcext:value-type="float">
            <text:p>20390</text:p>
          </table:table-cell>
          <table:table-cell/>
        </table:table-row>
        <table:table-row table:style-name="ro1">
          <table:table-cell/>
          <table:table-cell table:formula="of:=IF([.A808]=&quot;&quot;;[.A809];[.A809]+[.B808])" office:value-type="float" office:value="20390" calcext:value-type="float">
            <text:p>20390</text:p>
          </table:table-cell>
          <table:table-cell/>
        </table:table-row>
        <table:table-row table:style-name="ro1">
          <table:table-cell office:value-type="float" office:value="22223" calcext:value-type="float">
            <text:p>22223</text:p>
          </table:table-cell>
          <table:table-cell table:formula="of:=IF([.A809]=&quot;&quot;;[.A810];[.A810]+[.B809])" office:value-type="float" office:value="22223" calcext:value-type="float">
            <text:p>22223</text:p>
          </table:table-cell>
          <table:table-cell/>
        </table:table-row>
        <table:table-row table:style-name="ro1">
          <table:table-cell/>
          <table:table-cell table:formula="of:=IF([.A810]=&quot;&quot;;[.A811];[.A811]+[.B810])" office:value-type="float" office:value="22223" calcext:value-type="float">
            <text:p>22223</text:p>
          </table:table-cell>
          <table:table-cell/>
        </table:table-row>
        <table:table-row table:style-name="ro1">
          <table:table-cell office:value-type="float" office:value="17648" calcext:value-type="float">
            <text:p>17648</text:p>
          </table:table-cell>
          <table:table-cell table:formula="of:=IF([.A811]=&quot;&quot;;[.A812];[.A812]+[.B811])" office:value-type="float" office:value="17648" calcext:value-type="float">
            <text:p>17648</text:p>
          </table:table-cell>
          <table:table-cell/>
        </table:table-row>
        <table:table-row table:style-name="ro1">
          <table:table-cell office:value-type="float" office:value="4274" calcext:value-type="float">
            <text:p>4274</text:p>
          </table:table-cell>
          <table:table-cell table:formula="of:=IF([.A812]=&quot;&quot;;[.A813];[.A813]+[.B812])" office:value-type="float" office:value="21922" calcext:value-type="float">
            <text:p>21922</text:p>
          </table:table-cell>
          <table:table-cell/>
        </table:table-row>
        <table:table-row table:style-name="ro1">
          <table:table-cell office:value-type="float" office:value="12725" calcext:value-type="float">
            <text:p>12725</text:p>
          </table:table-cell>
          <table:table-cell table:formula="of:=IF([.A813]=&quot;&quot;;[.A814];[.A814]+[.B813])" office:value-type="float" office:value="34647" calcext:value-type="float">
            <text:p>34647</text:p>
          </table:table-cell>
          <table:table-cell/>
        </table:table-row>
        <table:table-row table:style-name="ro1">
          <table:table-cell/>
          <table:table-cell table:formula="of:=IF([.A814]=&quot;&quot;;[.A815];[.A815]+[.B814])" office:value-type="float" office:value="34647" calcext:value-type="float">
            <text:p>34647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IF([.A815]=&quot;&quot;;[.A816];[.A816]+[.B815])" office:value-type="float" office:value="2280" calcext:value-type="float">
            <text:p>2280</text:p>
          </table:table-cell>
          <table:table-cell/>
        </table:table-row>
        <table:table-row table:style-name="ro1">
          <table:table-cell office:value-type="float" office:value="9924" calcext:value-type="float">
            <text:p>9924</text:p>
          </table:table-cell>
          <table:table-cell table:formula="of:=IF([.A816]=&quot;&quot;;[.A817];[.A817]+[.B816])" office:value-type="float" office:value="12204" calcext:value-type="float">
            <text:p>12204</text:p>
          </table:table-cell>
          <table:table-cell/>
        </table:table-row>
        <table:table-row table:style-name="ro1">
          <table:table-cell/>
          <table:table-cell table:formula="of:=IF([.A817]=&quot;&quot;;[.A818];[.A818]+[.B817])" office:value-type="float" office:value="12204" calcext:value-type="float">
            <text:p>12204</text:p>
          </table:table-cell>
          <table:table-cell/>
        </table:table-row>
        <table:table-row table:style-name="ro1">
          <table:table-cell office:value-type="float" office:value="15172" calcext:value-type="float">
            <text:p>15172</text:p>
          </table:table-cell>
          <table:table-cell table:formula="of:=IF([.A818]=&quot;&quot;;[.A819];[.A819]+[.B818])" office:value-type="float" office:value="15172" calcext:value-type="float">
            <text:p>15172</text:p>
          </table:table-cell>
          <table:table-cell/>
        </table:table-row>
        <table:table-row table:style-name="ro1">
          <table:table-cell office:value-type="float" office:value="7628" calcext:value-type="float">
            <text:p>7628</text:p>
          </table:table-cell>
          <table:table-cell table:formula="of:=IF([.A819]=&quot;&quot;;[.A820];[.A820]+[.B819])" office:value-type="float" office:value="22800" calcext:value-type="float">
            <text:p>22800</text:p>
          </table:table-cell>
          <table:table-cell/>
        </table:table-row>
        <table:table-row table:style-name="ro1">
          <table:table-cell office:value-type="float" office:value="7641" calcext:value-type="float">
            <text:p>7641</text:p>
          </table:table-cell>
          <table:table-cell table:formula="of:=IF([.A820]=&quot;&quot;;[.A821];[.A821]+[.B820])" office:value-type="float" office:value="30441" calcext:value-type="float">
            <text:p>30441</text:p>
          </table:table-cell>
          <table:table-cell/>
        </table:table-row>
        <table:table-row table:style-name="ro1">
          <table:table-cell office:value-type="float" office:value="7194" calcext:value-type="float">
            <text:p>7194</text:p>
          </table:table-cell>
          <table:table-cell table:formula="of:=IF([.A821]=&quot;&quot;;[.A822];[.A822]+[.B821])" office:value-type="float" office:value="37635" calcext:value-type="float">
            <text:p>37635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IF([.A822]=&quot;&quot;;[.A823];[.A823]+[.B822])" office:value-type="float" office:value="39603" calcext:value-type="float">
            <text:p>39603</text:p>
          </table:table-cell>
          <table:table-cell/>
        </table:table-row>
        <table:table-row table:style-name="ro1">
          <table:table-cell/>
          <table:table-cell table:formula="of:=IF([.A823]=&quot;&quot;;[.A824];[.A824]+[.B823])" office:value-type="float" office:value="39603" calcext:value-type="float">
            <text:p>39603</text:p>
          </table:table-cell>
          <table:table-cell/>
        </table:table-row>
        <table:table-row table:style-name="ro1">
          <table:table-cell office:value-type="float" office:value="5982" calcext:value-type="float">
            <text:p>5982</text:p>
          </table:table-cell>
          <table:table-cell table:formula="of:=IF([.A824]=&quot;&quot;;[.A825];[.A825]+[.B824])" office:value-type="float" office:value="5982" calcext:value-type="float">
            <text:p>5982</text:p>
          </table:table-cell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table:formula="of:=IF([.A825]=&quot;&quot;;[.A826];[.A826]+[.B825])" office:value-type="float" office:value="11596" calcext:value-type="float">
            <text:p>11596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IF([.A826]=&quot;&quot;;[.A827];[.A827]+[.B826])" office:value-type="float" office:value="14048" calcext:value-type="float">
            <text:p>14048</text:p>
          </table:table-cell>
          <table:table-cell/>
        </table:table-row>
        <table:table-row table:style-name="ro1">
          <table:table-cell office:value-type="float" office:value="5362" calcext:value-type="float">
            <text:p>5362</text:p>
          </table:table-cell>
          <table:table-cell table:formula="of:=IF([.A827]=&quot;&quot;;[.A828];[.A828]+[.B827])" office:value-type="float" office:value="19410" calcext:value-type="float">
            <text:p>19410</text:p>
          </table:table-cell>
          <table:table-cell/>
        </table:table-row>
        <table:table-row table:style-name="ro1">
          <table:table-cell office:value-type="float" office:value="8434" calcext:value-type="float">
            <text:p>8434</text:p>
          </table:table-cell>
          <table:table-cell table:formula="of:=IF([.A828]=&quot;&quot;;[.A829];[.A829]+[.B828])" office:value-type="float" office:value="27844" calcext:value-type="float">
            <text:p>27844</text:p>
          </table:table-cell>
          <table:table-cell/>
        </table:table-row>
        <table:table-row table:style-name="ro1">
          <table:table-cell office:value-type="float" office:value="3174" calcext:value-type="float">
            <text:p>3174</text:p>
          </table:table-cell>
          <table:table-cell table:formula="of:=IF([.A829]=&quot;&quot;;[.A830];[.A830]+[.B829])" office:value-type="float" office:value="31018" calcext:value-type="float">
            <text:p>31018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IF([.A830]=&quot;&quot;;[.A831];[.A831]+[.B830])" office:value-type="float" office:value="33194" calcext:value-type="float">
            <text:p>33194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IF([.A831]=&quot;&quot;;[.A832];[.A832]+[.B831])" office:value-type="float" office:value="35892" calcext:value-type="float">
            <text:p>35892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IF([.A832]=&quot;&quot;;[.A833];[.A833]+[.B832])" office:value-type="float" office:value="38304" calcext:value-type="float">
            <text:p>38304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IF([.A833]=&quot;&quot;;[.A834];[.A834]+[.B833])" office:value-type="float" office:value="40493" calcext:value-type="float">
            <text:p>40493</text:p>
          </table:table-cell>
          <table:table-cell/>
        </table:table-row>
        <table:table-row table:style-name="ro1">
          <table:table-cell/>
          <table:table-cell table:formula="of:=IF([.A834]=&quot;&quot;;[.A835];[.A835]+[.B834])" office:value-type="float" office:value="40493" calcext:value-type="float">
            <text:p>40493</text:p>
          </table:table-cell>
          <table:table-cell/>
        </table:table-row>
        <table:table-row table:style-name="ro1">
          <table:table-cell office:value-type="float" office:value="13340" calcext:value-type="float">
            <text:p>13340</text:p>
          </table:table-cell>
          <table:table-cell table:formula="of:=IF([.A835]=&quot;&quot;;[.A836];[.A836]+[.B835])" office:value-type="float" office:value="13340" calcext:value-type="float">
            <text:p>13340</text:p>
          </table:table-cell>
          <table:table-cell/>
        </table:table-row>
        <table:table-row table:style-name="ro1">
          <table:table-cell office:value-type="float" office:value="12621" calcext:value-type="float">
            <text:p>12621</text:p>
          </table:table-cell>
          <table:table-cell table:formula="of:=IF([.A836]=&quot;&quot;;[.A837];[.A837]+[.B836])" office:value-type="float" office:value="25961" calcext:value-type="float">
            <text:p>25961</text:p>
          </table:table-cell>
          <table:table-cell/>
        </table:table-row>
        <table:table-row table:style-name="ro1">
          <table:table-cell office:value-type="float" office:value="14111" calcext:value-type="float">
            <text:p>14111</text:p>
          </table:table-cell>
          <table:table-cell table:formula="of:=IF([.A837]=&quot;&quot;;[.A838];[.A838]+[.B837])" office:value-type="float" office:value="40072" calcext:value-type="float">
            <text:p>40072</text:p>
          </table:table-cell>
          <table:table-cell/>
        </table:table-row>
        <table:table-row table:style-name="ro1">
          <table:table-cell office:value-type="float" office:value="14941" calcext:value-type="float">
            <text:p>14941</text:p>
          </table:table-cell>
          <table:table-cell table:formula="of:=IF([.A838]=&quot;&quot;;[.A839];[.A839]+[.B838])" office:value-type="float" office:value="55013" calcext:value-type="float">
            <text:p>55013</text:p>
          </table:table-cell>
          <table:table-cell/>
        </table:table-row>
        <table:table-row table:style-name="ro1">
          <table:table-cell office:value-type="float" office:value="13566" calcext:value-type="float">
            <text:p>13566</text:p>
          </table:table-cell>
          <table:table-cell table:formula="of:=IF([.A839]=&quot;&quot;;[.A840];[.A840]+[.B839])" office:value-type="float" office:value="68579" calcext:value-type="float">
            <text:p>68579</text:p>
          </table:table-cell>
          <table:table-cell/>
        </table:table-row>
        <table:table-row table:style-name="ro1">
          <table:table-cell/>
          <table:table-cell table:formula="of:=IF([.A840]=&quot;&quot;;[.A841];[.A841]+[.B840])" office:value-type="float" office:value="68579" calcext:value-type="float">
            <text:p>68579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IF([.A841]=&quot;&quot;;[.A842];[.A842]+[.B841])" office:value-type="float" office:value="1361" calcext:value-type="float">
            <text:p>1361</text:p>
          </table:table-cell>
          <table:table-cell/>
        </table:table-row>
        <table:table-row table:style-name="ro1">
          <table:table-cell office:value-type="float" office:value="5862" calcext:value-type="float">
            <text:p>5862</text:p>
          </table:table-cell>
          <table:table-cell table:formula="of:=IF([.A842]=&quot;&quot;;[.A843];[.A843]+[.B842])" office:value-type="float" office:value="7223" calcext:value-type="float">
            <text:p>7223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IF([.A843]=&quot;&quot;;[.A844];[.A844]+[.B843])" office:value-type="float" office:value="11351" calcext:value-type="float">
            <text:p>11351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table:formula="of:=IF([.A844]=&quot;&quot;;[.A845];[.A845]+[.B844])" office:value-type="float" office:value="18097" calcext:value-type="float">
            <text:p>18097</text:p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IF([.A845]=&quot;&quot;;[.A846];[.A846]+[.B845])" office:value-type="float" office:value="22564" calcext:value-type="float">
            <text:p>22564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IF([.A846]=&quot;&quot;;[.A847];[.A847]+[.B846])" office:value-type="float" office:value="24402" calcext:value-type="float">
            <text:p>24402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IF([.A847]=&quot;&quot;;[.A848];[.A848]+[.B847])" office:value-type="float" office:value="26541" calcext:value-type="float">
            <text:p>26541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IF([.A848]=&quot;&quot;;[.A849];[.A849]+[.B848])" office:value-type="float" office:value="29205" calcext:value-type="float">
            <text:p>29205</text:p>
          </table:table-cell>
          <table:table-cell/>
        </table:table-row>
        <table:table-row table:style-name="ro1">
          <table:table-cell office:value-type="float" office:value="5443" calcext:value-type="float">
            <text:p>5443</text:p>
          </table:table-cell>
          <table:table-cell table:formula="of:=IF([.A849]=&quot;&quot;;[.A850];[.A850]+[.B849])" office:value-type="float" office:value="34648" calcext:value-type="float">
            <text:p>34648</text:p>
          </table:table-cell>
          <table:table-cell/>
        </table:table-row>
        <table:table-row table:style-name="ro1">
          <table:table-cell office:value-type="float" office:value="6834" calcext:value-type="float">
            <text:p>6834</text:p>
          </table:table-cell>
          <table:table-cell table:formula="of:=IF([.A850]=&quot;&quot;;[.A851];[.A851]+[.B850])" office:value-type="float" office:value="41482" calcext:value-type="float">
            <text:p>41482</text:p>
          </table:table-cell>
          <table:table-cell/>
        </table:table-row>
        <table:table-row table:style-name="ro1">
          <table:table-cell office:value-type="float" office:value="4677" calcext:value-type="float">
            <text:p>4677</text:p>
          </table:table-cell>
          <table:table-cell table:formula="of:=IF([.A851]=&quot;&quot;;[.A852];[.A852]+[.B851])" office:value-type="float" office:value="46159" calcext:value-type="float">
            <text:p>46159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IF([.A852]=&quot;&quot;;[.A853];[.A853]+[.B852])" office:value-type="float" office:value="47257" calcext:value-type="float">
            <text:p>47257</text:p>
          </table:table-cell>
          <table:table-cell/>
        </table:table-row>
        <table:table-row table:style-name="ro1">
          <table:table-cell office:value-type="float" office:value="6784" calcext:value-type="float">
            <text:p>6784</text:p>
          </table:table-cell>
          <table:table-cell table:formula="of:=IF([.A853]=&quot;&quot;;[.A854];[.A854]+[.B853])" office:value-type="float" office:value="54041" calcext:value-type="float">
            <text:p>54041</text:p>
          </table:table-cell>
          <table:table-cell/>
        </table:table-row>
        <table:table-row table:style-name="ro1">
          <table:table-cell/>
          <table:table-cell table:formula="of:=IF([.A854]=&quot;&quot;;[.A855];[.A855]+[.B854])" office:value-type="float" office:value="54041" calcext:value-type="float">
            <text:p>54041</text:p>
          </table:table-cell>
          <table:table-cell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formula="of:=IF([.A855]=&quot;&quot;;[.A856];[.A856]+[.B855])" office:value-type="float" office:value="10515" calcext:value-type="float">
            <text:p>10515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IF([.A856]=&quot;&quot;;[.A857];[.A857]+[.B856])" office:value-type="float" office:value="13275" calcext:value-type="float">
            <text:p>13275</text:p>
          </table:table-cell>
          <table:table-cell/>
        </table:table-row>
        <table:table-row table:style-name="ro1">
          <table:table-cell office:value-type="float" office:value="10711" calcext:value-type="float">
            <text:p>10711</text:p>
          </table:table-cell>
          <table:table-cell table:formula="of:=IF([.A857]=&quot;&quot;;[.A858];[.A858]+[.B857])" office:value-type="float" office:value="23986" calcext:value-type="float">
            <text:p>23986</text:p>
          </table:table-cell>
          <table:table-cell/>
        </table:table-row>
        <table:table-row table:style-name="ro1">
          <table:table-cell office:value-type="float" office:value="5115" calcext:value-type="float">
            <text:p>5115</text:p>
          </table:table-cell>
          <table:table-cell table:formula="of:=IF([.A858]=&quot;&quot;;[.A859];[.A859]+[.B858])" office:value-type="float" office:value="29101" calcext:value-type="float">
            <text:p>29101</text:p>
          </table:table-cell>
          <table:table-cell/>
        </table:table-row>
        <table:table-row table:style-name="ro1">
          <table:table-cell office:value-type="float" office:value="12137" calcext:value-type="float">
            <text:p>12137</text:p>
          </table:table-cell>
          <table:table-cell table:formula="of:=IF([.A859]=&quot;&quot;;[.A860];[.A860]+[.B859])" office:value-type="float" office:value="41238" calcext:value-type="float">
            <text:p>41238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table:formula="of:=IF([.A860]=&quot;&quot;;[.A861];[.A861]+[.B860])" office:value-type="float" office:value="44019" calcext:value-type="float">
            <text:p>44019</text:p>
          </table:table-cell>
          <table:table-cell/>
        </table:table-row>
        <table:table-row table:style-name="ro1">
          <table:table-cell/>
          <table:table-cell table:formula="of:=IF([.A861]=&quot;&quot;;[.A862];[.A862]+[.B861])" office:value-type="float" office:value="44019" calcext:value-type="float">
            <text:p>44019</text:p>
          </table:table-cell>
          <table:table-cell/>
        </table:table-row>
        <table:table-row table:style-name="ro1">
          <table:table-cell office:value-type="float" office:value="5049" calcext:value-type="float">
            <text:p>5049</text:p>
          </table:table-cell>
          <table:table-cell table:formula="of:=IF([.A862]=&quot;&quot;;[.A863];[.A863]+[.B862])" office:value-type="float" office:value="5049" calcext:value-type="float">
            <text:p>5049</text:p>
          </table:table-cell>
          <table:table-cell/>
        </table:table-row>
        <table:table-row table:style-name="ro1">
          <table:table-cell office:value-type="float" office:value="6241" calcext:value-type="float">
            <text:p>6241</text:p>
          </table:table-cell>
          <table:table-cell table:formula="of:=IF([.A863]=&quot;&quot;;[.A864];[.A864]+[.B863])" office:value-type="float" office:value="11290" calcext:value-type="float">
            <text:p>11290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IF([.A864]=&quot;&quot;;[.A865];[.A865]+[.B864])" office:value-type="float" office:value="13820" calcext:value-type="float">
            <text:p>13820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table:formula="of:=IF([.A865]=&quot;&quot;;[.A866];[.A866]+[.B865])" office:value-type="float" office:value="19676" calcext:value-type="float">
            <text:p>19676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IF([.A866]=&quot;&quot;;[.A867];[.A867]+[.B866])" office:value-type="float" office:value="22109" calcext:value-type="float">
            <text:p>22109</text:p>
          </table:table-cell>
          <table:table-cell/>
        </table:table-row>
        <table:table-row table:style-name="ro1">
          <table:table-cell office:value-type="float" office:value="4728" calcext:value-type="float">
            <text:p>4728</text:p>
          </table:table-cell>
          <table:table-cell table:formula="of:=IF([.A867]=&quot;&quot;;[.A868];[.A868]+[.B867])" office:value-type="float" office:value="26837" calcext:value-type="float">
            <text:p>26837</text:p>
          </table:table-cell>
          <table:table-cell/>
        </table:table-row>
        <table:table-row table:style-name="ro1">
          <table:table-cell office:value-type="float" office:value="5363" calcext:value-type="float">
            <text:p>5363</text:p>
          </table:table-cell>
          <table:table-cell table:formula="of:=IF([.A868]=&quot;&quot;;[.A869];[.A869]+[.B868])" office:value-type="float" office:value="32200" calcext:value-type="float">
            <text:p>32200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table:formula="of:=IF([.A869]=&quot;&quot;;[.A870];[.A870]+[.B869])" office:value-type="float" office:value="38603" calcext:value-type="float">
            <text:p>38603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IF([.A870]=&quot;&quot;;[.A871];[.A871]+[.B870])" office:value-type="float" office:value="41930" calcext:value-type="float">
            <text:p>41930</text:p>
          </table:table-cell>
          <table:table-cell/>
        </table:table-row>
        <table:table-row table:style-name="ro1">
          <table:table-cell office:value-type="float" office:value="4275" calcext:value-type="float">
            <text:p>4275</text:p>
          </table:table-cell>
          <table:table-cell table:formula="of:=IF([.A871]=&quot;&quot;;[.A872];[.A872]+[.B871])" office:value-type="float" office:value="46205" calcext:value-type="float">
            <text:p>46205</text:p>
          </table:table-cell>
          <table:table-cell/>
        </table:table-row>
        <table:table-row table:style-name="ro1">
          <table:table-cell office:value-type="float" office:value="4158" calcext:value-type="float">
            <text:p>4158</text:p>
          </table:table-cell>
          <table:table-cell table:formula="of:=IF([.A872]=&quot;&quot;;[.A873];[.A873]+[.B872])" office:value-type="float" office:value="50363" calcext:value-type="float">
            <text:p>50363</text:p>
          </table:table-cell>
          <table:table-cell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IF([.A873]=&quot;&quot;;[.A874];[.A874]+[.B873])" office:value-type="float" office:value="54164" calcext:value-type="float">
            <text:p>54164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IF([.A874]=&quot;&quot;;[.A875];[.A875]+[.B874])" office:value-type="float" office:value="56535" calcext:value-type="float">
            <text:p>56535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table:formula="of:=IF([.A875]=&quot;&quot;;[.A876];[.A876]+[.B875])" office:value-type="float" office:value="62894" calcext:value-type="float">
            <text:p>62894</text:p>
          </table:table-cell>
          <table:table-cell/>
        </table:table-row>
        <table:table-row table:style-name="ro1">
          <table:table-cell/>
          <table:table-cell table:formula="of:=IF([.A876]=&quot;&quot;;[.A877];[.A877]+[.B876])" office:value-type="float" office:value="62894" calcext:value-type="float">
            <text:p>62894</text:p>
          </table:table-cell>
          <table:table-cell/>
        </table:table-row>
        <table:table-row table:style-name="ro1">
          <table:table-cell office:value-type="float" office:value="29965" calcext:value-type="float">
            <text:p>29965</text:p>
          </table:table-cell>
          <table:table-cell table:formula="of:=IF([.A877]=&quot;&quot;;[.A878];[.A878]+[.B877])" office:value-type="float" office:value="29965" calcext:value-type="float">
            <text:p>29965</text:p>
          </table:table-cell>
          <table:table-cell/>
        </table:table-row>
        <table:table-row table:style-name="ro1">
          <table:table-cell office:value-type="float" office:value="8489" calcext:value-type="float">
            <text:p>8489</text:p>
          </table:table-cell>
          <table:table-cell table:formula="of:=IF([.A878]=&quot;&quot;;[.A879];[.A879]+[.B878])" office:value-type="float" office:value="38454" calcext:value-type="float">
            <text:p>38454</text:p>
          </table:table-cell>
          <table:table-cell/>
        </table:table-row>
        <table:table-row table:style-name="ro1">
          <table:table-cell/>
          <table:table-cell table:formula="of:=IF([.A879]=&quot;&quot;;[.A880];[.A880]+[.B879])" office:value-type="float" office:value="38454" calcext:value-type="float">
            <text:p>38454</text:p>
          </table:table-cell>
          <table:table-cell/>
        </table:table-row>
        <table:table-row table:style-name="ro1">
          <table:table-cell office:value-type="float" office:value="56825" calcext:value-type="float">
            <text:p>56825</text:p>
          </table:table-cell>
          <table:table-cell table:formula="of:=IF([.A880]=&quot;&quot;;[.A881];[.A881]+[.B880])" office:value-type="float" office:value="56825" calcext:value-type="float">
            <text:p>56825</text:p>
          </table:table-cell>
          <table:table-cell/>
        </table:table-row>
        <table:table-row table:style-name="ro1">
          <table:table-cell/>
          <table:table-cell table:formula="of:=IF([.A881]=&quot;&quot;;[.A882];[.A882]+[.B881])" office:value-type="float" office:value="56825" calcext:value-type="float">
            <text:p>56825</text:p>
          </table:table-cell>
          <table:table-cell/>
        </table:table-row>
        <table:table-row table:style-name="ro1">
          <table:table-cell office:value-type="float" office:value="11312" calcext:value-type="float">
            <text:p>11312</text:p>
          </table:table-cell>
          <table:table-cell table:formula="of:=IF([.A882]=&quot;&quot;;[.A883];[.A883]+[.B882])" office:value-type="float" office:value="11312" calcext:value-type="float">
            <text:p>11312</text:p>
          </table:table-cell>
          <table:table-cell/>
        </table:table-row>
        <table:table-row table:style-name="ro1">
          <table:table-cell office:value-type="float" office:value="9212" calcext:value-type="float">
            <text:p>9212</text:p>
          </table:table-cell>
          <table:table-cell table:formula="of:=IF([.A883]=&quot;&quot;;[.A884];[.A884]+[.B883])" office:value-type="float" office:value="20524" calcext:value-type="float">
            <text:p>20524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IF([.A884]=&quot;&quot;;[.A885];[.A885]+[.B884])" office:value-type="float" office:value="22453" calcext:value-type="float">
            <text:p>22453</text:p>
          </table:table-cell>
          <table:table-cell/>
        </table:table-row>
        <table:table-row table:style-name="ro1">
          <table:table-cell office:value-type="float" office:value="14504" calcext:value-type="float">
            <text:p>14504</text:p>
          </table:table-cell>
          <table:table-cell table:formula="of:=IF([.A885]=&quot;&quot;;[.A886];[.A886]+[.B885])" office:value-type="float" office:value="36957" calcext:value-type="float">
            <text:p>36957</text:p>
          </table:table-cell>
          <table:table-cell/>
        </table:table-row>
        <table:table-row table:style-name="ro1">
          <table:table-cell/>
          <table:table-cell table:formula="of:=IF([.A886]=&quot;&quot;;[.A887];[.A887]+[.B886])" office:value-type="float" office:value="36957" calcext:value-type="float">
            <text:p>36957</text:p>
          </table:table-cell>
          <table:table-cell/>
        </table:table-row>
        <table:table-row table:style-name="ro1">
          <table:table-cell office:value-type="float" office:value="6465" calcext:value-type="float">
            <text:p>6465</text:p>
          </table:table-cell>
          <table:table-cell table:formula="of:=IF([.A887]=&quot;&quot;;[.A888];[.A888]+[.B887])" office:value-type="float" office:value="6465" calcext:value-type="float">
            <text:p>6465</text:p>
          </table:table-cell>
          <table:table-cell/>
        </table:table-row>
        <table:table-row table:style-name="ro1">
          <table:table-cell office:value-type="float" office:value="9629" calcext:value-type="float">
            <text:p>9629</text:p>
          </table:table-cell>
          <table:table-cell table:formula="of:=IF([.A888]=&quot;&quot;;[.A889];[.A889]+[.B888])" office:value-type="float" office:value="16094" calcext:value-type="float">
            <text:p>16094</text:p>
          </table:table-cell>
          <table:table-cell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formula="of:=IF([.A889]=&quot;&quot;;[.A890];[.A890]+[.B889])" office:value-type="float" office:value="26453" calcext:value-type="float">
            <text:p>26453</text:p>
          </table:table-cell>
          <table:table-cell/>
        </table:table-row>
        <table:table-row table:style-name="ro1">
          <table:table-cell office:value-type="float" office:value="5838" calcext:value-type="float">
            <text:p>5838</text:p>
          </table:table-cell>
          <table:table-cell table:formula="of:=IF([.A890]=&quot;&quot;;[.A891];[.A891]+[.B890])" office:value-type="float" office:value="32291" calcext:value-type="float">
            <text:p>32291</text:p>
          </table:table-cell>
          <table:table-cell/>
        </table:table-row>
        <table:table-row table:style-name="ro1">
          <table:table-cell office:value-type="float" office:value="9425" calcext:value-type="float">
            <text:p>9425</text:p>
          </table:table-cell>
          <table:table-cell table:formula="of:=IF([.A891]=&quot;&quot;;[.A892];[.A892]+[.B891])" office:value-type="float" office:value="41716" calcext:value-type="float">
            <text:p>41716</text:p>
          </table:table-cell>
          <table:table-cell/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IF([.A892]=&quot;&quot;;[.A893];[.A893]+[.B892])" office:value-type="float" office:value="44774" calcext:value-type="float">
            <text:p>44774</text:p>
          </table:table-cell>
          <table:table-cell/>
        </table:table-row>
        <table:table-row table:style-name="ro1">
          <table:table-cell office:value-type="float" office:value="9753" calcext:value-type="float">
            <text:p>9753</text:p>
          </table:table-cell>
          <table:table-cell table:formula="of:=IF([.A893]=&quot;&quot;;[.A894];[.A894]+[.B893])" office:value-type="float" office:value="54527" calcext:value-type="float">
            <text:p>54527</text:p>
          </table:table-cell>
          <table:table-cell/>
        </table:table-row>
        <table:table-row table:style-name="ro1">
          <table:table-cell office:value-type="float" office:value="5888" calcext:value-type="float">
            <text:p>5888</text:p>
          </table:table-cell>
          <table:table-cell table:formula="of:=IF([.A894]=&quot;&quot;;[.A895];[.A895]+[.B894])" office:value-type="float" office:value="60415" calcext:value-type="float">
            <text:p>60415</text:p>
          </table:table-cell>
          <table:table-cell/>
        </table:table-row>
        <table:table-row table:style-name="ro1">
          <table:table-cell/>
          <table:table-cell table:formula="of:=IF([.A895]=&quot;&quot;;[.A896];[.A896]+[.B895])" office:value-type="float" office:value="60415" calcext:value-type="float">
            <text:p>60415</text:p>
          </table:table-cell>
          <table:table-cell/>
        </table:table-row>
        <table:table-row table:style-name="ro1">
          <table:table-cell office:value-type="float" office:value="5406" calcext:value-type="float">
            <text:p>5406</text:p>
          </table:table-cell>
          <table:table-cell table:formula="of:=IF([.A896]=&quot;&quot;;[.A897];[.A897]+[.B896])" office:value-type="float" office:value="5406" calcext:value-type="float">
            <text:p>5406</text:p>
          </table:table-cell>
          <table:table-cell/>
        </table:table-row>
        <table:table-row table:style-name="ro1">
          <table:table-cell office:value-type="float" office:value="13482" calcext:value-type="float">
            <text:p>13482</text:p>
          </table:table-cell>
          <table:table-cell table:formula="of:=IF([.A897]=&quot;&quot;;[.A898];[.A898]+[.B897])" office:value-type="float" office:value="18888" calcext:value-type="float">
            <text:p>18888</text:p>
          </table:table-cell>
          <table:table-cell/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IF([.A898]=&quot;&quot;;[.A899];[.A899]+[.B898])" office:value-type="float" office:value="22092" calcext:value-type="float">
            <text:p>22092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IF([.A899]=&quot;&quot;;[.A900];[.A900]+[.B899])" office:value-type="float" office:value="24720" calcext:value-type="float">
            <text:p>24720</text:p>
          </table:table-cell>
          <table:table-cell/>
        </table:table-row>
        <table:table-row table:style-name="ro1">
          <table:table-cell office:value-type="float" office:value="9957" calcext:value-type="float">
            <text:p>9957</text:p>
          </table:table-cell>
          <table:table-cell table:formula="of:=IF([.A900]=&quot;&quot;;[.A901];[.A901]+[.B900])" office:value-type="float" office:value="34677" calcext:value-type="float">
            <text:p>34677</text:p>
          </table:table-cell>
          <table:table-cell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formula="of:=IF([.A901]=&quot;&quot;;[.A902];[.A902]+[.B901])" office:value-type="float" office:value="44933" calcext:value-type="float">
            <text:p>44933</text:p>
          </table:table-cell>
          <table:table-cell/>
        </table:table-row>
        <table:table-row table:style-name="ro1">
          <table:table-cell/>
          <table:table-cell table:formula="of:=IF([.A902]=&quot;&quot;;[.A903];[.A903]+[.B902])" office:value-type="float" office:value="44933" calcext:value-type="float">
            <text:p>44933</text:p>
          </table:table-cell>
          <table:table-cell/>
        </table:table-row>
        <table:table-row table:style-name="ro1">
          <table:table-cell office:value-type="float" office:value="6179" calcext:value-type="float">
            <text:p>6179</text:p>
          </table:table-cell>
          <table:table-cell table:formula="of:=IF([.A903]=&quot;&quot;;[.A904];[.A904]+[.B903])" office:value-type="float" office:value="6179" calcext:value-type="float">
            <text:p>6179</text:p>
          </table:table-cell>
          <table:table-cell/>
        </table:table-row>
        <table:table-row table:style-name="ro1">
          <table:table-cell office:value-type="float" office:value="4133" calcext:value-type="float">
            <text:p>4133</text:p>
          </table:table-cell>
          <table:table-cell table:formula="of:=IF([.A904]=&quot;&quot;;[.A905];[.A905]+[.B904])" office:value-type="float" office:value="10312" calcext:value-type="float">
            <text:p>10312</text:p>
          </table:table-cell>
          <table:table-cell/>
        </table:table-row>
        <table:table-row table:style-name="ro1">
          <table:table-cell office:value-type="float" office:value="5327" calcext:value-type="float">
            <text:p>5327</text:p>
          </table:table-cell>
          <table:table-cell table:formula="of:=IF([.A905]=&quot;&quot;;[.A906];[.A906]+[.B905])" office:value-type="float" office:value="15639" calcext:value-type="float">
            <text:p>15639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IF([.A906]=&quot;&quot;;[.A907];[.A907]+[.B906])" office:value-type="float" office:value="18535" calcext:value-type="float">
            <text:p>18535</text:p>
          </table:table-cell>
          <table:table-cell/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IF([.A907]=&quot;&quot;;[.A908];[.A908]+[.B907])" office:value-type="float" office:value="24175" calcext:value-type="float">
            <text:p>24175</text:p>
          </table:table-cell>
          <table:table-cell/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IF([.A908]=&quot;&quot;;[.A909];[.A909]+[.B908])" office:value-type="float" office:value="30279" calcext:value-type="float">
            <text:p>30279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IF([.A909]=&quot;&quot;;[.A910];[.A910]+[.B909])" office:value-type="float" office:value="33059" calcext:value-type="float">
            <text:p>33059</text:p>
          </table:table-cell>
          <table:table-cell/>
        </table:table-row>
        <table:table-row table:style-name="ro1">
          <table:table-cell office:value-type="float" office:value="7809" calcext:value-type="float">
            <text:p>7809</text:p>
          </table:table-cell>
          <table:table-cell table:formula="of:=IF([.A910]=&quot;&quot;;[.A911];[.A911]+[.B910])" office:value-type="float" office:value="40868" calcext:value-type="float">
            <text:p>40868</text:p>
          </table:table-cell>
          <table:table-cell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IF([.A911]=&quot;&quot;;[.A912];[.A912]+[.B911])" office:value-type="float" office:value="44855" calcext:value-type="float">
            <text:p>44855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IF([.A912]=&quot;&quot;;[.A913];[.A913]+[.B912])" office:value-type="float" office:value="46493" calcext:value-type="float">
            <text:p>46493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IF([.A913]=&quot;&quot;;[.A914];[.A914]+[.B913])" office:value-type="float" office:value="49034" calcext:value-type="float">
            <text:p>49034</text:p>
          </table:table-cell>
          <table:table-cell/>
        </table:table-row>
        <table:table-row table:style-name="ro1">
          <table:table-cell/>
          <table:table-cell table:formula="of:=IF([.A914]=&quot;&quot;;[.A915];[.A915]+[.B914])" office:value-type="float" office:value="49034" calcext:value-type="float">
            <text:p>49034</text:p>
          </table:table-cell>
          <table:table-cell/>
        </table:table-row>
        <table:table-row table:style-name="ro1">
          <table:table-cell office:value-type="float" office:value="33667" calcext:value-type="float">
            <text:p>33667</text:p>
          </table:table-cell>
          <table:table-cell table:formula="of:=IF([.A915]=&quot;&quot;;[.A916];[.A916]+[.B915])" office:value-type="float" office:value="33667" calcext:value-type="float">
            <text:p>33667</text:p>
          </table:table-cell>
          <table:table-cell/>
        </table:table-row>
        <table:table-row table:style-name="ro1">
          <table:table-cell office:value-type="float" office:value="14175" calcext:value-type="float">
            <text:p>14175</text:p>
          </table:table-cell>
          <table:table-cell table:formula="of:=IF([.A916]=&quot;&quot;;[.A917];[.A917]+[.B916])" office:value-type="float" office:value="47842" calcext:value-type="float">
            <text:p>47842</text:p>
          </table:table-cell>
          <table:table-cell/>
        </table:table-row>
        <table:table-row table:style-name="ro1">
          <table:table-cell/>
          <table:table-cell table:formula="of:=IF([.A917]=&quot;&quot;;[.A918];[.A918]+[.B917])" office:value-type="float" office:value="47842" calcext:value-type="float">
            <text:p>47842</text:p>
          </table:table-cell>
          <table:table-cell/>
        </table:table-row>
        <table:table-row table:style-name="ro1">
          <table:table-cell office:value-type="float" office:value="6110" calcext:value-type="float">
            <text:p>6110</text:p>
          </table:table-cell>
          <table:table-cell table:formula="of:=IF([.A918]=&quot;&quot;;[.A919];[.A919]+[.B918])" office:value-type="float" office:value="6110" calcext:value-type="float">
            <text:p>6110</text:p>
          </table:table-cell>
          <table:table-cell/>
        </table:table-row>
        <table:table-row table:style-name="ro1">
          <table:table-cell office:value-type="float" office:value="11612" calcext:value-type="float">
            <text:p>11612</text:p>
          </table:table-cell>
          <table:table-cell table:formula="of:=IF([.A919]=&quot;&quot;;[.A920];[.A920]+[.B919])" office:value-type="float" office:value="17722" calcext:value-type="float">
            <text:p>17722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IF([.A920]=&quot;&quot;;[.A921];[.A921]+[.B920])" office:value-type="float" office:value="20417" calcext:value-type="float">
            <text:p>20417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table:formula="of:=IF([.A921]=&quot;&quot;;[.A922];[.A922]+[.B921])" office:value-type="float" office:value="30416" calcext:value-type="float">
            <text:p>30416</text:p>
          </table:table-cell>
          <table:table-cell/>
        </table:table-row>
        <table:table-row table:style-name="ro1">
          <table:table-cell/>
          <table:table-cell table:formula="of:=IF([.A922]=&quot;&quot;;[.A923];[.A923]+[.B922])" office:value-type="float" office:value="30416" calcext:value-type="float">
            <text:p>30416</text:p>
          </table:table-cell>
          <table:table-cell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IF([.A923]=&quot;&quot;;[.A924];[.A924]+[.B923])" office:value-type="float" office:value="5704" calcext:value-type="float">
            <text:p>5704</text:p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IF([.A924]=&quot;&quot;;[.A925];[.A925]+[.B924])" office:value-type="float" office:value="11812" calcext:value-type="float">
            <text:p>11812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IF([.A925]=&quot;&quot;;[.A926];[.A926]+[.B925])" office:value-type="float" office:value="14779" calcext:value-type="float">
            <text:p>14779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IF([.A926]=&quot;&quot;;[.A927];[.A927]+[.B926])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IF([.A927]=&quot;&quot;;[.A928];[.A928]+[.B927])" office:value-type="float" office:value="17431" calcext:value-type="float">
            <text:p>17431</text:p>
          </table:table-cell>
          <table:table-cell/>
        </table:table-row>
        <table:table-row table:style-name="ro1">
          <table:table-cell office:value-type="float" office:value="3585" calcext:value-type="float">
            <text:p>3585</text:p>
          </table:table-cell>
          <table:table-cell table:formula="of:=IF([.A928]=&quot;&quot;;[.A929];[.A929]+[.B928])" office:value-type="float" office:value="21016" calcext:value-type="float">
            <text:p>21016</text:p>
          </table:table-cell>
          <table:table-cell/>
        </table:table-row>
        <table:table-row table:style-name="ro1">
          <table:table-cell office:value-type="float" office:value="6748" calcext:value-type="float">
            <text:p>6748</text:p>
          </table:table-cell>
          <table:table-cell table:formula="of:=IF([.A929]=&quot;&quot;;[.A930];[.A930]+[.B929])" office:value-type="float" office:value="27764" calcext:value-type="float">
            <text:p>27764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IF([.A930]=&quot;&quot;;[.A931];[.A931]+[.B930])" office:value-type="float" office:value="29346" calcext:value-type="float">
            <text:p>29346</text:p>
          </table:table-cell>
          <table:table-cell/>
        </table:table-row>
        <table:table-row table:style-name="ro1">
          <table:table-cell office:value-type="float" office:value="6924" calcext:value-type="float">
            <text:p>6924</text:p>
          </table:table-cell>
          <table:table-cell table:formula="of:=IF([.A931]=&quot;&quot;;[.A932];[.A932]+[.B931])" office:value-type="float" office:value="36270" calcext:value-type="float">
            <text:p>36270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IF([.A932]=&quot;&quot;;[.A933];[.A933]+[.B932])" office:value-type="float" office:value="37714" calcext:value-type="float">
            <text:p>37714</text:p>
          </table:table-cell>
          <table:table-cell/>
        </table:table-row>
        <table:table-row table:style-name="ro1">
          <table:table-cell office:value-type="float" office:value="3855" calcext:value-type="float">
            <text:p>3855</text:p>
          </table:table-cell>
          <table:table-cell table:formula="of:=IF([.A933]=&quot;&quot;;[.A934];[.A934]+[.B933])" office:value-type="float" office:value="41569" calcext:value-type="float">
            <text:p>41569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IF([.A934]=&quot;&quot;;[.A935];[.A935]+[.B934])" office:value-type="float" office:value="42970" calcext:value-type="float">
            <text:p>42970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IF([.A935]=&quot;&quot;;[.A936];[.A936]+[.B935])" office:value-type="float" office:value="45175" calcext:value-type="float">
            <text:p>45175</text:p>
          </table:table-cell>
          <table:table-cell/>
        </table:table-row>
        <table:table-row table:style-name="ro1">
          <table:table-cell/>
          <table:table-cell table:formula="of:=IF([.A936]=&quot;&quot;;[.A937];[.A937]+[.B936])" office:value-type="float" office:value="45175" calcext:value-type="float">
            <text:p>45175</text:p>
          </table:table-cell>
          <table:table-cell/>
        </table:table-row>
        <table:table-row table:style-name="ro1">
          <table:table-cell office:value-type="float" office:value="6732" calcext:value-type="float">
            <text:p>6732</text:p>
          </table:table-cell>
          <table:table-cell table:formula="of:=IF([.A937]=&quot;&quot;;[.A938];[.A938]+[.B937])" office:value-type="float" office:value="6732" calcext:value-type="float">
            <text:p>6732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[.A938]=&quot;&quot;;[.A939];[.A939]+[.B938])" office:value-type="float" office:value="7929" calcext:value-type="float">
            <text:p>7929</text:p>
          </table:table-cell>
          <table:table-cell/>
        </table:table-row>
        <table:table-row table:style-name="ro1">
          <table:table-cell office:value-type="float" office:value="6953" calcext:value-type="float">
            <text:p>6953</text:p>
          </table:table-cell>
          <table:table-cell table:formula="of:=IF([.A939]=&quot;&quot;;[.A940];[.A940]+[.B939])" office:value-type="float" office:value="14882" calcext:value-type="float">
            <text:p>14882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IF([.A940]=&quot;&quot;;[.A941];[.A941]+[.B940])" office:value-type="float" office:value="17089" calcext:value-type="float">
            <text:p>17089</text:p>
          </table:table-cell>
          <table:table-cell/>
        </table:table-row>
        <table:table-row table:style-name="ro1">
          <table:table-cell office:value-type="float" office:value="5612" calcext:value-type="float">
            <text:p>5612</text:p>
          </table:table-cell>
          <table:table-cell table:formula="of:=IF([.A941]=&quot;&quot;;[.A942];[.A942]+[.B941])" office:value-type="float" office:value="22701" calcext:value-type="float">
            <text:p>22701</text:p>
          </table:table-cell>
          <table:table-cell/>
        </table:table-row>
        <table:table-row table:style-name="ro1">
          <table:table-cell office:value-type="float" office:value="4231" calcext:value-type="float">
            <text:p>4231</text:p>
          </table:table-cell>
          <table:table-cell table:formula="of:=IF([.A942]=&quot;&quot;;[.A943];[.A943]+[.B942])" office:value-type="float" office:value="26932" calcext:value-type="float">
            <text:p>26932</text:p>
          </table:table-cell>
          <table:table-cell/>
        </table:table-row>
        <table:table-row table:style-name="ro1">
          <table:table-cell office:value-type="float" office:value="7347" calcext:value-type="float">
            <text:p>7347</text:p>
          </table:table-cell>
          <table:table-cell table:formula="of:=IF([.A943]=&quot;&quot;;[.A944];[.A944]+[.B943])" office:value-type="float" office:value="34279" calcext:value-type="float">
            <text:p>34279</text:p>
          </table:table-cell>
          <table:table-cell/>
        </table:table-row>
        <table:table-row table:style-name="ro1">
          <table:table-cell office:value-type="float" office:value="5711" calcext:value-type="float">
            <text:p>5711</text:p>
          </table:table-cell>
          <table:table-cell table:formula="of:=IF([.A944]=&quot;&quot;;[.A945];[.A945]+[.B944])" office:value-type="float" office:value="39990" calcext:value-type="float">
            <text:p>39990</text:p>
          </table:table-cell>
          <table:table-cell/>
        </table:table-row>
        <table:table-row table:style-name="ro1">
          <table:table-cell office:value-type="float" office:value="7897" calcext:value-type="float">
            <text:p>7897</text:p>
          </table:table-cell>
          <table:table-cell table:formula="of:=IF([.A945]=&quot;&quot;;[.A946];[.A946]+[.B945])" office:value-type="float" office:value="47887" calcext:value-type="float">
            <text:p>47887</text:p>
          </table:table-cell>
          <table:table-cell/>
        </table:table-row>
        <table:table-row table:style-name="ro1">
          <table:table-cell/>
          <table:table-cell table:formula="of:=IF([.A946]=&quot;&quot;;[.A947];[.A947]+[.B946])" office:value-type="float" office:value="47887" calcext:value-type="float">
            <text:p>47887</text:p>
          </table:table-cell>
          <table:table-cell/>
        </table:table-row>
        <table:table-row table:style-name="ro1">
          <table:table-cell office:value-type="float" office:value="13701" calcext:value-type="float">
            <text:p>13701</text:p>
          </table:table-cell>
          <table:table-cell table:formula="of:=IF([.A947]=&quot;&quot;;[.A948];[.A948]+[.B947])" office:value-type="float" office:value="13701" calcext:value-type="float">
            <text:p>13701</text:p>
          </table:table-cell>
          <table:table-cell/>
        </table:table-row>
        <table:table-row table:style-name="ro1">
          <table:table-cell office:value-type="float" office:value="10913" calcext:value-type="float">
            <text:p>10913</text:p>
          </table:table-cell>
          <table:table-cell table:formula="of:=IF([.A948]=&quot;&quot;;[.A949];[.A949]+[.B948])" office:value-type="float" office:value="24614" calcext:value-type="float">
            <text:p>24614</text:p>
          </table:table-cell>
          <table:table-cell/>
        </table:table-row>
        <table:table-row table:style-name="ro1">
          <table:table-cell office:value-type="float" office:value="16370" calcext:value-type="float">
            <text:p>16370</text:p>
          </table:table-cell>
          <table:table-cell table:formula="of:=IF([.A949]=&quot;&quot;;[.A950];[.A950]+[.B949])" office:value-type="float" office:value="40984" calcext:value-type="float">
            <text:p>40984</text:p>
          </table:table-cell>
          <table:table-cell/>
        </table:table-row>
        <table:table-row table:style-name="ro1">
          <table:table-cell office:value-type="float" office:value="19244" calcext:value-type="float">
            <text:p>19244</text:p>
          </table:table-cell>
          <table:table-cell table:formula="of:=IF([.A950]=&quot;&quot;;[.A951];[.A951]+[.B950])" office:value-type="float" office:value="60228" calcext:value-type="float">
            <text:p>60228</text:p>
          </table:table-cell>
          <table:table-cell/>
        </table:table-row>
        <table:table-row table:style-name="ro1">
          <table:table-cell/>
          <table:table-cell table:formula="of:=IF([.A951]=&quot;&quot;;[.A952];[.A952]+[.B951])" office:value-type="float" office:value="60228" calcext:value-type="float">
            <text:p>60228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IF([.A952]=&quot;&quot;;[.A953];[.A953]+[.B952])" office:value-type="float" office:value="2674" calcext:value-type="float">
            <text:p>2674</text:p>
          </table:table-cell>
          <table:table-cell/>
        </table:table-row>
        <table:table-row table:style-name="ro1">
          <table:table-cell office:value-type="float" office:value="7112" calcext:value-type="float">
            <text:p>7112</text:p>
          </table:table-cell>
          <table:table-cell table:formula="of:=IF([.A953]=&quot;&quot;;[.A954];[.A954]+[.B953])" office:value-type="float" office:value="9786" calcext:value-type="float">
            <text:p>9786</text:p>
          </table:table-cell>
          <table:table-cell/>
        </table:table-row>
        <table:table-row table:style-name="ro1">
          <table:table-cell office:value-type="float" office:value="6486" calcext:value-type="float">
            <text:p>6486</text:p>
          </table:table-cell>
          <table:table-cell table:formula="of:=IF([.A954]=&quot;&quot;;[.A955];[.A955]+[.B954])" office:value-type="float" office:value="16272" calcext:value-type="float">
            <text:p>16272</text:p>
          </table:table-cell>
          <table:table-cell/>
        </table:table-row>
        <table:table-row table:style-name="ro1">
          <table:table-cell office:value-type="float" office:value="7851" calcext:value-type="float">
            <text:p>7851</text:p>
          </table:table-cell>
          <table:table-cell table:formula="of:=IF([.A955]=&quot;&quot;;[.A956];[.A956]+[.B955])" office:value-type="float" office:value="24123" calcext:value-type="float">
            <text:p>24123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table:formula="of:=IF([.A956]=&quot;&quot;;[.A957];[.A957]+[.B956])" office:value-type="float" office:value="28537" calcext:value-type="float">
            <text:p>28537</text:p>
          </table:table-cell>
          <table:table-cell/>
        </table:table-row>
        <table:table-row table:style-name="ro1">
          <table:table-cell office:value-type="float" office:value="5481" calcext:value-type="float">
            <text:p>5481</text:p>
          </table:table-cell>
          <table:table-cell table:formula="of:=IF([.A957]=&quot;&quot;;[.A958];[.A958]+[.B957])" office:value-type="float" office:value="34018" calcext:value-type="float">
            <text:p>34018</text:p>
          </table:table-cell>
          <table:table-cell/>
        </table:table-row>
        <table:table-row table:style-name="ro1">
          <table:table-cell office:value-type="float" office:value="6726" calcext:value-type="float">
            <text:p>6726</text:p>
          </table:table-cell>
          <table:table-cell table:formula="of:=IF([.A958]=&quot;&quot;;[.A959];[.A959]+[.B958])" office:value-type="float" office:value="40744" calcext:value-type="float">
            <text:p>40744</text:p>
          </table:table-cell>
          <table:table-cell/>
        </table:table-row>
        <table:table-row table:style-name="ro1">
          <table:table-cell office:value-type="float" office:value="6598" calcext:value-type="float">
            <text:p>6598</text:p>
          </table:table-cell>
          <table:table-cell table:formula="of:=IF([.A959]=&quot;&quot;;[.A960];[.A960]+[.B959])" office:value-type="float" office:value="47342" calcext:value-type="float">
            <text:p>47342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IF([.A960]=&quot;&quot;;[.A961];[.A961]+[.B960])" office:value-type="float" office:value="50213" calcext:value-type="float">
            <text:p>50213</text:p>
          </table:table-cell>
          <table:table-cell/>
        </table:table-row>
        <table:table-row table:style-name="ro1">
          <table:table-cell office:value-type="float" office:value="6893" calcext:value-type="float">
            <text:p>6893</text:p>
          </table:table-cell>
          <table:table-cell table:formula="of:=IF([.A961]=&quot;&quot;;[.A962];[.A962]+[.B961])" office:value-type="float" office:value="57106" calcext:value-type="float">
            <text:p>57106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IF([.A962]=&quot;&quot;;[.A963];[.A963]+[.B962])" office:value-type="float" office:value="58917" calcext:value-type="float">
            <text:p>58917</text:p>
          </table:table-cell>
          <table:table-cell/>
        </table:table-row>
        <table:table-row table:style-name="ro1">
          <table:table-cell/>
          <table:table-cell table:formula="of:=IF([.A963]=&quot;&quot;;[.A964];[.A964]+[.B963])" office:value-type="float" office:value="58917" calcext:value-type="float">
            <text:p>58917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IF([.A964]=&quot;&quot;;[.A965];[.A965]+[.B964])" office:value-type="float" office:value="1943" calcext:value-type="float">
            <text:p>1943</text:p>
          </table:table-cell>
          <table:table-cell/>
        </table:table-row>
        <table:table-row table:style-name="ro1">
          <table:table-cell office:value-type="float" office:value="3602" calcext:value-type="float">
            <text:p>3602</text:p>
          </table:table-cell>
          <table:table-cell table:formula="of:=IF([.A965]=&quot;&quot;;[.A966];[.A966]+[.B965])" office:value-type="float" office:value="5545" calcext:value-type="float">
            <text:p>5545</text:p>
          </table:table-cell>
          <table:table-cell/>
        </table:table-row>
        <table:table-row table:style-name="ro1">
          <table:table-cell office:value-type="float" office:value="4825" calcext:value-type="float">
            <text:p>4825</text:p>
          </table:table-cell>
          <table:table-cell table:formula="of:=IF([.A966]=&quot;&quot;;[.A967];[.A967]+[.B966])" office:value-type="float" office:value="10370" calcext:value-type="float">
            <text:p>10370</text:p>
          </table:table-cell>
          <table:table-cell/>
        </table:table-row>
        <table:table-row table:style-name="ro1">
          <table:table-cell office:value-type="float" office:value="11299" calcext:value-type="float">
            <text:p>11299</text:p>
          </table:table-cell>
          <table:table-cell table:formula="of:=IF([.A967]=&quot;&quot;;[.A968];[.A968]+[.B967])" office:value-type="float" office:value="21669" calcext:value-type="float">
            <text:p>21669</text:p>
          </table:table-cell>
          <table:table-cell/>
        </table:table-row>
        <table:table-row table:style-name="ro1">
          <table:table-cell office:value-type="float" office:value="14128" calcext:value-type="float">
            <text:p>14128</text:p>
          </table:table-cell>
          <table:table-cell table:formula="of:=IF([.A968]=&quot;&quot;;[.A969];[.A969]+[.B968])" office:value-type="float" office:value="35797" calcext:value-type="float">
            <text:p>35797</text:p>
          </table:table-cell>
          <table:table-cell/>
        </table:table-row>
        <table:table-row table:style-name="ro1">
          <table:table-cell/>
          <table:table-cell table:formula="of:=IF([.A969]=&quot;&quot;;[.A970];[.A970]+[.B969])" office:value-type="float" office:value="35797" calcext:value-type="float">
            <text:p>35797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IF([.A970]=&quot;&quot;;[.A971];[.A971]+[.B970])" office:value-type="float" office:value="3270" calcext:value-type="float">
            <text:p>3270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IF([.A971]=&quot;&quot;;[.A972];[.A972]+[.B971])" office:value-type="float" office:value="8832" calcext:value-type="float">
            <text:p>8832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table:formula="of:=IF([.A972]=&quot;&quot;;[.A973];[.A973]+[.B972])" office:value-type="float" office:value="13152" calcext:value-type="float">
            <text:p>13152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IF([.A973]=&quot;&quot;;[.A974];[.A974]+[.B973])" office:value-type="float" office:value="14784" calcext:value-type="float">
            <text:p>14784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IF([.A974]=&quot;&quot;;[.A975];[.A975]+[.B974])" office:value-type="float" office:value="17549" calcext:value-type="float">
            <text:p>17549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table:formula="of:=IF([.A975]=&quot;&quot;;[.A976];[.A976]+[.B975])" office:value-type="float" office:value="23194" calcext:value-type="float">
            <text:p>23194</text:p>
          </table:table-cell>
          <table:table-cell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IF([.A976]=&quot;&quot;;[.A977];[.A977]+[.B976])" office:value-type="float" office:value="28138" calcext:value-type="float">
            <text:p>28138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table:formula="of:=IF([.A977]=&quot;&quot;;[.A978];[.A978]+[.B977])" office:value-type="float" office:value="33379" calcext:value-type="float">
            <text:p>33379</text:p>
          </table:table-cell>
          <table:table-cell/>
        </table:table-row>
        <table:table-row table:style-name="ro1">
          <table:table-cell office:value-type="float" office:value="5292" calcext:value-type="float">
            <text:p>5292</text:p>
          </table:table-cell>
          <table:table-cell table:formula="of:=IF([.A978]=&quot;&quot;;[.A979];[.A979]+[.B978])" office:value-type="float" office:value="38671" calcext:value-type="float">
            <text:p>38671</text:p>
          </table:table-cell>
          <table:table-cell/>
        </table:table-row>
        <table:table-row table:style-name="ro1">
          <table:table-cell office:value-type="float" office:value="8473" calcext:value-type="float">
            <text:p>8473</text:p>
          </table:table-cell>
          <table:table-cell table:formula="of:=IF([.A979]=&quot;&quot;;[.A980];[.A980]+[.B979])" office:value-type="float" office:value="47144" calcext:value-type="float">
            <text:p>47144</text:p>
          </table:table-cell>
          <table:table-cell/>
        </table:table-row>
        <table:table-row table:style-name="ro1">
          <table:table-cell/>
          <table:table-cell table:formula="of:=IF([.A980]=&quot;&quot;;[.A981];[.A981]+[.B980])" office:value-type="float" office:value="47144" calcext:value-type="float">
            <text:p>47144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IF([.A981]=&quot;&quot;;[.A982];[.A982]+[.B981])" office:value-type="float" office:value="2052" calcext:value-type="float">
            <text:p>2052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IF([.A982]=&quot;&quot;;[.A983];[.A983]+[.B982])" office:value-type="float" office:value="4713" calcext:value-type="float">
            <text:p>4713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IF([.A983]=&quot;&quot;;[.A984];[.A984]+[.B983])" office:value-type="float" office:value="8841" calcext:value-type="float">
            <text:p>8841</text:p>
          </table:table-cell>
          <table:table-cell/>
        </table:table-row>
        <table:table-row table:style-name="ro1">
          <table:table-cell office:value-type="float" office:value="5271" calcext:value-type="float">
            <text:p>5271</text:p>
          </table:table-cell>
          <table:table-cell table:formula="of:=IF([.A984]=&quot;&quot;;[.A985];[.A985]+[.B984])" office:value-type="float" office:value="14112" calcext:value-type="float">
            <text:p>14112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IF([.A985]=&quot;&quot;;[.A986];[.A986]+[.B985])" office:value-type="float" office:value="15325" calcext:value-type="float">
            <text:p>15325</text:p>
          </table:table-cell>
          <table:table-cell/>
        </table:table-row>
        <table:table-row table:style-name="ro1">
          <table:table-cell office:value-type="float" office:value="4609" calcext:value-type="float">
            <text:p>4609</text:p>
          </table:table-cell>
          <table:table-cell table:formula="of:=IF([.A986]=&quot;&quot;;[.A987];[.A987]+[.B986])" office:value-type="float" office:value="19934" calcext:value-type="float">
            <text:p>19934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table:formula="of:=IF([.A987]=&quot;&quot;;[.A988];[.A988]+[.B987])" office:value-type="float" office:value="23589" calcext:value-type="float">
            <text:p>23589</text:p>
          </table:table-cell>
          <table:table-cell/>
        </table:table-row>
        <table:table-row table:style-name="ro1">
          <table:table-cell office:value-type="float" office:value="6794" calcext:value-type="float">
            <text:p>6794</text:p>
          </table:table-cell>
          <table:table-cell table:formula="of:=IF([.A988]=&quot;&quot;;[.A989];[.A989]+[.B988])" office:value-type="float" office:value="30383" calcext:value-type="float">
            <text:p>30383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IF([.A989]=&quot;&quot;;[.A990];[.A990]+[.B989])" office:value-type="float" office:value="32862" calcext:value-type="float">
            <text:p>32862</text:p>
          </table:table-cell>
          <table:table-cell/>
        </table:table-row>
        <table:table-row table:style-name="ro1">
          <table:table-cell office:value-type="float" office:value="5906" calcext:value-type="float">
            <text:p>5906</text:p>
          </table:table-cell>
          <table:table-cell table:formula="of:=IF([.A990]=&quot;&quot;;[.A991];[.A991]+[.B990])" office:value-type="float" office:value="38768" calcext:value-type="float">
            <text:p>38768</text:p>
          </table:table-cell>
          <table:table-cell/>
        </table:table-row>
        <table:table-row table:style-name="ro1">
          <table:table-cell office:value-type="float" office:value="6116" calcext:value-type="float">
            <text:p>6116</text:p>
          </table:table-cell>
          <table:table-cell table:formula="of:=IF([.A991]=&quot;&quot;;[.A992];[.A992]+[.B991])" office:value-type="float" office:value="44884" calcext:value-type="float">
            <text:p>44884</text:p>
          </table:table-cell>
          <table:table-cell/>
        </table:table-row>
        <table:table-row table:style-name="ro1">
          <table:table-cell office:value-type="float" office:value="4915" calcext:value-type="float">
            <text:p>4915</text:p>
          </table:table-cell>
          <table:table-cell table:formula="of:=IF([.A992]=&quot;&quot;;[.A993];[.A993]+[.B992])" office:value-type="float" office:value="49799" calcext:value-type="float">
            <text:p>49799</text:p>
          </table:table-cell>
          <table:table-cell/>
        </table:table-row>
        <table:table-row table:style-name="ro1">
          <table:table-cell/>
          <table:table-cell table:formula="of:=IF([.A993]=&quot;&quot;;[.A994];[.A994]+[.B993])" office:value-type="float" office:value="49799" calcext:value-type="float">
            <text:p>49799</text:p>
          </table:table-cell>
          <table:table-cell/>
        </table:table-row>
        <table:table-row table:style-name="ro1">
          <table:table-cell office:value-type="float" office:value="13118" calcext:value-type="float">
            <text:p>13118</text:p>
          </table:table-cell>
          <table:table-cell table:formula="of:=IF([.A994]=&quot;&quot;;[.A995];[.A995]+[.B994])" office:value-type="float" office:value="13118" calcext:value-type="float">
            <text:p>13118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IF([.A995]=&quot;&quot;;[.A996];[.A996]+[.B995])" office:value-type="float" office:value="17006" calcext:value-type="float">
            <text:p>17006</text:p>
          </table:table-cell>
          <table:table-cell/>
        </table:table-row>
        <table:table-row table:style-name="ro1">
          <table:table-cell office:value-type="float" office:value="4049" calcext:value-type="float">
            <text:p>4049</text:p>
          </table:table-cell>
          <table:table-cell table:formula="of:=IF([.A996]=&quot;&quot;;[.A997];[.A997]+[.B996])" office:value-type="float" office:value="21055" calcext:value-type="float">
            <text:p>21055</text:p>
          </table:table-cell>
          <table:table-cell/>
        </table:table-row>
        <table:table-row table:style-name="ro1">
          <table:table-cell office:value-type="float" office:value="14650" calcext:value-type="float">
            <text:p>14650</text:p>
          </table:table-cell>
          <table:table-cell table:formula="of:=IF([.A997]=&quot;&quot;;[.A998];[.A998]+[.B997])" office:value-type="float" office:value="35705" calcext:value-type="float">
            <text:p>35705</text:p>
          </table:table-cell>
          <table:table-cell/>
        </table:table-row>
        <table:table-row table:style-name="ro1">
          <table:table-cell office:value-type="float" office:value="8187" calcext:value-type="float">
            <text:p>8187</text:p>
          </table:table-cell>
          <table:table-cell table:formula="of:=IF([.A998]=&quot;&quot;;[.A999];[.A999]+[.B998])" office:value-type="float" office:value="43892" calcext:value-type="float">
            <text:p>43892</text:p>
          </table:table-cell>
          <table:table-cell/>
        </table:table-row>
        <table:table-row table:style-name="ro1">
          <table:table-cell/>
          <table:table-cell table:formula="of:=IF([.A999]=&quot;&quot;;[.A1000];[.A1000]+[.B999])" office:value-type="float" office:value="43892" calcext:value-type="float">
            <text:p>43892</text:p>
          </table:table-cell>
          <table:table-cell/>
        </table:table-row>
        <table:table-row table:style-name="ro1">
          <table:table-cell office:value-type="float" office:value="7607" calcext:value-type="float">
            <text:p>7607</text:p>
          </table:table-cell>
          <table:table-cell table:formula="of:=IF([.A1000]=&quot;&quot;;[.A1001];[.A1001]+[.B1000])" office:value-type="float" office:value="7607" calcext:value-type="float">
            <text:p>7607</text:p>
          </table:table-cell>
          <table:table-cell/>
        </table:table-row>
        <table:table-row table:style-name="ro1">
          <table:table-cell office:value-type="float" office:value="7667" calcext:value-type="float">
            <text:p>7667</text:p>
          </table:table-cell>
          <table:table-cell table:formula="of:=IF([.A1001]=&quot;&quot;;[.A1002];[.A1002]+[.B1001])" office:value-type="float" office:value="15274" calcext:value-type="float">
            <text:p>15274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IF([.A1002]=&quot;&quot;;[.A1003];[.A1003]+[.B1002])" office:value-type="float" office:value="19294" calcext:value-type="float">
            <text:p>19294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IF([.A1003]=&quot;&quot;;[.A1004];[.A1004]+[.B1003])" office:value-type="float" office:value="21867" calcext:value-type="float">
            <text:p>21867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table:formula="of:=IF([.A1004]=&quot;&quot;;[.A1005];[.A1005]+[.B1004])" office:value-type="float" office:value="25011" calcext:value-type="float">
            <text:p>25011</text:p>
          </table:table-cell>
          <table:table-cell/>
        </table:table-row>
        <table:table-row table:style-name="ro1">
          <table:table-cell office:value-type="float" office:value="10783" calcext:value-type="float">
            <text:p>10783</text:p>
          </table:table-cell>
          <table:table-cell table:formula="of:=IF([.A1005]=&quot;&quot;;[.A1006];[.A1006]+[.B1005])" office:value-type="float" office:value="35794" calcext:value-type="float">
            <text:p>35794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IF([.A1006]=&quot;&quot;;[.A1007];[.A1007]+[.B1006])" office:value-type="float" office:value="39544" calcext:value-type="float">
            <text:p>39544</text:p>
          </table:table-cell>
          <table:table-cell/>
        </table:table-row>
        <table:table-row table:style-name="ro1">
          <table:table-cell/>
          <table:table-cell table:formula="of:=IF([.A1007]=&quot;&quot;;[.A1008];[.A1008]+[.B1007])" office:value-type="float" office:value="39544" calcext:value-type="float">
            <text:p>39544</text:p>
          </table:table-cell>
          <table:table-cell/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IF([.A1008]=&quot;&quot;;[.A1009];[.A1009]+[.B1008])" office:value-type="float" office:value="3572" calcext:value-type="float">
            <text:p>3572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IF([.A1009]=&quot;&quot;;[.A1010];[.A1010]+[.B1009])" office:value-type="float" office:value="5149" calcext:value-type="float">
            <text:p>5149</text:p>
          </table:table-cell>
          <table:table-cell/>
        </table:table-row>
        <table:table-row table:style-name="ro1">
          <table:table-cell office:value-type="float" office:value="5913" calcext:value-type="float">
            <text:p>5913</text:p>
          </table:table-cell>
          <table:table-cell table:formula="of:=IF([.A1010]=&quot;&quot;;[.A1011];[.A1011]+[.B1010])" office:value-type="float" office:value="11062" calcext:value-type="float">
            <text:p>11062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IF([.A1011]=&quot;&quot;;[.A1012];[.A1012]+[.B1011])" office:value-type="float" office:value="12253" calcext:value-type="float">
            <text:p>12253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IF([.A1012]=&quot;&quot;;[.A1013];[.A1013]+[.B1012])" office:value-type="float" office:value="14266" calcext:value-type="float">
            <text:p>14266</text:p>
          </table:table-cell>
          <table:table-cell/>
        </table:table-row>
        <table:table-row table:style-name="ro1">
          <table:table-cell office:value-type="float" office:value="5357" calcext:value-type="float">
            <text:p>5357</text:p>
          </table:table-cell>
          <table:table-cell table:formula="of:=IF([.A1013]=&quot;&quot;;[.A1014];[.A1014]+[.B1013])" office:value-type="float" office:value="19623" calcext:value-type="float">
            <text:p>19623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1014]=&quot;&quot;;[.A1015];[.A1015]+[.B1014])" office:value-type="float" office:value="20957" calcext:value-type="float">
            <text:p>20957</text:p>
          </table:table-cell>
          <table:table-cell/>
        </table:table-row>
        <table:table-row table:style-name="ro1">
          <table:table-cell office:value-type="float" office:value="4691" calcext:value-type="float">
            <text:p>4691</text:p>
          </table:table-cell>
          <table:table-cell table:formula="of:=IF([.A1015]=&quot;&quot;;[.A1016];[.A1016]+[.B1015])" office:value-type="float" office:value="25648" calcext:value-type="float">
            <text:p>25648</text:p>
          </table:table-cell>
          <table:table-cell/>
        </table:table-row>
        <table:table-row table:style-name="ro1">
          <table:table-cell office:value-type="float" office:value="4955" calcext:value-type="float">
            <text:p>4955</text:p>
          </table:table-cell>
          <table:table-cell table:formula="of:=IF([.A1016]=&quot;&quot;;[.A1017];[.A1017]+[.B1016])" office:value-type="float" office:value="30603" calcext:value-type="float">
            <text:p>30603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IF([.A1017]=&quot;&quot;;[.A1018];[.A1018]+[.B1017])" office:value-type="float" office:value="33647" calcext:value-type="float">
            <text:p>33647</text:p>
          </table:table-cell>
          <table:table-cell/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IF([.A1018]=&quot;&quot;;[.A1019];[.A1019]+[.B1018])" office:value-type="float" office:value="37234" calcext:value-type="float">
            <text:p>37234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IF([.A1019]=&quot;&quot;;[.A1020];[.A1020]+[.B1019])" office:value-type="float" office:value="41495" calcext:value-type="float">
            <text:p>41495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IF([.A1020]=&quot;&quot;;[.A1021];[.A1021]+[.B1020])" office:value-type="float" office:value="43374" calcext:value-type="float">
            <text:p>43374</text:p>
          </table:table-cell>
          <table:table-cell/>
        </table:table-row>
        <table:table-row table:style-name="ro1">
          <table:table-cell office:value-type="float" office:value="5174" calcext:value-type="float">
            <text:p>5174</text:p>
          </table:table-cell>
          <table:table-cell table:formula="of:=IF([.A1021]=&quot;&quot;;[.A1022];[.A1022]+[.B1021])" office:value-type="float" office:value="48548" calcext:value-type="float">
            <text:p>48548</text:p>
          </table:table-cell>
          <table:table-cell/>
        </table:table-row>
        <table:table-row table:style-name="ro1">
          <table:table-cell/>
          <table:table-cell table:formula="of:=IF([.A1022]=&quot;&quot;;[.A1023];[.A1023]+[.B1022])" office:value-type="float" office:value="48548" calcext:value-type="float">
            <text:p>48548</text:p>
          </table:table-cell>
          <table:table-cell/>
        </table:table-row>
        <table:table-row table:style-name="ro1">
          <table:table-cell office:value-type="float" office:value="21378" calcext:value-type="float">
            <text:p>21378</text:p>
          </table:table-cell>
          <table:table-cell table:formula="of:=IF([.A1023]=&quot;&quot;;[.A1024];[.A1024]+[.B1023])" office:value-type="float" office:value="21378" calcext:value-type="float">
            <text:p>21378</text:p>
          </table:table-cell>
          <table:table-cell/>
        </table:table-row>
        <table:table-row table:style-name="ro1">
          <table:table-cell/>
          <table:table-cell table:formula="of:=IF([.A1024]=&quot;&quot;;[.A1025];[.A1025]+[.B1024])" office:value-type="float" office:value="21378" calcext:value-type="float">
            <text:p>21378</text:p>
          </table:table-cell>
          <table:table-cell/>
        </table:table-row>
        <table:table-row table:style-name="ro1">
          <table:table-cell office:value-type="float" office:value="3856" calcext:value-type="float">
            <text:p>3856</text:p>
          </table:table-cell>
          <table:table-cell table:formula="of:=IF([.A1025]=&quot;&quot;;[.A1026];[.A1026]+[.B1025])" office:value-type="float" office:value="3856" calcext:value-type="float">
            <text:p>3856</text:p>
          </table:table-cell>
          <table:table-cell/>
        </table:table-row>
        <table:table-row table:style-name="ro1">
          <table:table-cell office:value-type="float" office:value="7070" calcext:value-type="float">
            <text:p>7070</text:p>
          </table:table-cell>
          <table:table-cell table:formula="of:=IF([.A1026]=&quot;&quot;;[.A1027];[.A1027]+[.B1026])" office:value-type="float" office:value="10926" calcext:value-type="float">
            <text:p>10926</text:p>
          </table:table-cell>
          <table:table-cell/>
        </table:table-row>
        <table:table-row table:style-name="ro1">
          <table:table-cell office:value-type="float" office:value="6705" calcext:value-type="float">
            <text:p>6705</text:p>
          </table:table-cell>
          <table:table-cell table:formula="of:=IF([.A1027]=&quot;&quot;;[.A1028];[.A1028]+[.B1027])" office:value-type="float" office:value="17631" calcext:value-type="float">
            <text:p>17631</text:p>
          </table:table-cell>
          <table:table-cell/>
        </table:table-row>
        <table:table-row table:style-name="ro1">
          <table:table-cell office:value-type="float" office:value="8507" calcext:value-type="float">
            <text:p>8507</text:p>
          </table:table-cell>
          <table:table-cell table:formula="of:=IF([.A1028]=&quot;&quot;;[.A1029];[.A1029]+[.B1028])" office:value-type="float" office:value="26138" calcext:value-type="float">
            <text:p>26138</text:p>
          </table:table-cell>
          <table:table-cell/>
        </table:table-row>
        <table:table-row table:style-name="ro1">
          <table:table-cell office:value-type="float" office:value="9457" calcext:value-type="float">
            <text:p>9457</text:p>
          </table:table-cell>
          <table:table-cell table:formula="of:=IF([.A1029]=&quot;&quot;;[.A1030];[.A1030]+[.B1029])" office:value-type="float" office:value="35595" calcext:value-type="float">
            <text:p>35595</text:p>
          </table:table-cell>
          <table:table-cell/>
        </table:table-row>
        <table:table-row table:style-name="ro1">
          <table:table-cell office:value-type="float" office:value="9742" calcext:value-type="float">
            <text:p>9742</text:p>
          </table:table-cell>
          <table:table-cell table:formula="of:=IF([.A1030]=&quot;&quot;;[.A1031];[.A1031]+[.B1030])" office:value-type="float" office:value="45337" calcext:value-type="float">
            <text:p>45337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IF([.A1031]=&quot;&quot;;[.A1032];[.A1032]+[.B1031])" office:value-type="float" office:value="47788" calcext:value-type="float">
            <text:p>47788</text:p>
          </table:table-cell>
          <table:table-cell/>
        </table:table-row>
        <table:table-row table:style-name="ro1">
          <table:table-cell/>
          <table:table-cell table:formula="of:=IF([.A1032]=&quot;&quot;;[.A1033];[.A1033]+[.B1032])" office:value-type="float" office:value="47788" calcext:value-type="float">
            <text:p>47788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IF([.A1033]=&quot;&quot;;[.A1034];[.A1034]+[.B1033])" office:value-type="float" office:value="2451" calcext:value-type="float">
            <text:p>2451</text:p>
          </table:table-cell>
          <table:table-cell/>
        </table:table-row>
        <table:table-row table:style-name="ro1">
          <table:table-cell office:value-type="float" office:value="6025" calcext:value-type="float">
            <text:p>6025</text:p>
          </table:table-cell>
          <table:table-cell table:formula="of:=IF([.A1034]=&quot;&quot;;[.A1035];[.A1035]+[.B1034])" office:value-type="float" office:value="8476" calcext:value-type="float">
            <text:p>8476</text:p>
          </table:table-cell>
          <table:table-cell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formula="of:=IF([.A1035]=&quot;&quot;;[.A1036];[.A1036]+[.B1035])" office:value-type="float" office:value="18637" calcext:value-type="float">
            <text:p>18637</text:p>
          </table:table-cell>
          <table:table-cell/>
        </table:table-row>
        <table:table-row table:style-name="ro1">
          <table:table-cell office:value-type="float" office:value="10060" calcext:value-type="float">
            <text:p>10060</text:p>
          </table:table-cell>
          <table:table-cell table:formula="of:=IF([.A1036]=&quot;&quot;;[.A1037];[.A1037]+[.B1036])" office:value-type="float" office:value="28697" calcext:value-type="float">
            <text:p>28697</text:p>
          </table:table-cell>
          <table:table-cell/>
        </table:table-row>
        <table:table-row table:style-name="ro1">
          <table:table-cell office:value-type="float" office:value="11159" calcext:value-type="float">
            <text:p>11159</text:p>
          </table:table-cell>
          <table:table-cell table:formula="of:=IF([.A1037]=&quot;&quot;;[.A1038];[.A1038]+[.B1037])" office:value-type="float" office:value="39856" calcext:value-type="float">
            <text:p>39856</text:p>
          </table:table-cell>
          <table:table-cell/>
        </table:table-row>
        <table:table-row table:style-name="ro1">
          <table:table-cell office:value-type="float" office:value="4572" calcext:value-type="float">
            <text:p>4572</text:p>
          </table:table-cell>
          <table:table-cell table:formula="of:=IF([.A1038]=&quot;&quot;;[.A1039];[.A1039]+[.B1038])" office:value-type="float" office:value="44428" calcext:value-type="float">
            <text:p>44428</text:p>
          </table:table-cell>
          <table:table-cell/>
        </table:table-row>
        <table:table-row table:style-name="ro1">
          <table:table-cell/>
          <table:table-cell table:formula="of:=IF([.A1039]=&quot;&quot;;[.A1040];[.A1040]+[.B1039])" office:value-type="float" office:value="44428" calcext:value-type="float">
            <text:p>44428</text:p>
          </table:table-cell>
          <table:table-cell/>
        </table:table-row>
        <table:table-row table:style-name="ro1">
          <table:table-cell office:value-type="float" office:value="6103" calcext:value-type="float">
            <text:p>6103</text:p>
          </table:table-cell>
          <table:table-cell table:formula="of:=IF([.A1040]=&quot;&quot;;[.A1041];[.A1041]+[.B1040])" office:value-type="float" office:value="6103" calcext:value-type="float">
            <text:p>6103</text:p>
          </table:table-cell>
          <table:table-cell/>
        </table:table-row>
        <table:table-row table:style-name="ro1">
          <table:table-cell office:value-type="float" office:value="14326" calcext:value-type="float">
            <text:p>14326</text:p>
          </table:table-cell>
          <table:table-cell table:formula="of:=IF([.A1041]=&quot;&quot;;[.A1042];[.A1042]+[.B1041])" office:value-type="float" office:value="20429" calcext:value-type="float">
            <text:p>20429</text:p>
          </table:table-cell>
          <table:table-cell/>
        </table:table-row>
        <table:table-row table:style-name="ro1">
          <table:table-cell office:value-type="float" office:value="18133" calcext:value-type="float">
            <text:p>18133</text:p>
          </table:table-cell>
          <table:table-cell table:formula="of:=IF([.A1042]=&quot;&quot;;[.A1043];[.A1043]+[.B1042])" office:value-type="float" office:value="38562" calcext:value-type="float">
            <text:p>38562</text:p>
          </table:table-cell>
          <table:table-cell/>
        </table:table-row>
        <table:table-row table:style-name="ro1">
          <table:table-cell office:value-type="float" office:value="15332" calcext:value-type="float">
            <text:p>15332</text:p>
          </table:table-cell>
          <table:table-cell table:formula="of:=IF([.A1043]=&quot;&quot;;[.A1044];[.A1044]+[.B1043])" office:value-type="float" office:value="53894" calcext:value-type="float">
            <text:p>53894</text:p>
          </table:table-cell>
          <table:table-cell/>
        </table:table-row>
        <table:table-row table:style-name="ro1">
          <table:table-cell/>
          <table:table-cell table:formula="of:=IF([.A1044]=&quot;&quot;;[.A1045];[.A1045]+[.B1044])" office:value-type="float" office:value="53894" calcext:value-type="float">
            <text:p>53894</text:p>
          </table:table-cell>
          <table:table-cell/>
        </table:table-row>
        <table:table-row table:style-name="ro1">
          <table:table-cell office:value-type="float" office:value="5227" calcext:value-type="float">
            <text:p>5227</text:p>
          </table:table-cell>
          <table:table-cell table:formula="of:=IF([.A1045]=&quot;&quot;;[.A1046];[.A1046]+[.B1045])" office:value-type="float" office:value="5227" calcext:value-type="float">
            <text:p>5227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IF([.A1046]=&quot;&quot;;[.A1047];[.A1047]+[.B1046])" office:value-type="float" office:value="7926" calcext:value-type="float">
            <text:p>7926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IF([.A1047]=&quot;&quot;;[.A1048];[.A1048]+[.B1047])" office:value-type="float" office:value="10796" calcext:value-type="float">
            <text:p>10796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IF([.A1048]=&quot;&quot;;[.A1049];[.A1049]+[.B1048])" office:value-type="float" office:value="12156" calcext:value-type="float">
            <text:p>12156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IF([.A1049]=&quot;&quot;;[.A1050];[.A1050]+[.B1049])" office:value-type="float" office:value="15983" calcext:value-type="float">
            <text:p>15983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table:formula="of:=IF([.A1050]=&quot;&quot;;[.A1051];[.A1051]+[.B1050])" office:value-type="float" office:value="18674" calcext:value-type="float">
            <text:p>18674</text:p>
          </table:table-cell>
          <table:table-cell/>
        </table:table-row>
        <table:table-row table:style-name="ro1">
          <table:table-cell office:value-type="float" office:value="5508" calcext:value-type="float">
            <text:p>5508</text:p>
          </table:table-cell>
          <table:table-cell table:formula="of:=IF([.A1051]=&quot;&quot;;[.A1052];[.A1052]+[.B1051])" office:value-type="float" office:value="24182" calcext:value-type="float">
            <text:p>24182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IF([.A1052]=&quot;&quot;;[.A1053];[.A1053]+[.B1052])" office:value-type="float" office:value="25708" calcext:value-type="float">
            <text:p>25708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IF([.A1053]=&quot;&quot;;[.A1054];[.A1054]+[.B1053])" office:value-type="float" office:value="27852" calcext:value-type="float">
            <text:p>27852</text:p>
          </table:table-cell>
          <table:table-cell/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IF([.A1054]=&quot;&quot;;[.A1055];[.A1055]+[.B1054])" office:value-type="float" office:value="32310" calcext:value-type="float">
            <text:p>32310</text:p>
          </table:table-cell>
          <table:table-cell/>
        </table:table-row>
        <table:table-row table:style-name="ro1">
          <table:table-cell office:value-type="float" office:value="4799" calcext:value-type="float">
            <text:p>4799</text:p>
          </table:table-cell>
          <table:table-cell table:formula="of:=IF([.A1055]=&quot;&quot;;[.A1056];[.A1056]+[.B1055])" office:value-type="float" office:value="37109" calcext:value-type="float">
            <text:p>37109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IF([.A1056]=&quot;&quot;;[.A1057];[.A1057]+[.B1056])" office:value-type="float" office:value="40137" calcext:value-type="float">
            <text:p>40137</text:p>
          </table:table-cell>
          <table:table-cell/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IF([.A1057]=&quot;&quot;;[.A1058];[.A1058]+[.B1057])" office:value-type="float" office:value="45800" calcext:value-type="float">
            <text:p>45800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table:formula="of:=IF([.A1058]=&quot;&quot;;[.A1059];[.A1059]+[.B1058])" office:value-type="float" office:value="49152" calcext:value-type="float">
            <text:p>49152</text:p>
          </table:table-cell>
          <table:table-cell/>
        </table:table-row>
        <table:table-row table:style-name="ro1">
          <table:table-cell office:value-type="float" office:value="5890" calcext:value-type="float">
            <text:p>5890</text:p>
          </table:table-cell>
          <table:table-cell table:formula="of:=IF([.A1059]=&quot;&quot;;[.A1060];[.A1060]+[.B1059])" office:value-type="float" office:value="55042" calcext:value-type="float">
            <text:p>55042</text:p>
          </table:table-cell>
          <table:table-cell/>
        </table:table-row>
        <table:table-row table:style-name="ro1">
          <table:table-cell/>
          <table:table-cell table:formula="of:=IF([.A1060]=&quot;&quot;;[.A1061];[.A1061]+[.B1060])" office:value-type="float" office:value="55042" calcext:value-type="float">
            <text:p>55042</text:p>
          </table:table-cell>
          <table:table-cell/>
        </table:table-row>
        <table:table-row table:style-name="ro1">
          <table:table-cell office:value-type="float" office:value="6639" calcext:value-type="float">
            <text:p>6639</text:p>
          </table:table-cell>
          <table:table-cell table:formula="of:=IF([.A1061]=&quot;&quot;;[.A1062];[.A1062]+[.B1061])" office:value-type="float" office:value="6639" calcext:value-type="float">
            <text:p>6639</text:p>
          </table:table-cell>
          <table:table-cell/>
        </table:table-row>
        <table:table-row table:style-name="ro1">
          <table:table-cell office:value-type="float" office:value="12924" calcext:value-type="float">
            <text:p>12924</text:p>
          </table:table-cell>
          <table:table-cell table:formula="of:=IF([.A1062]=&quot;&quot;;[.A1063];[.A1063]+[.B1062])" office:value-type="float" office:value="19563" calcext:value-type="float">
            <text:p>19563</text:p>
          </table:table-cell>
          <table:table-cell/>
        </table:table-row>
        <table:table-row table:style-name="ro1">
          <table:table-cell office:value-type="float" office:value="5358" calcext:value-type="float">
            <text:p>5358</text:p>
          </table:table-cell>
          <table:table-cell table:formula="of:=IF([.A1063]=&quot;&quot;;[.A1064];[.A1064]+[.B1063])" office:value-type="float" office:value="24921" calcext:value-type="float">
            <text:p>24921</text:p>
          </table:table-cell>
          <table:table-cell/>
        </table:table-row>
        <table:table-row table:style-name="ro1">
          <table:table-cell office:value-type="float" office:value="9307" calcext:value-type="float">
            <text:p>9307</text:p>
          </table:table-cell>
          <table:table-cell table:formula="of:=IF([.A1064]=&quot;&quot;;[.A1065];[.A1065]+[.B1064])" office:value-type="float" office:value="34228" calcext:value-type="float">
            <text:p>34228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IF([.A1065]=&quot;&quot;;[.A1066];[.A1066]+[.B1065])" office:value-type="float" office:value="36017" calcext:value-type="float">
            <text:p>36017</text:p>
          </table:table-cell>
          <table:table-cell/>
        </table:table-row>
        <table:table-row table:style-name="ro1">
          <table:table-cell/>
          <table:table-cell table:formula="of:=IF([.A1066]=&quot;&quot;;[.A1067];[.A1067]+[.B1066])" office:value-type="float" office:value="36017" calcext:value-type="float">
            <text:p>36017</text:p>
          </table:table-cell>
          <table:table-cell/>
        </table:table-row>
        <table:table-row table:style-name="ro1">
          <table:table-cell office:value-type="float" office:value="4548" calcext:value-type="float">
            <text:p>4548</text:p>
          </table:table-cell>
          <table:table-cell table:formula="of:=IF([.A1067]=&quot;&quot;;[.A1068];[.A1068]+[.B1067])" office:value-type="float" office:value="4548" calcext:value-type="float">
            <text:p>4548</text:p>
          </table:table-cell>
          <table:table-cell/>
        </table:table-row>
        <table:table-row table:style-name="ro1">
          <table:table-cell office:value-type="float" office:value="8584" calcext:value-type="float">
            <text:p>8584</text:p>
          </table:table-cell>
          <table:table-cell table:formula="of:=IF([.A1068]=&quot;&quot;;[.A1069];[.A1069]+[.B1068])" office:value-type="float" office:value="13132" calcext:value-type="float">
            <text:p>13132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IF([.A1069]=&quot;&quot;;[.A1070];[.A1070]+[.B1069])" office:value-type="float" office:value="15176" calcext:value-type="float">
            <text:p>15176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IF([.A1070]=&quot;&quot;;[.A1071];[.A1071]+[.B1070])" office:value-type="float" office:value="16347" calcext:value-type="float">
            <text:p>16347</text:p>
          </table:table-cell>
          <table:table-cell/>
        </table:table-row>
        <table:table-row table:style-name="ro1">
          <table:table-cell office:value-type="float" office:value="8894" calcext:value-type="float">
            <text:p>8894</text:p>
          </table:table-cell>
          <table:table-cell table:formula="of:=IF([.A1071]=&quot;&quot;;[.A1072];[.A1072]+[.B1071])" office:value-type="float" office:value="25241" calcext:value-type="float">
            <text:p>25241</text:p>
          </table:table-cell>
          <table:table-cell/>
        </table:table-row>
        <table:table-row table:style-name="ro1">
          <table:table-cell office:value-type="float" office:value="7690" calcext:value-type="float">
            <text:p>7690</text:p>
          </table:table-cell>
          <table:table-cell table:formula="of:=IF([.A1072]=&quot;&quot;;[.A1073];[.A1073]+[.B1072])" office:value-type="float" office:value="32931" calcext:value-type="float">
            <text:p>32931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IF([.A1073]=&quot;&quot;;[.A1074];[.A1074]+[.B1073])" office:value-type="float" office:value="35387" calcext:value-type="float">
            <text:p>35387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IF([.A1074]=&quot;&quot;;[.A1075];[.A1075]+[.B1074])" office:value-type="float" office:value="37612" calcext:value-type="float">
            <text:p>37612</text:p>
          </table:table-cell>
          <table:table-cell/>
        </table:table-row>
        <table:table-row table:style-name="ro1">
          <table:table-cell office:value-type="float" office:value="6462" calcext:value-type="float">
            <text:p>6462</text:p>
          </table:table-cell>
          <table:table-cell table:formula="of:=IF([.A1075]=&quot;&quot;;[.A1076];[.A1076]+[.B1075])" office:value-type="float" office:value="44074" calcext:value-type="float">
            <text:p>44074</text:p>
          </table:table-cell>
          <table:table-cell/>
        </table:table-row>
        <table:table-row table:style-name="ro1">
          <table:table-cell/>
          <table:table-cell table:formula="of:=IF([.A1076]=&quot;&quot;;[.A1077];[.A1077]+[.B1076])" office:value-type="float" office:value="44074" calcext:value-type="float">
            <text:p>44074</text:p>
          </table:table-cell>
          <table:table-cell/>
        </table:table-row>
        <table:table-row table:style-name="ro1">
          <table:table-cell office:value-type="float" office:value="17817" calcext:value-type="float">
            <text:p>17817</text:p>
          </table:table-cell>
          <table:table-cell table:formula="of:=IF([.A1077]=&quot;&quot;;[.A1078];[.A1078]+[.B1077])" office:value-type="float" office:value="17817" calcext:value-type="float">
            <text:p>17817</text:p>
          </table:table-cell>
          <table:table-cell/>
        </table:table-row>
        <table:table-row table:style-name="ro1">
          <table:table-cell office:value-type="float" office:value="18601" calcext:value-type="float">
            <text:p>18601</text:p>
          </table:table-cell>
          <table:table-cell table:formula="of:=IF([.A1078]=&quot;&quot;;[.A1079];[.A1079]+[.B1078])" office:value-type="float" office:value="36418" calcext:value-type="float">
            <text:p>36418</text:p>
          </table:table-cell>
          <table:table-cell/>
        </table:table-row>
        <table:table-row table:style-name="ro1">
          <table:table-cell office:value-type="float" office:value="22573" calcext:value-type="float">
            <text:p>22573</text:p>
          </table:table-cell>
          <table:table-cell table:formula="of:=IF([.A1079]=&quot;&quot;;[.A1080];[.A1080]+[.B1079])" office:value-type="float" office:value="58991" calcext:value-type="float">
            <text:p>58991</text:p>
          </table:table-cell>
          <table:table-cell/>
        </table:table-row>
        <table:table-row table:style-name="ro1">
          <table:table-cell/>
          <table:table-cell table:formula="of:=IF([.A1080]=&quot;&quot;;[.A1081];[.A1081]+[.B1080])" office:value-type="float" office:value="58991" calcext:value-type="float">
            <text:p>58991</text:p>
          </table:table-cell>
          <table:table-cell/>
        </table:table-row>
        <table:table-row table:style-name="ro1">
          <table:table-cell office:value-type="float" office:value="5232" calcext:value-type="float">
            <text:p>5232</text:p>
          </table:table-cell>
          <table:table-cell table:formula="of:=IF([.A1081]=&quot;&quot;;[.A1082];[.A1082]+[.B1081])" office:value-type="float" office:value="5232" calcext:value-type="float">
            <text:p>5232</text:p>
          </table:table-cell>
          <table:table-cell/>
        </table:table-row>
        <table:table-row table:style-name="ro1">
          <table:table-cell office:value-type="float" office:value="7406" calcext:value-type="float">
            <text:p>7406</text:p>
          </table:table-cell>
          <table:table-cell table:formula="of:=IF([.A1082]=&quot;&quot;;[.A1083];[.A1083]+[.B1082])" office:value-type="float" office:value="12638" calcext:value-type="float">
            <text:p>12638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IF([.A1083]=&quot;&quot;;[.A1084];[.A1084]+[.B1083])" office:value-type="float" office:value="15010" calcext:value-type="float">
            <text:p>15010</text:p>
          </table:table-cell>
          <table:table-cell/>
        </table:table-row>
        <table:table-row table:style-name="ro1">
          <table:table-cell office:value-type="float" office:value="9508" calcext:value-type="float">
            <text:p>9508</text:p>
          </table:table-cell>
          <table:table-cell table:formula="of:=IF([.A1084]=&quot;&quot;;[.A1085];[.A1085]+[.B1084])" office:value-type="float" office:value="24518" calcext:value-type="float">
            <text:p>24518</text:p>
          </table:table-cell>
          <table:table-cell/>
        </table:table-row>
        <table:table-row table:style-name="ro1">
          <table:table-cell office:value-type="float" office:value="6245" calcext:value-type="float">
            <text:p>6245</text:p>
          </table:table-cell>
          <table:table-cell table:formula="of:=IF([.A1085]=&quot;&quot;;[.A1086];[.A1086]+[.B1085])" office:value-type="float" office:value="30763" calcext:value-type="float">
            <text:p>30763</text:p>
          </table:table-cell>
          <table:table-cell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IF([.A1086]=&quot;&quot;;[.A1087];[.A1087]+[.B1086])" office:value-type="float" office:value="36681" calcext:value-type="float">
            <text:p>36681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IF([.A1087]=&quot;&quot;;[.A1088];[.A1088]+[.B1087])" office:value-type="float" office:value="39865" calcext:value-type="float">
            <text:p>39865</text:p>
          </table:table-cell>
          <table:table-cell/>
        </table:table-row>
        <table:table-row table:style-name="ro1">
          <table:table-cell office:value-type="float" office:value="7341" calcext:value-type="float">
            <text:p>7341</text:p>
          </table:table-cell>
          <table:table-cell table:formula="of:=IF([.A1088]=&quot;&quot;;[.A1089];[.A1089]+[.B1088])" office:value-type="float" office:value="47206" calcext:value-type="float">
            <text:p>47206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IF([.A1089]=&quot;&quot;;[.A1090];[.A1090]+[.B1089])" office:value-type="float" office:value="51261" calcext:value-type="float">
            <text:p>51261</text:p>
          </table:table-cell>
          <table:table-cell/>
        </table:table-row>
        <table:table-row table:style-name="ro1">
          <table:table-cell/>
          <table:table-cell table:formula="of:=IF([.A1090]=&quot;&quot;;[.A1091];[.A1091]+[.B1090])" office:value-type="float" office:value="51261" calcext:value-type="float">
            <text:p>51261</text:p>
          </table:table-cell>
          <table:table-cell/>
        </table:table-row>
        <table:table-row table:style-name="ro1">
          <table:table-cell office:value-type="float" office:value="5583" calcext:value-type="float">
            <text:p>5583</text:p>
          </table:table-cell>
          <table:table-cell table:formula="of:=IF([.A1091]=&quot;&quot;;[.A1092];[.A1092]+[.B1091])" office:value-type="float" office:value="5583" calcext:value-type="float">
            <text:p>5583</text:p>
          </table:table-cell>
          <table:table-cell/>
        </table:table-row>
        <table:table-row table:style-name="ro1">
          <table:table-cell office:value-type="float" office:value="6410" calcext:value-type="float">
            <text:p>6410</text:p>
          </table:table-cell>
          <table:table-cell table:formula="of:=IF([.A1092]=&quot;&quot;;[.A1093];[.A1093]+[.B1092])" office:value-type="float" office:value="11993" calcext:value-type="float">
            <text:p>11993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IF([.A1093]=&quot;&quot;;[.A1094];[.A1094]+[.B1093])" office:value-type="float" office:value="14204" calcext:value-type="float">
            <text:p>14204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IF([.A1094]=&quot;&quot;;[.A1095];[.A1095]+[.B1094])" office:value-type="float" office:value="15956" calcext:value-type="float">
            <text:p>15956</text:p>
          </table:table-cell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table:formula="of:=IF([.A1095]=&quot;&quot;;[.A1096];[.A1096]+[.B1095])" office:value-type="float" office:value="21570" calcext:value-type="float">
            <text:p>21570</text:p>
          </table:table-cell>
          <table:table-cell/>
        </table:table-row>
        <table:table-row table:style-name="ro1">
          <table:table-cell office:value-type="float" office:value="6256" calcext:value-type="float">
            <text:p>6256</text:p>
          </table:table-cell>
          <table:table-cell table:formula="of:=IF([.A1096]=&quot;&quot;;[.A1097];[.A1097]+[.B1096])" office:value-type="float" office:value="27826" calcext:value-type="float">
            <text:p>27826</text:p>
          </table:table-cell>
          <table:table-cell/>
        </table:table-row>
        <table:table-row table:style-name="ro1">
          <table:table-cell office:value-type="float" office:value="3575" calcext:value-type="float">
            <text:p>3575</text:p>
          </table:table-cell>
          <table:table-cell table:formula="of:=IF([.A1097]=&quot;&quot;;[.A1098];[.A1098]+[.B1097])" office:value-type="float" office:value="31401" calcext:value-type="float">
            <text:p>31401</text:p>
          </table:table-cell>
          <table:table-cell/>
        </table:table-row>
        <table:table-row table:style-name="ro1">
          <table:table-cell office:value-type="float" office:value="5114" calcext:value-type="float">
            <text:p>5114</text:p>
          </table:table-cell>
          <table:table-cell table:formula="of:=IF([.A1098]=&quot;&quot;;[.A1099];[.A1099]+[.B1098])" office:value-type="float" office:value="36515" calcext:value-type="float">
            <text:p>36515</text:p>
          </table:table-cell>
          <table:table-cell/>
        </table:table-row>
        <table:table-row table:style-name="ro1">
          <table:table-cell office:value-type="float" office:value="5707" calcext:value-type="float">
            <text:p>5707</text:p>
          </table:table-cell>
          <table:table-cell table:formula="of:=IF([.A1099]=&quot;&quot;;[.A1100];[.A1100]+[.B1099])" office:value-type="float" office:value="42222" calcext:value-type="float">
            <text:p>42222</text:p>
          </table:table-cell>
          <table:table-cell/>
        </table:table-row>
        <table:table-row table:style-name="ro1">
          <table:table-cell office:value-type="float" office:value="5439" calcext:value-type="float">
            <text:p>5439</text:p>
          </table:table-cell>
          <table:table-cell table:formula="of:=IF([.A1100]=&quot;&quot;;[.A1101];[.A1101]+[.B1100])" office:value-type="float" office:value="47661" calcext:value-type="float">
            <text:p>47661</text:p>
          </table:table-cell>
          <table:table-cell/>
        </table:table-row>
        <table:table-row table:style-name="ro1">
          <table:table-cell office:value-type="float" office:value="6576" calcext:value-type="float">
            <text:p>6576</text:p>
          </table:table-cell>
          <table:table-cell table:formula="of:=IF([.A1101]=&quot;&quot;;[.A1102];[.A1102]+[.B1101])" office:value-type="float" office:value="54237" calcext:value-type="float">
            <text:p>54237</text:p>
          </table:table-cell>
          <table:table-cell/>
        </table:table-row>
        <table:table-row table:style-name="ro1">
          <table:table-cell office:value-type="float" office:value="6152" calcext:value-type="float">
            <text:p>6152</text:p>
          </table:table-cell>
          <table:table-cell table:formula="of:=IF([.A1102]=&quot;&quot;;[.A1103];[.A1103]+[.B1102])" office:value-type="float" office:value="60389" calcext:value-type="float">
            <text:p>60389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IF([.A1103]=&quot;&quot;;[.A1104];[.A1104]+[.B1103])" office:value-type="float" office:value="64642" calcext:value-type="float">
            <text:p>64642</text:p>
          </table:table-cell>
          <table:table-cell/>
        </table:table-row>
        <table:table-row table:style-name="ro1">
          <table:table-cell/>
          <table:table-cell table:formula="of:=IF([.A1104]=&quot;&quot;;[.A1105];[.A1105]+[.B1104])" office:value-type="float" office:value="64642" calcext:value-type="float">
            <text:p>64642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IF([.A1105]=&quot;&quot;;[.A1106];[.A1106]+[.B1105])" office:value-type="float" office:value="1588" calcext:value-type="float">
            <text:p>1588</text:p>
          </table:table-cell>
          <table:table-cell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IF([.A1106]=&quot;&quot;;[.A1107];[.A1107]+[.B1106])" office:value-type="float" office:value="6444" calcext:value-type="float">
            <text:p>6444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IF([.A1107]=&quot;&quot;;[.A1108];[.A1108]+[.B1107])" office:value-type="float" office:value="7522" calcext:value-type="float">
            <text:p>7522</text:p>
          </table:table-cell>
          <table:table-cell/>
        </table:table-row>
        <table:table-row table:style-name="ro1">
          <table:table-cell office:value-type="float" office:value="9837" calcext:value-type="float">
            <text:p>9837</text:p>
          </table:table-cell>
          <table:table-cell table:formula="of:=IF([.A1108]=&quot;&quot;;[.A1109];[.A1109]+[.B1108])" office:value-type="float" office:value="17359" calcext:value-type="float">
            <text:p>17359</text:p>
          </table:table-cell>
          <table:table-cell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formula="of:=IF([.A1109]=&quot;&quot;;[.A1110];[.A1110]+[.B1109])" office:value-type="float" office:value="27790" calcext:value-type="float">
            <text:p>27790</text:p>
          </table:table-cell>
          <table:table-cell/>
        </table:table-row>
        <table:table-row table:style-name="ro1">
          <table:table-cell office:value-type="float" office:value="3509" calcext:value-type="float">
            <text:p>3509</text:p>
          </table:table-cell>
          <table:table-cell table:formula="of:=IF([.A1110]=&quot;&quot;;[.A1111];[.A1111]+[.B1110])" office:value-type="float" office:value="31299" calcext:value-type="float">
            <text:p>31299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IF([.A1111]=&quot;&quot;;[.A1112];[.A1112]+[.B1111])" office:value-type="float" office:value="34054" calcext:value-type="float">
            <text:p>34054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IF([.A1112]=&quot;&quot;;[.A1113];[.A1113]+[.B1112])" office:value-type="float" office:value="36140" calcext:value-type="float">
            <text:p>36140</text:p>
          </table:table-cell>
          <table:table-cell/>
        </table:table-row>
        <table:table-row table:style-name="ro1">
          <table:table-cell/>
          <table:table-cell table:formula="of:=IF([.A1113]=&quot;&quot;;[.A1114];[.A1114]+[.B1113])" office:value-type="float" office:value="36140" calcext:value-type="float">
            <text:p>36140</text:p>
          </table:table-cell>
          <table:table-cell/>
        </table:table-row>
        <table:table-row table:style-name="ro1">
          <table:table-cell office:value-type="float" office:value="4108" calcext:value-type="float">
            <text:p>4108</text:p>
          </table:table-cell>
          <table:table-cell table:formula="of:=IF([.A1114]=&quot;&quot;;[.A1115];[.A1115]+[.B1114])" office:value-type="float" office:value="4108" calcext:value-type="float">
            <text:p>4108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IF([.A1115]=&quot;&quot;;[.A1116];[.A1116]+[.B1115])" office:value-type="float" office:value="5711" calcext:value-type="float">
            <text:p>5711</text:p>
          </table:table-cell>
          <table:table-cell/>
        </table:table-row>
        <table:table-row table:style-name="ro1">
          <table:table-cell office:value-type="float" office:value="5413" calcext:value-type="float">
            <text:p>5413</text:p>
          </table:table-cell>
          <table:table-cell table:formula="of:=IF([.A1116]=&quot;&quot;;[.A1117];[.A1117]+[.B1116])" office:value-type="float" office:value="11124" calcext:value-type="float">
            <text:p>11124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IF([.A1117]=&quot;&quot;;[.A1118];[.A1118]+[.B1117])" office:value-type="float" office:value="14405" calcext:value-type="float">
            <text:p>14405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1118]=&quot;&quot;;[.A1119];[.A1119]+[.B1118])" office:value-type="float" office:value="16489" calcext:value-type="float">
            <text:p>16489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IF([.A1119]=&quot;&quot;;[.A1120];[.A1120]+[.B1119])" office:value-type="float" office:value="20559" calcext:value-type="float">
            <text:p>20559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table:formula="of:=IF([.A1120]=&quot;&quot;;[.A1121];[.A1121]+[.B1120])" office:value-type="float" office:value="25729" calcext:value-type="float">
            <text:p>25729</text:p>
          </table:table-cell>
          <table:table-cell/>
        </table:table-row>
        <table:table-row table:style-name="ro1">
          <table:table-cell office:value-type="float" office:value="6002" calcext:value-type="float">
            <text:p>6002</text:p>
          </table:table-cell>
          <table:table-cell table:formula="of:=IF([.A1121]=&quot;&quot;;[.A1122];[.A1122]+[.B1121])" office:value-type="float" office:value="31731" calcext:value-type="float">
            <text:p>31731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table:formula="of:=IF([.A1122]=&quot;&quot;;[.A1123];[.A1123]+[.B1122])" office:value-type="float" office:value="34722" calcext:value-type="float">
            <text:p>34722</text:p>
          </table:table-cell>
          <table:table-cell/>
        </table:table-row>
        <table:table-row table:style-name="ro1">
          <table:table-cell office:value-type="float" office:value="5885" calcext:value-type="float">
            <text:p>5885</text:p>
          </table:table-cell>
          <table:table-cell table:formula="of:=IF([.A1123]=&quot;&quot;;[.A1124];[.A1124]+[.B1123])" office:value-type="float" office:value="40607" calcext:value-type="float">
            <text:p>40607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IF([.A1124]=&quot;&quot;;[.A1125];[.A1125]+[.B1124])" office:value-type="float" office:value="42680" calcext:value-type="float">
            <text:p>42680</text:p>
          </table:table-cell>
          <table:table-cell/>
        </table:table-row>
        <table:table-row table:style-name="ro1">
          <table:table-cell office:value-type="float" office:value="5249" calcext:value-type="float">
            <text:p>5249</text:p>
          </table:table-cell>
          <table:table-cell table:formula="of:=IF([.A1125]=&quot;&quot;;[.A1126];[.A1126]+[.B1125])" office:value-type="float" office:value="47929" calcext:value-type="float">
            <text:p>47929</text:p>
          </table:table-cell>
          <table:table-cell/>
        </table:table-row>
        <table:table-row table:style-name="ro1">
          <table:table-cell office:value-type="float" office:value="5078" calcext:value-type="float">
            <text:p>5078</text:p>
          </table:table-cell>
          <table:table-cell table:formula="of:=IF([.A1126]=&quot;&quot;;[.A1127];[.A1127]+[.B1126])" office:value-type="float" office:value="53007" calcext:value-type="float">
            <text:p>53007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IF([.A1127]=&quot;&quot;;[.A1128];[.A1128]+[.B1127])" office:value-type="float" office:value="55236" calcext:value-type="float">
            <text:p>55236</text:p>
          </table:table-cell>
          <table:table-cell/>
        </table:table-row>
        <table:table-row table:style-name="ro1">
          <table:table-cell/>
          <table:table-cell table:formula="of:=IF([.A1128]=&quot;&quot;;[.A1129];[.A1129]+[.B1128])" office:value-type="float" office:value="55236" calcext:value-type="float">
            <text:p>55236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[.A1129]=&quot;&quot;;[.A1130];[.A1130]+[.B1129])"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IF([.A1130]=&quot;&quot;;[.A1131];[.A1131]+[.B1130])"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IF([.A1131]=&quot;&quot;;[.A1132];[.A1132]+[.B1131])" office:value-type="float" office:value="7042" calcext:value-type="float">
            <text:p>7042</text:p>
          </table:table-cell>
          <table:table-cell/>
        </table:table-row>
        <table:table-row table:style-name="ro1">
          <table:table-cell office:value-type="float" office:value="5086" calcext:value-type="float">
            <text:p>5086</text:p>
          </table:table-cell>
          <table:table-cell table:formula="of:=IF([.A1132]=&quot;&quot;;[.A1133];[.A1133]+[.B1132])" office:value-type="float" office:value="12128" calcext:value-type="float">
            <text:p>12128</text:p>
          </table:table-cell>
          <table:table-cell/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IF([.A1133]=&quot;&quot;;[.A1134];[.A1134]+[.B1133])" office:value-type="float" office:value="15649" calcext:value-type="float">
            <text:p>15649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IF([.A1134]=&quot;&quot;;[.A1135];[.A1135]+[.B1134])" office:value-type="float" office:value="17951" calcext:value-type="float">
            <text:p>17951</text:p>
          </table:table-cell>
          <table:table-cell/>
        </table:table-row>
        <table:table-row table:style-name="ro1">
          <table:table-cell office:value-type="float" office:value="5989" calcext:value-type="float">
            <text:p>5989</text:p>
          </table:table-cell>
          <table:table-cell table:formula="of:=IF([.A1135]=&quot;&quot;;[.A1136];[.A1136]+[.B1135])" office:value-type="float" office:value="23940" calcext:value-type="float">
            <text:p>23940</text:p>
          </table:table-cell>
          <table:table-cell/>
        </table:table-row>
        <table:table-row table:style-name="ro1">
          <table:table-cell office:value-type="float" office:value="5187" calcext:value-type="float">
            <text:p>5187</text:p>
          </table:table-cell>
          <table:table-cell table:formula="of:=IF([.A1136]=&quot;&quot;;[.A1137];[.A1137]+[.B1136])" office:value-type="float" office:value="29127" calcext:value-type="float">
            <text:p>29127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IF([.A1137]=&quot;&quot;;[.A1138];[.A1138]+[.B1137])" office:value-type="float" office:value="31197" calcext:value-type="float">
            <text:p>31197</text:p>
          </table:table-cell>
          <table:table-cell/>
        </table:table-row>
        <table:table-row table:style-name="ro1">
          <table:table-cell office:value-type="float" office:value="3637" calcext:value-type="float">
            <text:p>3637</text:p>
          </table:table-cell>
          <table:table-cell table:formula="of:=IF([.A1138]=&quot;&quot;;[.A1139];[.A1139]+[.B1138])" office:value-type="float" office:value="34834" calcext:value-type="float">
            <text:p>34834</text:p>
          </table:table-cell>
          <table:table-cell/>
        </table:table-row>
        <table:table-row table:style-name="ro1">
          <table:table-cell office:value-type="float" office:value="4734" calcext:value-type="float">
            <text:p>4734</text:p>
          </table:table-cell>
          <table:table-cell table:formula="of:=IF([.A1139]=&quot;&quot;;[.A1140];[.A1140]+[.B1139])" office:value-type="float" office:value="39568" calcext:value-type="float">
            <text:p>39568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IF([.A1140]=&quot;&quot;;[.A1141];[.A1141]+[.B1140])" office:value-type="float" office:value="42380" calcext:value-type="float">
            <text:p>42380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IF([.A1141]=&quot;&quot;;[.A1142];[.A1142]+[.B1141])" office:value-type="float" office:value="45309" calcext:value-type="float">
            <text:p>45309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IF([.A1142]=&quot;&quot;;[.A1143];[.A1143]+[.B1142])" office:value-type="float" office:value="46326" calcext:value-type="float">
            <text:p>46326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IF([.A1143]=&quot;&quot;;[.A1144];[.A1144]+[.B1143])" office:value-type="float" office:value="47356" calcext:value-type="float">
            <text:p>47356</text:p>
          </table:table-cell>
          <table:table-cell/>
        </table:table-row>
        <table:table-row table:style-name="ro1">
          <table:table-cell/>
          <table:table-cell table:formula="of:=IF([.A1144]=&quot;&quot;;[.A1145];[.A1145]+[.B1144])" office:value-type="float" office:value="47356" calcext:value-type="float">
            <text:p>47356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IF([.A1145]=&quot;&quot;;[.A1146];[.A1146]+[.B1145])"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IF([.A1146]=&quot;&quot;;[.A1147];[.A1147]+[.B1146])" office:value-type="float" office:value="5697" calcext:value-type="float">
            <text:p>5697</text:p>
          </table:table-cell>
          <table:table-cell/>
        </table:table-row>
        <table:table-row table:style-name="ro1">
          <table:table-cell office:value-type="float" office:value="8743" calcext:value-type="float">
            <text:p>8743</text:p>
          </table:table-cell>
          <table:table-cell table:formula="of:=IF([.A1147]=&quot;&quot;;[.A1148];[.A1148]+[.B1147])" office:value-type="float" office:value="14440" calcext:value-type="float">
            <text:p>14440</text:p>
          </table:table-cell>
          <table:table-cell/>
        </table:table-row>
        <table:table-row table:style-name="ro1">
          <table:table-cell office:value-type="float" office:value="10214" calcext:value-type="float">
            <text:p>10214</text:p>
          </table:table-cell>
          <table:table-cell table:formula="of:=IF([.A1148]=&quot;&quot;;[.A1149];[.A1149]+[.B1148])" office:value-type="float" office:value="24654" calcext:value-type="float">
            <text:p>24654</text:p>
          </table:table-cell>
          <table:table-cell/>
        </table:table-row>
        <table:table-row table:style-name="ro1">
          <table:table-cell office:value-type="float" office:value="9177" calcext:value-type="float">
            <text:p>9177</text:p>
          </table:table-cell>
          <table:table-cell table:formula="of:=IF([.A1149]=&quot;&quot;;[.A1150];[.A1150]+[.B1149])" office:value-type="float" office:value="33831" calcext:value-type="float">
            <text:p>33831</text:p>
          </table:table-cell>
          <table:table-cell/>
        </table:table-row>
        <table:table-row table:style-name="ro1">
          <table:table-cell office:value-type="float" office:value="11084" calcext:value-type="float">
            <text:p>11084</text:p>
          </table:table-cell>
          <table:table-cell table:formula="of:=IF([.A1150]=&quot;&quot;;[.A1151];[.A1151]+[.B1150])" office:value-type="float" office:value="44915" calcext:value-type="float">
            <text:p>44915</text:p>
          </table:table-cell>
          <table:table-cell/>
        </table:table-row>
        <table:table-row table:style-name="ro1">
          <table:table-cell office:value-type="float" office:value="11280" calcext:value-type="float">
            <text:p>11280</text:p>
          </table:table-cell>
          <table:table-cell table:formula="of:=IF([.A1151]=&quot;&quot;;[.A1152];[.A1152]+[.B1151])" office:value-type="float" office:value="56195" calcext:value-type="float">
            <text:p>56195</text:p>
          </table:table-cell>
          <table:table-cell/>
        </table:table-row>
        <table:table-row table:style-name="ro1">
          <table:table-cell/>
          <table:table-cell table:formula="of:=IF([.A1152]=&quot;&quot;;[.A1153];[.A1153]+[.B1152])" office:value-type="float" office:value="56195" calcext:value-type="float">
            <text:p>56195</text:p>
          </table:table-cell>
          <table:table-cell/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IF([.A1153]=&quot;&quot;;[.A1154];[.A1154]+[.B1153])" office:value-type="float" office:value="3789" calcext:value-type="float">
            <text:p>3789</text:p>
          </table:table-cell>
          <table:table-cell/>
        </table:table-row>
        <table:table-row table:style-name="ro1">
          <table:table-cell office:value-type="float" office:value="5462" calcext:value-type="float">
            <text:p>5462</text:p>
          </table:table-cell>
          <table:table-cell table:formula="of:=IF([.A1154]=&quot;&quot;;[.A1155];[.A1155]+[.B1154])" office:value-type="float" office:value="9251" calcext:value-type="float">
            <text:p>9251</text:p>
          </table:table-cell>
          <table:table-cell/>
        </table:table-row>
        <table:table-row table:style-name="ro1">
          <table:table-cell office:value-type="float" office:value="5929" calcext:value-type="float">
            <text:p>5929</text:p>
          </table:table-cell>
          <table:table-cell table:formula="of:=IF([.A1155]=&quot;&quot;;[.A1156];[.A1156]+[.B1155])" office:value-type="float" office:value="15180" calcext:value-type="float">
            <text:p>15180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IF([.A1156]=&quot;&quot;;[.A1157];[.A1157]+[.B1156])" office:value-type="float" office:value="18003" calcext:value-type="float">
            <text:p>18003</text:p>
          </table:table-cell>
          <table:table-cell/>
        </table:table-row>
        <table:table-row table:style-name="ro1">
          <table:table-cell office:value-type="float" office:value="5276" calcext:value-type="float">
            <text:p>5276</text:p>
          </table:table-cell>
          <table:table-cell table:formula="of:=IF([.A1157]=&quot;&quot;;[.A1158];[.A1158]+[.B1157])" office:value-type="float" office:value="23279" calcext:value-type="float">
            <text:p>23279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table:formula="of:=IF([.A1158]=&quot;&quot;;[.A1159];[.A1159]+[.B1158])" office:value-type="float" office:value="28515" calcext:value-type="float">
            <text:p>28515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IF([.A1159]=&quot;&quot;;[.A1160];[.A1160]+[.B1159])" office:value-type="float" office:value="29777" calcext:value-type="float">
            <text:p>29777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IF([.A1160]=&quot;&quot;;[.A1161];[.A1161]+[.B1160])" office:value-type="float" office:value="30823" calcext:value-type="float">
            <text:p>30823</text:p>
          </table:table-cell>
          <table:table-cell/>
        </table:table-row>
        <table:table-row table:style-name="ro1">
          <table:table-cell office:value-type="float" office:value="6508" calcext:value-type="float">
            <text:p>6508</text:p>
          </table:table-cell>
          <table:table-cell table:formula="of:=IF([.A1161]=&quot;&quot;;[.A1162];[.A1162]+[.B1161])" office:value-type="float" office:value="37331" calcext:value-type="float">
            <text:p>37331</text:p>
          </table:table-cell>
          <table:table-cell/>
        </table:table-row>
        <table:table-row table:style-name="ro1">
          <table:table-cell office:value-type="float" office:value="5734" calcext:value-type="float">
            <text:p>5734</text:p>
          </table:table-cell>
          <table:table-cell table:formula="of:=IF([.A1162]=&quot;&quot;;[.A1163];[.A1163]+[.B1162])" office:value-type="float" office:value="43065" calcext:value-type="float">
            <text:p>43065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table:formula="of:=IF([.A1163]=&quot;&quot;;[.A1164];[.A1164]+[.B1163])" office:value-type="float" office:value="48203" calcext:value-type="float">
            <text:p>48203</text:p>
          </table:table-cell>
          <table:table-cell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IF([.A1164]=&quot;&quot;;[.A1165];[.A1165]+[.B1164])" office:value-type="float" office:value="53502" calcext:value-type="float">
            <text:p>53502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IF([.A1165]=&quot;&quot;;[.A1166];[.A1166]+[.B1165])" office:value-type="float" office:value="57209" calcext:value-type="float">
            <text:p>57209</text:p>
          </table:table-cell>
          <table:table-cell/>
        </table:table-row>
        <table:table-row table:style-name="ro1">
          <table:table-cell/>
          <table:table-cell table:formula="of:=IF([.A1166]=&quot;&quot;;[.A1167];[.A1167]+[.B1166])" office:value-type="float" office:value="57209" calcext:value-type="float">
            <text:p>57209</text:p>
          </table:table-cell>
          <table:table-cell/>
        </table:table-row>
        <table:table-row table:style-name="ro1">
          <table:table-cell office:value-type="float" office:value="18103" calcext:value-type="float">
            <text:p>18103</text:p>
          </table:table-cell>
          <table:table-cell table:formula="of:=IF([.A1167]=&quot;&quot;;[.A1168];[.A1168]+[.B1167])" office:value-type="float" office:value="18103" calcext:value-type="float">
            <text:p>18103</text:p>
          </table:table-cell>
          <table:table-cell/>
        </table:table-row>
        <table:table-row table:style-name="ro1">
          <table:table-cell office:value-type="float" office:value="23600" calcext:value-type="float">
            <text:p>23600</text:p>
          </table:table-cell>
          <table:table-cell table:formula="of:=IF([.A1168]=&quot;&quot;;[.A1169];[.A1169]+[.B1168])" office:value-type="float" office:value="41703" calcext:value-type="float">
            <text:p>41703</text:p>
          </table:table-cell>
          <table:table-cell/>
        </table:table-row>
        <table:table-row table:style-name="ro1">
          <table:table-cell office:value-type="float" office:value="9666" calcext:value-type="float">
            <text:p>9666</text:p>
          </table:table-cell>
          <table:table-cell table:formula="of:=IF([.A1169]=&quot;&quot;;[.A1170];[.A1170]+[.B1169])" office:value-type="float" office:value="51369" calcext:value-type="float">
            <text:p>51369</text:p>
          </table:table-cell>
          <table:table-cell/>
        </table:table-row>
        <table:table-row table:style-name="ro1">
          <table:table-cell/>
          <table:table-cell table:formula="of:=IF([.A1170]=&quot;&quot;;[.A1171];[.A1171]+[.B1170])" office:value-type="float" office:value="51369" calcext:value-type="float">
            <text:p>51369</text:p>
          </table:table-cell>
          <table:table-cell/>
        </table:table-row>
        <table:table-row table:style-name="ro1">
          <table:table-cell office:value-type="float" office:value="9572" calcext:value-type="float">
            <text:p>9572</text:p>
          </table:table-cell>
          <table:table-cell table:formula="of:=IF([.A1171]=&quot;&quot;;[.A1172];[.A1172]+[.B1171])" office:value-type="float" office:value="9572" calcext:value-type="float">
            <text:p>9572</text:p>
          </table:table-cell>
          <table:table-cell/>
        </table:table-row>
        <table:table-row table:style-name="ro1">
          <table:table-cell office:value-type="float" office:value="5689" calcext:value-type="float">
            <text:p>5689</text:p>
          </table:table-cell>
          <table:table-cell table:formula="of:=IF([.A1172]=&quot;&quot;;[.A1173];[.A1173]+[.B1172])" office:value-type="float" office:value="15261" calcext:value-type="float">
            <text:p>15261</text:p>
          </table:table-cell>
          <table:table-cell/>
        </table:table-row>
        <table:table-row table:style-name="ro1">
          <table:table-cell office:value-type="float" office:value="8247" calcext:value-type="float">
            <text:p>8247</text:p>
          </table:table-cell>
          <table:table-cell table:formula="of:=IF([.A1173]=&quot;&quot;;[.A1174];[.A1174]+[.B1173])" office:value-type="float" office:value="23508" calcext:value-type="float">
            <text:p>23508</text:p>
          </table:table-cell>
          <table:table-cell/>
        </table:table-row>
        <table:table-row table:style-name="ro1">
          <table:table-cell office:value-type="float" office:value="6325" calcext:value-type="float">
            <text:p>6325</text:p>
          </table:table-cell>
          <table:table-cell table:formula="of:=IF([.A1174]=&quot;&quot;;[.A1175];[.A1175]+[.B1174])" office:value-type="float" office:value="29833" calcext:value-type="float">
            <text:p>29833</text:p>
          </table:table-cell>
          <table:table-cell/>
        </table:table-row>
        <table:table-row table:style-name="ro1">
          <table:table-cell office:value-type="float" office:value="5766" calcext:value-type="float">
            <text:p>5766</text:p>
          </table:table-cell>
          <table:table-cell table:formula="of:=IF([.A1175]=&quot;&quot;;[.A1176];[.A1176]+[.B1175])" office:value-type="float" office:value="35599" calcext:value-type="float">
            <text:p>35599</text:p>
          </table:table-cell>
          <table:table-cell/>
        </table:table-row>
        <table:table-row table:style-name="ro1">
          <table:table-cell office:value-type="float" office:value="6474" calcext:value-type="float">
            <text:p>6474</text:p>
          </table:table-cell>
          <table:table-cell table:formula="of:=IF([.A1176]=&quot;&quot;;[.A1177];[.A1177]+[.B1176])" office:value-type="float" office:value="42073" calcext:value-type="float">
            <text:p>42073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table:formula="of:=IF([.A1177]=&quot;&quot;;[.A1178];[.A1178]+[.B1177])" office:value-type="float" office:value="46414" calcext:value-type="float">
            <text:p>46414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IF([.A1178]=&quot;&quot;;[.A1179];[.A1179]+[.B1178])" office:value-type="float" office:value="48686" calcext:value-type="float">
            <text:p>48686</text:p>
          </table:table-cell>
          <table:table-cell/>
        </table:table-row>
        <table:table-row table:style-name="ro1">
          <table:table-cell/>
          <table:table-cell table:formula="of:=IF([.A1179]=&quot;&quot;;[.A1180];[.A1180]+[.B1179])" office:value-type="float" office:value="48686" calcext:value-type="float">
            <text:p>48686</text:p>
          </table:table-cell>
          <table:table-cell/>
        </table:table-row>
        <table:table-row table:style-name="ro1">
          <table:table-cell office:value-type="float" office:value="11951" calcext:value-type="float">
            <text:p>11951</text:p>
          </table:table-cell>
          <table:table-cell table:formula="of:=IF([.A1180]=&quot;&quot;;[.A1181];[.A1181]+[.B1180])" office:value-type="float" office:value="11951" calcext:value-type="float">
            <text:p>11951</text:p>
          </table:table-cell>
          <table:table-cell/>
        </table:table-row>
        <table:table-row table:style-name="ro1">
          <table:table-cell office:value-type="float" office:value="3817" calcext:value-type="float">
            <text:p>3817</text:p>
          </table:table-cell>
          <table:table-cell table:formula="of:=IF([.A1181]=&quot;&quot;;[.A1182];[.A1182]+[.B1181])" office:value-type="float" office:value="15768" calcext:value-type="float">
            <text:p>15768</text:p>
          </table:table-cell>
          <table:table-cell/>
        </table:table-row>
        <table:table-row table:style-name="ro1">
          <table:table-cell office:value-type="float" office:value="9665" calcext:value-type="float">
            <text:p>9665</text:p>
          </table:table-cell>
          <table:table-cell table:formula="of:=IF([.A1182]=&quot;&quot;;[.A1183];[.A1183]+[.B1182])" office:value-type="float" office:value="25433" calcext:value-type="float">
            <text:p>25433</text:p>
          </table:table-cell>
          <table:table-cell/>
        </table:table-row>
        <table:table-row table:style-name="ro1">
          <table:table-cell office:value-type="float" office:value="9371" calcext:value-type="float">
            <text:p>9371</text:p>
          </table:table-cell>
          <table:table-cell table:formula="of:=IF([.A1183]=&quot;&quot;;[.A1184];[.A1184]+[.B1183])" office:value-type="float" office:value="34804" calcext:value-type="float">
            <text:p>34804</text:p>
          </table:table-cell>
          <table:table-cell/>
        </table:table-row>
        <table:table-row table:style-name="ro1">
          <table:table-cell office:value-type="float" office:value="11456" calcext:value-type="float">
            <text:p>11456</text:p>
          </table:table-cell>
          <table:table-cell table:formula="of:=IF([.A1184]=&quot;&quot;;[.A1185];[.A1185]+[.B1184])" office:value-type="float" office:value="46260" calcext:value-type="float">
            <text:p>46260</text:p>
          </table:table-cell>
          <table:table-cell/>
        </table:table-row>
        <table:table-row table:style-name="ro1">
          <table:table-cell/>
          <table:table-cell table:formula="of:=IF([.A1185]=&quot;&quot;;[.A1186];[.A1186]+[.B1185])" office:value-type="float" office:value="46260" calcext:value-type="float">
            <text:p>46260</text:p>
          </table:table-cell>
          <table:table-cell/>
        </table:table-row>
        <table:table-row table:style-name="ro1">
          <table:table-cell office:value-type="float" office:value="18948" calcext:value-type="float">
            <text:p>18948</text:p>
          </table:table-cell>
          <table:table-cell table:formula="of:=IF([.A1186]=&quot;&quot;;[.A1187];[.A1187]+[.B1186])" office:value-type="float" office:value="18948" calcext:value-type="float">
            <text:p>18948</text:p>
          </table:table-cell>
          <table:table-cell/>
        </table:table-row>
        <table:table-row table:style-name="ro1">
          <table:table-cell/>
          <table:table-cell table:formula="of:=IF([.A1187]=&quot;&quot;;[.A1188];[.A1188]+[.B1187])" office:value-type="float" office:value="18948" calcext:value-type="float">
            <text:p>18948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IF([.A1188]=&quot;&quot;;[.A1189];[.A1189]+[.B1188])" office:value-type="float" office:value="5760" calcext:value-type="float">
            <text:p>5760</text:p>
          </table:table-cell>
          <table:table-cell/>
        </table:table-row>
        <table:table-row table:style-name="ro1">
          <table:table-cell office:value-type="float" office:value="4181" calcext:value-type="float">
            <text:p>4181</text:p>
          </table:table-cell>
          <table:table-cell table:formula="of:=IF([.A1189]=&quot;&quot;;[.A1190];[.A1190]+[.B1189])" office:value-type="float" office:value="9941" calcext:value-type="float">
            <text:p>9941</text:p>
          </table:table-cell>
          <table:table-cell/>
        </table:table-row>
        <table:table-row table:style-name="ro1">
          <table:table-cell office:value-type="float" office:value="5350" calcext:value-type="float">
            <text:p>5350</text:p>
          </table:table-cell>
          <table:table-cell table:formula="of:=IF([.A1190]=&quot;&quot;;[.A1191];[.A1191]+[.B1190])" office:value-type="float" office:value="15291" calcext:value-type="float">
            <text:p>15291</text:p>
          </table:table-cell>
          <table:table-cell/>
        </table:table-row>
        <table:table-row table:style-name="ro1">
          <table:table-cell office:value-type="float" office:value="4406" calcext:value-type="float">
            <text:p>4406</text:p>
          </table:table-cell>
          <table:table-cell table:formula="of:=IF([.A1191]=&quot;&quot;;[.A1192];[.A1192]+[.B1191])" office:value-type="float" office:value="19697" calcext:value-type="float">
            <text:p>19697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IF([.A1192]=&quot;&quot;;[.A1193];[.A1193]+[.B1192])" office:value-type="float" office:value="23030" calcext:value-type="float">
            <text:p>23030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IF([.A1193]=&quot;&quot;;[.A1194];[.A1194]+[.B1193])" office:value-type="float" office:value="24222" calcext:value-type="float">
            <text:p>24222</text:p>
          </table:table-cell>
          <table:table-cell/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IF([.A1194]=&quot;&quot;;[.A1195];[.A1195]+[.B1194])" office:value-type="float" office:value="27591" calcext:value-type="float">
            <text:p>27591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IF([.A1195]=&quot;&quot;;[.A1196];[.A1196]+[.B1195])" office:value-type="float" office:value="29330" calcext:value-type="float">
            <text:p>29330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[.A1196]=&quot;&quot;;[.A1197];[.A1197]+[.B1196])" office:value-type="float" office:value="30747" calcext:value-type="float">
            <text:p>30747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IF([.A1197]=&quot;&quot;;[.A1198];[.A1198]+[.B1197])" office:value-type="float" office:value="33296" calcext:value-type="float">
            <text:p>33296</text:p>
          </table:table-cell>
          <table:table-cell/>
        </table:table-row>
        <table:table-row table:style-name="ro1">
          <table:table-cell office:value-type="float" office:value="6452" calcext:value-type="float">
            <text:p>6452</text:p>
          </table:table-cell>
          <table:table-cell table:formula="of:=IF([.A1198]=&quot;&quot;;[.A1199];[.A1199]+[.B1198])" office:value-type="float" office:value="39748" calcext:value-type="float">
            <text:p>39748</text:p>
          </table:table-cell>
          <table:table-cell/>
        </table:table-row>
        <table:table-row table:style-name="ro1">
          <table:table-cell office:value-type="float" office:value="5864" calcext:value-type="float">
            <text:p>5864</text:p>
          </table:table-cell>
          <table:table-cell table:formula="of:=IF([.A1199]=&quot;&quot;;[.A1200];[.A1200]+[.B1199])" office:value-type="float" office:value="45612" calcext:value-type="float">
            <text:p>45612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IF([.A1200]=&quot;&quot;;[.A1201];[.A1201]+[.B1200])" office:value-type="float" office:value="48952" calcext:value-type="float">
            <text:p>48952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IF([.A1201]=&quot;&quot;;[.A1202];[.A1202]+[.B1201])" office:value-type="float" office:value="51216" calcext:value-type="float">
            <text:p>51216</text:p>
          </table:table-cell>
          <table:table-cell/>
        </table:table-row>
        <table:table-row table:style-name="ro1">
          <table:table-cell/>
          <table:table-cell table:formula="of:=IF([.A1202]=&quot;&quot;;[.A1203];[.A1203]+[.B1202])" office:value-type="float" office:value="51216" calcext:value-type="float">
            <text:p>51216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IF([.A1203]=&quot;&quot;;[.A1204];[.A1204]+[.B1203])"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IF([.A1204]=&quot;&quot;;[.A1205];[.A1205]+[.B1204])" office:value-type="float" office:value="6327" calcext:value-type="float">
            <text:p>6327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IF([.A1205]=&quot;&quot;;[.A1206];[.A1206]+[.B1205])" office:value-type="float" office:value="7437" calcext:value-type="float">
            <text:p>7437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IF([.A1206]=&quot;&quot;;[.A1207];[.A1207]+[.B1206])" office:value-type="float" office:value="10656" calcext:value-type="float">
            <text:p>10656</text:p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IF([.A1207]=&quot;&quot;;[.A1208];[.A1208]+[.B1207])" office:value-type="float" office:value="13678" calcext:value-type="float">
            <text:p>13678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IF([.A1208]=&quot;&quot;;[.A1209];[.A1209]+[.B1208])" office:value-type="float" office:value="15441" calcext:value-type="float">
            <text:p>15441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.A1209]=&quot;&quot;;[.A1210];[.A1210]+[.B1209])" office:value-type="float" office:value="17898" calcext:value-type="float">
            <text:p>17898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IF([.A1210]=&quot;&quot;;[.A1211];[.A1211]+[.B1210])" office:value-type="float" office:value="19140" calcext:value-type="float">
            <text:p>19140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IF([.A1211]=&quot;&quot;;[.A1212];[.A1212]+[.B1211])" office:value-type="float" office:value="20155" calcext:value-type="float">
            <text:p>20155</text:p>
          </table:table-cell>
          <table:table-cell/>
        </table:table-row>
        <table:table-row table:style-name="ro1">
          <table:table-cell office:value-type="float" office:value="5118" calcext:value-type="float">
            <text:p>5118</text:p>
          </table:table-cell>
          <table:table-cell table:formula="of:=IF([.A1212]=&quot;&quot;;[.A1213];[.A1213]+[.B1212])" office:value-type="float" office:value="25273" calcext:value-type="float">
            <text:p>25273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IF([.A1213]=&quot;&quot;;[.A1214];[.A1214]+[.B1213])" office:value-type="float" office:value="28117" calcext:value-type="float">
            <text:p>28117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IF([.A1214]=&quot;&quot;;[.A1215];[.A1215]+[.B1214])" office:value-type="float" office:value="29406" calcext:value-type="float">
            <text:p>29406</text:p>
          </table:table-cell>
          <table:table-cell/>
        </table:table-row>
        <table:table-row table:style-name="ro1">
          <table:table-cell office:value-type="float" office:value="5798" calcext:value-type="float">
            <text:p>5798</text:p>
          </table:table-cell>
          <table:table-cell table:formula="of:=IF([.A1215]=&quot;&quot;;[.A1216];[.A1216]+[.B1215])" office:value-type="float" office:value="35204" calcext:value-type="float">
            <text:p>35204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IF([.A1216]=&quot;&quot;;[.A1217];[.A1217]+[.B1216])" office:value-type="float" office:value="37574" calcext:value-type="float">
            <text:p>37574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1217]=&quot;&quot;;[.A1218];[.A1218]+[.B1217])" office:value-type="float" office:value="38902" calcext:value-type="float">
            <text:p>38902</text:p>
          </table:table-cell>
          <table:table-cell/>
        </table:table-row>
        <table:table-row table:style-name="ro1">
          <table:table-cell/>
          <table:table-cell table:formula="of:=IF([.A1218]=&quot;&quot;;[.A1219];[.A1219]+[.B1218])" office:value-type="float" office:value="38902" calcext:value-type="float">
            <text:p>38902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1219]=&quot;&quot;;[.A1220];[.A1220]+[.B1219])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table:formula="of:=IF([.A1220]=&quot;&quot;;[.A1221];[.A1221]+[.B1220])" office:value-type="float" office:value="6375" calcext:value-type="float">
            <text:p>6375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table:formula="of:=IF([.A1221]=&quot;&quot;;[.A1222];[.A1222]+[.B1221])" office:value-type="float" office:value="11540" calcext:value-type="float">
            <text:p>11540</text:p>
          </table:table-cell>
          <table:table-cell/>
        </table:table-row>
        <table:table-row table:style-name="ro1">
          <table:table-cell office:value-type="float" office:value="6471" calcext:value-type="float">
            <text:p>6471</text:p>
          </table:table-cell>
          <table:table-cell table:formula="of:=IF([.A1222]=&quot;&quot;;[.A1223];[.A1223]+[.B1222])" office:value-type="float" office:value="18011" calcext:value-type="float">
            <text:p>18011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IF([.A1223]=&quot;&quot;;[.A1224];[.A1224]+[.B1223])" office:value-type="float" office:value="19517" calcext:value-type="float">
            <text:p>19517</text:p>
          </table:table-cell>
          <table:table-cell/>
        </table:table-row>
        <table:table-row table:style-name="ro1">
          <table:table-cell office:value-type="float" office:value="7366" calcext:value-type="float">
            <text:p>7366</text:p>
          </table:table-cell>
          <table:table-cell table:formula="of:=IF([.A1224]=&quot;&quot;;[.A1225];[.A1225]+[.B1224])" office:value-type="float" office:value="26883" calcext:value-type="float">
            <text:p>26883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IF([.A1225]=&quot;&quot;;[.A1226];[.A1226]+[.B1225])" office:value-type="float" office:value="29728" calcext:value-type="float">
            <text:p>29728</text:p>
          </table:table-cell>
          <table:table-cell/>
        </table:table-row>
        <table:table-row table:style-name="ro1">
          <table:table-cell office:value-type="float" office:value="7015" calcext:value-type="float">
            <text:p>7015</text:p>
          </table:table-cell>
          <table:table-cell table:formula="of:=IF([.A1226]=&quot;&quot;;[.A1227];[.A1227]+[.B1226])" office:value-type="float" office:value="36743" calcext:value-type="float">
            <text:p>36743</text:p>
          </table:table-cell>
          <table:table-cell/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IF([.A1227]=&quot;&quot;;[.A1228];[.A1228]+[.B1227])" office:value-type="float" office:value="40237" calcext:value-type="float">
            <text:p>40237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IF([.A1228]=&quot;&quot;;[.A1229];[.A1229]+[.B1228])" office:value-type="float" office:value="43868" calcext:value-type="float">
            <text:p>43868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IF([.A1229]=&quot;&quot;;[.A1230];[.A1230]+[.B1229])" office:value-type="float" office:value="47234" calcext:value-type="float">
            <text:p>47234</text:p>
          </table:table-cell>
          <table:table-cell/>
        </table:table-row>
        <table:table-row table:style-name="ro1">
          <table:table-cell/>
          <table:table-cell table:formula="of:=IF([.A1230]=&quot;&quot;;[.A1231];[.A1231]+[.B1230])" office:value-type="float" office:value="47234" calcext:value-type="float">
            <text:p>47234</text:p>
          </table:table-cell>
          <table:table-cell/>
        </table:table-row>
        <table:table-row table:style-name="ro1">
          <table:table-cell office:value-type="float" office:value="5595" calcext:value-type="float">
            <text:p>5595</text:p>
          </table:table-cell>
          <table:table-cell table:formula="of:=IF([.A1231]=&quot;&quot;;[.A1232];[.A1232]+[.B1231])" office:value-type="float" office:value="5595" calcext:value-type="float">
            <text:p>5595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IF([.A1232]=&quot;&quot;;[.A1233];[.A1233]+[.B1232])" office:value-type="float" office:value="6768" calcext:value-type="float">
            <text:p>6768</text:p>
          </table:table-cell>
          <table:table-cell/>
        </table:table-row>
        <table:table-row table:style-name="ro1">
          <table:table-cell office:value-type="float" office:value="5367" calcext:value-type="float">
            <text:p>5367</text:p>
          </table:table-cell>
          <table:table-cell table:formula="of:=IF([.A1233]=&quot;&quot;;[.A1234];[.A1234]+[.B1233])" office:value-type="float" office:value="12135" calcext:value-type="float">
            <text:p>12135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IF([.A1234]=&quot;&quot;;[.A1235];[.A1235]+[.B1234])" office:value-type="float" office:value="14880" calcext:value-type="float">
            <text:p>14880</text:p>
          </table:table-cell>
          <table:table-cell/>
        </table:table-row>
        <table:table-row table:style-name="ro1">
          <table:table-cell office:value-type="float" office:value="5405" calcext:value-type="float">
            <text:p>5405</text:p>
          </table:table-cell>
          <table:table-cell table:formula="of:=IF([.A1235]=&quot;&quot;;[.A1236];[.A1236]+[.B1235])" office:value-type="float" office:value="20285" calcext:value-type="float">
            <text:p>20285</text:p>
          </table:table-cell>
          <table:table-cell/>
        </table:table-row>
        <table:table-row table:style-name="ro1">
          <table:table-cell office:value-type="float" office:value="3846" calcext:value-type="float">
            <text:p>3846</text:p>
          </table:table-cell>
          <table:table-cell table:formula="of:=IF([.A1236]=&quot;&quot;;[.A1237];[.A1237]+[.B1236])" office:value-type="float" office:value="24131" calcext:value-type="float">
            <text:p>24131</text:p>
          </table:table-cell>
          <table:table-cell/>
        </table:table-row>
        <table:table-row table:style-name="ro1">
          <table:table-cell office:value-type="float" office:value="4318" calcext:value-type="float">
            <text:p>4318</text:p>
          </table:table-cell>
          <table:table-cell table:formula="of:=IF([.A1237]=&quot;&quot;;[.A1238];[.A1238]+[.B1237])" office:value-type="float" office:value="28449" calcext:value-type="float">
            <text:p>28449</text:p>
          </table:table-cell>
          <table:table-cell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IF([.A1238]=&quot;&quot;;[.A1239];[.A1239]+[.B1238])" office:value-type="float" office:value="33423" calcext:value-type="float">
            <text:p>33423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IF([.A1239]=&quot;&quot;;[.A1240];[.A1240]+[.B1239])" office:value-type="float" office:value="35221" calcext:value-type="float">
            <text:p>35221</text:p>
          </table:table-cell>
          <table:table-cell/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1240]=&quot;&quot;;[.A1241];[.A1241]+[.B1240])" office:value-type="float" office:value="40950" calcext:value-type="float">
            <text:p>40950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IF([.A1241]=&quot;&quot;;[.A1242];[.A1242]+[.B1241])" office:value-type="float" office:value="43481" calcext:value-type="float">
            <text:p>43481</text:p>
          </table:table-cell>
          <table:table-cell/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IF([.A1242]=&quot;&quot;;[.A1243];[.A1243]+[.B1242])" office:value-type="float" office:value="47318" calcext:value-type="float">
            <text:p>47318</text:p>
          </table:table-cell>
          <table:table-cell/>
        </table:table-row>
        <table:table-row table:style-name="ro1">
          <table:table-cell office:value-type="float" office:value="4751" calcext:value-type="float">
            <text:p>4751</text:p>
          </table:table-cell>
          <table:table-cell table:formula="of:=IF([.A1243]=&quot;&quot;;[.A1244];[.A1244]+[.B1243])" office:value-type="float" office:value="52069" calcext:value-type="float">
            <text:p>52069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1244]=&quot;&quot;;[.A1245];[.A1245]+[.B1244])" office:value-type="float" office:value="53842" calcext:value-type="float">
            <text:p>53842</text:p>
          </table:table-cell>
          <table:table-cell/>
        </table:table-row>
        <table:table-row table:style-name="ro1">
          <table:table-cell/>
          <table:table-cell table:formula="of:=IF([.A1245]=&quot;&quot;;[.A1246];[.A1246]+[.B1245])" office:value-type="float" office:value="53842" calcext:value-type="float">
            <text:p>53842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IF([.A1246]=&quot;&quot;;[.A1247];[.A1247]+[.B1246])" office:value-type="float" office:value="2917" calcext:value-type="float">
            <text:p>2917</text:p>
          </table:table-cell>
          <table:table-cell/>
        </table:table-row>
        <table:table-row table:style-name="ro1">
          <table:table-cell office:value-type="float" office:value="16933" calcext:value-type="float">
            <text:p>16933</text:p>
          </table:table-cell>
          <table:table-cell table:formula="of:=IF([.A1247]=&quot;&quot;;[.A1248];[.A1248]+[.B1247])" office:value-type="float" office:value="19850" calcext:value-type="float">
            <text:p>19850</text:p>
          </table:table-cell>
          <table:table-cell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IF([.A1248]=&quot;&quot;;[.A1249];[.A1249]+[.B1248])" office:value-type="float" office:value="23651" calcext:value-type="float">
            <text:p>23651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IF([.A1249]=&quot;&quot;;[.A1250];[.A1250]+[.B1249])" office:value-type="float" office:value="25260" calcext:value-type="float">
            <text:p>25260</text:p>
          </table:table-cell>
          <table:table-cell/>
        </table:table-row>
        <table:table-row table:style-name="ro1">
          <table:table-cell/>
          <table:table-cell table:formula="of:=IF([.A1250]=&quot;&quot;;[.A1251];[.A1251]+[.B1250])" office:value-type="float" office:value="25260" calcext:value-type="float">
            <text:p>25260</text:p>
          </table:table-cell>
          <table:table-cell/>
        </table:table-row>
        <table:table-row table:style-name="ro1">
          <table:table-cell office:value-type="float" office:value="24309" calcext:value-type="float">
            <text:p>24309</text:p>
          </table:table-cell>
          <table:table-cell table:formula="of:=IF([.A1251]=&quot;&quot;;[.A1252];[.A1252]+[.B1251])" office:value-type="float" office:value="24309" calcext:value-type="float">
            <text:p>24309</text:p>
          </table:table-cell>
          <table:table-cell/>
        </table:table-row>
        <table:table-row table:style-name="ro1">
          <table:table-cell office:value-type="float" office:value="17327" calcext:value-type="float">
            <text:p>17327</text:p>
          </table:table-cell>
          <table:table-cell table:formula="of:=IF([.A1252]=&quot;&quot;;[.A1253];[.A1253]+[.B1252])" office:value-type="float" office:value="41636" calcext:value-type="float">
            <text:p>41636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IF([.A1253]=&quot;&quot;;[.A1254];[.A1254]+[.B1253])" office:value-type="float" office:value="44821" calcext:value-type="float">
            <text:p>44821</text:p>
          </table:table-cell>
          <table:table-cell/>
        </table:table-row>
        <table:table-row table:style-name="ro1">
          <table:table-cell/>
          <table:table-cell table:formula="of:=IF([.A1254]=&quot;&quot;;[.A1255];[.A1255]+[.B1254])" office:value-type="float" office:value="44821" calcext:value-type="float">
            <text:p>44821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IF([.A1255]=&quot;&quot;;[.A1256];[.A1256]+[.B1255])" office:value-type="float" office:value="3608" calcext:value-type="float">
            <text:p>3608</text:p>
          </table:table-cell>
          <table:table-cell/>
        </table:table-row>
        <table:table-row table:style-name="ro1">
          <table:table-cell office:value-type="float" office:value="5934" calcext:value-type="float">
            <text:p>5934</text:p>
          </table:table-cell>
          <table:table-cell table:formula="of:=IF([.A1256]=&quot;&quot;;[.A1257];[.A1257]+[.B1256])" office:value-type="float" office:value="9542" calcext:value-type="float">
            <text:p>9542</text:p>
          </table:table-cell>
          <table:table-cell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formula="of:=IF([.A1257]=&quot;&quot;;[.A1258];[.A1258]+[.B1257])" office:value-type="float" office:value="19871" calcext:value-type="float">
            <text:p>19871</text:p>
          </table:table-cell>
          <table:table-cell/>
        </table:table-row>
        <table:table-row table:style-name="ro1">
          <table:table-cell office:value-type="float" office:value="13659" calcext:value-type="float">
            <text:p>13659</text:p>
          </table:table-cell>
          <table:table-cell table:formula="of:=IF([.A1258]=&quot;&quot;;[.A1259];[.A1259]+[.B1258])" office:value-type="float" office:value="33530" calcext:value-type="float">
            <text:p>33530</text:p>
          </table:table-cell>
          <table:table-cell/>
        </table:table-row>
        <table:table-row table:style-name="ro1">
          <table:table-cell office:value-type="float" office:value="8898" calcext:value-type="float">
            <text:p>8898</text:p>
          </table:table-cell>
          <table:table-cell table:formula="of:=IF([.A1259]=&quot;&quot;;[.A1260];[.A1260]+[.B1259])" office:value-type="float" office:value="42428" calcext:value-type="float">
            <text:p>42428</text:p>
          </table:table-cell>
          <table:table-cell/>
        </table:table-row>
        <table:table-row table:style-name="ro1">
          <table:table-cell/>
          <table:table-cell table:formula="of:=IF([.A1260]=&quot;&quot;;[.A1261];[.A1261]+[.B1260])" office:value-type="float" office:value="42428" calcext:value-type="float">
            <text:p>42428</text:p>
          </table:table-cell>
          <table:table-cell/>
        </table:table-row>
        <table:table-row table:style-name="ro1">
          <table:table-cell office:value-type="float" office:value="13593" calcext:value-type="float">
            <text:p>13593</text:p>
          </table:table-cell>
          <table:table-cell table:formula="of:=IF([.A1261]=&quot;&quot;;[.A1262];[.A1262]+[.B1261])" office:value-type="float" office:value="13593" calcext:value-type="float">
            <text:p>13593</text:p>
          </table:table-cell>
          <table:table-cell/>
        </table:table-row>
        <table:table-row table:style-name="ro1">
          <table:table-cell/>
          <table:table-cell table:formula="of:=IF([.A1262]=&quot;&quot;;[.A1263];[.A1263]+[.B1262])" office:value-type="float" office:value="13593" calcext:value-type="float">
            <text:p>13593</text:p>
          </table:table-cell>
          <table:table-cell/>
        </table:table-row>
        <table:table-row table:style-name="ro1">
          <table:table-cell office:value-type="float" office:value="34109" calcext:value-type="float">
            <text:p>34109</text:p>
          </table:table-cell>
          <table:table-cell table:formula="of:=IF([.A1263]=&quot;&quot;;[.A1264];[.A1264]+[.B1263])" office:value-type="float" office:value="34109" calcext:value-type="float">
            <text:p>34109</text:p>
          </table:table-cell>
          <table:table-cell/>
        </table:table-row>
        <table:table-row table:style-name="ro1">
          <table:table-cell office:value-type="float" office:value="14389" calcext:value-type="float">
            <text:p>14389</text:p>
          </table:table-cell>
          <table:table-cell table:formula="of:=IF([.A1264]=&quot;&quot;;[.A1265];[.A1265]+[.B1264])" office:value-type="float" office:value="48498" calcext:value-type="float">
            <text:p>48498</text:p>
          </table:table-cell>
          <table:table-cell/>
        </table:table-row>
        <table:table-row table:style-name="ro1">
          <table:table-cell/>
          <table:table-cell table:formula="of:=IF([.A1265]=&quot;&quot;;[.A1266];[.A1266]+[.B1265])" office:value-type="float" office:value="48498" calcext:value-type="float">
            <text:p>48498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IF([.A1266]=&quot;&quot;;[.A1267];[.A1267]+[.B1266])" office:value-type="float" office:value="5060" calcext:value-type="float">
            <text:p>5060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IF([.A1267]=&quot;&quot;;[.A1268];[.A1268]+[.B1267])" office:value-type="float" office:value="8036" calcext:value-type="float">
            <text:p>8036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IF([.A1268]=&quot;&quot;;[.A1269];[.A1269]+[.B1268])" office:value-type="float" office:value="9288" calcext:value-type="float">
            <text:p>9288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IF([.A1269]=&quot;&quot;;[.A1270];[.A1270]+[.B1269])" office:value-type="float" office:value="12784" calcext:value-type="float">
            <text:p>12784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IF([.A1270]=&quot;&quot;;[.A1271];[.A1271]+[.B1270])" office:value-type="float" office:value="14968" calcext:value-type="float">
            <text:p>14968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IF([.A1271]=&quot;&quot;;[.A1272];[.A1272]+[.B1271])" office:value-type="float" office:value="17086" calcext:value-type="float">
            <text:p>17086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IF([.A1272]=&quot;&quot;;[.A1273];[.A1273]+[.B1272])" office:value-type="float" office:value="19791" calcext:value-type="float">
            <text:p>19791</text:p>
          </table:table-cell>
          <table:table-cell/>
        </table:table-row>
        <table:table-row table:style-name="ro1">
          <table:table-cell office:value-type="float" office:value="4575" calcext:value-type="float">
            <text:p>4575</text:p>
          </table:table-cell>
          <table:table-cell table:formula="of:=IF([.A1273]=&quot;&quot;;[.A1274];[.A1274]+[.B1273])" office:value-type="float" office:value="24366" calcext:value-type="float">
            <text:p>24366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1274]=&quot;&quot;;[.A1275];[.A1275]+[.B1274])" office:value-type="float" office:value="26326" calcext:value-type="float">
            <text:p>26326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IF([.A1275]=&quot;&quot;;[.A1276];[.A1276]+[.B1275])" office:value-type="float" office:value="27725" calcext:value-type="float">
            <text:p>27725</text:p>
          </table:table-cell>
          <table:table-cell/>
        </table:table-row>
        <table:table-row table:style-name="ro1">
          <table:table-cell office:value-type="float" office:value="4248" calcext:value-type="float">
            <text:p>4248</text:p>
          </table:table-cell>
          <table:table-cell table:formula="of:=IF([.A1276]=&quot;&quot;;[.A1277];[.A1277]+[.B1276])" office:value-type="float" office:value="31973" calcext:value-type="float">
            <text:p>31973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IF([.A1277]=&quot;&quot;;[.A1278];[.A1278]+[.B1277])" office:value-type="float" office:value="33069" calcext:value-type="float">
            <text:p>33069</text:p>
          </table:table-cell>
          <table:table-cell/>
        </table:table-row>
        <table:table-row table:style-name="ro1">
          <table:table-cell office:value-type="float" office:value="5987" calcext:value-type="float">
            <text:p>5987</text:p>
          </table:table-cell>
          <table:table-cell table:formula="of:=IF([.A1278]=&quot;&quot;;[.A1279];[.A1279]+[.B1278])" office:value-type="float" office:value="39056" calcext:value-type="float">
            <text:p>39056</text:p>
          </table:table-cell>
          <table:table-cell/>
        </table:table-row>
        <table:table-row table:style-name="ro1">
          <table:table-cell/>
          <table:table-cell table:formula="of:=IF([.A1279]=&quot;&quot;;[.A1280];[.A1280]+[.B1279])" office:value-type="float" office:value="39056" calcext:value-type="float">
            <text:p>39056</text:p>
          </table:table-cell>
          <table:table-cell/>
        </table:table-row>
        <table:table-row table:style-name="ro1">
          <table:table-cell office:value-type="float" office:value="22148" calcext:value-type="float">
            <text:p>22148</text:p>
          </table:table-cell>
          <table:table-cell table:formula="of:=IF([.A1280]=&quot;&quot;;[.A1281];[.A1281]+[.B1280])" office:value-type="float" office:value="22148" calcext:value-type="float">
            <text:p>22148</text:p>
          </table:table-cell>
          <table:table-cell/>
        </table:table-row>
        <table:table-row table:style-name="ro1">
          <table:table-cell/>
          <table:table-cell table:formula="of:=IF([.A1281]=&quot;&quot;;[.A1282];[.A1282]+[.B1281])" office:value-type="float" office:value="22148" calcext:value-type="float">
            <text:p>22148</text:p>
          </table:table-cell>
          <table:table-cell/>
        </table:table-row>
        <table:table-row table:style-name="ro1">
          <table:table-cell office:value-type="float" office:value="6872" calcext:value-type="float">
            <text:p>6872</text:p>
          </table:table-cell>
          <table:table-cell table:formula="of:=IF([.A1282]=&quot;&quot;;[.A1283];[.A1283]+[.B1282])" office:value-type="float" office:value="6872" calcext:value-type="float">
            <text:p>6872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IF([.A1283]=&quot;&quot;;[.A1284];[.A1284]+[.B1283])" office:value-type="float" office:value="10793" calcext:value-type="float">
            <text:p>10793</text:p>
          </table:table-cell>
          <table:table-cell/>
        </table:table-row>
        <table:table-row table:style-name="ro1">
          <table:table-cell office:value-type="float" office:value="6311" calcext:value-type="float">
            <text:p>6311</text:p>
          </table:table-cell>
          <table:table-cell table:formula="of:=IF([.A1284]=&quot;&quot;;[.A1285];[.A1285]+[.B1284])" office:value-type="float" office:value="17104" calcext:value-type="float">
            <text:p>17104</text:p>
          </table:table-cell>
          <table:table-cell/>
        </table:table-row>
        <table:table-row table:style-name="ro1">
          <table:table-cell office:value-type="float" office:value="6941" calcext:value-type="float">
            <text:p>6941</text:p>
          </table:table-cell>
          <table:table-cell table:formula="of:=IF([.A1285]=&quot;&quot;;[.A1286];[.A1286]+[.B1285])" office:value-type="float" office:value="24045" calcext:value-type="float">
            <text:p>24045</text:p>
          </table:table-cell>
          <table:table-cell/>
        </table:table-row>
        <table:table-row table:style-name="ro1">
          <table:table-cell office:value-type="float" office:value="5690" calcext:value-type="float">
            <text:p>5690</text:p>
          </table:table-cell>
          <table:table-cell table:formula="of:=IF([.A1286]=&quot;&quot;;[.A1287];[.A1287]+[.B1286])" office:value-type="float" office:value="29735" calcext:value-type="float">
            <text:p>29735</text:p>
          </table:table-cell>
          <table:table-cell/>
        </table:table-row>
        <table:table-row table:style-name="ro1">
          <table:table-cell office:value-type="float" office:value="5889" calcext:value-type="float">
            <text:p>5889</text:p>
          </table:table-cell>
          <table:table-cell table:formula="of:=IF([.A1287]=&quot;&quot;;[.A1288];[.A1288]+[.B1287])" office:value-type="float" office:value="35624" calcext:value-type="float">
            <text:p>35624</text:p>
          </table:table-cell>
          <table:table-cell/>
        </table:table-row>
        <table:table-row table:style-name="ro1">
          <table:table-cell office:value-type="float" office:value="5491" calcext:value-type="float">
            <text:p>5491</text:p>
          </table:table-cell>
          <table:table-cell table:formula="of:=IF([.A1288]=&quot;&quot;;[.A1289];[.A1289]+[.B1288])" office:value-type="float" office:value="41115" calcext:value-type="float">
            <text:p>41115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IF([.A1289]=&quot;&quot;;[.A1290];[.A1290]+[.B1289])" office:value-type="float" office:value="43654" calcext:value-type="float">
            <text:p>43654</text:p>
          </table:table-cell>
          <table:table-cell/>
        </table:table-row>
        <table:table-row table:style-name="ro1">
          <table:table-cell office:value-type="float" office:value="6307" calcext:value-type="float">
            <text:p>6307</text:p>
          </table:table-cell>
          <table:table-cell table:formula="of:=IF([.A1290]=&quot;&quot;;[.A1291];[.A1291]+[.B1290])" office:value-type="float" office:value="49961" calcext:value-type="float">
            <text:p>49961</text:p>
          </table:table-cell>
          <table:table-cell/>
        </table:table-row>
        <table:table-row table:style-name="ro1">
          <table:table-cell office:value-type="float" office:value="6881" calcext:value-type="float">
            <text:p>6881</text:p>
          </table:table-cell>
          <table:table-cell table:formula="of:=IF([.A1291]=&quot;&quot;;[.A1292];[.A1292]+[.B1291])" office:value-type="float" office:value="56842" calcext:value-type="float">
            <text:p>56842</text:p>
          </table:table-cell>
          <table:table-cell/>
        </table:table-row>
        <table:table-row table:style-name="ro1">
          <table:table-cell office:value-type="float" office:value="6341" calcext:value-type="float">
            <text:p>6341</text:p>
          </table:table-cell>
          <table:table-cell table:formula="of:=IF([.A1292]=&quot;&quot;;[.A1293];[.A1293]+[.B1292])" office:value-type="float" office:value="63183" calcext:value-type="float">
            <text:p>63183</text:p>
          </table:table-cell>
          <table:table-cell/>
        </table:table-row>
        <table:table-row table:style-name="ro1">
          <table:table-cell office:value-type="float" office:value="4722" calcext:value-type="float">
            <text:p>4722</text:p>
          </table:table-cell>
          <table:table-cell table:formula="of:=IF([.A1293]=&quot;&quot;;[.A1294];[.A1294]+[.B1293])" office:value-type="float" office:value="67905" calcext:value-type="float">
            <text:p>67905</text:p>
          </table:table-cell>
          <table:table-cell/>
        </table:table-row>
        <table:table-row table:style-name="ro1">
          <table:table-cell office:value-type="float" office:value="6489" calcext:value-type="float">
            <text:p>6489</text:p>
          </table:table-cell>
          <table:table-cell table:formula="of:=IF([.A1294]=&quot;&quot;;[.A1295];[.A1295]+[.B1294])" office:value-type="float" office:value="74394" calcext:value-type="float">
            <text:p>74394</text:p>
          </table:table-cell>
          <table:table-cell/>
        </table:table-row>
        <table:table-row table:style-name="ro1">
          <table:table-cell/>
          <table:table-cell table:formula="of:=IF([.A1295]=&quot;&quot;;[.A1296];[.A1296]+[.B1295])" office:value-type="float" office:value="74394" calcext:value-type="float">
            <text:p>74394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IF([.A1296]=&quot;&quot;;[.A1297];[.A1297]+[.B1296])"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float" office:value="4268" calcext:value-type="float">
            <text:p>4268</text:p>
          </table:table-cell>
          <table:table-cell table:formula="of:=IF([.A1297]=&quot;&quot;;[.A1298];[.A1298]+[.B1297])" office:value-type="float" office:value="5562" calcext:value-type="float">
            <text:p>5562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table:formula="of:=IF([.A1298]=&quot;&quot;;[.A1299];[.A1299]+[.B1298])" office:value-type="float" office:value="10792" calcext:value-type="float">
            <text:p>10792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table:formula="of:=IF([.A1299]=&quot;&quot;;[.A1300];[.A1300]+[.B1299])" office:value-type="float" office:value="15326" calcext:value-type="float">
            <text:p>15326</text:p>
          </table:table-cell>
          <table:table-cell/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IF([.A1300]=&quot;&quot;;[.A1301];[.A1301]+[.B1300])" office:value-type="float" office:value="19597" calcext:value-type="float">
            <text:p>19597</text:p>
          </table:table-cell>
          <table:table-cell/>
        </table:table-row>
        <table:table-row table:style-name="ro1">
          <table:table-cell office:value-type="float" office:value="3299" calcext:value-type="float">
            <text:p>3299</text:p>
          </table:table-cell>
          <table:table-cell table:formula="of:=IF([.A1301]=&quot;&quot;;[.A1302];[.A1302]+[.B1301])" office:value-type="float" office:value="22896" calcext:value-type="float">
            <text:p>22896</text:p>
          </table:table-cell>
          <table:table-cell/>
        </table:table-row>
        <table:table-row table:style-name="ro1">
          <table:table-cell office:value-type="float" office:value="5569" calcext:value-type="float">
            <text:p>5569</text:p>
          </table:table-cell>
          <table:table-cell table:formula="of:=IF([.A1302]=&quot;&quot;;[.A1303];[.A1303]+[.B1302])" office:value-type="float" office:value="28465" calcext:value-type="float">
            <text:p>28465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IF([.A1303]=&quot;&quot;;[.A1304];[.A1304]+[.B1303])" office:value-type="float" office:value="30889" calcext:value-type="float">
            <text:p>30889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IF([.A1304]=&quot;&quot;;[.A1305];[.A1305]+[.B1304])" office:value-type="float" office:value="32058" calcext:value-type="float">
            <text:p>32058</text:p>
          </table:table-cell>
          <table:table-cell/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IF([.A1305]=&quot;&quot;;[.A1306];[.A1306]+[.B1305])" office:value-type="float" office:value="35451" calcext:value-type="float">
            <text:p>35451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IF([.A1306]=&quot;&quot;;[.A1307];[.A1307]+[.B1306])" office:value-type="float" office:value="37642" calcext:value-type="float">
            <text:p>37642</text:p>
          </table:table-cell>
          <table:table-cell/>
        </table:table-row>
        <table:table-row table:style-name="ro1">
          <table:table-cell office:value-type="float" office:value="4614" calcext:value-type="float">
            <text:p>4614</text:p>
          </table:table-cell>
          <table:table-cell table:formula="of:=IF([.A1307]=&quot;&quot;;[.A1308];[.A1308]+[.B1307])" office:value-type="float" office:value="42256" calcext:value-type="float">
            <text:p>42256</text:p>
          </table:table-cell>
          <table:table-cell/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IF([.A1308]=&quot;&quot;;[.A1309];[.A1309]+[.B1308])" office:value-type="float" office:value="45663" calcext:value-type="float">
            <text:p>45663</text:p>
          </table:table-cell>
          <table:table-cell/>
        </table:table-row>
        <table:table-row table:style-name="ro1">
          <table:table-cell office:value-type="float" office:value="6061" calcext:value-type="float">
            <text:p>6061</text:p>
          </table:table-cell>
          <table:table-cell table:formula="of:=IF([.A1309]=&quot;&quot;;[.A1310];[.A1310]+[.B1309])" office:value-type="float" office:value="51724" calcext:value-type="float">
            <text:p>51724</text:p>
          </table:table-cell>
          <table:table-cell/>
        </table:table-row>
        <table:table-row table:style-name="ro1">
          <table:table-cell/>
          <table:table-cell table:formula="of:=IF([.A1310]=&quot;&quot;;[.A1311];[.A1311]+[.B1310])" office:value-type="float" office:value="51724" calcext:value-type="float">
            <text:p>51724</text:p>
          </table:table-cell>
          <table:table-cell/>
        </table:table-row>
        <table:table-row table:style-name="ro1">
          <table:table-cell office:value-type="float" office:value="5949" calcext:value-type="float">
            <text:p>5949</text:p>
          </table:table-cell>
          <table:table-cell table:formula="of:=IF([.A1311]=&quot;&quot;;[.A1312];[.A1312]+[.B1311])" office:value-type="float" office:value="5949" calcext:value-type="float">
            <text:p>5949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table:formula="of:=IF([.A1312]=&quot;&quot;;[.A1313];[.A1313]+[.B1312])" office:value-type="float" office:value="9264" calcext:value-type="float">
            <text:p>9264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table:formula="of:=IF([.A1313]=&quot;&quot;;[.A1314];[.A1314]+[.B1313])" office:value-type="float" office:value="12729" calcext:value-type="float">
            <text:p>12729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IF([.A1314]=&quot;&quot;;[.A1315];[.A1315]+[.B1314])" office:value-type="float" office:value="14495" calcext:value-type="float">
            <text:p>14495</text:p>
          </table:table-cell>
          <table:table-cell/>
        </table:table-row>
        <table:table-row table:style-name="ro1">
          <table:table-cell office:value-type="float" office:value="6758" calcext:value-type="float">
            <text:p>6758</text:p>
          </table:table-cell>
          <table:table-cell table:formula="of:=IF([.A1315]=&quot;&quot;;[.A1316];[.A1316]+[.B1315])" office:value-type="float" office:value="21253" calcext:value-type="float">
            <text:p>21253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table:formula="of:=IF([.A1316]=&quot;&quot;;[.A1317];[.A1317]+[.B1316])" office:value-type="float" office:value="24677" calcext:value-type="float">
            <text:p>24677</text:p>
          </table:table-cell>
          <table:table-cell/>
        </table:table-row>
        <table:table-row table:style-name="ro1">
          <table:table-cell office:value-type="float" office:value="6719" calcext:value-type="float">
            <text:p>6719</text:p>
          </table:table-cell>
          <table:table-cell table:formula="of:=IF([.A1317]=&quot;&quot;;[.A1318];[.A1318]+[.B1317])" office:value-type="float" office:value="31396" calcext:value-type="float">
            <text:p>31396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IF([.A1318]=&quot;&quot;;[.A1319];[.A1319]+[.B1318])" office:value-type="float" office:value="34542" calcext:value-type="float">
            <text:p>34542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IF([.A1319]=&quot;&quot;;[.A1320];[.A1320]+[.B1319])" office:value-type="float" office:value="40082" calcext:value-type="float">
            <text:p>40082</text:p>
          </table:table-cell>
          <table:table-cell/>
        </table:table-row>
        <table:table-row table:style-name="ro1">
          <table:table-cell office:value-type="float" office:value="5761" calcext:value-type="float">
            <text:p>5761</text:p>
          </table:table-cell>
          <table:table-cell table:formula="of:=IF([.A1320]=&quot;&quot;;[.A1321];[.A1321]+[.B1320])" office:value-type="float" office:value="45843" calcext:value-type="float">
            <text:p>45843</text:p>
          </table:table-cell>
          <table:table-cell/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IF([.A1321]=&quot;&quot;;[.A1322];[.A1322]+[.B1321])" office:value-type="float" office:value="48925" calcext:value-type="float">
            <text:p>48925</text:p>
          </table:table-cell>
          <table:table-cell/>
        </table:table-row>
        <table:table-row table:style-name="ro1">
          <table:table-cell office:value-type="float" office:value="5684" calcext:value-type="float">
            <text:p>5684</text:p>
          </table:table-cell>
          <table:table-cell table:formula="of:=IF([.A1322]=&quot;&quot;;[.A1323];[.A1323]+[.B1322])" office:value-type="float" office:value="54609" calcext:value-type="float">
            <text:p>54609</text:p>
          </table:table-cell>
          <table:table-cell/>
        </table:table-row>
        <table:table-row table:style-name="ro1">
          <table:table-cell/>
          <table:table-cell table:formula="of:=IF([.A1323]=&quot;&quot;;[.A1324];[.A1324]+[.B1323])" office:value-type="float" office:value="54609" calcext:value-type="float">
            <text:p>54609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IF([.A1324]=&quot;&quot;;[.A1325];[.A1325]+[.B1324])" office:value-type="float" office:value="2622" calcext:value-type="float">
            <text:p>2622</text:p>
          </table:table-cell>
          <table:table-cell/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IF([.A1325]=&quot;&quot;;[.A1326];[.A1326]+[.B1325])" office:value-type="float" office:value="8273" calcext:value-type="float">
            <text:p>8273</text:p>
          </table:table-cell>
          <table:table-cell/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IF([.A1326]=&quot;&quot;;[.A1327];[.A1327]+[.B1326])" office:value-type="float" office:value="13669" calcext:value-type="float">
            <text:p>13669</text:p>
          </table:table-cell>
          <table:table-cell/>
        </table:table-row>
        <table:table-row table:style-name="ro1">
          <table:table-cell office:value-type="float" office:value="6061" calcext:value-type="float">
            <text:p>6061</text:p>
          </table:table-cell>
          <table:table-cell table:formula="of:=IF([.A1327]=&quot;&quot;;[.A1328];[.A1328]+[.B1327])" office:value-type="float" office:value="19730" calcext:value-type="float">
            <text:p>19730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IF([.A1328]=&quot;&quot;;[.A1329];[.A1329]+[.B1328])" office:value-type="float" office:value="21501" calcext:value-type="float">
            <text:p>21501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IF([.A1329]=&quot;&quot;;[.A1330];[.A1330]+[.B1329])" office:value-type="float" office:value="23425" calcext:value-type="float">
            <text:p>23425</text:p>
          </table:table-cell>
          <table:table-cell/>
        </table:table-row>
        <table:table-row table:style-name="ro1">
          <table:table-cell office:value-type="float" office:value="5686" calcext:value-type="float">
            <text:p>5686</text:p>
          </table:table-cell>
          <table:table-cell table:formula="of:=IF([.A1330]=&quot;&quot;;[.A1331];[.A1331]+[.B1330])" office:value-type="float" office:value="29111" calcext:value-type="float">
            <text:p>29111</text:p>
          </table:table-cell>
          <table:table-cell/>
        </table:table-row>
        <table:table-row table:style-name="ro1">
          <table:table-cell office:value-type="float" office:value="5660" calcext:value-type="float">
            <text:p>5660</text:p>
          </table:table-cell>
          <table:table-cell table:formula="of:=IF([.A1331]=&quot;&quot;;[.A1332];[.A1332]+[.B1331])" office:value-type="float" office:value="34771" calcext:value-type="float">
            <text:p>34771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IF([.A1332]=&quot;&quot;;[.A1333];[.A1333]+[.B1332])" office:value-type="float" office:value="36638" calcext:value-type="float">
            <text:p>36638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table:formula="of:=IF([.A1333]=&quot;&quot;;[.A1334];[.A1334]+[.B1333])" office:value-type="float" office:value="41954" calcext:value-type="float">
            <text:p>41954</text:p>
          </table:table-cell>
          <table:table-cell/>
        </table:table-row>
        <table:table-row table:style-name="ro1">
          <table:table-cell office:value-type="float" office:value="5457" calcext:value-type="float">
            <text:p>5457</text:p>
          </table:table-cell>
          <table:table-cell table:formula="of:=IF([.A1334]=&quot;&quot;;[.A1335];[.A1335]+[.B1334])" office:value-type="float" office:value="47411" calcext:value-type="float">
            <text:p>47411</text:p>
          </table:table-cell>
          <table:table-cell/>
        </table:table-row>
        <table:table-row table:style-name="ro1">
          <table:table-cell office:value-type="float" office:value="6073" calcext:value-type="float">
            <text:p>6073</text:p>
          </table:table-cell>
          <table:table-cell table:formula="of:=IF([.A1335]=&quot;&quot;;[.A1336];[.A1336]+[.B1335])" office:value-type="float" office:value="53484" calcext:value-type="float">
            <text:p>53484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1336]=&quot;&quot;;[.A1337];[.A1337]+[.B1336])" office:value-type="float" office:value="56223" calcext:value-type="float">
            <text:p>56223</text:p>
          </table:table-cell>
          <table:table-cell/>
        </table:table-row>
        <table:table-row table:style-name="ro1">
          <table:table-cell office:value-type="float" office:value="5972" calcext:value-type="float">
            <text:p>5972</text:p>
          </table:table-cell>
          <table:table-cell table:formula="of:=IF([.A1337]=&quot;&quot;;[.A1338];[.A1338]+[.B1337])" office:value-type="float" office:value="62195" calcext:value-type="float">
            <text:p>62195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table:formula="of:=IF([.A1338]=&quot;&quot;;[.A1339];[.A1339]+[.B1338])" office:value-type="float" office:value="67231" calcext:value-type="float">
            <text:p>67231</text:p>
          </table:table-cell>
          <table:table-cell/>
        </table:table-row>
        <table:table-row table:style-name="ro1">
          <table:table-cell/>
          <table:table-cell table:formula="of:=IF([.A1339]=&quot;&quot;;[.A1340];[.A1340]+[.B1339])" office:value-type="float" office:value="67231" calcext:value-type="float">
            <text:p>67231</text:p>
          </table:table-cell>
          <table:table-cell/>
        </table:table-row>
        <table:table-row table:style-name="ro1">
          <table:table-cell office:value-type="float" office:value="6479" calcext:value-type="float">
            <text:p>6479</text:p>
          </table:table-cell>
          <table:table-cell table:formula="of:=IF([.A1340]=&quot;&quot;;[.A1341];[.A1341]+[.B1340])" office:value-type="float" office:value="6479" calcext:value-type="float">
            <text:p>6479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table:formula="of:=IF([.A1341]=&quot;&quot;;[.A1342];[.A1342]+[.B1341])" office:value-type="float" office:value="10819" calcext:value-type="float">
            <text:p>10819</text:p>
          </table:table-cell>
          <table:table-cell/>
        </table:table-row>
        <table:table-row table:style-name="ro1">
          <table:table-cell office:value-type="float" office:value="4935" calcext:value-type="float">
            <text:p>4935</text:p>
          </table:table-cell>
          <table:table-cell table:formula="of:=IF([.A1342]=&quot;&quot;;[.A1343];[.A1343]+[.B1342])" office:value-type="float" office:value="15754" calcext:value-type="float">
            <text:p>15754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IF([.A1343]=&quot;&quot;;[.A1344];[.A1344]+[.B1343])" office:value-type="float" office:value="17015" calcext:value-type="float">
            <text:p>17015</text:p>
          </table:table-cell>
          <table:table-cell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A1344]=&quot;&quot;;[.A1345];[.A1345]+[.B1344])" office:value-type="float" office:value="20891" calcext:value-type="float">
            <text:p>20891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1345]=&quot;&quot;;[.A1346];[.A1346]+[.B1345])" office:value-type="float" office:value="22273" calcext:value-type="float">
            <text:p>22273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IF([.A1346]=&quot;&quot;;[.A1347];[.A1347]+[.B1346])" office:value-type="float" office:value="25949" calcext:value-type="float">
            <text:p>25949</text:p>
          </table:table-cell>
          <table:table-cell/>
        </table:table-row>
        <table:table-row table:style-name="ro1">
          <table:table-cell office:value-type="float" office:value="7756" calcext:value-type="float">
            <text:p>7756</text:p>
          </table:table-cell>
          <table:table-cell table:formula="of:=IF([.A1347]=&quot;&quot;;[.A1348];[.A1348]+[.B1347])" office:value-type="float" office:value="33705" calcext:value-type="float">
            <text:p>33705</text:p>
          </table:table-cell>
          <table:table-cell/>
        </table:table-row>
        <table:table-row table:style-name="ro1">
          <table:table-cell office:value-type="float" office:value="6854" calcext:value-type="float">
            <text:p>6854</text:p>
          </table:table-cell>
          <table:table-cell table:formula="of:=IF([.A1348]=&quot;&quot;;[.A1349];[.A1349]+[.B1348])" office:value-type="float" office:value="40559" calcext:value-type="float">
            <text:p>40559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IF([.A1349]=&quot;&quot;;[.A1350];[.A1350]+[.B1349])" office:value-type="float" office:value="42272" calcext:value-type="float">
            <text:p>42272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IF([.A1350]=&quot;&quot;;[.A1351];[.A1351]+[.B1350])" office:value-type="float" office:value="44503" calcext:value-type="float">
            <text:p>44503</text:p>
          </table:table-cell>
          <table:table-cell/>
        </table:table-row>
        <table:table-row table:style-name="ro1">
          <table:table-cell/>
          <table:table-cell table:formula="of:=IF([.A1351]=&quot;&quot;;[.A1352];[.A1352]+[.B1351])" office:value-type="float" office:value="44503" calcext:value-type="float">
            <text:p>44503</text:p>
          </table:table-cell>
          <table:table-cell/>
        </table:table-row>
        <table:table-row table:style-name="ro1">
          <table:table-cell office:value-type="float" office:value="4951" calcext:value-type="float">
            <text:p>4951</text:p>
          </table:table-cell>
          <table:table-cell table:formula="of:=IF([.A1352]=&quot;&quot;;[.A1353];[.A1353]+[.B1352])" office:value-type="float" office:value="4951" calcext:value-type="float">
            <text:p>4951</text:p>
          </table:table-cell>
          <table:table-cell/>
        </table:table-row>
        <table:table-row table:style-name="ro1">
          <table:table-cell office:value-type="float" office:value="9899" calcext:value-type="float">
            <text:p>9899</text:p>
          </table:table-cell>
          <table:table-cell table:formula="of:=IF([.A1353]=&quot;&quot;;[.A1354];[.A1354]+[.B1353])" office:value-type="float" office:value="14850" calcext:value-type="float">
            <text:p>14850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table:formula="of:=IF([.A1354]=&quot;&quot;;[.A1355];[.A1355]+[.B1354])" office:value-type="float" office:value="20091" calcext:value-type="float">
            <text:p>20091</text:p>
          </table:table-cell>
          <table:table-cell/>
        </table:table-row>
        <table:table-row table:style-name="ro1">
          <table:table-cell office:value-type="float" office:value="6767" calcext:value-type="float">
            <text:p>6767</text:p>
          </table:table-cell>
          <table:table-cell table:formula="of:=IF([.A1355]=&quot;&quot;;[.A1356];[.A1356]+[.B1355])" office:value-type="float" office:value="26858" calcext:value-type="float">
            <text:p>26858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IF([.A1356]=&quot;&quot;;[.A1357];[.A1357]+[.B1356])" office:value-type="float" office:value="28679" calcext:value-type="float">
            <text:p>28679</text:p>
          </table:table-cell>
          <table:table-cell/>
        </table:table-row>
        <table:table-row table:style-name="ro1">
          <table:table-cell office:value-type="float" office:value="7499" calcext:value-type="float">
            <text:p>7499</text:p>
          </table:table-cell>
          <table:table-cell table:formula="of:=IF([.A1357]=&quot;&quot;;[.A1358];[.A1358]+[.B1357])" office:value-type="float" office:value="36178" calcext:value-type="float">
            <text:p>36178</text:p>
          </table:table-cell>
          <table:table-cell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formula="of:=IF([.A1358]=&quot;&quot;;[.A1359];[.A1359]+[.B1358])" office:value-type="float" office:value="46808" calcext:value-type="float">
            <text:p>46808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IF([.A1359]=&quot;&quot;;[.A1360];[.A1360]+[.B1359])" office:value-type="float" office:value="49603" calcext:value-type="float">
            <text:p>49603</text:p>
          </table:table-cell>
          <table:table-cell/>
        </table:table-row>
        <table:table-row table:style-name="ro1">
          <table:table-cell/>
          <table:table-cell table:formula="of:=IF([.A1360]=&quot;&quot;;[.A1361];[.A1361]+[.B1360])" office:value-type="float" office:value="49603" calcext:value-type="float">
            <text:p>49603</text:p>
          </table:table-cell>
          <table:table-cell/>
        </table:table-row>
        <table:table-row table:style-name="ro1">
          <table:table-cell office:value-type="float" office:value="6056" calcext:value-type="float">
            <text:p>6056</text:p>
          </table:table-cell>
          <table:table-cell table:formula="of:=IF([.A1361]=&quot;&quot;;[.A1362];[.A1362]+[.B1361])" office:value-type="float" office:value="6056" calcext:value-type="float">
            <text:p>6056</text:p>
          </table:table-cell>
          <table:table-cell/>
        </table:table-row>
        <table:table-row table:style-name="ro1">
          <table:table-cell office:value-type="float" office:value="4547" calcext:value-type="float">
            <text:p>4547</text:p>
          </table:table-cell>
          <table:table-cell table:formula="of:=IF([.A1362]=&quot;&quot;;[.A1363];[.A1363]+[.B1362])"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IF([.A1363]=&quot;&quot;;[.A1364];[.A1364]+[.B1363])" office:value-type="float" office:value="12240" calcext:value-type="float">
            <text:p>12240</text:p>
          </table:table-cell>
          <table:table-cell/>
        </table:table-row>
        <table:table-row table:style-name="ro1">
          <table:table-cell office:value-type="float" office:value="9041" calcext:value-type="float">
            <text:p>9041</text:p>
          </table:table-cell>
          <table:table-cell table:formula="of:=IF([.A1364]=&quot;&quot;;[.A1365];[.A1365]+[.B1364])" office:value-type="float" office:value="21281" calcext:value-type="float">
            <text:p>21281</text:p>
          </table:table-cell>
          <table:table-cell/>
        </table:table-row>
        <table:table-row table:style-name="ro1">
          <table:table-cell office:value-type="float" office:value="8543" calcext:value-type="float">
            <text:p>8543</text:p>
          </table:table-cell>
          <table:table-cell table:formula="of:=IF([.A1365]=&quot;&quot;;[.A1366];[.A1366]+[.B1365])" office:value-type="float" office:value="29824" calcext:value-type="float">
            <text:p>29824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table:formula="of:=IF([.A1366]=&quot;&quot;;[.A1367];[.A1367]+[.B1366])" office:value-type="float" office:value="32482" calcext:value-type="float">
            <text:p>32482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table:formula="of:=IF([.A1367]=&quot;&quot;;[.A1368];[.A1368]+[.B1367])" office:value-type="float" office:value="36914" calcext:value-type="float">
            <text:p>36914</text:p>
          </table:table-cell>
          <table:table-cell/>
        </table:table-row>
        <table:table-row table:style-name="ro1">
          <table:table-cell office:value-type="float" office:value="8485" calcext:value-type="float">
            <text:p>8485</text:p>
          </table:table-cell>
          <table:table-cell table:formula="of:=IF([.A1368]=&quot;&quot;;[.A1369];[.A1369]+[.B1368])" office:value-type="float" office:value="45399" calcext:value-type="float">
            <text:p>45399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IF([.A1369]=&quot;&quot;;[.A1370];[.A1370]+[.B1369])" office:value-type="float" office:value="47743" calcext:value-type="float">
            <text:p>47743</text:p>
          </table:table-cell>
          <table:table-cell/>
        </table:table-row>
        <table:table-row table:style-name="ro1">
          <table:table-cell/>
          <table:table-cell table:formula="of:=IF([.A1370]=&quot;&quot;;[.A1371];[.A1371]+[.B1370])" office:value-type="float" office:value="47743" calcext:value-type="float">
            <text:p>47743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table:formula="of:=IF([.A1371]=&quot;&quot;;[.A1372];[.A1372]+[.B1371])" office:value-type="float" office:value="13655" calcext:value-type="float">
            <text:p>13655</text:p>
          </table:table-cell>
          <table:table-cell/>
        </table:table-row>
        <table:table-row table:style-name="ro1">
          <table:table-cell office:value-type="float" office:value="9543" calcext:value-type="float">
            <text:p>9543</text:p>
          </table:table-cell>
          <table:table-cell table:formula="of:=IF([.A1372]=&quot;&quot;;[.A1373];[.A1373]+[.B1372])" office:value-type="float" office:value="23198" calcext:value-type="float">
            <text:p>23198</text:p>
          </table:table-cell>
          <table:table-cell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formula="of:=IF([.A1373]=&quot;&quot;;[.A1374];[.A1374]+[.B1373])" office:value-type="float" office:value="33505" calcext:value-type="float">
            <text:p>33505</text:p>
          </table:table-cell>
          <table:table-cell/>
        </table:table-row>
        <table:table-row table:style-name="ro1">
          <table:table-cell office:value-type="float" office:value="13701" calcext:value-type="float">
            <text:p>13701</text:p>
          </table:table-cell>
          <table:table-cell table:formula="of:=IF([.A1374]=&quot;&quot;;[.A1375];[.A1375]+[.B1374])" office:value-type="float" office:value="47206" calcext:value-type="float">
            <text:p>47206</text:p>
          </table:table-cell>
          <table:table-cell/>
        </table:table-row>
        <table:table-row table:style-name="ro1">
          <table:table-cell office:value-type="float" office:value="7088" calcext:value-type="float">
            <text:p>7088</text:p>
          </table:table-cell>
          <table:table-cell table:formula="of:=IF([.A1375]=&quot;&quot;;[.A1376];[.A1376]+[.B1375])" office:value-type="float" office:value="54294" calcext:value-type="float">
            <text:p>54294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IF([.A1376]=&quot;&quot;;[.A1377];[.A1377]+[.B1376])" office:value-type="float" office:value="57331" calcext:value-type="float">
            <text:p>57331</text:p>
          </table:table-cell>
          <table:table-cell/>
        </table:table-row>
        <table:table-row table:style-name="ro1">
          <table:table-cell/>
          <table:table-cell table:formula="of:=IF([.A1377]=&quot;&quot;;[.A1378];[.A1378]+[.B1377])" office:value-type="float" office:value="57331" calcext:value-type="float">
            <text:p>57331</text:p>
          </table:table-cell>
          <table:table-cell/>
        </table:table-row>
        <table:table-row table:style-name="ro1">
          <table:table-cell office:value-type="float" office:value="11024" calcext:value-type="float">
            <text:p>11024</text:p>
          </table:table-cell>
          <table:table-cell table:formula="of:=IF([.A1378]=&quot;&quot;;[.A1379];[.A1379]+[.B1378])" office:value-type="float" office:value="11024" calcext:value-type="float">
            <text:p>11024</text:p>
          </table:table-cell>
          <table:table-cell/>
        </table:table-row>
        <table:table-row table:style-name="ro1">
          <table:table-cell office:value-type="float" office:value="13887" calcext:value-type="float">
            <text:p>13887</text:p>
          </table:table-cell>
          <table:table-cell table:formula="of:=IF([.A1379]=&quot;&quot;;[.A1380];[.A1380]+[.B1379])" office:value-type="float" office:value="24911" calcext:value-type="float">
            <text:p>24911</text:p>
          </table:table-cell>
          <table:table-cell/>
        </table:table-row>
        <table:table-row table:style-name="ro1">
          <table:table-cell office:value-type="float" office:value="13483" calcext:value-type="float">
            <text:p>13483</text:p>
          </table:table-cell>
          <table:table-cell table:formula="of:=IF([.A1380]=&quot;&quot;;[.A1381];[.A1381]+[.B1380])" office:value-type="float" office:value="38394" calcext:value-type="float">
            <text:p>38394</text:p>
          </table:table-cell>
          <table:table-cell/>
        </table:table-row>
        <table:table-row table:style-name="ro1">
          <table:table-cell office:value-type="float" office:value="9086" calcext:value-type="float">
            <text:p>9086</text:p>
          </table:table-cell>
          <table:table-cell table:formula="of:=IF([.A1381]=&quot;&quot;;[.A1382];[.A1382]+[.B1381])" office:value-type="float" office:value="47480" calcext:value-type="float">
            <text:p>47480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IF([.A1382]=&quot;&quot;;[.A1383];[.A1383]+[.B1382])" office:value-type="float" office:value="50720" calcext:value-type="float">
            <text:p>50720</text:p>
          </table:table-cell>
          <table:table-cell/>
        </table:table-row>
        <table:table-row table:style-name="ro1">
          <table:table-cell/>
          <table:table-cell table:formula="of:=IF([.A1383]=&quot;&quot;;[.A1384];[.A1384]+[.B1383])" office:value-type="float" office:value="50720" calcext:value-type="float">
            <text:p>50720</text:p>
          </table:table-cell>
          <table:table-cell/>
        </table:table-row>
        <table:table-row table:style-name="ro1">
          <table:table-cell office:value-type="float" office:value="25938" calcext:value-type="float">
            <text:p>25938</text:p>
          </table:table-cell>
          <table:table-cell table:formula="of:=IF([.A1384]=&quot;&quot;;[.A1385];[.A1385]+[.B1384])" office:value-type="float" office:value="25938" calcext:value-type="float">
            <text:p>25938</text:p>
          </table:table-cell>
          <table:table-cell/>
        </table:table-row>
        <table:table-row table:style-name="ro1">
          <table:table-cell office:value-type="float" office:value="5207" calcext:value-type="float">
            <text:p>5207</text:p>
          </table:table-cell>
          <table:table-cell table:formula="of:=IF([.A1385]=&quot;&quot;;[.A1386];[.A1386]+[.B1385])" office:value-type="float" office:value="31145" calcext:value-type="float">
            <text:p>31145</text:p>
          </table:table-cell>
          <table:table-cell/>
        </table:table-row>
        <table:table-row table:style-name="ro1">
          <table:table-cell office:value-type="float" office:value="12019" calcext:value-type="float">
            <text:p>12019</text:p>
          </table:table-cell>
          <table:table-cell table:formula="of:=IF([.A1386]=&quot;&quot;;[.A1387];[.A1387]+[.B1386])" office:value-type="float" office:value="43164" calcext:value-type="float">
            <text:p>43164</text:p>
          </table:table-cell>
          <table:table-cell/>
        </table:table-row>
        <table:table-row table:style-name="ro1">
          <table:table-cell/>
          <table:table-cell table:formula="of:=IF([.A1387]=&quot;&quot;;[.A1388];[.A1388]+[.B1387])" office:value-type="float" office:value="43164" calcext:value-type="float">
            <text:p>43164</text:p>
          </table:table-cell>
          <table:table-cell/>
        </table:table-row>
        <table:table-row table:style-name="ro1">
          <table:table-cell office:value-type="float" office:value="7149" calcext:value-type="float">
            <text:p>7149</text:p>
          </table:table-cell>
          <table:table-cell table:formula="of:=IF([.A1388]=&quot;&quot;;[.A1389];[.A1389]+[.B1388])" office:value-type="float" office:value="7149" calcext:value-type="float">
            <text:p>7149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IF([.A1389]=&quot;&quot;;[.A1390];[.A1390]+[.B1389])" office:value-type="float" office:value="8436" calcext:value-type="float">
            <text:p>8436</text:p>
          </table:table-cell>
          <table:table-cell/>
        </table:table-row>
        <table:table-row table:style-name="ro1">
          <table:table-cell office:value-type="float" office:value="6648" calcext:value-type="float">
            <text:p>6648</text:p>
          </table:table-cell>
          <table:table-cell table:formula="of:=IF([.A1390]=&quot;&quot;;[.A1391];[.A1391]+[.B1390])" office:value-type="float" office:value="15084" calcext:value-type="float">
            <text:p>15084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IF([.A1391]=&quot;&quot;;[.A1392];[.A1392]+[.B1391])" office:value-type="float" office:value="17148" calcext:value-type="float">
            <text:p>17148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IF([.A1392]=&quot;&quot;;[.A1393];[.A1393]+[.B1392])" office:value-type="float" office:value="18340" calcext:value-type="float">
            <text:p>18340</text:p>
          </table:table-cell>
          <table:table-cell/>
        </table:table-row>
        <table:table-row table:style-name="ro1">
          <table:table-cell office:value-type="float" office:value="4329" calcext:value-type="float">
            <text:p>4329</text:p>
          </table:table-cell>
          <table:table-cell table:formula="of:=IF([.A1393]=&quot;&quot;;[.A1394];[.A1394]+[.B1393])" office:value-type="float" office:value="22669" calcext:value-type="float">
            <text:p>22669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IF([.A1394]=&quot;&quot;;[.A1395];[.A1395]+[.B1394])" office:value-type="float" office:value="26231" calcext:value-type="float">
            <text:p>26231</text:p>
          </table:table-cell>
          <table:table-cell/>
        </table:table-row>
        <table:table-row table:style-name="ro1">
          <table:table-cell office:value-type="float" office:value="6906" calcext:value-type="float">
            <text:p>6906</text:p>
          </table:table-cell>
          <table:table-cell table:formula="of:=IF([.A1395]=&quot;&quot;;[.A1396];[.A1396]+[.B1395])" office:value-type="float" office:value="33137" calcext:value-type="float">
            <text:p>33137</text:p>
          </table:table-cell>
          <table:table-cell/>
        </table:table-row>
        <table:table-row table:style-name="ro1">
          <table:table-cell office:value-type="float" office:value="4932" calcext:value-type="float">
            <text:p>4932</text:p>
          </table:table-cell>
          <table:table-cell table:formula="of:=IF([.A1396]=&quot;&quot;;[.A1397];[.A1397]+[.B1396])" office:value-type="float" office:value="38069" calcext:value-type="float">
            <text:p>38069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IF([.A1397]=&quot;&quot;;[.A1398];[.A1398]+[.B1397])" office:value-type="float" office:value="39344" calcext:value-type="float">
            <text:p>39344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IF([.A1398]=&quot;&quot;;[.A1399];[.A1399]+[.B1398])" office:value-type="float" office:value="42114" calcext:value-type="float">
            <text:p>42114</text:p>
          </table:table-cell>
          <table:table-cell/>
        </table:table-row>
        <table:table-row table:style-name="ro1">
          <table:table-cell office:value-type="float" office:value="5506" calcext:value-type="float">
            <text:p>5506</text:p>
          </table:table-cell>
          <table:table-cell table:formula="of:=IF([.A1399]=&quot;&quot;;[.A1400];[.A1400]+[.B1399])" office:value-type="float" office:value="47620" calcext:value-type="float">
            <text:p>47620</text:p>
          </table:table-cell>
          <table:table-cell/>
        </table:table-row>
        <table:table-row table:style-name="ro1">
          <table:table-cell/>
          <table:table-cell table:formula="of:=IF([.A1400]=&quot;&quot;;[.A1401];[.A1401]+[.B1400])" office:value-type="float" office:value="47620" calcext:value-type="float">
            <text:p>47620</text:p>
          </table:table-cell>
          <table:table-cell/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IF([.A1401]=&quot;&quot;;[.A1402];[.A1402]+[.B1401])" office:value-type="float" office:value="3937" calcext:value-type="float">
            <text:p>3937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IF([.A1402]=&quot;&quot;;[.A1403];[.A1403]+[.B1402])" office:value-type="float" office:value="6174" calcext:value-type="float">
            <text:p>6174</text:p>
          </table:table-cell>
          <table:table-cell/>
        </table:table-row>
        <table:table-row table:style-name="ro1">
          <table:table-cell office:value-type="float" office:value="3689" calcext:value-type="float">
            <text:p>3689</text:p>
          </table:table-cell>
          <table:table-cell table:formula="of:=IF([.A1403]=&quot;&quot;;[.A1404];[.A1404]+[.B1403])" office:value-type="float" office:value="9863" calcext:value-type="float">
            <text:p>9863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IF([.A1404]=&quot;&quot;;[.A1405];[.A1405]+[.B1404])" office:value-type="float" office:value="11475" calcext:value-type="float">
            <text:p>11475</text:p>
          </table:table-cell>
          <table:table-cell/>
        </table:table-row>
        <table:table-row table:style-name="ro1">
          <table:table-cell office:value-type="float" office:value="5617" calcext:value-type="float">
            <text:p>5617</text:p>
          </table:table-cell>
          <table:table-cell table:formula="of:=IF([.A1405]=&quot;&quot;;[.A1406];[.A1406]+[.B1405])" office:value-type="float" office:value="17092" calcext:value-type="float">
            <text:p>17092</text:p>
          </table:table-cell>
          <table:table-cell/>
        </table:table-row>
        <table:table-row table:style-name="ro1">
          <table:table-cell office:value-type="float" office:value="5771" calcext:value-type="float">
            <text:p>5771</text:p>
          </table:table-cell>
          <table:table-cell table:formula="of:=IF([.A1406]=&quot;&quot;;[.A1407];[.A1407]+[.B1406])" office:value-type="float" office:value="22863" calcext:value-type="float">
            <text:p>22863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IF([.A1407]=&quot;&quot;;[.A1408];[.A1408]+[.B1407])" office:value-type="float" office:value="24445" calcext:value-type="float">
            <text:p>24445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IF([.A1408]=&quot;&quot;;[.A1409];[.A1409]+[.B1408])" office:value-type="float" office:value="29235" calcext:value-type="float">
            <text:p>29235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IF([.A1409]=&quot;&quot;;[.A1410];[.A1410]+[.B1409])" office:value-type="float" office:value="31542" calcext:value-type="float">
            <text:p>31542</text:p>
          </table:table-cell>
          <table:table-cell/>
        </table:table-row>
        <table:table-row table:style-name="ro1">
          <table:table-cell office:value-type="float" office:value="5041" calcext:value-type="float">
            <text:p>5041</text:p>
          </table:table-cell>
          <table:table-cell table:formula="of:=IF([.A1410]=&quot;&quot;;[.A1411];[.A1411]+[.B1410])" office:value-type="float" office:value="36583" calcext:value-type="float">
            <text:p>36583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table:formula="of:=IF([.A1411]=&quot;&quot;;[.A1412];[.A1412]+[.B1411])" office:value-type="float" office:value="39207" calcext:value-type="float">
            <text:p>39207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IF([.A1412]=&quot;&quot;;[.A1413];[.A1413]+[.B1412])" office:value-type="float" office:value="42045" calcext:value-type="float">
            <text:p>42045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IF([.A1413]=&quot;&quot;;[.A1414];[.A1414]+[.B1413])" office:value-type="float" office:value="44840" calcext:value-type="float">
            <text:p>44840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IF([.A1414]=&quot;&quot;;[.A1415];[.A1415]+[.B1414])" office:value-type="float" office:value="47046" calcext:value-type="float">
            <text:p>47046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IF([.A1415]=&quot;&quot;;[.A1416];[.A1416]+[.B1415])" office:value-type="float" office:value="48681" calcext:value-type="float">
            <text:p>48681</text:p>
          </table:table-cell>
          <table:table-cell/>
        </table:table-row>
        <table:table-row table:style-name="ro1">
          <table:table-cell/>
          <table:table-cell table:formula="of:=IF([.A1416]=&quot;&quot;;[.A1417];[.A1417]+[.B1416])" office:value-type="float" office:value="48681" calcext:value-type="float">
            <text:p>48681</text:p>
          </table:table-cell>
          <table:table-cell/>
        </table:table-row>
        <table:table-row table:style-name="ro1">
          <table:table-cell office:value-type="float" office:value="17589" calcext:value-type="float">
            <text:p>17589</text:p>
          </table:table-cell>
          <table:table-cell table:formula="of:=IF([.A1417]=&quot;&quot;;[.A1418];[.A1418]+[.B1417])" office:value-type="float" office:value="17589" calcext:value-type="float">
            <text:p>17589</text:p>
          </table:table-cell>
          <table:table-cell/>
        </table:table-row>
        <table:table-row table:style-name="ro1">
          <table:table-cell office:value-type="float" office:value="8653" calcext:value-type="float">
            <text:p>8653</text:p>
          </table:table-cell>
          <table:table-cell table:formula="of:=IF([.A1418]=&quot;&quot;;[.A1419];[.A1419]+[.B1418])" office:value-type="float" office:value="26242" calcext:value-type="float">
            <text:p>26242</text:p>
          </table:table-cell>
          <table:table-cell/>
        </table:table-row>
        <table:table-row table:style-name="ro1">
          <table:table-cell office:value-type="float" office:value="17117" calcext:value-type="float">
            <text:p>17117</text:p>
          </table:table-cell>
          <table:table-cell table:formula="of:=IF([.A1419]=&quot;&quot;;[.A1420];[.A1420]+[.B1419])" office:value-type="float" office:value="43359" calcext:value-type="float">
            <text:p>43359</text:p>
          </table:table-cell>
          <table:table-cell/>
        </table:table-row>
        <table:table-row table:style-name="ro1">
          <table:table-cell/>
          <table:table-cell table:formula="of:=IF([.A1420]=&quot;&quot;;[.A1421];[.A1421]+[.B1420])" office:value-type="float" office:value="43359" calcext:value-type="float">
            <text:p>43359</text:p>
          </table:table-cell>
          <table:table-cell/>
        </table:table-row>
        <table:table-row table:style-name="ro1">
          <table:table-cell office:value-type="float" office:value="4989" calcext:value-type="float">
            <text:p>4989</text:p>
          </table:table-cell>
          <table:table-cell table:formula="of:=IF([.A1421]=&quot;&quot;;[.A1422];[.A1422]+[.B1421])" office:value-type="float" office:value="4989" calcext:value-type="float">
            <text:p>4989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table:formula="of:=IF([.A1422]=&quot;&quot;;[.A1423];[.A1423]+[.B1422])" office:value-type="float" office:value="9945" calcext:value-type="float">
            <text:p>9945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table:formula="of:=IF([.A1423]=&quot;&quot;;[.A1424];[.A1424]+[.B1423])" office:value-type="float" office:value="15364" calcext:value-type="float">
            <text:p>15364</text:p>
          </table:table-cell>
          <table:table-cell/>
        </table:table-row>
        <table:table-row table:style-name="ro1">
          <table:table-cell office:value-type="float" office:value="6835" calcext:value-type="float">
            <text:p>6835</text:p>
          </table:table-cell>
          <table:table-cell table:formula="of:=IF([.A1424]=&quot;&quot;;[.A1425];[.A1425]+[.B1424])" office:value-type="float" office:value="22199" calcext:value-type="float">
            <text:p>22199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IF([.A1425]=&quot;&quot;;[.A1426];[.A1426]+[.B1425])" office:value-type="float" office:value="24395" calcext:value-type="float">
            <text:p>24395</text:p>
          </table:table-cell>
          <table:table-cell/>
        </table:table-row>
        <table:table-row table:style-name="ro1">
          <table:table-cell office:value-type="float" office:value="7712" calcext:value-type="float">
            <text:p>7712</text:p>
          </table:table-cell>
          <table:table-cell table:formula="of:=IF([.A1426]=&quot;&quot;;[.A1427];[.A1427]+[.B1426])" office:value-type="float" office:value="32107" calcext:value-type="float">
            <text:p>32107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IF([.A1427]=&quot;&quot;;[.A1428];[.A1428]+[.B1427])" office:value-type="float" office:value="34531" calcext:value-type="float">
            <text:p>34531</text:p>
          </table:table-cell>
          <table:table-cell/>
        </table:table-row>
        <table:table-row table:style-name="ro1">
          <table:table-cell office:value-type="float" office:value="4662" calcext:value-type="float">
            <text:p>4662</text:p>
          </table:table-cell>
          <table:table-cell table:formula="of:=IF([.A1428]=&quot;&quot;;[.A1429];[.A1429]+[.B1428])" office:value-type="float" office:value="39193" calcext:value-type="float">
            <text:p>39193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IF([.A1429]=&quot;&quot;;[.A1430];[.A1430]+[.B1429])" office:value-type="float" office:value="40795" calcext:value-type="float">
            <text:p>40795</text:p>
          </table:table-cell>
          <table:table-cell/>
        </table:table-row>
        <table:table-row table:style-name="ro1">
          <table:table-cell office:value-type="float" office:value="3939" calcext:value-type="float">
            <text:p>3939</text:p>
          </table:table-cell>
          <table:table-cell table:formula="of:=IF([.A1430]=&quot;&quot;;[.A1431];[.A1431]+[.B1430])" office:value-type="float" office:value="44734" calcext:value-type="float">
            <text:p>44734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IF([.A1431]=&quot;&quot;;[.A1432];[.A1432]+[.B1431])" office:value-type="float" office:value="46006" calcext:value-type="float">
            <text:p>46006</text:p>
          </table:table-cell>
          <table:table-cell/>
        </table:table-row>
        <table:table-row table:style-name="ro1">
          <table:table-cell/>
          <table:table-cell table:formula="of:=IF([.A1432]=&quot;&quot;;[.A1433];[.A1433]+[.B1432])" office:value-type="float" office:value="46006" calcext:value-type="float">
            <text:p>46006</text:p>
          </table:table-cell>
          <table:table-cell/>
        </table:table-row>
        <table:table-row table:style-name="ro1">
          <table:table-cell office:value-type="float" office:value="16436" calcext:value-type="float">
            <text:p>16436</text:p>
          </table:table-cell>
          <table:table-cell table:formula="of:=IF([.A1433]=&quot;&quot;;[.A1434];[.A1434]+[.B1433])" office:value-type="float" office:value="16436" calcext:value-type="float">
            <text:p>16436</text:p>
          </table:table-cell>
          <table:table-cell/>
        </table:table-row>
        <table:table-row table:style-name="ro1">
          <table:table-cell office:value-type="float" office:value="12889" calcext:value-type="float">
            <text:p>12889</text:p>
          </table:table-cell>
          <table:table-cell table:formula="of:=IF([.A1434]=&quot;&quot;;[.A1435];[.A1435]+[.B1434])" office:value-type="float" office:value="29325" calcext:value-type="float">
            <text:p>29325</text:p>
          </table:table-cell>
          <table:table-cell/>
        </table:table-row>
        <table:table-row table:style-name="ro1">
          <table:table-cell office:value-type="float" office:value="6171" calcext:value-type="float">
            <text:p>6171</text:p>
          </table:table-cell>
          <table:table-cell table:formula="of:=IF([.A1435]=&quot;&quot;;[.A1436];[.A1436]+[.B1435])" office:value-type="float" office:value="35496" calcext:value-type="float">
            <text:p>35496</text:p>
          </table:table-cell>
          <table:table-cell/>
        </table:table-row>
        <table:table-row table:style-name="ro1">
          <table:table-cell office:value-type="float" office:value="9114" calcext:value-type="float">
            <text:p>9114</text:p>
          </table:table-cell>
          <table:table-cell table:formula="of:=IF([.A1436]=&quot;&quot;;[.A1437];[.A1437]+[.B1436])" office:value-type="float" office:value="44610" calcext:value-type="float">
            <text:p>44610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IF([.A1437]=&quot;&quot;;[.A1438];[.A1438]+[.B1437])" office:value-type="float" office:value="47132" calcext:value-type="float">
            <text:p>47132</text:p>
          </table:table-cell>
          <table:table-cell/>
        </table:table-row>
        <table:table-row table:style-name="ro1">
          <table:table-cell/>
          <table:table-cell table:formula="of:=IF([.A1438]=&quot;&quot;;[.A1439];[.A1439]+[.B1438])" office:value-type="float" office:value="47132" calcext:value-type="float">
            <text:p>47132</text:p>
          </table:table-cell>
          <table:table-cell/>
        </table:table-row>
        <table:table-row table:style-name="ro1">
          <table:table-cell office:value-type="float" office:value="7624" calcext:value-type="float">
            <text:p>7624</text:p>
          </table:table-cell>
          <table:table-cell table:formula="of:=IF([.A1439]=&quot;&quot;;[.A1440];[.A1440]+[.B1439])" office:value-type="float" office:value="7624" calcext:value-type="float">
            <text:p>7624</text:p>
          </table:table-cell>
          <table:table-cell/>
        </table:table-row>
        <table:table-row table:style-name="ro1">
          <table:table-cell office:value-type="float" office:value="7560" calcext:value-type="float">
            <text:p>7560</text:p>
          </table:table-cell>
          <table:table-cell table:formula="of:=IF([.A1440]=&quot;&quot;;[.A1441];[.A1441]+[.B1440])" office:value-type="float" office:value="15184" calcext:value-type="float">
            <text:p>15184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[.A1441]=&quot;&quot;;[.A1442];[.A1442]+[.B1441])" office:value-type="float" office:value="17382" calcext:value-type="float">
            <text:p>17382</text:p>
          </table:table-cell>
          <table:table-cell/>
        </table:table-row>
        <table:table-row table:style-name="ro1">
          <table:table-cell office:value-type="float" office:value="9091" calcext:value-type="float">
            <text:p>9091</text:p>
          </table:table-cell>
          <table:table-cell table:formula="of:=IF([.A1442]=&quot;&quot;;[.A1443];[.A1443]+[.B1442])" office:value-type="float" office:value="26473" calcext:value-type="float">
            <text:p>26473</text:p>
          </table:table-cell>
          <table:table-cell/>
        </table:table-row>
        <table:table-row table:style-name="ro1">
          <table:table-cell office:value-type="float" office:value="4732" calcext:value-type="float">
            <text:p>4732</text:p>
          </table:table-cell>
          <table:table-cell table:formula="of:=IF([.A1443]=&quot;&quot;;[.A1444];[.A1444]+[.B1443])" office:value-type="float" office:value="31205" calcext:value-type="float">
            <text:p>31205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table:formula="of:=IF([.A1444]=&quot;&quot;;[.A1445];[.A1445]+[.B1444])" office:value-type="float" office:value="35805" calcext:value-type="float">
            <text:p>35805</text:p>
          </table:table-cell>
          <table:table-cell/>
        </table:table-row>
        <table:table-row table:style-name="ro1">
          <table:table-cell office:value-type="float" office:value="5329" calcext:value-type="float">
            <text:p>5329</text:p>
          </table:table-cell>
          <table:table-cell table:formula="of:=IF([.A1445]=&quot;&quot;;[.A1446];[.A1446]+[.B1445])" office:value-type="float" office:value="41134" calcext:value-type="float">
            <text:p>41134</text:p>
          </table:table-cell>
          <table:table-cell/>
        </table:table-row>
        <table:table-row table:style-name="ro1">
          <table:table-cell office:value-type="float" office:value="6004" calcext:value-type="float">
            <text:p>6004</text:p>
          </table:table-cell>
          <table:table-cell table:formula="of:=IF([.A1446]=&quot;&quot;;[.A1447];[.A1447]+[.B1446])" office:value-type="float" office:value="47138" calcext:value-type="float">
            <text:p>47138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IF([.A1447]=&quot;&quot;;[.A1448];[.A1448]+[.B1447])" office:value-type="float" office:value="48157" calcext:value-type="float">
            <text:p>48157</text:p>
          </table:table-cell>
          <table:table-cell/>
        </table:table-row>
        <table:table-row table:style-name="ro1">
          <table:table-cell/>
          <table:table-cell table:formula="of:=IF([.A1448]=&quot;&quot;;[.A1449];[.A1449]+[.B1448])" office:value-type="float" office:value="48157" calcext:value-type="float">
            <text:p>48157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table:formula="of:=IF([.A1449]=&quot;&quot;;[.A1450];[.A1450]+[.B1449])" office:value-type="float" office:value="5856" calcext:value-type="float">
            <text:p>5856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IF([.A1450]=&quot;&quot;;[.A1451];[.A1451]+[.B1450])" office:value-type="float" office:value="7534" calcext:value-type="float">
            <text:p>7534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IF([.A1451]=&quot;&quot;;[.A1452];[.A1452]+[.B1451])" office:value-type="float" office:value="8947" calcext:value-type="float">
            <text:p>8947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IF([.A1452]=&quot;&quot;;[.A1453];[.A1453]+[.B1452])" office:value-type="float" office:value="10106" calcext:value-type="float">
            <text:p>10106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IF([.A1453]=&quot;&quot;;[.A1454];[.A1454]+[.B1453])" office:value-type="float" office:value="12193" calcext:value-type="float">
            <text:p>12193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IF([.A1454]=&quot;&quot;;[.A1455];[.A1455]+[.B1454])" office:value-type="float" office:value="13881" calcext:value-type="float">
            <text:p>13881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IF([.A1455]=&quot;&quot;;[.A1456];[.A1456]+[.B1455])" office:value-type="float" office:value="16586" calcext:value-type="float">
            <text:p>16586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IF([.A1456]=&quot;&quot;;[.A1457];[.A1457]+[.B1456])" office:value-type="float" office:value="19500" calcext:value-type="float">
            <text:p>19500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table:formula="of:=IF([.A1457]=&quot;&quot;;[.A1458];[.A1458]+[.B1457])" office:value-type="float" office:value="24041" calcext:value-type="float">
            <text:p>24041</text:p>
          </table:table-cell>
          <table:table-cell/>
        </table:table-row>
        <table:table-row table:style-name="ro1">
          <table:table-cell office:value-type="float" office:value="6192" calcext:value-type="float">
            <text:p>6192</text:p>
          </table:table-cell>
          <table:table-cell table:formula="of:=IF([.A1458]=&quot;&quot;;[.A1459];[.A1459]+[.B1458])" office:value-type="float" office:value="30233" calcext:value-type="float">
            <text:p>30233</text:p>
          </table:table-cell>
          <table:table-cell/>
        </table:table-row>
        <table:table-row table:style-name="ro1">
          <table:table-cell office:value-type="float" office:value="3899" calcext:value-type="float">
            <text:p>3899</text:p>
          </table:table-cell>
          <table:table-cell table:formula="of:=IF([.A1459]=&quot;&quot;;[.A1460];[.A1460]+[.B1459])" office:value-type="float" office:value="34132" calcext:value-type="float">
            <text:p>34132</text:p>
          </table:table-cell>
          <table:table-cell/>
        </table:table-row>
        <table:table-row table:style-name="ro1">
          <table:table-cell/>
          <table:table-cell table:formula="of:=IF([.A1460]=&quot;&quot;;[.A1461];[.A1461]+[.B1460])" office:value-type="float" office:value="34132" calcext:value-type="float">
            <text:p>34132</text:p>
          </table:table-cell>
          <table:table-cell/>
        </table:table-row>
        <table:table-row table:style-name="ro1">
          <table:table-cell office:value-type="float" office:value="5894" calcext:value-type="float">
            <text:p>5894</text:p>
          </table:table-cell>
          <table:table-cell table:formula="of:=IF([.A1461]=&quot;&quot;;[.A1462];[.A1462]+[.B1461])" office:value-type="float" office:value="5894" calcext:value-type="float">
            <text:p>5894</text:p>
          </table:table-cell>
          <table:table-cell/>
        </table:table-row>
        <table:table-row table:style-name="ro1">
          <table:table-cell office:value-type="float" office:value="7004" calcext:value-type="float">
            <text:p>7004</text:p>
          </table:table-cell>
          <table:table-cell table:formula="of:=IF([.A1462]=&quot;&quot;;[.A1463];[.A1463]+[.B1462])" office:value-type="float" office:value="12898" calcext:value-type="float">
            <text:p>12898</text:p>
          </table:table-cell>
          <table:table-cell/>
        </table:table-row>
        <table:table-row table:style-name="ro1">
          <table:table-cell office:value-type="float" office:value="6434" calcext:value-type="float">
            <text:p>6434</text:p>
          </table:table-cell>
          <table:table-cell table:formula="of:=IF([.A1463]=&quot;&quot;;[.A1464];[.A1464]+[.B1463])" office:value-type="float" office:value="19332" calcext:value-type="float">
            <text:p>19332</text:p>
          </table:table-cell>
          <table:table-cell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IF([.A1464]=&quot;&quot;;[.A1465];[.A1465]+[.B1464])" office:value-type="float" office:value="26729" calcext:value-type="float">
            <text:p>26729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IF([.A1465]=&quot;&quot;;[.A1466];[.A1466]+[.B1465])" office:value-type="float" office:value="28357" calcext:value-type="float">
            <text:p>28357</text:p>
          </table:table-cell>
          <table:table-cell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formula="of:=IF([.A1466]=&quot;&quot;;[.A1467];[.A1467]+[.B1466])" office:value-type="float" office:value="38526" calcext:value-type="float">
            <text:p>38526</text:p>
          </table:table-cell>
          <table:table-cell/>
        </table:table-row>
        <table:table-row table:style-name="ro1">
          <table:table-cell office:value-type="float" office:value="10771" calcext:value-type="float">
            <text:p>10771</text:p>
          </table:table-cell>
          <table:table-cell table:formula="of:=IF([.A1467]=&quot;&quot;;[.A1468];[.A1468]+[.B1467])" office:value-type="float" office:value="49297" calcext:value-type="float">
            <text:p>49297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IF([.A1468]=&quot;&quot;;[.A1469];[.A1469]+[.B1468])" office:value-type="float" office:value="52112" calcext:value-type="float">
            <text:p>52112</text:p>
          </table:table-cell>
          <table:table-cell/>
        </table:table-row>
        <table:table-row table:style-name="ro1">
          <table:table-cell/>
          <table:table-cell table:formula="of:=IF([.A1469]=&quot;&quot;;[.A1470];[.A1470]+[.B1469])" office:value-type="float" office:value="52112" calcext:value-type="float">
            <text:p>52112</text:p>
          </table:table-cell>
          <table:table-cell/>
        </table:table-row>
        <table:table-row table:style-name="ro1">
          <table:table-cell office:value-type="float" office:value="5066" calcext:value-type="float">
            <text:p>5066</text:p>
          </table:table-cell>
          <table:table-cell table:formula="of:=IF([.A1470]=&quot;&quot;;[.A1471];[.A1471]+[.B1470])" office:value-type="float" office:value="5066" calcext:value-type="float">
            <text:p>5066</text:p>
          </table:table-cell>
          <table:table-cell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IF([.A1471]=&quot;&quot;;[.A1472];[.A1472]+[.B1471])" office:value-type="float" office:value="9922" calcext:value-type="float">
            <text:p>9922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IF([.A1472]=&quot;&quot;;[.A1473];[.A1473]+[.B1472])" office:value-type="float" office:value="11562" calcext:value-type="float">
            <text:p>11562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IF([.A1473]=&quot;&quot;;[.A1474];[.A1474]+[.B1473])" office:value-type="float" office:value="13273" calcext:value-type="float">
            <text:p>13273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 table:formula="of:=IF([.A1474]=&quot;&quot;;[.A1475];[.A1475]+[.B1474])" office:value-type="float" office:value="24528" calcext:value-type="float">
            <text:p>24528</text:p>
          </table:table-cell>
          <table:table-cell/>
        </table:table-row>
        <table:table-row table:style-name="ro1">
          <table:table-cell/>
          <table:table-cell table:formula="of:=IF([.A1475]=&quot;&quot;;[.A1476];[.A1476]+[.B1475])" office:value-type="float" office:value="24528" calcext:value-type="float">
            <text:p>24528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1476]=&quot;&quot;;[.A1477];[.A1477]+[.B1476])"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IF([.A1477]=&quot;&quot;;[.A1478];[.A1478]+[.B1477])" office:value-type="float" office:value="5503" calcext:value-type="float">
            <text:p>5503</text:p>
          </table:table-cell>
          <table:table-cell/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IF([.A1478]=&quot;&quot;;[.A1479];[.A1479]+[.B1478])" office:value-type="float" office:value="8640" calcext:value-type="float">
            <text:p>8640</text:p>
          </table:table-cell>
          <table:table-cell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1479]=&quot;&quot;;[.A1480];[.A1480]+[.B1479])" office:value-type="float" office:value="13088" calcext:value-type="float">
            <text:p>13088</text:p>
          </table:table-cell>
          <table:table-cell/>
        </table:table-row>
        <table:table-row table:style-name="ro1">
          <table:table-cell office:value-type="float" office:value="6758" calcext:value-type="float">
            <text:p>6758</text:p>
          </table:table-cell>
          <table:table-cell table:formula="of:=IF([.A1480]=&quot;&quot;;[.A1481];[.A1481]+[.B1480])" office:value-type="float" office:value="19846" calcext:value-type="float">
            <text:p>19846</text:p>
          </table:table-cell>
          <table:table-cell/>
        </table:table-row>
        <table:table-row table:style-name="ro1">
          <table:table-cell office:value-type="float" office:value="6601" calcext:value-type="float">
            <text:p>6601</text:p>
          </table:table-cell>
          <table:table-cell table:formula="of:=IF([.A1481]=&quot;&quot;;[.A1482];[.A1482]+[.B1481])" office:value-type="float" office:value="26447" calcext:value-type="float">
            <text:p>26447</text:p>
          </table:table-cell>
          <table:table-cell/>
        </table:table-row>
        <table:table-row table:style-name="ro1">
          <table:table-cell office:value-type="float" office:value="5361" calcext:value-type="float">
            <text:p>5361</text:p>
          </table:table-cell>
          <table:table-cell table:formula="of:=IF([.A1482]=&quot;&quot;;[.A1483];[.A1483]+[.B1482])" office:value-type="float" office:value="31808" calcext:value-type="float">
            <text:p>31808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IF([.A1483]=&quot;&quot;;[.A1484];[.A1484]+[.B1483])" office:value-type="float" office:value="33359" calcext:value-type="float">
            <text:p>33359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IF([.A1484]=&quot;&quot;;[.A1485];[.A1485]+[.B1484])" office:value-type="float" office:value="34531" calcext:value-type="float">
            <text:p>34531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table:formula="of:=IF([.A1485]=&quot;&quot;;[.A1486];[.A1486]+[.B1485])" office:value-type="float" office:value="41052" calcext:value-type="float">
            <text:p>41052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.A1486]=&quot;&quot;;[.A1487];[.A1487]+[.B1486])" office:value-type="float" office:value="43036" calcext:value-type="float">
            <text:p>43036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table:formula="of:=IF([.A1487]=&quot;&quot;;[.A1488];[.A1488]+[.B1487])" office:value-type="float" office:value="49475" calcext:value-type="float">
            <text:p>49475</text:p>
          </table:table-cell>
          <table:table-cell/>
        </table:table-row>
        <table:table-row table:style-name="ro1">
          <table:table-cell office:value-type="float" office:value="6856" calcext:value-type="float">
            <text:p>6856</text:p>
          </table:table-cell>
          <table:table-cell table:formula="of:=IF([.A1488]=&quot;&quot;;[.A1489];[.A1489]+[.B1488])" office:value-type="float" office:value="56331" calcext:value-type="float">
            <text:p>56331</text:p>
          </table:table-cell>
          <table:table-cell/>
        </table:table-row>
        <table:table-row table:style-name="ro1">
          <table:table-cell/>
          <table:table-cell table:formula="of:=IF([.A1489]=&quot;&quot;;[.A1490];[.A1490]+[.B1489])" office:value-type="float" office:value="56331" calcext:value-type="float">
            <text:p>56331</text:p>
          </table:table-cell>
          <table:table-cell/>
        </table:table-row>
        <table:table-row table:style-name="ro1">
          <table:table-cell office:value-type="float" office:value="9142" calcext:value-type="float">
            <text:p>9142</text:p>
          </table:table-cell>
          <table:table-cell table:formula="of:=IF([.A1490]=&quot;&quot;;[.A1491];[.A1491]+[.B1490])" office:value-type="float" office:value="9142" calcext:value-type="float">
            <text:p>9142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table:formula="of:=IF([.A1491]=&quot;&quot;;[.A1492];[.A1492]+[.B1491])" office:value-type="float" office:value="14474" calcext:value-type="float">
            <text:p>14474</text:p>
          </table:table-cell>
          <table:table-cell/>
        </table:table-row>
        <table:table-row table:style-name="ro1">
          <table:table-cell office:value-type="float" office:value="6587" calcext:value-type="float">
            <text:p>6587</text:p>
          </table:table-cell>
          <table:table-cell table:formula="of:=IF([.A1492]=&quot;&quot;;[.A1493];[.A1493]+[.B1492])" office:value-type="float" office:value="21061" calcext:value-type="float">
            <text:p>21061</text:p>
          </table:table-cell>
          <table:table-cell/>
        </table:table-row>
        <table:table-row table:style-name="ro1">
          <table:table-cell office:value-type="float" office:value="6221" calcext:value-type="float">
            <text:p>6221</text:p>
          </table:table-cell>
          <table:table-cell table:formula="of:=IF([.A1493]=&quot;&quot;;[.A1494];[.A1494]+[.B1493])" office:value-type="float" office:value="27282" calcext:value-type="float">
            <text:p>27282</text:p>
          </table:table-cell>
          <table:table-cell/>
        </table:table-row>
        <table:table-row table:style-name="ro1">
          <table:table-cell office:value-type="float" office:value="7395" calcext:value-type="float">
            <text:p>7395</text:p>
          </table:table-cell>
          <table:table-cell table:formula="of:=IF([.A1494]=&quot;&quot;;[.A1495];[.A1495]+[.B1494])" office:value-type="float" office:value="34677" calcext:value-type="float">
            <text:p>34677</text:p>
          </table:table-cell>
          <table:table-cell/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IF([.A1495]=&quot;&quot;;[.A1496];[.A1496]+[.B1495])" office:value-type="float" office:value="38593" calcext:value-type="float">
            <text:p>38593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IF([.A1496]=&quot;&quot;;[.A1497];[.A1497]+[.B1496])" office:value-type="float" office:value="41621" calcext:value-type="float">
            <text:p>41621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table:formula="of:=IF([.A1497]=&quot;&quot;;[.A1498];[.A1498]+[.B1497])" office:value-type="float" office:value="48367" calcext:value-type="float">
            <text:p>48367</text:p>
          </table:table-cell>
          <table:table-cell/>
        </table:table-row>
        <table:table-row table:style-name="ro1">
          <table:table-cell/>
          <table:table-cell table:formula="of:=IF([.A1498]=&quot;&quot;;[.A1499];[.A1499]+[.B1498])" office:value-type="float" office:value="48367" calcext:value-type="float">
            <text:p>48367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IF([.A1499]=&quot;&quot;;[.A1500];[.A1500]+[.B1499])"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float" office:value="4873" calcext:value-type="float">
            <text:p>4873</text:p>
          </table:table-cell>
          <table:table-cell table:formula="of:=IF([.A1500]=&quot;&quot;;[.A1501];[.A1501]+[.B1500])" office:value-type="float" office:value="6761" calcext:value-type="float">
            <text:p>6761</text:p>
          </table:table-cell>
          <table:table-cell/>
        </table:table-row>
        <table:table-row table:style-name="ro1">
          <table:table-cell office:value-type="float" office:value="4385" calcext:value-type="float">
            <text:p>4385</text:p>
          </table:table-cell>
          <table:table-cell table:formula="of:=IF([.A1501]=&quot;&quot;;[.A1502];[.A1502]+[.B1501])" office:value-type="float" office:value="11146" calcext:value-type="float">
            <text:p>11146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IF([.A1502]=&quot;&quot;;[.A1503];[.A1503]+[.B1502])" office:value-type="float" office:value="12758" calcext:value-type="float">
            <text:p>12758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IF([.A1503]=&quot;&quot;;[.A1504];[.A1504]+[.B1503])" office:value-type="float" office:value="15300" calcext:value-type="float">
            <text:p>15300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table:formula="of:=IF([.A1504]=&quot;&quot;;[.A1505];[.A1505]+[.B1504])" office:value-type="float" office:value="20666" calcext:value-type="float">
            <text:p>20666</text:p>
          </table:table-cell>
          <table:table-cell/>
        </table:table-row>
        <table:table-row table:style-name="ro1">
          <table:table-cell office:value-type="float" office:value="4580" calcext:value-type="float">
            <text:p>4580</text:p>
          </table:table-cell>
          <table:table-cell table:formula="of:=IF([.A1505]=&quot;&quot;;[.A1506];[.A1506]+[.B1505])" office:value-type="float" office:value="25246" calcext:value-type="float">
            <text:p>25246</text:p>
          </table:table-cell>
          <table:table-cell/>
        </table:table-row>
        <table:table-row table:style-name="ro1">
          <table:table-cell office:value-type="float" office:value="4885" calcext:value-type="float">
            <text:p>4885</text:p>
          </table:table-cell>
          <table:table-cell table:formula="of:=IF([.A1506]=&quot;&quot;;[.A1507];[.A1507]+[.B1506])" office:value-type="float" office:value="30131" calcext:value-type="float">
            <text:p>30131</text:p>
          </table:table-cell>
          <table:table-cell/>
        </table:table-row>
        <table:table-row table:style-name="ro1">
          <table:table-cell office:value-type="float" office:value="5067" calcext:value-type="float">
            <text:p>5067</text:p>
          </table:table-cell>
          <table:table-cell table:formula="of:=IF([.A1507]=&quot;&quot;;[.A1508];[.A1508]+[.B1507])" office:value-type="float" office:value="35198" calcext:value-type="float">
            <text:p>35198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IF([.A1508]=&quot;&quot;;[.A1509];[.A1509]+[.B1508])" office:value-type="float" office:value="38171" calcext:value-type="float">
            <text:p>38171</text:p>
          </table:table-cell>
          <table:table-cell/>
        </table:table-row>
        <table:table-row table:style-name="ro1">
          <table:table-cell office:value-type="float" office:value="3746" calcext:value-type="float">
            <text:p>3746</text:p>
          </table:table-cell>
          <table:table-cell table:formula="of:=IF([.A1509]=&quot;&quot;;[.A1510];[.A1510]+[.B1509])" office:value-type="float" office:value="41917" calcext:value-type="float">
            <text:p>41917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IF([.A1510]=&quot;&quot;;[.A1511];[.A1511]+[.B1510])" office:value-type="float" office:value="44229" calcext:value-type="float">
            <text:p>44229</text:p>
          </table:table-cell>
          <table:table-cell/>
        </table:table-row>
        <table:table-row table:style-name="ro1">
          <table:table-cell/>
          <table:table-cell table:formula="of:=IF([.A1511]=&quot;&quot;;[.A1512];[.A1512]+[.B1511])" office:value-type="float" office:value="44229" calcext:value-type="float">
            <text:p>44229</text:p>
          </table:table-cell>
          <table:table-cell/>
        </table:table-row>
        <table:table-row table:style-name="ro1">
          <table:table-cell office:value-type="float" office:value="9887" calcext:value-type="float">
            <text:p>9887</text:p>
          </table:table-cell>
          <table:table-cell table:formula="of:=IF([.A1512]=&quot;&quot;;[.A1513];[.A1513]+[.B1512])" office:value-type="float" office:value="9887" calcext:value-type="float">
            <text:p>9887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IF([.A1513]=&quot;&quot;;[.A1514];[.A1514]+[.B1513])" office:value-type="float" office:value="12139" calcext:value-type="float">
            <text:p>12139</text:p>
          </table:table-cell>
          <table:table-cell/>
        </table:table-row>
        <table:table-row table:style-name="ro1">
          <table:table-cell office:value-type="float" office:value="9326" calcext:value-type="float">
            <text:p>9326</text:p>
          </table:table-cell>
          <table:table-cell table:formula="of:=IF([.A1514]=&quot;&quot;;[.A1515];[.A1515]+[.B1514])" office:value-type="float" office:value="21465" calcext:value-type="float">
            <text:p>21465</text:p>
          </table:table-cell>
          <table:table-cell/>
        </table:table-row>
        <table:table-row table:style-name="ro1">
          <table:table-cell office:value-type="float" office:value="9370" calcext:value-type="float">
            <text:p>9370</text:p>
          </table:table-cell>
          <table:table-cell table:formula="of:=IF([.A1515]=&quot;&quot;;[.A1516];[.A1516]+[.B1515])" office:value-type="float" office:value="30835" calcext:value-type="float">
            <text:p>30835</text:p>
          </table:table-cell>
          <table:table-cell/>
        </table:table-row>
        <table:table-row table:style-name="ro1">
          <table:table-cell office:value-type="float" office:value="4463" calcext:value-type="float">
            <text:p>4463</text:p>
          </table:table-cell>
          <table:table-cell table:formula="of:=IF([.A1516]=&quot;&quot;;[.A1517];[.A1517]+[.B1516])" office:value-type="float" office:value="35298" calcext:value-type="float">
            <text:p>35298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IF([.A1517]=&quot;&quot;;[.A1518];[.A1518]+[.B1517])" office:value-type="float" office:value="37613" calcext:value-type="float">
            <text:p>37613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IF([.A1518]=&quot;&quot;;[.A1519];[.A1519]+[.B1518])" office:value-type="float" office:value="40954" calcext:value-type="float">
            <text:p>40954</text:p>
          </table:table-cell>
          <table:table-cell/>
        </table:table-row>
        <table:table-row table:style-name="ro1">
          <table:table-cell office:value-type="float" office:value="8055" calcext:value-type="float">
            <text:p>8055</text:p>
          </table:table-cell>
          <table:table-cell table:formula="of:=IF([.A1519]=&quot;&quot;;[.A1520];[.A1520]+[.B1519])" office:value-type="float" office:value="49009" calcext:value-type="float">
            <text:p>49009</text:p>
          </table:table-cell>
          <table:table-cell/>
        </table:table-row>
        <table:table-row table:style-name="ro1">
          <table:table-cell/>
          <table:table-cell table:formula="of:=IF([.A1520]=&quot;&quot;;[.A1521];[.A1521]+[.B1520])" office:value-type="float" office:value="49009" calcext:value-type="float">
            <text:p>49009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IF([.A1521]=&quot;&quot;;[.A1522];[.A1522]+[.B1521])" office:value-type="float" office:value="2044" calcext:value-type="float">
            <text:p>2044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IF([.A1522]=&quot;&quot;;[.A1523];[.A1523]+[.B1522])" office:value-type="float" office:value="4324" calcext:value-type="float">
            <text:p>4324</text:p>
          </table:table-cell>
          <table:table-cell/>
        </table:table-row>
        <table:table-row table:style-name="ro1">
          <table:table-cell office:value-type="float" office:value="7734" calcext:value-type="float">
            <text:p>7734</text:p>
          </table:table-cell>
          <table:table-cell table:formula="of:=IF([.A1523]=&quot;&quot;;[.A1524];[.A1524]+[.B1523])" office:value-type="float" office:value="12058" calcext:value-type="float">
            <text:p>12058</text:p>
          </table:table-cell>
          <table:table-cell/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IF([.A1524]=&quot;&quot;;[.A1525];[.A1525]+[.B1524])" office:value-type="float" office:value="15265" calcext:value-type="float">
            <text:p>15265</text:p>
          </table:table-cell>
          <table:table-cell/>
        </table:table-row>
        <table:table-row table:style-name="ro1">
          <table:table-cell office:value-type="float" office:value="7745" calcext:value-type="float">
            <text:p>7745</text:p>
          </table:table-cell>
          <table:table-cell table:formula="of:=IF([.A1525]=&quot;&quot;;[.A1526];[.A1526]+[.B1525])" office:value-type="float" office:value="23010" calcext:value-type="float">
            <text:p>23010</text:p>
          </table:table-cell>
          <table:table-cell/>
        </table:table-row>
        <table:table-row table:style-name="ro1">
          <table:table-cell office:value-type="float" office:value="7176" calcext:value-type="float">
            <text:p>7176</text:p>
          </table:table-cell>
          <table:table-cell table:formula="of:=IF([.A1526]=&quot;&quot;;[.A1527];[.A1527]+[.B1526])" office:value-type="float" office:value="30186" calcext:value-type="float">
            <text:p>30186</text:p>
          </table:table-cell>
          <table:table-cell/>
        </table:table-row>
        <table:table-row table:style-name="ro1">
          <table:table-cell office:value-type="float" office:value="4730" calcext:value-type="float">
            <text:p>4730</text:p>
          </table:table-cell>
          <table:table-cell table:formula="of:=IF([.A1527]=&quot;&quot;;[.A1528];[.A1528]+[.B1527])" office:value-type="float" office:value="34916" calcext:value-type="float">
            <text:p>34916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IF([.A1528]=&quot;&quot;;[.A1529];[.A1529]+[.B1528])" office:value-type="float" office:value="37915" calcext:value-type="float">
            <text:p>37915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IF([.A1529]=&quot;&quot;;[.A1530];[.A1530]+[.B1529])" office:value-type="float" office:value="39248" calcext:value-type="float">
            <text:p>39248</text:p>
          </table:table-cell>
          <table:table-cell/>
        </table:table-row>
        <table:table-row table:style-name="ro1">
          <table:table-cell office:value-type="float" office:value="5779" calcext:value-type="float">
            <text:p>5779</text:p>
          </table:table-cell>
          <table:table-cell table:formula="of:=IF([.A1530]=&quot;&quot;;[.A1531];[.A1531]+[.B1530])" office:value-type="float" office:value="45027" calcext:value-type="float">
            <text:p>45027</text:p>
          </table:table-cell>
          <table:table-cell/>
        </table:table-row>
        <table:table-row table:style-name="ro1">
          <table:table-cell office:value-type="float" office:value="7820" calcext:value-type="float">
            <text:p>7820</text:p>
          </table:table-cell>
          <table:table-cell table:formula="of:=IF([.A1531]=&quot;&quot;;[.A1532];[.A1532]+[.B1531])" office:value-type="float" office:value="52847" calcext:value-type="float">
            <text:p>52847</text:p>
          </table:table-cell>
          <table:table-cell/>
        </table:table-row>
        <table:table-row table:style-name="ro1">
          <table:table-cell/>
          <table:table-cell table:formula="of:=IF([.A1532]=&quot;&quot;;[.A1533];[.A1533]+[.B1532])" office:value-type="float" office:value="52847" calcext:value-type="float">
            <text:p>52847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IF([.A1533]=&quot;&quot;;[.A1534];[.A1534]+[.B1533])"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5977" calcext:value-type="float">
            <text:p>5977</text:p>
          </table:table-cell>
          <table:table-cell table:formula="of:=IF([.A1534]=&quot;&quot;;[.A1535];[.A1535]+[.B1534])" office:value-type="float" office:value="8153" calcext:value-type="float">
            <text:p>8153</text:p>
          </table:table-cell>
          <table:table-cell/>
        </table:table-row>
        <table:table-row table:style-name="ro1">
          <table:table-cell office:value-type="float" office:value="6915" calcext:value-type="float">
            <text:p>6915</text:p>
          </table:table-cell>
          <table:table-cell table:formula="of:=IF([.A1535]=&quot;&quot;;[.A1536];[.A1536]+[.B1535])" office:value-type="float" office:value="15068" calcext:value-type="float">
            <text:p>15068</text:p>
          </table:table-cell>
          <table:table-cell/>
        </table:table-row>
        <table:table-row table:style-name="ro1">
          <table:table-cell office:value-type="float" office:value="5025" calcext:value-type="float">
            <text:p>5025</text:p>
          </table:table-cell>
          <table:table-cell table:formula="of:=IF([.A1536]=&quot;&quot;;[.A1537];[.A1537]+[.B1536])" office:value-type="float" office:value="20093" calcext:value-type="float">
            <text:p>20093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IF([.A1537]=&quot;&quot;;[.A1538];[.A1538]+[.B1537])" office:value-type="float" office:value="22627" calcext:value-type="float">
            <text:p>22627</text:p>
          </table:table-cell>
          <table:table-cell/>
        </table:table-row>
        <table:table-row table:style-name="ro1">
          <table:table-cell office:value-type="float" office:value="5837" calcext:value-type="float">
            <text:p>5837</text:p>
          </table:table-cell>
          <table:table-cell table:formula="of:=IF([.A1538]=&quot;&quot;;[.A1539];[.A1539]+[.B1538])" office:value-type="float" office:value="28464" calcext:value-type="float">
            <text:p>28464</text:p>
          </table:table-cell>
          <table:table-cell/>
        </table:table-row>
        <table:table-row table:style-name="ro1">
          <table:table-cell office:value-type="float" office:value="5051" calcext:value-type="float">
            <text:p>5051</text:p>
          </table:table-cell>
          <table:table-cell table:formula="of:=IF([.A1539]=&quot;&quot;;[.A1540];[.A1540]+[.B1539])" office:value-type="float" office:value="33515" calcext:value-type="float">
            <text:p>33515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IF([.A1540]=&quot;&quot;;[.A1541];[.A1541]+[.B1540])" office:value-type="float" office:value="36304" calcext:value-type="float">
            <text:p>36304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IF([.A1541]=&quot;&quot;;[.A1542];[.A1542]+[.B1541])" office:value-type="float" office:value="39014" calcext:value-type="float">
            <text:p>39014</text:p>
          </table:table-cell>
          <table:table-cell/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IF([.A1542]=&quot;&quot;;[.A1543];[.A1543]+[.B1542])" office:value-type="float" office:value="42739" calcext:value-type="float">
            <text:p>42739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table:formula="of:=IF([.A1543]=&quot;&quot;;[.A1544];[.A1544]+[.B1543])" office:value-type="float" office:value="47281" calcext:value-type="float">
            <text:p>47281</text:p>
          </table:table-cell>
          <table:table-cell/>
        </table:table-row>
        <table:table-row table:style-name="ro1">
          <table:table-cell office:value-type="float" office:value="5014" calcext:value-type="float">
            <text:p>5014</text:p>
          </table:table-cell>
          <table:table-cell table:formula="of:=IF([.A1544]=&quot;&quot;;[.A1545];[.A1545]+[.B1544])" office:value-type="float" office:value="52295" calcext:value-type="float">
            <text:p>52295</text:p>
          </table:table-cell>
          <table:table-cell/>
        </table:table-row>
        <table:table-row table:style-name="ro1">
          <table:table-cell office:value-type="float" office:value="6533" calcext:value-type="float">
            <text:p>6533</text:p>
          </table:table-cell>
          <table:table-cell table:formula="of:=IF([.A1545]=&quot;&quot;;[.A1546];[.A1546]+[.B1545])" office:value-type="float" office:value="58828" calcext:value-type="float">
            <text:p>58828</text:p>
          </table:table-cell>
          <table:table-cell/>
        </table:table-row>
        <table:table-row table:style-name="ro1">
          <table:table-cell/>
          <table:table-cell table:formula="of:=IF([.A1546]=&quot;&quot;;[.A1547];[.A1547]+[.B1546])" office:value-type="float" office:value="58828" calcext:value-type="float">
            <text:p>58828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table:formula="of:=IF([.A1547]=&quot;&quot;;[.A1548];[.A1548]+[.B1547])" office:value-type="float" office:value="5040" calcext:value-type="float">
            <text:p>5040</text:p>
          </table:table-cell>
          <table:table-cell/>
        </table:table-row>
        <table:table-row table:style-name="ro1">
          <table:table-cell office:value-type="float" office:value="7527" calcext:value-type="float">
            <text:p>7527</text:p>
          </table:table-cell>
          <table:table-cell table:formula="of:=IF([.A1548]=&quot;&quot;;[.A1549];[.A1549]+[.B1548])" office:value-type="float" office:value="12567" calcext:value-type="float">
            <text:p>12567</text:p>
          </table:table-cell>
          <table:table-cell/>
        </table:table-row>
        <table:table-row table:style-name="ro1">
          <table:table-cell office:value-type="float" office:value="7004" calcext:value-type="float">
            <text:p>7004</text:p>
          </table:table-cell>
          <table:table-cell table:formula="of:=IF([.A1549]=&quot;&quot;;[.A1550];[.A1550]+[.B1549])" office:value-type="float" office:value="19571" calcext:value-type="float">
            <text:p>19571</text:p>
          </table:table-cell>
          <table:table-cell/>
        </table:table-row>
        <table:table-row table:style-name="ro1">
          <table:table-cell office:value-type="float" office:value="6962" calcext:value-type="float">
            <text:p>6962</text:p>
          </table:table-cell>
          <table:table-cell table:formula="of:=IF([.A1550]=&quot;&quot;;[.A1551];[.A1551]+[.B1550])" office:value-type="float" office:value="26533" calcext:value-type="float">
            <text:p>26533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IF([.A1551]=&quot;&quot;;[.A1552];[.A1552]+[.B1551])" office:value-type="float" office:value="28546" calcext:value-type="float">
            <text:p>28546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table:formula="of:=IF([.A1552]=&quot;&quot;;[.A1553];[.A1553]+[.B1552])" office:value-type="float" office:value="35864" calcext:value-type="float">
            <text:p>35864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IF([.A1553]=&quot;&quot;;[.A1554];[.A1554]+[.B1553])" office:value-type="float" office:value="36936" calcext:value-type="float">
            <text:p>36936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IF([.A1554]=&quot;&quot;;[.A1555];[.A1555]+[.B1554])" office:value-type="float" office:value="38821" calcext:value-type="float">
            <text:p>38821</text:p>
          </table:table-cell>
          <table:table-cell/>
        </table:table-row>
        <table:table-row table:style-name="ro1">
          <table:table-cell office:value-type="float" office:value="5706" calcext:value-type="float">
            <text:p>5706</text:p>
          </table:table-cell>
          <table:table-cell table:formula="of:=IF([.A1555]=&quot;&quot;;[.A1556];[.A1556]+[.B1555])" office:value-type="float" office:value="44527" calcext:value-type="float">
            <text:p>44527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IF([.A1556]=&quot;&quot;;[.A1557];[.A1557]+[.B1556])" office:value-type="float" office:value="46591" calcext:value-type="float">
            <text:p>46591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IF([.A1557]=&quot;&quot;;[.A1558];[.A1558]+[.B1557])" office:value-type="float" office:value="48703" calcext:value-type="float">
            <text:p>48703</text:p>
          </table:table-cell>
          <table:table-cell/>
        </table:table-row>
        <table:table-row table:style-name="ro1">
          <table:table-cell/>
          <table:table-cell table:formula="of:=IF([.A1558]=&quot;&quot;;[.A1559];[.A1559]+[.B1558])" office:value-type="float" office:value="48703" calcext:value-type="float">
            <text:p>48703</text:p>
          </table:table-cell>
          <table:table-cell/>
        </table:table-row>
        <table:table-row table:style-name="ro1">
          <table:table-cell office:value-type="float" office:value="32698" calcext:value-type="float">
            <text:p>32698</text:p>
          </table:table-cell>
          <table:table-cell table:formula="of:=IF([.A1559]=&quot;&quot;;[.A1560];[.A1560]+[.B1559])" office:value-type="float" office:value="32698" calcext:value-type="float">
            <text:p>32698</text:p>
          </table:table-cell>
          <table:table-cell/>
        </table:table-row>
        <table:table-row table:style-name="ro1">
          <table:table-cell office:value-type="float" office:value="5926" calcext:value-type="float">
            <text:p>5926</text:p>
          </table:table-cell>
          <table:table-cell table:formula="of:=IF([.A1560]=&quot;&quot;;[.A1561];[.A1561]+[.B1560])" office:value-type="float" office:value="38624" calcext:value-type="float">
            <text:p>38624</text:p>
          </table:table-cell>
          <table:table-cell/>
        </table:table-row>
        <table:table-row table:style-name="ro1">
          <table:table-cell/>
          <table:table-cell table:formula="of:=IF([.A1561]=&quot;&quot;;[.A1562];[.A1562]+[.B1561])" office:value-type="float" office:value="38624" calcext:value-type="float">
            <text:p>38624</text:p>
          </table:table-cell>
          <table:table-cell/>
        </table:table-row>
        <table:table-row table:style-name="ro1">
          <table:table-cell office:value-type="float" office:value="7743" calcext:value-type="float">
            <text:p>7743</text:p>
          </table:table-cell>
          <table:table-cell table:formula="of:=IF([.A1562]=&quot;&quot;;[.A1563];[.A1563]+[.B1562])" office:value-type="float" office:value="7743" calcext:value-type="float">
            <text:p>7743</text:p>
          </table:table-cell>
          <table:table-cell/>
        </table:table-row>
        <table:table-row table:style-name="ro1">
          <table:table-cell office:value-type="float" office:value="4843" calcext:value-type="float">
            <text:p>4843</text:p>
          </table:table-cell>
          <table:table-cell table:formula="of:=IF([.A1563]=&quot;&quot;;[.A1564];[.A1564]+[.B1563])" office:value-type="float" office:value="12586" calcext:value-type="float">
            <text:p>12586</text:p>
          </table:table-cell>
          <table:table-cell/>
        </table:table-row>
        <table:table-row table:style-name="ro1">
          <table:table-cell office:value-type="float" office:value="6126" calcext:value-type="float">
            <text:p>6126</text:p>
          </table:table-cell>
          <table:table-cell table:formula="of:=IF([.A1564]=&quot;&quot;;[.A1565];[.A1565]+[.B1564])" office:value-type="float" office:value="18712" calcext:value-type="float">
            <text:p>18712</text:p>
          </table:table-cell>
          <table:table-cell/>
        </table:table-row>
        <table:table-row table:style-name="ro1">
          <table:table-cell office:value-type="float" office:value="6327" calcext:value-type="float">
            <text:p>6327</text:p>
          </table:table-cell>
          <table:table-cell table:formula="of:=IF([.A1565]=&quot;&quot;;[.A1566];[.A1566]+[.B1565])" office:value-type="float" office:value="25039" calcext:value-type="float">
            <text:p>25039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table:formula="of:=IF([.A1566]=&quot;&quot;;[.A1567];[.A1567]+[.B1566])" office:value-type="float" office:value="29554" calcext:value-type="float">
            <text:p>29554</text:p>
          </table:table-cell>
          <table:table-cell/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IF([.A1567]=&quot;&quot;;[.A1568];[.A1568]+[.B1567])" office:value-type="float" office:value="35122" calcext:value-type="float">
            <text:p>35122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 table:formula="of:=IF([.A1568]=&quot;&quot;;[.A1569];[.A1569]+[.B1568])" office:value-type="float" office:value="42899" calcext:value-type="float">
            <text:p>42899</text:p>
          </table:table-cell>
          <table:table-cell/>
        </table:table-row>
        <table:table-row table:style-name="ro1">
          <table:table-cell office:value-type="float" office:value="5099" calcext:value-type="float">
            <text:p>5099</text:p>
          </table:table-cell>
          <table:table-cell table:formula="of:=IF([.A1569]=&quot;&quot;;[.A1570];[.A1570]+[.B1569])" office:value-type="float" office:value="47998" calcext:value-type="float">
            <text:p>47998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table:formula="of:=IF([.A1570]=&quot;&quot;;[.A1571];[.A1571]+[.B1570])" office:value-type="float" office:value="53643" calcext:value-type="float">
            <text:p>53643</text:p>
          </table:table-cell>
          <table:table-cell/>
        </table:table-row>
        <table:table-row table:style-name="ro1">
          <table:table-cell office:value-type="float" office:value="5375" calcext:value-type="float">
            <text:p>5375</text:p>
          </table:table-cell>
          <table:table-cell table:formula="of:=IF([.A1571]=&quot;&quot;;[.A1572];[.A1572]+[.B1571])" office:value-type="float" office:value="59018" calcext:value-type="float">
            <text:p>59018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table:formula="of:=IF([.A1572]=&quot;&quot;;[.A1573];[.A1573]+[.B1572])" office:value-type="float" office:value="63300" calcext:value-type="float">
            <text:p>63300</text:p>
          </table:table-cell>
          <table:table-cell/>
        </table:table-row>
        <table:table-row table:style-name="ro1">
          <table:table-cell/>
          <table:table-cell table:formula="of:=IF([.A1573]=&quot;&quot;;[.A1574];[.A1574]+[.B1573])" office:value-type="float" office:value="63300" calcext:value-type="float">
            <text:p>63300</text:p>
          </table:table-cell>
          <table:table-cell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formula="of:=IF([.A1574]=&quot;&quot;;[.A1575];[.A1575]+[.B1574])" office:value-type="float" office:value="10281" calcext:value-type="float">
            <text:p>10281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IF([.A1575]=&quot;&quot;;[.A1576];[.A1576]+[.B1575])" office:value-type="float" office:value="17458" calcext:value-type="float">
            <text:p>17458</text:p>
          </table:table-cell>
          <table:table-cell/>
        </table:table-row>
        <table:table-row table:style-name="ro1">
          <table:table-cell office:value-type="float" office:value="8041" calcext:value-type="float">
            <text:p>8041</text:p>
          </table:table-cell>
          <table:table-cell table:formula="of:=IF([.A1576]=&quot;&quot;;[.A1577];[.A1577]+[.B1576])" office:value-type="float" office:value="25499" calcext:value-type="float">
            <text:p>25499</text:p>
          </table:table-cell>
          <table:table-cell/>
        </table:table-row>
        <table:table-row table:style-name="ro1">
          <table:table-cell office:value-type="float" office:value="9502" calcext:value-type="float">
            <text:p>9502</text:p>
          </table:table-cell>
          <table:table-cell table:formula="of:=IF([.A1577]=&quot;&quot;;[.A1578];[.A1578]+[.B1577])" office:value-type="float" office:value="35001" calcext:value-type="float">
            <text:p>35001</text:p>
          </table:table-cell>
          <table:table-cell/>
        </table:table-row>
        <table:table-row table:style-name="ro1">
          <table:table-cell office:value-type="float" office:value="4617" calcext:value-type="float">
            <text:p>4617</text:p>
          </table:table-cell>
          <table:table-cell table:formula="of:=IF([.A1578]=&quot;&quot;;[.A1579];[.A1579]+[.B1578])" office:value-type="float" office:value="39618" calcext:value-type="float">
            <text:p>39618</text:p>
          </table:table-cell>
          <table:table-cell/>
        </table:table-row>
        <table:table-row table:style-name="ro1">
          <table:table-cell office:value-type="float" office:value="6776" calcext:value-type="float">
            <text:p>6776</text:p>
          </table:table-cell>
          <table:table-cell table:formula="of:=IF([.A1579]=&quot;&quot;;[.A1580];[.A1580]+[.B1579])" office:value-type="float" office:value="46394" calcext:value-type="float">
            <text:p>46394</text:p>
          </table:table-cell>
          <table:table-cell/>
        </table:table-row>
        <table:table-row table:style-name="ro1">
          <table:table-cell office:value-type="float" office:value="5955" calcext:value-type="float">
            <text:p>5955</text:p>
          </table:table-cell>
          <table:table-cell table:formula="of:=IF([.A1580]=&quot;&quot;;[.A1581];[.A1581]+[.B1580])" office:value-type="float" office:value="52349" calcext:value-type="float">
            <text:p>52349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 table:formula="of:=IF([.A1581]=&quot;&quot;;[.A1582];[.A1582]+[.B1581])" office:value-type="float" office:value="61449" calcext:value-type="float">
            <text:p>61449</text:p>
          </table:table-cell>
          <table:table-cell/>
        </table:table-row>
        <table:table-row table:style-name="ro1">
          <table:table-cell/>
          <table:table-cell table:formula="of:=IF([.A1582]=&quot;&quot;;[.A1583];[.A1583]+[.B1582])" office:value-type="float" office:value="61449" calcext:value-type="float">
            <text:p>61449</text:p>
          </table:table-cell>
          <table:table-cell/>
        </table:table-row>
        <table:table-row table:style-name="ro1">
          <table:table-cell office:value-type="float" office:value="13793" calcext:value-type="float">
            <text:p>13793</text:p>
          </table:table-cell>
          <table:table-cell table:formula="of:=IF([.A1583]=&quot;&quot;;[.A1584];[.A1584]+[.B1583])" office:value-type="float" office:value="13793" calcext:value-type="float">
            <text:p>13793</text:p>
          </table:table-cell>
          <table:table-cell/>
        </table:table-row>
        <table:table-row table:style-name="ro1">
          <table:table-cell office:value-type="float" office:value="5079" calcext:value-type="float">
            <text:p>5079</text:p>
          </table:table-cell>
          <table:table-cell table:formula="of:=IF([.A1584]=&quot;&quot;;[.A1585];[.A1585]+[.B1584])" office:value-type="float" office:value="18872" calcext:value-type="float">
            <text:p>18872</text:p>
          </table:table-cell>
          <table:table-cell/>
        </table:table-row>
        <table:table-row table:style-name="ro1">
          <table:table-cell office:value-type="float" office:value="11978" calcext:value-type="float">
            <text:p>11978</text:p>
          </table:table-cell>
          <table:table-cell table:formula="of:=IF([.A1585]=&quot;&quot;;[.A1586];[.A1586]+[.B1585])" office:value-type="float" office:value="30850" calcext:value-type="float">
            <text:p>30850</text:p>
          </table:table-cell>
          <table:table-cell/>
        </table:table-row>
        <table:table-row table:style-name="ro1">
          <table:table-cell office:value-type="float" office:value="9184" calcext:value-type="float">
            <text:p>9184</text:p>
          </table:table-cell>
          <table:table-cell table:formula="of:=IF([.A1586]=&quot;&quot;;[.A1587];[.A1587]+[.B1586])" office:value-type="float" office:value="40034" calcext:value-type="float">
            <text:p>40034</text:p>
          </table:table-cell>
          <table:table-cell/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IF([.A1587]=&quot;&quot;;[.A1588];[.A1588]+[.B1587])" office:value-type="float" office:value="45038" calcext:value-type="float">
            <text:p>45038</text:p>
          </table:table-cell>
          <table:table-cell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IF([.A1588]=&quot;&quot;;[.A1589];[.A1589]+[.B1588])" office:value-type="float" office:value="51544" calcext:value-type="float">
            <text:p>51544</text:p>
          </table:table-cell>
          <table:table-cell/>
        </table:table-row>
        <table:table-row table:style-name="ro1">
          <table:table-cell/>
          <table:table-cell table:formula="of:=IF([.A1589]=&quot;&quot;;[.A1590];[.A1590]+[.B1589])" office:value-type="float" office:value="51544" calcext:value-type="float">
            <text:p>51544</text:p>
          </table:table-cell>
          <table:table-cell/>
        </table:table-row>
        <table:table-row table:style-name="ro1">
          <table:table-cell office:value-type="float" office:value="11597" calcext:value-type="float">
            <text:p>11597</text:p>
          </table:table-cell>
          <table:table-cell table:formula="of:=IF([.A1590]=&quot;&quot;;[.A1591];[.A1591]+[.B1590])" office:value-type="float" office:value="11597" calcext:value-type="float">
            <text:p>11597</text:p>
          </table:table-cell>
          <table:table-cell/>
        </table:table-row>
        <table:table-row table:style-name="ro1">
          <table:table-cell office:value-type="float" office:value="22056" calcext:value-type="float">
            <text:p>22056</text:p>
          </table:table-cell>
          <table:table-cell table:formula="of:=IF([.A1591]=&quot;&quot;;[.A1592];[.A1592]+[.B1591])" office:value-type="float" office:value="33653" calcext:value-type="float">
            <text:p>33653</text:p>
          </table:table-cell>
          <table:table-cell/>
        </table:table-row>
        <table:table-row table:style-name="ro1">
          <table:table-cell office:value-type="float" office:value="11123" calcext:value-type="float">
            <text:p>11123</text:p>
          </table:table-cell>
          <table:table-cell table:formula="of:=IF([.A1592]=&quot;&quot;;[.A1593];[.A1593]+[.B1592])" office:value-type="float" office:value="44776" calcext:value-type="float">
            <text:p>44776</text:p>
          </table:table-cell>
          <table:table-cell/>
        </table:table-row>
        <table:table-row table:style-name="ro1">
          <table:table-cell/>
          <table:table-cell table:formula="of:=IF([.A1593]=&quot;&quot;;[.A1594];[.A1594]+[.B1593])" office:value-type="float" office:value="44776" calcext:value-type="float">
            <text:p>44776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IF([.A1594]=&quot;&quot;;[.A1595];[.A1595]+[.B1594])"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IF([.A1595]=&quot;&quot;;[.A1596];[.A1596]+[.B1595])" office:value-type="float" office:value="4425" calcext:value-type="float">
            <text:p>4425</text:p>
          </table:table-cell>
          <table:table-cell/>
        </table:table-row>
        <table:table-row table:style-name="ro1">
          <table:table-cell office:value-type="float" office:value="6579" calcext:value-type="float">
            <text:p>6579</text:p>
          </table:table-cell>
          <table:table-cell table:formula="of:=IF([.A1596]=&quot;&quot;;[.A1597];[.A1597]+[.B1596])" office:value-type="float" office:value="11004" calcext:value-type="float">
            <text:p>11004</text:p>
          </table:table-cell>
          <table:table-cell/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IF([.A1597]=&quot;&quot;;[.A1598];[.A1598]+[.B1597])" office:value-type="float" office:value="15052" calcext:value-type="float">
            <text:p>15052</text:p>
          </table:table-cell>
          <table:table-cell/>
        </table:table-row>
        <table:table-row table:style-name="ro1">
          <table:table-cell office:value-type="float" office:value="4820" calcext:value-type="float">
            <text:p>4820</text:p>
          </table:table-cell>
          <table:table-cell table:formula="of:=IF([.A1598]=&quot;&quot;;[.A1599];[.A1599]+[.B1598])" office:value-type="float" office:value="19872" calcext:value-type="float">
            <text:p>19872</text:p>
          </table:table-cell>
          <table:table-cell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IF([.A1599]=&quot;&quot;;[.A1600];[.A1600]+[.B1599])" office:value-type="float" office:value="23738" calcext:value-type="float">
            <text:p>23738</text:p>
          </table:table-cell>
          <table:table-cell/>
        </table:table-row>
        <table:table-row table:style-name="ro1">
          <table:table-cell office:value-type="float" office:value="7306" calcext:value-type="float">
            <text:p>7306</text:p>
          </table:table-cell>
          <table:table-cell table:formula="of:=IF([.A1600]=&quot;&quot;;[.A1601];[.A1601]+[.B1600])" office:value-type="float" office:value="31044" calcext:value-type="float">
            <text:p>31044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IF([.A1601]=&quot;&quot;;[.A1602];[.A1602]+[.B1601])" office:value-type="float" office:value="34063" calcext:value-type="float">
            <text:p>34063</text:p>
          </table:table-cell>
          <table:table-cell/>
        </table:table-row>
        <table:table-row table:style-name="ro1">
          <table:table-cell office:value-type="float" office:value="4028" calcext:value-type="float">
            <text:p>4028</text:p>
          </table:table-cell>
          <table:table-cell table:formula="of:=IF([.A1602]=&quot;&quot;;[.A1603];[.A1603]+[.B1602])" office:value-type="float" office:value="38091" calcext:value-type="float">
            <text:p>38091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IF([.A1603]=&quot;&quot;;[.A1604];[.A1604]+[.B1603])" office:value-type="float" office:value="41371" calcext:value-type="float">
            <text:p>41371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IF([.A1604]=&quot;&quot;;[.A1605];[.A1605]+[.B1604])" office:value-type="float" office:value="42651" calcext:value-type="float">
            <text:p>42651</text:p>
          </table:table-cell>
          <table:table-cell/>
        </table:table-row>
        <table:table-row table:style-name="ro1">
          <table:table-cell office:value-type="float" office:value="6118" calcext:value-type="float">
            <text:p>6118</text:p>
          </table:table-cell>
          <table:table-cell table:formula="of:=IF([.A1605]=&quot;&quot;;[.A1606];[.A1606]+[.B1605])" office:value-type="float" office:value="48769" calcext:value-type="float">
            <text:p>48769</text:p>
          </table:table-cell>
          <table:table-cell/>
        </table:table-row>
        <table:table-row table:style-name="ro1">
          <table:table-cell/>
          <table:table-cell table:formula="of:=IF([.A1606]=&quot;&quot;;[.A1607];[.A1607]+[.B1606])" office:value-type="float" office:value="48769" calcext:value-type="float">
            <text:p>48769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IF([.A1607]=&quot;&quot;;[.A1608];[.A1608]+[.B1607])" office:value-type="float" office:value="2629" calcext:value-type="float">
            <text:p>2629</text:p>
          </table:table-cell>
          <table:table-cell/>
        </table:table-row>
        <table:table-row table:style-name="ro1">
          <table:table-cell office:value-type="float" office:value="6241" calcext:value-type="float">
            <text:p>6241</text:p>
          </table:table-cell>
          <table:table-cell table:formula="of:=IF([.A1608]=&quot;&quot;;[.A1609];[.A1609]+[.B1608])" office:value-type="float" office:value="8870" calcext:value-type="float">
            <text:p>8870</text:p>
          </table:table-cell>
          <table:table-cell/>
        </table:table-row>
        <table:table-row table:style-name="ro1">
          <table:table-cell office:value-type="float" office:value="5263" calcext:value-type="float">
            <text:p>5263</text:p>
          </table:table-cell>
          <table:table-cell table:formula="of:=IF([.A1609]=&quot;&quot;;[.A1610];[.A1610]+[.B1609])" office:value-type="float" office:value="14133" calcext:value-type="float">
            <text:p>14133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table:formula="of:=IF([.A1610]=&quot;&quot;;[.A1611];[.A1611]+[.B1610])" office:value-type="float" office:value="18139" calcext:value-type="float">
            <text:p>18139</text:p>
          </table:table-cell>
          <table:table-cell/>
        </table:table-row>
        <table:table-row table:style-name="ro1">
          <table:table-cell office:value-type="float" office:value="7169" calcext:value-type="float">
            <text:p>7169</text:p>
          </table:table-cell>
          <table:table-cell table:formula="of:=IF([.A1611]=&quot;&quot;;[.A1612];[.A1612]+[.B1611])" office:value-type="float" office:value="25308" calcext:value-type="float">
            <text:p>25308</text:p>
          </table:table-cell>
          <table:table-cell/>
        </table:table-row>
        <table:table-row table:style-name="ro1">
          <table:table-cell office:value-type="float" office:value="6295" calcext:value-type="float">
            <text:p>6295</text:p>
          </table:table-cell>
          <table:table-cell table:formula="of:=IF([.A1612]=&quot;&quot;;[.A1613];[.A1613]+[.B1612])" office:value-type="float" office:value="31603" calcext:value-type="float">
            <text:p>31603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IF([.A1613]=&quot;&quot;;[.A1614];[.A1614]+[.B1613])" office:value-type="float" office:value="33519" calcext:value-type="float">
            <text:p>33519</text:p>
          </table:table-cell>
          <table:table-cell/>
        </table:table-row>
        <table:table-row table:style-name="ro1">
          <table:table-cell office:value-type="float" office:value="7067" calcext:value-type="float">
            <text:p>7067</text:p>
          </table:table-cell>
          <table:table-cell table:formula="of:=IF([.A1614]=&quot;&quot;;[.A1615];[.A1615]+[.B1614])" office:value-type="float" office:value="40586" calcext:value-type="float">
            <text:p>40586</text:p>
          </table:table-cell>
          <table:table-cell/>
        </table:table-row>
        <table:table-row table:style-name="ro1">
          <table:table-cell office:value-type="float" office:value="5163" calcext:value-type="float">
            <text:p>5163</text:p>
          </table:table-cell>
          <table:table-cell table:formula="of:=IF([.A1615]=&quot;&quot;;[.A1616];[.A1616]+[.B1615])" office:value-type="float" office:value="45749" calcext:value-type="float">
            <text:p>45749</text:p>
          </table:table-cell>
          <table:table-cell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IF([.A1616]=&quot;&quot;;[.A1617];[.A1617]+[.B1616])" office:value-type="float" office:value="53166" calcext:value-type="float">
            <text:p>53166</text:p>
          </table:table-cell>
          <table:table-cell/>
        </table:table-row>
        <table:table-row table:style-name="ro1">
          <table:table-cell office:value-type="float" office:value="7183" calcext:value-type="float">
            <text:p>7183</text:p>
          </table:table-cell>
          <table:table-cell table:formula="of:=IF([.A1617]=&quot;&quot;;[.A1618];[.A1618]+[.B1617])" office:value-type="float" office:value="60349" calcext:value-type="float">
            <text:p>60349</text:p>
          </table:table-cell>
          <table:table-cell/>
        </table:table-row>
        <table:table-row table:style-name="ro1">
          <table:table-cell/>
          <table:table-cell table:formula="of:=IF([.A1618]=&quot;&quot;;[.A1619];[.A1619]+[.B1618])" office:value-type="float" office:value="60349" calcext:value-type="float">
            <text:p>60349</text:p>
          </table:table-cell>
          <table:table-cell/>
        </table:table-row>
        <table:table-row table:style-name="ro1">
          <table:table-cell office:value-type="float" office:value="5296" calcext:value-type="float">
            <text:p>5296</text:p>
          </table:table-cell>
          <table:table-cell table:formula="of:=IF([.A1619]=&quot;&quot;;[.A1620];[.A1620]+[.B1619])" office:value-type="float" office:value="5296" calcext:value-type="float">
            <text:p>5296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IF([.A1620]=&quot;&quot;;[.A1621];[.A1621]+[.B1620])" office:value-type="float" office:value="6883" calcext:value-type="float">
            <text:p>6883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IF([.A1621]=&quot;&quot;;[.A1622];[.A1622]+[.B1621])" office:value-type="float" office:value="13783" calcext:value-type="float">
            <text:p>13783</text:p>
          </table:table-cell>
          <table:table-cell/>
        </table:table-row>
        <table:table-row table:style-name="ro1">
          <table:table-cell office:value-type="float" office:value="7476" calcext:value-type="float">
            <text:p>7476</text:p>
          </table:table-cell>
          <table:table-cell table:formula="of:=IF([.A1622]=&quot;&quot;;[.A1623];[.A1623]+[.B1622])" office:value-type="float" office:value="21259" calcext:value-type="float">
            <text:p>21259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IF([.A1623]=&quot;&quot;;[.A1624];[.A1624]+[.B1623])" office:value-type="float" office:value="24074" calcext:value-type="float">
            <text:p>24074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IF([.A1624]=&quot;&quot;;[.A1625];[.A1625]+[.B1624])" office:value-type="float" office:value="30074" calcext:value-type="float">
            <text:p>30074</text:p>
          </table:table-cell>
          <table:table-cell/>
        </table:table-row>
        <table:table-row table:style-name="ro1">
          <table:table-cell office:value-type="float" office:value="5377" calcext:value-type="float">
            <text:p>5377</text:p>
          </table:table-cell>
          <table:table-cell table:formula="of:=IF([.A1625]=&quot;&quot;;[.A1626];[.A1626]+[.B1625])" office:value-type="float" office:value="35451" calcext:value-type="float">
            <text:p>35451</text:p>
          </table:table-cell>
          <table:table-cell/>
        </table:table-row>
        <table:table-row table:style-name="ro1">
          <table:table-cell office:value-type="float" office:value="5690" calcext:value-type="float">
            <text:p>5690</text:p>
          </table:table-cell>
          <table:table-cell table:formula="of:=IF([.A1626]=&quot;&quot;;[.A1627];[.A1627]+[.B1626])" office:value-type="float" office:value="41141" calcext:value-type="float">
            <text:p>41141</text:p>
          </table:table-cell>
          <table:table-cell/>
        </table:table-row>
        <table:table-row table:style-name="ro1">
          <table:table-cell office:value-type="float" office:value="6823" calcext:value-type="float">
            <text:p>6823</text:p>
          </table:table-cell>
          <table:table-cell table:formula="of:=IF([.A1627]=&quot;&quot;;[.A1628];[.A1628]+[.B1627])" office:value-type="float" office:value="47964" calcext:value-type="float">
            <text:p>47964</text:p>
          </table:table-cell>
          <table:table-cell/>
        </table:table-row>
        <table:table-row table:style-name="ro1">
          <table:table-cell office:value-type="float" office:value="6629" calcext:value-type="float">
            <text:p>6629</text:p>
          </table:table-cell>
          <table:table-cell table:formula="of:=IF([.A1628]=&quot;&quot;;[.A1629];[.A1629]+[.B1628])" office:value-type="float" office:value="54593" calcext:value-type="float">
            <text:p>54593</text:p>
          </table:table-cell>
          <table:table-cell/>
        </table:table-row>
        <table:table-row table:style-name="ro1">
          <table:table-cell/>
          <table:table-cell table:formula="of:=IF([.A1629]=&quot;&quot;;[.A1630];[.A1630]+[.B1629])" office:value-type="float" office:value="54593" calcext:value-type="float">
            <text:p>54593</text:p>
          </table:table-cell>
          <table:table-cell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formula="of:=IF([.A1630]=&quot;&quot;;[.A1631];[.A1631]+[.B1630])" office:value-type="float" office:value="10444" calcext:value-type="float">
            <text:p>10444</text:p>
          </table:table-cell>
          <table:table-cell/>
        </table:table-row>
        <table:table-row table:style-name="ro1">
          <table:table-cell office:value-type="float" office:value="7392" calcext:value-type="float">
            <text:p>7392</text:p>
          </table:table-cell>
          <table:table-cell table:formula="of:=IF([.A1631]=&quot;&quot;;[.A1632];[.A1632]+[.B1631])" office:value-type="float" office:value="17836" calcext:value-type="float">
            <text:p>17836</text:p>
          </table:table-cell>
          <table:table-cell/>
        </table:table-row>
        <table:table-row table:style-name="ro1">
          <table:table-cell office:value-type="float" office:value="8982" calcext:value-type="float">
            <text:p>8982</text:p>
          </table:table-cell>
          <table:table-cell table:formula="of:=IF([.A1632]=&quot;&quot;;[.A1633];[.A1633]+[.B1632])" office:value-type="float" office:value="26818" calcext:value-type="float">
            <text:p>26818</text:p>
          </table:table-cell>
          <table:table-cell/>
        </table:table-row>
        <table:table-row table:style-name="ro1">
          <table:table-cell office:value-type="float" office:value="6994" calcext:value-type="float">
            <text:p>6994</text:p>
          </table:table-cell>
          <table:table-cell table:formula="of:=IF([.A1633]=&quot;&quot;;[.A1634];[.A1634]+[.B1633])" office:value-type="float" office:value="33812" calcext:value-type="float">
            <text:p>33812</text:p>
          </table:table-cell>
          <table:table-cell/>
        </table:table-row>
        <table:table-row table:style-name="ro1">
          <table:table-cell office:value-type="float" office:value="9345" calcext:value-type="float">
            <text:p>9345</text:p>
          </table:table-cell>
          <table:table-cell table:formula="of:=IF([.A1634]=&quot;&quot;;[.A1635];[.A1635]+[.B1634])" office:value-type="float" office:value="43157" calcext:value-type="float">
            <text:p>43157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IF([.A1635]=&quot;&quot;;[.A1636];[.A1636]+[.B1635])" office:value-type="float" office:value="44321" calcext:value-type="float">
            <text:p>44321</text:p>
          </table:table-cell>
          <table:table-cell/>
        </table:table-row>
        <table:table-row table:style-name="ro1">
          <table:table-cell/>
          <table:table-cell table:formula="of:=IF([.A1636]=&quot;&quot;;[.A1637];[.A1637]+[.B1636])" office:value-type="float" office:value="44321" calcext:value-type="float">
            <text:p>44321</text:p>
          </table:table-cell>
          <table:table-cell/>
        </table:table-row>
        <table:table-row table:style-name="ro1">
          <table:table-cell office:value-type="float" office:value="4648" calcext:value-type="float">
            <text:p>4648</text:p>
          </table:table-cell>
          <table:table-cell table:formula="of:=IF([.A1637]=&quot;&quot;;[.A1638];[.A1638]+[.B1637])" office:value-type="float" office:value="4648" calcext:value-type="float">
            <text:p>4648</text:p>
          </table:table-cell>
          <table:table-cell/>
        </table:table-row>
        <table:table-row table:style-name="ro1">
          <table:table-cell office:value-type="float" office:value="18356" calcext:value-type="float">
            <text:p>18356</text:p>
          </table:table-cell>
          <table:table-cell table:formula="of:=IF([.A1638]=&quot;&quot;;[.A1639];[.A1639]+[.B1638])" office:value-type="float" office:value="23004" calcext:value-type="float">
            <text:p>23004</text:p>
          </table:table-cell>
          <table:table-cell/>
        </table:table-row>
        <table:table-row table:style-name="ro1">
          <table:table-cell office:value-type="float" office:value="5229" calcext:value-type="float">
            <text:p>5229</text:p>
          </table:table-cell>
          <table:table-cell table:formula="of:=IF([.A1639]=&quot;&quot;;[.A1640];[.A1640]+[.B1639])" office:value-type="float" office:value="28233" calcext:value-type="float">
            <text:p>28233</text:p>
          </table:table-cell>
          <table:table-cell/>
        </table:table-row>
        <table:table-row table:style-name="ro1">
          <table:table-cell office:value-type="float" office:value="18479" calcext:value-type="float">
            <text:p>18479</text:p>
          </table:table-cell>
          <table:table-cell table:formula="of:=IF([.A1640]=&quot;&quot;;[.A1641];[.A1641]+[.B1640])" office:value-type="float" office:value="46712" calcext:value-type="float">
            <text:p>46712</text:p>
          </table:table-cell>
          <table:table-cell/>
        </table:table-row>
        <table:table-row table:style-name="ro1">
          <table:table-cell/>
          <table:table-cell table:formula="of:=IF([.A1641]=&quot;&quot;;[.A1642];[.A1642]+[.B1641])" office:value-type="float" office:value="46712" calcext:value-type="float">
            <text:p>46712</text:p>
          </table:table-cell>
          <table:table-cell/>
        </table:table-row>
        <table:table-row table:style-name="ro1">
          <table:table-cell office:value-type="float" office:value="37019" calcext:value-type="float">
            <text:p>37019</text:p>
          </table:table-cell>
          <table:table-cell table:formula="of:=IF([.A1642]=&quot;&quot;;[.A1643];[.A1643]+[.B1642])" office:value-type="float" office:value="37019" calcext:value-type="float">
            <text:p>37019</text:p>
          </table:table-cell>
          <table:table-cell/>
        </table:table-row>
        <table:table-row table:style-name="ro1">
          <table:table-cell/>
          <table:table-cell table:formula="of:=IF([.A1643]=&quot;&quot;;[.A1644];[.A1644]+[.B1643])" office:value-type="float" office:value="37019" calcext:value-type="float">
            <text:p>37019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IF([.A1644]=&quot;&quot;;[.A1645];[.A1645]+[.B1644])"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14516" calcext:value-type="float">
            <text:p>14516</text:p>
          </table:table-cell>
          <table:table-cell table:formula="of:=IF([.A1645]=&quot;&quot;;[.A1646];[.A1646]+[.B1645])" office:value-type="float" office:value="16111" calcext:value-type="float">
            <text:p>16111</text:p>
          </table:table-cell>
          <table:table-cell/>
        </table:table-row>
        <table:table-row table:style-name="ro1">
          <table:table-cell office:value-type="float" office:value="11072" calcext:value-type="float">
            <text:p>11072</text:p>
          </table:table-cell>
          <table:table-cell table:formula="of:=IF([.A1646]=&quot;&quot;;[.A1647];[.A1647]+[.B1646])" office:value-type="float" office:value="27183" calcext:value-type="float">
            <text:p>27183</text:p>
          </table:table-cell>
          <table:table-cell/>
        </table:table-row>
        <table:table-row table:style-name="ro1">
          <table:table-cell office:value-type="float" office:value="12073" calcext:value-type="float">
            <text:p>12073</text:p>
          </table:table-cell>
          <table:table-cell table:formula="of:=IF([.A1647]=&quot;&quot;;[.A1648];[.A1648]+[.B1647])" office:value-type="float" office:value="39256" calcext:value-type="float">
            <text:p>39256</text:p>
          </table:table-cell>
          <table:table-cell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formula="of:=IF([.A1648]=&quot;&quot;;[.A1649];[.A1649]+[.B1648])" office:value-type="float" office:value="49780" calcext:value-type="float">
            <text:p>49780</text:p>
          </table:table-cell>
          <table:table-cell/>
        </table:table-row>
        <table:table-row table:style-name="ro1">
          <table:table-cell/>
          <table:table-cell table:formula="of:=IF([.A1649]=&quot;&quot;;[.A1650];[.A1650]+[.B1649])" office:value-type="float" office:value="49780" calcext:value-type="float">
            <text:p>49780</text:p>
          </table:table-cell>
          <table:table-cell/>
        </table:table-row>
        <table:table-row table:style-name="ro1">
          <table:table-cell office:value-type="float" office:value="7074" calcext:value-type="float">
            <text:p>7074</text:p>
          </table:table-cell>
          <table:table-cell table:formula="of:=IF([.A1650]=&quot;&quot;;[.A1651];[.A1651]+[.B1650])" office:value-type="float" office:value="7074" calcext:value-type="float">
            <text:p>7074</text:p>
          </table:table-cell>
          <table:table-cell/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IF([.A1651]=&quot;&quot;;[.A1652];[.A1652]+[.B1651])" office:value-type="float" office:value="11573" calcext:value-type="float">
            <text:p>11573</text:p>
          </table:table-cell>
          <table:table-cell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.A1652]=&quot;&quot;;[.A1653];[.A1653]+[.B1652])" office:value-type="float" office:value="15101" calcext:value-type="float">
            <text:p>15101</text:p>
          </table:table-cell>
          <table:table-cell/>
        </table:table-row>
        <table:table-row table:style-name="ro1">
          <table:table-cell office:value-type="float" office:value="6918" calcext:value-type="float">
            <text:p>6918</text:p>
          </table:table-cell>
          <table:table-cell table:formula="of:=IF([.A1653]=&quot;&quot;;[.A1654];[.A1654]+[.B1653])" office:value-type="float" office:value="22019" calcext:value-type="float">
            <text:p>22019</text:p>
          </table:table-cell>
          <table:table-cell/>
        </table:table-row>
        <table:table-row table:style-name="ro1">
          <table:table-cell office:value-type="float" office:value="7634" calcext:value-type="float">
            <text:p>7634</text:p>
          </table:table-cell>
          <table:table-cell table:formula="of:=IF([.A1654]=&quot;&quot;;[.A1655];[.A1655]+[.B1654])" office:value-type="float" office:value="29653" calcext:value-type="float">
            <text:p>29653</text:p>
          </table:table-cell>
          <table:table-cell/>
        </table:table-row>
        <table:table-row table:style-name="ro1">
          <table:table-cell office:value-type="float" office:value="7018" calcext:value-type="float">
            <text:p>7018</text:p>
          </table:table-cell>
          <table:table-cell table:formula="of:=IF([.A1655]=&quot;&quot;;[.A1656];[.A1656]+[.B1655])" office:value-type="float" office:value="36671" calcext:value-type="float">
            <text:p>36671</text:p>
          </table:table-cell>
          <table:table-cell/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IF([.A1656]=&quot;&quot;;[.A1657];[.A1657]+[.B1656])" office:value-type="float" office:value="40735" calcext:value-type="float">
            <text:p>40735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.A1657]=&quot;&quot;;[.A1658];[.A1658]+[.B1657])" office:value-type="float" office:value="43081" calcext:value-type="float">
            <text:p>43081</text:p>
          </table:table-cell>
          <table:table-cell/>
        </table:table-row>
        <table:table-row table:style-name="ro1">
          <table:table-cell office:value-type="float" office:value="6254" calcext:value-type="float">
            <text:p>6254</text:p>
          </table:table-cell>
          <table:table-cell table:formula="of:=IF([.A1658]=&quot;&quot;;[.A1659];[.A1659]+[.B1658])" office:value-type="float" office:value="49335" calcext:value-type="float">
            <text:p>49335</text:p>
          </table:table-cell>
          <table:table-cell/>
        </table:table-row>
        <table:table-row table:style-name="ro1">
          <table:table-cell office:value-type="float" office:value="4557" calcext:value-type="float">
            <text:p>4557</text:p>
          </table:table-cell>
          <table:table-cell table:formula="of:=IF([.A1659]=&quot;&quot;;[.A1660];[.A1660]+[.B1659])" office:value-type="float" office:value="53892" calcext:value-type="float">
            <text:p>53892</text:p>
          </table:table-cell>
          <table:table-cell/>
        </table:table-row>
        <table:table-row table:style-name="ro1">
          <table:table-cell office:value-type="float" office:value="5201" calcext:value-type="float">
            <text:p>5201</text:p>
          </table:table-cell>
          <table:table-cell table:formula="of:=IF([.A1660]=&quot;&quot;;[.A1661];[.A1661]+[.B1660])" office:value-type="float" office:value="59093" calcext:value-type="float">
            <text:p>59093</text:p>
          </table:table-cell>
          <table:table-cell/>
        </table:table-row>
        <table:table-row table:style-name="ro1">
          <table:table-cell/>
          <table:table-cell table:formula="of:=IF([.A1661]=&quot;&quot;;[.A1662];[.A1662]+[.B1661])" office:value-type="float" office:value="59093" calcext:value-type="float">
            <text:p>59093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IF([.A1662]=&quot;&quot;;[.A1663];[.A1663]+[.B1662])"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float" office:value="4826" calcext:value-type="float">
            <text:p>4826</text:p>
          </table:table-cell>
          <table:table-cell table:formula="of:=IF([.A1663]=&quot;&quot;;[.A1664];[.A1664]+[.B1663])" office:value-type="float" office:value="6130" calcext:value-type="float">
            <text:p>6130</text:p>
          </table:table-cell>
          <table:table-cell/>
        </table:table-row>
        <table:table-row table:style-name="ro1">
          <table:table-cell office:value-type="float" office:value="7327" calcext:value-type="float">
            <text:p>7327</text:p>
          </table:table-cell>
          <table:table-cell table:formula="of:=IF([.A1664]=&quot;&quot;;[.A1665];[.A1665]+[.B1664])" office:value-type="float" office:value="13457" calcext:value-type="float">
            <text:p>13457</text:p>
          </table:table-cell>
          <table:table-cell/>
        </table:table-row>
        <table:table-row table:style-name="ro1">
          <table:table-cell office:value-type="float" office:value="7594" calcext:value-type="float">
            <text:p>7594</text:p>
          </table:table-cell>
          <table:table-cell table:formula="of:=IF([.A1665]=&quot;&quot;;[.A1666];[.A1666]+[.B1665])" office:value-type="float" office:value="21051" calcext:value-type="float">
            <text:p>21051</text:p>
          </table:table-cell>
          <table:table-cell/>
        </table:table-row>
        <table:table-row table:style-name="ro1">
          <table:table-cell office:value-type="float" office:value="5661" calcext:value-type="float">
            <text:p>5661</text:p>
          </table:table-cell>
          <table:table-cell table:formula="of:=IF([.A1666]=&quot;&quot;;[.A1667];[.A1667]+[.B1666])" office:value-type="float" office:value="26712" calcext:value-type="float">
            <text:p>26712</text:p>
          </table:table-cell>
          <table:table-cell/>
        </table:table-row>
        <table:table-row table:style-name="ro1">
          <table:table-cell office:value-type="float" office:value="6148" calcext:value-type="float">
            <text:p>6148</text:p>
          </table:table-cell>
          <table:table-cell table:formula="of:=IF([.A1667]=&quot;&quot;;[.A1668];[.A1668]+[.B1667])" office:value-type="float" office:value="32860" calcext:value-type="float">
            <text:p>32860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table:formula="of:=IF([.A1668]=&quot;&quot;;[.A1669];[.A1669]+[.B1668])" office:value-type="float" office:value="41637" calcext:value-type="float">
            <text:p>41637</text:p>
          </table:table-cell>
          <table:table-cell/>
        </table:table-row>
        <table:table-row table:style-name="ro1">
          <table:table-cell office:value-type="float" office:value="4703" calcext:value-type="float">
            <text:p>4703</text:p>
          </table:table-cell>
          <table:table-cell table:formula="of:=IF([.A1669]=&quot;&quot;;[.A1670];[.A1670]+[.B1669])" office:value-type="float" office:value="46340" calcext:value-type="float">
            <text:p>46340</text:p>
          </table:table-cell>
          <table:table-cell/>
        </table:table-row>
        <table:table-row table:style-name="ro1">
          <table:table-cell office:value-type="float" office:value="3436" calcext:value-type="float">
            <text:p>3436</text:p>
          </table:table-cell>
          <table:table-cell table:formula="of:=IF([.A1670]=&quot;&quot;;[.A1671];[.A1671]+[.B1670])" office:value-type="float" office:value="49776" calcext:value-type="float">
            <text:p>49776</text:p>
          </table:table-cell>
          <table:table-cell/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IF([.A1671]=&quot;&quot;;[.A1672];[.A1672]+[.B1671])" office:value-type="float" office:value="54674" calcext:value-type="float">
            <text:p>54674</text:p>
          </table:table-cell>
          <table:table-cell/>
        </table:table-row>
        <table:table-row table:style-name="ro1">
          <table:table-cell/>
          <table:table-cell table:formula="of:=IF([.A1672]=&quot;&quot;;[.A1673];[.A1673]+[.B1672])" office:value-type="float" office:value="54674" calcext:value-type="float">
            <text:p>54674</text:p>
          </table:table-cell>
          <table:table-cell/>
        </table:table-row>
        <table:table-row table:style-name="ro1">
          <table:table-cell office:value-type="float" office:value="69863" calcext:value-type="float">
            <text:p>69863</text:p>
          </table:table-cell>
          <table:table-cell table:formula="of:=IF([.A1673]=&quot;&quot;;[.A1674];[.A1674]+[.B1673])" office:value-type="float" office:value="69863" calcext:value-type="float">
            <text:p>69863</text:p>
          </table:table-cell>
          <table:table-cell/>
        </table:table-row>
        <table:table-row table:style-name="ro1">
          <table:table-cell/>
          <table:table-cell table:formula="of:=IF([.A1674]=&quot;&quot;;[.A1675];[.A1675]+[.B1674])" office:value-type="float" office:value="69863" calcext:value-type="float">
            <text:p>69863</text:p>
          </table:table-cell>
          <table:table-cell/>
        </table:table-row>
        <table:table-row table:style-name="ro1">
          <table:table-cell office:value-type="float" office:value="8498" calcext:value-type="float">
            <text:p>8498</text:p>
          </table:table-cell>
          <table:table-cell table:formula="of:=IF([.A1675]=&quot;&quot;;[.A1676];[.A1676]+[.B1675])" office:value-type="float" office:value="8498" calcext:value-type="float">
            <text:p>8498</text:p>
          </table:table-cell>
          <table:table-cell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formula="of:=IF([.A1676]=&quot;&quot;;[.A1677];[.A1677]+[.B1676])" office:value-type="float" office:value="19097" calcext:value-type="float">
            <text:p>19097</text:p>
          </table:table-cell>
          <table:table-cell/>
        </table:table-row>
        <table:table-row table:style-name="ro1">
          <table:table-cell office:value-type="float" office:value="9617" calcext:value-type="float">
            <text:p>9617</text:p>
          </table:table-cell>
          <table:table-cell table:formula="of:=IF([.A1677]=&quot;&quot;;[.A1678];[.A1678]+[.B1677])" office:value-type="float" office:value="28714" calcext:value-type="float">
            <text:p>28714</text:p>
          </table:table-cell>
          <table:table-cell/>
        </table:table-row>
        <table:table-row table:style-name="ro1">
          <table:table-cell office:value-type="float" office:value="8728" calcext:value-type="float">
            <text:p>8728</text:p>
          </table:table-cell>
          <table:table-cell table:formula="of:=IF([.A1678]=&quot;&quot;;[.A1679];[.A1679]+[.B1678])" office:value-type="float" office:value="37442" calcext:value-type="float">
            <text:p>37442</text:p>
          </table:table-cell>
          <table:table-cell/>
        </table:table-row>
        <table:table-row table:style-name="ro1">
          <table:table-cell office:value-type="float" office:value="9386" calcext:value-type="float">
            <text:p>9386</text:p>
          </table:table-cell>
          <table:table-cell table:formula="of:=IF([.A1679]=&quot;&quot;;[.A1680];[.A1680]+[.B1679])" office:value-type="float" office:value="46828" calcext:value-type="float">
            <text:p>46828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IF([.A1680]=&quot;&quot;;[.A1681];[.A1681]+[.B1680])" office:value-type="float" office:value="48334" calcext:value-type="float">
            <text:p>48334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IF([.A1681]=&quot;&quot;;[.A1682];[.A1682]+[.B1681])" office:value-type="float" office:value="51191" calcext:value-type="float">
            <text:p>51191</text:p>
          </table:table-cell>
          <table:table-cell/>
        </table:table-row>
        <table:table-row table:style-name="ro1">
          <table:table-cell/>
          <table:table-cell table:formula="of:=IF([.A1682]=&quot;&quot;;[.A1683];[.A1683]+[.B1682])" office:value-type="float" office:value="51191" calcext:value-type="float">
            <text:p>51191</text:p>
          </table:table-cell>
          <table:table-cell/>
        </table:table-row>
        <table:table-row table:style-name="ro1">
          <table:table-cell office:value-type="float" office:value="7081" calcext:value-type="float">
            <text:p>7081</text:p>
          </table:table-cell>
          <table:table-cell table:formula="of:=IF([.A1683]=&quot;&quot;;[.A1684];[.A1684]+[.B1683])" office:value-type="float" office:value="7081" calcext:value-type="float">
            <text:p>7081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IF([.A1684]=&quot;&quot;;[.A1685];[.A1685]+[.B1684])"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float" office:value="16812" calcext:value-type="float">
            <text:p>16812</text:p>
          </table:table-cell>
          <table:table-cell table:formula="of:=IF([.A1685]=&quot;&quot;;[.A1686];[.A1686]+[.B1685])" office:value-type="float" office:value="27153" calcext:value-type="float">
            <text:p>27153</text:p>
          </table:table-cell>
          <table:table-cell/>
        </table:table-row>
        <table:table-row table:style-name="ro1">
          <table:table-cell/>
          <table:table-cell table:formula="of:=IF([.A1686]=&quot;&quot;;[.A1687];[.A1687]+[.B1686])" office:value-type="float" office:value="27153" calcext:value-type="float">
            <text:p>27153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IF([.A1687]=&quot;&quot;;[.A1688];[.A1688]+[.B1687])"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float" office:value="5986" calcext:value-type="float">
            <text:p>5986</text:p>
          </table:table-cell>
          <table:table-cell table:formula="of:=IF([.A1688]=&quot;&quot;;[.A1689];[.A1689]+[.B1688])" office:value-type="float" office:value="7964" calcext:value-type="float">
            <text:p>7964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table:formula="of:=IF([.A1689]=&quot;&quot;;[.A1690];[.A1690]+[.B1689])" office:value-type="float" office:value="13198" calcext:value-type="float">
            <text:p>13198</text:p>
          </table:table-cell>
          <table:table-cell/>
        </table:table-row>
        <table:table-row table:style-name="ro1">
          <table:table-cell office:value-type="float" office:value="6330" calcext:value-type="float">
            <text:p>6330</text:p>
          </table:table-cell>
          <table:table-cell table:formula="of:=IF([.A1690]=&quot;&quot;;[.A1691];[.A1691]+[.B1690])" office:value-type="float" office:value="19528" calcext:value-type="float">
            <text:p>19528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IF([.A1691]=&quot;&quot;;[.A1692];[.A1692]+[.B1691])" office:value-type="float" office:value="24561" calcext:value-type="float">
            <text:p>24561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IF([.A1692]=&quot;&quot;;[.A1693];[.A1693]+[.B1692])" office:value-type="float" office:value="28057" calcext:value-type="float">
            <text:p>28057</text:p>
          </table:table-cell>
          <table:table-cell/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IF([.A1693]=&quot;&quot;;[.A1694];[.A1694]+[.B1693])" office:value-type="float" office:value="34320" calcext:value-type="float">
            <text:p>34320</text:p>
          </table:table-cell>
          <table:table-cell/>
        </table:table-row>
        <table:table-row table:style-name="ro1">
          <table:table-cell office:value-type="float" office:value="7934" calcext:value-type="float">
            <text:p>7934</text:p>
          </table:table-cell>
          <table:table-cell table:formula="of:=IF([.A1694]=&quot;&quot;;[.A1695];[.A1695]+[.B1694])" office:value-type="float" office:value="42254" calcext:value-type="float">
            <text:p>42254</text:p>
          </table:table-cell>
          <table:table-cell/>
        </table:table-row>
        <table:table-row table:style-name="ro1">
          <table:table-cell office:value-type="float" office:value="8236" calcext:value-type="float">
            <text:p>8236</text:p>
          </table:table-cell>
          <table:table-cell table:formula="of:=IF([.A1695]=&quot;&quot;;[.A1696];[.A1696]+[.B1695])" office:value-type="float" office:value="50490" calcext:value-type="float">
            <text:p>50490</text:p>
          </table:table-cell>
          <table:table-cell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1696]=&quot;&quot;;[.A1697];[.A1697]+[.B1696])" office:value-type="float" office:value="54192" calcext:value-type="float">
            <text:p>54192</text:p>
          </table:table-cell>
          <table:table-cell/>
        </table:table-row>
        <table:table-row table:style-name="ro1">
          <table:table-cell/>
          <table:table-cell table:formula="of:=IF([.A1697]=&quot;&quot;;[.A1698];[.A1698]+[.B1697])" office:value-type="float" office:value="54192" calcext:value-type="float">
            <text:p>54192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IF([.A1698]=&quot;&quot;;[.A1699];[.A1699]+[.B1698])"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IF([.A1699]=&quot;&quot;;[.A1700];[.A1700]+[.B1699])" office:value-type="float" office:value="3979" calcext:value-type="float">
            <text:p>3979</text:p>
          </table:table-cell>
          <table:table-cell/>
        </table:table-row>
        <table:table-row table:style-name="ro1">
          <table:table-cell office:value-type="float" office:value="5851" calcext:value-type="float">
            <text:p>5851</text:p>
          </table:table-cell>
          <table:table-cell table:formula="of:=IF([.A1700]=&quot;&quot;;[.A1701];[.A1701]+[.B1700])" office:value-type="float" office:value="9830" calcext:value-type="float">
            <text:p>9830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1701]=&quot;&quot;;[.A1702];[.A1702]+[.B1701])" office:value-type="float" office:value="11914" calcext:value-type="float">
            <text:p>11914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IF([.A1702]=&quot;&quot;;[.A1703];[.A1703]+[.B1702])" office:value-type="float" office:value="15006" calcext:value-type="float">
            <text:p>15006</text:p>
          </table:table-cell>
          <table:table-cell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IF([.A1703]=&quot;&quot;;[.A1704];[.A1704]+[.B1703])" office:value-type="float" office:value="21091" calcext:value-type="float">
            <text:p>21091</text:p>
          </table:table-cell>
          <table:table-cell/>
        </table:table-row>
        <table:table-row table:style-name="ro1">
          <table:table-cell office:value-type="float" office:value="6055" calcext:value-type="float">
            <text:p>6055</text:p>
          </table:table-cell>
          <table:table-cell table:formula="of:=IF([.A1704]=&quot;&quot;;[.A1705];[.A1705]+[.B1704])" office:value-type="float" office:value="27146" calcext:value-type="float">
            <text:p>27146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IF([.A1705]=&quot;&quot;;[.A1706];[.A1706]+[.B1705])" office:value-type="float" office:value="30689" calcext:value-type="float">
            <text:p>30689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IF([.A1706]=&quot;&quot;;[.A1707];[.A1707]+[.B1706])" office:value-type="float" office:value="33492" calcext:value-type="float">
            <text:p>33492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IF([.A1707]=&quot;&quot;;[.A1708];[.A1708]+[.B1707])" office:value-type="float" office:value="35044" calcext:value-type="float">
            <text:p>35044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IF([.A1708]=&quot;&quot;;[.A1709];[.A1709]+[.B1708])" office:value-type="float" office:value="36065" calcext:value-type="float">
            <text:p>36065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IF([.A1709]=&quot;&quot;;[.A1710];[.A1710]+[.B1709])" office:value-type="float" office:value="41247" calcext:value-type="float">
            <text:p>41247</text:p>
          </table:table-cell>
          <table:table-cell/>
        </table:table-row>
        <table:table-row table:style-name="ro1">
          <table:table-cell office:value-type="float" office:value="4564" calcext:value-type="float">
            <text:p>4564</text:p>
          </table:table-cell>
          <table:table-cell table:formula="of:=IF([.A1710]=&quot;&quot;;[.A1711];[.A1711]+[.B1710])" office:value-type="float" office:value="45811" calcext:value-type="float">
            <text:p>45811</text:p>
          </table:table-cell>
          <table:table-cell/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IF([.A1711]=&quot;&quot;;[.A1712];[.A1712]+[.B1711])" office:value-type="float" office:value="49723" calcext:value-type="float">
            <text:p>49723</text:p>
          </table:table-cell>
          <table:table-cell/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IF([.A1712]=&quot;&quot;;[.A1713];[.A1713]+[.B1712])" office:value-type="float" office:value="53577" calcext:value-type="float">
            <text:p>53577</text:p>
          </table:table-cell>
          <table:table-cell/>
        </table:table-row>
        <table:table-row table:style-name="ro1">
          <table:table-cell/>
          <table:table-cell table:formula="of:=IF([.A1713]=&quot;&quot;;[.A1714];[.A1714]+[.B1713])" office:value-type="float" office:value="53577" calcext:value-type="float">
            <text:p>53577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IF([.A1714]=&quot;&quot;;[.A1715];[.A1715]+[.B1714])"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float" office:value="6113" calcext:value-type="float">
            <text:p>6113</text:p>
          </table:table-cell>
          <table:table-cell table:formula="of:=IF([.A1715]=&quot;&quot;;[.A1716];[.A1716]+[.B1715])" office:value-type="float" office:value="7116" calcext:value-type="float">
            <text:p>7116</text:p>
          </table:table-cell>
          <table:table-cell/>
        </table:table-row>
        <table:table-row table:style-name="ro1">
          <table:table-cell office:value-type="float" office:value="5847" calcext:value-type="float">
            <text:p>5847</text:p>
          </table:table-cell>
          <table:table-cell table:formula="of:=IF([.A1716]=&quot;&quot;;[.A1717];[.A1717]+[.B1716])" office:value-type="float" office:value="12963" calcext:value-type="float">
            <text:p>12963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IF([.A1717]=&quot;&quot;;[.A1718];[.A1718]+[.B1717])" office:value-type="float" office:value="14442" calcext:value-type="float">
            <text:p>14442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IF([.A1718]=&quot;&quot;;[.A1719];[.A1719]+[.B1718])" office:value-type="float" office:value="17976" calcext:value-type="float">
            <text:p>17976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IF([.A1719]=&quot;&quot;;[.A1720];[.A1720]+[.B1719])" office:value-type="float" office:value="19473" calcext:value-type="float">
            <text:p>19473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IF([.A1720]=&quot;&quot;;[.A1721];[.A1721]+[.B1720])" office:value-type="float" office:value="21520" calcext:value-type="float">
            <text:p>21520</text:p>
          </table:table-cell>
          <table:table-cell/>
        </table:table-row>
        <table:table-row table:style-name="ro1">
          <table:table-cell office:value-type="float" office:value="6062" calcext:value-type="float">
            <text:p>6062</text:p>
          </table:table-cell>
          <table:table-cell table:formula="of:=IF([.A1721]=&quot;&quot;;[.A1722];[.A1722]+[.B1721])" office:value-type="float" office:value="27582" calcext:value-type="float">
            <text:p>27582</text:p>
          </table:table-cell>
          <table:table-cell/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IF([.A1722]=&quot;&quot;;[.A1723];[.A1723]+[.B1722])" office:value-type="float" office:value="31295" calcext:value-type="float">
            <text:p>31295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IF([.A1723]=&quot;&quot;;[.A1724];[.A1724]+[.B1723])" office:value-type="float" office:value="35183" calcext:value-type="float">
            <text:p>35183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IF([.A1724]=&quot;&quot;;[.A1725];[.A1725]+[.B1724])" office:value-type="float" office:value="37030" calcext:value-type="float">
            <text:p>37030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IF([.A1725]=&quot;&quot;;[.A1726];[.A1726]+[.B1725])" office:value-type="float" office:value="38828" calcext:value-type="float">
            <text:p>38828</text:p>
          </table:table-cell>
          <table:table-cell/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IF([.A1726]=&quot;&quot;;[.A1727];[.A1727]+[.B1726])" office:value-type="float" office:value="42035" calcext:value-type="float">
            <text:p>42035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.A1727]=&quot;&quot;;[.A1728];[.A1728]+[.B1727])" office:value-type="float" office:value="44595" calcext:value-type="float">
            <text:p>44595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table:formula="of:=IF([.A1728]=&quot;&quot;;[.A1729];[.A1729]+[.B1728])" office:value-type="float" office:value="47807" calcext:value-type="float">
            <text:p>47807</text:p>
          </table:table-cell>
          <table:table-cell/>
        </table:table-row>
        <table:table-row table:style-name="ro1">
          <table:table-cell/>
          <table:table-cell table:formula="of:=IF([.A1729]=&quot;&quot;;[.A1730];[.A1730]+[.B1729])" office:value-type="float" office:value="47807" calcext:value-type="float">
            <text:p>47807</text:p>
          </table:table-cell>
          <table:table-cell/>
        </table:table-row>
        <table:table-row table:style-name="ro1">
          <table:table-cell office:value-type="float" office:value="4904" calcext:value-type="float">
            <text:p>4904</text:p>
          </table:table-cell>
          <table:table-cell table:formula="of:=IF([.A1730]=&quot;&quot;;[.A1731];[.A1731]+[.B1730])" office:value-type="float" office:value="4904" calcext:value-type="float">
            <text:p>4904</text:p>
          </table:table-cell>
          <table:table-cell/>
        </table:table-row>
        <table:table-row table:style-name="ro1">
          <table:table-cell office:value-type="float" office:value="7090" calcext:value-type="float">
            <text:p>7090</text:p>
          </table:table-cell>
          <table:table-cell table:formula="of:=IF([.A1731]=&quot;&quot;;[.A1732];[.A1732]+[.B1731])" office:value-type="float" office:value="11994" calcext:value-type="float">
            <text:p>11994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IF([.A1732]=&quot;&quot;;[.A1733];[.A1733]+[.B1732])" office:value-type="float" office:value="14488" calcext:value-type="float">
            <text:p>14488</text:p>
          </table:table-cell>
          <table:table-cell/>
        </table:table-row>
        <table:table-row table:style-name="ro1">
          <table:table-cell office:value-type="float" office:value="8864" calcext:value-type="float">
            <text:p>8864</text:p>
          </table:table-cell>
          <table:table-cell table:formula="of:=IF([.A1733]=&quot;&quot;;[.A1734];[.A1734]+[.B1733])" office:value-type="float" office:value="23352" calcext:value-type="float">
            <text:p>23352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IF([.A1734]=&quot;&quot;;[.A1735];[.A1735]+[.B1734])" office:value-type="float" office:value="24846" calcext:value-type="float">
            <text:p>24846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IF([.A1735]=&quot;&quot;;[.A1736];[.A1736]+[.B1735])" office:value-type="float" office:value="28159" calcext:value-type="float">
            <text:p>28159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IF([.A1736]=&quot;&quot;;[.A1737];[.A1737]+[.B1736])" office:value-type="float" office:value="29168" calcext:value-type="float">
            <text:p>29168</text:p>
          </table:table-cell>
          <table:table-cell/>
        </table:table-row>
        <table:table-row table:style-name="ro1">
          <table:table-cell office:value-type="float" office:value="7531" calcext:value-type="float">
            <text:p>7531</text:p>
          </table:table-cell>
          <table:table-cell table:formula="of:=IF([.A1737]=&quot;&quot;;[.A1738];[.A1738]+[.B1737])" office:value-type="float" office:value="36699" calcext:value-type="float">
            <text:p>36699</text:p>
          </table:table-cell>
          <table:table-cell/>
        </table:table-row>
        <table:table-row table:style-name="ro1">
          <table:table-cell office:value-type="float" office:value="4235" calcext:value-type="float">
            <text:p>4235</text:p>
          </table:table-cell>
          <table:table-cell table:formula="of:=IF([.A1738]=&quot;&quot;;[.A1739];[.A1739]+[.B1738])" office:value-type="float" office:value="40934" calcext:value-type="float">
            <text:p>40934</text:p>
          </table:table-cell>
          <table:table-cell/>
        </table:table-row>
        <table:table-row table:style-name="ro1">
          <table:table-cell/>
          <table:table-cell table:formula="of:=IF([.A1739]=&quot;&quot;;[.A1740];[.A1740]+[.B1739])" office:value-type="float" office:value="40934" calcext:value-type="float">
            <text:p>40934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IF([.A1740]=&quot;&quot;;[.A1741];[.A1741]+[.B1740])" office:value-type="float" office:value="3024" calcext:value-type="float">
            <text:p>3024</text:p>
          </table:table-cell>
          <table:table-cell/>
        </table:table-row>
        <table:table-row table:style-name="ro1">
          <table:table-cell office:value-type="float" office:value="7888" calcext:value-type="float">
            <text:p>7888</text:p>
          </table:table-cell>
          <table:table-cell table:formula="of:=IF([.A1741]=&quot;&quot;;[.A1742];[.A1742]+[.B1741])" office:value-type="float" office:value="10912" calcext:value-type="float">
            <text:p>10912</text:p>
          </table:table-cell>
          <table:table-cell/>
        </table:table-row>
        <table:table-row table:style-name="ro1">
          <table:table-cell office:value-type="float" office:value="3711" calcext:value-type="float">
            <text:p>3711</text:p>
          </table:table-cell>
          <table:table-cell table:formula="of:=IF([.A1742]=&quot;&quot;;[.A1743];[.A1743]+[.B1742])" office:value-type="float" office:value="14623" calcext:value-type="float">
            <text:p>14623</text:p>
          </table:table-cell>
          <table:table-cell/>
        </table:table-row>
        <table:table-row table:style-name="ro1">
          <table:table-cell office:value-type="float" office:value="7637" calcext:value-type="float">
            <text:p>7637</text:p>
          </table:table-cell>
          <table:table-cell table:formula="of:=IF([.A1743]=&quot;&quot;;[.A1744];[.A1744]+[.B1743])" office:value-type="float" office:value="22260" calcext:value-type="float">
            <text:p>22260</text:p>
          </table:table-cell>
          <table:table-cell/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IF([.A1744]=&quot;&quot;;[.A1745];[.A1745]+[.B1744])" office:value-type="float" office:value="27064" calcext:value-type="float">
            <text:p>27064</text:p>
          </table:table-cell>
          <table:table-cell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formula="of:=IF([.A1745]=&quot;&quot;;[.A1746];[.A1746]+[.B1745])" office:value-type="float" office:value="37333" calcext:value-type="float">
            <text:p>37333</text:p>
          </table:table-cell>
          <table:table-cell/>
        </table:table-row>
        <table:table-row table:style-name="ro1">
          <table:table-cell office:value-type="float" office:value="4739" calcext:value-type="float">
            <text:p>4739</text:p>
          </table:table-cell>
          <table:table-cell table:formula="of:=IF([.A1746]=&quot;&quot;;[.A1747];[.A1747]+[.B1746])" office:value-type="float" office:value="42072" calcext:value-type="float">
            <text:p>42072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IF([.A1747]=&quot;&quot;;[.A1748];[.A1748]+[.B1747])" office:value-type="float" office:value="45196" calcext:value-type="float">
            <text:p>45196</text:p>
          </table:table-cell>
          <table:table-cell/>
        </table:table-row>
        <table:table-row table:style-name="ro1">
          <table:table-cell/>
          <table:table-cell table:formula="of:=IF([.A1748]=&quot;&quot;;[.A1749];[.A1749]+[.B1748])" office:value-type="float" office:value="45196" calcext:value-type="float">
            <text:p>45196</text:p>
          </table:table-cell>
          <table:table-cell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formula="of:=IF([.A1749]=&quot;&quot;;[.A1750];[.A1750]+[.B1749])" office:value-type="float" office:value="10068" calcext:value-type="float">
            <text:p>10068</text:p>
          </table:table-cell>
          <table:table-cell/>
        </table:table-row>
        <table:table-row table:style-name="ro1">
          <table:table-cell office:value-type="float" office:value="9428" calcext:value-type="float">
            <text:p>9428</text:p>
          </table:table-cell>
          <table:table-cell table:formula="of:=IF([.A1750]=&quot;&quot;;[.A1751];[.A1751]+[.B1750])" office:value-type="float" office:value="19496" calcext:value-type="float">
            <text:p>19496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IF([.A1751]=&quot;&quot;;[.A1752];[.A1752]+[.B1751])" office:value-type="float" office:value="25058" calcext:value-type="float">
            <text:p>25058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IF([.A1752]=&quot;&quot;;[.A1753];[.A1753]+[.B1752])" office:value-type="float" office:value="27779" calcext:value-type="float">
            <text:p>27779</text:p>
          </table:table-cell>
          <table:table-cell/>
        </table:table-row>
        <table:table-row table:style-name="ro1">
          <table:table-cell/>
          <table:table-cell table:formula="of:=IF([.A1753]=&quot;&quot;;[.A1754];[.A1754]+[.B1753])" office:value-type="float" office:value="27779" calcext:value-type="float">
            <text:p>27779</text:p>
          </table:table-cell>
          <table:table-cell/>
        </table:table-row>
        <table:table-row table:style-name="ro1">
          <table:table-cell office:value-type="float" office:value="6320" calcext:value-type="float">
            <text:p>6320</text:p>
          </table:table-cell>
          <table:table-cell table:formula="of:=IF([.A1754]=&quot;&quot;;[.A1755];[.A1755]+[.B1754])" office:value-type="float" office:value="6320" calcext:value-type="float">
            <text:p>6320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table:formula="of:=IF([.A1755]=&quot;&quot;;[.A1756];[.A1756]+[.B1755])" office:value-type="float" office:value="12741" calcext:value-type="float">
            <text:p>12741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IF([.A1756]=&quot;&quot;;[.A1757];[.A1757]+[.B1756])" office:value-type="float" office:value="15663" calcext:value-type="float">
            <text:p>15663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IF([.A1757]=&quot;&quot;;[.A1758];[.A1758]+[.B1757])" office:value-type="float" office:value="19556" calcext:value-type="float">
            <text:p>19556</text:p>
          </table:table-cell>
          <table:table-cell/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IF([.A1758]=&quot;&quot;;[.A1759];[.A1759]+[.B1758])" office:value-type="float" office:value="23188" calcext:value-type="float">
            <text:p>23188</text:p>
          </table:table-cell>
          <table:table-cell/>
        </table:table-row>
        <table:table-row table:style-name="ro1">
          <table:table-cell office:value-type="float" office:value="5560" calcext:value-type="float">
            <text:p>5560</text:p>
          </table:table-cell>
          <table:table-cell table:formula="of:=IF([.A1759]=&quot;&quot;;[.A1760];[.A1760]+[.B1759])" office:value-type="float" office:value="28748" calcext:value-type="float">
            <text:p>28748</text:p>
          </table:table-cell>
          <table:table-cell/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IF([.A1760]=&quot;&quot;;[.A1761];[.A1761]+[.B1760])" office:value-type="float" office:value="32327" calcext:value-type="float">
            <text:p>32327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table:formula="of:=IF([.A1761]=&quot;&quot;;[.A1762];[.A1762]+[.B1761])" office:value-type="float" office:value="37508" calcext:value-type="float">
            <text:p>37508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IF([.A1762]=&quot;&quot;;[.A1763];[.A1763]+[.B1762])" office:value-type="float" office:value="39435" calcext:value-type="float">
            <text:p>39435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IF([.A1763]=&quot;&quot;;[.A1764];[.A1764]+[.B1763])" office:value-type="float" office:value="43295" calcext:value-type="float">
            <text:p>43295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[.A1764]=&quot;&quot;;[.A1765];[.A1765]+[.B1764])" office:value-type="float" office:value="44727" calcext:value-type="float">
            <text:p>44727</text:p>
          </table:table-cell>
          <table:table-cell/>
        </table:table-row>
        <table:table-row table:style-name="ro1">
          <table:table-cell office:value-type="float" office:value="4818" calcext:value-type="float">
            <text:p>4818</text:p>
          </table:table-cell>
          <table:table-cell table:formula="of:=IF([.A1765]=&quot;&quot;;[.A1766];[.A1766]+[.B1765])" office:value-type="float" office:value="49545" calcext:value-type="float">
            <text:p>49545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IF([.A1766]=&quot;&quot;;[.A1767];[.A1767]+[.B1766])" office:value-type="float" office:value="52413" calcext:value-type="float">
            <text:p>52413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IF([.A1767]=&quot;&quot;;[.A1768];[.A1768]+[.B1767])" office:value-type="float" office:value="54597" calcext:value-type="float">
            <text:p>54597</text:p>
          </table:table-cell>
          <table:table-cell/>
        </table:table-row>
        <table:table-row table:style-name="ro1">
          <table:table-cell/>
          <table:table-cell table:formula="of:=IF([.A1768]=&quot;&quot;;[.A1769];[.A1769]+[.B1768])" office:value-type="float" office:value="54597" calcext:value-type="float">
            <text:p>54597</text:p>
          </table:table-cell>
          <table:table-cell/>
        </table:table-row>
        <table:table-row table:style-name="ro1">
          <table:table-cell office:value-type="float" office:value="11927" calcext:value-type="float">
            <text:p>11927</text:p>
          </table:table-cell>
          <table:table-cell table:formula="of:=IF([.A1769]=&quot;&quot;;[.A1770];[.A1770]+[.B1769])" office:value-type="float" office:value="11927" calcext:value-type="float">
            <text:p>11927</text:p>
          </table:table-cell>
          <table:table-cell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IF([.A1770]=&quot;&quot;;[.A1771];[.A1771]+[.B1770])" office:value-type="float" office:value="16691" calcext:value-type="float">
            <text:p>16691</text:p>
          </table:table-cell>
          <table:table-cell/>
        </table:table-row>
        <table:table-row table:style-name="ro1">
          <table:table-cell office:value-type="float" office:value="7755" calcext:value-type="float">
            <text:p>7755</text:p>
          </table:table-cell>
          <table:table-cell table:formula="of:=IF([.A1771]=&quot;&quot;;[.A1772];[.A1772]+[.B1771])" office:value-type="float" office:value="24446" calcext:value-type="float">
            <text:p>24446</text:p>
          </table:table-cell>
          <table:table-cell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formula="of:=IF([.A1772]=&quot;&quot;;[.A1773];[.A1773]+[.B1772])" office:value-type="float" office:value="34605" calcext:value-type="float">
            <text:p>34605</text:p>
          </table:table-cell>
          <table:table-cell/>
        </table:table-row>
        <table:table-row table:style-name="ro1">
          <table:table-cell office:value-type="float" office:value="6954" calcext:value-type="float">
            <text:p>6954</text:p>
          </table:table-cell>
          <table:table-cell table:formula="of:=IF([.A1773]=&quot;&quot;;[.A1774];[.A1774]+[.B1773])" office:value-type="float" office:value="41559" calcext:value-type="float">
            <text:p>41559</text:p>
          </table:table-cell>
          <table:table-cell/>
        </table:table-row>
        <table:table-row table:style-name="ro1">
          <table:table-cell office:value-type="float" office:value="9559" calcext:value-type="float">
            <text:p>9559</text:p>
          </table:table-cell>
          <table:table-cell table:formula="of:=IF([.A1774]=&quot;&quot;;[.A1775];[.A1775]+[.B1774])" office:value-type="float" office:value="51118" calcext:value-type="float">
            <text:p>51118</text:p>
          </table:table-cell>
          <table:table-cell/>
        </table:table-row>
        <table:table-row table:style-name="ro1">
          <table:table-cell/>
          <table:table-cell table:formula="of:=IF([.A1775]=&quot;&quot;;[.A1776];[.A1776]+[.B1775])" office:value-type="float" office:value="51118" calcext:value-type="float">
            <text:p>51118</text:p>
          </table:table-cell>
          <table:table-cell/>
        </table:table-row>
        <table:table-row table:style-name="ro1">
          <table:table-cell office:value-type="float" office:value="8985" calcext:value-type="float">
            <text:p>8985</text:p>
          </table:table-cell>
          <table:table-cell table:formula="of:=IF([.A1776]=&quot;&quot;;[.A1777];[.A1777]+[.B1776])" office:value-type="float" office:value="8985" calcext:value-type="float">
            <text:p>8985</text:p>
          </table:table-cell>
          <table:table-cell/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IF([.A1777]=&quot;&quot;;[.A1778];[.A1778]+[.B1777])" office:value-type="float" office:value="14381" calcext:value-type="float">
            <text:p>14381</text:p>
          </table:table-cell>
          <table:table-cell/>
        </table:table-row>
        <table:table-row table:style-name="ro1">
          <table:table-cell/>
          <table:table-cell table:formula="of:=IF([.A1778]=&quot;&quot;;[.A1779];[.A1779]+[.B1778])" office:value-type="float" office:value="14381" calcext:value-type="float">
            <text:p>14381</text:p>
          </table:table-cell>
          <table:table-cell/>
        </table:table-row>
        <table:table-row table:style-name="ro1">
          <table:table-cell office:value-type="float" office:value="5821" calcext:value-type="float">
            <text:p>5821</text:p>
          </table:table-cell>
          <table:table-cell table:formula="of:=IF([.A1779]=&quot;&quot;;[.A1780];[.A1780]+[.B1779])" office:value-type="float" office:value="5821" calcext:value-type="float">
            <text:p>5821</text:p>
          </table:table-cell>
          <table:table-cell/>
        </table:table-row>
        <table:table-row table:style-name="ro1">
          <table:table-cell office:value-type="float" office:value="15081" calcext:value-type="float">
            <text:p>15081</text:p>
          </table:table-cell>
          <table:table-cell table:formula="of:=IF([.A1780]=&quot;&quot;;[.A1781];[.A1781]+[.B1780])" office:value-type="float" office:value="20902" calcext:value-type="float">
            <text:p>20902</text:p>
          </table:table-cell>
          <table:table-cell/>
        </table:table-row>
        <table:table-row table:style-name="ro1">
          <table:table-cell office:value-type="float" office:value="12926" calcext:value-type="float">
            <text:p>12926</text:p>
          </table:table-cell>
          <table:table-cell table:formula="of:=IF([.A1781]=&quot;&quot;;[.A1782];[.A1782]+[.B1781])" office:value-type="float" office:value="33828" calcext:value-type="float">
            <text:p>33828</text:p>
          </table:table-cell>
          <table:table-cell/>
        </table:table-row>
        <table:table-row table:style-name="ro1">
          <table:table-cell office:value-type="float" office:value="16298" calcext:value-type="float">
            <text:p>16298</text:p>
          </table:table-cell>
          <table:table-cell table:formula="of:=IF([.A1782]=&quot;&quot;;[.A1783];[.A1783]+[.B1782])" office:value-type="float" office:value="50126" calcext:value-type="float">
            <text:p>50126</text:p>
          </table:table-cell>
          <table:table-cell/>
        </table:table-row>
        <table:table-row table:style-name="ro1">
          <table:table-cell office:value-type="float" office:value="11228" calcext:value-type="float">
            <text:p>11228</text:p>
          </table:table-cell>
          <table:table-cell table:formula="of:=IF([.A1783]=&quot;&quot;;[.A1784];[.A1784]+[.B1783])" office:value-type="float" office:value="61354" calcext:value-type="float">
            <text:p>61354</text:p>
          </table:table-cell>
          <table:table-cell/>
        </table:table-row>
        <table:table-row table:style-name="ro1">
          <table:table-cell/>
          <table:table-cell table:formula="of:=IF([.A1784]=&quot;&quot;;[.A1785];[.A1785]+[.B1784])" office:value-type="float" office:value="61354" calcext:value-type="float">
            <text:p>61354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IF([.A1785]=&quot;&quot;;[.A1786];[.A1786]+[.B1785])" office:value-type="float" office:value="2555" calcext:value-type="float">
            <text:p>2555</text:p>
          </table:table-cell>
          <table:table-cell/>
        </table:table-row>
        <table:table-row table:style-name="ro1">
          <table:table-cell office:value-type="float" office:value="4710" calcext:value-type="float">
            <text:p>4710</text:p>
          </table:table-cell>
          <table:table-cell table:formula="of:=IF([.A1786]=&quot;&quot;;[.A1787];[.A1787]+[.B1786])" office:value-type="float" office:value="7265" calcext:value-type="float">
            <text:p>7265</text:p>
          </table:table-cell>
          <table:table-cell/>
        </table:table-row>
        <table:table-row table:style-name="ro1">
          <table:table-cell office:value-type="float" office:value="5259" calcext:value-type="float">
            <text:p>5259</text:p>
          </table:table-cell>
          <table:table-cell table:formula="of:=IF([.A1787]=&quot;&quot;;[.A1788];[.A1788]+[.B1787])" office:value-type="float" office:value="12524" calcext:value-type="float">
            <text:p>12524</text:p>
          </table:table-cell>
          <table:table-cell/>
        </table:table-row>
        <table:table-row table:style-name="ro1">
          <table:table-cell office:value-type="float" office:value="5744" calcext:value-type="float">
            <text:p>5744</text:p>
          </table:table-cell>
          <table:table-cell table:formula="of:=IF([.A1788]=&quot;&quot;;[.A1789];[.A1789]+[.B1788])" office:value-type="float" office:value="18268" calcext:value-type="float">
            <text:p>18268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IF([.A1789]=&quot;&quot;;[.A1790];[.A1790]+[.B1789])" office:value-type="float" office:value="20757" calcext:value-type="float">
            <text:p>20757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IF([.A1790]=&quot;&quot;;[.A1791];[.A1791]+[.B1790])" office:value-type="float" office:value="22825" calcext:value-type="float">
            <text:p>22825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IF([.A1791]=&quot;&quot;;[.A1792];[.A1792]+[.B1791])" office:value-type="float" office:value="24327" calcext:value-type="float">
            <text:p>24327</text:p>
          </table:table-cell>
          <table:table-cell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IF([.A1792]=&quot;&quot;;[.A1793];[.A1793]+[.B1792])" office:value-type="float" office:value="28823" calcext:value-type="float">
            <text:p>28823</text:p>
          </table:table-cell>
          <table:table-cell/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IF([.A1793]=&quot;&quot;;[.A1794];[.A1794]+[.B1793])" office:value-type="float" office:value="32608" calcext:value-type="float">
            <text:p>32608</text:p>
          </table:table-cell>
          <table:table-cell/>
        </table:table-row>
        <table:table-row table:style-name="ro1">
          <table:table-cell office:value-type="float" office:value="3377" calcext:value-type="float">
            <text:p>3377</text:p>
          </table:table-cell>
          <table:table-cell table:formula="of:=IF([.A1794]=&quot;&quot;;[.A1795];[.A1795]+[.B1794])" office:value-type="float" office:value="35985" calcext:value-type="float">
            <text:p>35985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1795]=&quot;&quot;;[.A1796];[.A1796]+[.B1795])" office:value-type="float" office:value="38306" calcext:value-type="float">
            <text:p>38306</text:p>
          </table:table-cell>
          <table:table-cell/>
        </table:table-row>
        <table:table-row table:style-name="ro1">
          <table:table-cell office:value-type="float" office:value="3902" calcext:value-type="float">
            <text:p>3902</text:p>
          </table:table-cell>
          <table:table-cell table:formula="of:=IF([.A1796]=&quot;&quot;;[.A1797];[.A1797]+[.B1796])" office:value-type="float" office:value="42208" calcext:value-type="float">
            <text:p>42208</text:p>
          </table:table-cell>
          <table:table-cell/>
        </table:table-row>
        <table:table-row table:style-name="ro1">
          <table:table-cell/>
          <table:table-cell table:formula="of:=IF([.A1797]=&quot;&quot;;[.A1798];[.A1798]+[.B1797])" office:value-type="float" office:value="42208" calcext:value-type="float">
            <text:p>42208</text:p>
          </table:table-cell>
          <table:table-cell/>
        </table:table-row>
        <table:table-row table:style-name="ro1">
          <table:table-cell office:value-type="float" office:value="10993" calcext:value-type="float">
            <text:p>10993</text:p>
          </table:table-cell>
          <table:table-cell table:formula="of:=IF([.A1798]=&quot;&quot;;[.A1799];[.A1799]+[.B1798])" office:value-type="float" office:value="10993" calcext:value-type="float">
            <text:p>10993</text:p>
          </table:table-cell>
          <table:table-cell/>
        </table:table-row>
        <table:table-row table:style-name="ro1">
          <table:table-cell office:value-type="float" office:value="10833" calcext:value-type="float">
            <text:p>10833</text:p>
          </table:table-cell>
          <table:table-cell table:formula="of:=IF([.A1799]=&quot;&quot;;[.A1800];[.A1800]+[.B1799])" office:value-type="float" office:value="21826" calcext:value-type="float">
            <text:p>21826</text:p>
          </table:table-cell>
          <table:table-cell/>
        </table:table-row>
        <table:table-row table:style-name="ro1">
          <table:table-cell office:value-type="float" office:value="24463" calcext:value-type="float">
            <text:p>24463</text:p>
          </table:table-cell>
          <table:table-cell table:formula="of:=IF([.A1800]=&quot;&quot;;[.A1801];[.A1801]+[.B1800])" office:value-type="float" office:value="46289" calcext:value-type="float">
            <text:p>46289</text:p>
          </table:table-cell>
          <table:table-cell/>
        </table:table-row>
        <table:table-row table:style-name="ro1">
          <table:table-cell/>
          <table:table-cell table:formula="of:=IF([.A1801]=&quot;&quot;;[.A1802];[.A1802]+[.B1801])" office:value-type="float" office:value="46289" calcext:value-type="float">
            <text:p>46289</text:p>
          </table:table-cell>
          <table:table-cell/>
        </table:table-row>
        <table:table-row table:style-name="ro1">
          <table:table-cell office:value-type="float" office:value="4011" calcext:value-type="float">
            <text:p>4011</text:p>
          </table:table-cell>
          <table:table-cell table:formula="of:=IF([.A1802]=&quot;&quot;;[.A1803];[.A1803]+[.B1802])"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IF([.A1803]=&quot;&quot;;[.A1804];[.A1804]+[.B1803])"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IF([.A1804]=&quot;&quot;;[.A1805];[.A1805]+[.B1804])" office:value-type="float" office:value="7187" calcext:value-type="float">
            <text:p>7187</text:p>
          </table:table-cell>
          <table:table-cell/>
        </table:table-row>
        <table:table-row table:style-name="ro1">
          <table:table-cell office:value-type="float" office:value="5185" calcext:value-type="float">
            <text:p>5185</text:p>
          </table:table-cell>
          <table:table-cell table:formula="of:=IF([.A1805]=&quot;&quot;;[.A1806];[.A1806]+[.B1805])" office:value-type="float" office:value="12372" calcext:value-type="float">
            <text:p>12372</text:p>
          </table:table-cell>
          <table:table-cell/>
        </table:table-row>
        <table:table-row table:style-name="ro1">
          <table:table-cell office:value-type="float" office:value="3488" calcext:value-type="float">
            <text:p>3488</text:p>
          </table:table-cell>
          <table:table-cell table:formula="of:=IF([.A1806]=&quot;&quot;;[.A1807];[.A1807]+[.B1806])" office:value-type="float" office:value="15860" calcext:value-type="float">
            <text:p>15860</text:p>
          </table:table-cell>
          <table:table-cell/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IF([.A1807]=&quot;&quot;;[.A1808];[.A1808]+[.B1807])" office:value-type="float" office:value="19596" calcext:value-type="float">
            <text:p>19596</text:p>
          </table:table-cell>
          <table:table-cell/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IF([.A1808]=&quot;&quot;;[.A1809];[.A1809]+[.B1808])" office:value-type="float" office:value="24522" calcext:value-type="float">
            <text:p>24522</text:p>
          </table:table-cell>
          <table:table-cell/>
        </table:table-row>
        <table:table-row table:style-name="ro1">
          <table:table-cell office:value-type="float" office:value="4891" calcext:value-type="float">
            <text:p>4891</text:p>
          </table:table-cell>
          <table:table-cell table:formula="of:=IF([.A1809]=&quot;&quot;;[.A1810];[.A1810]+[.B1809])" office:value-type="float" office:value="29413" calcext:value-type="float">
            <text:p>29413</text:p>
          </table:table-cell>
          <table:table-cell/>
        </table:table-row>
        <table:table-row table:style-name="ro1">
          <table:table-cell office:value-type="float" office:value="3448" calcext:value-type="float">
            <text:p>3448</text:p>
          </table:table-cell>
          <table:table-cell table:formula="of:=IF([.A1810]=&quot;&quot;;[.A1811];[.A1811]+[.B1810])" office:value-type="float" office:value="32861" calcext:value-type="float">
            <text:p>32861</text:p>
          </table:table-cell>
          <table:table-cell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IF([.A1811]=&quot;&quot;;[.A1812];[.A1812]+[.B1811])" office:value-type="float" office:value="36132" calcext:value-type="float">
            <text:p>36132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IF([.A1812]=&quot;&quot;;[.A1813];[.A1813]+[.B1812])" office:value-type="float" office:value="40766" calcext:value-type="float">
            <text:p>40766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table:formula="of:=IF([.A1813]=&quot;&quot;;[.A1814];[.A1814]+[.B1813])" office:value-type="float" office:value="44517" calcext:value-type="float">
            <text:p>44517</text:p>
          </table:table-cell>
          <table:table-cell/>
        </table:table-row>
        <table:table-row table:style-name="ro1">
          <table:table-cell office:value-type="float" office:value="5303" calcext:value-type="float">
            <text:p>5303</text:p>
          </table:table-cell>
          <table:table-cell table:formula="of:=IF([.A1814]=&quot;&quot;;[.A1815];[.A1815]+[.B1814])" office:value-type="float" office:value="49820" calcext:value-type="float">
            <text:p>4982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.A1815]=&quot;&quot;;[.A1816];[.A1816]+[.B1815])" office:value-type="float" office:value="51814" calcext:value-type="float">
            <text:p>51814</text:p>
          </table:table-cell>
          <table:table-cell/>
        </table:table-row>
        <table:table-row table:style-name="ro1">
          <table:table-cell/>
          <table:table-cell table:formula="of:=IF([.A1816]=&quot;&quot;;[.A1817];[.A1817]+[.B1816])" office:value-type="float" office:value="51814" calcext:value-type="float">
            <text:p>51814</text:p>
          </table:table-cell>
          <table:table-cell/>
        </table:table-row>
        <table:table-row table:style-name="ro1">
          <table:table-cell office:value-type="float" office:value="5919" calcext:value-type="float">
            <text:p>5919</text:p>
          </table:table-cell>
          <table:table-cell table:formula="of:=IF([.A1817]=&quot;&quot;;[.A1818];[.A1818]+[.B1817])" office:value-type="float" office:value="5919" calcext:value-type="float">
            <text:p>5919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IF([.A1818]=&quot;&quot;;[.A1819];[.A1819]+[.B1818])" office:value-type="float" office:value="9266" calcext:value-type="float">
            <text:p>9266</text:p>
          </table:table-cell>
          <table:table-cell/>
        </table:table-row>
        <table:table-row table:style-name="ro1">
          <table:table-cell office:value-type="float" office:value="4708" calcext:value-type="float">
            <text:p>4708</text:p>
          </table:table-cell>
          <table:table-cell table:formula="of:=IF([.A1819]=&quot;&quot;;[.A1820];[.A1820]+[.B1819])" office:value-type="float" office:value="13974" calcext:value-type="float">
            <text:p>13974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IF([.A1820]=&quot;&quot;;[.A1821];[.A1821]+[.B1820])" office:value-type="float" office:value="15939" calcext:value-type="float">
            <text:p>15939</text:p>
          </table:table-cell>
          <table:table-cell/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IF([.A1821]=&quot;&quot;;[.A1822];[.A1822]+[.B1821])" office:value-type="float" office:value="21545" calcext:value-type="float">
            <text:p>21545</text:p>
          </table:table-cell>
          <table:table-cell/>
        </table:table-row>
        <table:table-row table:style-name="ro1">
          <table:table-cell office:value-type="float" office:value="6273" calcext:value-type="float">
            <text:p>6273</text:p>
          </table:table-cell>
          <table:table-cell table:formula="of:=IF([.A1822]=&quot;&quot;;[.A1823];[.A1823]+[.B1822])" office:value-type="float" office:value="27818" calcext:value-type="float">
            <text:p>27818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IF([.A1823]=&quot;&quot;;[.A1824];[.A1824]+[.B1823])" office:value-type="float" office:value="29860" calcext:value-type="float">
            <text:p>29860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1824]=&quot;&quot;;[.A1825];[.A1825]+[.B1824])" office:value-type="float" office:value="31633" calcext:value-type="float">
            <text:p>31633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IF([.A1825]=&quot;&quot;;[.A1826];[.A1826]+[.B1825])" office:value-type="float" office:value="34659" calcext:value-type="float">
            <text:p>34659</text:p>
          </table:table-cell>
          <table:table-cell/>
        </table:table-row>
        <table:table-row table:style-name="ro1">
          <table:table-cell office:value-type="float" office:value="4585" calcext:value-type="float">
            <text:p>4585</text:p>
          </table:table-cell>
          <table:table-cell table:formula="of:=IF([.A1826]=&quot;&quot;;[.A1827];[.A1827]+[.B1826])" office:value-type="float" office:value="39244" calcext:value-type="float">
            <text:p>39244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IF([.A1827]=&quot;&quot;;[.A1828];[.A1828]+[.B1827])" office:value-type="float" office:value="41483" calcext:value-type="float">
            <text:p>41483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IF([.A1828]=&quot;&quot;;[.A1829];[.A1829]+[.B1828])" office:value-type="float" office:value="44003" calcext:value-type="float">
            <text:p>44003</text:p>
          </table:table-cell>
          <table:table-cell/>
        </table:table-row>
        <table:table-row table:style-name="ro1">
          <table:table-cell office:value-type="float" office:value="4567" calcext:value-type="float">
            <text:p>4567</text:p>
          </table:table-cell>
          <table:table-cell table:formula="of:=IF([.A1829]=&quot;&quot;;[.A1830];[.A1830]+[.B1829])" office:value-type="float" office:value="48570" calcext:value-type="float">
            <text:p>48570</text:p>
          </table:table-cell>
          <table:table-cell/>
        </table:table-row>
        <table:table-row table:style-name="ro1">
          <table:table-cell office:value-type="float" office:value="4964" calcext:value-type="float">
            <text:p>4964</text:p>
          </table:table-cell>
          <table:table-cell table:formula="of:=IF([.A1830]=&quot;&quot;;[.A1831];[.A1831]+[.B1830])" office:value-type="float" office:value="53534" calcext:value-type="float">
            <text:p>53534</text:p>
          </table:table-cell>
          <table:table-cell/>
        </table:table-row>
        <table:table-row table:style-name="ro1">
          <table:table-cell/>
          <table:table-cell table:formula="of:=IF([.A1831]=&quot;&quot;;[.A1832];[.A1832]+[.B1831])" office:value-type="float" office:value="53534" calcext:value-type="float">
            <text:p>53534</text:p>
          </table:table-cell>
          <table:table-cell/>
        </table:table-row>
        <table:table-row table:style-name="ro1">
          <table:table-cell office:value-type="float" office:value="11355" calcext:value-type="float">
            <text:p>11355</text:p>
          </table:table-cell>
          <table:table-cell table:formula="of:=IF([.A1832]=&quot;&quot;;[.A1833];[.A1833]+[.B1832])" office:value-type="float" office:value="11355" calcext:value-type="float">
            <text:p>11355</text:p>
          </table:table-cell>
          <table:table-cell/>
        </table:table-row>
        <table:table-row table:style-name="ro1">
          <table:table-cell office:value-type="float" office:value="11798" calcext:value-type="float">
            <text:p>11798</text:p>
          </table:table-cell>
          <table:table-cell table:formula="of:=IF([.A1833]=&quot;&quot;;[.A1834];[.A1834]+[.B1833])" office:value-type="float" office:value="23153" calcext:value-type="float">
            <text:p>23153</text:p>
          </table:table-cell>
          <table:table-cell/>
        </table:table-row>
        <table:table-row table:style-name="ro1">
          <table:table-cell office:value-type="float" office:value="7831" calcext:value-type="float">
            <text:p>7831</text:p>
          </table:table-cell>
          <table:table-cell table:formula="of:=IF([.A1834]=&quot;&quot;;[.A1835];[.A1835]+[.B1834])" office:value-type="float" office:value="30984" calcext:value-type="float">
            <text:p>30984</text:p>
          </table:table-cell>
          <table:table-cell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IF([.A1835]=&quot;&quot;;[.A1836];[.A1836]+[.B1835])" office:value-type="float" office:value="38464" calcext:value-type="float">
            <text:p>38464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table:formula="of:=IF([.A1836]=&quot;&quot;;[.A1837];[.A1837]+[.B1836])" office:value-type="float" office:value="47254" calcext:value-type="float">
            <text:p>47254</text:p>
          </table:table-cell>
          <table:table-cell/>
        </table:table-row>
        <table:table-row table:style-name="ro1">
          <table:table-cell office:value-type="float" office:value="6294" calcext:value-type="float">
            <text:p>6294</text:p>
          </table:table-cell>
          <table:table-cell table:formula="of:=IF([.A1837]=&quot;&quot;;[.A1838];[.A1838]+[.B1837])" office:value-type="float" office:value="53548" calcext:value-type="float">
            <text:p>53548</text:p>
          </table:table-cell>
          <table:table-cell/>
        </table:table-row>
        <table:table-row table:style-name="ro1">
          <table:table-cell office:value-type="float" office:value="11922" calcext:value-type="float">
            <text:p>11922</text:p>
          </table:table-cell>
          <table:table-cell table:formula="of:=IF([.A1838]=&quot;&quot;;[.A1839];[.A1839]+[.B1838])" office:value-type="float" office:value="65470" calcext:value-type="float">
            <text:p>65470</text:p>
          </table:table-cell>
          <table:table-cell/>
        </table:table-row>
        <table:table-row table:style-name="ro1">
          <table:table-cell/>
          <table:table-cell table:formula="of:=IF([.A1839]=&quot;&quot;;[.A1840];[.A1840]+[.B1839])" office:value-type="float" office:value="65470" calcext:value-type="float">
            <text:p>65470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IF([.A1840]=&quot;&quot;;[.A1841];[.A1841]+[.B1840])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4205" calcext:value-type="float">
            <text:p>4205</text:p>
          </table:table-cell>
          <table:table-cell table:formula="of:=IF([.A1841]=&quot;&quot;;[.A1842];[.A1842]+[.B1841])" office:value-type="float" office:value="7985" calcext:value-type="float">
            <text:p>7985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IF([.A1842]=&quot;&quot;;[.A1843];[.A1843]+[.B1842])" office:value-type="float" office:value="9991" calcext:value-type="float">
            <text:p>9991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IF([.A1843]=&quot;&quot;;[.A1844];[.A1844]+[.B1843])" office:value-type="float" office:value="14410" calcext:value-type="float">
            <text:p>14410</text:p>
          </table:table-cell>
          <table:table-cell/>
        </table:table-row>
        <table:table-row table:style-name="ro1">
          <table:table-cell office:value-type="float" office:value="4193" calcext:value-type="float">
            <text:p>4193</text:p>
          </table:table-cell>
          <table:table-cell table:formula="of:=IF([.A1844]=&quot;&quot;;[.A1845];[.A1845]+[.B1844])" office:value-type="float" office:value="18603" calcext:value-type="float">
            <text:p>18603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IF([.A1845]=&quot;&quot;;[.A1846];[.A1846]+[.B1845])" office:value-type="float" office:value="21085" calcext:value-type="float">
            <text:p>21085</text:p>
          </table:table-cell>
          <table:table-cell/>
        </table:table-row>
        <table:table-row table:style-name="ro1">
          <table:table-cell office:value-type="float" office:value="4835" calcext:value-type="float">
            <text:p>4835</text:p>
          </table:table-cell>
          <table:table-cell table:formula="of:=IF([.A1846]=&quot;&quot;;[.A1847];[.A1847]+[.B1846])" office:value-type="float" office:value="25920" calcext:value-type="float">
            <text:p>25920</text:p>
          </table:table-cell>
          <table:table-cell/>
        </table:table-row>
        <table:table-row table:style-name="ro1">
          <table:table-cell office:value-type="float" office:value="4758" calcext:value-type="float">
            <text:p>4758</text:p>
          </table:table-cell>
          <table:table-cell table:formula="of:=IF([.A1847]=&quot;&quot;;[.A1848];[.A1848]+[.B1847])" office:value-type="float" office:value="30678" calcext:value-type="float">
            <text:p>30678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F([.A1848]=&quot;&quot;;[.A1849];[.A1849]+[.B1848])" office:value-type="float" office:value="34278" calcext:value-type="float">
            <text:p>34278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IF([.A1849]=&quot;&quot;;[.A1850];[.A1850]+[.B1849])" office:value-type="float" office:value="35395" calcext:value-type="float">
            <text:p>35395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IF([.A1850]=&quot;&quot;;[.A1851];[.A1851]+[.B1850])" office:value-type="float" office:value="38580" calcext:value-type="float">
            <text:p>38580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IF([.A1851]=&quot;&quot;;[.A1852];[.A1852]+[.B1851])" office:value-type="float" office:value="40388" calcext:value-type="float">
            <text:p>40388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IF([.A1852]=&quot;&quot;;[.A1853];[.A1853]+[.B1852])" office:value-type="float" office:value="41621" calcext:value-type="float">
            <text:p>41621</text:p>
          </table:table-cell>
          <table:table-cell/>
        </table:table-row>
        <table:table-row table:style-name="ro1">
          <table:table-cell office:value-type="float" office:value="4082" calcext:value-type="float">
            <text:p>4082</text:p>
          </table:table-cell>
          <table:table-cell table:formula="of:=IF([.A1853]=&quot;&quot;;[.A1854];[.A1854]+[.B1853])" office:value-type="float" office:value="45703" calcext:value-type="float">
            <text:p>45703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IF([.A1854]=&quot;&quot;;[.A1855];[.A1855]+[.B1854])" office:value-type="float" office:value="49029" calcext:value-type="float">
            <text:p>49029</text:p>
          </table:table-cell>
          <table:table-cell/>
        </table:table-row>
        <table:table-row table:style-name="ro1">
          <table:table-cell/>
          <table:table-cell table:formula="of:=IF([.A1855]=&quot;&quot;;[.A1856];[.A1856]+[.B1855])" office:value-type="float" office:value="49029" calcext:value-type="float">
            <text:p>49029</text:p>
          </table:table-cell>
          <table:table-cell/>
        </table:table-row>
        <table:table-row table:style-name="ro1">
          <table:table-cell office:value-type="float" office:value="43241" calcext:value-type="float">
            <text:p>43241</text:p>
          </table:table-cell>
          <table:table-cell table:formula="of:=IF([.A1856]=&quot;&quot;;[.A1857];[.A1857]+[.B1856])" office:value-type="float" office:value="43241" calcext:value-type="float">
            <text:p>43241</text:p>
          </table:table-cell>
          <table:table-cell/>
        </table:table-row>
        <table:table-row table:style-name="ro1">
          <table:table-cell/>
          <table:table-cell table:formula="of:=IF([.A1857]=&quot;&quot;;[.A1858];[.A1858]+[.B1857])" office:value-type="float" office:value="43241" calcext:value-type="float">
            <text:p>43241</text:p>
          </table:table-cell>
          <table:table-cell/>
        </table:table-row>
        <table:table-row table:style-name="ro1">
          <table:table-cell office:value-type="float" office:value="5617" calcext:value-type="float">
            <text:p>5617</text:p>
          </table:table-cell>
          <table:table-cell table:formula="of:=IF([.A1858]=&quot;&quot;;[.A1859];[.A1859]+[.B1858])" office:value-type="float" office:value="5617" calcext:value-type="float">
            <text:p>5617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IF([.A1859]=&quot;&quot;;[.A1860];[.A1860]+[.B1859])" office:value-type="float" office:value="7106" calcext:value-type="float">
            <text:p>7106</text:p>
          </table:table-cell>
          <table:table-cell/>
        </table:table-row>
        <table:table-row table:style-name="ro1">
          <table:table-cell office:value-type="float" office:value="5975" calcext:value-type="float">
            <text:p>5975</text:p>
          </table:table-cell>
          <table:table-cell table:formula="of:=IF([.A1860]=&quot;&quot;;[.A1861];[.A1861]+[.B1860])" office:value-type="float" office:value="13081" calcext:value-type="float">
            <text:p>13081</text:p>
          </table:table-cell>
          <table:table-cell/>
        </table:table-row>
        <table:table-row table:style-name="ro1">
          <table:table-cell office:value-type="float" office:value="5619" calcext:value-type="float">
            <text:p>5619</text:p>
          </table:table-cell>
          <table:table-cell table:formula="of:=IF([.A1861]=&quot;&quot;;[.A1862];[.A1862]+[.B1861])" office:value-type="float" office:value="18700" calcext:value-type="float">
            <text:p>18700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IF([.A1862]=&quot;&quot;;[.A1863];[.A1863]+[.B1862])" office:value-type="float" office:value="21577" calcext:value-type="float">
            <text:p>21577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IF([.A1863]=&quot;&quot;;[.A1864];[.A1864]+[.B1863])" office:value-type="float" office:value="23299" calcext:value-type="float">
            <text:p>23299</text:p>
          </table:table-cell>
          <table:table-cell/>
        </table:table-row>
        <table:table-row table:style-name="ro1">
          <table:table-cell office:value-type="float" office:value="4756" calcext:value-type="float">
            <text:p>4756</text:p>
          </table:table-cell>
          <table:table-cell table:formula="of:=IF([.A1864]=&quot;&quot;;[.A1865];[.A1865]+[.B1864])" office:value-type="float" office:value="28055" calcext:value-type="float">
            <text:p>28055</text:p>
          </table:table-cell>
          <table:table-cell/>
        </table:table-row>
        <table:table-row table:style-name="ro1">
          <table:table-cell office:value-type="float" office:value="5164" calcext:value-type="float">
            <text:p>5164</text:p>
          </table:table-cell>
          <table:table-cell table:formula="of:=IF([.A1865]=&quot;&quot;;[.A1866];[.A1866]+[.B1865])" office:value-type="float" office:value="33219" calcext:value-type="float">
            <text:p>33219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IF([.A1866]=&quot;&quot;;[.A1867];[.A1867]+[.B1866])" office:value-type="float" office:value="36411" calcext:value-type="float">
            <text:p>36411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table:formula="of:=IF([.A1867]=&quot;&quot;;[.A1868];[.A1868]+[.B1867])" office:value-type="float" office:value="39356" calcext:value-type="float">
            <text:p>39356</text:p>
          </table:table-cell>
          <table:table-cell/>
        </table:table-row>
        <table:table-row table:style-name="ro1">
          <table:table-cell office:value-type="float" office:value="5610" calcext:value-type="float">
            <text:p>5610</text:p>
          </table:table-cell>
          <table:table-cell table:formula="of:=IF([.A1868]=&quot;&quot;;[.A1869];[.A1869]+[.B1868])" office:value-type="float" office:value="44966" calcext:value-type="float">
            <text:p>44966</text:p>
          </table:table-cell>
          <table:table-cell/>
        </table:table-row>
        <table:table-row table:style-name="ro1">
          <table:table-cell office:value-type="float" office:value="6021" calcext:value-type="float">
            <text:p>6021</text:p>
          </table:table-cell>
          <table:table-cell table:formula="of:=IF([.A1869]=&quot;&quot;;[.A1870];[.A1870]+[.B1869])" office:value-type="float" office:value="50987" calcext:value-type="float">
            <text:p>50987</text:p>
          </table:table-cell>
          <table:table-cell/>
        </table:table-row>
        <table:table-row table:style-name="ro1">
          <table:table-cell office:value-type="float" office:value="4883" calcext:value-type="float">
            <text:p>4883</text:p>
          </table:table-cell>
          <table:table-cell table:formula="of:=IF([.A1870]=&quot;&quot;;[.A1871];[.A1871]+[.B1870])" office:value-type="float" office:value="55870" calcext:value-type="float">
            <text:p>55870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IF([.A1871]=&quot;&quot;;[.A1872];[.A1872]+[.B1871])" office:value-type="float" office:value="58088" calcext:value-type="float">
            <text:p>58088</text:p>
          </table:table-cell>
          <table:table-cell/>
        </table:table-row>
        <table:table-row table:style-name="ro1">
          <table:table-cell/>
          <table:table-cell table:formula="of:=IF([.A1872]=&quot;&quot;;[.A1873];[.A1873]+[.B1872])" office:value-type="float" office:value="58088" calcext:value-type="float">
            <text:p>58088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IF([.A1873]=&quot;&quot;;[.A1874];[.A1874]+[.B1873])" office:value-type="float" office:value="1579" calcext:value-type="float">
            <text:p>1579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IF([.A1874]=&quot;&quot;;[.A1875];[.A1875]+[.B1874])" office:value-type="float" office:value="5467" calcext:value-type="float">
            <text:p>5467</text:p>
          </table:table-cell>
          <table:table-cell/>
        </table:table-row>
        <table:table-row table:style-name="ro1">
          <table:table-cell office:value-type="float" office:value="8895" calcext:value-type="float">
            <text:p>8895</text:p>
          </table:table-cell>
          <table:table-cell table:formula="of:=IF([.A1875]=&quot;&quot;;[.A1876];[.A1876]+[.B1875])" office:value-type="float" office:value="14362" calcext:value-type="float">
            <text:p>14362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IF([.A1876]=&quot;&quot;;[.A1877];[.A1877]+[.B1876])" office:value-type="float" office:value="18177" calcext:value-type="float">
            <text:p>18177</text:p>
          </table:table-cell>
          <table:table-cell/>
        </table:table-row>
        <table:table-row table:style-name="ro1">
          <table:table-cell office:value-type="float" office:value="11782" calcext:value-type="float">
            <text:p>11782</text:p>
          </table:table-cell>
          <table:table-cell table:formula="of:=IF([.A1877]=&quot;&quot;;[.A1878];[.A1878]+[.B1877])" office:value-type="float" office:value="29959" calcext:value-type="float">
            <text:p>29959</text:p>
          </table:table-cell>
          <table:table-cell/>
        </table:table-row>
        <table:table-row table:style-name="ro1">
          <table:table-cell office:value-type="float" office:value="7598" calcext:value-type="float">
            <text:p>7598</text:p>
          </table:table-cell>
          <table:table-cell table:formula="of:=IF([.A1878]=&quot;&quot;;[.A1879];[.A1879]+[.B1878])" office:value-type="float" office:value="37557" calcext:value-type="float">
            <text:p>37557</text:p>
          </table:table-cell>
          <table:table-cell/>
        </table:table-row>
        <table:table-row table:style-name="ro1">
          <table:table-cell/>
          <table:table-cell table:formula="of:=IF([.A1879]=&quot;&quot;;[.A1880];[.A1880]+[.B1879])" office:value-type="float" office:value="37557" calcext:value-type="float">
            <text:p>37557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IF([.A1880]=&quot;&quot;;[.A1881];[.A1881]+[.B1880])" office:value-type="float" office:value="2480" calcext:value-type="float">
            <text:p>2480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IF([.A1881]=&quot;&quot;;[.A1882];[.A1882]+[.B1881])" office:value-type="float" office:value="4632" calcext:value-type="float">
            <text:p>4632</text:p>
          </table:table-cell>
          <table:table-cell/>
        </table:table-row>
        <table:table-row table:style-name="ro1">
          <table:table-cell office:value-type="float" office:value="7361" calcext:value-type="float">
            <text:p>7361</text:p>
          </table:table-cell>
          <table:table-cell table:formula="of:=IF([.A1882]=&quot;&quot;;[.A1883];[.A1883]+[.B1882])" office:value-type="float" office:value="11993" calcext:value-type="float">
            <text:p>11993</text:p>
          </table:table-cell>
          <table:table-cell/>
        </table:table-row>
        <table:table-row table:style-name="ro1">
          <table:table-cell office:value-type="float" office:value="6604" calcext:value-type="float">
            <text:p>6604</text:p>
          </table:table-cell>
          <table:table-cell table:formula="of:=IF([.A1883]=&quot;&quot;;[.A1884];[.A1884]+[.B1883])" office:value-type="float" office:value="18597" calcext:value-type="float">
            <text:p>18597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 table:formula="of:=IF([.A1884]=&quot;&quot;;[.A1885];[.A1885]+[.B1884])" office:value-type="float" office:value="22370" calcext:value-type="float">
            <text:p>22370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IF([.A1885]=&quot;&quot;;[.A1886];[.A1886]+[.B1885])" office:value-type="float" office:value="23486" calcext:value-type="float">
            <text:p>23486</text:p>
          </table:table-cell>
          <table:table-cell/>
        </table:table-row>
        <table:table-row table:style-name="ro1">
          <table:table-cell office:value-type="float" office:value="4720" calcext:value-type="float">
            <text:p>4720</text:p>
          </table:table-cell>
          <table:table-cell table:formula="of:=IF([.A1886]=&quot;&quot;;[.A1887];[.A1887]+[.B1886])" office:value-type="float" office:value="28206" calcext:value-type="float">
            <text:p>28206</text:p>
          </table:table-cell>
          <table:table-cell/>
        </table:table-row>
        <table:table-row table:style-name="ro1">
          <table:table-cell office:value-type="float" office:value="6142" calcext:value-type="float">
            <text:p>6142</text:p>
          </table:table-cell>
          <table:table-cell table:formula="of:=IF([.A1887]=&quot;&quot;;[.A1888];[.A1888]+[.B1887])" office:value-type="float" office:value="34348" calcext:value-type="float">
            <text:p>34348</text:p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IF([.A1888]=&quot;&quot;;[.A1889];[.A1889]+[.B1888])" office:value-type="float" office:value="41091" calcext:value-type="float">
            <text:p>41091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table:formula="of:=IF([.A1889]=&quot;&quot;;[.A1890];[.A1890]+[.B1889])" office:value-type="float" office:value="48991" calcext:value-type="float">
            <text:p>48991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IF([.A1890]=&quot;&quot;;[.A1891];[.A1891]+[.B1890])" office:value-type="float" office:value="50494" calcext:value-type="float">
            <text:p>50494</text:p>
          </table:table-cell>
          <table:table-cell/>
        </table:table-row>
        <table:table-row table:style-name="ro1">
          <table:table-cell/>
          <table:table-cell table:formula="of:=IF([.A1891]=&quot;&quot;;[.A1892];[.A1892]+[.B1891])" office:value-type="float" office:value="50494" calcext:value-type="float">
            <text:p>50494</text:p>
          </table:table-cell>
          <table:table-cell/>
        </table:table-row>
        <table:table-row table:style-name="ro1">
          <table:table-cell office:value-type="float" office:value="8257" calcext:value-type="float">
            <text:p>8257</text:p>
          </table:table-cell>
          <table:table-cell table:formula="of:=IF([.A1892]=&quot;&quot;;[.A1893];[.A1893]+[.B1892])" office:value-type="float" office:value="8257" calcext:value-type="float">
            <text:p>8257</text:p>
          </table:table-cell>
          <table:table-cell/>
        </table:table-row>
        <table:table-row table:style-name="ro1">
          <table:table-cell office:value-type="float" office:value="6224" calcext:value-type="float">
            <text:p>6224</text:p>
          </table:table-cell>
          <table:table-cell table:formula="of:=IF([.A1893]=&quot;&quot;;[.A1894];[.A1894]+[.B1893])" office:value-type="float" office:value="14481" calcext:value-type="float">
            <text:p>14481</text:p>
          </table:table-cell>
          <table:table-cell/>
        </table:table-row>
        <table:table-row table:style-name="ro1">
          <table:table-cell office:value-type="float" office:value="5073" calcext:value-type="float">
            <text:p>5073</text:p>
          </table:table-cell>
          <table:table-cell table:formula="of:=IF([.A1894]=&quot;&quot;;[.A1895];[.A1895]+[.B1894])" office:value-type="float" office:value="19554" calcext:value-type="float">
            <text:p>19554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table:formula="of:=IF([.A1895]=&quot;&quot;;[.A1896];[.A1896]+[.B1895])" office:value-type="float" office:value="24707" calcext:value-type="float">
            <text:p>24707</text:p>
          </table:table-cell>
          <table:table-cell/>
        </table:table-row>
        <table:table-row table:style-name="ro1">
          <table:table-cell office:value-type="float" office:value="6286" calcext:value-type="float">
            <text:p>6286</text:p>
          </table:table-cell>
          <table:table-cell table:formula="of:=IF([.A1896]=&quot;&quot;;[.A1897];[.A1897]+[.B1896])" office:value-type="float" office:value="30993" calcext:value-type="float">
            <text:p>30993</text:p>
          </table:table-cell>
          <table:table-cell/>
        </table:table-row>
        <table:table-row table:style-name="ro1">
          <table:table-cell office:value-type="float" office:value="5930" calcext:value-type="float">
            <text:p>5930</text:p>
          </table:table-cell>
          <table:table-cell table:formula="of:=IF([.A1897]=&quot;&quot;;[.A1898];[.A1898]+[.B1897])" office:value-type="float" office:value="36923" calcext:value-type="float">
            <text:p>36923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[.A1898]=&quot;&quot;;[.A1899];[.A1899]+[.B1898])" office:value-type="float" office:value="39121" calcext:value-type="float">
            <text:p>39121</text:p>
          </table:table-cell>
          <table:table-cell/>
        </table:table-row>
        <table:table-row table:style-name="ro1">
          <table:table-cell office:value-type="float" office:value="7322" calcext:value-type="float">
            <text:p>7322</text:p>
          </table:table-cell>
          <table:table-cell table:formula="of:=IF([.A1899]=&quot;&quot;;[.A1900];[.A1900]+[.B1899])" office:value-type="float" office:value="46443" calcext:value-type="float">
            <text:p>46443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IF([.A1900]=&quot;&quot;;[.A1901];[.A1901]+[.B1900])" office:value-type="float" office:value="47687" calcext:value-type="float">
            <text:p>47687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IF([.A1901]=&quot;&quot;;[.A1902];[.A1902]+[.B1901])" office:value-type="float" office:value="50715" calcext:value-type="float">
            <text:p>50715</text:p>
          </table:table-cell>
          <table:table-cell/>
        </table:table-row>
        <table:table-row table:style-name="ro1">
          <table:table-cell/>
          <table:table-cell table:formula="of:=IF([.A1902]=&quot;&quot;;[.A1903];[.A1903]+[.B1902])" office:value-type="float" office:value="50715" calcext:value-type="float">
            <text:p>50715</text:p>
          </table:table-cell>
          <table:table-cell/>
        </table:table-row>
        <table:table-row table:style-name="ro1">
          <table:table-cell office:value-type="float" office:value="9040" calcext:value-type="float">
            <text:p>9040</text:p>
          </table:table-cell>
          <table:table-cell table:formula="of:=IF([.A1903]=&quot;&quot;;[.A1904];[.A1904]+[.B1903])" office:value-type="float" office:value="9040" calcext:value-type="float">
            <text:p>9040</text:p>
          </table:table-cell>
          <table:table-cell/>
        </table:table-row>
        <table:table-row table:style-name="ro1">
          <table:table-cell office:value-type="float" office:value="9861" calcext:value-type="float">
            <text:p>9861</text:p>
          </table:table-cell>
          <table:table-cell table:formula="of:=IF([.A1904]=&quot;&quot;;[.A1905];[.A1905]+[.B1904])" office:value-type="float" office:value="18901" calcext:value-type="float">
            <text:p>18901</text:p>
          </table:table-cell>
          <table:table-cell/>
        </table:table-row>
        <table:table-row table:style-name="ro1">
          <table:table-cell office:value-type="float" office:value="11717" calcext:value-type="float">
            <text:p>11717</text:p>
          </table:table-cell>
          <table:table-cell table:formula="of:=IF([.A1905]=&quot;&quot;;[.A1906];[.A1906]+[.B1905])" office:value-type="float" office:value="30618" calcext:value-type="float">
            <text:p>30618</text:p>
          </table:table-cell>
          <table:table-cell/>
        </table:table-row>
        <table:table-row table:style-name="ro1">
          <table:table-cell/>
          <table:table-cell table:formula="of:=IF([.A1906]=&quot;&quot;;[.A1907];[.A1907]+[.B1906])" office:value-type="float" office:value="30618" calcext:value-type="float">
            <text:p>30618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IF([.A1907]=&quot;&quot;;[.A1908];[.A1908]+[.B1907])"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IF([.A1908]=&quot;&quot;;[.A1909];[.A1909]+[.B1908])" office:value-type="float" office:value="4577" calcext:value-type="float">
            <text:p>4577</text:p>
          </table:table-cell>
          <table:table-cell/>
        </table:table-row>
        <table:table-row table:style-name="ro1">
          <table:table-cell office:value-type="float" office:value="9293" calcext:value-type="float">
            <text:p>9293</text:p>
          </table:table-cell>
          <table:table-cell table:formula="of:=IF([.A1909]=&quot;&quot;;[.A1910];[.A1910]+[.B1909])" office:value-type="float" office:value="13870" calcext:value-type="float">
            <text:p>13870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table:formula="of:=IF([.A1910]=&quot;&quot;;[.A1911];[.A1911]+[.B1910])" office:value-type="float" office:value="20309" calcext:value-type="float">
            <text:p>20309</text:p>
          </table:table-cell>
          <table:table-cell/>
        </table:table-row>
        <table:table-row table:style-name="ro1">
          <table:table-cell office:value-type="float" office:value="6822" calcext:value-type="float">
            <text:p>6822</text:p>
          </table:table-cell>
          <table:table-cell table:formula="of:=IF([.A1911]=&quot;&quot;;[.A1912];[.A1912]+[.B1911])" office:value-type="float" office:value="27131" calcext:value-type="float">
            <text:p>27131</text:p>
          </table:table-cell>
          <table:table-cell/>
        </table:table-row>
        <table:table-row table:style-name="ro1">
          <table:table-cell office:value-type="float" office:value="4663" calcext:value-type="float">
            <text:p>4663</text:p>
          </table:table-cell>
          <table:table-cell table:formula="of:=IF([.A1912]=&quot;&quot;;[.A1913];[.A1913]+[.B1912])" office:value-type="float" office:value="31794" calcext:value-type="float">
            <text:p>31794</text:p>
          </table:table-cell>
          <table:table-cell/>
        </table:table-row>
        <table:table-row table:style-name="ro1">
          <table:table-cell/>
          <table:table-cell table:formula="of:=IF([.A1913]=&quot;&quot;;[.A1914];[.A1914]+[.B1913])" office:value-type="float" office:value="31794" calcext:value-type="float">
            <text:p>31794</text:p>
          </table:table-cell>
          <table:table-cell/>
        </table:table-row>
        <table:table-row table:style-name="ro1">
          <table:table-cell office:value-type="float" office:value="11327" calcext:value-type="float">
            <text:p>11327</text:p>
          </table:table-cell>
          <table:table-cell table:formula="of:=IF([.A1914]=&quot;&quot;;[.A1915];[.A1915]+[.B1914])" office:value-type="float" office:value="11327" calcext:value-type="float">
            <text:p>11327</text:p>
          </table:table-cell>
          <table:table-cell/>
        </table:table-row>
        <table:table-row table:style-name="ro1">
          <table:table-cell office:value-type="float" office:value="6426" calcext:value-type="float">
            <text:p>6426</text:p>
          </table:table-cell>
          <table:table-cell table:formula="of:=IF([.A1915]=&quot;&quot;;[.A1916];[.A1916]+[.B1915])" office:value-type="float" office:value="17753" calcext:value-type="float">
            <text:p>17753</text:p>
          </table:table-cell>
          <table:table-cell/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IF([.A1916]=&quot;&quot;;[.A1917];[.A1917]+[.B1916])" office:value-type="float" office:value="21792" calcext:value-type="float">
            <text:p>21792</text:p>
          </table:table-cell>
          <table:table-cell/>
        </table:table-row>
        <table:table-row table:style-name="ro1">
          <table:table-cell office:value-type="float" office:value="9769" calcext:value-type="float">
            <text:p>9769</text:p>
          </table:table-cell>
          <table:table-cell table:formula="of:=IF([.A1917]=&quot;&quot;;[.A1918];[.A1918]+[.B1917])" office:value-type="float" office:value="31561" calcext:value-type="float">
            <text:p>31561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table:formula="of:=IF([.A1918]=&quot;&quot;;[.A1919];[.A1919]+[.B1918])" office:value-type="float" office:value="35291" calcext:value-type="float">
            <text:p>35291</text:p>
          </table:table-cell>
          <table:table-cell/>
        </table:table-row>
        <table:table-row table:style-name="ro1">
          <table:table-cell office:value-type="float" office:value="6972" calcext:value-type="float">
            <text:p>6972</text:p>
          </table:table-cell>
          <table:table-cell table:formula="of:=IF([.A1919]=&quot;&quot;;[.A1920];[.A1920]+[.B1919])" office:value-type="float" office:value="42263" calcext:value-type="float">
            <text:p>42263</text:p>
          </table:table-cell>
          <table:table-cell/>
        </table:table-row>
        <table:table-row table:style-name="ro1">
          <table:table-cell office:value-type="float" office:value="6462" calcext:value-type="float">
            <text:p>6462</text:p>
          </table:table-cell>
          <table:table-cell table:formula="of:=IF([.A1920]=&quot;&quot;;[.A1921];[.A1921]+[.B1920])" office:value-type="float" office:value="48725" calcext:value-type="float">
            <text:p>48725</text:p>
          </table:table-cell>
          <table:table-cell/>
        </table:table-row>
        <table:table-row table:style-name="ro1">
          <table:table-cell/>
          <table:table-cell table:formula="of:=IF([.A1921]=&quot;&quot;;[.A1922];[.A1922]+[.B1921])" office:value-type="float" office:value="48725" calcext:value-type="float">
            <text:p>48725</text:p>
          </table:table-cell>
          <table:table-cell/>
        </table:table-row>
        <table:table-row table:style-name="ro1">
          <table:table-cell office:value-type="float" office:value="6202" calcext:value-type="float">
            <text:p>6202</text:p>
          </table:table-cell>
          <table:table-cell table:formula="of:=IF([.A1922]=&quot;&quot;;[.A1923];[.A1923]+[.B1922])" office:value-type="float" office:value="6202" calcext:value-type="float">
            <text:p>6202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IF([.A1923]=&quot;&quot;;[.A1924];[.A1924]+[.B1923])" office:value-type="float" office:value="9059" calcext:value-type="float">
            <text:p>9059</text:p>
          </table:table-cell>
          <table:table-cell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IF([.A1924]=&quot;&quot;;[.A1925];[.A1925]+[.B1924])" office:value-type="float" office:value="12746" calcext:value-type="float">
            <text:p>12746</text:p>
          </table:table-cell>
          <table:table-cell/>
        </table:table-row>
        <table:table-row table:style-name="ro1">
          <table:table-cell office:value-type="float" office:value="4333" calcext:value-type="float">
            <text:p>4333</text:p>
          </table:table-cell>
          <table:table-cell table:formula="of:=IF([.A1925]=&quot;&quot;;[.A1926];[.A1926]+[.B1925])" office:value-type="float" office:value="17079" calcext:value-type="float">
            <text:p>17079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IF([.A1926]=&quot;&quot;;[.A1927];[.A1927]+[.B1926])" office:value-type="float" office:value="20285" calcext:value-type="float">
            <text:p>20285</text:p>
          </table:table-cell>
          <table:table-cell/>
        </table:table-row>
        <table:table-row table:style-name="ro1">
          <table:table-cell office:value-type="float" office:value="5999" calcext:value-type="float">
            <text:p>5999</text:p>
          </table:table-cell>
          <table:table-cell table:formula="of:=IF([.A1927]=&quot;&quot;;[.A1928];[.A1928]+[.B1927])" office:value-type="float" office:value="26284" calcext:value-type="float">
            <text:p>26284</text:p>
          </table:table-cell>
          <table:table-cell/>
        </table:table-row>
        <table:table-row table:style-name="ro1">
          <table:table-cell office:value-type="float" office:value="3844" calcext:value-type="float">
            <text:p>3844</text:p>
          </table:table-cell>
          <table:table-cell table:formula="of:=IF([.A1928]=&quot;&quot;;[.A1929];[.A1929]+[.B1928])" office:value-type="float" office:value="30128" calcext:value-type="float">
            <text:p>30128</text:p>
          </table:table-cell>
          <table:table-cell/>
        </table:table-row>
        <table:table-row table:style-name="ro1">
          <table:table-cell office:value-type="float" office:value="4236" calcext:value-type="float">
            <text:p>4236</text:p>
          </table:table-cell>
          <table:table-cell table:formula="of:=IF([.A1929]=&quot;&quot;;[.A1930];[.A1930]+[.B1929])" office:value-type="float" office:value="34364" calcext:value-type="float">
            <text:p>34364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IF([.A1930]=&quot;&quot;;[.A1931];[.A1931]+[.B1930])" office:value-type="float" office:value="37860" calcext:value-type="float">
            <text:p>37860</text:p>
          </table:table-cell>
          <table:table-cell/>
        </table:table-row>
        <table:table-row table:style-name="ro1">
          <table:table-cell office:value-type="float" office:value="7349" calcext:value-type="float">
            <text:p>7349</text:p>
          </table:table-cell>
          <table:table-cell table:formula="of:=IF([.A1931]=&quot;&quot;;[.A1932];[.A1932]+[.B1931])" office:value-type="float" office:value="45209" calcext:value-type="float">
            <text:p>45209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IF([.A1932]=&quot;&quot;;[.A1933];[.A1933]+[.B1932])" office:value-type="float" office:value="46846" calcext:value-type="float">
            <text:p>46846</text:p>
          </table:table-cell>
          <table:table-cell/>
        </table:table-row>
        <table:table-row table:style-name="ro1">
          <table:table-cell office:value-type="float" office:value="5892" calcext:value-type="float">
            <text:p>5892</text:p>
          </table:table-cell>
          <table:table-cell table:formula="of:=IF([.A1933]=&quot;&quot;;[.A1934];[.A1934]+[.B1933])" office:value-type="float" office:value="52738" calcext:value-type="float">
            <text:p>52738</text:p>
          </table:table-cell>
          <table:table-cell/>
        </table:table-row>
        <table:table-row table:style-name="ro1">
          <table:table-cell/>
          <table:table-cell table:formula="of:=IF([.A1934]=&quot;&quot;;[.A1935];[.A1935]+[.B1934])" office:value-type="float" office:value="52738" calcext:value-type="float">
            <text:p>52738</text:p>
          </table:table-cell>
          <table:table-cell/>
        </table:table-row>
        <table:table-row table:style-name="ro1">
          <table:table-cell office:value-type="float" office:value="21290" calcext:value-type="float">
            <text:p>21290</text:p>
          </table:table-cell>
          <table:table-cell table:formula="of:=IF([.A1935]=&quot;&quot;;[.A1936];[.A1936]+[.B1935])" office:value-type="float" office:value="21290" calcext:value-type="float">
            <text:p>21290</text:p>
          </table:table-cell>
          <table:table-cell/>
        </table:table-row>
        <table:table-row table:style-name="ro1">
          <table:table-cell office:value-type="float" office:value="13265" calcext:value-type="float">
            <text:p>13265</text:p>
          </table:table-cell>
          <table:table-cell table:formula="of:=IF([.A1936]=&quot;&quot;;[.A1937];[.A1937]+[.B1936])" office:value-type="float" office:value="34555" calcext:value-type="float">
            <text:p>34555</text:p>
          </table:table-cell>
          <table:table-cell/>
        </table:table-row>
        <table:table-row table:style-name="ro1">
          <table:table-cell office:value-type="float" office:value="16574" calcext:value-type="float">
            <text:p>16574</text:p>
          </table:table-cell>
          <table:table-cell table:formula="of:=IF([.A1937]=&quot;&quot;;[.A1938];[.A1938]+[.B1937])" office:value-type="float" office:value="51129" calcext:value-type="float">
            <text:p>51129</text:p>
          </table:table-cell>
          <table:table-cell/>
        </table:table-row>
        <table:table-row table:style-name="ro1">
          <table:table-cell/>
          <table:table-cell table:formula="of:=IF([.A1938]=&quot;&quot;;[.A1939];[.A1939]+[.B1938])" office:value-type="float" office:value="51129" calcext:value-type="float">
            <text:p>51129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IF([.A1939]=&quot;&quot;;[.A1940];[.A1940]+[.B1939])" office:value-type="float" office:value="1501" calcext:value-type="float">
            <text:p>1501</text:p>
          </table:table-cell>
          <table:table-cell/>
        </table:table-row>
        <table:table-row table:style-name="ro1">
          <table:table-cell office:value-type="float" office:value="8323" calcext:value-type="float">
            <text:p>8323</text:p>
          </table:table-cell>
          <table:table-cell table:formula="of:=IF([.A1940]=&quot;&quot;;[.A1941];[.A1941]+[.B1940])" office:value-type="float" office:value="9824" calcext:value-type="float">
            <text:p>9824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IF([.A1941]=&quot;&quot;;[.A1942];[.A1942]+[.B1941])" office:value-type="float" office:value="11998" calcext:value-type="float">
            <text:p>11998</text:p>
          </table:table-cell>
          <table:table-cell/>
        </table:table-row>
        <table:table-row table:style-name="ro1">
          <table:table-cell office:value-type="float" office:value="7603" calcext:value-type="float">
            <text:p>7603</text:p>
          </table:table-cell>
          <table:table-cell table:formula="of:=IF([.A1942]=&quot;&quot;;[.A1943];[.A1943]+[.B1942])" office:value-type="float" office:value="19601" calcext:value-type="float">
            <text:p>19601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[.A1943]=&quot;&quot;;[.A1944];[.A1944]+[.B1943])" office:value-type="float" office:value="21018" calcext:value-type="float">
            <text:p>21018</text:p>
          </table:table-cell>
          <table:table-cell/>
        </table:table-row>
        <table:table-row table:style-name="ro1">
          <table:table-cell office:value-type="float" office:value="5507" calcext:value-type="float">
            <text:p>5507</text:p>
          </table:table-cell>
          <table:table-cell table:formula="of:=IF([.A1944]=&quot;&quot;;[.A1945];[.A1945]+[.B1944])" office:value-type="float" office:value="26525" calcext:value-type="float">
            <text:p>26525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IF([.A1945]=&quot;&quot;;[.A1946];[.A1946]+[.B1945])" office:value-type="float" office:value="29677" calcext:value-type="float">
            <text:p>29677</text:p>
          </table:table-cell>
          <table:table-cell/>
        </table:table-row>
        <table:table-row table:style-name="ro1">
          <table:table-cell office:value-type="float" office:value="8574" calcext:value-type="float">
            <text:p>8574</text:p>
          </table:table-cell>
          <table:table-cell table:formula="of:=IF([.A1946]=&quot;&quot;;[.A1947];[.A1947]+[.B1946])" office:value-type="float" office:value="38251" calcext:value-type="float">
            <text:p>38251</text:p>
          </table:table-cell>
          <table:table-cell/>
        </table:table-row>
        <table:table-row table:style-name="ro1">
          <table:table-cell office:value-type="float" office:value="6952" calcext:value-type="float">
            <text:p>6952</text:p>
          </table:table-cell>
          <table:table-cell table:formula="of:=IF([.A1947]=&quot;&quot;;[.A1948];[.A1948]+[.B1947])" office:value-type="float" office:value="45203" calcext:value-type="float">
            <text:p>45203</text:p>
          </table:table-cell>
          <table:table-cell/>
        </table:table-row>
        <table:table-row table:style-name="ro1">
          <table:table-cell office:value-type="float" office:value="6893" calcext:value-type="float">
            <text:p>6893</text:p>
          </table:table-cell>
          <table:table-cell table:formula="of:=IF([.A1948]=&quot;&quot;;[.A1949];[.A1949]+[.B1948])" office:value-type="float" office:value="52096" calcext:value-type="float">
            <text:p>52096</text:p>
          </table:table-cell>
          <table:table-cell/>
        </table:table-row>
        <table:table-row table:style-name="ro1">
          <table:table-cell/>
          <table:table-cell table:formula="of:=IF([.A1949]=&quot;&quot;;[.A1950];[.A1950]+[.B1949])" office:value-type="float" office:value="52096" calcext:value-type="float">
            <text:p>52096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IF([.A1950]=&quot;&quot;;[.A1951];[.A1951]+[.B1950])" office:value-type="float" office:value="2057" calcext:value-type="float">
            <text:p>2057</text:p>
          </table:table-cell>
          <table:table-cell/>
        </table:table-row>
        <table:table-row table:style-name="ro1">
          <table:table-cell office:value-type="float" office:value="5770" calcext:value-type="float">
            <text:p>5770</text:p>
          </table:table-cell>
          <table:table-cell table:formula="of:=IF([.A1951]=&quot;&quot;;[.A1952];[.A1952]+[.B1951])" office:value-type="float" office:value="7827" calcext:value-type="float">
            <text:p>7827</text:p>
          </table:table-cell>
          <table:table-cell/>
        </table:table-row>
        <table:table-row table:style-name="ro1">
          <table:table-cell office:value-type="float" office:value="6945" calcext:value-type="float">
            <text:p>6945</text:p>
          </table:table-cell>
          <table:table-cell table:formula="of:=IF([.A1952]=&quot;&quot;;[.A1953];[.A1953]+[.B1952])" office:value-type="float" office:value="14772" calcext:value-type="float">
            <text:p>14772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table:formula="of:=IF([.A1953]=&quot;&quot;;[.A1954];[.A1954]+[.B1953])" office:value-type="float" office:value="20682" calcext:value-type="float">
            <text:p>20682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IF([.A1954]=&quot;&quot;;[.A1955];[.A1955]+[.B1954])" office:value-type="float" office:value="22748" calcext:value-type="float">
            <text:p>22748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IF([.A1955]=&quot;&quot;;[.A1956];[.A1956]+[.B1955])" office:value-type="float" office:value="25121" calcext:value-type="float">
            <text:p>25121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table:formula="of:=IF([.A1956]=&quot;&quot;;[.A1957];[.A1957]+[.B1956])" office:value-type="float" office:value="31734" calcext:value-type="float">
            <text:p>31734</text:p>
          </table:table-cell>
          <table:table-cell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IF([.A1957]=&quot;&quot;;[.A1958];[.A1958]+[.B1957])" office:value-type="float" office:value="38437" calcext:value-type="float">
            <text:p>38437</text:p>
          </table:table-cell>
          <table:table-cell/>
        </table:table-row>
        <table:table-row table:style-name="ro1">
          <table:table-cell office:value-type="float" office:value="5795" calcext:value-type="float">
            <text:p>5795</text:p>
          </table:table-cell>
          <table:table-cell table:formula="of:=IF([.A1958]=&quot;&quot;;[.A1959];[.A1959]+[.B1958])" office:value-type="float" office:value="44232" calcext:value-type="float">
            <text:p>44232</text:p>
          </table:table-cell>
          <table:table-cell/>
        </table:table-row>
        <table:table-row table:style-name="ro1">
          <table:table-cell office:value-type="float" office:value="7033" calcext:value-type="float">
            <text:p>7033</text:p>
          </table:table-cell>
          <table:table-cell table:formula="of:=IF([.A1959]=&quot;&quot;;[.A1960];[.A1960]+[.B1959])" office:value-type="float" office:value="51265" calcext:value-type="float">
            <text:p>51265</text:p>
          </table:table-cell>
          <table:table-cell/>
        </table:table-row>
        <table:table-row table:style-name="ro1">
          <table:table-cell office:value-type="float" office:value="6063" calcext:value-type="float">
            <text:p>6063</text:p>
          </table:table-cell>
          <table:table-cell table:formula="of:=IF([.A1960]=&quot;&quot;;[.A1961];[.A1961]+[.B1960])" office:value-type="float" office:value="57328" calcext:value-type="float">
            <text:p>57328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IF([.A1961]=&quot;&quot;;[.A1962];[.A1962]+[.B1961])" office:value-type="float" office:value="60771" calcext:value-type="float">
            <text:p>60771</text:p>
          </table:table-cell>
          <table:table-cell/>
        </table:table-row>
        <table:table-row table:style-name="ro1">
          <table:table-cell/>
          <table:table-cell table:formula="of:=IF([.A1962]=&quot;&quot;;[.A1963];[.A1963]+[.B1962])" office:value-type="float" office:value="60771" calcext:value-type="float">
            <text:p>60771</text:p>
          </table:table-cell>
          <table:table-cell/>
        </table:table-row>
        <table:table-row table:style-name="ro1">
          <table:table-cell office:value-type="float" office:value="10064" calcext:value-type="float">
            <text:p>10064</text:p>
          </table:table-cell>
          <table:table-cell table:formula="of:=IF([.A1963]=&quot;&quot;;[.A1964];[.A1964]+[.B1963])" office:value-type="float" office:value="10064" calcext:value-type="float">
            <text:p>10064</text:p>
          </table:table-cell>
          <table:table-cell/>
        </table:table-row>
        <table:table-row table:style-name="ro1">
          <table:table-cell office:value-type="float" office:value="12696" calcext:value-type="float">
            <text:p>12696</text:p>
          </table:table-cell>
          <table:table-cell table:formula="of:=IF([.A1964]=&quot;&quot;;[.A1965];[.A1965]+[.B1964])" office:value-type="float" office:value="22760" calcext:value-type="float">
            <text:p>22760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IF([.A1965]=&quot;&quot;;[.A1966];[.A1966]+[.B1965])" office:value-type="float" office:value="24385" calcext:value-type="float">
            <text:p>24385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IF([.A1966]=&quot;&quot;;[.A1967];[.A1967]+[.B1966])" office:value-type="float" office:value="25989" calcext:value-type="float">
            <text:p>25989</text:p>
          </table:table-cell>
          <table:table-cell/>
        </table:table-row>
        <table:table-row table:style-name="ro1">
          <table:table-cell office:value-type="float" office:value="8552" calcext:value-type="float">
            <text:p>8552</text:p>
          </table:table-cell>
          <table:table-cell table:formula="of:=IF([.A1967]=&quot;&quot;;[.A1968];[.A1968]+[.B1967])" office:value-type="float" office:value="34541" calcext:value-type="float">
            <text:p>34541</text:p>
          </table:table-cell>
          <table:table-cell/>
        </table:table-row>
        <table:table-row table:style-name="ro1">
          <table:table-cell/>
          <table:table-cell table:formula="of:=IF([.A1968]=&quot;&quot;;[.A1969];[.A1969]+[.B1968])" office:value-type="float" office:value="34541" calcext:value-type="float">
            <text:p>34541</text:p>
          </table:table-cell>
          <table:table-cell/>
        </table:table-row>
        <table:table-row table:style-name="ro1">
          <table:table-cell office:value-type="float" office:value="4518" calcext:value-type="float">
            <text:p>4518</text:p>
          </table:table-cell>
          <table:table-cell table:formula="of:=IF([.A1969]=&quot;&quot;;[.A1970];[.A1970]+[.B1969])" office:value-type="float" office:value="4518" calcext:value-type="float">
            <text:p>4518</text:p>
          </table:table-cell>
          <table:table-cell/>
        </table:table-row>
        <table:table-row table:style-name="ro1">
          <table:table-cell office:value-type="float" office:value="3559" calcext:value-type="float">
            <text:p>3559</text:p>
          </table:table-cell>
          <table:table-cell table:formula="of:=IF([.A1970]=&quot;&quot;;[.A1971];[.A1971]+[.B1970])" office:value-type="float" office:value="8077" calcext:value-type="float">
            <text:p>8077</text:p>
          </table:table-cell>
          <table:table-cell/>
        </table:table-row>
        <table:table-row table:style-name="ro1">
          <table:table-cell office:value-type="float" office:value="4612" calcext:value-type="float">
            <text:p>4612</text:p>
          </table:table-cell>
          <table:table-cell table:formula="of:=IF([.A1971]=&quot;&quot;;[.A1972];[.A1972]+[.B1971])" office:value-type="float" office:value="12689" calcext:value-type="float">
            <text:p>12689</text:p>
          </table:table-cell>
          <table:table-cell/>
        </table:table-row>
        <table:table-row table:style-name="ro1">
          <table:table-cell office:value-type="float" office:value="4990" calcext:value-type="float">
            <text:p>4990</text:p>
          </table:table-cell>
          <table:table-cell table:formula="of:=IF([.A1972]=&quot;&quot;;[.A1973];[.A1973]+[.B1972])" office:value-type="float" office:value="17679" calcext:value-type="float">
            <text:p>17679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table:formula="of:=IF([.A1973]=&quot;&quot;;[.A1974];[.A1974]+[.B1973])" office:value-type="float" office:value="23801" calcext:value-type="float">
            <text:p>23801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IF([.A1974]=&quot;&quot;;[.A1975];[.A1975]+[.B1974])" office:value-type="float" office:value="25630" calcext:value-type="float">
            <text:p>25630</text:p>
          </table:table-cell>
          <table:table-cell/>
        </table:table-row>
        <table:table-row table:style-name="ro1">
          <table:table-cell office:value-type="float" office:value="8607" calcext:value-type="float">
            <text:p>8607</text:p>
          </table:table-cell>
          <table:table-cell table:formula="of:=IF([.A1975]=&quot;&quot;;[.A1976];[.A1976]+[.B1975])" office:value-type="float" office:value="34237" calcext:value-type="float">
            <text:p>34237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[.A1976]=&quot;&quot;;[.A1977];[.A1977]+[.B1976])" office:value-type="float" office:value="36288" calcext:value-type="float">
            <text:p>36288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table:formula="of:=IF([.A1977]=&quot;&quot;;[.A1978];[.A1978]+[.B1977])" office:value-type="float" office:value="42602" calcext:value-type="float">
            <text:p>42602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IF([.A1978]=&quot;&quot;;[.A1979];[.A1979]+[.B1978])" office:value-type="float" office:value="45198" calcext:value-type="float">
            <text:p>45198</text:p>
          </table:table-cell>
          <table:table-cell/>
        </table:table-row>
        <table:table-row table:style-name="ro1">
          <table:table-cell/>
          <table:table-cell table:formula="of:=IF([.A1979]=&quot;&quot;;[.A1980];[.A1980]+[.B1979])" office:value-type="float" office:value="45198" calcext:value-type="float">
            <text:p>45198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IF([.A1980]=&quot;&quot;;[.A1981];[.A1981]+[.B1980])"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float" office:value="8330" calcext:value-type="float">
            <text:p>8330</text:p>
          </table:table-cell>
          <table:table-cell table:formula="of:=IF([.A1981]=&quot;&quot;;[.A1982];[.A1982]+[.B1981])" office:value-type="float" office:value="10228" calcext:value-type="float">
            <text:p>10228</text:p>
          </table:table-cell>
          <table:table-cell/>
        </table:table-row>
        <table:table-row table:style-name="ro1">
          <table:table-cell office:value-type="float" office:value="6823" calcext:value-type="float">
            <text:p>6823</text:p>
          </table:table-cell>
          <table:table-cell table:formula="of:=IF([.A1982]=&quot;&quot;;[.A1983];[.A1983]+[.B1982])" office:value-type="float" office:value="17051" calcext:value-type="float">
            <text:p>17051</text:p>
          </table:table-cell>
          <table:table-cell/>
        </table:table-row>
        <table:table-row table:style-name="ro1">
          <table:table-cell office:value-type="float" office:value="14127" calcext:value-type="float">
            <text:p>14127</text:p>
          </table:table-cell>
          <table:table-cell table:formula="of:=IF([.A1983]=&quot;&quot;;[.A1984];[.A1984]+[.B1983])" office:value-type="float" office:value="31178" calcext:value-type="float">
            <text:p>31178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table:formula="of:=IF([.A1984]=&quot;&quot;;[.A1985];[.A1985]+[.B1984])" office:value-type="float" office:value="35300" calcext:value-type="float">
            <text:p>35300</text:p>
          </table:table-cell>
          <table:table-cell/>
        </table:table-row>
        <table:table-row table:style-name="ro1">
          <table:table-cell/>
          <table:table-cell table:formula="of:=IF([.A1985]=&quot;&quot;;[.A1986];[.A1986]+[.B1985])" office:value-type="float" office:value="35300" calcext:value-type="float">
            <text:p>35300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IF([.A1986]=&quot;&quot;;[.A1987];[.A1987]+[.B1986])" office:value-type="float" office:value="2494" calcext:value-type="float">
            <text:p>2494</text:p>
          </table:table-cell>
          <table:table-cell/>
        </table:table-row>
        <table:table-row table:style-name="ro1">
          <table:table-cell office:value-type="float" office:value="6727" calcext:value-type="float">
            <text:p>6727</text:p>
          </table:table-cell>
          <table:table-cell table:formula="of:=IF([.A1987]=&quot;&quot;;[.A1988];[.A1988]+[.B1987])" office:value-type="float" office:value="9221" calcext:value-type="float">
            <text:p>9221</text:p>
          </table:table-cell>
          <table:table-cell/>
        </table:table-row>
        <table:table-row table:style-name="ro1">
          <table:table-cell office:value-type="float" office:value="4587" calcext:value-type="float">
            <text:p>4587</text:p>
          </table:table-cell>
          <table:table-cell table:formula="of:=IF([.A1988]=&quot;&quot;;[.A1989];[.A1989]+[.B1988])" office:value-type="float" office:value="13808" calcext:value-type="float">
            <text:p>13808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1989]=&quot;&quot;;[.A1990];[.A1990]+[.B1989])" office:value-type="float" office:value="16129" calcext:value-type="float">
            <text:p>16129</text:p>
          </table:table-cell>
          <table:table-cell/>
        </table:table-row>
        <table:table-row table:style-name="ro1">
          <table:table-cell office:value-type="float" office:value="4617" calcext:value-type="float">
            <text:p>4617</text:p>
          </table:table-cell>
          <table:table-cell table:formula="of:=IF([.A1990]=&quot;&quot;;[.A1991];[.A1991]+[.B1990])" office:value-type="float" office:value="20746" calcext:value-type="float">
            <text:p>20746</text:p>
          </table:table-cell>
          <table:table-cell/>
        </table:table-row>
        <table:table-row table:style-name="ro1">
          <table:table-cell office:value-type="float" office:value="4813" calcext:value-type="float">
            <text:p>4813</text:p>
          </table:table-cell>
          <table:table-cell table:formula="of:=IF([.A1991]=&quot;&quot;;[.A1992];[.A1992]+[.B1991])" office:value-type="float" office:value="25559" calcext:value-type="float">
            <text:p>25559</text:p>
          </table:table-cell>
          <table:table-cell/>
        </table:table-row>
        <table:table-row table:style-name="ro1">
          <table:table-cell office:value-type="float" office:value="7347" calcext:value-type="float">
            <text:p>7347</text:p>
          </table:table-cell>
          <table:table-cell table:formula="of:=IF([.A1992]=&quot;&quot;;[.A1993];[.A1993]+[.B1992])" office:value-type="float" office:value="32906" calcext:value-type="float">
            <text:p>32906</text:p>
          </table:table-cell>
          <table:table-cell/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IF([.A1993]=&quot;&quot;;[.A1994];[.A1994]+[.B1993])" office:value-type="float" office:value="36700" calcext:value-type="float">
            <text:p>36700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[.A1994]=&quot;&quot;;[.A1995];[.A1995]+[.B1994])" office:value-type="float" office:value="38146" calcext:value-type="float">
            <text:p>38146</text:p>
          </table:table-cell>
          <table:table-cell/>
        </table:table-row>
        <table:table-row table:style-name="ro1">
          <table:table-cell office:value-type="float" office:value="5291" calcext:value-type="float">
            <text:p>5291</text:p>
          </table:table-cell>
          <table:table-cell table:formula="of:=IF([.A1995]=&quot;&quot;;[.A1996];[.A1996]+[.B1995])" office:value-type="float" office:value="43437" calcext:value-type="float">
            <text:p>43437</text:p>
          </table:table-cell>
          <table:table-cell/>
        </table:table-row>
        <table:table-row table:style-name="ro1">
          <table:table-cell office:value-type="float" office:value="4913" calcext:value-type="float">
            <text:p>4913</text:p>
          </table:table-cell>
          <table:table-cell table:formula="of:=IF([.A1996]=&quot;&quot;;[.A1997];[.A1997]+[.B1996])" office:value-type="float" office:value="48350" calcext:value-type="float">
            <text:p>48350</text:p>
          </table:table-cell>
          <table:table-cell/>
        </table:table-row>
        <table:table-row table:style-name="ro1">
          <table:table-cell/>
          <table:table-cell table:formula="of:=IF([.A1997]=&quot;&quot;;[.A1998];[.A1998]+[.B1997])" office:value-type="float" office:value="48350" calcext:value-type="float">
            <text:p>48350</text:p>
          </table:table-cell>
          <table:table-cell/>
        </table:table-row>
        <table:table-row table:style-name="ro1">
          <table:table-cell office:value-type="float" office:value="15290" calcext:value-type="float">
            <text:p>15290</text:p>
          </table:table-cell>
          <table:table-cell table:formula="of:=IF([.A1998]=&quot;&quot;;[.A1999];[.A1999]+[.B1998])" office:value-type="float" office:value="15290" calcext:value-type="float">
            <text:p>15290</text:p>
          </table:table-cell>
          <table:table-cell/>
        </table:table-row>
        <table:table-row table:style-name="ro1">
          <table:table-cell office:value-type="float" office:value="9852" calcext:value-type="float">
            <text:p>9852</text:p>
          </table:table-cell>
          <table:table-cell table:formula="of:=IF([.A1999]=&quot;&quot;;[.A2000];[.A2000]+[.B1999])" office:value-type="float" office:value="25142" calcext:value-type="float">
            <text:p>25142</text:p>
          </table:table-cell>
          <table:table-cell/>
        </table:table-row>
        <table:table-row table:style-name="ro1">
          <table:table-cell office:value-type="float" office:value="5973" calcext:value-type="float">
            <text:p>5973</text:p>
          </table:table-cell>
          <table:table-cell table:formula="of:=IF([.A2000]=&quot;&quot;;[.A2001];[.A2001]+[.B2000])" office:value-type="float" office:value="31115" calcext:value-type="float">
            <text:p>31115</text:p>
          </table:table-cell>
          <table:table-cell/>
        </table:table-row>
        <table:table-row table:style-name="ro1">
          <table:table-cell office:value-type="float" office:value="7334" calcext:value-type="float">
            <text:p>7334</text:p>
          </table:table-cell>
          <table:table-cell table:formula="of:=IF([.A2001]=&quot;&quot;;[.A2002];[.A2002]+[.B2001])" office:value-type="float" office:value="38449" calcext:value-type="float">
            <text:p>38449</text:p>
          </table:table-cell>
          <table:table-cell/>
        </table:table-row>
        <table:table-row table:style-name="ro1">
          <table:table-cell/>
          <table:table-cell table:formula="of:=IF([.A2002]=&quot;&quot;;[.A2003];[.A2003]+[.B2002])" office:value-type="float" office:value="38449" calcext:value-type="float">
            <text:p>38449</text:p>
          </table:table-cell>
          <table:table-cell/>
        </table:table-row>
        <table:table-row table:style-name="ro1">
          <table:table-cell office:value-type="float" office:value="5995" calcext:value-type="float">
            <text:p>5995</text:p>
          </table:table-cell>
          <table:table-cell table:formula="of:=IF([.A2003]=&quot;&quot;;[.A2004];[.A2004]+[.B2003])" office:value-type="float" office:value="5995" calcext:value-type="float">
            <text:p>5995</text:p>
          </table:table-cell>
          <table:table-cell/>
        </table:table-row>
        <table:table-row table:style-name="ro1">
          <table:table-cell office:value-type="float" office:value="4539" calcext:value-type="float">
            <text:p>4539</text:p>
          </table:table-cell>
          <table:table-cell table:formula="of:=IF([.A2004]=&quot;&quot;;[.A2005];[.A2005]+[.B2004])" office:value-type="float" office:value="10534" calcext:value-type="float">
            <text:p>10534</text:p>
          </table:table-cell>
          <table:table-cell/>
        </table:table-row>
        <table:table-row table:style-name="ro1">
          <table:table-cell office:value-type="float" office:value="8371" calcext:value-type="float">
            <text:p>8371</text:p>
          </table:table-cell>
          <table:table-cell table:formula="of:=IF([.A2005]=&quot;&quot;;[.A2006];[.A2006]+[.B2005])" office:value-type="float" office:value="18905" calcext:value-type="float">
            <text:p>18905</text:p>
          </table:table-cell>
          <table:table-cell/>
        </table:table-row>
        <table:table-row table:style-name="ro1">
          <table:table-cell office:value-type="float" office:value="9076" calcext:value-type="float">
            <text:p>9076</text:p>
          </table:table-cell>
          <table:table-cell table:formula="of:=IF([.A2006]=&quot;&quot;;[.A2007];[.A2007]+[.B2006])" office:value-type="float" office:value="27981" calcext:value-type="float">
            <text:p>27981</text:p>
          </table:table-cell>
          <table:table-cell/>
        </table:table-row>
        <table:table-row table:style-name="ro1">
          <table:table-cell office:value-type="float" office:value="12656" calcext:value-type="float">
            <text:p>12656</text:p>
          </table:table-cell>
          <table:table-cell table:formula="of:=IF([.A2007]=&quot;&quot;;[.A2008];[.A2008]+[.B2007])" office:value-type="float" office:value="40637" calcext:value-type="float">
            <text:p>40637</text:p>
          </table:table-cell>
          <table:table-cell/>
        </table:table-row>
        <table:table-row table:style-name="ro1">
          <table:table-cell office:value-type="float" office:value="12625" calcext:value-type="float">
            <text:p>12625</text:p>
          </table:table-cell>
          <table:table-cell table:formula="of:=IF([.A2008]=&quot;&quot;;[.A2009];[.A2009]+[.B2008])" office:value-type="float" office:value="53262" calcext:value-type="float">
            <text:p>53262</text:p>
          </table:table-cell>
          <table:table-cell/>
        </table:table-row>
        <table:table-row table:style-name="ro1">
          <table:table-cell/>
          <table:table-cell table:formula="of:=IF([.A2009]=&quot;&quot;;[.A2010];[.A2010]+[.B2009])" office:value-type="float" office:value="53262" calcext:value-type="float">
            <text:p>53262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[.A2010]=&quot;&quot;;[.A2011];[.A2011]+[.B2010])" office:value-type="float" office:value="2198" calcext:value-type="float">
            <text:p>2198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IF([.A2011]=&quot;&quot;;[.A2012];[.A2012]+[.B2011])" office:value-type="float" office:value="3337" calcext:value-type="float">
            <text:p>3337</text:p>
          </table:table-cell>
          <table:table-cell/>
        </table:table-row>
        <table:table-row table:style-name="ro1">
          <table:table-cell office:value-type="float" office:value="4259" calcext:value-type="float">
            <text:p>4259</text:p>
          </table:table-cell>
          <table:table-cell table:formula="of:=IF([.A2012]=&quot;&quot;;[.A2013];[.A2013]+[.B2012])" office:value-type="float" office:value="7596" calcext:value-type="float">
            <text:p>7596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IF([.A2013]=&quot;&quot;;[.A2014];[.A2014]+[.B2013])" office:value-type="float" office:value="10606" calcext:value-type="float">
            <text:p>10606</text:p>
          </table:table-cell>
          <table:table-cell/>
        </table:table-row>
        <table:table-row table:style-name="ro1">
          <table:table-cell office:value-type="float" office:value="9045" calcext:value-type="float">
            <text:p>9045</text:p>
          </table:table-cell>
          <table:table-cell table:formula="of:=IF([.A2014]=&quot;&quot;;[.A2015];[.A2015]+[.B2014])" office:value-type="float" office:value="19651" calcext:value-type="float">
            <text:p>19651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IF([.A2015]=&quot;&quot;;[.A2016];[.A2016]+[.B2015])" office:value-type="float" office:value="22580" calcext:value-type="float">
            <text:p>22580</text:p>
          </table:table-cell>
          <table:table-cell/>
        </table:table-row>
        <table:table-row table:style-name="ro1">
          <table:table-cell office:value-type="float" office:value="8392" calcext:value-type="float">
            <text:p>8392</text:p>
          </table:table-cell>
          <table:table-cell table:formula="of:=IF([.A2016]=&quot;&quot;;[.A2017];[.A2017]+[.B2016])" office:value-type="float" office:value="30972" calcext:value-type="float">
            <text:p>30972</text:p>
          </table:table-cell>
          <table:table-cell/>
        </table:table-row>
        <table:table-row table:style-name="ro1">
          <table:table-cell office:value-type="float" office:value="4307" calcext:value-type="float">
            <text:p>4307</text:p>
          </table:table-cell>
          <table:table-cell table:formula="of:=IF([.A2017]=&quot;&quot;;[.A2018];[.A2018]+[.B2017])" office:value-type="float" office:value="35279" calcext:value-type="float">
            <text:p>35279</text:p>
          </table:table-cell>
          <table:table-cell/>
        </table:table-row>
        <table:table-row table:style-name="ro1">
          <table:table-cell office:value-type="float" office:value="5738" calcext:value-type="float">
            <text:p>5738</text:p>
          </table:table-cell>
          <table:table-cell table:formula="of:=IF([.A2018]=&quot;&quot;;[.A2019];[.A2019]+[.B2018])" office:value-type="float" office:value="41017" calcext:value-type="float">
            <text:p>41017</text:p>
          </table:table-cell>
          <table:table-cell/>
        </table:table-row>
        <table:table-row table:style-name="ro1">
          <table:table-cell/>
          <table:table-cell table:formula="of:=IF([.A2019]=&quot;&quot;;[.A2020];[.A2020]+[.B2019])" office:value-type="float" office:value="41017" calcext:value-type="float">
            <text:p>41017</text:p>
          </table:table-cell>
          <table:table-cell/>
        </table:table-row>
        <table:table-row table:style-name="ro1">
          <table:table-cell office:value-type="float" office:value="12958" calcext:value-type="float">
            <text:p>12958</text:p>
          </table:table-cell>
          <table:table-cell table:formula="of:=IF([.A2020]=&quot;&quot;;[.A2021];[.A2021]+[.B2020])" office:value-type="float" office:value="12958" calcext:value-type="float">
            <text:p>12958</text:p>
          </table:table-cell>
          <table:table-cell/>
        </table:table-row>
        <table:table-row table:style-name="ro1">
          <table:table-cell office:value-type="float" office:value="5954" calcext:value-type="float">
            <text:p>5954</text:p>
          </table:table-cell>
          <table:table-cell table:formula="of:=IF([.A2021]=&quot;&quot;;[.A2022];[.A2022]+[.B2021])" office:value-type="float" office:value="18912" calcext:value-type="float">
            <text:p>18912</text:p>
          </table:table-cell>
          <table:table-cell/>
        </table:table-row>
        <table:table-row table:style-name="ro1">
          <table:table-cell/>
          <table:table-cell table:formula="of:=IF([.A2022]=&quot;&quot;;[.A2023];[.A2023]+[.B2022])" office:value-type="float" office:value="18912" calcext:value-type="float">
            <text:p>18912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IF([.A2023]=&quot;&quot;;[.A2024];[.A2024]+[.B2023])"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table:formula="of:=IF([.A2024]=&quot;&quot;;[.A2025];[.A2025]+[.B2024])" office:value-type="float" office:value="8876" calcext:value-type="float">
            <text:p>8876</text:p>
          </table:table-cell>
          <table:table-cell/>
        </table:table-row>
        <table:table-row table:style-name="ro1">
          <table:table-cell office:value-type="float" office:value="5912" calcext:value-type="float">
            <text:p>5912</text:p>
          </table:table-cell>
          <table:table-cell table:formula="of:=IF([.A2025]=&quot;&quot;;[.A2026];[.A2026]+[.B2025])" office:value-type="float" office:value="14788" calcext:value-type="float">
            <text:p>14788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IF([.A2026]=&quot;&quot;;[.A2027];[.A2027]+[.B2026])" office:value-type="float" office:value="16093" calcext:value-type="float">
            <text:p>16093</text:p>
          </table:table-cell>
          <table:table-cell/>
        </table:table-row>
        <table:table-row table:style-name="ro1">
          <table:table-cell office:value-type="float" office:value="6350" calcext:value-type="float">
            <text:p>6350</text:p>
          </table:table-cell>
          <table:table-cell table:formula="of:=IF([.A2027]=&quot;&quot;;[.A2028];[.A2028]+[.B2027])" office:value-type="float" office:value="22443" calcext:value-type="float">
            <text:p>22443</text:p>
          </table:table-cell>
          <table:table-cell/>
        </table:table-row>
        <table:table-row table:style-name="ro1">
          <table:table-cell office:value-type="float" office:value="5827" calcext:value-type="float">
            <text:p>5827</text:p>
          </table:table-cell>
          <table:table-cell table:formula="of:=IF([.A2028]=&quot;&quot;;[.A2029];[.A2029]+[.B2028])" office:value-type="float" office:value="28270" calcext:value-type="float">
            <text:p>28270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IF([.A2029]=&quot;&quot;;[.A2030];[.A2030]+[.B2029])" office:value-type="float" office:value="30910" calcext:value-type="float">
            <text:p>30910</text:p>
          </table:table-cell>
          <table:table-cell/>
        </table:table-row>
        <table:table-row table:style-name="ro1">
          <table:table-cell office:value-type="float" office:value="6856" calcext:value-type="float">
            <text:p>6856</text:p>
          </table:table-cell>
          <table:table-cell table:formula="of:=IF([.A2030]=&quot;&quot;;[.A2031];[.A2031]+[.B2030])" office:value-type="float" office:value="37766" calcext:value-type="float">
            <text:p>37766</text:p>
          </table:table-cell>
          <table:table-cell/>
        </table:table-row>
        <table:table-row table:style-name="ro1">
          <table:table-cell office:value-type="float" office:value="7562" calcext:value-type="float">
            <text:p>7562</text:p>
          </table:table-cell>
          <table:table-cell table:formula="of:=IF([.A2031]=&quot;&quot;;[.A2032];[.A2032]+[.B2031])" office:value-type="float" office:value="45328" calcext:value-type="float">
            <text:p>45328</text:p>
          </table:table-cell>
          <table:table-cell/>
        </table:table-row>
        <table:table-row table:style-name="ro1">
          <table:table-cell office:value-type="float" office:value="7882" calcext:value-type="float">
            <text:p>7882</text:p>
          </table:table-cell>
          <table:table-cell table:formula="of:=IF([.A2032]=&quot;&quot;;[.A2033];[.A2033]+[.B2032])" office:value-type="float" office:value="53210" calcext:value-type="float">
            <text:p>53210</text:p>
          </table:table-cell>
          <table:table-cell/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IF([.A2033]=&quot;&quot;;[.A2034];[.A2034]+[.B2033])" office:value-type="float" office:value="57154" calcext:value-type="float">
            <text:p>57154</text:p>
          </table:table-cell>
          <table:table-cell/>
        </table:table-row>
        <table:table-row table:style-name="ro1">
          <table:table-cell/>
          <table:table-cell table:formula="of:=IF([.A2034]=&quot;&quot;;[.A2035];[.A2035]+[.B2034])" office:value-type="float" office:value="57154" calcext:value-type="float">
            <text:p>57154</text:p>
          </table:table-cell>
          <table:table-cell/>
        </table:table-row>
        <table:table-row table:style-name="ro1">
          <table:table-cell office:value-type="float" office:value="7186" calcext:value-type="float">
            <text:p>7186</text:p>
          </table:table-cell>
          <table:table-cell table:formula="of:=IF([.A2035]=&quot;&quot;;[.A2036];[.A2036]+[.B2035])" office:value-type="float" office:value="7186" calcext:value-type="float">
            <text:p>7186</text:p>
          </table:table-cell>
          <table:table-cell/>
        </table:table-row>
        <table:table-row table:style-name="ro1">
          <table:table-cell office:value-type="float" office:value="4975" calcext:value-type="float">
            <text:p>4975</text:p>
          </table:table-cell>
          <table:table-cell table:formula="of:=IF([.A2036]=&quot;&quot;;[.A2037];[.A2037]+[.B2036])" office:value-type="float" office:value="12161" calcext:value-type="float">
            <text:p>12161</text:p>
          </table:table-cell>
          <table:table-cell/>
        </table:table-row>
        <table:table-row table:style-name="ro1">
          <table:table-cell office:value-type="float" office:value="9015" calcext:value-type="float">
            <text:p>9015</text:p>
          </table:table-cell>
          <table:table-cell table:formula="of:=IF([.A2037]=&quot;&quot;;[.A2038];[.A2038]+[.B2037])" office:value-type="float" office:value="21176" calcext:value-type="float">
            <text:p>21176</text:p>
          </table:table-cell>
          <table:table-cell/>
        </table:table-row>
        <table:table-row table:style-name="ro1">
          <table:table-cell office:value-type="float" office:value="12599" calcext:value-type="float">
            <text:p>12599</text:p>
          </table:table-cell>
          <table:table-cell table:formula="of:=IF([.A2038]=&quot;&quot;;[.A2039];[.A2039]+[.B2038])" office:value-type="float" office:value="33775" calcext:value-type="float">
            <text:p>33775</text:p>
          </table:table-cell>
          <table:table-cell/>
        </table:table-row>
        <table:table-row table:style-name="ro1">
          <table:table-cell office:value-type="float" office:value="13902" calcext:value-type="float">
            <text:p>13902</text:p>
          </table:table-cell>
          <table:table-cell table:formula="of:=IF([.A2039]=&quot;&quot;;[.A2040];[.A2040]+[.B2039])" office:value-type="float" office:value="47677" calcext:value-type="float">
            <text:p>47677</text:p>
          </table:table-cell>
          <table:table-cell/>
        </table:table-row>
        <table:table-row table:style-name="ro1">
          <table:table-cell/>
          <table:table-cell table:formula="of:=IF([.A2040]=&quot;&quot;;[.A2041];[.A2041]+[.B2040])" office:value-type="float" office:value="47677" calcext:value-type="float">
            <text:p>47677</text:p>
          </table:table-cell>
          <table:table-cell/>
        </table:table-row>
        <table:table-row table:style-name="ro1">
          <table:table-cell office:value-type="float" office:value="55492" calcext:value-type="float">
            <text:p>55492</text:p>
          </table:table-cell>
          <table:table-cell table:formula="of:=IF([.A2041]=&quot;&quot;;[.A2042];[.A2042]+[.B2041])" office:value-type="float" office:value="55492" calcext:value-type="float">
            <text:p>55492</text:p>
          </table:table-cell>
          <table:table-cell/>
        </table:table-row>
        <table:table-row table:style-name="ro1">
          <table:table-cell/>
          <table:table-cell table:formula="of:=IF([.A2042]=&quot;&quot;;[.A2043];[.A2043]+[.B2042])" office:value-type="float" office:value="55492" calcext:value-type="float">
            <text:p>55492</text:p>
          </table:table-cell>
          <table:table-cell/>
        </table:table-row>
        <table:table-row table:style-name="ro1">
          <table:table-cell office:value-type="float" office:value="4832" calcext:value-type="float">
            <text:p>4832</text:p>
          </table:table-cell>
          <table:table-cell table:formula="of:=IF([.A2043]=&quot;&quot;;[.A2044];[.A2044]+[.B2043])" office:value-type="float" office:value="4832" calcext:value-type="float">
            <text:p>4832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table:formula="of:=IF([.A2044]=&quot;&quot;;[.A2045];[.A2045]+[.B2044])" office:value-type="float" office:value="10122" calcext:value-type="float">
            <text:p>10122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IF([.A2045]=&quot;&quot;;[.A2046];[.A2046]+[.B2045])" office:value-type="float" office:value="12166" calcext:value-type="float">
            <text:p>12166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IF([.A2046]=&quot;&quot;;[.A2047];[.A2047]+[.B2046])" office:value-type="float" office:value="13177" calcext:value-type="float">
            <text:p>13177</text:p>
          </table:table-cell>
          <table:table-cell/>
        </table:table-row>
        <table:table-row table:style-name="ro1">
          <table:table-cell office:value-type="float" office:value="4110" calcext:value-type="float">
            <text:p>4110</text:p>
          </table:table-cell>
          <table:table-cell table:formula="of:=IF([.A2047]=&quot;&quot;;[.A2048];[.A2048]+[.B2047])" office:value-type="float" office:value="17287" calcext:value-type="float">
            <text:p>17287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IF([.A2048]=&quot;&quot;;[.A2049];[.A2049]+[.B2048])" office:value-type="float" office:value="18523" calcext:value-type="float">
            <text:p>18523</text:p>
          </table:table-cell>
          <table:table-cell/>
        </table:table-row>
        <table:table-row table:style-name="ro1">
          <table:table-cell office:value-type="float" office:value="4706" calcext:value-type="float">
            <text:p>4706</text:p>
          </table:table-cell>
          <table:table-cell table:formula="of:=IF([.A2049]=&quot;&quot;;[.A2050];[.A2050]+[.B2049])" office:value-type="float" office:value="23229" calcext:value-type="float">
            <text:p>23229</text:p>
          </table:table-cell>
          <table:table-cell/>
        </table:table-row>
        <table:table-row table:style-name="ro1">
          <table:table-cell office:value-type="float" office:value="5218" calcext:value-type="float">
            <text:p>5218</text:p>
          </table:table-cell>
          <table:table-cell table:formula="of:=IF([.A2050]=&quot;&quot;;[.A2051];[.A2051]+[.B2050])" office:value-type="float" office:value="28447" calcext:value-type="float">
            <text:p>28447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IF([.A2051]=&quot;&quot;;[.A2052];[.A2052]+[.B2051])" office:value-type="float" office:value="29747" calcext:value-type="float">
            <text:p>29747</text:p>
          </table:table-cell>
          <table:table-cell/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IF([.A2052]=&quot;&quot;;[.A2053];[.A2053]+[.B2052])" office:value-type="float" office:value="32985" calcext:value-type="float">
            <text:p>32985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IF([.A2053]=&quot;&quot;;[.A2054];[.A2054]+[.B2053])" office:value-type="float" office:value="34821" calcext:value-type="float">
            <text:p>34821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IF([.A2054]=&quot;&quot;;[.A2055];[.A2055]+[.B2054])" office:value-type="float" office:value="36130" calcext:value-type="float">
            <text:p>36130</text:p>
          </table:table-cell>
          <table:table-cell/>
        </table:table-row>
        <table:table-row table:style-name="ro1">
          <table:table-cell office:value-type="float" office:value="4742" calcext:value-type="float">
            <text:p>4742</text:p>
          </table:table-cell>
          <table:table-cell table:formula="of:=IF([.A2055]=&quot;&quot;;[.A2056];[.A2056]+[.B2055])" office:value-type="float" office:value="40872" calcext:value-type="float">
            <text:p>40872</text:p>
          </table:table-cell>
          <table:table-cell/>
        </table:table-row>
        <table:table-row table:style-name="ro1">
          <table:table-cell office:value-type="float" office:value="3964" calcext:value-type="float">
            <text:p>3964</text:p>
          </table:table-cell>
          <table:table-cell table:formula="of:=IF([.A2056]=&quot;&quot;;[.A2057];[.A2057]+[.B2056])" office:value-type="float" office:value="44836" calcext:value-type="float">
            <text:p>44836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IF([.A2057]=&quot;&quot;;[.A2058];[.A2058]+[.B2057])" office:value-type="float" office:value="49518" calcext:value-type="float">
            <text:p>49518</text:p>
          </table:table-cell>
          <table:table-cell/>
        </table:table-row>
        <table:table-row table:style-name="ro1">
          <table:table-cell/>
          <table:table-cell table:formula="of:=IF([.A2058]=&quot;&quot;;[.A2059];[.A2059]+[.B2058])" office:value-type="float" office:value="49518" calcext:value-type="float">
            <text:p>49518</text:p>
          </table:table-cell>
          <table:table-cell/>
        </table:table-row>
        <table:table-row table:style-name="ro1">
          <table:table-cell office:value-type="float" office:value="5611" calcext:value-type="float">
            <text:p>5611</text:p>
          </table:table-cell>
          <table:table-cell table:formula="of:=IF([.A2059]=&quot;&quot;;[.A2060];[.A2060]+[.B2059])" office:value-type="float" office:value="5611" calcext:value-type="float">
            <text:p>5611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IF([.A2060]=&quot;&quot;;[.A2061];[.A2061]+[.B2060])" office:value-type="float" office:value="9259" calcext:value-type="float">
            <text:p>9259</text:p>
          </table:table-cell>
          <table:table-cell/>
        </table:table-row>
        <table:table-row table:style-name="ro1">
          <table:table-cell office:value-type="float" office:value="8179" calcext:value-type="float">
            <text:p>8179</text:p>
          </table:table-cell>
          <table:table-cell table:formula="of:=IF([.A2061]=&quot;&quot;;[.A2062];[.A2062]+[.B2061])" office:value-type="float" office:value="17438" calcext:value-type="float">
            <text:p>17438</text:p>
          </table:table-cell>
          <table:table-cell/>
        </table:table-row>
        <table:table-row table:style-name="ro1">
          <table:table-cell office:value-type="float" office:value="9855" calcext:value-type="float">
            <text:p>9855</text:p>
          </table:table-cell>
          <table:table-cell table:formula="of:=IF([.A2062]=&quot;&quot;;[.A2063];[.A2063]+[.B2062])" office:value-type="float" office:value="27293" calcext:value-type="float">
            <text:p>27293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table:formula="of:=IF([.A2063]=&quot;&quot;;[.A2064];[.A2064]+[.B2063])" office:value-type="float" office:value="30231" calcext:value-type="float">
            <text:p>30231</text:p>
          </table:table-cell>
          <table:table-cell/>
        </table:table-row>
        <table:table-row table:style-name="ro1">
          <table:table-cell office:value-type="float" office:value="8541" calcext:value-type="float">
            <text:p>8541</text:p>
          </table:table-cell>
          <table:table-cell table:formula="of:=IF([.A2064]=&quot;&quot;;[.A2065];[.A2065]+[.B2064])" office:value-type="float" office:value="38772" calcext:value-type="float">
            <text:p>38772</text:p>
          </table:table-cell>
          <table:table-cell/>
        </table:table-row>
        <table:table-row table:style-name="ro1">
          <table:table-cell office:value-type="float" office:value="9237" calcext:value-type="float">
            <text:p>9237</text:p>
          </table:table-cell>
          <table:table-cell table:formula="of:=IF([.A2065]=&quot;&quot;;[.A2066];[.A2066]+[.B2065])" office:value-type="float" office:value="48009" calcext:value-type="float">
            <text:p>48009</text:p>
          </table:table-cell>
          <table:table-cell/>
        </table:table-row>
        <table:table-row table:style-name="ro1">
          <table:table-cell/>
          <table:table-cell table:formula="of:=IF([.A2066]=&quot;&quot;;[.A2067];[.A2067]+[.B2066])" office:value-type="float" office:value="48009" calcext:value-type="float">
            <text:p>48009</text:p>
          </table:table-cell>
          <table:table-cell/>
        </table:table-row>
        <table:table-row table:style-name="ro1">
          <table:table-cell office:value-type="float" office:value="6779" calcext:value-type="float">
            <text:p>6779</text:p>
          </table:table-cell>
          <table:table-cell table:formula="of:=IF([.A2067]=&quot;&quot;;[.A2068];[.A2068]+[.B2067])" office:value-type="float" office:value="6779" calcext:value-type="float">
            <text:p>6779</text:p>
          </table:table-cell>
          <table:table-cell/>
        </table:table-row>
        <table:table-row table:style-name="ro1">
          <table:table-cell office:value-type="float" office:value="7885" calcext:value-type="float">
            <text:p>7885</text:p>
          </table:table-cell>
          <table:table-cell table:formula="of:=IF([.A2068]=&quot;&quot;;[.A2069];[.A2069]+[.B2068])" office:value-type="float" office:value="14664" calcext:value-type="float">
            <text:p>14664</text:p>
          </table:table-cell>
          <table:table-cell/>
        </table:table-row>
        <table:table-row table:style-name="ro1">
          <table:table-cell office:value-type="float" office:value="7768" calcext:value-type="float">
            <text:p>7768</text:p>
          </table:table-cell>
          <table:table-cell table:formula="of:=IF([.A2069]=&quot;&quot;;[.A2070];[.A2070]+[.B2069])" office:value-type="float" office:value="22432" calcext:value-type="float">
            <text:p>22432</text:p>
          </table:table-cell>
          <table:table-cell/>
        </table:table-row>
        <table:table-row table:style-name="ro1">
          <table:table-cell office:value-type="float" office:value="7979" calcext:value-type="float">
            <text:p>7979</text:p>
          </table:table-cell>
          <table:table-cell table:formula="of:=IF([.A2070]=&quot;&quot;;[.A2071];[.A2071]+[.B2070])" office:value-type="float" office:value="30411" calcext:value-type="float">
            <text:p>30411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IF([.A2071]=&quot;&quot;;[.A2072];[.A2072]+[.B2071])" office:value-type="float" office:value="32015" calcext:value-type="float">
            <text:p>32015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IF([.A2072]=&quot;&quot;;[.A2073];[.A2073]+[.B2072])" office:value-type="float" office:value="34734" calcext:value-type="float">
            <text:p>34734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IF([.A2073]=&quot;&quot;;[.A2074];[.A2074]+[.B2073])" office:value-type="float" office:value="38613" calcext:value-type="float">
            <text:p>38613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IF([.A2074]=&quot;&quot;;[.A2075];[.A2075]+[.B2074])" office:value-type="float" office:value="41384" calcext:value-type="float">
            <text:p>41384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[.A2075]=&quot;&quot;;[.A2076];[.A2076]+[.B2075])" office:value-type="float" office:value="42581" calcext:value-type="float">
            <text:p>42581</text:p>
          </table:table-cell>
          <table:table-cell/>
        </table:table-row>
        <table:table-row table:style-name="ro1">
          <table:table-cell/>
          <table:table-cell table:formula="of:=IF([.A2076]=&quot;&quot;;[.A2077];[.A2077]+[.B2076])" office:value-type="float" office:value="42581" calcext:value-type="float">
            <text:p>42581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table:formula="of:=IF([.A2077]=&quot;&quot;;[.A2078];[.A2078]+[.B2077])" office:value-type="float" office:value="2775" calcext:value-type="float">
            <text:p>2775</text:p>
          </table:table-cell>
          <table:table-cell/>
        </table:table-row>
        <table:table-row table:style-name="ro1">
          <table:table-cell office:value-type="float" office:value="12978" calcext:value-type="float">
            <text:p>12978</text:p>
          </table:table-cell>
          <table:table-cell table:formula="of:=IF([.A2078]=&quot;&quot;;[.A2079];[.A2079]+[.B2078])" office:value-type="float" office:value="15753" calcext:value-type="float">
            <text:p>15753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table:formula="of:=IF([.A2079]=&quot;&quot;;[.A2080];[.A2080]+[.B2079])" office:value-type="float" office:value="22961" calcext:value-type="float">
            <text:p>22961</text:p>
          </table:table-cell>
          <table:table-cell/>
        </table:table-row>
        <table:table-row table:style-name="ro1">
          <table:table-cell/>
          <table:table-cell table:formula="of:=IF([.A2080]=&quot;&quot;;[.A2081];[.A2081]+[.B2080])" office:value-type="float" office:value="22961" calcext:value-type="float">
            <text:p>22961</text:p>
          </table:table-cell>
          <table:table-cell/>
        </table:table-row>
        <table:table-row table:style-name="ro1">
          <table:table-cell office:value-type="float" office:value="19188" calcext:value-type="float">
            <text:p>19188</text:p>
          </table:table-cell>
          <table:table-cell table:formula="of:=IF([.A2081]=&quot;&quot;;[.A2082];[.A2082]+[.B2081])" office:value-type="float" office:value="19188" calcext:value-type="float">
            <text:p>19188</text:p>
          </table:table-cell>
          <table:table-cell/>
        </table:table-row>
        <table:table-row table:style-name="ro1">
          <table:table-cell office:value-type="float" office:value="16982" calcext:value-type="float">
            <text:p>16982</text:p>
          </table:table-cell>
          <table:table-cell table:formula="of:=IF([.A2082]=&quot;&quot;;[.A2083];[.A2083]+[.B2082])" office:value-type="float" office:value="36170" calcext:value-type="float">
            <text:p>36170</text:p>
          </table:table-cell>
          <table:table-cell/>
        </table:table-row>
        <table:table-row table:style-name="ro1">
          <table:table-cell office:value-type="float" office:value="8339" calcext:value-type="float">
            <text:p>8339</text:p>
          </table:table-cell>
          <table:table-cell table:formula="of:=IF([.A2083]=&quot;&quot;;[.A2084];[.A2084]+[.B2083])" office:value-type="float" office:value="44509" calcext:value-type="float">
            <text:p>44509</text:p>
          </table:table-cell>
          <table:table-cell/>
        </table:table-row>
        <table:table-row table:style-name="ro1">
          <table:table-cell/>
          <table:table-cell table:formula="of:=IF([.A2084]=&quot;&quot;;[.A2085];[.A2085]+[.B2084])" office:value-type="float" office:value="44509" calcext:value-type="float">
            <text:p>44509</text:p>
          </table:table-cell>
          <table:table-cell/>
        </table:table-row>
        <table:table-row table:style-name="ro1">
          <table:table-cell office:value-type="float" office:value="12742" calcext:value-type="float">
            <text:p>12742</text:p>
          </table:table-cell>
          <table:table-cell table:formula="of:=IF([.A2085]=&quot;&quot;;[.A2086];[.A2086]+[.B2085])" office:value-type="float" office:value="12742" calcext:value-type="float">
            <text:p>12742</text:p>
          </table:table-cell>
          <table:table-cell/>
        </table:table-row>
        <table:table-row table:style-name="ro1">
          <table:table-cell office:value-type="float" office:value="18586" calcext:value-type="float">
            <text:p>18586</text:p>
          </table:table-cell>
          <table:table-cell table:formula="of:=IF([.A2086]=&quot;&quot;;[.A2087];[.A2087]+[.B2086])" office:value-type="float" office:value="31328" calcext:value-type="float">
            <text:p>31328</text:p>
          </table:table-cell>
          <table:table-cell/>
        </table:table-row>
        <table:table-row table:style-name="ro1">
          <table:table-cell office:value-type="float" office:value="18256" calcext:value-type="float">
            <text:p>18256</text:p>
          </table:table-cell>
          <table:table-cell table:formula="of:=IF([.A2087]=&quot;&quot;;[.A2088];[.A2088]+[.B2087])" office:value-type="float" office:value="49584" calcext:value-type="float">
            <text:p>49584</text:p>
          </table:table-cell>
          <table:table-cell/>
        </table:table-row>
        <table:table-row table:style-name="ro1">
          <table:table-cell/>
          <table:table-cell table:formula="of:=IF([.A2088]=&quot;&quot;;[.A2089];[.A2089]+[.B2088])" office:value-type="float" office:value="49584" calcext:value-type="float">
            <text:p>49584</text:p>
          </table:table-cell>
          <table:table-cell/>
        </table:table-row>
        <table:table-row table:style-name="ro1">
          <table:table-cell office:value-type="float" office:value="15946" calcext:value-type="float">
            <text:p>15946</text:p>
          </table:table-cell>
          <table:table-cell table:formula="of:=IF([.A2089]=&quot;&quot;;[.A2090];[.A2090]+[.B2089])" office:value-type="float" office:value="15946" calcext:value-type="float">
            <text:p>15946</text:p>
          </table:table-cell>
          <table:table-cell/>
        </table:table-row>
        <table:table-row table:style-name="ro1">
          <table:table-cell office:value-type="float" office:value="28794" calcext:value-type="float">
            <text:p>28794</text:p>
          </table:table-cell>
          <table:table-cell table:formula="of:=IF([.A2090]=&quot;&quot;;[.A2091];[.A2091]+[.B2090])" office:value-type="float" office:value="44740" calcext:value-type="float">
            <text:p>44740</text:p>
          </table:table-cell>
          <table:table-cell/>
        </table:table-row>
        <table:table-row table:style-name="ro1">
          <table:table-cell/>
          <table:table-cell table:formula="of:=IF([.A2091]=&quot;&quot;;[.A2092];[.A2092]+[.B2091])" office:value-type="float" office:value="44740" calcext:value-type="float">
            <text:p>44740</text:p>
          </table:table-cell>
          <table:table-cell/>
        </table:table-row>
        <table:table-row table:style-name="ro1">
          <table:table-cell office:value-type="float" office:value="5010" calcext:value-type="float">
            <text:p>5010</text:p>
          </table:table-cell>
          <table:table-cell table:formula="of:=IF([.A2092]=&quot;&quot;;[.A2093];[.A2093]+[.B2092])" office:value-type="float" office:value="5010" calcext:value-type="float">
            <text:p>5010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IF([.A2093]=&quot;&quot;;[.A2094];[.A2094]+[.B2093])" office:value-type="float" office:value="6449" calcext:value-type="float">
            <text:p>6449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IF([.A2094]=&quot;&quot;;[.A2095];[.A2095]+[.B2094])" office:value-type="float" office:value="7625" calcext:value-type="float">
            <text:p>7625</text:p>
          </table:table-cell>
          <table:table-cell/>
        </table:table-row>
        <table:table-row table:style-name="ro1">
          <table:table-cell office:value-type="float" office:value="5112" calcext:value-type="float">
            <text:p>5112</text:p>
          </table:table-cell>
          <table:table-cell table:formula="of:=IF([.A2095]=&quot;&quot;;[.A2096];[.A2096]+[.B2095])" office:value-type="float" office:value="12737" calcext:value-type="float">
            <text:p>12737</text:p>
          </table:table-cell>
          <table:table-cell/>
        </table:table-row>
        <table:table-row table:style-name="ro1">
          <table:table-cell office:value-type="float" office:value="6225" calcext:value-type="float">
            <text:p>6225</text:p>
          </table:table-cell>
          <table:table-cell table:formula="of:=IF([.A2096]=&quot;&quot;;[.A2097];[.A2097]+[.B2096])" office:value-type="float" office:value="18962" calcext:value-type="float">
            <text:p>18962</text:p>
          </table:table-cell>
          <table:table-cell/>
        </table:table-row>
        <table:table-row table:style-name="ro1">
          <table:table-cell office:value-type="float" office:value="11059" calcext:value-type="float">
            <text:p>11059</text:p>
          </table:table-cell>
          <table:table-cell table:formula="of:=IF([.A2097]=&quot;&quot;;[.A2098];[.A2098]+[.B2097])" office:value-type="float" office:value="30021" calcext:value-type="float">
            <text:p>30021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2098]=&quot;&quot;;[.A2099];[.A2099]+[.B2098])" office:value-type="float" office:value="31401" calcext:value-type="float">
            <text:p>31401</text:p>
          </table:table-cell>
          <table:table-cell/>
        </table:table-row>
        <table:table-row table:style-name="ro1">
          <table:table-cell/>
          <table:table-cell table:formula="of:=IF([.A2099]=&quot;&quot;;[.A2100];[.A2100]+[.B2099])" office:value-type="float" office:value="31401" calcext:value-type="float">
            <text:p>31401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IF([.A2100]=&quot;&quot;;[.A2101];[.A2101]+[.B2100])" office:value-type="float" office:value="2636" calcext:value-type="float">
            <text:p>2636</text:p>
          </table:table-cell>
          <table:table-cell/>
        </table:table-row>
        <table:table-row table:style-name="ro1">
          <table:table-cell office:value-type="float" office:value="5109" calcext:value-type="float">
            <text:p>5109</text:p>
          </table:table-cell>
          <table:table-cell table:formula="of:=IF([.A2101]=&quot;&quot;;[.A2102];[.A2102]+[.B2101])" office:value-type="float" office:value="7745" calcext:value-type="float">
            <text:p>7745</text:p>
          </table:table-cell>
          <table:table-cell/>
        </table:table-row>
        <table:table-row table:style-name="ro1">
          <table:table-cell office:value-type="float" office:value="7016" calcext:value-type="float">
            <text:p>7016</text:p>
          </table:table-cell>
          <table:table-cell table:formula="of:=IF([.A2102]=&quot;&quot;;[.A2103];[.A2103]+[.B2102])" office:value-type="float" office:value="14761" calcext:value-type="float">
            <text:p>14761</text:p>
          </table:table-cell>
          <table:table-cell/>
        </table:table-row>
        <table:table-row table:style-name="ro1">
          <table:table-cell office:value-type="float" office:value="4966" calcext:value-type="float">
            <text:p>4966</text:p>
          </table:table-cell>
          <table:table-cell table:formula="of:=IF([.A2103]=&quot;&quot;;[.A2104];[.A2104]+[.B2103])" office:value-type="float" office:value="19727" calcext:value-type="float">
            <text:p>19727</text:p>
          </table:table-cell>
          <table:table-cell/>
        </table:table-row>
        <table:table-row table:style-name="ro1">
          <table:table-cell office:value-type="float" office:value="7277" calcext:value-type="float">
            <text:p>7277</text:p>
          </table:table-cell>
          <table:table-cell table:formula="of:=IF([.A2104]=&quot;&quot;;[.A2105];[.A2105]+[.B2104])" office:value-type="float" office:value="27004" calcext:value-type="float">
            <text:p>27004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IF([.A2105]=&quot;&quot;;[.A2106];[.A2106]+[.B2105])" office:value-type="float" office:value="28650" calcext:value-type="float">
            <text:p>28650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IF([.A2106]=&quot;&quot;;[.A2107];[.A2107]+[.B2106])" office:value-type="float" office:value="29859" calcext:value-type="float">
            <text:p>29859</text:p>
          </table:table-cell>
          <table:table-cell/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IF([.A2107]=&quot;&quot;;[.A2108];[.A2108]+[.B2107])" office:value-type="float" office:value="34317" calcext:value-type="float">
            <text:p>34317</text:p>
          </table:table-cell>
          <table:table-cell/>
        </table:table-row>
        <table:table-row table:style-name="ro1">
          <table:table-cell office:value-type="float" office:value="4147" calcext:value-type="float">
            <text:p>4147</text:p>
          </table:table-cell>
          <table:table-cell table:formula="of:=IF([.A2108]=&quot;&quot;;[.A2109];[.A2109]+[.B2108])" office:value-type="float" office:value="38464" calcext:value-type="float">
            <text:p>38464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table:formula="of:=IF([.A2109]=&quot;&quot;;[.A2110];[.A2110]+[.B2109])" office:value-type="float" office:value="41633" calcext:value-type="float">
            <text:p>41633</text:p>
          </table:table-cell>
          <table:table-cell/>
        </table:table-row>
        <table:table-row table:style-name="ro1">
          <table:table-cell/>
          <table:table-cell table:formula="of:=IF([.A2110]=&quot;&quot;;[.A2111];[.A2111]+[.B2110])" office:value-type="float" office:value="41633" calcext:value-type="float">
            <text:p>41633</text:p>
          </table:table-cell>
          <table:table-cell/>
        </table:table-row>
        <table:table-row table:style-name="ro1">
          <table:table-cell office:value-type="float" office:value="18833" calcext:value-type="float">
            <text:p>18833</text:p>
          </table:table-cell>
          <table:table-cell table:formula="of:=IF([.A2111]=&quot;&quot;;[.A2112];[.A2112]+[.B2111])" office:value-type="float" office:value="18833" calcext:value-type="float">
            <text:p>18833</text:p>
          </table:table-cell>
          <table:table-cell/>
        </table:table-row>
        <table:table-row table:style-name="ro1">
          <table:table-cell office:value-type="float" office:value="18515" calcext:value-type="float">
            <text:p>18515</text:p>
          </table:table-cell>
          <table:table-cell table:formula="of:=IF([.A2112]=&quot;&quot;;[.A2113];[.A2113]+[.B2112])" office:value-type="float" office:value="37348" calcext:value-type="float">
            <text:p>37348</text:p>
          </table:table-cell>
          <table:table-cell/>
        </table:table-row>
        <table:table-row table:style-name="ro1">
          <table:table-cell office:value-type="float" office:value="8638" calcext:value-type="float">
            <text:p>8638</text:p>
          </table:table-cell>
          <table:table-cell table:formula="of:=IF([.A2113]=&quot;&quot;;[.A2114];[.A2114]+[.B2113])" office:value-type="float" office:value="45986" calcext:value-type="float">
            <text:p>45986</text:p>
          </table:table-cell>
          <table:table-cell/>
        </table:table-row>
        <table:table-row table:style-name="ro1">
          <table:table-cell office:value-type="float" office:value="6254" calcext:value-type="float">
            <text:p>6254</text:p>
          </table:table-cell>
          <table:table-cell table:formula="of:=IF([.A2114]=&quot;&quot;;[.A2115];[.A2115]+[.B2114])" office:value-type="float" office:value="52240" calcext:value-type="float">
            <text:p>52240</text:p>
          </table:table-cell>
          <table:table-cell/>
        </table:table-row>
        <table:table-row table:style-name="ro1">
          <table:table-cell/>
          <table:table-cell table:formula="of:=IF([.A2115]=&quot;&quot;;[.A2116];[.A2116]+[.B2115])" office:value-type="float" office:value="52240" calcext:value-type="float">
            <text:p>52240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table:formula="of:=IF([.A2116]=&quot;&quot;;[.A2117];[.A2117]+[.B2116])" office:value-type="float" office:value="7158" calcext:value-type="float">
            <text:p>7158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IF([.A2117]=&quot;&quot;;[.A2118];[.A2118]+[.B2117])" office:value-type="float" office:value="9597" calcext:value-type="float">
            <text:p>9597</text:p>
          </table:table-cell>
          <table:table-cell/>
        </table:table-row>
        <table:table-row table:style-name="ro1">
          <table:table-cell office:value-type="float" office:value="12116" calcext:value-type="float">
            <text:p>12116</text:p>
          </table:table-cell>
          <table:table-cell table:formula="of:=IF([.A2118]=&quot;&quot;;[.A2119];[.A2119]+[.B2118])" office:value-type="float" office:value="21713" calcext:value-type="float">
            <text:p>21713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IF([.A2119]=&quot;&quot;;[.A2120];[.A2120]+[.B2119])" office:value-type="float" office:value="24130" calcext:value-type="float">
            <text:p>24130</text:p>
          </table:table-cell>
          <table:table-cell/>
        </table:table-row>
        <table:table-row table:style-name="ro1">
          <table:table-cell office:value-type="float" office:value="6262" calcext:value-type="float">
            <text:p>6262</text:p>
          </table:table-cell>
          <table:table-cell table:formula="of:=IF([.A2120]=&quot;&quot;;[.A2121];[.A2121]+[.B2120])" office:value-type="float" office:value="30392" calcext:value-type="float">
            <text:p>30392</text:p>
          </table:table-cell>
          <table:table-cell/>
        </table:table-row>
        <table:table-row table:style-name="ro1">
          <table:table-cell office:value-type="float" office:value="9579" calcext:value-type="float">
            <text:p>9579</text:p>
          </table:table-cell>
          <table:table-cell table:formula="of:=IF([.A2121]=&quot;&quot;;[.A2122];[.A2122]+[.B2121])" office:value-type="float" office:value="39971" calcext:value-type="float">
            <text:p>39971</text:p>
          </table:table-cell>
          <table:table-cell/>
        </table:table-row>
        <table:table-row table:style-name="ro1">
          <table:table-cell office:value-type="float" office:value="6050" calcext:value-type="float">
            <text:p>6050</text:p>
          </table:table-cell>
          <table:table-cell table:formula="of:=IF([.A2122]=&quot;&quot;;[.A2123];[.A2123]+[.B2122])" office:value-type="float" office:value="46021" calcext:value-type="float">
            <text:p>46021</text:p>
          </table:table-cell>
          <table:table-cell/>
        </table:table-row>
        <table:table-row table:style-name="ro1">
          <table:table-cell/>
          <table:table-cell table:formula="of:=IF([.A2123]=&quot;&quot;;[.A2124];[.A2124]+[.B2123])" office:value-type="float" office:value="46021" calcext:value-type="float">
            <text:p>46021</text:p>
          </table:table-cell>
          <table:table-cell/>
        </table:table-row>
        <table:table-row table:style-name="ro1">
          <table:table-cell office:value-type="float" office:value="7881" calcext:value-type="float">
            <text:p>7881</text:p>
          </table:table-cell>
          <table:table-cell table:formula="of:=IF([.A2124]=&quot;&quot;;[.A2125];[.A2125]+[.B2124])" office:value-type="float" office:value="7881" calcext:value-type="float">
            <text:p>7881</text:p>
          </table:table-cell>
          <table:table-cell/>
        </table:table-row>
        <table:table-row table:style-name="ro1">
          <table:table-cell office:value-type="float" office:value="8103" calcext:value-type="float">
            <text:p>8103</text:p>
          </table:table-cell>
          <table:table-cell table:formula="of:=IF([.A2125]=&quot;&quot;;[.A2126];[.A2126]+[.B2125])" office:value-type="float" office:value="15984" calcext:value-type="float">
            <text:p>15984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table:formula="of:=IF([.A2126]=&quot;&quot;;[.A2127];[.A2127]+[.B2126])" office:value-type="float" office:value="22509" calcext:value-type="float">
            <text:p>22509</text:p>
          </table:table-cell>
          <table:table-cell/>
        </table:table-row>
        <table:table-row table:style-name="ro1">
          <table:table-cell office:value-type="float" office:value="5610" calcext:value-type="float">
            <text:p>5610</text:p>
          </table:table-cell>
          <table:table-cell table:formula="of:=IF([.A2127]=&quot;&quot;;[.A2128];[.A2128]+[.B2127])" office:value-type="float" office:value="28119" calcext:value-type="float">
            <text:p>28119</text:p>
          </table:table-cell>
          <table:table-cell/>
        </table:table-row>
        <table:table-row table:style-name="ro1">
          <table:table-cell office:value-type="float" office:value="4287" calcext:value-type="float">
            <text:p>4287</text:p>
          </table:table-cell>
          <table:table-cell table:formula="of:=IF([.A2128]=&quot;&quot;;[.A2129];[.A2129]+[.B2128])" office:value-type="float" office:value="32406" calcext:value-type="float">
            <text:p>32406</text:p>
          </table:table-cell>
          <table:table-cell/>
        </table:table-row>
        <table:table-row table:style-name="ro1">
          <table:table-cell office:value-type="float" office:value="7642" calcext:value-type="float">
            <text:p>7642</text:p>
          </table:table-cell>
          <table:table-cell table:formula="of:=IF([.A2129]=&quot;&quot;;[.A2130];[.A2130]+[.B2129])" office:value-type="float" office:value="40048" calcext:value-type="float">
            <text:p>40048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2130]=&quot;&quot;;[.A2131];[.A2131]+[.B2130])" office:value-type="float" office:value="42132" calcext:value-type="float">
            <text:p>42132</text:p>
          </table:table-cell>
          <table:table-cell/>
        </table:table-row>
        <table:table-row table:style-name="ro1">
          <table:table-cell office:value-type="float" office:value="8453" calcext:value-type="float">
            <text:p>8453</text:p>
          </table:table-cell>
          <table:table-cell table:formula="of:=IF([.A2131]=&quot;&quot;;[.A2132];[.A2132]+[.B2131])" office:value-type="float" office:value="50585" calcext:value-type="float">
            <text:p>50585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IF([.A2132]=&quot;&quot;;[.A2133];[.A2133]+[.B2132])" office:value-type="float" office:value="52309" calcext:value-type="float">
            <text:p>52309</text:p>
          </table:table-cell>
          <table:table-cell/>
        </table:table-row>
        <table:table-row table:style-name="ro1">
          <table:table-cell/>
          <table:table-cell table:formula="of:=IF([.A2133]=&quot;&quot;;[.A2134];[.A2134]+[.B2133])" office:value-type="float" office:value="52309" calcext:value-type="float">
            <text:p>52309</text:p>
          </table:table-cell>
          <table:table-cell/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IF([.A2134]=&quot;&quot;;[.A2135];[.A2135]+[.B2134])" office:value-type="float" office:value="3535" calcext:value-type="float">
            <text:p>3535</text:p>
          </table:table-cell>
          <table:table-cell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formula="of:=IF([.A2135]=&quot;&quot;;[.A2136];[.A2136]+[.B2135])" office:value-type="float" office:value="14218" calcext:value-type="float">
            <text:p>14218</text:p>
          </table:table-cell>
          <table:table-cell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formula="of:=IF([.A2136]=&quot;&quot;;[.A2137];[.A2137]+[.B2136])" office:value-type="float" office:value="24568" calcext:value-type="float">
            <text:p>24568</text:p>
          </table:table-cell>
          <table:table-cell/>
        </table:table-row>
        <table:table-row table:style-name="ro1">
          <table:table-cell office:value-type="float" office:value="11645" calcext:value-type="float">
            <text:p>11645</text:p>
          </table:table-cell>
          <table:table-cell table:formula="of:=IF([.A2137]=&quot;&quot;;[.A2138];[.A2138]+[.B2137])" office:value-type="float" office:value="36213" calcext:value-type="float">
            <text:p>36213</text:p>
          </table:table-cell>
          <table:table-cell/>
        </table:table-row>
        <table:table-row table:style-name="ro1">
          <table:table-cell office:value-type="float" office:value="11293" calcext:value-type="float">
            <text:p>11293</text:p>
          </table:table-cell>
          <table:table-cell table:formula="of:=IF([.A2138]=&quot;&quot;;[.A2139];[.A2139]+[.B2138])" office:value-type="float" office:value="47506" calcext:value-type="float">
            <text:p>47506</text:p>
          </table:table-cell>
          <table:table-cell/>
        </table:table-row>
        <table:table-row table:style-name="ro1">
          <table:table-cell office:value-type="float" office:value="7447" calcext:value-type="float">
            <text:p>7447</text:p>
          </table:table-cell>
          <table:table-cell table:formula="of:=IF([.A2139]=&quot;&quot;;[.A2140];[.A2140]+[.B2139])" office:value-type="float" office:value="54953" calcext:value-type="float">
            <text:p>54953</text:p>
          </table:table-cell>
          <table:table-cell/>
        </table:table-row>
        <table:table-row table:style-name="ro1">
          <table:table-cell office:value-type="float" office:value="6324" calcext:value-type="float">
            <text:p>6324</text:p>
          </table:table-cell>
          <table:table-cell table:formula="of:=IF([.A2140]=&quot;&quot;;[.A2141];[.A2141]+[.B2140])" office:value-type="float" office:value="61277" calcext:value-type="float">
            <text:p>61277</text:p>
          </table:table-cell>
          <table:table-cell/>
        </table:table-row>
        <table:table-row table:style-name="ro1">
          <table:table-cell/>
          <table:table-cell table:formula="of:=IF([.A2141]=&quot;&quot;;[.A2142];[.A2142]+[.B2141])" office:value-type="float" office:value="61277" calcext:value-type="float">
            <text:p>61277</text:p>
          </table:table-cell>
          <table:table-cell/>
        </table:table-row>
        <table:table-row table:style-name="ro1">
          <table:table-cell office:value-type="float" office:value="17973" calcext:value-type="float">
            <text:p>17973</text:p>
          </table:table-cell>
          <table:table-cell table:formula="of:=IF([.A2142]=&quot;&quot;;[.A2143];[.A2143]+[.B2142])" office:value-type="float" office:value="17973" calcext:value-type="float">
            <text:p>17973</text:p>
          </table:table-cell>
          <table:table-cell/>
        </table:table-row>
        <table:table-row table:style-name="ro1">
          <table:table-cell office:value-type="float" office:value="11656" calcext:value-type="float">
            <text:p>11656</text:p>
          </table:table-cell>
          <table:table-cell table:formula="of:=IF([.A2143]=&quot;&quot;;[.A2144];[.A2144]+[.B2143])" office:value-type="float" office:value="29629" calcext:value-type="float">
            <text:p>29629</text:p>
          </table:table-cell>
          <table:table-cell/>
        </table:table-row>
        <table:table-row table:style-name="ro1">
          <table:table-cell office:value-type="float" office:value="19267" calcext:value-type="float">
            <text:p>19267</text:p>
          </table:table-cell>
          <table:table-cell table:formula="of:=IF([.A2144]=&quot;&quot;;[.A2145];[.A2145]+[.B2144])" office:value-type="float" office:value="48896" calcext:value-type="float">
            <text:p>48896</text:p>
          </table:table-cell>
          <table:table-cell/>
        </table:table-row>
        <table:table-row table:style-name="ro1">
          <table:table-cell office:value-type="float" office:value="18227" calcext:value-type="float">
            <text:p>18227</text:p>
          </table:table-cell>
          <table:table-cell table:formula="of:=IF([.A2145]=&quot;&quot;;[.A2146];[.A2146]+[.B2145])" office:value-type="float" office:value="67123" calcext:value-type="float">
            <text:p>67123</text:p>
          </table:table-cell>
          <table:table-cell/>
        </table:table-row>
        <table:table-row table:style-name="ro1">
          <table:table-cell/>
          <table:table-cell table:formula="of:=IF([.A2146]=&quot;&quot;;[.A2147];[.A2147]+[.B2146])" office:value-type="float" office:value="67123" calcext:value-type="float">
            <text:p>67123</text:p>
          </table:table-cell>
          <table:table-cell/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IF([.A2147]=&quot;&quot;;[.A2148];[.A2148]+[.B2147])" office:value-type="float" office:value="5568" calcext:value-type="float">
            <text:p>5568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table:formula="of:=IF([.A2148]=&quot;&quot;;[.A2149];[.A2149]+[.B2148])" office:value-type="float" office:value="8914" calcext:value-type="float">
            <text:p>8914</text:p>
          </table:table-cell>
          <table:table-cell/>
        </table:table-row>
        <table:table-row table:style-name="ro1">
          <table:table-cell office:value-type="float" office:value="5735" calcext:value-type="float">
            <text:p>5735</text:p>
          </table:table-cell>
          <table:table-cell table:formula="of:=IF([.A2149]=&quot;&quot;;[.A2150];[.A2150]+[.B2149])" office:value-type="float" office:value="14649" calcext:value-type="float">
            <text:p>14649</text:p>
          </table:table-cell>
          <table:table-cell/>
        </table:table-row>
        <table:table-row table:style-name="ro1">
          <table:table-cell office:value-type="float" office:value="5136" calcext:value-type="float">
            <text:p>5136</text:p>
          </table:table-cell>
          <table:table-cell table:formula="of:=IF([.A2150]=&quot;&quot;;[.A2151];[.A2151]+[.B2150])" office:value-type="float" office:value="19785" calcext:value-type="float">
            <text:p>19785</text:p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table:formula="of:=IF([.A2151]=&quot;&quot;;[.A2152];[.A2152]+[.B2151])" office:value-type="float" office:value="25313" calcext:value-type="float">
            <text:p>25313</text:p>
          </table:table-cell>
          <table:table-cell/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IF([.A2152]=&quot;&quot;;[.A2153];[.A2153]+[.B2152])" office:value-type="float" office:value="30918" calcext:value-type="float">
            <text:p>30918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IF([.A2153]=&quot;&quot;;[.A2154];[.A2154]+[.B2153])" office:value-type="float" office:value="34024" calcext:value-type="float">
            <text:p>34024</text:p>
          </table:table-cell>
          <table:table-cell/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IF([.A2154]=&quot;&quot;;[.A2155];[.A2155]+[.B2154])" office:value-type="float" office:value="38659" calcext:value-type="float">
            <text:p>38659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IF([.A2155]=&quot;&quot;;[.A2156];[.A2156]+[.B2155])" office:value-type="float" office:value="41189" calcext:value-type="float">
            <text:p>41189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IF([.A2156]=&quot;&quot;;[.A2157];[.A2157]+[.B2156])" office:value-type="float" office:value="44300" calcext:value-type="float">
            <text:p>44300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IF([.A2157]=&quot;&quot;;[.A2158];[.A2158]+[.B2157])" office:value-type="float" office:value="47216" calcext:value-type="float">
            <text:p>47216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IF([.A2158]=&quot;&quot;;[.A2159];[.A2159]+[.B2158])" office:value-type="float" office:value="48726" calcext:value-type="float">
            <text:p>48726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IF([.A2159]=&quot;&quot;;[.A2160];[.A2160]+[.B2159])" office:value-type="float" office:value="51343" calcext:value-type="float">
            <text:p>51343</text:p>
          </table:table-cell>
          <table:table-cell/>
        </table:table-row>
        <table:table-row table:style-name="ro1">
          <table:table-cell/>
          <table:table-cell table:formula="of:=IF([.A2160]=&quot;&quot;;[.A2161];[.A2161]+[.B2160])" office:value-type="float" office:value="51343" calcext:value-type="float">
            <text:p>51343</text:p>
          </table:table-cell>
          <table:table-cell/>
        </table:table-row>
        <table:table-row table:style-name="ro1">
          <table:table-cell office:value-type="float" office:value="6132" calcext:value-type="float">
            <text:p>6132</text:p>
          </table:table-cell>
          <table:table-cell table:formula="of:=IF([.A2161]=&quot;&quot;;[.A2162];[.A2162]+[.B2161])" office:value-type="float" office:value="6132" calcext:value-type="float">
            <text:p>6132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IF([.A2162]=&quot;&quot;;[.A2163];[.A2163]+[.B2162])" office:value-type="float" office:value="7594" calcext:value-type="float">
            <text:p>7594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IF([.A2163]=&quot;&quot;;[.A2164];[.A2164]+[.B2163])" office:value-type="float" office:value="10373" calcext:value-type="float">
            <text:p>10373</text:p>
          </table:table-cell>
          <table:table-cell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IF([.A2164]=&quot;&quot;;[.A2165];[.A2165]+[.B2164])" office:value-type="float" office:value="15350" calcext:value-type="float">
            <text:p>15350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IF([.A2165]=&quot;&quot;;[.A2166];[.A2166]+[.B2165])" office:value-type="float" office:value="17121" calcext:value-type="float">
            <text:p>17121</text:p>
          </table:table-cell>
          <table:table-cell/>
        </table:table-row>
        <table:table-row table:style-name="ro1">
          <table:table-cell office:value-type="float" office:value="8308" calcext:value-type="float">
            <text:p>8308</text:p>
          </table:table-cell>
          <table:table-cell table:formula="of:=IF([.A2166]=&quot;&quot;;[.A2167];[.A2167]+[.B2166])" office:value-type="float" office:value="25429" calcext:value-type="float">
            <text:p>25429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IF([.A2167]=&quot;&quot;;[.A2168];[.A2168]+[.B2167])" office:value-type="float" office:value="28325" calcext:value-type="float">
            <text:p>28325</text:p>
          </table:table-cell>
          <table:table-cell/>
        </table:table-row>
        <table:table-row table:style-name="ro1">
          <table:table-cell office:value-type="float" office:value="6441" calcext:value-type="float">
            <text:p>6441</text:p>
          </table:table-cell>
          <table:table-cell table:formula="of:=IF([.A2168]=&quot;&quot;;[.A2169];[.A2169]+[.B2168])" office:value-type="float" office:value="34766" calcext:value-type="float">
            <text:p>34766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IF([.A2169]=&quot;&quot;;[.A2170];[.A2170]+[.B2169])" office:value-type="float" office:value="37793" calcext:value-type="float">
            <text:p>37793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IF([.A2170]=&quot;&quot;;[.A2171];[.A2171]+[.B2170])" office:value-type="float" office:value="39245" calcext:value-type="float">
            <text:p>39245</text:p>
          </table:table-cell>
          <table:table-cell/>
        </table:table-row>
        <table:table-row table:style-name="ro1">
          <table:table-cell/>
          <table:table-cell table:formula="of:=IF([.A2171]=&quot;&quot;;[.A2172];[.A2172]+[.B2171])" office:value-type="float" office:value="39245" calcext:value-type="float">
            <text:p>39245</text:p>
          </table:table-cell>
          <table:table-cell/>
        </table:table-row>
        <table:table-row table:style-name="ro1">
          <table:table-cell office:value-type="float" office:value="50057" calcext:value-type="float">
            <text:p>50057</text:p>
          </table:table-cell>
          <table:table-cell table:formula="of:=IF([.A2172]=&quot;&quot;;[.A2173];[.A2173]+[.B2172])" office:value-type="float" office:value="50057" calcext:value-type="float">
            <text:p>50057</text:p>
          </table:table-cell>
          <table:table-cell/>
        </table:table-row>
        <table:table-row table:style-name="ro1">
          <table:table-cell/>
          <table:table-cell table:formula="of:=IF([.A2173]=&quot;&quot;;[.A2174];[.A2174]+[.B2173])" office:value-type="float" office:value="50057" calcext:value-type="float">
            <text:p>50057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IF([.A2174]=&quot;&quot;;[.A2175];[.A2175]+[.B2174])" office:value-type="float" office:value="1733" calcext:value-type="float">
            <text:p>1733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table:formula="of:=IF([.A2175]=&quot;&quot;;[.A2176];[.A2176]+[.B2175])" office:value-type="float" office:value="6353" calcext:value-type="float">
            <text:p>6353</text:p>
          </table:table-cell>
          <table:table-cell/>
        </table:table-row>
        <table:table-row table:style-name="ro1">
          <table:table-cell office:value-type="float" office:value="5879" calcext:value-type="float">
            <text:p>5879</text:p>
          </table:table-cell>
          <table:table-cell table:formula="of:=IF([.A2176]=&quot;&quot;;[.A2177];[.A2177]+[.B2176])" office:value-type="float" office:value="12232" calcext:value-type="float">
            <text:p>12232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IF([.A2177]=&quot;&quot;;[.A2178];[.A2178]+[.B2177])" office:value-type="float" office:value="15688" calcext:value-type="float">
            <text:p>15688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IF([.A2178]=&quot;&quot;;[.A2179];[.A2179]+[.B2178])" office:value-type="float" office:value="18731" calcext:value-type="float">
            <text:p>18731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IF([.A2179]=&quot;&quot;;[.A2180];[.A2180]+[.B2179])" office:value-type="float" office:value="19770" calcext:value-type="float">
            <text:p>19770</text:p>
          </table:table-cell>
          <table:table-cell/>
        </table:table-row>
        <table:table-row table:style-name="ro1">
          <table:table-cell office:value-type="float" office:value="5811" calcext:value-type="float">
            <text:p>5811</text:p>
          </table:table-cell>
          <table:table-cell table:formula="of:=IF([.A2180]=&quot;&quot;;[.A2181];[.A2181]+[.B2180])" office:value-type="float" office:value="25581" calcext:value-type="float">
            <text:p>25581</text:p>
          </table:table-cell>
          <table:table-cell/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IF([.A2181]=&quot;&quot;;[.A2182];[.A2182]+[.B2181])" office:value-type="float" office:value="29153" calcext:value-type="float">
            <text:p>29153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IF([.A2182]=&quot;&quot;;[.A2183];[.A2183]+[.B2182])" office:value-type="float" office:value="30524" calcext:value-type="float">
            <text:p>30524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IF([.A2183]=&quot;&quot;;[.A2184];[.A2184]+[.B2183])" office:value-type="float" office:value="34944" calcext:value-type="float">
            <text:p>34944</text:p>
          </table:table-cell>
          <table:table-cell/>
        </table:table-row>
        <table:table-row table:style-name="ro1">
          <table:table-cell office:value-type="float" office:value="5788" calcext:value-type="float">
            <text:p>5788</text:p>
          </table:table-cell>
          <table:table-cell table:formula="of:=IF([.A2184]=&quot;&quot;;[.A2185];[.A2185]+[.B2184])" office:value-type="float" office:value="40732" calcext:value-type="float">
            <text:p>40732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IF([.A2185]=&quot;&quot;;[.A2186];[.A2186]+[.B2185])" office:value-type="float" office:value="42454" calcext:value-type="float">
            <text:p>42454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IF([.A2186]=&quot;&quot;;[.A2187];[.A2187]+[.B2186])" office:value-type="float" office:value="43627" calcext:value-type="float">
            <text:p>43627</text:p>
          </table:table-cell>
          <table:table-cell/>
        </table:table-row>
        <table:table-row table:style-name="ro1">
          <table:table-cell office:value-type="float" office:value="5371" calcext:value-type="float">
            <text:p>5371</text:p>
          </table:table-cell>
          <table:table-cell table:formula="of:=IF([.A2187]=&quot;&quot;;[.A2188];[.A2188]+[.B2187])" office:value-type="float" office:value="48998" calcext:value-type="float">
            <text:p>48998</text:p>
          </table:table-cell>
          <table:table-cell/>
        </table:table-row>
        <table:table-row table:style-name="ro1">
          <table:table-cell/>
          <table:table-cell table:formula="of:=IF([.A2188]=&quot;&quot;;[.A2189];[.A2189]+[.B2188])" office:value-type="float" office:value="48998" calcext:value-type="float">
            <text:p>48998</text:p>
          </table:table-cell>
          <table:table-cell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[.A2189]=&quot;&quot;;[.A2190];[.A2190]+[.B2189])" office:value-type="float" office:value="4890" calcext:value-type="float">
            <text:p>4890</text:p>
          </table:table-cell>
          <table:table-cell/>
        </table:table-row>
        <table:table-row table:style-name="ro1">
          <table:table-cell office:value-type="float" office:value="4902" calcext:value-type="float">
            <text:p>4902</text:p>
          </table:table-cell>
          <table:table-cell table:formula="of:=IF([.A2190]=&quot;&quot;;[.A2191];[.A2191]+[.B2190])" office:value-type="float" office:value="9792" calcext:value-type="float">
            <text:p>9792</text:p>
          </table:table-cell>
          <table:table-cell/>
        </table:table-row>
        <table:table-row table:style-name="ro1">
          <table:table-cell office:value-type="float" office:value="5587" calcext:value-type="float">
            <text:p>5587</text:p>
          </table:table-cell>
          <table:table-cell table:formula="of:=IF([.A2191]=&quot;&quot;;[.A2192];[.A2192]+[.B2191])" office:value-type="float" office:value="15379" calcext:value-type="float">
            <text:p>15379</text:p>
          </table:table-cell>
          <table:table-cell/>
        </table:table-row>
        <table:table-row table:style-name="ro1">
          <table:table-cell office:value-type="float" office:value="5794" calcext:value-type="float">
            <text:p>5794</text:p>
          </table:table-cell>
          <table:table-cell table:formula="of:=IF([.A2192]=&quot;&quot;;[.A2193];[.A2193]+[.B2192])" office:value-type="float" office:value="21173" calcext:value-type="float">
            <text:p>21173</text:p>
          </table:table-cell>
          <table:table-cell/>
        </table:table-row>
        <table:table-row table:style-name="ro1">
          <table:table-cell office:value-type="float" office:value="4689" calcext:value-type="float">
            <text:p>4689</text:p>
          </table:table-cell>
          <table:table-cell table:formula="of:=IF([.A2193]=&quot;&quot;;[.A2194];[.A2194]+[.B2193])" office:value-type="float" office:value="25862" calcext:value-type="float">
            <text:p>25862</text:p>
          </table:table-cell>
          <table:table-cell/>
        </table:table-row>
        <table:table-row table:style-name="ro1">
          <table:table-cell office:value-type="float" office:value="6264" calcext:value-type="float">
            <text:p>6264</text:p>
          </table:table-cell>
          <table:table-cell table:formula="of:=IF([.A2194]=&quot;&quot;;[.A2195];[.A2195]+[.B2194])" office:value-type="float" office:value="32126" calcext:value-type="float">
            <text:p>32126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IF([.A2195]=&quot;&quot;;[.A2196];[.A2196]+[.B2195])" office:value-type="float" office:value="35577" calcext:value-type="float">
            <text:p>35577</text:p>
          </table:table-cell>
          <table:table-cell/>
        </table:table-row>
        <table:table-row table:style-name="ro1">
          <table:table-cell office:value-type="float" office:value="6440" calcext:value-type="float">
            <text:p>6440</text:p>
          </table:table-cell>
          <table:table-cell table:formula="of:=IF([.A2196]=&quot;&quot;;[.A2197];[.A2197]+[.B2196])" office:value-type="float" office:value="42017" calcext:value-type="float">
            <text:p>42017</text:p>
          </table:table-cell>
          <table:table-cell/>
        </table:table-row>
        <table:table-row table:style-name="ro1">
          <table:table-cell office:value-type="float" office:value="5713" calcext:value-type="float">
            <text:p>5713</text:p>
          </table:table-cell>
          <table:table-cell table:formula="of:=IF([.A2197]=&quot;&quot;;[.A2198];[.A2198]+[.B2197])" office:value-type="float" office:value="47730" calcext:value-type="float">
            <text:p>47730</text:p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table:formula="of:=IF([.A2198]=&quot;&quot;;[.A2199];[.A2199]+[.B2198])" office:value-type="float" office:value="52490" calcext:value-type="float">
            <text:p>52490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2199]=&quot;&quot;;[.A2200];[.A2200]+[.B2199])" office:value-type="float" office:value="56563" calcext:value-type="float">
            <text:p>56563</text:p>
          </table:table-cell>
          <table:table-cell/>
        </table:table-row>
        <table:table-row table:style-name="ro1">
          <table:table-cell office:value-type="float" office:value="6571" calcext:value-type="float">
            <text:p>6571</text:p>
          </table:table-cell>
          <table:table-cell table:formula="of:=IF([.A2200]=&quot;&quot;;[.A2201];[.A2201]+[.B2200])" office:value-type="float" office:value="63134" calcext:value-type="float">
            <text:p>63134</text:p>
          </table:table-cell>
          <table:table-cell/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IF([.A2201]=&quot;&quot;;[.A2202];[.A2202]+[.B2201])" office:value-type="float" office:value="68391" calcext:value-type="float">
            <text:p>68391</text:p>
          </table:table-cell>
          <table:table-cell/>
        </table:table-row>
        <table:table-row table:style-name="ro1">
          <table:table-cell/>
          <table:table-cell table:formula="of:=IF([.A2202]=&quot;&quot;;[.A2203];[.A2203]+[.B2202])" office:value-type="float" office:value="68391" calcext:value-type="float">
            <text:p>68391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IF([.A2203]=&quot;&quot;;[.A2204];[.A2204]+[.B2203])" office:value-type="float" office:value="2882" calcext:value-type="float">
            <text:p>2882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IF([.A2204]=&quot;&quot;;[.A2205];[.A2205]+[.B2204])" office:value-type="float" office:value="4666" calcext:value-type="float">
            <text:p>4666</text:p>
          </table:table-cell>
          <table:table-cell/>
        </table:table-row>
        <table:table-row table:style-name="ro1">
          <table:table-cell office:value-type="float" office:value="4373" calcext:value-type="float">
            <text:p>4373</text:p>
          </table:table-cell>
          <table:table-cell table:formula="of:=IF([.A2205]=&quot;&quot;;[.A2206];[.A2206]+[.B2205])" office:value-type="float" office:value="9039" calcext:value-type="float">
            <text:p>9039</text:p>
          </table:table-cell>
          <table:table-cell/>
        </table:table-row>
        <table:table-row table:style-name="ro1">
          <table:table-cell office:value-type="float" office:value="4672" calcext:value-type="float">
            <text:p>4672</text:p>
          </table:table-cell>
          <table:table-cell table:formula="of:=IF([.A2206]=&quot;&quot;;[.A2207];[.A2207]+[.B2206])" office:value-type="float" office:value="13711" calcext:value-type="float">
            <text:p>13711</text:p>
          </table:table-cell>
          <table:table-cell/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IF([.A2207]=&quot;&quot;;[.A2208];[.A2208]+[.B2207])" office:value-type="float" office:value="17129" calcext:value-type="float">
            <text:p>17129</text:p>
          </table:table-cell>
          <table:table-cell/>
        </table:table-row>
        <table:table-row table:style-name="ro1">
          <table:table-cell office:value-type="float" office:value="5014" calcext:value-type="float">
            <text:p>5014</text:p>
          </table:table-cell>
          <table:table-cell table:formula="of:=IF([.A2208]=&quot;&quot;;[.A2209];[.A2209]+[.B2208])" office:value-type="float" office:value="22143" calcext:value-type="float">
            <text:p>22143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IF([.A2209]=&quot;&quot;;[.A2210];[.A2210]+[.B2209])" office:value-type="float" office:value="25805" calcext:value-type="float">
            <text:p>25805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IF([.A2210]=&quot;&quot;;[.A2211];[.A2211]+[.B2210])" office:value-type="float" office:value="27054" calcext:value-type="float">
            <text:p>27054</text:p>
          </table:table-cell>
          <table:table-cell/>
        </table:table-row>
        <table:table-row table:style-name="ro1">
          <table:table-cell office:value-type="float" office:value="5828" calcext:value-type="float">
            <text:p>5828</text:p>
          </table:table-cell>
          <table:table-cell table:formula="of:=IF([.A2211]=&quot;&quot;;[.A2212];[.A2212]+[.B2211])" office:value-type="float" office:value="32882" calcext:value-type="float">
            <text:p>32882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table:formula="of:=IF([.A2212]=&quot;&quot;;[.A2213];[.A2213]+[.B2212])" office:value-type="float" office:value="38035" calcext:value-type="float">
            <text:p>38035</text:p>
          </table:table-cell>
          <table:table-cell/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2213]=&quot;&quot;;[.A2214];[.A2214]+[.B2213])" office:value-type="float" office:value="43764" calcext:value-type="float">
            <text:p>43764</text:p>
          </table:table-cell>
          <table:table-cell/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IF([.A2214]=&quot;&quot;;[.A2215];[.A2215]+[.B2214])" office:value-type="float" office:value="47473" calcext:value-type="float">
            <text:p>47473</text:p>
          </table:table-cell>
          <table:table-cell/>
        </table:table-row>
        <table:table-row table:style-name="ro1">
          <table:table-cell office:value-type="float" office:value="5709" calcext:value-type="float">
            <text:p>5709</text:p>
          </table:table-cell>
          <table:table-cell table:formula="of:=IF([.A2215]=&quot;&quot;;[.A2216];[.A2216]+[.B2215])" office:value-type="float" office:value="53182" calcext:value-type="float">
            <text:p>53182</text:p>
          </table:table-cell>
          <table:table-cell/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IF([.A2216]=&quot;&quot;;[.A2217];[.A2217]+[.B2216])" office:value-type="float" office:value="56189" calcext:value-type="float">
            <text:p>56189</text:p>
          </table:table-cell>
          <table:table-cell/>
        </table:table-row>
        <table:table-row table:style-name="ro1">
          <table:table-cell/>
          <table:table-cell table:formula="of:=IF([.A2217]=&quot;&quot;;[.A2218];[.A2218]+[.B2217])" office:value-type="float" office:value="56189" calcext:value-type="float">
            <text:p>56189</text:p>
          </table:table-cell>
          <table:table-cell/>
        </table:table-row>
        <table:table-row table:style-name="ro1">
          <table:table-cell office:value-type="float" office:value="13324" calcext:value-type="float">
            <text:p>13324</text:p>
          </table:table-cell>
          <table:table-cell table:formula="of:=IF([.A2218]=&quot;&quot;;[.A2219];[.A2219]+[.B2218])" office:value-type="float" office:value="13324" calcext:value-type="float">
            <text:p>13324</text:p>
          </table:table-cell>
          <table:table-cell/>
        </table:table-row>
        <table:table-row table:style-name="ro1">
          <table:table-cell office:value-type="float" office:value="9643" calcext:value-type="float">
            <text:p>9643</text:p>
          </table:table-cell>
          <table:table-cell table:formula="of:=IF([.A2219]=&quot;&quot;;[.A2220];[.A2220]+[.B2219])" office:value-type="float" office:value="22967" calcext:value-type="float">
            <text:p>22967</text:p>
          </table:table-cell>
          <table:table-cell/>
        </table:table-row>
        <table:table-row table:style-name="ro1">
          <table:table-cell office:value-type="float" office:value="14954" calcext:value-type="float">
            <text:p>14954</text:p>
          </table:table-cell>
          <table:table-cell table:formula="of:=IF([.A2220]=&quot;&quot;;[.A2221];[.A2221]+[.B2220])" office:value-type="float" office:value="37921" calcext:value-type="float">
            <text:p>37921</text:p>
          </table:table-cell>
          <table:table-cell/>
        </table:table-row>
        <table:table-row table:style-name="ro1">
          <table:table-cell office:value-type="float" office:value="14195" calcext:value-type="float">
            <text:p>14195</text:p>
          </table:table-cell>
          <table:table-cell table:formula="of:=IF([.A2221]=&quot;&quot;;[.A2222];[.A2222]+[.B2221])" office:value-type="float" office:value="52116" calcext:value-type="float">
            <text:p>52116</text:p>
          </table:table-cell>
          <table:table-cell/>
        </table:table-row>
        <table:table-row table:style-name="ro1">
          <table:table-cell/>
          <table:table-cell table:formula="of:=IF([.A2222]=&quot;&quot;;[.A2223];[.A2223]+[.B2222])" office:value-type="float" office:value="52116" calcext:value-type="float">
            <text:p>52116</text:p>
          </table:table-cell>
          <table:table-cell/>
        </table:table-row>
        <table:table-row table:style-name="ro1">
          <table:table-cell office:value-type="float" office:value="4739" calcext:value-type="float">
            <text:p>4739</text:p>
          </table:table-cell>
          <table:table-cell table:formula="of:=IF([.A2223]=&quot;&quot;;[.A2224];[.A2224]+[.B2223])" office:value-type="float" office:value="4739" calcext:value-type="float">
            <text:p>4739</text:p>
          </table:table-cell>
          <table:table-cell/>
        </table:table-row>
        <table:table-row table:style-name="ro1">
          <table:table-cell office:value-type="float" office:value="5997" calcext:value-type="float">
            <text:p>5997</text:p>
          </table:table-cell>
          <table:table-cell table:formula="of:=IF([.A2224]=&quot;&quot;;[.A2225];[.A2225]+[.B2224])" office:value-type="float" office:value="10736" calcext:value-type="float">
            <text:p>10736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IF([.A2225]=&quot;&quot;;[.A2226];[.A2226]+[.B2225])" office:value-type="float" office:value="12919" calcext:value-type="float">
            <text:p>12919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IF([.A2226]=&quot;&quot;;[.A2227];[.A2227]+[.B2226])" office:value-type="float" office:value="16030" calcext:value-type="float">
            <text:p>16030</text:p>
          </table:table-cell>
          <table:table-cell/>
        </table:table-row>
        <table:table-row table:style-name="ro1">
          <table:table-cell office:value-type="float" office:value="6721" calcext:value-type="float">
            <text:p>6721</text:p>
          </table:table-cell>
          <table:table-cell table:formula="of:=IF([.A2227]=&quot;&quot;;[.A2228];[.A2228]+[.B2227])" office:value-type="float" office:value="22751" calcext:value-type="float">
            <text:p>22751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IF([.A2228]=&quot;&quot;;[.A2229];[.A2229]+[.B2228])" office:value-type="float" office:value="30776" calcext:value-type="float">
            <text:p>30776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IF([.A2229]=&quot;&quot;;[.A2230];[.A2230]+[.B2229])" office:value-type="float" office:value="32149" calcext:value-type="float">
            <text:p>32149</text:p>
          </table:table-cell>
          <table:table-cell/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IF([.A2230]=&quot;&quot;;[.A2231];[.A2231]+[.B2230])" office:value-type="float" office:value="37131" calcext:value-type="float">
            <text:p>37131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IF([.A2231]=&quot;&quot;;[.A2232];[.A2232]+[.B2231])" office:value-type="float" office:value="39330" calcext:value-type="float">
            <text:p>39330</text:p>
          </table:table-cell>
          <table:table-cell/>
        </table:table-row>
        <table:table-row table:style-name="ro1">
          <table:table-cell office:value-type="float" office:value="6187" calcext:value-type="float">
            <text:p>6187</text:p>
          </table:table-cell>
          <table:table-cell table:formula="of:=IF([.A2232]=&quot;&quot;;[.A2233];[.A2233]+[.B2232])" office:value-type="float" office:value="45517" calcext:value-type="float">
            <text:p>45517</text:p>
          </table:table-cell>
          <table:table-cell/>
        </table:table-row>
        <table:table-row table:style-name="ro1">
          <table:table-cell/>
          <table:table-cell table:formula="of:=IF([.A2233]=&quot;&quot;;[.A2234];[.A2234]+[.B2233])" office:value-type="float" office:value="45517" calcext:value-type="float">
            <text:p>45517</text:p>
          </table:table-cell>
          <table:table-cell/>
        </table:table-row>
        <table:table-row table:style-name="ro1">
          <table:table-cell office:value-type="float" office:value="6561" calcext:value-type="float">
            <text:p>6561</text:p>
          </table:table-cell>
          <table:table-cell table:formula="of:=IF([.A2234]=&quot;&quot;;[.A2235];[.A2235]+[.B2234])" office:value-type="float" office:value="6561" calcext:value-type="float">
            <text:p>6561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table:formula="of:=IF([.A2235]=&quot;&quot;;[.A2236];[.A2236]+[.B2235])" office:value-type="float" office:value="13251" calcext:value-type="float">
            <text:p>13251</text:p>
          </table:table-cell>
          <table:table-cell/>
        </table:table-row>
        <table:table-row table:style-name="ro1">
          <table:table-cell office:value-type="float" office:value="9276" calcext:value-type="float">
            <text:p>9276</text:p>
          </table:table-cell>
          <table:table-cell table:formula="of:=IF([.A2236]=&quot;&quot;;[.A2237];[.A2237]+[.B2236])" office:value-type="float" office:value="22527" calcext:value-type="float">
            <text:p>22527</text:p>
          </table:table-cell>
          <table:table-cell/>
        </table:table-row>
        <table:table-row table:style-name="ro1">
          <table:table-cell office:value-type="float" office:value="7602" calcext:value-type="float">
            <text:p>7602</text:p>
          </table:table-cell>
          <table:table-cell table:formula="of:=IF([.A2237]=&quot;&quot;;[.A2238];[.A2238]+[.B2237])" office:value-type="float" office:value="30129" calcext:value-type="float">
            <text:p>30129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table:formula="of:=IF([.A2238]=&quot;&quot;;[.A2239];[.A2239]+[.B2238])" office:value-type="float" office:value="37482" calcext:value-type="float">
            <text:p>37482</text:p>
          </table:table-cell>
          <table:table-cell/>
        </table:table-row>
        <table:table-row table:style-name="ro1">
          <table:table-cell office:value-type="float" office:value="7961" calcext:value-type="float">
            <text:p>7961</text:p>
          </table:table-cell>
          <table:table-cell table:formula="of:=IF([.A2239]=&quot;&quot;;[.A2240];[.A2240]+[.B2239])" office:value-type="float" office:value="45443" calcext:value-type="float">
            <text:p>45443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IF([.A2240]=&quot;&quot;;[.A2241];[.A2241]+[.B2240])" office:value-type="float" office:value="46690" calcext:value-type="float">
            <text:p>46690</text:p>
          </table:table-cell>
          <table:table-cell/>
        </table:table-row>
        <table:table-row table:style-name="ro1">
          <table:table-cell office:value-type="float" office:value="6694" calcext:value-type="float">
            <text:p>6694</text:p>
          </table:table-cell>
          <table:table-cell table:formula="of:=IF([.A2241]=&quot;&quot;;[.A2242];[.A2242]+[.B2241])" office:value-type="float" office:value="53384" calcext:value-type="float">
            <text:p>53384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table:formula="of:=IF([.A2242]=&quot;&quot;;[.A2243];[.A2243]+[.B2242])" office:value-type="float" office:value="60025" calcext:value-type="float">
            <text:p>60025</text:p>
          </table:table-cell>
          <table:table-cell/>
        </table:table-row>
        <table:table-row table:style-name="ro1">
          <table:table-cell/>
          <table:table-cell table:formula="of:=IF([.A2243]=&quot;&quot;;[.A2244];[.A2244]+[.B2243])" office:value-type="float" office:value="60025" calcext:value-type="float">
            <text:p>60025</text:p>
          </table:table-cell>
          <table:table-cell/>
        </table:table-row>
        <table:table-row table:style-name="ro1">
          <table:table-cell office:value-type="float" office:value="6626" calcext:value-type="float">
            <text:p>6626</text:p>
          </table:table-cell>
          <table:table-cell table:formula="of:=IF([.A2244]=&quot;&quot;;[.A2245];[.A2245]+[.B2244])" office:value-type="float" office:value="6626" calcext:value-type="float">
            <text:p>6626</text:p>
          </table:table-cell>
          <table:table-cell/>
        </table:table-row>
        <table:table-row table:style-name="ro1">
          <table:table-cell office:value-type="float" office:value="5971" calcext:value-type="float">
            <text:p>5971</text:p>
          </table:table-cell>
          <table:table-cell table:formula="of:=IF([.A2245]=&quot;&quot;;[.A2246];[.A2246]+[.B2245])" office:value-type="float" office:value="12597" calcext:value-type="float">
            <text:p>12597</text:p>
          </table:table-cell>
          <table:table-cell/>
        </table:table-row>
        <table:table-row table:style-name="ro1">
          <table:table-cell office:value-type="float" office:value="6702" calcext:value-type="float">
            <text:p>6702</text:p>
          </table:table-cell>
          <table:table-cell table:formula="of:=IF([.A2246]=&quot;&quot;;[.A2247];[.A2247]+[.B2246])" office:value-type="float" office:value="19299" calcext:value-type="float">
            <text:p>19299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IF([.A2247]=&quot;&quot;;[.A2248];[.A2248]+[.B2247])" office:value-type="float" office:value="21025" calcext:value-type="float">
            <text:p>21025</text:p>
          </table:table-cell>
          <table:table-cell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IF([.A2248]=&quot;&quot;;[.A2249];[.A2249]+[.B2248])" office:value-type="float" office:value="24934" calcext:value-type="float">
            <text:p>24934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IF([.A2249]=&quot;&quot;;[.A2250];[.A2250]+[.B2249])" office:value-type="float" office:value="27196" calcext:value-type="float">
            <text:p>27196</text:p>
          </table:table-cell>
          <table:table-cell/>
        </table:table-row>
        <table:table-row table:style-name="ro1">
          <table:table-cell office:value-type="float" office:value="6701" calcext:value-type="float">
            <text:p>6701</text:p>
          </table:table-cell>
          <table:table-cell table:formula="of:=IF([.A2250]=&quot;&quot;;[.A2251];[.A2251]+[.B2250])" office:value-type="float" office:value="33897" calcext:value-type="float">
            <text:p>33897</text:p>
          </table:table-cell>
          <table:table-cell/>
        </table:table-row>
        <table:table-row table:style-name="ro1">
          <table:table-cell office:value-type="float" office:value="4754" calcext:value-type="float">
            <text:p>4754</text:p>
          </table:table-cell>
          <table:table-cell table:formula="of:=IF([.A2251]=&quot;&quot;;[.A2252];[.A2252]+[.B2251])" office:value-type="float" office:value="38651" calcext:value-type="float">
            <text:p>38651</text:p>
          </table:table-cell>
          <table:table-cell/>
        </table:table-row>
        <table:table-row table:style-name="ro1">
          <table:table-cell office:value-type="float" office:value="4256" calcext:value-type="float">
            <text:p>4256</text:p>
          </table:table-cell>
          <table:table-cell table:formula="of:=IF([.A2252]=&quot;&quot;;[.A2253];[.A2253]+[.B2252])" office:value-type="float" office:value="42907" calcext:value-type="float">
            <text:p>42907</text:p>
          </table:table-cell>
          <table:table-cell/>
        </table:table-row>
        <table:table-row table:style-name="ro1">
          <table:table-cell office:value-type="float" office:value="5897" calcext:value-type="float">
            <text:p>5897</text:p>
          </table:table-cell>
          <table:table-cell table:formula="of:=IF([.A2253]=&quot;&quot;;[.A2254];[.A2254]+[.B2253])" office:value-type="float" office:value="48804" calcext:value-type="float">
            <text:p>48804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IF([.A2254]=&quot;&quot;;[.A2255];[.A2255]+[.B2254])" office:value-type="float" office:value="52750" calcext:value-type="float">
            <text:p>52750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IF([.A2255]=&quot;&quot;;[.A2256];[.A2256]+[.B2255])" office:value-type="float" office:value="54207" calcext:value-type="float">
            <text:p>54207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IF([.A2256]=&quot;&quot;;[.A2257];[.A2257]+[.B2256])" office:value-type="float" office:value="58676" calcext:value-type="float">
            <text:p>58676</text:p>
          </table:table-cell>
          <table:table-cell/>
        </table:table-row>
      </table:table>
      <table:table table:name="part2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Part1:</text:p>
          </table:table-cell>
          <table:table-cell/>
          <table:table-cell office:value-type="string" calcext:value-type="string">
            <text:p>Part2:</text:p>
          </table:table-cell>
        </table:table-row>
        <table:table-row table:style-name="ro1">
          <table:table-cell table:number-columns-repeated="2"/>
          <table:table-cell table:formula="of:=MAX([.B3:.B2257])" office:value-type="float" office:value="74394" calcext:value-type="float">
            <text:p>74394</text:p>
          </table:table-cell>
          <table:table-cell office:value-type="string" calcext:value-type="string">
            <text:p>Sorted</text:p>
          </table:table-cell>
          <table:table-cell table:formula="of:=SUM([.D3:.D5])" office:value-type="float" office:value="212836" calcext:value-type="float">
            <text:p>212836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table:formula="of:=IF([.A2]=&quot;&quot;;[.A3];[.A3]+[.B2])" office:value-type="float" office:value="5324" calcext:value-type="float">
            <text:p>5324</text:p>
          </table:table-cell>
          <table:table-cell table:formula="of:=IF([.A3]=&quot;&quot;;[.B3];&quot;&quot;)">
            <text:p/>
          </table:table-cell>
          <table:table-cell office:value-type="float" office:value="74394" calcext:value-type="float">
            <text:p>74394</text:p>
          </table:table-cell>
          <table:table-cell/>
        </table:table-row>
        <table:table-row table:style-name="ro1">
          <table:table-cell office:value-type="float" office:value="5176" calcext:value-type="float">
            <text:p>5176</text:p>
          </table:table-cell>
          <table:table-cell table:formula="of:=IF([.A3]=&quot;&quot;;[.A4];[.A4]+[.B3])" office:value-type="float" office:value="10500" calcext:value-type="float">
            <text:p>10500</text:p>
          </table:table-cell>
          <table:table-cell table:formula="of:=IF([.A4]=&quot;&quot;;[.B4];&quot;&quot;)">
            <text:p/>
          </table:table-cell>
          <table:table-cell office:value-type="float" office:value="69863" calcext:value-type="float">
            <text:p>69863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IF([.A4]=&quot;&quot;;[.A5];[.A5]+[.B4])" office:value-type="float" office:value="12697" calcext:value-type="float">
            <text:p>12697</text:p>
          </table:table-cell>
          <table:table-cell table:formula="of:=IF([.A5]=&quot;&quot;;[.B5];&quot;&quot;)">
            <text:p/>
          </table:table-cell>
          <table:table-cell office:value-type="float" office:value="68579" calcext:value-type="float">
            <text:p>68579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IF([.A5]=&quot;&quot;;[.A6];[.A6]+[.B5])" office:value-type="float" office:value="15398" calcext:value-type="float">
            <text:p>15398</text:p>
          </table:table-cell>
          <table:table-cell table:formula="of:=IF([.A6]=&quot;&quot;;[.B6];&quot;&quot;)">
            <text:p/>
          </table:table-cell>
          <table:table-cell office:value-type="float" office:value="68391" calcext:value-type="float">
            <text:p>68391</text:p>
          </table:table-cell>
          <table:table-cell/>
        </table:table-row>
        <table:table-row table:style-name="ro1">
          <table:table-cell office:value-type="float" office:value="6185" calcext:value-type="float">
            <text:p>6185</text:p>
          </table:table-cell>
          <table:table-cell table:formula="of:=IF([.A6]=&quot;&quot;;[.A7];[.A7]+[.B6])" office:value-type="float" office:value="21583" calcext:value-type="float">
            <text:p>21583</text:p>
          </table:table-cell>
          <table:table-cell table:formula="of:=IF([.A7]=&quot;&quot;;[.B7];&quot;&quot;)">
            <text:p/>
          </table:table-cell>
          <table:table-cell office:value-type="float" office:value="67231" calcext:value-type="float">
            <text:p>67231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IF([.A7]=&quot;&quot;;[.A8];[.A8]+[.B7])" office:value-type="float" office:value="25484" calcext:value-type="float">
            <text:p>25484</text:p>
          </table:table-cell>
          <table:table-cell table:formula="of:=IF([.A8]=&quot;&quot;;[.B8];&quot;&quot;)">
            <text:p/>
          </table:table-cell>
          <table:table-cell office:value-type="float" office:value="67201" calcext:value-type="float">
            <text:p>67201</text:p>
          </table:table-cell>
          <table:table-cell/>
        </table:table-row>
        <table:table-row table:style-name="ro1">
          <table:table-cell office:value-type="float" office:value="5392" calcext:value-type="float">
            <text:p>5392</text:p>
          </table:table-cell>
          <table:table-cell table:formula="of:=IF([.A8]=&quot;&quot;;[.A9];[.A9]+[.B8])" office:value-type="float" office:value="30876" calcext:value-type="float">
            <text:p>30876</text:p>
          </table:table-cell>
          <table:table-cell table:formula="of:=IF([.A9]=&quot;&quot;;[.B9];&quot;&quot;)">
            <text:p/>
          </table:table-cell>
          <table:table-cell office:value-type="float" office:value="67123" calcext:value-type="float">
            <text:p>67123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IF([.A9]=&quot;&quot;;[.A10];[.A10]+[.B9])" office:value-type="float" office:value="32941" calcext:value-type="float">
            <text:p>32941</text:p>
          </table:table-cell>
          <table:table-cell table:formula="of:=IF([.A10]=&quot;&quot;;[.B10];&quot;&quot;)">
            <text:p/>
          </table:table-cell>
          <table:table-cell office:value-type="float" office:value="65897" calcext:value-type="float">
            <text:p>65897</text:p>
          </table:table-cell>
          <table:table-cell/>
        </table:table-row>
        <table:table-row table:style-name="ro1">
          <table:table-cell office:value-type="float" office:value="6467" calcext:value-type="float">
            <text:p>6467</text:p>
          </table:table-cell>
          <table:table-cell table:formula="of:=IF([.A10]=&quot;&quot;;[.A11];[.A11]+[.B10])" office:value-type="float" office:value="39408" calcext:value-type="float">
            <text:p>39408</text:p>
          </table:table-cell>
          <table:table-cell table:formula="of:=IF([.A11]=&quot;&quot;;[.B11];&quot;&quot;)">
            <text:p/>
          </table:table-cell>
          <table:table-cell office:value-type="float" office:value="65470" calcext:value-type="float">
            <text:p>65470</text:p>
          </table:table-cell>
          <table:table-cell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IF([.A11]=&quot;&quot;;[.A12];[.A12]+[.B11])" office:value-type="float" office:value="45493" calcext:value-type="float">
            <text:p>45493</text:p>
          </table:table-cell>
          <table:table-cell table:formula="of:=IF([.A12]=&quot;&quot;;[.B12];&quot;&quot;)">
            <text:p/>
          </table:table-cell>
          <table:table-cell office:value-type="float" office:value="64642" calcext:value-type="float">
            <text:p>64642</text:p>
          </table:table-cell>
          <table:table-cell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IF([.A12]=&quot;&quot;;[.A13];[.A13]+[.B12])" office:value-type="float" office:value="50555" calcext:value-type="float">
            <text:p>50555</text:p>
          </table:table-cell>
          <table:table-cell table:formula="of:=IF([.A13]=&quot;&quot;;[.B13];&quot;&quot;)">
            <text:p/>
          </table:table-cell>
          <table:table-cell office:value-type="float" office:value="63768" calcext:value-type="float">
            <text:p>63768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IF([.A13]=&quot;&quot;;[.A14];[.A14]+[.B13])" office:value-type="float" office:value="52396" calcext:value-type="float">
            <text:p>52396</text:p>
          </table:table-cell>
          <table:table-cell table:formula="of:=IF([.A14]=&quot;&quot;;[.B14];&quot;&quot;)">
            <text:p/>
          </table:table-cell>
          <table:table-cell office:value-type="float" office:value="63368" calcext:value-type="float">
            <text:p>63368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[.A14]=&quot;&quot;;[.A15];[.A15]+[.B14])" office:value-type="float" office:value="53593" calcext:value-type="float">
            <text:p>53593</text:p>
          </table:table-cell>
          <table:table-cell table:formula="of:=IF([.A15]=&quot;&quot;;[.B15];&quot;&quot;)">
            <text:p/>
          </table:table-cell>
          <table:table-cell office:value-type="float" office:value="63300" calcext:value-type="float">
            <text:p>63300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IF([.A15]=&quot;&quot;;[.A16];[.A16]+[.B15])" office:value-type="float" office:value="54911" calcext:value-type="float">
            <text:p>54911</text:p>
          </table:table-cell>
          <table:table-cell table:formula="of:=IF([.A16]=&quot;&quot;;[.B16];&quot;&quot;)">
            <text:p/>
          </table:table-cell>
          <table:table-cell office:value-type="float" office:value="62894" calcext:value-type="float">
            <text:p>62894</text:p>
          </table:table-cell>
          <table:table-cell/>
        </table:table-row>
        <table:table-row table:style-name="ro1">
          <table:table-cell/>
          <table:table-cell table:formula="of:=IF([.A16]=&quot;&quot;;[.A17];[.A17]+[.B16])" office:value-type="float" office:value="54911" calcext:value-type="float">
            <text:p>54911</text:p>
          </table:table-cell>
          <table:table-cell table:formula="of:=IF([.A17]=&quot;&quot;;[.B17];&quot;&quot;)" office:value-type="float" office:value="54911" calcext:value-type="float">
            <text:p>54911</text:p>
          </table:table-cell>
          <table:table-cell office:value-type="float" office:value="62094" calcext:value-type="float">
            <text:p>62094</text:p>
          </table:table-cell>
          <table:table-cell/>
        </table:table-row>
        <table:table-row table:style-name="ro1">
          <table:table-cell office:value-type="float" office:value="4901" calcext:value-type="float">
            <text:p>4901</text:p>
          </table:table-cell>
          <table:table-cell table:formula="of:=IF([.A17]=&quot;&quot;;[.A18];[.A18]+[.B17])" office:value-type="float" office:value="4901" calcext:value-type="float">
            <text:p>4901</text:p>
          </table:table-cell>
          <table:table-cell table:formula="of:=IF([.A18]=&quot;&quot;;[.B18];&quot;&quot;)">
            <text:p/>
          </table:table-cell>
          <table:table-cell office:value-type="float" office:value="61915" calcext:value-type="float">
            <text:p>61915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IF([.A18]=&quot;&quot;;[.A19];[.A19]+[.B18])" office:value-type="float" office:value="8344" calcext:value-type="float">
            <text:p>8344</text:p>
          </table:table-cell>
          <table:table-cell table:formula="of:=IF([.A19]=&quot;&quot;;[.B19];&quot;&quot;)">
            <text:p/>
          </table:table-cell>
          <table:table-cell office:value-type="float" office:value="61906" calcext:value-type="float">
            <text:p>61906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IF([.A19]=&quot;&quot;;[.A20];[.A20]+[.B19])" office:value-type="float" office:value="9747" calcext:value-type="float">
            <text:p>9747</text:p>
          </table:table-cell>
          <table:table-cell table:formula="of:=IF([.A20]=&quot;&quot;;[.B20];&quot;&quot;)">
            <text:p/>
          </table:table-cell>
          <table:table-cell office:value-type="float" office:value="61791" calcext:value-type="float">
            <text:p>61791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 table:formula="of:=IF([.A20]=&quot;&quot;;[.A21];[.A21]+[.B20])" office:value-type="float" office:value="15317" calcext:value-type="float">
            <text:p>15317</text:p>
          </table:table-cell>
          <table:table-cell table:formula="of:=IF([.A21]=&quot;&quot;;[.B21];&quot;&quot;)">
            <text:p/>
          </table:table-cell>
          <table:table-cell office:value-type="float" office:value="61674" calcext:value-type="float">
            <text:p>61674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table:formula="of:=IF([.A21]=&quot;&quot;;[.A22];[.A22]+[.B21])" office:value-type="float" office:value="19653" calcext:value-type="float">
            <text:p>19653</text:p>
          </table:table-cell>
          <table:table-cell table:formula="of:=IF([.A22]=&quot;&quot;;[.B22];&quot;&quot;)">
            <text:p/>
          </table:table-cell>
          <table:table-cell office:value-type="float" office:value="61449" calcext:value-type="float">
            <text:p>61449</text:p>
          </table:table-cell>
          <table:table-cell/>
        </table:table-row>
        <table:table-row table:style-name="ro1">
          <table:table-cell office:value-type="float" office:value="5672" calcext:value-type="float">
            <text:p>5672</text:p>
          </table:table-cell>
          <table:table-cell table:formula="of:=IF([.A22]=&quot;&quot;;[.A23];[.A23]+[.B22])" office:value-type="float" office:value="25325" calcext:value-type="float">
            <text:p>25325</text:p>
          </table:table-cell>
          <table:table-cell table:formula="of:=IF([.A23]=&quot;&quot;;[.B23];&quot;&quot;)">
            <text:p/>
          </table:table-cell>
          <table:table-cell office:value-type="float" office:value="61409" calcext:value-type="float">
            <text:p>61409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IF([.A23]=&quot;&quot;;[.A24];[.A24]+[.B23])" office:value-type="float" office:value="27857" calcext:value-type="float">
            <text:p>27857</text:p>
          </table:table-cell>
          <table:table-cell table:formula="of:=IF([.A24]=&quot;&quot;;[.B24];&quot;&quot;)">
            <text:p/>
          </table:table-cell>
          <table:table-cell office:value-type="float" office:value="61354" calcext:value-type="float">
            <text:p>61354</text:p>
          </table:table-cell>
          <table:table-cell/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IF([.A24]=&quot;&quot;;[.A25];[.A25]+[.B24])" office:value-type="float" office:value="33484" calcext:value-type="float">
            <text:p>33484</text:p>
          </table:table-cell>
          <table:table-cell table:formula="of:=IF([.A25]=&quot;&quot;;[.B25];&quot;&quot;)">
            <text:p/>
          </table:table-cell>
          <table:table-cell office:value-type="float" office:value="61277" calcext:value-type="float">
            <text:p>61277</text:p>
          </table:table-cell>
          <table:table-cell/>
        </table:table-row>
        <table:table-row table:style-name="ro1">
          <table:table-cell office:value-type="float" office:value="6038" calcext:value-type="float">
            <text:p>6038</text:p>
          </table:table-cell>
          <table:table-cell table:formula="of:=IF([.A25]=&quot;&quot;;[.A26];[.A26]+[.B25])" office:value-type="float" office:value="39522" calcext:value-type="float">
            <text:p>39522</text:p>
          </table:table-cell>
          <table:table-cell table:formula="of:=IF([.A26]=&quot;&quot;;[.B26];&quot;&quot;)">
            <text:p/>
          </table:table-cell>
          <table:table-cell office:value-type="float" office:value="60771" calcext:value-type="float">
            <text:p>6077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IF([.A26]=&quot;&quot;;[.A27];[.A27]+[.B26])" office:value-type="float" office:value="40621" calcext:value-type="float">
            <text:p>40621</text:p>
          </table:table-cell>
          <table:table-cell table:formula="of:=IF([.A27]=&quot;&quot;;[.B27];&quot;&quot;)">
            <text:p/>
          </table:table-cell>
          <table:table-cell office:value-type="float" office:value="60695" calcext:value-type="float">
            <text:p>60695</text:p>
          </table:table-cell>
          <table:table-cell/>
        </table:table-row>
        <table:table-row table:style-name="ro1">
          <table:table-cell office:value-type="float" office:value="4305" calcext:value-type="float">
            <text:p>4305</text:p>
          </table:table-cell>
          <table:table-cell table:formula="of:=IF([.A27]=&quot;&quot;;[.A28];[.A28]+[.B27])" office:value-type="float" office:value="44926" calcext:value-type="float">
            <text:p>44926</text:p>
          </table:table-cell>
          <table:table-cell table:formula="of:=IF([.A28]=&quot;&quot;;[.B28];&quot;&quot;)">
            <text:p/>
          </table:table-cell>
          <table:table-cell office:value-type="float" office:value="60415" calcext:value-type="float">
            <text:p>60415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IF([.A28]=&quot;&quot;;[.A29];[.A29]+[.B28])" office:value-type="float" office:value="47243" calcext:value-type="float">
            <text:p>47243</text:p>
          </table:table-cell>
          <table:table-cell table:formula="of:=IF([.A29]=&quot;&quot;;[.B29];&quot;&quot;)">
            <text:p/>
          </table:table-cell>
          <table:table-cell office:value-type="float" office:value="60349" calcext:value-type="float">
            <text:p>60349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29]=&quot;&quot;;[.A30];[.A30]+[.B29])" office:value-type="float" office:value="48625" calcext:value-type="float">
            <text:p>48625</text:p>
          </table:table-cell>
          <table:table-cell table:formula="of:=IF([.A30]=&quot;&quot;;[.B30];&quot;&quot;)">
            <text:p/>
          </table:table-cell>
          <table:table-cell office:value-type="float" office:value="60228" calcext:value-type="float">
            <text:p>60228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IF([.A30]=&quot;&quot;;[.A31];[.A31]+[.B30])" office:value-type="float" office:value="51851" calcext:value-type="float">
            <text:p>51851</text:p>
          </table:table-cell>
          <table:table-cell table:formula="of:=IF([.A31]=&quot;&quot;;[.B31];&quot;&quot;)">
            <text:p/>
          </table:table-cell>
          <table:table-cell office:value-type="float" office:value="60025" calcext:value-type="float">
            <text:p>60025</text:p>
          </table:table-cell>
          <table:table-cell/>
        </table:table-row>
        <table:table-row table:style-name="ro1">
          <table:table-cell office:value-type="float" office:value="4427" calcext:value-type="float">
            <text:p>4427</text:p>
          </table:table-cell>
          <table:table-cell table:formula="of:=IF([.A31]=&quot;&quot;;[.A32];[.A32]+[.B31])" office:value-type="float" office:value="56278" calcext:value-type="float">
            <text:p>56278</text:p>
          </table:table-cell>
          <table:table-cell table:formula="of:=IF([.A32]=&quot;&quot;;[.B32];&quot;&quot;)">
            <text:p/>
          </table:table-cell>
          <table:table-cell office:value-type="float" office:value="59093" calcext:value-type="float">
            <text:p>59093</text:p>
          </table:table-cell>
          <table:table-cell/>
        </table:table-row>
        <table:table-row table:style-name="ro1">
          <table:table-cell/>
          <table:table-cell table:formula="of:=IF([.A32]=&quot;&quot;;[.A33];[.A33]+[.B32])" office:value-type="float" office:value="56278" calcext:value-type="float">
            <text:p>56278</text:p>
          </table:table-cell>
          <table:table-cell table:formula="of:=IF([.A33]=&quot;&quot;;[.B33];&quot;&quot;)" office:value-type="float" office:value="56278" calcext:value-type="float">
            <text:p>56278</text:p>
          </table:table-cell>
          <table:table-cell office:value-type="float" office:value="58991" calcext:value-type="float">
            <text:p>58991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table:formula="of:=IF([.A33]=&quot;&quot;;[.A34];[.A34]+[.B33])" office:value-type="float" office:value="2612" calcext:value-type="float">
            <text:p>2612</text:p>
          </table:table-cell>
          <table:table-cell table:formula="of:=IF([.A34]=&quot;&quot;;[.B34];&quot;&quot;)">
            <text:p/>
          </table:table-cell>
          <table:table-cell office:value-type="float" office:value="58917" calcext:value-type="float">
            <text:p>58917</text:p>
          </table:table-cell>
          <table:table-cell/>
        </table:table-row>
        <table:table-row table:style-name="ro1">
          <table:table-cell office:value-type="float" office:value="15638" calcext:value-type="float">
            <text:p>15638</text:p>
          </table:table-cell>
          <table:table-cell table:formula="of:=IF([.A34]=&quot;&quot;;[.A35];[.A35]+[.B34])" office:value-type="float" office:value="18250" calcext:value-type="float">
            <text:p>18250</text:p>
          </table:table-cell>
          <table:table-cell table:formula="of:=IF([.A35]=&quot;&quot;;[.B35];&quot;&quot;)">
            <text:p/>
          </table:table-cell>
          <table:table-cell office:value-type="float" office:value="58828" calcext:value-type="float">
            <text:p>58828</text:p>
          </table:table-cell>
          <table:table-cell/>
        </table:table-row>
        <table:table-row table:style-name="ro1">
          <table:table-cell/>
          <table:table-cell table:formula="of:=IF([.A35]=&quot;&quot;;[.A36];[.A36]+[.B35])" office:value-type="float" office:value="18250" calcext:value-type="float">
            <text:p>18250</text:p>
          </table:table-cell>
          <table:table-cell table:formula="of:=IF([.A36]=&quot;&quot;;[.B36];&quot;&quot;)" office:value-type="float" office:value="18250" calcext:value-type="float">
            <text:p>18250</text:p>
          </table:table-cell>
          <table:table-cell office:value-type="float" office:value="58088" calcext:value-type="float">
            <text:p>58088</text:p>
          </table:table-cell>
          <table:table-cell/>
        </table:table-row>
        <table:table-row table:style-name="ro1">
          <table:table-cell office:value-type="float" office:value="4118" calcext:value-type="float">
            <text:p>4118</text:p>
          </table:table-cell>
          <table:table-cell table:formula="of:=IF([.A36]=&quot;&quot;;[.A37];[.A37]+[.B36])" office:value-type="float" office:value="4118" calcext:value-type="float">
            <text:p>4118</text:p>
          </table:table-cell>
          <table:table-cell table:formula="of:=IF([.A37]=&quot;&quot;;[.B37];&quot;&quot;)">
            <text:p/>
          </table:table-cell>
          <table:table-cell office:value-type="float" office:value="57331" calcext:value-type="float">
            <text:p>57331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IF([.A37]=&quot;&quot;;[.A38];[.A38]+[.B37])" office:value-type="float" office:value="8805" calcext:value-type="float">
            <text:p>8805</text:p>
          </table:table-cell>
          <table:table-cell table:formula="of:=IF([.A38]=&quot;&quot;;[.B38];&quot;&quot;)">
            <text:p/>
          </table:table-cell>
          <table:table-cell office:value-type="float" office:value="57251" calcext:value-type="float">
            <text:p>57251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IF([.A38]=&quot;&quot;;[.A39];[.A39]+[.B38])" office:value-type="float" office:value="11048" calcext:value-type="float">
            <text:p>11048</text:p>
          </table:table-cell>
          <table:table-cell table:formula="of:=IF([.A39]=&quot;&quot;;[.B39];&quot;&quot;)">
            <text:p/>
          </table:table-cell>
          <table:table-cell office:value-type="float" office:value="57209" calcext:value-type="float">
            <text:p>57209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[.A39]=&quot;&quot;;[.A40];[.A40]+[.B39])" office:value-type="float" office:value="14580" calcext:value-type="float">
            <text:p>14580</text:p>
          </table:table-cell>
          <table:table-cell table:formula="of:=IF([.A40]=&quot;&quot;;[.B40];&quot;&quot;)">
            <text:p/>
          </table:table-cell>
          <table:table-cell office:value-type="float" office:value="57154" calcext:value-type="float">
            <text:p>57154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IF([.A40]=&quot;&quot;;[.A41];[.A41]+[.B40])" office:value-type="float" office:value="16669" calcext:value-type="float">
            <text:p>16669</text:p>
          </table:table-cell>
          <table:table-cell table:formula="of:=IF([.A41]=&quot;&quot;;[.B41];&quot;&quot;)">
            <text:p/>
          </table:table-cell>
          <table:table-cell office:value-type="float" office:value="56825" calcext:value-type="float">
            <text:p>56825</text:p>
          </table:table-cell>
          <table:table-cell/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IF([.A41]=&quot;&quot;;[.A42];[.A42]+[.B41])" office:value-type="float" office:value="20606" calcext:value-type="float">
            <text:p>20606</text:p>
          </table:table-cell>
          <table:table-cell table:formula="of:=IF([.A42]=&quot;&quot;;[.B42];&quot;&quot;)">
            <text:p/>
          </table:table-cell>
          <table:table-cell office:value-type="float" office:value="56534" calcext:value-type="float">
            <text:p>56534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IF([.A42]=&quot;&quot;;[.A43];[.A43]+[.B42])" office:value-type="float" office:value="21752" calcext:value-type="float">
            <text:p>21752</text:p>
          </table:table-cell>
          <table:table-cell table:formula="of:=IF([.A43]=&quot;&quot;;[.B43];&quot;&quot;)">
            <text:p/>
          </table:table-cell>
          <table:table-cell office:value-type="float" office:value="56331" calcext:value-type="float">
            <text:p>56331</text:p>
          </table:table-cell>
          <table:table-cell/>
        </table:table-row>
        <table:table-row table:style-name="ro1">
          <table:table-cell office:value-type="float" office:value="5069" calcext:value-type="float">
            <text:p>5069</text:p>
          </table:table-cell>
          <table:table-cell table:formula="of:=IF([.A43]=&quot;&quot;;[.A44];[.A44]+[.B43])" office:value-type="float" office:value="26821" calcext:value-type="float">
            <text:p>26821</text:p>
          </table:table-cell>
          <table:table-cell table:formula="of:=IF([.A44]=&quot;&quot;;[.B44];&quot;&quot;)">
            <text:p/>
          </table:table-cell>
          <table:table-cell office:value-type="float" office:value="56278" calcext:value-type="float">
            <text:p>56278</text:p>
          </table:table-cell>
          <table:table-cell/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IF([.A44]=&quot;&quot;;[.A45];[.A45]+[.B44])" office:value-type="float" office:value="32549" calcext:value-type="float">
            <text:p>32549</text:p>
          </table:table-cell>
          <table:table-cell table:formula="of:=IF([.A45]=&quot;&quot;;[.B45];&quot;&quot;)">
            <text:p/>
          </table:table-cell>
          <table:table-cell office:value-type="float" office:value="56195" calcext:value-type="float">
            <text:p>56195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IF([.A45]=&quot;&quot;;[.A46];[.A46]+[.B45])" office:value-type="float" office:value="35511" calcext:value-type="float">
            <text:p>35511</text:p>
          </table:table-cell>
          <table:table-cell table:formula="of:=IF([.A46]=&quot;&quot;;[.B46];&quot;&quot;)">
            <text:p/>
          </table:table-cell>
          <table:table-cell office:value-type="float" office:value="56189" calcext:value-type="float">
            <text:p>56189</text:p>
          </table:table-cell>
          <table:table-cell/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IF([.A46]=&quot;&quot;;[.A47];[.A47]+[.B46])" office:value-type="float" office:value="38610" calcext:value-type="float">
            <text:p>38610</text:p>
          </table:table-cell>
          <table:table-cell table:formula="of:=IF([.A47]=&quot;&quot;;[.B47];&quot;&quot;)">
            <text:p/>
          </table:table-cell>
          <table:table-cell office:value-type="float" office:value="56044" calcext:value-type="float">
            <text:p>56044</text:p>
          </table:table-cell>
          <table:table-cell/>
        </table:table-row>
        <table:table-row table:style-name="ro1">
          <table:table-cell office:value-type="float" office:value="5882" calcext:value-type="float">
            <text:p>5882</text:p>
          </table:table-cell>
          <table:table-cell table:formula="of:=IF([.A47]=&quot;&quot;;[.A48];[.A48]+[.B47])" office:value-type="float" office:value="44492" calcext:value-type="float">
            <text:p>44492</text:p>
          </table:table-cell>
          <table:table-cell table:formula="of:=IF([.A48]=&quot;&quot;;[.B48];&quot;&quot;)">
            <text:p/>
          </table:table-cell>
          <table:table-cell office:value-type="float" office:value="56016" calcext:value-type="float">
            <text:p>56016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IF([.A48]=&quot;&quot;;[.A49];[.A49]+[.B48])" office:value-type="float" office:value="49940" calcext:value-type="float">
            <text:p>49940</text:p>
          </table:table-cell>
          <table:table-cell table:formula="of:=IF([.A49]=&quot;&quot;;[.B49];&quot;&quot;)">
            <text:p/>
          </table:table-cell>
          <table:table-cell office:value-type="float" office:value="56004" calcext:value-type="float">
            <text:p>56004</text:p>
          </table:table-cell>
          <table:table-cell/>
        </table:table-row>
        <table:table-row table:style-name="ro1">
          <table:table-cell office:value-type="float" office:value="6064" calcext:value-type="float">
            <text:p>6064</text:p>
          </table:table-cell>
          <table:table-cell table:formula="of:=IF([.A49]=&quot;&quot;;[.A50];[.A50]+[.B49])" office:value-type="float" office:value="56004" calcext:value-type="float">
            <text:p>56004</text:p>
          </table:table-cell>
          <table:table-cell table:formula="of:=IF([.A50]=&quot;&quot;;[.B50];&quot;&quot;)">
            <text:p/>
          </table:table-cell>
          <table:table-cell office:value-type="float" office:value="55492" calcext:value-type="float">
            <text:p>55492</text:p>
          </table:table-cell>
          <table:table-cell/>
        </table:table-row>
        <table:table-row table:style-name="ro1">
          <table:table-cell/>
          <table:table-cell table:formula="of:=IF([.A50]=&quot;&quot;;[.A51];[.A51]+[.B50])" office:value-type="float" office:value="56004" calcext:value-type="float">
            <text:p>56004</text:p>
          </table:table-cell>
          <table:table-cell table:formula="of:=IF([.A51]=&quot;&quot;;[.B51];&quot;&quot;)" office:value-type="float" office:value="56004" calcext:value-type="float">
            <text:p>56004</text:p>
          </table:table-cell>
          <table:table-cell office:value-type="float" office:value="55236" calcext:value-type="float">
            <text:p>55236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table:formula="of:=IF([.A51]=&quot;&quot;;[.A52];[.A52]+[.B51])" office:value-type="float" office:value="2642" calcext:value-type="float">
            <text:p>2642</text:p>
          </table:table-cell>
          <table:table-cell table:formula="of:=IF([.A52]=&quot;&quot;;[.B52];&quot;&quot;)">
            <text:p/>
          </table:table-cell>
          <table:table-cell office:value-type="float" office:value="55042" calcext:value-type="float">
            <text:p>55042</text:p>
          </table:table-cell>
          <table:table-cell/>
        </table:table-row>
        <table:table-row table:style-name="ro1">
          <table:table-cell office:value-type="float" office:value="7996" calcext:value-type="float">
            <text:p>7996</text:p>
          </table:table-cell>
          <table:table-cell table:formula="of:=IF([.A52]=&quot;&quot;;[.A53];[.A53]+[.B52])" office:value-type="float" office:value="10638" calcext:value-type="float">
            <text:p>10638</text:p>
          </table:table-cell>
          <table:table-cell table:formula="of:=IF([.A53]=&quot;&quot;;[.B53];&quot;&quot;)">
            <text:p/>
          </table:table-cell>
          <table:table-cell office:value-type="float" office:value="55037" calcext:value-type="float">
            <text:p>55037</text:p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table:formula="of:=IF([.A53]=&quot;&quot;;[.A54];[.A54]+[.B53])" office:value-type="float" office:value="15972" calcext:value-type="float">
            <text:p>15972</text:p>
          </table:table-cell>
          <table:table-cell table:formula="of:=IF([.A54]=&quot;&quot;;[.B54];&quot;&quot;)">
            <text:p/>
          </table:table-cell>
          <table:table-cell office:value-type="float" office:value="54911" calcext:value-type="float">
            <text:p>54911</text:p>
          </table:table-cell>
          <table:table-cell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formula="of:=IF([.A54]=&quot;&quot;;[.A55];[.A55]+[.B54])" office:value-type="float" office:value="26356" calcext:value-type="float">
            <text:p>26356</text:p>
          </table:table-cell>
          <table:table-cell table:formula="of:=IF([.A55]=&quot;&quot;;[.B55];&quot;&quot;)">
            <text:p/>
          </table:table-cell>
          <table:table-cell office:value-type="float" office:value="54723" calcext:value-type="float">
            <text:p>54723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IF([.A55]=&quot;&quot;;[.A56];[.A56]+[.B55])" office:value-type="float" office:value="27462" calcext:value-type="float">
            <text:p>27462</text:p>
          </table:table-cell>
          <table:table-cell table:formula="of:=IF([.A56]=&quot;&quot;;[.B56];&quot;&quot;)">
            <text:p/>
          </table:table-cell>
          <table:table-cell office:value-type="float" office:value="54674" calcext:value-type="float">
            <text:p>54674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IF([.A56]=&quot;&quot;;[.A57];[.A57]+[.B56])" office:value-type="float" office:value="30204" calcext:value-type="float">
            <text:p>30204</text:p>
          </table:table-cell>
          <table:table-cell table:formula="of:=IF([.A57]=&quot;&quot;;[.B57];&quot;&quot;)">
            <text:p/>
          </table:table-cell>
          <table:table-cell office:value-type="float" office:value="54609" calcext:value-type="float">
            <text:p>54609</text:p>
          </table:table-cell>
          <table:table-cell/>
        </table:table-row>
        <table:table-row table:style-name="ro1">
          <table:table-cell/>
          <table:table-cell table:formula="of:=IF([.A57]=&quot;&quot;;[.A58];[.A58]+[.B57])" office:value-type="float" office:value="30204" calcext:value-type="float">
            <text:p>30204</text:p>
          </table:table-cell>
          <table:table-cell table:formula="of:=IF([.A58]=&quot;&quot;;[.B58];&quot;&quot;)" office:value-type="float" office:value="30204" calcext:value-type="float">
            <text:p>30204</text:p>
          </table:table-cell>
          <table:table-cell office:value-type="float" office:value="54597" calcext:value-type="float">
            <text:p>54597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IF([.A58]=&quot;&quot;;[.A59];[.A59]+[.B58])" office:value-type="float" office:value="3064" calcext:value-type="float">
            <text:p>3064</text:p>
          </table:table-cell>
          <table:table-cell table:formula="of:=IF([.A59]=&quot;&quot;;[.B59];&quot;&quot;)">
            <text:p/>
          </table:table-cell>
          <table:table-cell office:value-type="float" office:value="54593" calcext:value-type="float">
            <text:p>54593</text:p>
          </table:table-cell>
          <table:table-cell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IF([.A59]=&quot;&quot;;[.A60];[.A60]+[.B59])" office:value-type="float" office:value="6570" calcext:value-type="float">
            <text:p>6570</text:p>
          </table:table-cell>
          <table:table-cell table:formula="of:=IF([.A60]=&quot;&quot;;[.B60];&quot;&quot;)">
            <text:p/>
          </table:table-cell>
          <table:table-cell office:value-type="float" office:value="54565" calcext:value-type="float">
            <text:p>54565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IF([.A60]=&quot;&quot;;[.A61];[.A61]+[.B60])" office:value-type="float" office:value="9136" calcext:value-type="float">
            <text:p>9136</text:p>
          </table:table-cell>
          <table:table-cell table:formula="of:=IF([.A61]=&quot;&quot;;[.B61];&quot;&quot;)">
            <text:p/>
          </table:table-cell>
          <table:table-cell office:value-type="float" office:value="54192" calcext:value-type="float">
            <text:p>54192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table:formula="of:=IF([.A61]=&quot;&quot;;[.A62];[.A62]+[.B61])" office:value-type="float" office:value="14377" calcext:value-type="float">
            <text:p>14377</text:p>
          </table:table-cell>
          <table:table-cell table:formula="of:=IF([.A62]=&quot;&quot;;[.B62];&quot;&quot;)">
            <text:p/>
          </table:table-cell>
          <table:table-cell office:value-type="float" office:value="54154" calcext:value-type="float">
            <text:p>54154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IF([.A62]=&quot;&quot;;[.A63];[.A63]+[.B62])" office:value-type="float" office:value="17082" calcext:value-type="float">
            <text:p>17082</text:p>
          </table:table-cell>
          <table:table-cell table:formula="of:=IF([.A63]=&quot;&quot;;[.B63];&quot;&quot;)">
            <text:p/>
          </table:table-cell>
          <table:table-cell office:value-type="float" office:value="54041" calcext:value-type="float">
            <text:p>54041</text:p>
          </table:table-cell>
          <table:table-cell/>
        </table:table-row>
        <table:table-row table:style-name="ro1">
          <table:table-cell office:value-type="float" office:value="5973" calcext:value-type="float">
            <text:p>5973</text:p>
          </table:table-cell>
          <table:table-cell table:formula="of:=IF([.A63]=&quot;&quot;;[.A64];[.A64]+[.B63])" office:value-type="float" office:value="23055" calcext:value-type="float">
            <text:p>23055</text:p>
          </table:table-cell>
          <table:table-cell table:formula="of:=IF([.A64]=&quot;&quot;;[.B64];&quot;&quot;)">
            <text:p/>
          </table:table-cell>
          <table:table-cell office:value-type="float" office:value="54018" calcext:value-type="float">
            <text:p>54018</text:p>
          </table:table-cell>
          <table:table-cell/>
        </table:table-row>
        <table:table-row table:style-name="ro1">
          <table:table-cell office:value-type="float" office:value="5482" calcext:value-type="float">
            <text:p>5482</text:p>
          </table:table-cell>
          <table:table-cell table:formula="of:=IF([.A64]=&quot;&quot;;[.A65];[.A65]+[.B64])" office:value-type="float" office:value="28537" calcext:value-type="float">
            <text:p>28537</text:p>
          </table:table-cell>
          <table:table-cell table:formula="of:=IF([.A65]=&quot;&quot;;[.B65];&quot;&quot;)">
            <text:p/>
          </table:table-cell>
          <table:table-cell office:value-type="float" office:value="53905" calcext:value-type="float">
            <text:p>53905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IF([.A65]=&quot;&quot;;[.A66];[.A66]+[.B65])" office:value-type="float" office:value="30226" calcext:value-type="float">
            <text:p>30226</text:p>
          </table:table-cell>
          <table:table-cell table:formula="of:=IF([.A66]=&quot;&quot;;[.B66];&quot;&quot;)">
            <text:p/>
          </table:table-cell>
          <table:table-cell office:value-type="float" office:value="53894" calcext:value-type="float">
            <text:p>53894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IF([.A66]=&quot;&quot;;[.A67];[.A67]+[.B66])" office:value-type="float" office:value="32023" calcext:value-type="float">
            <text:p>32023</text:p>
          </table:table-cell>
          <table:table-cell table:formula="of:=IF([.A67]=&quot;&quot;;[.B67];&quot;&quot;)">
            <text:p/>
          </table:table-cell>
          <table:table-cell office:value-type="float" office:value="53842" calcext:value-type="float">
            <text:p>53842</text:p>
          </table:table-cell>
          <table:table-cell/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IF([.A67]=&quot;&quot;;[.A68];[.A68]+[.B67])" office:value-type="float" office:value="38121" calcext:value-type="float">
            <text:p>38121</text:p>
          </table:table-cell>
          <table:table-cell table:formula="of:=IF([.A68]=&quot;&quot;;[.B68];&quot;&quot;)">
            <text:p/>
          </table:table-cell>
          <table:table-cell office:value-type="float" office:value="53577" calcext:value-type="float">
            <text:p>53577</text:p>
          </table:table-cell>
          <table:table-cell/>
        </table:table-row>
        <table:table-row table:style-name="ro1">
          <table:table-cell office:value-type="float" office:value="3964" calcext:value-type="float">
            <text:p>3964</text:p>
          </table:table-cell>
          <table:table-cell table:formula="of:=IF([.A68]=&quot;&quot;;[.A69];[.A69]+[.B68])" office:value-type="float" office:value="42085" calcext:value-type="float">
            <text:p>42085</text:p>
          </table:table-cell>
          <table:table-cell table:formula="of:=IF([.A69]=&quot;&quot;;[.B69];&quot;&quot;)">
            <text:p/>
          </table:table-cell>
          <table:table-cell office:value-type="float" office:value="53534" calcext:value-type="float">
            <text:p>53534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IF([.A69]=&quot;&quot;;[.A70];[.A70]+[.B69])" office:value-type="float" office:value="44677" calcext:value-type="float">
            <text:p>44677</text:p>
          </table:table-cell>
          <table:table-cell table:formula="of:=IF([.A70]=&quot;&quot;;[.B70];&quot;&quot;)">
            <text:p/>
          </table:table-cell>
          <table:table-cell office:value-type="float" office:value="53343" calcext:value-type="float">
            <text:p>53343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IF([.A70]=&quot;&quot;;[.A71];[.A71]+[.B70])" office:value-type="float" office:value="47377" calcext:value-type="float">
            <text:p>47377</text:p>
          </table:table-cell>
          <table:table-cell table:formula="of:=IF([.A71]=&quot;&quot;;[.B71];&quot;&quot;)">
            <text:p/>
          </table:table-cell>
          <table:table-cell office:value-type="float" office:value="53295" calcext:value-type="float">
            <text:p>53295</text:p>
          </table:table-cell>
          <table:table-cell/>
        </table:table-row>
        <table:table-row table:style-name="ro1">
          <table:table-cell office:value-type="float" office:value="5569" calcext:value-type="float">
            <text:p>5569</text:p>
          </table:table-cell>
          <table:table-cell table:formula="of:=IF([.A71]=&quot;&quot;;[.A72];[.A72]+[.B71])" office:value-type="float" office:value="52946" calcext:value-type="float">
            <text:p>52946</text:p>
          </table:table-cell>
          <table:table-cell table:formula="of:=IF([.A72]=&quot;&quot;;[.B72];&quot;&quot;)">
            <text:p/>
          </table:table-cell>
          <table:table-cell office:value-type="float" office:value="53262" calcext:value-type="float">
            <text:p>53262</text:p>
          </table:table-cell>
          <table:table-cell/>
        </table:table-row>
        <table:table-row table:style-name="ro1">
          <table:table-cell office:value-type="float" office:value="4305" calcext:value-type="float">
            <text:p>4305</text:p>
          </table:table-cell>
          <table:table-cell table:formula="of:=IF([.A72]=&quot;&quot;;[.A73];[.A73]+[.B72])" office:value-type="float" office:value="57251" calcext:value-type="float">
            <text:p>57251</text:p>
          </table:table-cell>
          <table:table-cell table:formula="of:=IF([.A73]=&quot;&quot;;[.B73];&quot;&quot;)">
            <text:p/>
          </table:table-cell>
          <table:table-cell office:value-type="float" office:value="52847" calcext:value-type="float">
            <text:p>52847</text:p>
          </table:table-cell>
          <table:table-cell/>
        </table:table-row>
        <table:table-row table:style-name="ro1">
          <table:table-cell/>
          <table:table-cell table:formula="of:=IF([.A73]=&quot;&quot;;[.A74];[.A74]+[.B73])" office:value-type="float" office:value="57251" calcext:value-type="float">
            <text:p>57251</text:p>
          </table:table-cell>
          <table:table-cell table:formula="of:=IF([.A74]=&quot;&quot;;[.B74];&quot;&quot;)" office:value-type="float" office:value="57251" calcext:value-type="float">
            <text:p>57251</text:p>
          </table:table-cell>
          <table:table-cell office:value-type="float" office:value="52738" calcext:value-type="float">
            <text:p>52738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IF([.A74]=&quot;&quot;;[.A75];[.A75]+[.B74])" office:value-type="float" office:value="1307" calcext:value-type="float">
            <text:p>1307</text:p>
          </table:table-cell>
          <table:table-cell table:formula="of:=IF([.A75]=&quot;&quot;;[.B75];&quot;&quot;)">
            <text:p/>
          </table:table-cell>
          <table:table-cell office:value-type="float" office:value="52309" calcext:value-type="float">
            <text:p>52309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IF([.A75]=&quot;&quot;;[.A76];[.A76]+[.B75])" office:value-type="float" office:value="3511" calcext:value-type="float">
            <text:p>3511</text:p>
          </table:table-cell>
          <table:table-cell table:formula="of:=IF([.A76]=&quot;&quot;;[.B76];&quot;&quot;)">
            <text:p/>
          </table:table-cell>
          <table:table-cell office:value-type="float" office:value="52240" calcext:value-type="float">
            <text:p>52240</text:p>
          </table:table-cell>
          <table:table-cell/>
        </table:table-row>
        <table:table-row table:style-name="ro1">
          <table:table-cell office:value-type="float" office:value="3618" calcext:value-type="float">
            <text:p>3618</text:p>
          </table:table-cell>
          <table:table-cell table:formula="of:=IF([.A76]=&quot;&quot;;[.A77];[.A77]+[.B76])" office:value-type="float" office:value="7129" calcext:value-type="float">
            <text:p>7129</text:p>
          </table:table-cell>
          <table:table-cell table:formula="of:=IF([.A77]=&quot;&quot;;[.B77];&quot;&quot;)">
            <text:p/>
          </table:table-cell>
          <table:table-cell office:value-type="float" office:value="52116" calcext:value-type="float">
            <text:p>52116</text:p>
          </table:table-cell>
          <table:table-cell/>
        </table:table-row>
        <table:table-row table:style-name="ro1">
          <table:table-cell office:value-type="float" office:value="4795" calcext:value-type="float">
            <text:p>4795</text:p>
          </table:table-cell>
          <table:table-cell table:formula="of:=IF([.A77]=&quot;&quot;;[.A78];[.A78]+[.B77])" office:value-type="float" office:value="11924" calcext:value-type="float">
            <text:p>11924</text:p>
          </table:table-cell>
          <table:table-cell table:formula="of:=IF([.A78]=&quot;&quot;;[.B78];&quot;&quot;)">
            <text:p/>
          </table:table-cell>
          <table:table-cell office:value-type="float" office:value="52112" calcext:value-type="float">
            <text:p>52112</text:p>
          </table:table-cell>
          <table:table-cell/>
        </table:table-row>
        <table:table-row table:style-name="ro1">
          <table:table-cell office:value-type="float" office:value="7853" calcext:value-type="float">
            <text:p>7853</text:p>
          </table:table-cell>
          <table:table-cell table:formula="of:=IF([.A78]=&quot;&quot;;[.A79];[.A79]+[.B78])" office:value-type="float" office:value="19777" calcext:value-type="float">
            <text:p>19777</text:p>
          </table:table-cell>
          <table:table-cell table:formula="of:=IF([.A79]=&quot;&quot;;[.B79];&quot;&quot;)">
            <text:p/>
          </table:table-cell>
          <table:table-cell office:value-type="float" office:value="52096" calcext:value-type="float">
            <text:p>52096</text:p>
          </table:table-cell>
          <table:table-cell/>
        </table:table-row>
        <table:table-row table:style-name="ro1">
          <table:table-cell office:value-type="float" office:value="6103" calcext:value-type="float">
            <text:p>6103</text:p>
          </table:table-cell>
          <table:table-cell table:formula="of:=IF([.A79]=&quot;&quot;;[.A80];[.A80]+[.B79])" office:value-type="float" office:value="25880" calcext:value-type="float">
            <text:p>25880</text:p>
          </table:table-cell>
          <table:table-cell table:formula="of:=IF([.A80]=&quot;&quot;;[.B80];&quot;&quot;)">
            <text:p/>
          </table:table-cell>
          <table:table-cell office:value-type="float" office:value="51951" calcext:value-type="float">
            <text:p>51951</text:p>
          </table:table-cell>
          <table:table-cell/>
        </table:table-row>
        <table:table-row table:style-name="ro1">
          <table:table-cell office:value-type="float" office:value="5248" calcext:value-type="float">
            <text:p>5248</text:p>
          </table:table-cell>
          <table:table-cell table:formula="of:=IF([.A80]=&quot;&quot;;[.A81];[.A81]+[.B80])" office:value-type="float" office:value="31128" calcext:value-type="float">
            <text:p>31128</text:p>
          </table:table-cell>
          <table:table-cell table:formula="of:=IF([.A81]=&quot;&quot;;[.B81];&quot;&quot;)">
            <text:p/>
          </table:table-cell>
          <table:table-cell office:value-type="float" office:value="51814" calcext:value-type="float">
            <text:p>51814</text:p>
          </table:table-cell>
          <table:table-cell/>
        </table:table-row>
        <table:table-row table:style-name="ro1">
          <table:table-cell office:value-type="float" office:value="5989" calcext:value-type="float">
            <text:p>5989</text:p>
          </table:table-cell>
          <table:table-cell table:formula="of:=IF([.A81]=&quot;&quot;;[.A82];[.A82]+[.B81])" office:value-type="float" office:value="37117" calcext:value-type="float">
            <text:p>37117</text:p>
          </table:table-cell>
          <table:table-cell table:formula="of:=IF([.A82]=&quot;&quot;;[.B82];&quot;&quot;)">
            <text:p/>
          </table:table-cell>
          <table:table-cell office:value-type="float" office:value="51725" calcext:value-type="float">
            <text:p>51725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IF([.A82]=&quot;&quot;;[.A83];[.A83]+[.B82])" office:value-type="float" office:value="38568" calcext:value-type="float">
            <text:p>38568</text:p>
          </table:table-cell>
          <table:table-cell table:formula="of:=IF([.A83]=&quot;&quot;;[.B83];&quot;&quot;)">
            <text:p/>
          </table:table-cell>
          <table:table-cell office:value-type="float" office:value="51724" calcext:value-type="float">
            <text:p>51724</text:p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table:formula="of:=IF([.A83]=&quot;&quot;;[.A84];[.A84]+[.B83])" office:value-type="float" office:value="44092" calcext:value-type="float">
            <text:p>44092</text:p>
          </table:table-cell>
          <table:table-cell table:formula="of:=IF([.A84]=&quot;&quot;;[.B84];&quot;&quot;)">
            <text:p/>
          </table:table-cell>
          <table:table-cell office:value-type="float" office:value="51650" calcext:value-type="float">
            <text:p>51650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IF([.A84]=&quot;&quot;;[.A85];[.A85]+[.B84])" office:value-type="float" office:value="46664" calcext:value-type="float">
            <text:p>46664</text:p>
          </table:table-cell>
          <table:table-cell table:formula="of:=IF([.A85]=&quot;&quot;;[.B85];&quot;&quot;)">
            <text:p/>
          </table:table-cell>
          <table:table-cell office:value-type="float" office:value="51544" calcext:value-type="float">
            <text:p>51544</text:p>
          </table:table-cell>
          <table:table-cell/>
        </table:table-row>
        <table:table-row table:style-name="ro1">
          <table:table-cell/>
          <table:table-cell table:formula="of:=IF([.A85]=&quot;&quot;;[.A86];[.A86]+[.B85])" office:value-type="float" office:value="46664" calcext:value-type="float">
            <text:p>46664</text:p>
          </table:table-cell>
          <table:table-cell table:formula="of:=IF([.A86]=&quot;&quot;;[.B86];&quot;&quot;)" office:value-type="float" office:value="46664" calcext:value-type="float">
            <text:p>46664</text:p>
          </table:table-cell>
          <table:table-cell office:value-type="float" office:value="51514" calcext:value-type="float">
            <text:p>51514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IF([.A86]=&quot;&quot;;[.A87];[.A87]+[.B86])" office:value-type="float" office:value="7207" calcext:value-type="float">
            <text:p>7207</text:p>
          </table:table-cell>
          <table:table-cell table:formula="of:=IF([.A87]=&quot;&quot;;[.B87];&quot;&quot;)">
            <text:p/>
          </table:table-cell>
          <table:table-cell office:value-type="float" office:value="51369" calcext:value-type="float">
            <text:p>51369</text:p>
          </table:table-cell>
          <table:table-cell/>
        </table:table-row>
        <table:table-row table:style-name="ro1">
          <table:table-cell office:value-type="float" office:value="5428" calcext:value-type="float">
            <text:p>5428</text:p>
          </table:table-cell>
          <table:table-cell table:formula="of:=IF([.A87]=&quot;&quot;;[.A88];[.A88]+[.B87])" office:value-type="float" office:value="12635" calcext:value-type="float">
            <text:p>12635</text:p>
          </table:table-cell>
          <table:table-cell table:formula="of:=IF([.A88]=&quot;&quot;;[.B88];&quot;&quot;)">
            <text:p/>
          </table:table-cell>
          <table:table-cell office:value-type="float" office:value="51343" calcext:value-type="float">
            <text:p>51343</text:p>
          </table:table-cell>
          <table:table-cell/>
        </table:table-row>
        <table:table-row table:style-name="ro1">
          <table:table-cell office:value-type="float" office:value="8504" calcext:value-type="float">
            <text:p>8504</text:p>
          </table:table-cell>
          <table:table-cell table:formula="of:=IF([.A88]=&quot;&quot;;[.A89];[.A89]+[.B88])" office:value-type="float" office:value="21139" calcext:value-type="float">
            <text:p>21139</text:p>
          </table:table-cell>
          <table:table-cell table:formula="of:=IF([.A89]=&quot;&quot;;[.B89];&quot;&quot;)">
            <text:p/>
          </table:table-cell>
          <table:table-cell office:value-type="float" office:value="51330" calcext:value-type="float">
            <text:p>51330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IF([.A89]=&quot;&quot;;[.A90];[.A90]+[.B89])" office:value-type="float" office:value="25000" calcext:value-type="float">
            <text:p>25000</text:p>
          </table:table-cell>
          <table:table-cell table:formula="of:=IF([.A90]=&quot;&quot;;[.B90];&quot;&quot;)">
            <text:p/>
          </table:table-cell>
          <table:table-cell office:value-type="float" office:value="51261" calcext:value-type="float">
            <text:p>51261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IF([.A90]=&quot;&quot;;[.A91];[.A91]+[.B90])" office:value-type="float" office:value="26025" calcext:value-type="float">
            <text:p>26025</text:p>
          </table:table-cell>
          <table:table-cell table:formula="of:=IF([.A91]=&quot;&quot;;[.B91];&quot;&quot;)">
            <text:p/>
          </table:table-cell>
          <table:table-cell office:value-type="float" office:value="51216" calcext:value-type="float">
            <text:p>51216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F([.A91]=&quot;&quot;;[.A92];[.A92]+[.B91])" office:value-type="float" office:value="29625" calcext:value-type="float">
            <text:p>29625</text:p>
          </table:table-cell>
          <table:table-cell table:formula="of:=IF([.A92]=&quot;&quot;;[.B92];&quot;&quot;)">
            <text:p/>
          </table:table-cell>
          <table:table-cell office:value-type="float" office:value="51191" calcext:value-type="float">
            <text:p>51191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IF([.A92]=&quot;&quot;;[.A93];[.A93]+[.B92])" office:value-type="float" office:value="32475" calcext:value-type="float">
            <text:p>32475</text:p>
          </table:table-cell>
          <table:table-cell table:formula="of:=IF([.A93]=&quot;&quot;;[.B93];&quot;&quot;)">
            <text:p/>
          </table:table-cell>
          <table:table-cell office:value-type="float" office:value="51152" calcext:value-type="float">
            <text:p>51152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IF([.A93]=&quot;&quot;;[.A94];[.A94]+[.B93])" office:value-type="float" office:value="35838" calcext:value-type="float">
            <text:p>35838</text:p>
          </table:table-cell>
          <table:table-cell table:formula="of:=IF([.A94]=&quot;&quot;;[.B94];&quot;&quot;)">
            <text:p/>
          </table:table-cell>
          <table:table-cell office:value-type="float" office:value="51129" calcext:value-type="float">
            <text:p>51129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IF([.A94]=&quot;&quot;;[.A95];[.A95]+[.B94])" office:value-type="float" office:value="40121" calcext:value-type="float">
            <text:p>40121</text:p>
          </table:table-cell>
          <table:table-cell table:formula="of:=IF([.A95]=&quot;&quot;;[.B95];&quot;&quot;)">
            <text:p/>
          </table:table-cell>
          <table:table-cell office:value-type="float" office:value="51118" calcext:value-type="float">
            <text:p>51118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IF([.A95]=&quot;&quot;;[.A96];[.A96]+[.B95])" office:value-type="float" office:value="43816" calcext:value-type="float">
            <text:p>43816</text:p>
          </table:table-cell>
          <table:table-cell table:formula="of:=IF([.A96]=&quot;&quot;;[.B96];&quot;&quot;)">
            <text:p/>
          </table:table-cell>
          <table:table-cell office:value-type="float" office:value="50782" calcext:value-type="float">
            <text:p>50782</text:p>
          </table:table-cell>
          <table:table-cell/>
        </table:table-row>
        <table:table-row table:style-name="ro1">
          <table:table-cell/>
          <table:table-cell table:formula="of:=IF([.A96]=&quot;&quot;;[.A97];[.A97]+[.B96])" office:value-type="float" office:value="43816" calcext:value-type="float">
            <text:p>43816</text:p>
          </table:table-cell>
          <table:table-cell table:formula="of:=IF([.A97]=&quot;&quot;;[.B97];&quot;&quot;)" office:value-type="float" office:value="43816" calcext:value-type="float">
            <text:p>43816</text:p>
          </table:table-cell>
          <table:table-cell office:value-type="float" office:value="50720" calcext:value-type="float">
            <text:p>50720</text:p>
          </table:table-cell>
          <table:table-cell/>
        </table:table-row>
        <table:table-row table:style-name="ro1">
          <table:table-cell office:value-type="float" office:value="21536" calcext:value-type="float">
            <text:p>21536</text:p>
          </table:table-cell>
          <table:table-cell table:formula="of:=IF([.A97]=&quot;&quot;;[.A98];[.A98]+[.B97])" office:value-type="float" office:value="21536" calcext:value-type="float">
            <text:p>21536</text:p>
          </table:table-cell>
          <table:table-cell table:formula="of:=IF([.A98]=&quot;&quot;;[.B98];&quot;&quot;)">
            <text:p/>
          </table:table-cell>
          <table:table-cell office:value-type="float" office:value="50715" calcext:value-type="float">
            <text:p>50715</text:p>
          </table:table-cell>
          <table:table-cell/>
        </table:table-row>
        <table:table-row table:style-name="ro1">
          <table:table-cell office:value-type="float" office:value="34998" calcext:value-type="float">
            <text:p>34998</text:p>
          </table:table-cell>
          <table:table-cell table:formula="of:=IF([.A98]=&quot;&quot;;[.A99];[.A99]+[.B98])" office:value-type="float" office:value="56534" calcext:value-type="float">
            <text:p>56534</text:p>
          </table:table-cell>
          <table:table-cell table:formula="of:=IF([.A99]=&quot;&quot;;[.B99];&quot;&quot;)">
            <text:p/>
          </table:table-cell>
          <table:table-cell office:value-type="float" office:value="50494" calcext:value-type="float">
            <text:p>50494</text:p>
          </table:table-cell>
          <table:table-cell/>
        </table:table-row>
        <table:table-row table:style-name="ro1">
          <table:table-cell/>
          <table:table-cell table:formula="of:=IF([.A99]=&quot;&quot;;[.A100];[.A100]+[.B99])" office:value-type="float" office:value="56534" calcext:value-type="float">
            <text:p>56534</text:p>
          </table:table-cell>
          <table:table-cell table:formula="of:=IF([.A100]=&quot;&quot;;[.B100];&quot;&quot;)" office:value-type="float" office:value="56534" calcext:value-type="float">
            <text:p>56534</text:p>
          </table:table-cell>
          <table:table-cell office:value-type="float" office:value="50238" calcext:value-type="float">
            <text:p>50238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table:formula="of:=IF([.A100]=&quot;&quot;;[.A101];[.A101]+[.B100])" office:value-type="float" office:value="7332" calcext:value-type="float">
            <text:p>7332</text:p>
          </table:table-cell>
          <table:table-cell table:formula="of:=IF([.A101]=&quot;&quot;;[.B101];&quot;&quot;)">
            <text:p/>
          </table:table-cell>
          <table:table-cell office:value-type="float" office:value="50057" calcext:value-type="float">
            <text:p>50057</text:p>
          </table:table-cell>
          <table:table-cell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IF([.A101]=&quot;&quot;;[.A102];[.A102]+[.B101])" office:value-type="float" office:value="14722" calcext:value-type="float">
            <text:p>14722</text:p>
          </table:table-cell>
          <table:table-cell table:formula="of:=IF([.A102]=&quot;&quot;;[.B102];&quot;&quot;)">
            <text:p/>
          </table:table-cell>
          <table:table-cell office:value-type="float" office:value="50044" calcext:value-type="float">
            <text:p>50044</text:p>
          </table:table-cell>
          <table:table-cell/>
        </table:table-row>
        <table:table-row table:style-name="ro1">
          <table:table-cell office:value-type="float" office:value="4755" calcext:value-type="float">
            <text:p>4755</text:p>
          </table:table-cell>
          <table:table-cell table:formula="of:=IF([.A102]=&quot;&quot;;[.A103];[.A103]+[.B102])" office:value-type="float" office:value="19477" calcext:value-type="float">
            <text:p>19477</text:p>
          </table:table-cell>
          <table:table-cell table:formula="of:=IF([.A103]=&quot;&quot;;[.B103];&quot;&quot;)">
            <text:p/>
          </table:table-cell>
          <table:table-cell office:value-type="float" office:value="49799" calcext:value-type="float">
            <text:p>49799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IF([.A103]=&quot;&quot;;[.A104];[.A104]+[.B103])" office:value-type="float" office:value="20483" calcext:value-type="float">
            <text:p>20483</text:p>
          </table:table-cell>
          <table:table-cell table:formula="of:=IF([.A104]=&quot;&quot;;[.B104];&quot;&quot;)">
            <text:p/>
          </table:table-cell>
          <table:table-cell office:value-type="float" office:value="49780" calcext:value-type="float">
            <text:p>49780</text:p>
          </table:table-cell>
          <table:table-cell/>
        </table:table-row>
        <table:table-row table:style-name="ro1">
          <table:table-cell office:value-type="float" office:value="6221" calcext:value-type="float">
            <text:p>6221</text:p>
          </table:table-cell>
          <table:table-cell table:formula="of:=IF([.A104]=&quot;&quot;;[.A105];[.A105]+[.B104])" office:value-type="float" office:value="26704" calcext:value-type="float">
            <text:p>26704</text:p>
          </table:table-cell>
          <table:table-cell table:formula="of:=IF([.A105]=&quot;&quot;;[.B105];&quot;&quot;)">
            <text:p/>
          </table:table-cell>
          <table:table-cell office:value-type="float" office:value="49718" calcext:value-type="float">
            <text:p>49718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IF([.A105]=&quot;&quot;;[.A106];[.A106]+[.B105])" office:value-type="float" office:value="28785" calcext:value-type="float">
            <text:p>28785</text:p>
          </table:table-cell>
          <table:table-cell table:formula="of:=IF([.A106]=&quot;&quot;;[.B106];&quot;&quot;)">
            <text:p/>
          </table:table-cell>
          <table:table-cell office:value-type="float" office:value="49603" calcext:value-type="float">
            <text:p>49603</text:p>
          </table:table-cell>
          <table:table-cell/>
        </table:table-row>
        <table:table-row table:style-name="ro1">
          <table:table-cell office:value-type="float" office:value="4894" calcext:value-type="float">
            <text:p>4894</text:p>
          </table:table-cell>
          <table:table-cell table:formula="of:=IF([.A106]=&quot;&quot;;[.A107];[.A107]+[.B106])" office:value-type="float" office:value="33679" calcext:value-type="float">
            <text:p>33679</text:p>
          </table:table-cell>
          <table:table-cell table:formula="of:=IF([.A107]=&quot;&quot;;[.B107];&quot;&quot;)">
            <text:p/>
          </table:table-cell>
          <table:table-cell office:value-type="float" office:value="49584" calcext:value-type="float">
            <text:p>49584</text:p>
          </table:table-cell>
          <table:table-cell/>
        </table:table-row>
        <table:table-row table:style-name="ro1">
          <table:table-cell office:value-type="float" office:value="6376" calcext:value-type="float">
            <text:p>6376</text:p>
          </table:table-cell>
          <table:table-cell table:formula="of:=IF([.A107]=&quot;&quot;;[.A108];[.A108]+[.B107])" office:value-type="float" office:value="40055" calcext:value-type="float">
            <text:p>40055</text:p>
          </table:table-cell>
          <table:table-cell table:formula="of:=IF([.A108]=&quot;&quot;;[.B108];&quot;&quot;)">
            <text:p/>
          </table:table-cell>
          <table:table-cell office:value-type="float" office:value="49518" calcext:value-type="float">
            <text:p>49518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IF([.A108]=&quot;&quot;;[.A109];[.A109]+[.B108])" office:value-type="float" office:value="43948" calcext:value-type="float">
            <text:p>43948</text:p>
          </table:table-cell>
          <table:table-cell table:formula="of:=IF([.A109]=&quot;&quot;;[.B109];&quot;&quot;)">
            <text:p/>
          </table:table-cell>
          <table:table-cell office:value-type="float" office:value="49446" calcext:value-type="float">
            <text:p>49446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IF([.A109]=&quot;&quot;;[.A110];[.A110]+[.B109])" office:value-type="float" office:value="46745" calcext:value-type="float">
            <text:p>46745</text:p>
          </table:table-cell>
          <table:table-cell table:formula="of:=IF([.A110]=&quot;&quot;;[.B110];&quot;&quot;)">
            <text:p/>
          </table:table-cell>
          <table:table-cell office:value-type="float" office:value="49034" calcext:value-type="float">
            <text:p>49034</text:p>
          </table:table-cell>
          <table:table-cell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110]=&quot;&quot;;[.A111];[.A111]+[.B110])" office:value-type="float" office:value="51193" calcext:value-type="float">
            <text:p>51193</text:p>
          </table:table-cell>
          <table:table-cell table:formula="of:=IF([.A111]=&quot;&quot;;[.B111];&quot;&quot;)">
            <text:p/>
          </table:table-cell>
          <table:table-cell office:value-type="float" office:value="49029" calcext:value-type="float">
            <text:p>49029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IF([.A111]=&quot;&quot;;[.A112];[.A112]+[.B111])" office:value-type="float" office:value="54154" calcext:value-type="float">
            <text:p>54154</text:p>
          </table:table-cell>
          <table:table-cell table:formula="of:=IF([.A112]=&quot;&quot;;[.B112];&quot;&quot;)">
            <text:p/>
          </table:table-cell>
          <table:table-cell office:value-type="float" office:value="49009" calcext:value-type="float">
            <text:p>49009</text:p>
          </table:table-cell>
          <table:table-cell/>
        </table:table-row>
        <table:table-row table:style-name="ro1">
          <table:table-cell/>
          <table:table-cell table:formula="of:=IF([.A112]=&quot;&quot;;[.A113];[.A113]+[.B112])" office:value-type="float" office:value="54154" calcext:value-type="float">
            <text:p>54154</text:p>
          </table:table-cell>
          <table:table-cell table:formula="of:=IF([.A113]=&quot;&quot;;[.B113];&quot;&quot;)" office:value-type="float" office:value="54154" calcext:value-type="float">
            <text:p>54154</text:p>
          </table:table-cell>
          <table:table-cell office:value-type="float" office:value="48998" calcext:value-type="float">
            <text:p>48998</text:p>
          </table:table-cell>
          <table:table-cell/>
        </table:table-row>
        <table:table-row table:style-name="ro1">
          <table:table-cell office:value-type="float" office:value="6544" calcext:value-type="float">
            <text:p>6544</text:p>
          </table:table-cell>
          <table:table-cell table:formula="of:=IF([.A113]=&quot;&quot;;[.A114];[.A114]+[.B113])" office:value-type="float" office:value="6544" calcext:value-type="float">
            <text:p>6544</text:p>
          </table:table-cell>
          <table:table-cell table:formula="of:=IF([.A114]=&quot;&quot;;[.B114];&quot;&quot;)">
            <text:p/>
          </table:table-cell>
          <table:table-cell office:value-type="float" office:value="48769" calcext:value-type="float">
            <text:p>48769</text:p>
          </table:table-cell>
          <table:table-cell/>
        </table:table-row>
        <table:table-row table:style-name="ro1">
          <table:table-cell office:value-type="float" office:value="13080" calcext:value-type="float">
            <text:p>13080</text:p>
          </table:table-cell>
          <table:table-cell table:formula="of:=IF([.A114]=&quot;&quot;;[.A115];[.A115]+[.B114])" office:value-type="float" office:value="19624" calcext:value-type="float">
            <text:p>19624</text:p>
          </table:table-cell>
          <table:table-cell table:formula="of:=IF([.A115]=&quot;&quot;;[.B115];&quot;&quot;)">
            <text:p/>
          </table:table-cell>
          <table:table-cell office:value-type="float" office:value="48725" calcext:value-type="float">
            <text:p>48725</text:p>
          </table:table-cell>
          <table:table-cell/>
        </table:table-row>
        <table:table-row table:style-name="ro1">
          <table:table-cell office:value-type="float" office:value="9331" calcext:value-type="float">
            <text:p>9331</text:p>
          </table:table-cell>
          <table:table-cell table:formula="of:=IF([.A115]=&quot;&quot;;[.A116];[.A116]+[.B115])" office:value-type="float" office:value="28955" calcext:value-type="float">
            <text:p>28955</text:p>
          </table:table-cell>
          <table:table-cell table:formula="of:=IF([.A116]=&quot;&quot;;[.B116];&quot;&quot;)">
            <text:p/>
          </table:table-cell>
          <table:table-cell office:value-type="float" office:value="48703" calcext:value-type="float">
            <text:p>48703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table:formula="of:=IF([.A116]=&quot;&quot;;[.A117];[.A117]+[.B116])" office:value-type="float" office:value="33407" calcext:value-type="float">
            <text:p>33407</text:p>
          </table:table-cell>
          <table:table-cell table:formula="of:=IF([.A117]=&quot;&quot;;[.B117];&quot;&quot;)">
            <text:p/>
          </table:table-cell>
          <table:table-cell office:value-type="float" office:value="48700" calcext:value-type="float">
            <text:p>48700</text:p>
          </table:table-cell>
          <table:table-cell/>
        </table:table-row>
        <table:table-row table:style-name="ro1">
          <table:table-cell office:value-type="float" office:value="11569" calcext:value-type="float">
            <text:p>11569</text:p>
          </table:table-cell>
          <table:table-cell table:formula="of:=IF([.A117]=&quot;&quot;;[.A118];[.A118]+[.B117])" office:value-type="float" office:value="44976" calcext:value-type="float">
            <text:p>44976</text:p>
          </table:table-cell>
          <table:table-cell table:formula="of:=IF([.A118]=&quot;&quot;;[.B118];&quot;&quot;)">
            <text:p/>
          </table:table-cell>
          <table:table-cell office:value-type="float" office:value="48686" calcext:value-type="float">
            <text:p>48686</text:p>
          </table:table-cell>
          <table:table-cell/>
        </table:table-row>
        <table:table-row table:style-name="ro1">
          <table:table-cell/>
          <table:table-cell table:formula="of:=IF([.A118]=&quot;&quot;;[.A119];[.A119]+[.B118])" office:value-type="float" office:value="44976" calcext:value-type="float">
            <text:p>44976</text:p>
          </table:table-cell>
          <table:table-cell table:formula="of:=IF([.A119]=&quot;&quot;;[.B119];&quot;&quot;)" office:value-type="float" office:value="44976" calcext:value-type="float">
            <text:p>44976</text:p>
          </table:table-cell>
          <table:table-cell office:value-type="float" office:value="48681" calcext:value-type="float">
            <text:p>48681</text:p>
          </table:table-cell>
          <table:table-cell/>
        </table:table-row>
        <table:table-row table:style-name="ro1">
          <table:table-cell office:value-type="float" office:value="8130" calcext:value-type="float">
            <text:p>8130</text:p>
          </table:table-cell>
          <table:table-cell table:formula="of:=IF([.A119]=&quot;&quot;;[.A120];[.A120]+[.B119])" office:value-type="float" office:value="8130" calcext:value-type="float">
            <text:p>8130</text:p>
          </table:table-cell>
          <table:table-cell table:formula="of:=IF([.A120]=&quot;&quot;;[.B120];&quot;&quot;)">
            <text:p/>
          </table:table-cell>
          <table:table-cell office:value-type="float" office:value="48548" calcext:value-type="float">
            <text:p>48548</text:p>
          </table:table-cell>
          <table:table-cell/>
        </table:table-row>
        <table:table-row table:style-name="ro1">
          <table:table-cell office:value-type="float" office:value="7731" calcext:value-type="float">
            <text:p>7731</text:p>
          </table:table-cell>
          <table:table-cell table:formula="of:=IF([.A120]=&quot;&quot;;[.A121];[.A121]+[.B120])" office:value-type="float" office:value="15861" calcext:value-type="float">
            <text:p>15861</text:p>
          </table:table-cell>
          <table:table-cell table:formula="of:=IF([.A121]=&quot;&quot;;[.B121];&quot;&quot;)">
            <text:p/>
          </table:table-cell>
          <table:table-cell office:value-type="float" office:value="48498" calcext:value-type="float">
            <text:p>48498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IF([.A121]=&quot;&quot;;[.A122];[.A122]+[.B121])" office:value-type="float" office:value="19991" calcext:value-type="float">
            <text:p>19991</text:p>
          </table:table-cell>
          <table:table-cell table:formula="of:=IF([.A122]=&quot;&quot;;[.B122];&quot;&quot;)">
            <text:p/>
          </table:table-cell>
          <table:table-cell office:value-type="float" office:value="48367" calcext:value-type="float">
            <text:p>48367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IF([.A122]=&quot;&quot;;[.A123];[.A123]+[.B122])" office:value-type="float" office:value="22896" calcext:value-type="float">
            <text:p>22896</text:p>
          </table:table-cell>
          <table:table-cell table:formula="of:=IF([.A123]=&quot;&quot;;[.B123];&quot;&quot;)">
            <text:p/>
          </table:table-cell>
          <table:table-cell office:value-type="float" office:value="48350" calcext:value-type="float">
            <text:p>48350</text:p>
          </table:table-cell>
          <table:table-cell/>
        </table:table-row>
        <table:table-row table:style-name="ro1">
          <table:table-cell office:value-type="float" office:value="5849" calcext:value-type="float">
            <text:p>5849</text:p>
          </table:table-cell>
          <table:table-cell table:formula="of:=IF([.A123]=&quot;&quot;;[.A124];[.A124]+[.B123])" office:value-type="float" office:value="28745" calcext:value-type="float">
            <text:p>28745</text:p>
          </table:table-cell>
          <table:table-cell table:formula="of:=IF([.A124]=&quot;&quot;;[.B124];&quot;&quot;)">
            <text:p/>
          </table:table-cell>
          <table:table-cell office:value-type="float" office:value="48176" calcext:value-type="float">
            <text:p>48176</text:p>
          </table:table-cell>
          <table:table-cell/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IF([.A124]=&quot;&quot;;[.A125];[.A125]+[.B124])" office:value-type="float" office:value="31831" calcext:value-type="float">
            <text:p>31831</text:p>
          </table:table-cell>
          <table:table-cell table:formula="of:=IF([.A125]=&quot;&quot;;[.B125];&quot;&quot;)">
            <text:p/>
          </table:table-cell>
          <table:table-cell office:value-type="float" office:value="48157" calcext:value-type="float">
            <text:p>48157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IF([.A125]=&quot;&quot;;[.A126];[.A126]+[.B125])" office:value-type="float" office:value="33217" calcext:value-type="float">
            <text:p>33217</text:p>
          </table:table-cell>
          <table:table-cell table:formula="of:=IF([.A126]=&quot;&quot;;[.B126];&quot;&quot;)">
            <text:p/>
          </table:table-cell>
          <table:table-cell office:value-type="float" office:value="48009" calcext:value-type="float">
            <text:p>48009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table:formula="of:=IF([.A126]=&quot;&quot;;[.A127];[.A127]+[.B126])" office:value-type="float" office:value="41377" calcext:value-type="float">
            <text:p>41377</text:p>
          </table:table-cell>
          <table:table-cell table:formula="of:=IF([.A127]=&quot;&quot;;[.B127];&quot;&quot;)">
            <text:p/>
          </table:table-cell>
          <table:table-cell office:value-type="float" office:value="47887" calcext:value-type="float">
            <text:p>47887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IF([.A127]=&quot;&quot;;[.A128];[.A128]+[.B127])" office:value-type="float" office:value="45782" calcext:value-type="float">
            <text:p>45782</text:p>
          </table:table-cell>
          <table:table-cell table:formula="of:=IF([.A128]=&quot;&quot;;[.B128];&quot;&quot;)">
            <text:p/>
          </table:table-cell>
          <table:table-cell office:value-type="float" office:value="47842" calcext:value-type="float">
            <text:p>47842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table:formula="of:=IF([.A128]=&quot;&quot;;[.A129];[.A129]+[.B128])" office:value-type="float" office:value="50238" calcext:value-type="float">
            <text:p>50238</text:p>
          </table:table-cell>
          <table:table-cell table:formula="of:=IF([.A129]=&quot;&quot;;[.B129];&quot;&quot;)">
            <text:p/>
          </table:table-cell>
          <table:table-cell office:value-type="float" office:value="47807" calcext:value-type="float">
            <text:p>47807</text:p>
          </table:table-cell>
          <table:table-cell/>
        </table:table-row>
        <table:table-row table:style-name="ro1">
          <table:table-cell/>
          <table:table-cell table:formula="of:=IF([.A129]=&quot;&quot;;[.A130];[.A130]+[.B129])" office:value-type="float" office:value="50238" calcext:value-type="float">
            <text:p>50238</text:p>
          </table:table-cell>
          <table:table-cell table:formula="of:=IF([.A130]=&quot;&quot;;[.B130];&quot;&quot;)" office:value-type="float" office:value="50238" calcext:value-type="float">
            <text:p>50238</text:p>
          </table:table-cell>
          <table:table-cell office:value-type="float" office:value="47788" calcext:value-type="float">
            <text:p>47788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IF([.A130]=&quot;&quot;;[.A131];[.A131]+[.B130])" office:value-type="float" office:value="1673" calcext:value-type="float">
            <text:p>1673</text:p>
          </table:table-cell>
          <table:table-cell table:formula="of:=IF([.A131]=&quot;&quot;;[.B131];&quot;&quot;)">
            <text:p/>
          </table:table-cell>
          <table:table-cell office:value-type="float" office:value="47743" calcext:value-type="float">
            <text:p>47743</text:p>
          </table:table-cell>
          <table:table-cell/>
        </table:table-row>
        <table:table-row table:style-name="ro1">
          <table:table-cell office:value-type="float" office:value="5591" calcext:value-type="float">
            <text:p>5591</text:p>
          </table:table-cell>
          <table:table-cell table:formula="of:=IF([.A131]=&quot;&quot;;[.A132];[.A132]+[.B131])" office:value-type="float" office:value="7264" calcext:value-type="float">
            <text:p>7264</text:p>
          </table:table-cell>
          <table:table-cell table:formula="of:=IF([.A132]=&quot;&quot;;[.B132];&quot;&quot;)">
            <text:p/>
          </table:table-cell>
          <table:table-cell office:value-type="float" office:value="47677" calcext:value-type="float">
            <text:p>47677</text:p>
          </table:table-cell>
          <table:table-cell/>
        </table:table-row>
        <table:table-row table:style-name="ro1">
          <table:table-cell office:value-type="float" office:value="6628" calcext:value-type="float">
            <text:p>6628</text:p>
          </table:table-cell>
          <table:table-cell table:formula="of:=IF([.A132]=&quot;&quot;;[.A133];[.A133]+[.B132])" office:value-type="float" office:value="13892" calcext:value-type="float">
            <text:p>13892</text:p>
          </table:table-cell>
          <table:table-cell table:formula="of:=IF([.A133]=&quot;&quot;;[.B133];&quot;&quot;)">
            <text:p/>
          </table:table-cell>
          <table:table-cell office:value-type="float" office:value="47620" calcext:value-type="float">
            <text:p>47620</text:p>
          </table:table-cell>
          <table:table-cell/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IF([.A133]=&quot;&quot;;[.A134];[.A134]+[.B133])" office:value-type="float" office:value="17469" calcext:value-type="float">
            <text:p>17469</text:p>
          </table:table-cell>
          <table:table-cell table:formula="of:=IF([.A134]=&quot;&quot;;[.B134];&quot;&quot;)">
            <text:p/>
          </table:table-cell>
          <table:table-cell office:value-type="float" office:value="47438" calcext:value-type="float">
            <text:p>47438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IF([.A134]=&quot;&quot;;[.A135];[.A135]+[.B134])" office:value-type="float" office:value="19566" calcext:value-type="float">
            <text:p>19566</text:p>
          </table:table-cell>
          <table:table-cell table:formula="of:=IF([.A135]=&quot;&quot;;[.B135];&quot;&quot;)">
            <text:p/>
          </table:table-cell>
          <table:table-cell office:value-type="float" office:value="47356" calcext:value-type="float">
            <text:p>47356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IF([.A135]=&quot;&quot;;[.A136];[.A136]+[.B135])" office:value-type="float" office:value="22106" calcext:value-type="float">
            <text:p>22106</text:p>
          </table:table-cell>
          <table:table-cell table:formula="of:=IF([.A136]=&quot;&quot;;[.B136];&quot;&quot;)">
            <text:p/>
          </table:table-cell>
          <table:table-cell office:value-type="float" office:value="47234" calcext:value-type="float">
            <text:p>47234</text:p>
          </table:table-cell>
          <table:table-cell/>
        </table:table-row>
        <table:table-row table:style-name="ro1">
          <table:table-cell office:value-type="float" office:value="4884" calcext:value-type="float">
            <text:p>4884</text:p>
          </table:table-cell>
          <table:table-cell table:formula="of:=IF([.A136]=&quot;&quot;;[.A137];[.A137]+[.B136])" office:value-type="float" office:value="26990" calcext:value-type="float">
            <text:p>26990</text:p>
          </table:table-cell>
          <table:table-cell table:formula="of:=IF([.A137]=&quot;&quot;;[.B137];&quot;&quot;)">
            <text:p/>
          </table:table-cell>
          <table:table-cell office:value-type="float" office:value="47144" calcext:value-type="float">
            <text:p>47144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IF([.A137]=&quot;&quot;;[.A138];[.A138]+[.B137])" office:value-type="float" office:value="30694" calcext:value-type="float">
            <text:p>30694</text:p>
          </table:table-cell>
          <table:table-cell table:formula="of:=IF([.A138]=&quot;&quot;;[.B138];&quot;&quot;)">
            <text:p/>
          </table:table-cell>
          <table:table-cell office:value-type="float" office:value="47143" calcext:value-type="float">
            <text:p>47143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table:formula="of:=IF([.A138]=&quot;&quot;;[.A139];[.A139]+[.B138])" office:value-type="float" office:value="35034" calcext:value-type="float">
            <text:p>35034</text:p>
          </table:table-cell>
          <table:table-cell table:formula="of:=IF([.A139]=&quot;&quot;;[.B139];&quot;&quot;)">
            <text:p/>
          </table:table-cell>
          <table:table-cell office:value-type="float" office:value="47132" calcext:value-type="float">
            <text:p>47132</text:p>
          </table:table-cell>
          <table:table-cell/>
        </table:table-row>
        <table:table-row table:style-name="ro1">
          <table:table-cell office:value-type="float" office:value="5609" calcext:value-type="float">
            <text:p>5609</text:p>
          </table:table-cell>
          <table:table-cell table:formula="of:=IF([.A139]=&quot;&quot;;[.A140];[.A140]+[.B139])" office:value-type="float" office:value="40643" calcext:value-type="float">
            <text:p>40643</text:p>
          </table:table-cell>
          <table:table-cell table:formula="of:=IF([.A140]=&quot;&quot;;[.B140];&quot;&quot;)">
            <text:p/>
          </table:table-cell>
          <table:table-cell office:value-type="float" office:value="46712" calcext:value-type="float">
            <text:p>46712</text:p>
          </table:table-cell>
          <table:table-cell/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IF([.A140]=&quot;&quot;;[.A141];[.A141]+[.B140])" office:value-type="float" office:value="46314" calcext:value-type="float">
            <text:p>46314</text:p>
          </table:table-cell>
          <table:table-cell table:formula="of:=IF([.A141]=&quot;&quot;;[.B141];&quot;&quot;)">
            <text:p/>
          </table:table-cell>
          <table:table-cell office:value-type="float" office:value="46673" calcext:value-type="float">
            <text:p>46673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IF([.A141]=&quot;&quot;;[.A142];[.A142]+[.B141])" office:value-type="float" office:value="48700" calcext:value-type="float">
            <text:p>48700</text:p>
          </table:table-cell>
          <table:table-cell table:formula="of:=IF([.A142]=&quot;&quot;;[.B142];&quot;&quot;)">
            <text:p/>
          </table:table-cell>
          <table:table-cell office:value-type="float" office:value="46664" calcext:value-type="float">
            <text:p>46664</text:p>
          </table:table-cell>
          <table:table-cell/>
        </table:table-row>
        <table:table-row table:style-name="ro1">
          <table:table-cell/>
          <table:table-cell table:formula="of:=IF([.A142]=&quot;&quot;;[.A143];[.A143]+[.B142])" office:value-type="float" office:value="48700" calcext:value-type="float">
            <text:p>48700</text:p>
          </table:table-cell>
          <table:table-cell table:formula="of:=IF([.A143]=&quot;&quot;;[.B143];&quot;&quot;)" office:value-type="float" office:value="48700" calcext:value-type="float">
            <text:p>48700</text:p>
          </table:table-cell>
          <table:table-cell office:value-type="float" office:value="46630" calcext:value-type="float">
            <text:p>46630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IF([.A143]=&quot;&quot;;[.A144];[.A144]+[.B143])" office:value-type="float" office:value="1454" calcext:value-type="float">
            <text:p>1454</text:p>
          </table:table-cell>
          <table:table-cell table:formula="of:=IF([.A144]=&quot;&quot;;[.B144];&quot;&quot;)">
            <text:p/>
          </table:table-cell>
          <table:table-cell office:value-type="float" office:value="46606" calcext:value-type="float">
            <text:p>46606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IF([.A144]=&quot;&quot;;[.A145];[.A145]+[.B144])" office:value-type="float" office:value="3912" calcext:value-type="float">
            <text:p>3912</text:p>
          </table:table-cell>
          <table:table-cell table:formula="of:=IF([.A145]=&quot;&quot;;[.B145];&quot;&quot;)">
            <text:p/>
          </table:table-cell>
          <table:table-cell office:value-type="float" office:value="46580" calcext:value-type="float">
            <text:p>46580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IF([.A145]=&quot;&quot;;[.A146];[.A146]+[.B145])" office:value-type="float" office:value="6011" calcext:value-type="float">
            <text:p>6011</text:p>
          </table:table-cell>
          <table:table-cell table:formula="of:=IF([.A146]=&quot;&quot;;[.B146];&quot;&quot;)">
            <text:p/>
          </table:table-cell>
          <table:table-cell office:value-type="float" office:value="46450" calcext:value-type="float">
            <text:p>46450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IF([.A146]=&quot;&quot;;[.A147];[.A147]+[.B146])" office:value-type="float" office:value="8134" calcext:value-type="float">
            <text:p>8134</text:p>
          </table:table-cell>
          <table:table-cell table:formula="of:=IF([.A147]=&quot;&quot;;[.B147];&quot;&quot;)">
            <text:p/>
          </table:table-cell>
          <table:table-cell office:value-type="float" office:value="46294" calcext:value-type="float">
            <text:p>46294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table:formula="of:=IF([.A147]=&quot;&quot;;[.A148];[.A148]+[.B147])" office:value-type="float" office:value="11663" calcext:value-type="float">
            <text:p>11663</text:p>
          </table:table-cell>
          <table:table-cell table:formula="of:=IF([.A148]=&quot;&quot;;[.B148];&quot;&quot;)">
            <text:p/>
          </table:table-cell>
          <table:table-cell office:value-type="float" office:value="46289" calcext:value-type="float">
            <text:p>46289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IF([.A148]=&quot;&quot;;[.A149];[.A149]+[.B148])" office:value-type="float" office:value="13163" calcext:value-type="float">
            <text:p>13163</text:p>
          </table:table-cell>
          <table:table-cell table:formula="of:=IF([.A149]=&quot;&quot;;[.B149];&quot;&quot;)">
            <text:p/>
          </table:table-cell>
          <table:table-cell office:value-type="float" office:value="46260" calcext:value-type="float">
            <text:p>46260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IF([.A149]=&quot;&quot;;[.A150];[.A150]+[.B149])" office:value-type="float" office:value="15737" calcext:value-type="float">
            <text:p>15737</text:p>
          </table:table-cell>
          <table:table-cell table:formula="of:=IF([.A150]=&quot;&quot;;[.B150];&quot;&quot;)">
            <text:p/>
          </table:table-cell>
          <table:table-cell office:value-type="float" office:value="46021" calcext:value-type="float">
            <text:p>46021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IF([.A150]=&quot;&quot;;[.A151];[.A151]+[.B150])" office:value-type="float" office:value="17151" calcext:value-type="float">
            <text:p>17151</text:p>
          </table:table-cell>
          <table:table-cell table:formula="of:=IF([.A151]=&quot;&quot;;[.B151];&quot;&quot;)">
            <text:p/>
          </table:table-cell>
          <table:table-cell office:value-type="float" office:value="46006" calcext:value-type="float">
            <text:p>46006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IF([.A151]=&quot;&quot;;[.A152];[.A152]+[.B151])" office:value-type="float" office:value="18721" calcext:value-type="float">
            <text:p>18721</text:p>
          </table:table-cell>
          <table:table-cell table:formula="of:=IF([.A152]=&quot;&quot;;[.B152];&quot;&quot;)">
            <text:p/>
          </table:table-cell>
          <table:table-cell office:value-type="float" office:value="45639" calcext:value-type="float">
            <text:p>45639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IF([.A152]=&quot;&quot;;[.A153];[.A153]+[.B152])" office:value-type="float" office:value="24261" calcext:value-type="float">
            <text:p>24261</text:p>
          </table:table-cell>
          <table:table-cell table:formula="of:=IF([.A153]=&quot;&quot;;[.B153];&quot;&quot;)">
            <text:p/>
          </table:table-cell>
          <table:table-cell office:value-type="float" office:value="45517" calcext:value-type="float">
            <text:p>45517</text:p>
          </table:table-cell>
          <table:table-cell/>
        </table:table-row>
        <table:table-row table:style-name="ro1">
          <table:table-cell office:value-type="float" office:value="4674" calcext:value-type="float">
            <text:p>4674</text:p>
          </table:table-cell>
          <table:table-cell table:formula="of:=IF([.A153]=&quot;&quot;;[.A154];[.A154]+[.B153])" office:value-type="float" office:value="28935" calcext:value-type="float">
            <text:p>28935</text:p>
          </table:table-cell>
          <table:table-cell table:formula="of:=IF([.A154]=&quot;&quot;;[.B154];&quot;&quot;)">
            <text:p/>
          </table:table-cell>
          <table:table-cell office:value-type="float" office:value="45198" calcext:value-type="float">
            <text:p>45198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IF([.A154]=&quot;&quot;;[.A155];[.A155]+[.B154])" office:value-type="float" office:value="31531" calcext:value-type="float">
            <text:p>31531</text:p>
          </table:table-cell>
          <table:table-cell table:formula="of:=IF([.A155]=&quot;&quot;;[.B155];&quot;&quot;)">
            <text:p/>
          </table:table-cell>
          <table:table-cell office:value-type="float" office:value="45196" calcext:value-type="float">
            <text:p>45196</text:p>
          </table:table-cell>
          <table:table-cell/>
        </table:table-row>
        <table:table-row table:style-name="ro1">
          <table:table-cell office:value-type="float" office:value="5112" calcext:value-type="float">
            <text:p>5112</text:p>
          </table:table-cell>
          <table:table-cell table:formula="of:=IF([.A155]=&quot;&quot;;[.A156];[.A156]+[.B155])" office:value-type="float" office:value="36643" calcext:value-type="float">
            <text:p>36643</text:p>
          </table:table-cell>
          <table:table-cell table:formula="of:=IF([.A156]=&quot;&quot;;[.B156];&quot;&quot;)">
            <text:p/>
          </table:table-cell>
          <table:table-cell office:value-type="float" office:value="45175" calcext:value-type="float">
            <text:p>45175</text:p>
          </table:table-cell>
          <table:table-cell/>
        </table:table-row>
        <table:table-row table:style-name="ro1">
          <table:table-cell office:value-type="float" office:value="4553" calcext:value-type="float">
            <text:p>4553</text:p>
          </table:table-cell>
          <table:table-cell table:formula="of:=IF([.A156]=&quot;&quot;;[.A157];[.A157]+[.B156])" office:value-type="float" office:value="41196" calcext:value-type="float">
            <text:p>41196</text:p>
          </table:table-cell>
          <table:table-cell table:formula="of:=IF([.A157]=&quot;&quot;;[.B157];&quot;&quot;)">
            <text:p/>
          </table:table-cell>
          <table:table-cell office:value-type="float" office:value="44976" calcext:value-type="float">
            <text:p>44976</text:p>
          </table:table-cell>
          <table:table-cell/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IF([.A157]=&quot;&quot;;[.A158];[.A158]+[.B157])" office:value-type="float" office:value="44734" calcext:value-type="float">
            <text:p>44734</text:p>
          </table:table-cell>
          <table:table-cell table:formula="of:=IF([.A158]=&quot;&quot;;[.B158];&quot;&quot;)">
            <text:p/>
          </table:table-cell>
          <table:table-cell office:value-type="float" office:value="44933" calcext:value-type="float">
            <text:p>44933</text:p>
          </table:table-cell>
          <table:table-cell/>
        </table:table-row>
        <table:table-row table:style-name="ro1">
          <table:table-cell/>
          <table:table-cell table:formula="of:=IF([.A158]=&quot;&quot;;[.A159];[.A159]+[.B158])" office:value-type="float" office:value="44734" calcext:value-type="float">
            <text:p>44734</text:p>
          </table:table-cell>
          <table:table-cell table:formula="of:=IF([.A159]=&quot;&quot;;[.B159];&quot;&quot;)" office:value-type="float" office:value="44734" calcext:value-type="float">
            <text:p>44734</text:p>
          </table:table-cell>
          <table:table-cell office:value-type="float" office:value="44821" calcext:value-type="float">
            <text:p>44821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IF([.A159]=&quot;&quot;;[.A160];[.A160]+[.B159])" office:value-type="float" office:value="3089" calcext:value-type="float">
            <text:p>3089</text:p>
          </table:table-cell>
          <table:table-cell table:formula="of:=IF([.A160]=&quot;&quot;;[.B160];&quot;&quot;)">
            <text:p/>
          </table:table-cell>
          <table:table-cell office:value-type="float" office:value="44776" calcext:value-type="float">
            <text:p>44776</text:p>
          </table:table-cell>
          <table:table-cell/>
        </table:table-row>
        <table:table-row table:style-name="ro1">
          <table:table-cell office:value-type="float" office:value="20620" calcext:value-type="float">
            <text:p>20620</text:p>
          </table:table-cell>
          <table:table-cell table:formula="of:=IF([.A160]=&quot;&quot;;[.A161];[.A161]+[.B160])" office:value-type="float" office:value="23709" calcext:value-type="float">
            <text:p>23709</text:p>
          </table:table-cell>
          <table:table-cell table:formula="of:=IF([.A161]=&quot;&quot;;[.B161];&quot;&quot;)">
            <text:p/>
          </table:table-cell>
          <table:table-cell office:value-type="float" office:value="44740" calcext:value-type="float">
            <text:p>44740</text:p>
          </table:table-cell>
          <table:table-cell/>
        </table:table-row>
        <table:table-row table:style-name="ro1">
          <table:table-cell office:value-type="float" office:value="8662" calcext:value-type="float">
            <text:p>8662</text:p>
          </table:table-cell>
          <table:table-cell table:formula="of:=IF([.A161]=&quot;&quot;;[.A162];[.A162]+[.B161])" office:value-type="float" office:value="32371" calcext:value-type="float">
            <text:p>32371</text:p>
          </table:table-cell>
          <table:table-cell table:formula="of:=IF([.A162]=&quot;&quot;;[.B162];&quot;&quot;)">
            <text:p/>
          </table:table-cell>
          <table:table-cell office:value-type="float" office:value="44734" calcext:value-type="float">
            <text:p>44734</text:p>
          </table:table-cell>
          <table:table-cell/>
        </table:table-row>
        <table:table-row table:style-name="ro1">
          <table:table-cell/>
          <table:table-cell table:formula="of:=IF([.A162]=&quot;&quot;;[.A163];[.A163]+[.B162])" office:value-type="float" office:value="32371" calcext:value-type="float">
            <text:p>32371</text:p>
          </table:table-cell>
          <table:table-cell table:formula="of:=IF([.A163]=&quot;&quot;;[.B163];&quot;&quot;)" office:value-type="float" office:value="32371" calcext:value-type="float">
            <text:p>32371</text:p>
          </table:table-cell>
          <table:table-cell office:value-type="float" office:value="44685" calcext:value-type="float">
            <text:p>44685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table:formula="of:=IF([.A163]=&quot;&quot;;[.A164];[.A164]+[.B163])" office:value-type="float" office:value="7318" calcext:value-type="float">
            <text:p>7318</text:p>
          </table:table-cell>
          <table:table-cell table:formula="of:=IF([.A164]=&quot;&quot;;[.B164];&quot;&quot;)">
            <text:p/>
          </table:table-cell>
          <table:table-cell office:value-type="float" office:value="44509" calcext:value-type="float">
            <text:p>44509</text:p>
          </table:table-cell>
          <table:table-cell/>
        </table:table-row>
        <table:table-row table:style-name="ro1">
          <table:table-cell office:value-type="float" office:value="6430" calcext:value-type="float">
            <text:p>6430</text:p>
          </table:table-cell>
          <table:table-cell table:formula="of:=IF([.A164]=&quot;&quot;;[.A165];[.A165]+[.B164])" office:value-type="float" office:value="13748" calcext:value-type="float">
            <text:p>13748</text:p>
          </table:table-cell>
          <table:table-cell table:formula="of:=IF([.A165]=&quot;&quot;;[.B165];&quot;&quot;)">
            <text:p/>
          </table:table-cell>
          <table:table-cell office:value-type="float" office:value="44503" calcext:value-type="float">
            <text:p>44503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IF([.A165]=&quot;&quot;;[.A166];[.A166]+[.B165])" office:value-type="float" office:value="16935" calcext:value-type="float">
            <text:p>16935</text:p>
          </table:table-cell>
          <table:table-cell table:formula="of:=IF([.A166]=&quot;&quot;;[.B166];&quot;&quot;)">
            <text:p/>
          </table:table-cell>
          <table:table-cell office:value-type="float" office:value="44451" calcext:value-type="float">
            <text:p>44451</text:p>
          </table:table-cell>
          <table:table-cell/>
        </table:table-row>
        <table:table-row table:style-name="ro1">
          <table:table-cell office:value-type="float" office:value="4619" calcext:value-type="float">
            <text:p>4619</text:p>
          </table:table-cell>
          <table:table-cell table:formula="of:=IF([.A166]=&quot;&quot;;[.A167];[.A167]+[.B166])" office:value-type="float" office:value="21554" calcext:value-type="float">
            <text:p>21554</text:p>
          </table:table-cell>
          <table:table-cell table:formula="of:=IF([.A167]=&quot;&quot;;[.B167];&quot;&quot;)">
            <text:p/>
          </table:table-cell>
          <table:table-cell office:value-type="float" office:value="44428" calcext:value-type="float">
            <text:p>44428</text:p>
          </table:table-cell>
          <table:table-cell/>
        </table:table-row>
        <table:table-row table:style-name="ro1">
          <table:table-cell office:value-type="float" office:value="7214" calcext:value-type="float">
            <text:p>7214</text:p>
          </table:table-cell>
          <table:table-cell table:formula="of:=IF([.A167]=&quot;&quot;;[.A168];[.A168]+[.B167])" office:value-type="float" office:value="28768" calcext:value-type="float">
            <text:p>28768</text:p>
          </table:table-cell>
          <table:table-cell table:formula="of:=IF([.A168]=&quot;&quot;;[.B168];&quot;&quot;)">
            <text:p/>
          </table:table-cell>
          <table:table-cell office:value-type="float" office:value="44394" calcext:value-type="float">
            <text:p>44394</text:p>
          </table:table-cell>
          <table:table-cell/>
        </table:table-row>
        <table:table-row table:style-name="ro1">
          <table:table-cell office:value-type="float" office:value="7950" calcext:value-type="float">
            <text:p>7950</text:p>
          </table:table-cell>
          <table:table-cell table:formula="of:=IF([.A168]=&quot;&quot;;[.A169];[.A169]+[.B168])" office:value-type="float" office:value="36718" calcext:value-type="float">
            <text:p>36718</text:p>
          </table:table-cell>
          <table:table-cell table:formula="of:=IF([.A169]=&quot;&quot;;[.B169];&quot;&quot;)">
            <text:p/>
          </table:table-cell>
          <table:table-cell office:value-type="float" office:value="44321" calcext:value-type="float">
            <text:p>44321</text:p>
          </table:table-cell>
          <table:table-cell/>
        </table:table-row>
        <table:table-row table:style-name="ro1">
          <table:table-cell office:value-type="float" office:value="5435" calcext:value-type="float">
            <text:p>5435</text:p>
          </table:table-cell>
          <table:table-cell table:formula="of:=IF([.A169]=&quot;&quot;;[.A170];[.A170]+[.B169])" office:value-type="float" office:value="42153" calcext:value-type="float">
            <text:p>42153</text:p>
          </table:table-cell>
          <table:table-cell table:formula="of:=IF([.A170]=&quot;&quot;;[.B170];&quot;&quot;)">
            <text:p/>
          </table:table-cell>
          <table:table-cell office:value-type="float" office:value="44229" calcext:value-type="float">
            <text:p>44229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IF([.A170]=&quot;&quot;;[.A171];[.A171]+[.B170])" office:value-type="float" office:value="43561" calcext:value-type="float">
            <text:p>43561</text:p>
          </table:table-cell>
          <table:table-cell table:formula="of:=IF([.A171]=&quot;&quot;;[.B171];&quot;&quot;)">
            <text:p/>
          </table:table-cell>
          <table:table-cell office:value-type="float" office:value="44074" calcext:value-type="float">
            <text:p>44074</text:p>
          </table:table-cell>
          <table:table-cell/>
        </table:table-row>
        <table:table-row table:style-name="ro1">
          <table:table-cell office:value-type="float" office:value="4418" calcext:value-type="float">
            <text:p>4418</text:p>
          </table:table-cell>
          <table:table-cell table:formula="of:=IF([.A171]=&quot;&quot;;[.A172];[.A172]+[.B171])" office:value-type="float" office:value="47979" calcext:value-type="float">
            <text:p>47979</text:p>
          </table:table-cell>
          <table:table-cell table:formula="of:=IF([.A172]=&quot;&quot;;[.B172];&quot;&quot;)">
            <text:p/>
          </table:table-cell>
          <table:table-cell office:value-type="float" office:value="44019" calcext:value-type="float">
            <text:p>44019</text:p>
          </table:table-cell>
          <table:table-cell/>
        </table:table-row>
        <table:table-row table:style-name="ro1">
          <table:table-cell office:value-type="float" office:value="6811" calcext:value-type="float">
            <text:p>6811</text:p>
          </table:table-cell>
          <table:table-cell table:formula="of:=IF([.A172]=&quot;&quot;;[.A173];[.A173]+[.B172])" office:value-type="float" office:value="54790" calcext:value-type="float">
            <text:p>54790</text:p>
          </table:table-cell>
          <table:table-cell table:formula="of:=IF([.A173]=&quot;&quot;;[.B173];&quot;&quot;)">
            <text:p/>
          </table:table-cell>
          <table:table-cell office:value-type="float" office:value="44010" calcext:value-type="float">
            <text:p>44010</text:p>
          </table:table-cell>
          <table:table-cell/>
        </table:table-row>
        <table:table-row table:style-name="ro1">
          <table:table-cell office:value-type="float" office:value="6619" calcext:value-type="float">
            <text:p>6619</text:p>
          </table:table-cell>
          <table:table-cell table:formula="of:=IF([.A173]=&quot;&quot;;[.A174];[.A174]+[.B173])" office:value-type="float" office:value="61409" calcext:value-type="float">
            <text:p>61409</text:p>
          </table:table-cell>
          <table:table-cell table:formula="of:=IF([.A174]=&quot;&quot;;[.B174];&quot;&quot;)">
            <text:p/>
          </table:table-cell>
          <table:table-cell office:value-type="float" office:value="43892" calcext:value-type="float">
            <text:p>43892</text:p>
          </table:table-cell>
          <table:table-cell/>
        </table:table-row>
        <table:table-row table:style-name="ro1">
          <table:table-cell/>
          <table:table-cell table:formula="of:=IF([.A174]=&quot;&quot;;[.A175];[.A175]+[.B174])" office:value-type="float" office:value="61409" calcext:value-type="float">
            <text:p>61409</text:p>
          </table:table-cell>
          <table:table-cell table:formula="of:=IF([.A175]=&quot;&quot;;[.B175];&quot;&quot;)" office:value-type="float" office:value="61409" calcext:value-type="float">
            <text:p>61409</text:p>
          </table:table-cell>
          <table:table-cell office:value-type="float" office:value="43816" calcext:value-type="float">
            <text:p>43816</text:p>
          </table:table-cell>
          <table:table-cell/>
        </table:table-row>
        <table:table-row table:style-name="ro1">
          <table:table-cell office:value-type="float" office:value="14465" calcext:value-type="float">
            <text:p>14465</text:p>
          </table:table-cell>
          <table:table-cell table:formula="of:=IF([.A175]=&quot;&quot;;[.A176];[.A176]+[.B175])" office:value-type="float" office:value="14465" calcext:value-type="float">
            <text:p>14465</text:p>
          </table:table-cell>
          <table:table-cell table:formula="of:=IF([.A176]=&quot;&quot;;[.B176];&quot;&quot;)">
            <text:p/>
          </table:table-cell>
          <table:table-cell office:value-type="float" office:value="43359" calcext:value-type="float">
            <text:p>43359</text:p>
          </table:table-cell>
          <table:table-cell/>
        </table:table-row>
        <table:table-row table:style-name="ro1">
          <table:table-cell office:value-type="float" office:value="13716" calcext:value-type="float">
            <text:p>13716</text:p>
          </table:table-cell>
          <table:table-cell table:formula="of:=IF([.A176]=&quot;&quot;;[.A177];[.A177]+[.B176])" office:value-type="float" office:value="28181" calcext:value-type="float">
            <text:p>28181</text:p>
          </table:table-cell>
          <table:table-cell table:formula="of:=IF([.A177]=&quot;&quot;;[.B177];&quot;&quot;)">
            <text:p/>
          </table:table-cell>
          <table:table-cell office:value-type="float" office:value="43259" calcext:value-type="float">
            <text:p>43259</text:p>
          </table:table-cell>
          <table:table-cell/>
        </table:table-row>
        <table:table-row table:style-name="ro1">
          <table:table-cell office:value-type="float" office:value="4698" calcext:value-type="float">
            <text:p>4698</text:p>
          </table:table-cell>
          <table:table-cell table:formula="of:=IF([.A177]=&quot;&quot;;[.A178];[.A178]+[.B177])" office:value-type="float" office:value="32879" calcext:value-type="float">
            <text:p>32879</text:p>
          </table:table-cell>
          <table:table-cell table:formula="of:=IF([.A178]=&quot;&quot;;[.B178];&quot;&quot;)">
            <text:p/>
          </table:table-cell>
          <table:table-cell office:value-type="float" office:value="43241" calcext:value-type="float">
            <text:p>43241</text:p>
          </table:table-cell>
          <table:table-cell/>
        </table:table-row>
        <table:table-row table:style-name="ro1">
          <table:table-cell office:value-type="float" office:value="18846" calcext:value-type="float">
            <text:p>18846</text:p>
          </table:table-cell>
          <table:table-cell table:formula="of:=IF([.A178]=&quot;&quot;;[.A179];[.A179]+[.B178])" office:value-type="float" office:value="51725" calcext:value-type="float">
            <text:p>51725</text:p>
          </table:table-cell>
          <table:table-cell table:formula="of:=IF([.A179]=&quot;&quot;;[.B179];&quot;&quot;)">
            <text:p/>
          </table:table-cell>
          <table:table-cell office:value-type="float" office:value="43164" calcext:value-type="float">
            <text:p>43164</text:p>
          </table:table-cell>
          <table:table-cell/>
        </table:table-row>
        <table:table-row table:style-name="ro1">
          <table:table-cell/>
          <table:table-cell table:formula="of:=IF([.A179]=&quot;&quot;;[.A180];[.A180]+[.B179])" office:value-type="float" office:value="51725" calcext:value-type="float">
            <text:p>51725</text:p>
          </table:table-cell>
          <table:table-cell table:formula="of:=IF([.A180]=&quot;&quot;;[.B180];&quot;&quot;)" office:value-type="float" office:value="51725" calcext:value-type="float">
            <text:p>51725</text:p>
          </table:table-cell>
          <table:table-cell office:value-type="float" office:value="43037" calcext:value-type="float">
            <text:p>43037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table:formula="of:=IF([.A180]=&quot;&quot;;[.A181];[.A181]+[.B180])" office:value-type="float" office:value="3262" calcext:value-type="float">
            <text:p>3262</text:p>
          </table:table-cell>
          <table:table-cell table:formula="of:=IF([.A181]=&quot;&quot;;[.B181];&quot;&quot;)">
            <text:p/>
          </table:table-cell>
          <table:table-cell office:value-type="float" office:value="43016" calcext:value-type="float">
            <text:p>43016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[.A181]=&quot;&quot;;[.A182];[.A182]+[.B181])" office:value-type="float" office:value="6794" calcext:value-type="float">
            <text:p>6794</text:p>
          </table:table-cell>
          <table:table-cell table:formula="of:=IF([.A182]=&quot;&quot;;[.B182];&quot;&quot;)">
            <text:p/>
          </table:table-cell>
          <table:table-cell office:value-type="float" office:value="42900" calcext:value-type="float">
            <text:p>42900</text:p>
          </table:table-cell>
          <table:table-cell/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IF([.A182]=&quot;&quot;;[.A183];[.A183]+[.B182])" office:value-type="float" office:value="9846" calcext:value-type="float">
            <text:p>9846</text:p>
          </table:table-cell>
          <table:table-cell table:formula="of:=IF([.A183]=&quot;&quot;;[.B183];&quot;&quot;)">
            <text:p/>
          </table:table-cell>
          <table:table-cell office:value-type="float" office:value="42581" calcext:value-type="float">
            <text:p>42581</text:p>
          </table:table-cell>
          <table:table-cell/>
        </table:table-row>
        <table:table-row table:style-name="ro1">
          <table:table-cell office:value-type="float" office:value="8765" calcext:value-type="float">
            <text:p>8765</text:p>
          </table:table-cell>
          <table:table-cell table:formula="of:=IF([.A183]=&quot;&quot;;[.A184];[.A184]+[.B183])" office:value-type="float" office:value="18611" calcext:value-type="float">
            <text:p>18611</text:p>
          </table:table-cell>
          <table:table-cell table:formula="of:=IF([.A184]=&quot;&quot;;[.B184];&quot;&quot;)">
            <text:p/>
          </table:table-cell>
          <table:table-cell office:value-type="float" office:value="42428" calcext:value-type="float">
            <text:p>42428</text:p>
          </table:table-cell>
          <table:table-cell/>
        </table:table-row>
        <table:table-row table:style-name="ro1">
          <table:table-cell office:value-type="float" office:value="7883" calcext:value-type="float">
            <text:p>7883</text:p>
          </table:table-cell>
          <table:table-cell table:formula="of:=IF([.A184]=&quot;&quot;;[.A185];[.A185]+[.B184])" office:value-type="float" office:value="26494" calcext:value-type="float">
            <text:p>26494</text:p>
          </table:table-cell>
          <table:table-cell table:formula="of:=IF([.A185]=&quot;&quot;;[.B185];&quot;&quot;)">
            <text:p/>
          </table:table-cell>
          <table:table-cell office:value-type="float" office:value="42344" calcext:value-type="float">
            <text:p>42344</text:p>
          </table:table-cell>
          <table:table-cell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IF([.A185]=&quot;&quot;;[.A186];[.A186]+[.B185])" office:value-type="float" office:value="30531" calcext:value-type="float">
            <text:p>30531</text:p>
          </table:table-cell>
          <table:table-cell table:formula="of:=IF([.A186]=&quot;&quot;;[.B186];&quot;&quot;)">
            <text:p/>
          </table:table-cell>
          <table:table-cell office:value-type="float" office:value="42208" calcext:value-type="float">
            <text:p>42208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IF([.A186]=&quot;&quot;;[.A187];[.A187]+[.B186])" office:value-type="float" office:value="34062" calcext:value-type="float">
            <text:p>34062</text:p>
          </table:table-cell>
          <table:table-cell table:formula="of:=IF([.A187]=&quot;&quot;;[.B187];&quot;&quot;)">
            <text:p/>
          </table:table-cell>
          <table:table-cell office:value-type="float" office:value="42002" calcext:value-type="float">
            <text:p>42002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IF([.A187]=&quot;&quot;;[.A188];[.A188]+[.B187])" office:value-type="float" office:value="35337" calcext:value-type="float">
            <text:p>35337</text:p>
          </table:table-cell>
          <table:table-cell table:formula="of:=IF([.A188]=&quot;&quot;;[.B188];&quot;&quot;)">
            <text:p/>
          </table:table-cell>
          <table:table-cell office:value-type="float" office:value="41794" calcext:value-type="float">
            <text:p>41794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IF([.A188]=&quot;&quot;;[.A189];[.A189]+[.B188])" office:value-type="float" office:value="37036" calcext:value-type="float">
            <text:p>37036</text:p>
          </table:table-cell>
          <table:table-cell table:formula="of:=IF([.A189]=&quot;&quot;;[.B189];&quot;&quot;)">
            <text:p/>
          </table:table-cell>
          <table:table-cell office:value-type="float" office:value="41633" calcext:value-type="float">
            <text:p>41633</text:p>
          </table:table-cell>
          <table:table-cell/>
        </table:table-row>
        <table:table-row table:style-name="ro1">
          <table:table-cell/>
          <table:table-cell table:formula="of:=IF([.A189]=&quot;&quot;;[.A190];[.A190]+[.B189])" office:value-type="float" office:value="37036" calcext:value-type="float">
            <text:p>37036</text:p>
          </table:table-cell>
          <table:table-cell table:formula="of:=IF([.A190]=&quot;&quot;;[.B190];&quot;&quot;)" office:value-type="float" office:value="37036" calcext:value-type="float">
            <text:p>37036</text:p>
          </table:table-cell>
          <table:table-cell office:value-type="float" office:value="41029" calcext:value-type="float">
            <text:p>41029</text:p>
          </table:table-cell>
          <table:table-cell/>
        </table:table-row>
        <table:table-row table:style-name="ro1">
          <table:table-cell office:value-type="float" office:value="7331" calcext:value-type="float">
            <text:p>7331</text:p>
          </table:table-cell>
          <table:table-cell table:formula="of:=IF([.A190]=&quot;&quot;;[.A191];[.A191]+[.B190])" office:value-type="float" office:value="7331" calcext:value-type="float">
            <text:p>7331</text:p>
          </table:table-cell>
          <table:table-cell table:formula="of:=IF([.A191]=&quot;&quot;;[.B191];&quot;&quot;)">
            <text:p/>
          </table:table-cell>
          <table:table-cell office:value-type="float" office:value="41017" calcext:value-type="float">
            <text:p>41017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IF([.A191]=&quot;&quot;;[.A192];[.A192]+[.B191])" office:value-type="float" office:value="8898" calcext:value-type="float">
            <text:p>8898</text:p>
          </table:table-cell>
          <table:table-cell table:formula="of:=IF([.A192]=&quot;&quot;;[.B192];&quot;&quot;)">
            <text:p/>
          </table:table-cell>
          <table:table-cell office:value-type="float" office:value="40934" calcext:value-type="float">
            <text:p>40934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IF([.A192]=&quot;&quot;;[.A193];[.A193]+[.B192])" office:value-type="float" office:value="10718" calcext:value-type="float">
            <text:p>10718</text:p>
          </table:table-cell>
          <table:table-cell table:formula="of:=IF([.A193]=&quot;&quot;;[.B193];&quot;&quot;)">
            <text:p/>
          </table:table-cell>
          <table:table-cell office:value-type="float" office:value="40839" calcext:value-type="float">
            <text:p>40839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193]=&quot;&quot;;[.A194];[.A194]+[.B193])" office:value-type="float" office:value="13311" calcext:value-type="float">
            <text:p>13311</text:p>
          </table:table-cell>
          <table:table-cell table:formula="of:=IF([.A194]=&quot;&quot;;[.B194];&quot;&quot;)">
            <text:p/>
          </table:table-cell>
          <table:table-cell office:value-type="float" office:value="40493" calcext:value-type="float">
            <text:p>40493</text:p>
          </table:table-cell>
          <table:table-cell/>
        </table:table-row>
        <table:table-row table:style-name="ro1">
          <table:table-cell office:value-type="float" office:value="3537" calcext:value-type="float">
            <text:p>3537</text:p>
          </table:table-cell>
          <table:table-cell table:formula="of:=IF([.A194]=&quot;&quot;;[.A195];[.A195]+[.B194])" office:value-type="float" office:value="16848" calcext:value-type="float">
            <text:p>16848</text:p>
          </table:table-cell>
          <table:table-cell table:formula="of:=IF([.A195]=&quot;&quot;;[.B195];&quot;&quot;)">
            <text:p/>
          </table:table-cell>
          <table:table-cell office:value-type="float" office:value="39710" calcext:value-type="float">
            <text:p>39710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IF([.A195]=&quot;&quot;;[.A196];[.A196]+[.B195])" office:value-type="float" office:value="18988" calcext:value-type="float">
            <text:p>18988</text:p>
          </table:table-cell>
          <table:table-cell table:formula="of:=IF([.A196]=&quot;&quot;;[.B196];&quot;&quot;)">
            <text:p/>
          </table:table-cell>
          <table:table-cell office:value-type="float" office:value="39603" calcext:value-type="float">
            <text:p>39603</text:p>
          </table:table-cell>
          <table:table-cell/>
        </table:table-row>
        <table:table-row table:style-name="ro1">
          <table:table-cell office:value-type="float" office:value="6760" calcext:value-type="float">
            <text:p>6760</text:p>
          </table:table-cell>
          <table:table-cell table:formula="of:=IF([.A196]=&quot;&quot;;[.A197];[.A197]+[.B196])" office:value-type="float" office:value="25748" calcext:value-type="float">
            <text:p>25748</text:p>
          </table:table-cell>
          <table:table-cell table:formula="of:=IF([.A197]=&quot;&quot;;[.B197];&quot;&quot;)">
            <text:p/>
          </table:table-cell>
          <table:table-cell office:value-type="float" office:value="39544" calcext:value-type="float">
            <text:p>39544</text:p>
          </table:table-cell>
          <table:table-cell/>
        </table:table-row>
        <table:table-row table:style-name="ro1">
          <table:table-cell office:value-type="float" office:value="5755" calcext:value-type="float">
            <text:p>5755</text:p>
          </table:table-cell>
          <table:table-cell table:formula="of:=IF([.A197]=&quot;&quot;;[.A198];[.A198]+[.B197])" office:value-type="float" office:value="31503" calcext:value-type="float">
            <text:p>31503</text:p>
          </table:table-cell>
          <table:table-cell table:formula="of:=IF([.A198]=&quot;&quot;;[.B198];&quot;&quot;)">
            <text:p/>
          </table:table-cell>
          <table:table-cell office:value-type="float" office:value="39245" calcext:value-type="float">
            <text:p>39245</text:p>
          </table:table-cell>
          <table:table-cell/>
        </table:table-row>
        <table:table-row table:style-name="ro1">
          <table:table-cell office:value-type="float" office:value="4144" calcext:value-type="float">
            <text:p>4144</text:p>
          </table:table-cell>
          <table:table-cell table:formula="of:=IF([.A198]=&quot;&quot;;[.A199];[.A199]+[.B198])" office:value-type="float" office:value="35647" calcext:value-type="float">
            <text:p>35647</text:p>
          </table:table-cell>
          <table:table-cell table:formula="of:=IF([.A199]=&quot;&quot;;[.B199];&quot;&quot;)">
            <text:p/>
          </table:table-cell>
          <table:table-cell office:value-type="float" office:value="39056" calcext:value-type="float">
            <text:p>39056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IF([.A199]=&quot;&quot;;[.A200];[.A200]+[.B199])" office:value-type="float" office:value="37720" calcext:value-type="float">
            <text:p>37720</text:p>
          </table:table-cell>
          <table:table-cell table:formula="of:=IF([.A200]=&quot;&quot;;[.B200];&quot;&quot;)">
            <text:p/>
          </table:table-cell>
          <table:table-cell office:value-type="float" office:value="38934" calcext:value-type="float">
            <text:p>38934</text:p>
          </table:table-cell>
          <table:table-cell/>
        </table:table-row>
        <table:table-row table:style-name="ro1">
          <table:table-cell office:value-type="float" office:value="4602" calcext:value-type="float">
            <text:p>4602</text:p>
          </table:table-cell>
          <table:table-cell table:formula="of:=IF([.A200]=&quot;&quot;;[.A201];[.A201]+[.B200])" office:value-type="float" office:value="42322" calcext:value-type="float">
            <text:p>42322</text:p>
          </table:table-cell>
          <table:table-cell table:formula="of:=IF([.A201]=&quot;&quot;;[.B201];&quot;&quot;)">
            <text:p/>
          </table:table-cell>
          <table:table-cell office:value-type="float" office:value="38902" calcext:value-type="float">
            <text:p>38902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IF([.A201]=&quot;&quot;;[.A202];[.A202]+[.B201])" office:value-type="float" office:value="46450" calcext:value-type="float">
            <text:p>46450</text:p>
          </table:table-cell>
          <table:table-cell table:formula="of:=IF([.A202]=&quot;&quot;;[.B202];&quot;&quot;)">
            <text:p/>
          </table:table-cell>
          <table:table-cell office:value-type="float" office:value="38624" calcext:value-type="float">
            <text:p>38624</text:p>
          </table:table-cell>
          <table:table-cell/>
        </table:table-row>
        <table:table-row table:style-name="ro1">
          <table:table-cell/>
          <table:table-cell table:formula="of:=IF([.A202]=&quot;&quot;;[.A203];[.A203]+[.B202])" office:value-type="float" office:value="46450" calcext:value-type="float">
            <text:p>46450</text:p>
          </table:table-cell>
          <table:table-cell table:formula="of:=IF([.A203]=&quot;&quot;;[.B203];&quot;&quot;)" office:value-type="float" office:value="46450" calcext:value-type="float">
            <text:p>46450</text:p>
          </table:table-cell>
          <table:table-cell office:value-type="float" office:value="38553" calcext:value-type="float">
            <text:p>38553</text:p>
          </table:table-cell>
          <table:table-cell/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IF([.A203]=&quot;&quot;;[.A204];[.A204]+[.B203])" office:value-type="float" office:value="6104" calcext:value-type="float">
            <text:p>6104</text:p>
          </table:table-cell>
          <table:table-cell table:formula="of:=IF([.A204]=&quot;&quot;;[.B204];&quot;&quot;)">
            <text:p/>
          </table:table-cell>
          <table:table-cell office:value-type="float" office:value="38454" calcext:value-type="float">
            <text:p>38454</text:p>
          </table:table-cell>
          <table:table-cell/>
        </table:table-row>
        <table:table-row table:style-name="ro1">
          <table:table-cell office:value-type="float" office:value="8972" calcext:value-type="float">
            <text:p>8972</text:p>
          </table:table-cell>
          <table:table-cell table:formula="of:=IF([.A204]=&quot;&quot;;[.A205];[.A205]+[.B204])" office:value-type="float" office:value="15076" calcext:value-type="float">
            <text:p>15076</text:p>
          </table:table-cell>
          <table:table-cell table:formula="of:=IF([.A205]=&quot;&quot;;[.B205];&quot;&quot;)">
            <text:p/>
          </table:table-cell>
          <table:table-cell office:value-type="float" office:value="38449" calcext:value-type="float">
            <text:p>38449</text:p>
          </table:table-cell>
          <table:table-cell/>
        </table:table-row>
        <table:table-row table:style-name="ro1">
          <table:table-cell office:value-type="float" office:value="19892" calcext:value-type="float">
            <text:p>19892</text:p>
          </table:table-cell>
          <table:table-cell table:formula="of:=IF([.A205]=&quot;&quot;;[.A206];[.A206]+[.B205])" office:value-type="float" office:value="34968" calcext:value-type="float">
            <text:p>34968</text:p>
          </table:table-cell>
          <table:table-cell table:formula="of:=IF([.A206]=&quot;&quot;;[.B206];&quot;&quot;)">
            <text:p/>
          </table:table-cell>
          <table:table-cell office:value-type="float" office:value="38361" calcext:value-type="float">
            <text:p>38361</text:p>
          </table:table-cell>
          <table:table-cell/>
        </table:table-row>
        <table:table-row table:style-name="ro1">
          <table:table-cell/>
          <table:table-cell table:formula="of:=IF([.A206]=&quot;&quot;;[.A207];[.A207]+[.B206])" office:value-type="float" office:value="34968" calcext:value-type="float">
            <text:p>34968</text:p>
          </table:table-cell>
          <table:table-cell table:formula="of:=IF([.A207]=&quot;&quot;;[.B207];&quot;&quot;)" office:value-type="float" office:value="34968" calcext:value-type="float">
            <text:p>34968</text:p>
          </table:table-cell>
          <table:table-cell office:value-type="float" office:value="37814" calcext:value-type="float">
            <text:p>37814</text:p>
          </table:table-cell>
          <table:table-cell/>
        </table:table-row>
        <table:table-row table:style-name="ro1">
          <table:table-cell office:value-type="float" office:value="17252" calcext:value-type="float">
            <text:p>17252</text:p>
          </table:table-cell>
          <table:table-cell table:formula="of:=IF([.A207]=&quot;&quot;;[.A208];[.A208]+[.B207])" office:value-type="float" office:value="17252" calcext:value-type="float">
            <text:p>17252</text:p>
          </table:table-cell>
          <table:table-cell table:formula="of:=IF([.A208]=&quot;&quot;;[.B208];&quot;&quot;)">
            <text:p/>
          </table:table-cell>
          <table:table-cell office:value-type="float" office:value="37557" calcext:value-type="float">
            <text:p>37557</text:p>
          </table:table-cell>
          <table:table-cell/>
        </table:table-row>
        <table:table-row table:style-name="ro1">
          <table:table-cell office:value-type="float" office:value="21573" calcext:value-type="float">
            <text:p>21573</text:p>
          </table:table-cell>
          <table:table-cell table:formula="of:=IF([.A208]=&quot;&quot;;[.A209];[.A209]+[.B208])" office:value-type="float" office:value="38825" calcext:value-type="float">
            <text:p>38825</text:p>
          </table:table-cell>
          <table:table-cell table:formula="of:=IF([.A209]=&quot;&quot;;[.B209];&quot;&quot;)">
            <text:p/>
          </table:table-cell>
          <table:table-cell office:value-type="float" office:value="37036" calcext:value-type="float">
            <text:p>37036</text:p>
          </table:table-cell>
          <table:table-cell/>
        </table:table-row>
        <table:table-row table:style-name="ro1">
          <table:table-cell office:value-type="float" office:value="9351" calcext:value-type="float">
            <text:p>9351</text:p>
          </table:table-cell>
          <table:table-cell table:formula="of:=IF([.A209]=&quot;&quot;;[.A210];[.A210]+[.B209])" office:value-type="float" office:value="48176" calcext:value-type="float">
            <text:p>48176</text:p>
          </table:table-cell>
          <table:table-cell table:formula="of:=IF([.A210]=&quot;&quot;;[.B210];&quot;&quot;)">
            <text:p/>
          </table:table-cell>
          <table:table-cell office:value-type="float" office:value="37019" calcext:value-type="float">
            <text:p>37019</text:p>
          </table:table-cell>
          <table:table-cell/>
        </table:table-row>
        <table:table-row table:style-name="ro1">
          <table:table-cell/>
          <table:table-cell table:formula="of:=IF([.A210]=&quot;&quot;;[.A211];[.A211]+[.B210])" office:value-type="float" office:value="48176" calcext:value-type="float">
            <text:p>48176</text:p>
          </table:table-cell>
          <table:table-cell table:formula="of:=IF([.A211]=&quot;&quot;;[.B211];&quot;&quot;)" office:value-type="float" office:value="48176" calcext:value-type="float">
            <text:p>48176</text:p>
          </table:table-cell>
          <table:table-cell office:value-type="float" office:value="36957" calcext:value-type="float">
            <text:p>36957</text:p>
          </table:table-cell>
          <table:table-cell/>
        </table:table-row>
        <table:table-row table:style-name="ro1">
          <table:table-cell office:value-type="float" office:value="67201" calcext:value-type="float">
            <text:p>67201</text:p>
          </table:table-cell>
          <table:table-cell table:formula="of:=IF([.A211]=&quot;&quot;;[.A212];[.A212]+[.B211])" office:value-type="float" office:value="67201" calcext:value-type="float">
            <text:p>67201</text:p>
          </table:table-cell>
          <table:table-cell table:formula="of:=IF([.A212]=&quot;&quot;;[.B212];&quot;&quot;)">
            <text:p/>
          </table:table-cell>
          <table:table-cell office:value-type="float" office:value="36691" calcext:value-type="float">
            <text:p>36691</text:p>
          </table:table-cell>
          <table:table-cell/>
        </table:table-row>
        <table:table-row table:style-name="ro1">
          <table:table-cell/>
          <table:table-cell table:formula="of:=IF([.A212]=&quot;&quot;;[.A213];[.A213]+[.B212])" office:value-type="float" office:value="67201" calcext:value-type="float">
            <text:p>67201</text:p>
          </table:table-cell>
          <table:table-cell table:formula="of:=IF([.A213]=&quot;&quot;;[.B213];&quot;&quot;)" office:value-type="float" office:value="67201" calcext:value-type="float">
            <text:p>67201</text:p>
          </table:table-cell>
          <table:table-cell office:value-type="float" office:value="36308" calcext:value-type="float">
            <text:p>36308</text:p>
          </table:table-cell>
          <table:table-cell/>
        </table:table-row>
        <table:table-row table:style-name="ro1">
          <table:table-cell office:value-type="float" office:value="4294" calcext:value-type="float">
            <text:p>4294</text:p>
          </table:table-cell>
          <table:table-cell table:formula="of:=IF([.A213]=&quot;&quot;;[.A214];[.A214]+[.B213])" office:value-type="float" office:value="4294" calcext:value-type="float">
            <text:p>4294</text:p>
          </table:table-cell>
          <table:table-cell table:formula="of:=IF([.A214]=&quot;&quot;;[.B214];&quot;&quot;)">
            <text:p/>
          </table:table-cell>
          <table:table-cell office:value-type="float" office:value="36140" calcext:value-type="float">
            <text:p>36140</text:p>
          </table:table-cell>
          <table:table-cell/>
        </table:table-row>
        <table:table-row table:style-name="ro1">
          <table:table-cell office:value-type="float" office:value="7766" calcext:value-type="float">
            <text:p>7766</text:p>
          </table:table-cell>
          <table:table-cell table:formula="of:=IF([.A214]=&quot;&quot;;[.A215];[.A215]+[.B214])" office:value-type="float" office:value="12060" calcext:value-type="float">
            <text:p>12060</text:p>
          </table:table-cell>
          <table:table-cell table:formula="of:=IF([.A215]=&quot;&quot;;[.B215];&quot;&quot;)">
            <text:p/>
          </table:table-cell>
          <table:table-cell office:value-type="float" office:value="36017" calcext:value-type="float">
            <text:p>36017</text:p>
          </table:table-cell>
          <table:table-cell/>
        </table:table-row>
        <table:table-row table:style-name="ro1">
          <table:table-cell/>
          <table:table-cell table:formula="of:=IF([.A215]=&quot;&quot;;[.A216];[.A216]+[.B215])" office:value-type="float" office:value="12060" calcext:value-type="float">
            <text:p>12060</text:p>
          </table:table-cell>
          <table:table-cell table:formula="of:=IF([.A216]=&quot;&quot;;[.B216];&quot;&quot;)" office:value-type="float" office:value="12060" calcext:value-type="float">
            <text:p>12060</text:p>
          </table:table-cell>
          <table:table-cell office:value-type="float" office:value="35797" calcext:value-type="float">
            <text:p>35797</text:p>
          </table:table-cell>
          <table:table-cell/>
        </table:table-row>
        <table:table-row table:style-name="ro1">
          <table:table-cell office:value-type="float" office:value="19774" calcext:value-type="float">
            <text:p>19774</text:p>
          </table:table-cell>
          <table:table-cell table:formula="of:=IF([.A216]=&quot;&quot;;[.A217];[.A217]+[.B216])" office:value-type="float" office:value="19774" calcext:value-type="float">
            <text:p>19774</text:p>
          </table:table-cell>
          <table:table-cell table:formula="of:=IF([.A217]=&quot;&quot;;[.B217];&quot;&quot;)">
            <text:p/>
          </table:table-cell>
          <table:table-cell office:value-type="float" office:value="35300" calcext:value-type="float">
            <text:p>35300</text:p>
          </table:table-cell>
          <table:table-cell/>
        </table:table-row>
        <table:table-row table:style-name="ro1">
          <table:table-cell/>
          <table:table-cell table:formula="of:=IF([.A217]=&quot;&quot;;[.A218];[.A218]+[.B217])" office:value-type="float" office:value="19774" calcext:value-type="float">
            <text:p>19774</text:p>
          </table:table-cell>
          <table:table-cell table:formula="of:=IF([.A218]=&quot;&quot;;[.B218];&quot;&quot;)" office:value-type="float" office:value="19774" calcext:value-type="float">
            <text:p>19774</text:p>
          </table:table-cell>
          <table:table-cell office:value-type="float" office:value="34968" calcext:value-type="float">
            <text:p>34968</text:p>
          </table:table-cell>
          <table:table-cell/>
        </table:table-row>
        <table:table-row table:style-name="ro1">
          <table:table-cell office:value-type="float" office:value="11565" calcext:value-type="float">
            <text:p>11565</text:p>
          </table:table-cell>
          <table:table-cell table:formula="of:=IF([.A218]=&quot;&quot;;[.A219];[.A219]+[.B218])" office:value-type="float" office:value="11565" calcext:value-type="float">
            <text:p>11565</text:p>
          </table:table-cell>
          <table:table-cell table:formula="of:=IF([.A219]=&quot;&quot;;[.B219];&quot;&quot;)">
            <text:p/>
          </table:table-cell>
          <table:table-cell office:value-type="float" office:value="34647" calcext:value-type="float">
            <text:p>34647</text:p>
          </table:table-cell>
          <table:table-cell/>
        </table:table-row>
        <table:table-row table:style-name="ro1">
          <table:table-cell office:value-type="float" office:value="11046" calcext:value-type="float">
            <text:p>11046</text:p>
          </table:table-cell>
          <table:table-cell table:formula="of:=IF([.A219]=&quot;&quot;;[.A220];[.A220]+[.B219])" office:value-type="float" office:value="22611" calcext:value-type="float">
            <text:p>22611</text:p>
          </table:table-cell>
          <table:table-cell table:formula="of:=IF([.A220]=&quot;&quot;;[.B220];&quot;&quot;)">
            <text:p/>
          </table:table-cell>
          <table:table-cell office:value-type="float" office:value="34541" calcext:value-type="float">
            <text:p>34541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IF([.A220]=&quot;&quot;;[.A221];[.A221]+[.B220])" office:value-type="float" office:value="25453" calcext:value-type="float">
            <text:p>25453</text:p>
          </table:table-cell>
          <table:table-cell table:formula="of:=IF([.A221]=&quot;&quot;;[.B221];&quot;&quot;)">
            <text:p/>
          </table:table-cell>
          <table:table-cell office:value-type="float" office:value="34132" calcext:value-type="float">
            <text:p>34132</text:p>
          </table:table-cell>
          <table:table-cell/>
        </table:table-row>
        <table:table-row table:style-name="ro1">
          <table:table-cell office:value-type="float" office:value="8393" calcext:value-type="float">
            <text:p>8393</text:p>
          </table:table-cell>
          <table:table-cell table:formula="of:=IF([.A221]=&quot;&quot;;[.A222];[.A222]+[.B221])" office:value-type="float" office:value="33846" calcext:value-type="float">
            <text:p>33846</text:p>
          </table:table-cell>
          <table:table-cell table:formula="of:=IF([.A222]=&quot;&quot;;[.B222];&quot;&quot;)">
            <text:p/>
          </table:table-cell>
          <table:table-cell office:value-type="float" office:value="33846" calcext:value-type="float">
            <text:p>33846</text:p>
          </table:table-cell>
          <table:table-cell/>
        </table:table-row>
        <table:table-row table:style-name="ro1">
          <table:table-cell/>
          <table:table-cell table:formula="of:=IF([.A222]=&quot;&quot;;[.A223];[.A223]+[.B222])" office:value-type="float" office:value="33846" calcext:value-type="float">
            <text:p>33846</text:p>
          </table:table-cell>
          <table:table-cell table:formula="of:=IF([.A223]=&quot;&quot;;[.B223];&quot;&quot;)" office:value-type="float" office:value="33846" calcext:value-type="float">
            <text:p>33846</text:p>
          </table:table-cell>
          <table:table-cell office:value-type="float" office:value="33502" calcext:value-type="float">
            <text:p>33502</text:p>
          </table:table-cell>
          <table:table-cell/>
        </table:table-row>
        <table:table-row table:style-name="ro1">
          <table:table-cell office:value-type="float" office:value="7017" calcext:value-type="float">
            <text:p>7017</text:p>
          </table:table-cell>
          <table:table-cell table:formula="of:=IF([.A223]=&quot;&quot;;[.A224];[.A224]+[.B223])" office:value-type="float" office:value="7017" calcext:value-type="float">
            <text:p>7017</text:p>
          </table:table-cell>
          <table:table-cell table:formula="of:=IF([.A224]=&quot;&quot;;[.B224];&quot;&quot;)">
            <text:p/>
          </table:table-cell>
          <table:table-cell office:value-type="float" office:value="33456" calcext:value-type="float">
            <text:p>33456</text:p>
          </table:table-cell>
          <table:table-cell/>
        </table:table-row>
        <table:table-row table:style-name="ro1">
          <table:table-cell office:value-type="float" office:value="9675" calcext:value-type="float">
            <text:p>9675</text:p>
          </table:table-cell>
          <table:table-cell table:formula="of:=IF([.A224]=&quot;&quot;;[.A225];[.A225]+[.B224])" office:value-type="float" office:value="16692" calcext:value-type="float">
            <text:p>16692</text:p>
          </table:table-cell>
          <table:table-cell table:formula="of:=IF([.A225]=&quot;&quot;;[.B225];&quot;&quot;)">
            <text:p/>
          </table:table-cell>
          <table:table-cell office:value-type="float" office:value="33246" calcext:value-type="float">
            <text:p>33246</text:p>
          </table:table-cell>
          <table:table-cell/>
        </table:table-row>
        <table:table-row table:style-name="ro1">
          <table:table-cell office:value-type="float" office:value="6745" calcext:value-type="float">
            <text:p>6745</text:p>
          </table:table-cell>
          <table:table-cell table:formula="of:=IF([.A225]=&quot;&quot;;[.A226];[.A226]+[.B225])" office:value-type="float" office:value="23437" calcext:value-type="float">
            <text:p>23437</text:p>
          </table:table-cell>
          <table:table-cell table:formula="of:=IF([.A226]=&quot;&quot;;[.B226];&quot;&quot;)">
            <text:p/>
          </table:table-cell>
          <table:table-cell office:value-type="float" office:value="32976" calcext:value-type="float">
            <text:p>32976</text:p>
          </table:table-cell>
          <table:table-cell/>
        </table:table-row>
        <table:table-row table:style-name="ro1">
          <table:table-cell office:value-type="float" office:value="13481" calcext:value-type="float">
            <text:p>13481</text:p>
          </table:table-cell>
          <table:table-cell table:formula="of:=IF([.A226]=&quot;&quot;;[.A227];[.A227]+[.B226])" office:value-type="float" office:value="36918" calcext:value-type="float">
            <text:p>36918</text:p>
          </table:table-cell>
          <table:table-cell table:formula="of:=IF([.A227]=&quot;&quot;;[.B227];&quot;&quot;)">
            <text:p/>
          </table:table-cell>
          <table:table-cell office:value-type="float" office:value="32371" calcext:value-type="float">
            <text:p>32371</text:p>
          </table:table-cell>
          <table:table-cell/>
        </table:table-row>
        <table:table-row table:style-name="ro1">
          <table:table-cell office:value-type="float" office:value="13556" calcext:value-type="float">
            <text:p>13556</text:p>
          </table:table-cell>
          <table:table-cell table:formula="of:=IF([.A227]=&quot;&quot;;[.A228];[.A228]+[.B227])" office:value-type="float" office:value="50474" calcext:value-type="float">
            <text:p>50474</text:p>
          </table:table-cell>
          <table:table-cell table:formula="of:=IF([.A228]=&quot;&quot;;[.B228];&quot;&quot;)">
            <text:p/>
          </table:table-cell>
          <table:table-cell office:value-type="float" office:value="32227" calcext:value-type="float">
            <text:p>32227</text:p>
          </table:table-cell>
          <table:table-cell/>
        </table:table-row>
        <table:table-row table:style-name="ro1">
          <table:table-cell office:value-type="float" office:value="4249" calcext:value-type="float">
            <text:p>4249</text:p>
          </table:table-cell>
          <table:table-cell table:formula="of:=IF([.A228]=&quot;&quot;;[.A229];[.A229]+[.B228])" office:value-type="float" office:value="54723" calcext:value-type="float">
            <text:p>54723</text:p>
          </table:table-cell>
          <table:table-cell table:formula="of:=IF([.A229]=&quot;&quot;;[.B229];&quot;&quot;)">
            <text:p/>
          </table:table-cell>
          <table:table-cell office:value-type="float" office:value="31794" calcext:value-type="float">
            <text:p>31794</text:p>
          </table:table-cell>
          <table:table-cell/>
        </table:table-row>
        <table:table-row table:style-name="ro1">
          <table:table-cell/>
          <table:table-cell table:formula="of:=IF([.A229]=&quot;&quot;;[.A230];[.A230]+[.B229])" office:value-type="float" office:value="54723" calcext:value-type="float">
            <text:p>54723</text:p>
          </table:table-cell>
          <table:table-cell table:formula="of:=IF([.A230]=&quot;&quot;;[.B230];&quot;&quot;)" office:value-type="float" office:value="54723" calcext:value-type="float">
            <text:p>54723</text:p>
          </table:table-cell>
          <table:table-cell office:value-type="float" office:value="31401" calcext:value-type="float">
            <text:p>31401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IF([.A230]=&quot;&quot;;[.A231];[.A231]+[.B230])" office:value-type="float" office:value="2107" calcext:value-type="float">
            <text:p>2107</text:p>
          </table:table-cell>
          <table:table-cell table:formula="of:=IF([.A231]=&quot;&quot;;[.B231];&quot;&quot;)">
            <text:p/>
          </table:table-cell>
          <table:table-cell office:value-type="float" office:value="30618" calcext:value-type="float">
            <text:p>30618</text:p>
          </table:table-cell>
          <table:table-cell/>
        </table:table-row>
        <table:table-row table:style-name="ro1">
          <table:table-cell office:value-type="float" office:value="5225" calcext:value-type="float">
            <text:p>5225</text:p>
          </table:table-cell>
          <table:table-cell table:formula="of:=IF([.A231]=&quot;&quot;;[.A232];[.A232]+[.B231])" office:value-type="float" office:value="7332" calcext:value-type="float">
            <text:p>7332</text:p>
          </table:table-cell>
          <table:table-cell table:formula="of:=IF([.A232]=&quot;&quot;;[.B232];&quot;&quot;)">
            <text:p/>
          </table:table-cell>
          <table:table-cell office:value-type="float" office:value="30416" calcext:value-type="float">
            <text:p>30416</text:p>
          </table:table-cell>
          <table:table-cell/>
        </table:table-row>
        <table:table-row table:style-name="ro1">
          <table:table-cell office:value-type="float" office:value="4963" calcext:value-type="float">
            <text:p>4963</text:p>
          </table:table-cell>
          <table:table-cell table:formula="of:=IF([.A232]=&quot;&quot;;[.A233];[.A233]+[.B232])" office:value-type="float" office:value="12295" calcext:value-type="float">
            <text:p>12295</text:p>
          </table:table-cell>
          <table:table-cell table:formula="of:=IF([.A233]=&quot;&quot;;[.B233];&quot;&quot;)">
            <text:p/>
          </table:table-cell>
          <table:table-cell office:value-type="float" office:value="30204" calcext:value-type="float">
            <text:p>30204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IF([.A233]=&quot;&quot;;[.A234];[.A234]+[.B233])" office:value-type="float" office:value="13414" calcext:value-type="float">
            <text:p>13414</text:p>
          </table:table-cell>
          <table:table-cell table:formula="of:=IF([.A234]=&quot;&quot;;[.B234];&quot;&quot;)">
            <text:p/>
          </table:table-cell>
          <table:table-cell office:value-type="float" office:value="30185" calcext:value-type="float">
            <text:p>30185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IF([.A234]=&quot;&quot;;[.A235];[.A235]+[.B234])" office:value-type="float" office:value="14987" calcext:value-type="float">
            <text:p>14987</text:p>
          </table:table-cell>
          <table:table-cell table:formula="of:=IF([.A235]=&quot;&quot;;[.B235];&quot;&quot;)">
            <text:p/>
          </table:table-cell>
          <table:table-cell office:value-type="float" office:value="27779" calcext:value-type="float">
            <text:p>27779</text:p>
          </table:table-cell>
          <table:table-cell/>
        </table:table-row>
        <table:table-row table:style-name="ro1">
          <table:table-cell office:value-type="float" office:value="7933" calcext:value-type="float">
            <text:p>7933</text:p>
          </table:table-cell>
          <table:table-cell table:formula="of:=IF([.A235]=&quot;&quot;;[.A236];[.A236]+[.B235])" office:value-type="float" office:value="22920" calcext:value-type="float">
            <text:p>22920</text:p>
          </table:table-cell>
          <table:table-cell table:formula="of:=IF([.A236]=&quot;&quot;;[.B236];&quot;&quot;)">
            <text:p/>
          </table:table-cell>
          <table:table-cell office:value-type="float" office:value="27518" calcext:value-type="float">
            <text:p>27518</text:p>
          </table:table-cell>
          <table:table-cell/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IF([.A236]=&quot;&quot;;[.A237];[.A237]+[.B236])" office:value-type="float" office:value="28177" calcext:value-type="float">
            <text:p>28177</text:p>
          </table:table-cell>
          <table:table-cell table:formula="of:=IF([.A237]=&quot;&quot;;[.B237];&quot;&quot;)">
            <text:p/>
          </table:table-cell>
          <table:table-cell office:value-type="float" office:value="27153" calcext:value-type="float">
            <text:p>27153</text:p>
          </table:table-cell>
          <table:table-cell/>
        </table:table-row>
        <table:table-row table:style-name="ro1">
          <table:table-cell office:value-type="float" office:value="6803" calcext:value-type="float">
            <text:p>6803</text:p>
          </table:table-cell>
          <table:table-cell table:formula="of:=IF([.A237]=&quot;&quot;;[.A238];[.A238]+[.B237])" office:value-type="float" office:value="34980" calcext:value-type="float">
            <text:p>34980</text:p>
          </table:table-cell>
          <table:table-cell table:formula="of:=IF([.A238]=&quot;&quot;;[.B238];&quot;&quot;)">
            <text:p/>
          </table:table-cell>
          <table:table-cell office:value-type="float" office:value="25260" calcext:value-type="float">
            <text:p>25260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IF([.A238]=&quot;&quot;;[.A239];[.A239]+[.B238])" office:value-type="float" office:value="38394" calcext:value-type="float">
            <text:p>38394</text:p>
          </table:table-cell>
          <table:table-cell table:formula="of:=IF([.A239]=&quot;&quot;;[.B239];&quot;&quot;)">
            <text:p/>
          </table:table-cell>
          <table:table-cell office:value-type="float" office:value="24528" calcext:value-type="float">
            <text:p>24528</text:p>
          </table:table-cell>
          <table:table-cell/>
        </table:table-row>
        <table:table-row table:style-name="ro1">
          <table:table-cell office:value-type="float" office:value="6156" calcext:value-type="float">
            <text:p>6156</text:p>
          </table:table-cell>
          <table:table-cell table:formula="of:=IF([.A239]=&quot;&quot;;[.A240];[.A240]+[.B239])" office:value-type="float" office:value="44550" calcext:value-type="float">
            <text:p>44550</text:p>
          </table:table-cell>
          <table:table-cell table:formula="of:=IF([.A240]=&quot;&quot;;[.B240];&quot;&quot;)">
            <text:p/>
          </table:table-cell>
          <table:table-cell office:value-type="float" office:value="23528" calcext:value-type="float">
            <text:p>23528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240]=&quot;&quot;;[.A241];[.A241]+[.B240])" office:value-type="float" office:value="47143" calcext:value-type="float">
            <text:p>47143</text:p>
          </table:table-cell>
          <table:table-cell table:formula="of:=IF([.A241]=&quot;&quot;;[.B241];&quot;&quot;)">
            <text:p/>
          </table:table-cell>
          <table:table-cell office:value-type="float" office:value="23176" calcext:value-type="float">
            <text:p>23176</text:p>
          </table:table-cell>
          <table:table-cell/>
        </table:table-row>
        <table:table-row table:style-name="ro1">
          <table:table-cell/>
          <table:table-cell table:formula="of:=IF([.A241]=&quot;&quot;;[.A242];[.A242]+[.B241])" office:value-type="float" office:value="47143" calcext:value-type="float">
            <text:p>47143</text:p>
          </table:table-cell>
          <table:table-cell table:formula="of:=IF([.A242]=&quot;&quot;;[.B242];&quot;&quot;)" office:value-type="float" office:value="47143" calcext:value-type="float">
            <text:p>47143</text:p>
          </table:table-cell>
          <table:table-cell office:value-type="float" office:value="22961" calcext:value-type="float">
            <text:p>22961</text:p>
          </table:table-cell>
          <table:table-cell/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IF([.A242]=&quot;&quot;;[.A243];[.A243]+[.B242])" office:value-type="float" office:value="3598" calcext:value-type="float">
            <text:p>3598</text:p>
          </table:table-cell>
          <table:table-cell table:formula="of:=IF([.A243]=&quot;&quot;;[.B243];&quot;&quot;)">
            <text:p/>
          </table:table-cell>
          <table:table-cell office:value-type="float" office:value="22223" calcext:value-type="float">
            <text:p>22223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243]=&quot;&quot;;[.A244];[.A244]+[.B243])" office:value-type="float" office:value="6018" calcext:value-type="float">
            <text:p>6018</text:p>
          </table:table-cell>
          <table:table-cell table:formula="of:=IF([.A244]=&quot;&quot;;[.B244];&quot;&quot;)">
            <text:p/>
          </table:table-cell>
          <table:table-cell office:value-type="float" office:value="22148" calcext:value-type="float">
            <text:p>22148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IF([.A244]=&quot;&quot;;[.A245];[.A245]+[.B244])" office:value-type="float" office:value="8575" calcext:value-type="float">
            <text:p>8575</text:p>
          </table:table-cell>
          <table:table-cell table:formula="of:=IF([.A245]=&quot;&quot;;[.B245];&quot;&quot;)">
            <text:p/>
          </table:table-cell>
          <table:table-cell office:value-type="float" office:value="21378" calcext:value-type="float">
            <text:p>21378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IF([.A245]=&quot;&quot;;[.A246];[.A246]+[.B245])" office:value-type="float" office:value="11485" calcext:value-type="float">
            <text:p>11485</text:p>
          </table:table-cell>
          <table:table-cell table:formula="of:=IF([.A246]=&quot;&quot;;[.B246];&quot;&quot;)">
            <text:p/>
          </table:table-cell>
          <table:table-cell office:value-type="float" office:value="20390" calcext:value-type="float">
            <text:p>20390</text:p>
          </table:table-cell>
          <table:table-cell/>
        </table:table-row>
        <table:table-row table:style-name="ro1">
          <table:table-cell office:value-type="float" office:value="6750" calcext:value-type="float">
            <text:p>6750</text:p>
          </table:table-cell>
          <table:table-cell table:formula="of:=IF([.A246]=&quot;&quot;;[.A247];[.A247]+[.B246])" office:value-type="float" office:value="18235" calcext:value-type="float">
            <text:p>18235</text:p>
          </table:table-cell>
          <table:table-cell table:formula="of:=IF([.A247]=&quot;&quot;;[.B247];&quot;&quot;)">
            <text:p/>
          </table:table-cell>
          <table:table-cell office:value-type="float" office:value="19774" calcext:value-type="float">
            <text:p>19774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IF([.A247]=&quot;&quot;;[.A248];[.A248]+[.B247])" office:value-type="float" office:value="20488" calcext:value-type="float">
            <text:p>20488</text:p>
          </table:table-cell>
          <table:table-cell table:formula="of:=IF([.A248]=&quot;&quot;;[.B248];&quot;&quot;)">
            <text:p/>
          </table:table-cell>
          <table:table-cell office:value-type="float" office:value="18948" calcext:value-type="float">
            <text:p>18948</text:p>
          </table:table-cell>
          <table:table-cell/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248]=&quot;&quot;;[.A249];[.A249]+[.B248])" office:value-type="float" office:value="26217" calcext:value-type="float">
            <text:p>26217</text:p>
          </table:table-cell>
          <table:table-cell table:formula="of:=IF([.A249]=&quot;&quot;;[.B249];&quot;&quot;)">
            <text:p/>
          </table:table-cell>
          <table:table-cell office:value-type="float" office:value="18912" calcext:value-type="float">
            <text:p>18912</text:p>
          </table:table-cell>
          <table:table-cell/>
        </table:table-row>
        <table:table-row table:style-name="ro1">
          <table:table-cell office:value-type="float" office:value="6724" calcext:value-type="float">
            <text:p>6724</text:p>
          </table:table-cell>
          <table:table-cell table:formula="of:=IF([.A249]=&quot;&quot;;[.A250];[.A250]+[.B249])" office:value-type="float" office:value="32941" calcext:value-type="float">
            <text:p>32941</text:p>
          </table:table-cell>
          <table:table-cell table:formula="of:=IF([.A250]=&quot;&quot;;[.B250];&quot;&quot;)">
            <text:p/>
          </table:table-cell>
          <table:table-cell office:value-type="float" office:value="18250" calcext:value-type="float">
            <text:p>18250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table:formula="of:=IF([.A250]=&quot;&quot;;[.A251];[.A251]+[.B250])" office:value-type="float" office:value="39296" calcext:value-type="float">
            <text:p>39296</text:p>
          </table:table-cell>
          <table:table-cell table:formula="of:=IF([.A251]=&quot;&quot;;[.B251];&quot;&quot;)">
            <text:p/>
          </table:table-cell>
          <table:table-cell office:value-type="float" office:value="16912" calcext:value-type="float">
            <text:p>16912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IF([.A251]=&quot;&quot;;[.A252];[.A252]+[.B251])" office:value-type="float" office:value="41027" calcext:value-type="float">
            <text:p>41027</text:p>
          </table:table-cell>
          <table:table-cell table:formula="of:=IF([.A252]=&quot;&quot;;[.B252];&quot;&quot;)">
            <text:p/>
          </table:table-cell>
          <table:table-cell office:value-type="float" office:value="14381" calcext:value-type="float">
            <text:p>14381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IF([.A252]=&quot;&quot;;[.A253];[.A253]+[.B252])" office:value-type="float" office:value="45155" calcext:value-type="float">
            <text:p>45155</text:p>
          </table:table-cell>
          <table:table-cell table:formula="of:=IF([.A253]=&quot;&quot;;[.B253];&quot;&quot;)">
            <text:p/>
          </table:table-cell>
          <table:table-cell office:value-type="float" office:value="13593" calcext:value-type="float">
            <text:p>13593</text:p>
          </table:table-cell>
          <table:table-cell/>
        </table:table-row>
        <table:table-row table:style-name="ro1">
          <table:table-cell office:value-type="float" office:value="4827" calcext:value-type="float">
            <text:p>4827</text:p>
          </table:table-cell>
          <table:table-cell table:formula="of:=IF([.A253]=&quot;&quot;;[.A254];[.A254]+[.B253])" office:value-type="float" office:value="49982" calcext:value-type="float">
            <text:p>49982</text:p>
          </table:table-cell>
          <table:table-cell table:formula="of:=IF([.A254]=&quot;&quot;;[.B254];&quot;&quot;)">
            <text:p/>
          </table:table-cell>
          <table:table-cell office:value-type="float" office:value="12614" calcext:value-type="float">
            <text:p>12614</text:p>
          </table:table-cell>
          <table:table-cell/>
        </table:table-row>
        <table:table-row table:style-name="ro1">
          <table:table-cell office:value-type="float" office:value="6062" calcext:value-type="float">
            <text:p>6062</text:p>
          </table:table-cell>
          <table:table-cell table:formula="of:=IF([.A254]=&quot;&quot;;[.A255];[.A255]+[.B254])" office:value-type="float" office:value="56044" calcext:value-type="float">
            <text:p>56044</text:p>
          </table:table-cell>
          <table:table-cell table:formula="of:=IF([.A255]=&quot;&quot;;[.B255];&quot;&quot;)">
            <text:p/>
          </table:table-cell>
          <table:table-cell office:value-type="float" office:value="12204" calcext:value-type="float">
            <text:p>12204</text:p>
          </table:table-cell>
          <table:table-cell/>
        </table:table-row>
        <table:table-row table:style-name="ro1">
          <table:table-cell/>
          <table:table-cell table:formula="of:=IF([.A255]=&quot;&quot;;[.A256];[.A256]+[.B255])" office:value-type="float" office:value="56044" calcext:value-type="float">
            <text:p>56044</text:p>
          </table:table-cell>
          <table:table-cell table:formula="of:=IF([.A256]=&quot;&quot;;[.B256];&quot;&quot;)" office:value-type="float" office:value="56044" calcext:value-type="float">
            <text:p>56044</text:p>
          </table:table-cell>
          <table:table-cell office:value-type="float" office:value="12060" calcext:value-type="float">
            <text:p>12060</text:p>
          </table:table-cell>
          <table:table-cell/>
        </table:table-row>
        <table:table-row table:style-name="ro1">
          <table:table-cell office:value-type="float" office:value="5367" calcext:value-type="float">
            <text:p>5367</text:p>
          </table:table-cell>
          <table:table-cell table:formula="of:=IF([.A256]=&quot;&quot;;[.A257];[.A257]+[.B256])" office:value-type="float" office:value="5367" calcext:value-type="float">
            <text:p>5367</text:p>
          </table:table-cell>
          <table:table-cell table:formula="of:=IF([.A257]=&quot;&quot;;[.B257];&quot;&quot;)">
            <text:p/>
          </table:table-cell>
          <table:table-cell office:value-type="float" office:value="11508" calcext:value-type="float">
            <text:p>11508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IF([.A257]=&quot;&quot;;[.A258];[.A258]+[.B257])" office:value-type="float" office:value="7283" calcext:value-type="float">
            <text:p>7283</text:p>
          </table:table-cell>
          <table:table-cell table:formula="of:=IF([.A258]=&quot;&quot;;[.B258];&quot;&quot;)">
            <text:p/>
          </table:table-cell>
          <table:table-cell office:value-type="float" office:value="10064" calcext:value-type="float">
            <text:p>10064</text:p>
          </table:table-cell>
          <table:table-cell/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IF([.A258]=&quot;&quot;;[.A259];[.A259]+[.B258])" office:value-type="float" office:value="12087" calcext:value-type="float">
            <text:p>12087</text:p>
          </table:table-cell>
          <table:table-cell table:formula="of:=IF([.A259]=&quot;&quot;;[.B2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formula="of:=IF([.A259]=&quot;&quot;;[.A260];[.A260]+[.B259])" office:value-type="float" office:value="17958" calcext:value-type="float">
            <text:p>17958</text:p>
          </table:table-cell>
          <table:table-cell table:formula="of:=IF([.A260]=&quot;&quot;;[.B2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IF([.A260]=&quot;&quot;;[.A261];[.A261]+[.B260])" office:value-type="float" office:value="19168" calcext:value-type="float">
            <text:p>19168</text:p>
          </table:table-cell>
          <table:table-cell table:formula="of:=IF([.A261]=&quot;&quot;;[.B26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IF([.A261]=&quot;&quot;;[.A262];[.A262]+[.B261])" office:value-type="float" office:value="21433" calcext:value-type="float">
            <text:p>21433</text:p>
          </table:table-cell>
          <table:table-cell table:formula="of:=IF([.A262]=&quot;&quot;;[.B2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IF([.A262]=&quot;&quot;;[.A263];[.A263]+[.B262])" office:value-type="float" office:value="25378" calcext:value-type="float">
            <text:p>25378</text:p>
          </table:table-cell>
          <table:table-cell table:formula="of:=IF([.A263]=&quot;&quot;;[.B2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formula="of:=IF([.A263]=&quot;&quot;;[.A264];[.A264]+[.B263])" office:value-type="float" office:value="31935" calcext:value-type="float">
            <text:p>31935</text:p>
          </table:table-cell>
          <table:table-cell table:formula="of:=IF([.A264]=&quot;&quot;;[.B2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formula="of:=IF([.A264]=&quot;&quot;;[.A265];[.A265]+[.B264])" office:value-type="float" office:value="37646" calcext:value-type="float">
            <text:p>37646</text:p>
          </table:table-cell>
          <table:table-cell table:formula="of:=IF([.A265]=&quot;&quot;;[.B2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formula="of:=IF([.A265]=&quot;&quot;;[.A266];[.A266]+[.B265])" office:value-type="float" office:value="44257" calcext:value-type="float">
            <text:p>44257</text:p>
          </table:table-cell>
          <table:table-cell table:formula="of:=IF([.A266]=&quot;&quot;;[.B2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IF([.A266]=&quot;&quot;;[.A267];[.A267]+[.B266])" office:value-type="float" office:value="46630" calcext:value-type="float">
            <text:p>46630</text:p>
          </table:table-cell>
          <table:table-cell table:formula="of:=IF([.A267]=&quot;&quot;;[.B26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67]=&quot;&quot;;[.A268];[.A268]+[.B267])" office:value-type="float" office:value="46630" calcext:value-type="float">
            <text:p>46630</text:p>
          </table:table-cell>
          <table:table-cell table:formula="of:=IF([.A268]=&quot;&quot;;[.B268];&quot;&quot;)" office:value-type="float" office:value="46630" calcext:value-type="float">
            <text:p>46630</text:p>
          </table:table-cell>
          <table:table-cell table:number-columns-repeated="2"/>
        </table:table-row>
        <table:table-row table:style-name="ro1">
          <table:table-cell office:value-type="float" office:value="10064" calcext:value-type="float">
            <text:p>10064</text:p>
          </table:table-cell>
          <table:table-cell table:formula="of:=IF([.A268]=&quot;&quot;;[.A269];[.A269]+[.B268])" office:value-type="float" office:value="10064" calcext:value-type="float">
            <text:p>10064</text:p>
          </table:table-cell>
          <table:table-cell table:formula="of:=IF([.A269]=&quot;&quot;;[.B26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69]=&quot;&quot;;[.A270];[.A270]+[.B269])" office:value-type="float" office:value="10064" calcext:value-type="float">
            <text:p>10064</text:p>
          </table:table-cell>
          <table:table-cell table:formula="of:=IF([.A270]=&quot;&quot;;[.B270];&quot;&quot;)" office:value-type="float" office:value="10064" calcext:value-type="float">
            <text:p>10064</text:p>
          </table:table-cell>
          <table:table-cell table:number-columns-repeated="2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formula="of:=IF([.A270]=&quot;&quot;;[.A271];[.A271]+[.B270])" office:value-type="float" office:value="9038" calcext:value-type="float">
            <text:p>9038</text:p>
          </table:table-cell>
          <table:table-cell table:formula="of:=IF([.A271]=&quot;&quot;;[.B2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653" calcext:value-type="float">
            <text:p>27653</text:p>
          </table:table-cell>
          <table:table-cell table:formula="of:=IF([.A271]=&quot;&quot;;[.A272];[.A272]+[.B271])" office:value-type="float" office:value="36691" calcext:value-type="float">
            <text:p>36691</text:p>
          </table:table-cell>
          <table:table-cell table:formula="of:=IF([.A272]=&quot;&quot;;[.B27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72]=&quot;&quot;;[.A273];[.A273]+[.B272])" office:value-type="float" office:value="36691" calcext:value-type="float">
            <text:p>36691</text:p>
          </table:table-cell>
          <table:table-cell table:formula="of:=IF([.A273]=&quot;&quot;;[.B273];&quot;&quot;)" office:value-type="float" office:value="36691" calcext:value-type="float">
            <text:p>36691</text:p>
          </table:table-cell>
          <table:table-cell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IF([.A273]=&quot;&quot;;[.A274];[.A274]+[.B273])" office:value-type="float" office:value="2574" calcext:value-type="float">
            <text:p>2574</text:p>
          </table:table-cell>
          <table:table-cell table:formula="of:=IF([.A274]=&quot;&quot;;[.B2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formula="of:=IF([.A274]=&quot;&quot;;[.A275];[.A275]+[.B274])" office:value-type="float" office:value="8579" calcext:value-type="float">
            <text:p>8579</text:p>
          </table:table-cell>
          <table:table-cell table:formula="of:=IF([.A275]=&quot;&quot;;[.B2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formula="of:=IF([.A275]=&quot;&quot;;[.A276];[.A276]+[.B275])" office:value-type="float" office:value="20292" calcext:value-type="float">
            <text:p>20292</text:p>
          </table:table-cell>
          <table:table-cell table:formula="of:=IF([.A276]=&quot;&quot;;[.B2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IF([.A276]=&quot;&quot;;[.A277];[.A277]+[.B276])" office:value-type="float" office:value="23040" calcext:value-type="float">
            <text:p>23040</text:p>
          </table:table-cell>
          <table:table-cell table:formula="of:=IF([.A277]=&quot;&quot;;[.B2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206" calcext:value-type="float">
            <text:p>10206</text:p>
          </table:table-cell>
          <table:table-cell table:formula="of:=IF([.A277]=&quot;&quot;;[.A278];[.A278]+[.B277])" office:value-type="float" office:value="33246" calcext:value-type="float">
            <text:p>33246</text:p>
          </table:table-cell>
          <table:table-cell table:formula="of:=IF([.A278]=&quot;&quot;;[.B27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78]=&quot;&quot;;[.A279];[.A279]+[.B278])" office:value-type="float" office:value="33246" calcext:value-type="float">
            <text:p>33246</text:p>
          </table:table-cell>
          <table:table-cell table:formula="of:=IF([.A279]=&quot;&quot;;[.B279];&quot;&quot;)" office:value-type="float" office:value="33246" calcext:value-type="float">
            <text:p>33246</text:p>
          </table:table-cell>
          <table:table-cell table:number-columns-repeated="2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IF([.A279]=&quot;&quot;;[.A280];[.A280]+[.B279])" office:value-type="float" office:value="3404" calcext:value-type="float">
            <text:p>3404</text:p>
          </table:table-cell>
          <table:table-cell table:formula="of:=IF([.A280]=&quot;&quot;;[.B2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IF([.A280]=&quot;&quot;;[.A281];[.A281]+[.B280])" office:value-type="float" office:value="7289" calcext:value-type="float">
            <text:p>7289</text:p>
          </table:table-cell>
          <table:table-cell table:formula="of:=IF([.A281]=&quot;&quot;;[.B2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formula="of:=IF([.A281]=&quot;&quot;;[.A282];[.A282]+[.B281])" office:value-type="float" office:value="13736" calcext:value-type="float">
            <text:p>13736</text:p>
          </table:table-cell>
          <table:table-cell table:formula="of:=IF([.A282]=&quot;&quot;;[.B2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formula="of:=IF([.A282]=&quot;&quot;;[.A283];[.A283]+[.B282])" office:value-type="float" office:value="20006" calcext:value-type="float">
            <text:p>20006</text:p>
          </table:table-cell>
          <table:table-cell table:formula="of:=IF([.A283]=&quot;&quot;;[.B2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IF([.A283]=&quot;&quot;;[.A284];[.A284]+[.B283])" office:value-type="float" office:value="23744" calcext:value-type="float">
            <text:p>23744</text:p>
          </table:table-cell>
          <table:table-cell table:formula="of:=IF([.A284]=&quot;&quot;;[.B2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IF([.A284]=&quot;&quot;;[.A285];[.A285]+[.B284])" office:value-type="float" office:value="29842" calcext:value-type="float">
            <text:p>29842</text:p>
          </table:table-cell>
          <table:table-cell table:formula="of:=IF([.A285]=&quot;&quot;;[.B2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formula="of:=IF([.A285]=&quot;&quot;;[.A286];[.A286]+[.B285])" office:value-type="float" office:value="34297" calcext:value-type="float">
            <text:p>34297</text:p>
          </table:table-cell>
          <table:table-cell table:formula="of:=IF([.A286]=&quot;&quot;;[.B2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formula="of:=IF([.A286]=&quot;&quot;;[.A287];[.A287]+[.B286])" office:value-type="float" office:value="38582" calcext:value-type="float">
            <text:p>38582</text:p>
          </table:table-cell>
          <table:table-cell table:formula="of:=IF([.A287]=&quot;&quot;;[.B2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formula="of:=IF([.A287]=&quot;&quot;;[.A288];[.A288]+[.B287])" office:value-type="float" office:value="41968" calcext:value-type="float">
            <text:p>41968</text:p>
          </table:table-cell>
          <table:table-cell table:formula="of:=IF([.A288]=&quot;&quot;;[.B2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IF([.A288]=&quot;&quot;;[.A289];[.A289]+[.B288])" office:value-type="float" office:value="44116" calcext:value-type="float">
            <text:p>44116</text:p>
          </table:table-cell>
          <table:table-cell table:formula="of:=IF([.A289]=&quot;&quot;;[.B2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formula="of:=IF([.A289]=&quot;&quot;;[.A290];[.A290]+[.B289])" office:value-type="float" office:value="50354" calcext:value-type="float">
            <text:p>50354</text:p>
          </table:table-cell>
          <table:table-cell table:formula="of:=IF([.A290]=&quot;&quot;;[.B2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.A290]=&quot;&quot;;[.A291];[.A291]+[.B290])" office:value-type="float" office:value="52811" calcext:value-type="float">
            <text:p>52811</text:p>
          </table:table-cell>
          <table:table-cell table:formula="of:=IF([.A291]=&quot;&quot;;[.B2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formula="of:=IF([.A291]=&quot;&quot;;[.A292];[.A292]+[.B291])" office:value-type="float" office:value="56782" calcext:value-type="float">
            <text:p>56782</text:p>
          </table:table-cell>
          <table:table-cell table:formula="of:=IF([.A292]=&quot;&quot;;[.B2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formula="of:=IF([.A292]=&quot;&quot;;[.A293];[.A293]+[.B292])" office:value-type="float" office:value="61791" calcext:value-type="float">
            <text:p>61791</text:p>
          </table:table-cell>
          <table:table-cell table:formula="of:=IF([.A293]=&quot;&quot;;[.B29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93]=&quot;&quot;;[.A294];[.A294]+[.B293])" office:value-type="float" office:value="61791" calcext:value-type="float">
            <text:p>61791</text:p>
          </table:table-cell>
          <table:table-cell table:formula="of:=IF([.A294]=&quot;&quot;;[.B294];&quot;&quot;)" office:value-type="float" office:value="61791" calcext:value-type="float">
            <text:p>61791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IF([.A294]=&quot;&quot;;[.A295];[.A295]+[.B294])" office:value-type="float" office:value="1964" calcext:value-type="float">
            <text:p>1964</text:p>
          </table:table-cell>
          <table:table-cell table:formula="of:=IF([.A295]=&quot;&quot;;[.B2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formula="of:=IF([.A295]=&quot;&quot;;[.A296];[.A296]+[.B295])" office:value-type="float" office:value="8982" calcext:value-type="float">
            <text:p>8982</text:p>
          </table:table-cell>
          <table:table-cell table:formula="of:=IF([.A296]=&quot;&quot;;[.B2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IF([.A296]=&quot;&quot;;[.A297];[.A297]+[.B296])" office:value-type="float" office:value="12005" calcext:value-type="float">
            <text:p>12005</text:p>
          </table:table-cell>
          <table:table-cell table:formula="of:=IF([.A297]=&quot;&quot;;[.B2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938" calcext:value-type="float">
            <text:p>13938</text:p>
          </table:table-cell>
          <table:table-cell table:formula="of:=IF([.A297]=&quot;&quot;;[.A298];[.A298]+[.B297])" office:value-type="float" office:value="25943" calcext:value-type="float">
            <text:p>25943</text:p>
          </table:table-cell>
          <table:table-cell table:formula="of:=IF([.A298]=&quot;&quot;;[.B2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IF([.A298]=&quot;&quot;;[.A299];[.A299]+[.B298])" office:value-type="float" office:value="28452" calcext:value-type="float">
            <text:p>28452</text:p>
          </table:table-cell>
          <table:table-cell table:formula="of:=IF([.A299]=&quot;&quot;;[.B2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formula="of:=IF([.A299]=&quot;&quot;;[.A300];[.A300]+[.B299])" office:value-type="float" office:value="37814" calcext:value-type="float">
            <text:p>37814</text:p>
          </table:table-cell>
          <table:table-cell table:formula="of:=IF([.A300]=&quot;&quot;;[.B30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00]=&quot;&quot;;[.A301];[.A301]+[.B300])" office:value-type="float" office:value="37814" calcext:value-type="float">
            <text:p>37814</text:p>
          </table:table-cell>
          <table:table-cell table:formula="of:=IF([.A301]=&quot;&quot;;[.B301];&quot;&quot;)" office:value-type="float" office:value="37814" calcext:value-type="float">
            <text:p>37814</text:p>
          </table:table-cell>
          <table:table-cell table:number-columns-repeated="2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formula="of:=IF([.A301]=&quot;&quot;;[.A302];[.A302]+[.B301])" office:value-type="float" office:value="5570" calcext:value-type="float">
            <text:p>5570</text:p>
          </table:table-cell>
          <table:table-cell table:formula="of:=IF([.A302]=&quot;&quot;;[.B3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formula="of:=IF([.A302]=&quot;&quot;;[.A303];[.A303]+[.B302])" office:value-type="float" office:value="11498" calcext:value-type="float">
            <text:p>11498</text:p>
          </table:table-cell>
          <table:table-cell table:formula="of:=IF([.A303]=&quot;&quot;;[.B3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formula="of:=IF([.A303]=&quot;&quot;;[.A304];[.A304]+[.B303])" office:value-type="float" office:value="19094" calcext:value-type="float">
            <text:p>19094</text:p>
          </table:table-cell>
          <table:table-cell table:formula="of:=IF([.A304]=&quot;&quot;;[.B3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formula="of:=IF([.A304]=&quot;&quot;;[.A305];[.A305]+[.B304])" office:value-type="float" office:value="26421" calcext:value-type="float">
            <text:p>26421</text:p>
          </table:table-cell>
          <table:table-cell table:formula="of:=IF([.A305]=&quot;&quot;;[.B3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305]=&quot;&quot;;[.A306];[.A306]+[.B305])" office:value-type="float" office:value="30288" calcext:value-type="float">
            <text:p>30288</text:p>
          </table:table-cell>
          <table:table-cell table:formula="of:=IF([.A306]=&quot;&quot;;[.B3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IF([.A306]=&quot;&quot;;[.A307];[.A307]+[.B306])" office:value-type="float" office:value="32415" calcext:value-type="float">
            <text:p>32415</text:p>
          </table:table-cell>
          <table:table-cell table:formula="of:=IF([.A307]=&quot;&quot;;[.B3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IF([.A307]=&quot;&quot;;[.A308];[.A308]+[.B307])" office:value-type="float" office:value="34888" calcext:value-type="float">
            <text:p>34888</text:p>
          </table:table-cell>
          <table:table-cell table:formula="of:=IF([.A308]=&quot;&quot;;[.B3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formula="of:=IF([.A308]=&quot;&quot;;[.A309];[.A309]+[.B308])" office:value-type="float" office:value="41519" calcext:value-type="float">
            <text:p>41519</text:p>
          </table:table-cell>
          <table:table-cell table:formula="of:=IF([.A309]=&quot;&quot;;[.B3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IF([.A309]=&quot;&quot;;[.A310];[.A310]+[.B309])" office:value-type="float" office:value="44033" calcext:value-type="float">
            <text:p>44033</text:p>
          </table:table-cell>
          <table:table-cell table:formula="of:=IF([.A310]=&quot;&quot;;[.B3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IF([.A310]=&quot;&quot;;[.A311];[.A311]+[.B310])" office:value-type="float" office:value="49718" calcext:value-type="float">
            <text:p>49718</text:p>
          </table:table-cell>
          <table:table-cell table:formula="of:=IF([.A311]=&quot;&quot;;[.B31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11]=&quot;&quot;;[.A312];[.A312]+[.B311])" office:value-type="float" office:value="49718" calcext:value-type="float">
            <text:p>49718</text:p>
          </table:table-cell>
          <table:table-cell table:formula="of:=IF([.A312]=&quot;&quot;;[.B312];&quot;&quot;)" office:value-type="float" office:value="49718" calcext:value-type="float">
            <text:p>49718</text:p>
          </table:table-cell>
          <table:table-cell table:number-columns-repeated="2"/>
        </table:table-row>
        <table:table-row table:style-name="ro1">
          <table:table-cell office:value-type="float" office:value="17379" calcext:value-type="float">
            <text:p>17379</text:p>
          </table:table-cell>
          <table:table-cell table:formula="of:=IF([.A312]=&quot;&quot;;[.A313];[.A313]+[.B312])" office:value-type="float" office:value="17379" calcext:value-type="float">
            <text:p>17379</text:p>
          </table:table-cell>
          <table:table-cell table:formula="of:=IF([.A313]=&quot;&quot;;[.B3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formula="of:=IF([.A313]=&quot;&quot;;[.A314];[.A314]+[.B313])" office:value-type="float" office:value="22945" calcext:value-type="float">
            <text:p>22945</text:p>
          </table:table-cell>
          <table:table-cell table:formula="of:=IF([.A314]=&quot;&quot;;[.B3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IF([.A314]=&quot;&quot;;[.A315];[.A315]+[.B314])" office:value-type="float" office:value="30322" calcext:value-type="float">
            <text:p>30322</text:p>
          </table:table-cell>
          <table:table-cell table:formula="of:=IF([.A315]=&quot;&quot;;[.B3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680" calcext:value-type="float">
            <text:p>11680</text:p>
          </table:table-cell>
          <table:table-cell table:formula="of:=IF([.A315]=&quot;&quot;;[.A316];[.A316]+[.B315])" office:value-type="float" office:value="42002" calcext:value-type="float">
            <text:p>42002</text:p>
          </table:table-cell>
          <table:table-cell table:formula="of:=IF([.A316]=&quot;&quot;;[.B31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16]=&quot;&quot;;[.A317];[.A317]+[.B316])" office:value-type="float" office:value="42002" calcext:value-type="float">
            <text:p>42002</text:p>
          </table:table-cell>
          <table:table-cell table:formula="of:=IF([.A317]=&quot;&quot;;[.B317];&quot;&quot;)" office:value-type="float" office:value="42002" calcext:value-type="float">
            <text:p>42002</text:p>
          </table:table-cell>
          <table:table-cell table:number-columns-repeated="2"/>
        </table:table-row>
        <table:table-row table:style-name="ro1">
          <table:table-cell office:value-type="float" office:value="11618" calcext:value-type="float">
            <text:p>11618</text:p>
          </table:table-cell>
          <table:table-cell table:formula="of:=IF([.A317]=&quot;&quot;;[.A318];[.A318]+[.B317])" office:value-type="float" office:value="11618" calcext:value-type="float">
            <text:p>11618</text:p>
          </table:table-cell>
          <table:table-cell table:formula="of:=IF([.A318]=&quot;&quot;;[.B3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formula="of:=IF([.A318]=&quot;&quot;;[.A319];[.A319]+[.B318])" office:value-type="float" office:value="20668" calcext:value-type="float">
            <text:p>20668</text:p>
          </table:table-cell>
          <table:table-cell table:formula="of:=IF([.A319]=&quot;&quot;;[.B3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IF([.A319]=&quot;&quot;;[.A320];[.A320]+[.B319])" office:value-type="float" office:value="24720" calcext:value-type="float">
            <text:p>24720</text:p>
          </table:table-cell>
          <table:table-cell table:formula="of:=IF([.A320]=&quot;&quot;;[.B3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formula="of:=IF([.A320]=&quot;&quot;;[.A321];[.A321]+[.B320])" office:value-type="float" office:value="31079" calcext:value-type="float">
            <text:p>31079</text:p>
          </table:table-cell>
          <table:table-cell table:formula="of:=IF([.A321]=&quot;&quot;;[.B3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formula="of:=IF([.A321]=&quot;&quot;;[.A322];[.A322]+[.B321])" office:value-type="float" office:value="40419" calcext:value-type="float">
            <text:p>40419</text:p>
          </table:table-cell>
          <table:table-cell table:formula="of:=IF([.A322]=&quot;&quot;;[.B3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formula="of:=IF([.A322]=&quot;&quot;;[.A323];[.A323]+[.B322])" office:value-type="float" office:value="51089" calcext:value-type="float">
            <text:p>51089</text:p>
          </table:table-cell>
          <table:table-cell table:formula="of:=IF([.A323]=&quot;&quot;;[.B3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IF([.A323]=&quot;&quot;;[.A324];[.A324]+[.B323])" office:value-type="float" office:value="53295" calcext:value-type="float">
            <text:p>53295</text:p>
          </table:table-cell>
          <table:table-cell table:formula="of:=IF([.A324]=&quot;&quot;;[.B32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24]=&quot;&quot;;[.A325];[.A325]+[.B324])" office:value-type="float" office:value="53295" calcext:value-type="float">
            <text:p>53295</text:p>
          </table:table-cell>
          <table:table-cell table:formula="of:=IF([.A325]=&quot;&quot;;[.B325];&quot;&quot;)" office:value-type="float" office:value="53295" calcext:value-type="float">
            <text:p>53295</text:p>
          </table:table-cell>
          <table:table-cell table:number-columns-repeated="2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IF([.A325]=&quot;&quot;;[.A326];[.A326]+[.B325])" office:value-type="float" office:value="3801" calcext:value-type="float">
            <text:p>3801</text:p>
          </table:table-cell>
          <table:table-cell table:formula="of:=IF([.A326]=&quot;&quot;;[.B3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formula="of:=IF([.A326]=&quot;&quot;;[.A327];[.A327]+[.B326])" office:value-type="float" office:value="11795" calcext:value-type="float">
            <text:p>11795</text:p>
          </table:table-cell>
          <table:table-cell table:formula="of:=IF([.A327]=&quot;&quot;;[.B3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IF([.A327]=&quot;&quot;;[.A328];[.A328]+[.B327])" office:value-type="float" office:value="13578" calcext:value-type="float">
            <text:p>13578</text:p>
          </table:table-cell>
          <table:table-cell table:formula="of:=IF([.A328]=&quot;&quot;;[.B3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formula="of:=IF([.A328]=&quot;&quot;;[.A329];[.A329]+[.B328])" office:value-type="float" office:value="21909" calcext:value-type="float">
            <text:p>21909</text:p>
          </table:table-cell>
          <table:table-cell table:formula="of:=IF([.A329]=&quot;&quot;;[.B3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formula="of:=IF([.A329]=&quot;&quot;;[.A330];[.A330]+[.B329])" office:value-type="float" office:value="30287" calcext:value-type="float">
            <text:p>30287</text:p>
          </table:table-cell>
          <table:table-cell table:formula="of:=IF([.A330]=&quot;&quot;;[.B3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formula="of:=IF([.A330]=&quot;&quot;;[.A331];[.A331]+[.B330])" office:value-type="float" office:value="38854" calcext:value-type="float">
            <text:p>38854</text:p>
          </table:table-cell>
          <table:table-cell table:formula="of:=IF([.A331]=&quot;&quot;;[.B3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formula="of:=IF([.A331]=&quot;&quot;;[.A332];[.A332]+[.B331])" office:value-type="float" office:value="45429" calcext:value-type="float">
            <text:p>45429</text:p>
          </table:table-cell>
          <table:table-cell table:formula="of:=IF([.A332]=&quot;&quot;;[.B3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formula="of:=IF([.A332]=&quot;&quot;;[.A333];[.A333]+[.B332])" office:value-type="float" office:value="51895" calcext:value-type="float">
            <text:p>51895</text:p>
          </table:table-cell>
          <table:table-cell table:formula="of:=IF([.A333]=&quot;&quot;;[.B3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formula="of:=IF([.A333]=&quot;&quot;;[.A334];[.A334]+[.B333])" office:value-type="float" office:value="58222" calcext:value-type="float">
            <text:p>58222</text:p>
          </table:table-cell>
          <table:table-cell table:formula="of:=IF([.A334]=&quot;&quot;;[.B3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formula="of:=IF([.A334]=&quot;&quot;;[.A335];[.A335]+[.B334])" office:value-type="float" office:value="65897" calcext:value-type="float">
            <text:p>65897</text:p>
          </table:table-cell>
          <table:table-cell table:formula="of:=IF([.A335]=&quot;&quot;;[.B33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35]=&quot;&quot;;[.A336];[.A336]+[.B335])" office:value-type="float" office:value="65897" calcext:value-type="float">
            <text:p>65897</text:p>
          </table:table-cell>
          <table:table-cell table:formula="of:=IF([.A336]=&quot;&quot;;[.B336];&quot;&quot;)" office:value-type="float" office:value="65897" calcext:value-type="float">
            <text:p>65897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IF([.A336]=&quot;&quot;;[.A337];[.A337]+[.B336])" office:value-type="float" office:value="1727" calcext:value-type="float">
            <text:p>1727</text:p>
          </table:table-cell>
          <table:table-cell table:formula="of:=IF([.A337]=&quot;&quot;;[.B3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formula="of:=IF([.A337]=&quot;&quot;;[.A338];[.A338]+[.B337])" office:value-type="float" office:value="6581" calcext:value-type="float">
            <text:p>6581</text:p>
          </table:table-cell>
          <table:table-cell table:formula="of:=IF([.A338]=&quot;&quot;;[.B3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316" calcext:value-type="float">
            <text:p>13316</text:p>
          </table:table-cell>
          <table:table-cell table:formula="of:=IF([.A338]=&quot;&quot;;[.A339];[.A339]+[.B338])" office:value-type="float" office:value="19897" calcext:value-type="float">
            <text:p>19897</text:p>
          </table:table-cell>
          <table:table-cell table:formula="of:=IF([.A339]=&quot;&quot;;[.B3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IF([.A339]=&quot;&quot;;[.A340];[.A340]+[.B339])" office:value-type="float" office:value="22174" calcext:value-type="float">
            <text:p>22174</text:p>
          </table:table-cell>
          <table:table-cell table:formula="of:=IF([.A340]=&quot;&quot;;[.B3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IF([.A340]=&quot;&quot;;[.A341];[.A341]+[.B340])" office:value-type="float" office:value="23176" calcext:value-type="float">
            <text:p>23176</text:p>
          </table:table-cell>
          <table:table-cell table:formula="of:=IF([.A341]=&quot;&quot;;[.B34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41]=&quot;&quot;;[.A342];[.A342]+[.B341])" office:value-type="float" office:value="23176" calcext:value-type="float">
            <text:p>23176</text:p>
          </table:table-cell>
          <table:table-cell table:formula="of:=IF([.A342]=&quot;&quot;;[.B342];&quot;&quot;)" office:value-type="float" office:value="23176" calcext:value-type="float">
            <text:p>23176</text:p>
          </table:table-cell>
          <table:table-cell table:number-columns-repeated="2"/>
        </table:table-row>
        <table:table-row table:style-name="ro1">
          <table:table-cell office:value-type="float" office:value="11508" calcext:value-type="float">
            <text:p>11508</text:p>
          </table:table-cell>
          <table:table-cell table:formula="of:=IF([.A342]=&quot;&quot;;[.A343];[.A343]+[.B342])" office:value-type="float" office:value="11508" calcext:value-type="float">
            <text:p>11508</text:p>
          </table:table-cell>
          <table:table-cell table:formula="of:=IF([.A343]=&quot;&quot;;[.B34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43]=&quot;&quot;;[.A344];[.A344]+[.B343])" office:value-type="float" office:value="11508" calcext:value-type="float">
            <text:p>11508</text:p>
          </table:table-cell>
          <table:table-cell table:formula="of:=IF([.A344]=&quot;&quot;;[.B344];&quot;&quot;)" office:value-type="float" office:value="11508" calcext:value-type="float">
            <text:p>11508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IF([.A344]=&quot;&quot;;[.A345];[.A345]+[.B344])" office:value-type="float" office:value="1466" calcext:value-type="float">
            <text:p>1466</text:p>
          </table:table-cell>
          <table:table-cell table:formula="of:=IF([.A345]=&quot;&quot;;[.B3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formula="of:=IF([.A345]=&quot;&quot;;[.A346];[.A346]+[.B345])" office:value-type="float" office:value="4249" calcext:value-type="float">
            <text:p>4249</text:p>
          </table:table-cell>
          <table:table-cell table:formula="of:=IF([.A346]=&quot;&quot;;[.B3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IF([.A346]=&quot;&quot;;[.A347];[.A347]+[.B346])" office:value-type="float" office:value="5497" calcext:value-type="float">
            <text:p>5497</text:p>
          </table:table-cell>
          <table:table-cell table:formula="of:=IF([.A347]=&quot;&quot;;[.B3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formula="of:=IF([.A347]=&quot;&quot;;[.A348];[.A348]+[.B347])" office:value-type="float" office:value="12388" calcext:value-type="float">
            <text:p>12388</text:p>
          </table:table-cell>
          <table:table-cell table:formula="of:=IF([.A348]=&quot;&quot;;[.B3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IF([.A348]=&quot;&quot;;[.A349];[.A349]+[.B348])" office:value-type="float" office:value="17450" calcext:value-type="float">
            <text:p>17450</text:p>
          </table:table-cell>
          <table:table-cell table:formula="of:=IF([.A349]=&quot;&quot;;[.B3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formula="of:=IF([.A349]=&quot;&quot;;[.A350];[.A350]+[.B349])" office:value-type="float" office:value="22126" calcext:value-type="float">
            <text:p>22126</text:p>
          </table:table-cell>
          <table:table-cell table:formula="of:=IF([.A350]=&quot;&quot;;[.B3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formula="of:=IF([.A350]=&quot;&quot;;[.A351];[.A351]+[.B350])" office:value-type="float" office:value="27518" calcext:value-type="float">
            <text:p>27518</text:p>
          </table:table-cell>
          <table:table-cell table:formula="of:=IF([.A351]=&quot;&quot;;[.B35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51]=&quot;&quot;;[.A352];[.A352]+[.B351])" office:value-type="float" office:value="27518" calcext:value-type="float">
            <text:p>27518</text:p>
          </table:table-cell>
          <table:table-cell table:formula="of:=IF([.A352]=&quot;&quot;;[.B352];&quot;&quot;)" office:value-type="float" office:value="27518" calcext:value-type="float">
            <text:p>27518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IF([.A352]=&quot;&quot;;[.A353];[.A353]+[.B352])" office:value-type="float" office:value="2309" calcext:value-type="float">
            <text:p>2309</text:p>
          </table:table-cell>
          <table:table-cell table:formula="of:=IF([.A353]=&quot;&quot;;[.B3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formula="of:=IF([.A353]=&quot;&quot;;[.A354];[.A354]+[.B353])" office:value-type="float" office:value="6654" calcext:value-type="float">
            <text:p>6654</text:p>
          </table:table-cell>
          <table:table-cell table:formula="of:=IF([.A354]=&quot;&quot;;[.B3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formula="of:=IF([.A354]=&quot;&quot;;[.A355];[.A355]+[.B354])" office:value-type="float" office:value="10715" calcext:value-type="float">
            <text:p>10715</text:p>
          </table:table-cell>
          <table:table-cell table:formula="of:=IF([.A355]=&quot;&quot;;[.B3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IF([.A355]=&quot;&quot;;[.A356];[.A356]+[.B355])" office:value-type="float" office:value="13006" calcext:value-type="float">
            <text:p>13006</text:p>
          </table:table-cell>
          <table:table-cell table:formula="of:=IF([.A356]=&quot;&quot;;[.B3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formula="of:=IF([.A356]=&quot;&quot;;[.A357];[.A357]+[.B356])" office:value-type="float" office:value="19182" calcext:value-type="float">
            <text:p>19182</text:p>
          </table:table-cell>
          <table:table-cell table:formula="of:=IF([.A357]=&quot;&quot;;[.B3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IF([.A357]=&quot;&quot;;[.A358];[.A358]+[.B357])" office:value-type="float" office:value="21202" calcext:value-type="float">
            <text:p>21202</text:p>
          </table:table-cell>
          <table:table-cell table:formula="of:=IF([.A358]=&quot;&quot;;[.B3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IF([.A358]=&quot;&quot;;[.A359];[.A359]+[.B358])" office:value-type="float" office:value="22554" calcext:value-type="float">
            <text:p>22554</text:p>
          </table:table-cell>
          <table:table-cell table:formula="of:=IF([.A359]=&quot;&quot;;[.B3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IF([.A359]=&quot;&quot;;[.A360];[.A360]+[.B359])" office:value-type="float" office:value="26877" calcext:value-type="float">
            <text:p>26877</text:p>
          </table:table-cell>
          <table:table-cell table:formula="of:=IF([.A360]=&quot;&quot;;[.B3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formula="of:=IF([.A360]=&quot;&quot;;[.A361];[.A361]+[.B360])" office:value-type="float" office:value="32826" calcext:value-type="float">
            <text:p>32826</text:p>
          </table:table-cell>
          <table:table-cell table:formula="of:=IF([.A361]=&quot;&quot;;[.B36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formula="of:=IF([.A361]=&quot;&quot;;[.A362];[.A362]+[.B361])" office:value-type="float" office:value="36212" calcext:value-type="float">
            <text:p>36212</text:p>
          </table:table-cell>
          <table:table-cell table:formula="of:=IF([.A362]=&quot;&quot;;[.B3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IF([.A362]=&quot;&quot;;[.A363];[.A363]+[.B362])" office:value-type="float" office:value="37665" calcext:value-type="float">
            <text:p>37665</text:p>
          </table:table-cell>
          <table:table-cell table:formula="of:=IF([.A363]=&quot;&quot;;[.B3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formula="of:=IF([.A363]=&quot;&quot;;[.A364];[.A364]+[.B363])" office:value-type="float" office:value="43936" calcext:value-type="float">
            <text:p>43936</text:p>
          </table:table-cell>
          <table:table-cell table:formula="of:=IF([.A364]=&quot;&quot;;[.B3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IF([.A364]=&quot;&quot;;[.A365];[.A365]+[.B364])" office:value-type="float" office:value="46342" calcext:value-type="float">
            <text:p>46342</text:p>
          </table:table-cell>
          <table:table-cell table:formula="of:=IF([.A365]=&quot;&quot;;[.B3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365]=&quot;&quot;;[.A366];[.A366]+[.B365])" office:value-type="float" office:value="50044" calcext:value-type="float">
            <text:p>50044</text:p>
          </table:table-cell>
          <table:table-cell table:formula="of:=IF([.A366]=&quot;&quot;;[.B36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66]=&quot;&quot;;[.A367];[.A367]+[.B366])" office:value-type="float" office:value="50044" calcext:value-type="float">
            <text:p>50044</text:p>
          </table:table-cell>
          <table:table-cell table:formula="of:=IF([.A367]=&quot;&quot;;[.B367];&quot;&quot;)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formula="of:=IF([.A367]=&quot;&quot;;[.A368];[.A368]+[.B367])" office:value-type="float" office:value="9874" calcext:value-type="float">
            <text:p>9874</text:p>
          </table:table-cell>
          <table:table-cell table:formula="of:=IF([.A368]=&quot;&quot;;[.B3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formula="of:=IF([.A368]=&quot;&quot;;[.A369];[.A369]+[.B368])" office:value-type="float" office:value="18925" calcext:value-type="float">
            <text:p>18925</text:p>
          </table:table-cell>
          <table:table-cell table:formula="of:=IF([.A369]=&quot;&quot;;[.B3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016" calcext:value-type="float">
            <text:p>11016</text:p>
          </table:table-cell>
          <table:table-cell table:formula="of:=IF([.A369]=&quot;&quot;;[.A370];[.A370]+[.B369])" office:value-type="float" office:value="29941" calcext:value-type="float">
            <text:p>29941</text:p>
          </table:table-cell>
          <table:table-cell table:formula="of:=IF([.A370]=&quot;&quot;;[.B3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formula="of:=IF([.A370]=&quot;&quot;;[.A371];[.A371]+[.B370])" office:value-type="float" office:value="35766" calcext:value-type="float">
            <text:p>35766</text:p>
          </table:table-cell>
          <table:table-cell table:formula="of:=IF([.A371]=&quot;&quot;;[.B3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formula="of:=IF([.A371]=&quot;&quot;;[.A372];[.A372]+[.B371])" office:value-type="float" office:value="44612" calcext:value-type="float">
            <text:p>44612</text:p>
          </table:table-cell>
          <table:table-cell table:formula="of:=IF([.A372]=&quot;&quot;;[.B3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IF([.A372]=&quot;&quot;;[.A373];[.A373]+[.B372])" office:value-type="float" office:value="46166" calcext:value-type="float">
            <text:p>46166</text:p>
          </table:table-cell>
          <table:table-cell table:formula="of:=IF([.A373]=&quot;&quot;;[.B3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formula="of:=IF([.A373]=&quot;&quot;;[.A374];[.A374]+[.B373])" office:value-type="float" office:value="53905" calcext:value-type="float">
            <text:p>53905</text:p>
          </table:table-cell>
          <table:table-cell table:formula="of:=IF([.A374]=&quot;&quot;;[.B37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74]=&quot;&quot;;[.A375];[.A375]+[.B374])" office:value-type="float" office:value="53905" calcext:value-type="float">
            <text:p>53905</text:p>
          </table:table-cell>
          <table:table-cell table:formula="of:=IF([.A375]=&quot;&quot;;[.B375];&quot;&quot;)" office:value-type="float" office:value="53905" calcext:value-type="float">
            <text:p>53905</text:p>
          </table:table-cell>
          <table:table-cell table:number-columns-repeated="2"/>
        </table:table-row>
        <table:table-row table:style-name="ro1">
          <table:table-cell office:value-type="float" office:value="23528" calcext:value-type="float">
            <text:p>23528</text:p>
          </table:table-cell>
          <table:table-cell table:formula="of:=IF([.A375]=&quot;&quot;;[.A376];[.A376]+[.B375])" office:value-type="float" office:value="23528" calcext:value-type="float">
            <text:p>23528</text:p>
          </table:table-cell>
          <table:table-cell table:formula="of:=IF([.A376]=&quot;&quot;;[.B37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76]=&quot;&quot;;[.A377];[.A377]+[.B376])" office:value-type="float" office:value="23528" calcext:value-type="float">
            <text:p>23528</text:p>
          </table:table-cell>
          <table:table-cell table:formula="of:=IF([.A377]=&quot;&quot;;[.B377];&quot;&quot;)" office:value-type="float" office:value="23528" calcext:value-type="float">
            <text:p>23528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IF([.A377]=&quot;&quot;;[.A378];[.A378]+[.B377])" office:value-type="float" office:value="1043" calcext:value-type="float">
            <text:p>1043</text:p>
          </table:table-cell>
          <table:table-cell table:formula="of:=IF([.A378]=&quot;&quot;;[.B3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formula="of:=IF([.A378]=&quot;&quot;;[.A379];[.A379]+[.B378])" office:value-type="float" office:value="9237" calcext:value-type="float">
            <text:p>9237</text:p>
          </table:table-cell>
          <table:table-cell table:formula="of:=IF([.A379]=&quot;&quot;;[.B3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IF([.A379]=&quot;&quot;;[.A380];[.A380]+[.B379])" office:value-type="float" office:value="12605" calcext:value-type="float">
            <text:p>12605</text:p>
          </table:table-cell>
          <table:table-cell table:formula="of:=IF([.A380]=&quot;&quot;;[.B3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formula="of:=IF([.A380]=&quot;&quot;;[.A381];[.A381]+[.B380])" office:value-type="float" office:value="21671" calcext:value-type="float">
            <text:p>21671</text:p>
          </table:table-cell>
          <table:table-cell table:formula="of:=IF([.A381]=&quot;&quot;;[.B3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formula="of:=IF([.A381]=&quot;&quot;;[.A382];[.A382]+[.B381])" office:value-type="float" office:value="30760" calcext:value-type="float">
            <text:p>30760</text:p>
          </table:table-cell>
          <table:table-cell table:formula="of:=IF([.A382]=&quot;&quot;;[.B3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formula="of:=IF([.A382]=&quot;&quot;;[.A383];[.A383]+[.B382])" office:value-type="float" office:value="38934" calcext:value-type="float">
            <text:p>38934</text:p>
          </table:table-cell>
          <table:table-cell table:formula="of:=IF([.A383]=&quot;&quot;;[.B38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83]=&quot;&quot;;[.A384];[.A384]+[.B383])" office:value-type="float" office:value="38934" calcext:value-type="float">
            <text:p>38934</text:p>
          </table:table-cell>
          <table:table-cell table:formula="of:=IF([.A384]=&quot;&quot;;[.B384];&quot;&quot;)" office:value-type="float" office:value="38934" calcext:value-type="float">
            <text:p>38934</text:p>
          </table:table-cell>
          <table:table-cell table:number-columns-repeated="2"/>
        </table:table-row>
        <table:table-row table:style-name="ro1">
          <table:table-cell office:value-type="float" office:value="10746" calcext:value-type="float">
            <text:p>10746</text:p>
          </table:table-cell>
          <table:table-cell table:formula="of:=IF([.A384]=&quot;&quot;;[.A385];[.A385]+[.B384])" office:value-type="float" office:value="10746" calcext:value-type="float">
            <text:p>10746</text:p>
          </table:table-cell>
          <table:table-cell table:formula="of:=IF([.A385]=&quot;&quot;;[.B3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formula="of:=IF([.A385]=&quot;&quot;;[.A386];[.A386]+[.B385])" office:value-type="float" office:value="20476" calcext:value-type="float">
            <text:p>20476</text:p>
          </table:table-cell>
          <table:table-cell table:formula="of:=IF([.A386]=&quot;&quot;;[.B3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40" calcext:value-type="float">
            <text:p>11740</text:p>
          </table:table-cell>
          <table:table-cell table:formula="of:=IF([.A386]=&quot;&quot;;[.A387];[.A387]+[.B386])" office:value-type="float" office:value="32216" calcext:value-type="float">
            <text:p>32216</text:p>
          </table:table-cell>
          <table:table-cell table:formula="of:=IF([.A387]=&quot;&quot;;[.B3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formula="of:=IF([.A387]=&quot;&quot;;[.A388];[.A388]+[.B387])" office:value-type="float" office:value="42271" calcext:value-type="float">
            <text:p>42271</text:p>
          </table:table-cell>
          <table:table-cell table:formula="of:=IF([.A388]=&quot;&quot;;[.B3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formula="of:=IF([.A388]=&quot;&quot;;[.A389];[.A389]+[.B388])" office:value-type="float" office:value="49464" calcext:value-type="float">
            <text:p>49464</text:p>
          </table:table-cell>
          <table:table-cell table:formula="of:=IF([.A389]=&quot;&quot;;[.B3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904" calcext:value-type="float">
            <text:p>13904</text:p>
          </table:table-cell>
          <table:table-cell table:formula="of:=IF([.A389]=&quot;&quot;;[.A390];[.A390]+[.B389])" office:value-type="float" office:value="63368" calcext:value-type="float">
            <text:p>63368</text:p>
          </table:table-cell>
          <table:table-cell table:formula="of:=IF([.A390]=&quot;&quot;;[.B39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390]=&quot;&quot;;[.A391];[.A391]+[.B390])" office:value-type="float" office:value="63368" calcext:value-type="float">
            <text:p>63368</text:p>
          </table:table-cell>
          <table:table-cell table:formula="of:=IF([.A391]=&quot;&quot;;[.B391];&quot;&quot;)" office:value-type="float" office:value="63368" calcext:value-type="float">
            <text:p>63368</text:p>
          </table:table-cell>
          <table:table-cell table:number-columns-repeated="2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formula="of:=IF([.A391]=&quot;&quot;;[.A392];[.A392]+[.B391])" office:value-type="float" office:value="6215" calcext:value-type="float">
            <text:p>6215</text:p>
          </table:table-cell>
          <table:table-cell table:formula="of:=IF([.A392]=&quot;&quot;;[.B3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IF([.A392]=&quot;&quot;;[.A393];[.A393]+[.B392])" office:value-type="float" office:value="8100" calcext:value-type="float">
            <text:p>8100</text:p>
          </table:table-cell>
          <table:table-cell table:formula="of:=IF([.A393]=&quot;&quot;;[.B3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formula="of:=IF([.A393]=&quot;&quot;;[.A394];[.A394]+[.B393])" office:value-type="float" office:value="13329" calcext:value-type="float">
            <text:p>13329</text:p>
          </table:table-cell>
          <table:table-cell table:formula="of:=IF([.A394]=&quot;&quot;;[.B3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formula="of:=IF([.A394]=&quot;&quot;;[.A395];[.A395]+[.B394])" office:value-type="float" office:value="19998" calcext:value-type="float">
            <text:p>19998</text:p>
          </table:table-cell>
          <table:table-cell table:formula="of:=IF([.A395]=&quot;&quot;;[.B3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formula="of:=IF([.A395]=&quot;&quot;;[.A396];[.A396]+[.B395])" office:value-type="float" office:value="26957" calcext:value-type="float">
            <text:p>26957</text:p>
          </table:table-cell>
          <table:table-cell table:formula="of:=IF([.A396]=&quot;&quot;;[.B3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IF([.A396]=&quot;&quot;;[.A397];[.A397]+[.B396])" office:value-type="float" office:value="31931" calcext:value-type="float">
            <text:p>31931</text:p>
          </table:table-cell>
          <table:table-cell table:formula="of:=IF([.A397]=&quot;&quot;;[.B3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IF([.A397]=&quot;&quot;;[.A398];[.A398]+[.B397])" office:value-type="float" office:value="34051" calcext:value-type="float">
            <text:p>34051</text:p>
          </table:table-cell>
          <table:table-cell table:formula="of:=IF([.A398]=&quot;&quot;;[.B3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IF([.A398]=&quot;&quot;;[.A399];[.A399]+[.B398])" office:value-type="float" office:value="35349" calcext:value-type="float">
            <text:p>35349</text:p>
          </table:table-cell>
          <table:table-cell table:formula="of:=IF([.A399]=&quot;&quot;;[.B3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IF([.A399]=&quot;&quot;;[.A400];[.A400]+[.B399])" office:value-type="float" office:value="36779" calcext:value-type="float">
            <text:p>36779</text:p>
          </table:table-cell>
          <table:table-cell table:formula="of:=IF([.A400]=&quot;&quot;;[.B4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formula="of:=IF([.A400]=&quot;&quot;;[.A401];[.A401]+[.B400])" office:value-type="float" office:value="42900" calcext:value-type="float">
            <text:p>42900</text:p>
          </table:table-cell>
          <table:table-cell table:formula="of:=IF([.A401]=&quot;&quot;;[.B40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401]=&quot;&quot;;[.A402];[.A402]+[.B401])" office:value-type="float" office:value="42900" calcext:value-type="float">
            <text:p>42900</text:p>
          </table:table-cell>
          <table:table-cell table:formula="of:=IF([.A402]=&quot;&quot;;[.B402];&quot;&quot;)" office:value-type="float" office:value="42900" calcext:value-type="float">
            <text:p>42900</text:p>
          </table:table-cell>
          <table:table-cell table:number-columns-repeated="2"/>
        </table:table-row>
        <table:table-row table:style-name="ro1">
          <table:table-cell office:value-type="float" office:value="14723" calcext:value-type="float">
            <text:p>14723</text:p>
          </table:table-cell>
          <table:table-cell table:formula="of:=IF([.A402]=&quot;&quot;;[.A403];[.A403]+[.B402])" office:value-type="float" office:value="14723" calcext:value-type="float">
            <text:p>14723</text:p>
          </table:table-cell>
          <table:table-cell table:formula="of:=IF([.A403]=&quot;&quot;;[.B4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715" calcext:value-type="float">
            <text:p>32715</text:p>
          </table:table-cell>
          <table:table-cell table:formula="of:=IF([.A403]=&quot;&quot;;[.A404];[.A404]+[.B403])" office:value-type="float" office:value="47438" calcext:value-type="float">
            <text:p>47438</text:p>
          </table:table-cell>
          <table:table-cell table:formula="of:=IF([.A404]=&quot;&quot;;[.B40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404]=&quot;&quot;;[.A405];[.A405]+[.B404])" office:value-type="float" office:value="47438" calcext:value-type="float">
            <text:p>47438</text:p>
          </table:table-cell>
          <table:table-cell table:formula="of:=IF([.A405]=&quot;&quot;;[.B405];&quot;&quot;)" office:value-type="float" office:value="47438" calcext:value-type="float">
            <text:p>47438</text:p>
          </table:table-cell>
          <table:table-cell table:number-columns-repeated="2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formula="of:=IF([.A405]=&quot;&quot;;[.A406];[.A406]+[.B405])" office:value-type="float" office:value="5783" calcext:value-type="float">
            <text:p>5783</text:p>
          </table:table-cell>
          <table:table-cell table:formula="of:=IF([.A406]=&quot;&quot;;[.B4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IF([.A406]=&quot;&quot;;[.A407];[.A407]+[.B406])" office:value-type="float" office:value="6881" calcext:value-type="float">
            <text:p>6881</text:p>
          </table:table-cell>
          <table:table-cell table:formula="of:=IF([.A407]=&quot;&quot;;[.B4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formula="of:=IF([.A407]=&quot;&quot;;[.A408];[.A408]+[.B407])" office:value-type="float" office:value="12056" calcext:value-type="float">
            <text:p>12056</text:p>
          </table:table-cell>
          <table:table-cell table:formula="of:=IF([.A408]=&quot;&quot;;[.B4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formula="of:=IF([.A408]=&quot;&quot;;[.A409];[.A409]+[.B408])" office:value-type="float" office:value="16341" calcext:value-type="float">
            <text:p>16341</text:p>
          </table:table-cell>
          <table:table-cell table:formula="of:=IF([.A409]=&quot;&quot;;[.B4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IF([.A409]=&quot;&quot;;[.A410];[.A410]+[.B409])" office:value-type="float" office:value="21114" calcext:value-type="float">
            <text:p>21114</text:p>
          </table:table-cell>
          <table:table-cell table:formula="of:=IF([.A410]=&quot;&quot;;[.B4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formula="of:=IF([.A410]=&quot;&quot;;[.A411];[.A411]+[.B410])" office:value-type="float" office:value="24275" calcext:value-type="float">
            <text:p>24275</text:p>
          </table:table-cell>
          <table:table-cell table:formula="of:=IF([.A411]=&quot;&quot;;[.B4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formula="of:=IF([.A411]=&quot;&quot;;[.A412];[.A412]+[.B411])" office:value-type="float" office:value="29282" calcext:value-type="float">
            <text:p>29282</text:p>
          </table:table-cell>
          <table:table-cell table:formula="of:=IF([.A412]=&quot;&quot;;[.B4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IF([.A412]=&quot;&quot;;[.A413];[.A413]+[.B412])" office:value-type="float" office:value="31508" calcext:value-type="float">
            <text:p>31508</text:p>
          </table:table-cell>
          <table:table-cell table:formula="of:=IF([.A413]=&quot;&quot;;[.B4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IF([.A413]=&quot;&quot;;[.A414];[.A414]+[.B413])" office:value-type="float" office:value="36944" calcext:value-type="float">
            <text:p>36944</text:p>
          </table:table-cell>
          <table:table-cell table:formula="of:=IF([.A414]=&quot;&quot;;[.B4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formula="of:=IF([.A414]=&quot;&quot;;[.A415];[.A415]+[.B414])" office:value-type="float" office:value="43021" calcext:value-type="float">
            <text:p>43021</text:p>
          </table:table-cell>
          <table:table-cell table:formula="of:=IF([.A415]=&quot;&quot;;[.B4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formula="of:=IF([.A415]=&quot;&quot;;[.A416];[.A416]+[.B415])" office:value-type="float" office:value="47481" calcext:value-type="float">
            <text:p>47481</text:p>
          </table:table-cell>
          <table:table-cell table:formula="of:=IF([.A416]=&quot;&quot;;[.B4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formula="of:=IF([.A416]=&quot;&quot;;[.A417];[.A417]+[.B416])" office:value-type="float" office:value="52013" calcext:value-type="float">
            <text:p>52013</text:p>
          </table:table-cell>
          <table:table-cell table:formula="of:=IF([.A417]=&quot;&quot;;[.B4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IF([.A417]=&quot;&quot;;[.A418];[.A418]+[.B417])" office:value-type="float" office:value="54263" calcext:value-type="float">
            <text:p>54263</text:p>
          </table:table-cell>
          <table:table-cell table:formula="of:=IF([.A418]=&quot;&quot;;[.B4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formula="of:=IF([.A418]=&quot;&quot;;[.A419];[.A419]+[.B418])" office:value-type="float" office:value="58628" calcext:value-type="float">
            <text:p>58628</text:p>
          </table:table-cell>
          <table:table-cell table:formula="of:=IF([.A419]=&quot;&quot;;[.B4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IF([.A419]=&quot;&quot;;[.A420];[.A420]+[.B419])" office:value-type="float" office:value="60695" calcext:value-type="float">
            <text:p>60695</text:p>
          </table:table-cell>
          <table:table-cell table:formula="of:=IF([.A420]=&quot;&quot;;[.B42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420]=&quot;&quot;;[.A421];[.A421]+[.B420])" office:value-type="float" office:value="60695" calcext:value-type="float">
            <text:p>60695</text:p>
          </table:table-cell>
          <table:table-cell table:formula="of:=IF([.A421]=&quot;&quot;;[.B421];&quot;&quot;)" office:value-type="float" office:value="60695" calcext:value-type="float">
            <text:p>60695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IF([.A421]=&quot;&quot;;[.A422];[.A422]+[.B421])" office:value-type="float" office:value="6400" calcext:value-type="float">
            <text:p>6400</text:p>
          </table:table-cell>
          <table:table-cell table:formula="of:=IF([.A422]=&quot;&quot;;[.B4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IF([.A422]=&quot;&quot;;[.A423];[.A423]+[.B422])" office:value-type="float" office:value="8928" calcext:value-type="float">
            <text:p>8928</text:p>
          </table:table-cell>
          <table:table-cell table:formula="of:=IF([.A423]=&quot;&quot;;[.B4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IF([.A423]=&quot;&quot;;[.A424];[.A424]+[.B423])" office:value-type="float" office:value="11353" calcext:value-type="float">
            <text:p>11353</text:p>
          </table:table-cell>
          <table:table-cell table:formula="of:=IF([.A424]=&quot;&quot;;[.B4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IF([.A424]=&quot;&quot;;[.A425];[.A425]+[.B424])" office:value-type="float" office:value="15001" calcext:value-type="float">
            <text:p>15001</text:p>
          </table:table-cell>
          <table:table-cell table:formula="of:=IF([.A425]=&quot;&quot;;[.B4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IF([.A425]=&quot;&quot;;[.A426];[.A426]+[.B425])" office:value-type="float" office:value="17882" calcext:value-type="float">
            <text:p>17882</text:p>
          </table:table-cell>
          <table:table-cell table:formula="of:=IF([.A426]=&quot;&quot;;[.B4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formula="of:=IF([.A426]=&quot;&quot;;[.A427];[.A427]+[.B426])" office:value-type="float" office:value="21024" calcext:value-type="float">
            <text:p>21024</text:p>
          </table:table-cell>
          <table:table-cell table:formula="of:=IF([.A427]=&quot;&quot;;[.B4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formula="of:=IF([.A427]=&quot;&quot;;[.A428];[.A428]+[.B427])" office:value-type="float" office:value="27701" calcext:value-type="float">
            <text:p>27701</text:p>
          </table:table-cell>
          <table:table-cell table:formula="of:=IF([.A428]=&quot;&quot;;[.B4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formula="of:=IF([.A428]=&quot;&quot;;[.A429];[.A429]+[.B428])" office:value-type="float" office:value="33599" calcext:value-type="float">
            <text:p>33599</text:p>
          </table:table-cell>
          <table:table-cell table:formula="of:=IF([.A429]=&quot;&quot;;[.B4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IF([.A429]=&quot;&quot;;[.A430];[.A430]+[.B429])" office:value-type="float" office:value="35957" calcext:value-type="float">
            <text:p>35957</text:p>
          </table:table-cell>
          <table:table-cell table:formula="of:=IF([.A430]=&quot;&quot;;[.B4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formula="of:=IF([.A430]=&quot;&quot;;[.A431];[.A431]+[.B430])" office:value-type="float" office:value="42508" calcext:value-type="float">
            <text:p>42508</text:p>
          </table:table-cell>
          <table:table-cell table:formula="of:=IF([.A431]=&quot;&quot;;[.B4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formula="of:=IF([.A431]=&quot;&quot;;[.A432];[.A432]+[.B431])" office:value-type="float" office:value="45226" calcext:value-type="float">
            <text:p>45226</text:p>
          </table:table-cell>
          <table:table-cell table:formula="of:=IF([.A432]=&quot;&quot;;[.B4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IF([.A432]=&quot;&quot;;[.A433];[.A433]+[.B432])" office:value-type="float" office:value="46294" calcext:value-type="float">
            <text:p>46294</text:p>
          </table:table-cell>
          <table:table-cell table:formula="of:=IF([.A433]=&quot;&quot;;[.B43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433]=&quot;&quot;;[.A434];[.A434]+[.B433])" office:value-type="float" office:value="46294" calcext:value-type="float">
            <text:p>46294</text:p>
          </table:table-cell>
          <table:table-cell table:formula="of:=IF([.A434]=&quot;&quot;;[.B434];&quot;&quot;)" office:value-type="float" office:value="46294" calcext:value-type="float">
            <text:p>46294</text:p>
          </table:table-cell>
          <table:table-cell table:number-columns-repeated="2"/>
        </table:table-row>
        <table:table-row table:style-name="ro1">
          <table:table-cell office:value-type="float" office:value="26003" calcext:value-type="float">
            <text:p>26003</text:p>
          </table:table-cell>
          <table:table-cell table:formula="of:=IF([.A434]=&quot;&quot;;[.A435];[.A435]+[.B434])" office:value-type="float" office:value="26003" calcext:value-type="float">
            <text:p>26003</text:p>
          </table:table-cell>
          <table:table-cell table:formula="of:=IF([.A435]=&quot;&quot;;[.B4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903" calcext:value-type="float">
            <text:p>35903</text:p>
          </table:table-cell>
          <table:table-cell table:formula="of:=IF([.A435]=&quot;&quot;;[.A436];[.A436]+[.B435])" office:value-type="float" office:value="61906" calcext:value-type="float">
            <text:p>61906</text:p>
          </table:table-cell>
          <table:table-cell table:formula="of:=IF([.A436]=&quot;&quot;;[.B43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436]=&quot;&quot;;[.A437];[.A437]+[.B436])" office:value-type="float" office:value="61906" calcext:value-type="float">
            <text:p>61906</text:p>
          </table:table-cell>
          <table:table-cell table:formula="of:=IF([.A437]=&quot;&quot;;[.B437];&quot;&quot;)" office:value-type="float" office:value="61906" calcext:value-type="float">
            <text:p>61906</text:p>
          </table:table-cell>
          <table:table-cell table:number-columns-repeated="2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IF([.A437]=&quot;&quot;;[.A438];[.A438]+[.B437])" office:value-type="float" office:value="5639" calcext:value-type="float">
            <text:p>5639</text:p>
          </table:table-cell>
          <table:table-cell table:formula="of:=IF([.A438]=&quot;&quot;;[.B4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IF([.A438]=&quot;&quot;;[.A439];[.A439]+[.B438])" office:value-type="float" office:value="8270" calcext:value-type="float">
            <text:p>8270</text:p>
          </table:table-cell>
          <table:table-cell table:formula="of:=IF([.A439]=&quot;&quot;;[.B4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formula="of:=IF([.A439]=&quot;&quot;;[.A440];[.A440]+[.B439])" office:value-type="float" office:value="14228" calcext:value-type="float">
            <text:p>14228</text:p>
          </table:table-cell>
          <table:table-cell table:formula="of:=IF([.A440]=&quot;&quot;;[.B4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formula="of:=IF([.A440]=&quot;&quot;;[.A441];[.A441]+[.B440])" office:value-type="float" office:value="19996" calcext:value-type="float">
            <text:p>19996</text:p>
          </table:table-cell>
          <table:table-cell table:formula="of:=IF([.A441]=&quot;&quot;;[.B4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IF([.A441]=&quot;&quot;;[.A442];[.A442]+[.B441])" office:value-type="float" office:value="21594" calcext:value-type="float">
            <text:p>21594</text:p>
          </table:table-cell>
          <table:table-cell table:formula="of:=IF([.A442]=&quot;&quot;;[.B4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IF([.A442]=&quot;&quot;;[.A443];[.A443]+[.B442])" office:value-type="float" office:value="23993" calcext:value-type="float">
            <text:p>23993</text:p>
          </table:table-cell>
          <table:table-cell table:formula="of:=IF([.A443]=&quot;&quot;;[.B4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IF([.A443]=&quot;&quot;;[.A444];[.A444]+[.B443])" office:value-type="float" office:value="26027" calcext:value-type="float">
            <text:p>26027</text:p>
          </table:table-cell>
          <table:table-cell table:formula="of:=IF([.A444]=&quot;&quot;;[.B4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formula="of:=IF([.A444]=&quot;&quot;;[.A445];[.A445]+[.B444])" office:value-type="float" office:value="31339" calcext:value-type="float">
            <text:p>31339</text:p>
          </table:table-cell>
          <table:table-cell table:formula="of:=IF([.A445]=&quot;&quot;;[.B4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formula="of:=IF([.A445]=&quot;&quot;;[.A446];[.A446]+[.B445])" office:value-type="float" office:value="36635" calcext:value-type="float">
            <text:p>36635</text:p>
          </table:table-cell>
          <table:table-cell table:formula="of:=IF([.A446]=&quot;&quot;;[.B4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IF([.A446]=&quot;&quot;;[.A447];[.A447]+[.B446])" office:value-type="float" office:value="39051" calcext:value-type="float">
            <text:p>39051</text:p>
          </table:table-cell>
          <table:table-cell table:formula="of:=IF([.A447]=&quot;&quot;;[.B4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formula="of:=IF([.A447]=&quot;&quot;;[.A448];[.A448]+[.B447])" office:value-type="float" office:value="43153" calcext:value-type="float">
            <text:p>43153</text:p>
          </table:table-cell>
          <table:table-cell table:formula="of:=IF([.A448]=&quot;&quot;;[.B4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formula="of:=IF([.A448]=&quot;&quot;;[.A449];[.A449]+[.B448])" office:value-type="float" office:value="48640" calcext:value-type="float">
            <text:p>48640</text:p>
          </table:table-cell>
          <table:table-cell table:formula="of:=IF([.A449]=&quot;&quot;;[.B4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formula="of:=IF([.A449]=&quot;&quot;;[.A450];[.A450]+[.B449])" office:value-type="float" office:value="53343" calcext:value-type="float">
            <text:p>53343</text:p>
          </table:table-cell>
          <table:table-cell table:formula="of:=IF([.A450]=&quot;&quot;;[.B45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450]=&quot;&quot;;[.A451];[.A451]+[.B450])" office:value-type="float" office:value="53343" calcext:value-type="float">
            <text:p>53343</text:p>
          </table:table-cell>
          <table:table-cell table:formula="of:=IF([.A451]=&quot;&quot;;[.B451];&quot;&quot;)" office:value-type="float" office:value="53343" calcext:value-type="float">
            <text:p>53343</text:p>
          </table:table-cell>
          <table:table-cell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IF([.A451]=&quot;&quot;;[.A452];[.A452]+[.B451])" office:value-type="float" office:value="2570" calcext:value-type="float">
            <text:p>2570</text:p>
          </table:table-cell>
          <table:table-cell table:formula="of:=IF([.A452]=&quot;&quot;;[.B4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formula="of:=IF([.A452]=&quot;&quot;;[.A453];[.A453]+[.B452])" office:value-type="float" office:value="10936" calcext:value-type="float">
            <text:p>10936</text:p>
          </table:table-cell>
          <table:table-cell table:formula="of:=IF([.A453]=&quot;&quot;;[.B4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formula="of:=IF([.A453]=&quot;&quot;;[.A454];[.A454]+[.B453])" office:value-type="float" office:value="16117" calcext:value-type="float">
            <text:p>16117</text:p>
          </table:table-cell>
          <table:table-cell table:formula="of:=IF([.A454]=&quot;&quot;;[.B4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IF([.A454]=&quot;&quot;;[.A455];[.A455]+[.B454])" office:value-type="float" office:value="18562" calcext:value-type="float">
            <text:p>18562</text:p>
          </table:table-cell>
          <table:table-cell table:formula="of:=IF([.A455]=&quot;&quot;;[.B4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formula="of:=IF([.A455]=&quot;&quot;;[.A456];[.A456]+[.B455])" office:value-type="float" office:value="23724" calcext:value-type="float">
            <text:p>23724</text:p>
          </table:table-cell>
          <table:table-cell table:formula="of:=IF([.A456]=&quot;&quot;;[.B4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formula="of:=IF([.A456]=&quot;&quot;;[.A457];[.A457]+[.B456])" office:value-type="float" office:value="31326" calcext:value-type="float">
            <text:p>31326</text:p>
          </table:table-cell>
          <table:table-cell table:formula="of:=IF([.A457]=&quot;&quot;;[.B4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formula="of:=IF([.A457]=&quot;&quot;;[.A458];[.A458]+[.B457])" office:value-type="float" office:value="38499" calcext:value-type="float">
            <text:p>38499</text:p>
          </table:table-cell>
          <table:table-cell table:formula="of:=IF([.A458]=&quot;&quot;;[.B4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formula="of:=IF([.A458]=&quot;&quot;;[.A459];[.A459]+[.B458])" office:value-type="float" office:value="45786" calcext:value-type="float">
            <text:p>45786</text:p>
          </table:table-cell>
          <table:table-cell table:formula="of:=IF([.A459]=&quot;&quot;;[.B4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formula="of:=IF([.A459]=&quot;&quot;;[.A460];[.A460]+[.B459])" office:value-type="float" office:value="51330" calcext:value-type="float">
            <text:p>51330</text:p>
          </table:table-cell>
          <table:table-cell table:formula="of:=IF([.A460]=&quot;&quot;;[.B46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460]=&quot;&quot;;[.A461];[.A461]+[.B460])" office:value-type="float" office:value="51330" calcext:value-type="float">
            <text:p>51330</text:p>
          </table:table-cell>
          <table:table-cell table:formula="of:=IF([.A461]=&quot;&quot;;[.B461];&quot;&quot;)" office:value-type="float" office:value="51330" calcext:value-type="float">
            <text:p>51330</text:p>
          </table:table-cell>
          <table:table-cell table:number-columns-repeated="2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IF([.A461]=&quot;&quot;;[.A462];[.A462]+[.B461])" office:value-type="float" office:value="7471" calcext:value-type="float">
            <text:p>7471</text:p>
          </table:table-cell>
          <table:table-cell table:formula="of:=IF([.A462]=&quot;&quot;;[.B4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IF([.A462]=&quot;&quot;;[.A463];[.A463]+[.B462])" office:value-type="float" office:value="9331" calcext:value-type="float">
            <text:p>9331</text:p>
          </table:table-cell>
          <table:table-cell table:formula="of:=IF([.A463]=&quot;&quot;;[.B4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formula="of:=IF([.A463]=&quot;&quot;;[.A464];[.A464]+[.B463])" office:value-type="float" office:value="15385" calcext:value-type="float">
            <text:p>15385</text:p>
          </table:table-cell>
          <table:table-cell table:formula="of:=IF([.A464]=&quot;&quot;;[.B4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formula="of:=IF([.A464]=&quot;&quot;;[.A465];[.A465]+[.B464])" office:value-type="float" office:value="20191" calcext:value-type="float">
            <text:p>20191</text:p>
          </table:table-cell>
          <table:table-cell table:formula="of:=IF([.A465]=&quot;&quot;;[.B4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formula="of:=IF([.A465]=&quot;&quot;;[.A466];[.A466]+[.B465])" office:value-type="float" office:value="28194" calcext:value-type="float">
            <text:p>28194</text:p>
          </table:table-cell>
          <table:table-cell table:formula="of:=IF([.A466]=&quot;&quot;;[.B4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formula="of:=IF([.A466]=&quot;&quot;;[.A467];[.A467]+[.B466])" office:value-type="float" office:value="35722" calcext:value-type="float">
            <text:p>35722</text:p>
          </table:table-cell>
          <table:table-cell table:formula="of:=IF([.A467]=&quot;&quot;;[.B4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IF([.A467]=&quot;&quot;;[.A468];[.A468]+[.B467])" office:value-type="float" office:value="36951" calcext:value-type="float">
            <text:p>36951</text:p>
          </table:table-cell>
          <table:table-cell table:formula="of:=IF([.A468]=&quot;&quot;;[.B4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formula="of:=IF([.A468]=&quot;&quot;;[.A469];[.A469]+[.B468])" office:value-type="float" office:value="45636" calcext:value-type="float">
            <text:p>45636</text:p>
          </table:table-cell>
          <table:table-cell table:formula="of:=IF([.A469]=&quot;&quot;;[.B4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formula="of:=IF([.A469]=&quot;&quot;;[.A470];[.A470]+[.B469])" office:value-type="float" office:value="53257" calcext:value-type="float">
            <text:p>53257</text:p>
          </table:table-cell>
          <table:table-cell table:formula="of:=IF([.A470]=&quot;&quot;;[.B4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formula="of:=IF([.A470]=&quot;&quot;;[.A471];[.A471]+[.B470])" office:value-type="float" office:value="61915" calcext:value-type="float">
            <text:p>61915</text:p>
          </table:table-cell>
          <table:table-cell table:formula="of:=IF([.A471]=&quot;&quot;;[.B47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471]=&quot;&quot;;[.A472];[.A472]+[.B471])" office:value-type="float" office:value="61915" calcext:value-type="float">
            <text:p>61915</text:p>
          </table:table-cell>
          <table:table-cell table:formula="of:=IF([.A472]=&quot;&quot;;[.B472];&quot;&quot;)" office:value-type="float" office:value="61915" calcext:value-type="float">
            <text:p>61915</text:p>
          </table:table-cell>
          <table:table-cell table:number-columns-repeated="2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IF([.A472]=&quot;&quot;;[.A473];[.A473]+[.B472])" office:value-type="float" office:value="2772" calcext:value-type="float">
            <text:p>2772</text:p>
          </table:table-cell>
          <table:table-cell table:formula="of:=IF([.A473]=&quot;&quot;;[.B4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IF([.A473]=&quot;&quot;;[.A474];[.A474]+[.B473])" office:value-type="float" office:value="6140" calcext:value-type="float">
            <text:p>6140</text:p>
          </table:table-cell>
          <table:table-cell table:formula="of:=IF([.A474]=&quot;&quot;;[.B4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IF([.A474]=&quot;&quot;;[.A475];[.A475]+[.B474])" office:value-type="float" office:value="8292" calcext:value-type="float">
            <text:p>8292</text:p>
          </table:table-cell>
          <table:table-cell table:formula="of:=IF([.A475]=&quot;&quot;;[.B4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formula="of:=IF([.A475]=&quot;&quot;;[.A476];[.A476]+[.B475])" office:value-type="float" office:value="13667" calcext:value-type="float">
            <text:p>13667</text:p>
          </table:table-cell>
          <table:table-cell table:formula="of:=IF([.A476]=&quot;&quot;;[.B4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formula="of:=IF([.A476]=&quot;&quot;;[.A477];[.A477]+[.B476])" office:value-type="float" office:value="16276" calcext:value-type="float">
            <text:p>16276</text:p>
          </table:table-cell>
          <table:table-cell table:formula="of:=IF([.A477]=&quot;&quot;;[.B4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formula="of:=IF([.A477]=&quot;&quot;;[.A478];[.A478]+[.B477])" office:value-type="float" office:value="24383" calcext:value-type="float">
            <text:p>24383</text:p>
          </table:table-cell>
          <table:table-cell table:formula="of:=IF([.A478]=&quot;&quot;;[.B4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formula="of:=IF([.A478]=&quot;&quot;;[.A479];[.A479]+[.B478])" office:value-type="float" office:value="31363" calcext:value-type="float">
            <text:p>31363</text:p>
          </table:table-cell>
          <table:table-cell table:formula="of:=IF([.A479]=&quot;&quot;;[.B4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formula="of:=IF([.A479]=&quot;&quot;;[.A480];[.A480]+[.B479])" office:value-type="float" office:value="35846" calcext:value-type="float">
            <text:p>35846</text:p>
          </table:table-cell>
          <table:table-cell table:formula="of:=IF([.A480]=&quot;&quot;;[.B4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formula="of:=IF([.A480]=&quot;&quot;;[.A481];[.A481]+[.B480])" office:value-type="float" office:value="41123" calcext:value-type="float">
            <text:p>41123</text:p>
          </table:table-cell>
          <table:table-cell table:formula="of:=IF([.A481]=&quot;&quot;;[.B4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IF([.A481]=&quot;&quot;;[.A482];[.A482]+[.B481])" office:value-type="float" office:value="44010" calcext:value-type="float">
            <text:p>44010</text:p>
          </table:table-cell>
          <table:table-cell table:formula="of:=IF([.A482]=&quot;&quot;;[.B48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482]=&quot;&quot;;[.A483];[.A483]+[.B482])" office:value-type="float" office:value="44010" calcext:value-type="float">
            <text:p>44010</text:p>
          </table:table-cell>
          <table:table-cell table:formula="of:=IF([.A483]=&quot;&quot;;[.B483];&quot;&quot;)" office:value-type="float" office:value="44010" calcext:value-type="float">
            <text:p>44010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formula="of:=IF([.A483]=&quot;&quot;;[.A484];[.A484]+[.B483])" office:value-type="float" office:value="5247" calcext:value-type="float">
            <text:p>5247</text:p>
          </table:table-cell>
          <table:table-cell table:formula="of:=IF([.A484]=&quot;&quot;;[.B4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IF([.A484]=&quot;&quot;;[.A485];[.A485]+[.B484])" office:value-type="float" office:value="8004" calcext:value-type="float">
            <text:p>8004</text:p>
          </table:table-cell>
          <table:table-cell table:formula="of:=IF([.A485]=&quot;&quot;;[.B4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formula="of:=IF([.A485]=&quot;&quot;;[.A486];[.A486]+[.B485])" office:value-type="float" office:value="13567" calcext:value-type="float">
            <text:p>13567</text:p>
          </table:table-cell>
          <table:table-cell table:formula="of:=IF([.A486]=&quot;&quot;;[.B4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IF([.A486]=&quot;&quot;;[.A487];[.A487]+[.B486])" office:value-type="float" office:value="16282" calcext:value-type="float">
            <text:p>16282</text:p>
          </table:table-cell>
          <table:table-cell table:formula="of:=IF([.A487]=&quot;&quot;;[.B4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IF([.A487]=&quot;&quot;;[.A488];[.A488]+[.B487])" office:value-type="float" office:value="17949" calcext:value-type="float">
            <text:p>17949</text:p>
          </table:table-cell>
          <table:table-cell table:formula="of:=IF([.A488]=&quot;&quot;;[.B4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IF([.A488]=&quot;&quot;;[.A489];[.A489]+[.B488])" office:value-type="float" office:value="19175" calcext:value-type="float">
            <text:p>19175</text:p>
          </table:table-cell>
          <table:table-cell table:formula="of:=IF([.A489]=&quot;&quot;;[.B4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formula="of:=IF([.A489]=&quot;&quot;;[.A490];[.A490]+[.B489])" office:value-type="float" office:value="24275" calcext:value-type="float">
            <text:p>24275</text:p>
          </table:table-cell>
          <table:table-cell table:formula="of:=IF([.A490]=&quot;&quot;;[.B4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formula="of:=IF([.A490]=&quot;&quot;;[.A491];[.A491]+[.B490])" office:value-type="float" office:value="29681" calcext:value-type="float">
            <text:p>29681</text:p>
          </table:table-cell>
          <table:table-cell table:formula="of:=IF([.A491]=&quot;&quot;;[.B4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formula="of:=IF([.A491]=&quot;&quot;;[.A492];[.A492]+[.B491])" office:value-type="float" office:value="33042" calcext:value-type="float">
            <text:p>33042</text:p>
          </table:table-cell>
          <table:table-cell table:formula="of:=IF([.A492]=&quot;&quot;;[.B4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IF([.A492]=&quot;&quot;;[.A493];[.A493]+[.B492])" office:value-type="float" office:value="34915" calcext:value-type="float">
            <text:p>34915</text:p>
          </table:table-cell>
          <table:table-cell table:formula="of:=IF([.A493]=&quot;&quot;;[.B4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IF([.A493]=&quot;&quot;;[.A494];[.A494]+[.B493])" office:value-type="float" office:value="36169" calcext:value-type="float">
            <text:p>36169</text:p>
          </table:table-cell>
          <table:table-cell table:formula="of:=IF([.A494]=&quot;&quot;;[.B4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[.A494]=&quot;&quot;;[.A495];[.A495]+[.B494])" office:value-type="float" office:value="37624" calcext:value-type="float">
            <text:p>37624</text:p>
          </table:table-cell>
          <table:table-cell table:formula="of:=IF([.A495]=&quot;&quot;;[.B4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formula="of:=IF([.A495]=&quot;&quot;;[.A496];[.A496]+[.B495])" office:value-type="float" office:value="42743" calcext:value-type="float">
            <text:p>42743</text:p>
          </table:table-cell>
          <table:table-cell table:formula="of:=IF([.A496]=&quot;&quot;;[.B4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formula="of:=IF([.A496]=&quot;&quot;;[.A497];[.A497]+[.B496])" office:value-type="float" office:value="48802" calcext:value-type="float">
            <text:p>48802</text:p>
          </table:table-cell>
          <table:table-cell table:formula="of:=IF([.A497]=&quot;&quot;;[.B4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formula="of:=IF([.A497]=&quot;&quot;;[.A498];[.A498]+[.B497])" office:value-type="float" office:value="54565" calcext:value-type="float">
            <text:p>54565</text:p>
          </table:table-cell>
          <table:table-cell table:formula="of:=IF([.A498]=&quot;&quot;;[.B49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498]=&quot;&quot;;[.A499];[.A499]+[.B498])" office:value-type="float" office:value="54565" calcext:value-type="float">
            <text:p>54565</text:p>
          </table:table-cell>
          <table:table-cell table:formula="of:=IF([.A499]=&quot;&quot;;[.B499];&quot;&quot;)" office:value-type="float" office:value="54565" calcext:value-type="float">
            <text:p>54565</text:p>
          </table:table-cell>
          <table:table-cell table:number-columns-repeated="2"/>
        </table:table-row>
        <table:table-row table:style-name="ro1">
          <table:table-cell office:value-type="float" office:value="36308" calcext:value-type="float">
            <text:p>36308</text:p>
          </table:table-cell>
          <table:table-cell table:formula="of:=IF([.A499]=&quot;&quot;;[.A500];[.A500]+[.B499])" office:value-type="float" office:value="36308" calcext:value-type="float">
            <text:p>36308</text:p>
          </table:table-cell>
          <table:table-cell table:formula="of:=IF([.A500]=&quot;&quot;;[.B50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00]=&quot;&quot;;[.A501];[.A501]+[.B500])" office:value-type="float" office:value="36308" calcext:value-type="float">
            <text:p>36308</text:p>
          </table:table-cell>
          <table:table-cell table:formula="of:=IF([.A501]=&quot;&quot;;[.B501];&quot;&quot;)" office:value-type="float" office:value="36308" calcext:value-type="float">
            <text:p>36308</text:p>
          </table:table-cell>
          <table:table-cell table:number-columns-repeated="2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formula="of:=IF([.A501]=&quot;&quot;;[.A502];[.A502]+[.B501])" office:value-type="float" office:value="10652" calcext:value-type="float">
            <text:p>10652</text:p>
          </table:table-cell>
          <table:table-cell table:formula="of:=IF([.A502]=&quot;&quot;;[.B5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IF([.A502]=&quot;&quot;;[.A503];[.A503]+[.B502])" office:value-type="float" office:value="13121" calcext:value-type="float">
            <text:p>13121</text:p>
          </table:table-cell>
          <table:table-cell table:formula="of:=IF([.A503]=&quot;&quot;;[.B5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IF([.A503]=&quot;&quot;;[.A504];[.A504]+[.B503])" office:value-type="float" office:value="19020" calcext:value-type="float">
            <text:p>19020</text:p>
          </table:table-cell>
          <table:table-cell table:formula="of:=IF([.A504]=&quot;&quot;;[.B5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IF([.A504]=&quot;&quot;;[.A505];[.A505]+[.B504])" office:value-type="float" office:value="22129" calcext:value-type="float">
            <text:p>22129</text:p>
          </table:table-cell>
          <table:table-cell table:formula="of:=IF([.A505]=&quot;&quot;;[.B5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formula="of:=IF([.A505]=&quot;&quot;;[.A506];[.A506]+[.B505])" office:value-type="float" office:value="31645" calcext:value-type="float">
            <text:p>31645</text:p>
          </table:table-cell>
          <table:table-cell table:formula="of:=IF([.A506]=&quot;&quot;;[.B5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506]=&quot;&quot;;[.A507];[.A507]+[.B506])" office:value-type="float" office:value="32965" calcext:value-type="float">
            <text:p>32965</text:p>
          </table:table-cell>
          <table:table-cell table:formula="of:=IF([.A507]=&quot;&quot;;[.B5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formula="of:=IF([.A507]=&quot;&quot;;[.A508];[.A508]+[.B507])" office:value-type="float" office:value="38462" calcext:value-type="float">
            <text:p>38462</text:p>
          </table:table-cell>
          <table:table-cell table:formula="of:=IF([.A508]=&quot;&quot;;[.B5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formula="of:=IF([.A508]=&quot;&quot;;[.A509];[.A509]+[.B508])" office:value-type="float" office:value="46580" calcext:value-type="float">
            <text:p>46580</text:p>
          </table:table-cell>
          <table:table-cell table:formula="of:=IF([.A509]=&quot;&quot;;[.B50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09]=&quot;&quot;;[.A510];[.A510]+[.B509])" office:value-type="float" office:value="46580" calcext:value-type="float">
            <text:p>46580</text:p>
          </table:table-cell>
          <table:table-cell table:formula="of:=IF([.A510]=&quot;&quot;;[.B510];&quot;&quot;)" office:value-type="float" office:value="46580" calcext:value-type="float">
            <text:p>46580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IF([.A510]=&quot;&quot;;[.A511];[.A511]+[.B510])" office:value-type="float" office:value="1633" calcext:value-type="float">
            <text:p>1633</text:p>
          </table:table-cell>
          <table:table-cell table:formula="of:=IF([.A511]=&quot;&quot;;[.B5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728" calcext:value-type="float">
            <text:p>36728</text:p>
          </table:table-cell>
          <table:table-cell table:formula="of:=IF([.A511]=&quot;&quot;;[.A512];[.A512]+[.B511])" office:value-type="float" office:value="38361" calcext:value-type="float">
            <text:p>38361</text:p>
          </table:table-cell>
          <table:table-cell table:formula="of:=IF([.A512]=&quot;&quot;;[.B51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12]=&quot;&quot;;[.A513];[.A513]+[.B512])" office:value-type="float" office:value="38361" calcext:value-type="float">
            <text:p>38361</text:p>
          </table:table-cell>
          <table:table-cell table:formula="of:=IF([.A513]=&quot;&quot;;[.B513];&quot;&quot;)" office:value-type="float" office:value="38361" calcext:value-type="float">
            <text:p>38361</text:p>
          </table:table-cell>
          <table:table-cell table:number-columns-repeated="2"/>
        </table:table-row>
        <table:table-row table:style-name="ro1">
          <table:table-cell office:value-type="float" office:value="15311" calcext:value-type="float">
            <text:p>15311</text:p>
          </table:table-cell>
          <table:table-cell table:formula="of:=IF([.A513]=&quot;&quot;;[.A514];[.A514]+[.B513])" office:value-type="float" office:value="15311" calcext:value-type="float">
            <text:p>15311</text:p>
          </table:table-cell>
          <table:table-cell table:formula="of:=IF([.A514]=&quot;&quot;;[.B5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IF([.A514]=&quot;&quot;;[.A515];[.A515]+[.B514])" office:value-type="float" office:value="31111" calcext:value-type="float">
            <text:p>31111</text:p>
          </table:table-cell>
          <table:table-cell table:formula="of:=IF([.A515]=&quot;&quot;;[.B5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.A515]=&quot;&quot;;[.A516];[.A516]+[.B515])" office:value-type="float" office:value="33456" calcext:value-type="float">
            <text:p>33456</text:p>
          </table:table-cell>
          <table:table-cell table:formula="of:=IF([.A516]=&quot;&quot;;[.B51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16]=&quot;&quot;;[.A517];[.A517]+[.B516])" office:value-type="float" office:value="33456" calcext:value-type="float">
            <text:p>33456</text:p>
          </table:table-cell>
          <table:table-cell table:formula="of:=IF([.A517]=&quot;&quot;;[.B517];&quot;&quot;)" office:value-type="float" office:value="33456" calcext:value-type="float">
            <text:p>33456</text:p>
          </table:table-cell>
          <table:table-cell table:number-columns-repeated="2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formula="of:=IF([.A517]=&quot;&quot;;[.A518];[.A518]+[.B517])" office:value-type="float" office:value="8798" calcext:value-type="float">
            <text:p>8798</text:p>
          </table:table-cell>
          <table:table-cell table:formula="of:=IF([.A518]=&quot;&quot;;[.B5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formula="of:=IF([.A518]=&quot;&quot;;[.A519];[.A519]+[.B518])" office:value-type="float" office:value="16379" calcext:value-type="float">
            <text:p>16379</text:p>
          </table:table-cell>
          <table:table-cell table:formula="of:=IF([.A519]=&quot;&quot;;[.B5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IF([.A519]=&quot;&quot;;[.A520];[.A520]+[.B519])" office:value-type="float" office:value="18656" calcext:value-type="float">
            <text:p>18656</text:p>
          </table:table-cell>
          <table:table-cell table:formula="of:=IF([.A520]=&quot;&quot;;[.B5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formula="of:=IF([.A520]=&quot;&quot;;[.A521];[.A521]+[.B520])" office:value-type="float" office:value="26810" calcext:value-type="float">
            <text:p>26810</text:p>
          </table:table-cell>
          <table:table-cell table:formula="of:=IF([.A521]=&quot;&quot;;[.B5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875" calcext:value-type="float">
            <text:p>10875</text:p>
          </table:table-cell>
          <table:table-cell table:formula="of:=IF([.A521]=&quot;&quot;;[.A522];[.A522]+[.B521])" office:value-type="float" office:value="37685" calcext:value-type="float">
            <text:p>37685</text:p>
          </table:table-cell>
          <table:table-cell table:formula="of:=IF([.A522]=&quot;&quot;;[.B5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formula="of:=IF([.A522]=&quot;&quot;;[.A523];[.A523]+[.B522])" office:value-type="float" office:value="45007" calcext:value-type="float">
            <text:p>45007</text:p>
          </table:table-cell>
          <table:table-cell table:formula="of:=IF([.A523]=&quot;&quot;;[.B5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formula="of:=IF([.A523]=&quot;&quot;;[.A524];[.A524]+[.B523])" office:value-type="float" office:value="51152" calcext:value-type="float">
            <text:p>51152</text:p>
          </table:table-cell>
          <table:table-cell table:formula="of:=IF([.A524]=&quot;&quot;;[.B52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24]=&quot;&quot;;[.A525];[.A525]+[.B524])" office:value-type="float" office:value="51152" calcext:value-type="float">
            <text:p>51152</text:p>
          </table:table-cell>
          <table:table-cell table:formula="of:=IF([.A525]=&quot;&quot;;[.B525];&quot;&quot;)" office:value-type="float" office:value="51152" calcext:value-type="float">
            <text:p>51152</text:p>
          </table:table-cell>
          <table:table-cell table:number-columns-repeated="2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formula="of:=IF([.A525]=&quot;&quot;;[.A526];[.A526]+[.B525])" office:value-type="float" office:value="9637" calcext:value-type="float">
            <text:p>9637</text:p>
          </table:table-cell>
          <table:table-cell table:formula="of:=IF([.A526]=&quot;&quot;;[.B5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IF([.A526]=&quot;&quot;;[.A527];[.A527]+[.B526])" office:value-type="float" office:value="13334" calcext:value-type="float">
            <text:p>13334</text:p>
          </table:table-cell>
          <table:table-cell table:formula="of:=IF([.A527]=&quot;&quot;;[.B5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IF([.A527]=&quot;&quot;;[.A528];[.A528]+[.B527])" office:value-type="float" office:value="17347" calcext:value-type="float">
            <text:p>17347</text:p>
          </table:table-cell>
          <table:table-cell table:formula="of:=IF([.A528]=&quot;&quot;;[.B5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IF([.A528]=&quot;&quot;;[.A529];[.A529]+[.B528])" office:value-type="float" office:value="20878" calcext:value-type="float">
            <text:p>20878</text:p>
          </table:table-cell>
          <table:table-cell table:formula="of:=IF([.A529]=&quot;&quot;;[.B5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formula="of:=IF([.A529]=&quot;&quot;;[.A530];[.A530]+[.B529])" office:value-type="float" office:value="31205" calcext:value-type="float">
            <text:p>31205</text:p>
          </table:table-cell>
          <table:table-cell table:formula="of:=IF([.A530]=&quot;&quot;;[.B5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formula="of:=IF([.A530]=&quot;&quot;;[.A531];[.A531]+[.B530])" office:value-type="float" office:value="38768" calcext:value-type="float">
            <text:p>38768</text:p>
          </table:table-cell>
          <table:table-cell table:formula="of:=IF([.A531]=&quot;&quot;;[.B5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formula="of:=IF([.A531]=&quot;&quot;;[.A532];[.A532]+[.B531])" office:value-type="float" office:value="48653" calcext:value-type="float">
            <text:p>48653</text:p>
          </table:table-cell>
          <table:table-cell table:formula="of:=IF([.A532]=&quot;&quot;;[.B5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IF([.A532]=&quot;&quot;;[.A533];[.A533]+[.B532])" office:value-type="float" office:value="51650" calcext:value-type="float">
            <text:p>51650</text:p>
          </table:table-cell>
          <table:table-cell table:formula="of:=IF([.A533]=&quot;&quot;;[.B53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33]=&quot;&quot;;[.A534];[.A534]+[.B533])" office:value-type="float" office:value="51650" calcext:value-type="float">
            <text:p>51650</text:p>
          </table:table-cell>
          <table:table-cell table:formula="of:=IF([.A534]=&quot;&quot;;[.B534];&quot;&quot;)" office:value-type="float" office:value="51650" calcext:value-type="float">
            <text:p>51650</text:p>
          </table:table-cell>
          <table:table-cell table:number-columns-repeated="2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formula="of:=IF([.A534]=&quot;&quot;;[.A535];[.A535]+[.B534])" office:value-type="float" office:value="4043" calcext:value-type="float">
            <text:p>4043</text:p>
          </table:table-cell>
          <table:table-cell table:formula="of:=IF([.A535]=&quot;&quot;;[.B5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IF([.A535]=&quot;&quot;;[.A536];[.A536]+[.B535])" office:value-type="float" office:value="6612" calcext:value-type="float">
            <text:p>6612</text:p>
          </table:table-cell>
          <table:table-cell table:formula="of:=IF([.A536]=&quot;&quot;;[.B5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formula="of:=IF([.A536]=&quot;&quot;;[.A537];[.A537]+[.B536])" office:value-type="float" office:value="12651" calcext:value-type="float">
            <text:p>12651</text:p>
          </table:table-cell>
          <table:table-cell table:formula="of:=IF([.A537]=&quot;&quot;;[.B5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[.A537]=&quot;&quot;;[.A538];[.A538]+[.B537])" office:value-type="float" office:value="14618" calcext:value-type="float">
            <text:p>14618</text:p>
          </table:table-cell>
          <table:table-cell table:formula="of:=IF([.A538]=&quot;&quot;;[.B5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formula="of:=IF([.A538]=&quot;&quot;;[.A539];[.A539]+[.B538])" office:value-type="float" office:value="22061" calcext:value-type="float">
            <text:p>22061</text:p>
          </table:table-cell>
          <table:table-cell table:formula="of:=IF([.A539]=&quot;&quot;;[.B5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IF([.A539]=&quot;&quot;;[.A540];[.A540]+[.B539])" office:value-type="float" office:value="25420" calcext:value-type="float">
            <text:p>25420</text:p>
          </table:table-cell>
          <table:table-cell table:formula="of:=IF([.A540]=&quot;&quot;;[.B5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IF([.A540]=&quot;&quot;;[.A541];[.A541]+[.B540])" office:value-type="float" office:value="27743" calcext:value-type="float">
            <text:p>27743</text:p>
          </table:table-cell>
          <table:table-cell table:formula="of:=IF([.A541]=&quot;&quot;;[.B5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formula="of:=IF([.A541]=&quot;&quot;;[.A542];[.A542]+[.B541])" office:value-type="float" office:value="33887" calcext:value-type="float">
            <text:p>33887</text:p>
          </table:table-cell>
          <table:table-cell table:formula="of:=IF([.A542]=&quot;&quot;;[.B5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formula="of:=IF([.A542]=&quot;&quot;;[.A543];[.A543]+[.B542])" office:value-type="float" office:value="40147" calcext:value-type="float">
            <text:p>40147</text:p>
          </table:table-cell>
          <table:table-cell table:formula="of:=IF([.A543]=&quot;&quot;;[.B5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IF([.A543]=&quot;&quot;;[.A544];[.A544]+[.B543])" office:value-type="float" office:value="43078" calcext:value-type="float">
            <text:p>43078</text:p>
          </table:table-cell>
          <table:table-cell table:formula="of:=IF([.A544]=&quot;&quot;;[.B5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IF([.A544]=&quot;&quot;;[.A545];[.A545]+[.B544])" office:value-type="float" office:value="44394" calcext:value-type="float">
            <text:p>44394</text:p>
          </table:table-cell>
          <table:table-cell table:formula="of:=IF([.A545]=&quot;&quot;;[.B54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45]=&quot;&quot;;[.A546];[.A546]+[.B545])" office:value-type="float" office:value="44394" calcext:value-type="float">
            <text:p>44394</text:p>
          </table:table-cell>
          <table:table-cell table:formula="of:=IF([.A546]=&quot;&quot;;[.B546];&quot;&quot;)" office:value-type="float" office:value="44394" calcext:value-type="float">
            <text:p>44394</text:p>
          </table:table-cell>
          <table:table-cell table:number-columns-repeated="2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formula="of:=IF([.A546]=&quot;&quot;;[.A547];[.A547]+[.B546])" office:value-type="float" office:value="4511" calcext:value-type="float">
            <text:p>4511</text:p>
          </table:table-cell>
          <table:table-cell table:formula="of:=IF([.A547]=&quot;&quot;;[.B5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formula="of:=IF([.A547]=&quot;&quot;;[.A548];[.A548]+[.B547])" office:value-type="float" office:value="15119" calcext:value-type="float">
            <text:p>15119</text:p>
          </table:table-cell>
          <table:table-cell table:formula="of:=IF([.A548]=&quot;&quot;;[.B5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203" calcext:value-type="float">
            <text:p>16203</text:p>
          </table:table-cell>
          <table:table-cell table:formula="of:=IF([.A548]=&quot;&quot;;[.A549];[.A549]+[.B548])" office:value-type="float" office:value="31322" calcext:value-type="float">
            <text:p>31322</text:p>
          </table:table-cell>
          <table:table-cell table:formula="of:=IF([.A549]=&quot;&quot;;[.B5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formula="of:=IF([.A549]=&quot;&quot;;[.A550];[.A550]+[.B549])" office:value-type="float" office:value="37207" calcext:value-type="float">
            <text:p>37207</text:p>
          </table:table-cell>
          <table:table-cell table:formula="of:=IF([.A550]=&quot;&quot;;[.B5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.A550]=&quot;&quot;;[.A551];[.A551]+[.B550])" office:value-type="float" office:value="43016" calcext:value-type="float">
            <text:p>43016</text:p>
          </table:table-cell>
          <table:table-cell table:formula="of:=IF([.A551]=&quot;&quot;;[.B55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51]=&quot;&quot;;[.A552];[.A552]+[.B551])" office:value-type="float" office:value="43016" calcext:value-type="float">
            <text:p>43016</text:p>
          </table:table-cell>
          <table:table-cell table:formula="of:=IF([.A552]=&quot;&quot;;[.B552];&quot;&quot;)" office:value-type="float" office:value="43016" calcext:value-type="float">
            <text:p>43016</text:p>
          </table:table-cell>
          <table:table-cell table:number-columns-repeated="2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formula="of:=IF([.A552]=&quot;&quot;;[.A553];[.A553]+[.B552])" office:value-type="float" office:value="4708" calcext:value-type="float">
            <text:p>4708</text:p>
          </table:table-cell>
          <table:table-cell table:formula="of:=IF([.A553]=&quot;&quot;;[.B5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formula="of:=IF([.A553]=&quot;&quot;;[.A554];[.A554]+[.B553])" office:value-type="float" office:value="14114" calcext:value-type="float">
            <text:p>14114</text:p>
          </table:table-cell>
          <table:table-cell table:formula="of:=IF([.A554]=&quot;&quot;;[.B5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formula="of:=IF([.A554]=&quot;&quot;;[.A555];[.A555]+[.B554])" office:value-type="float" office:value="22734" calcext:value-type="float">
            <text:p>22734</text:p>
          </table:table-cell>
          <table:table-cell table:formula="of:=IF([.A555]=&quot;&quot;;[.B5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formula="of:=IF([.A555]=&quot;&quot;;[.A556];[.A556]+[.B555])" office:value-type="float" office:value="30652" calcext:value-type="float">
            <text:p>30652</text:p>
          </table:table-cell>
          <table:table-cell table:formula="of:=IF([.A556]=&quot;&quot;;[.B5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formula="of:=IF([.A556]=&quot;&quot;;[.A557];[.A557]+[.B556])" office:value-type="float" office:value="34182" calcext:value-type="float">
            <text:p>34182</text:p>
          </table:table-cell>
          <table:table-cell table:formula="of:=IF([.A557]=&quot;&quot;;[.B5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formula="of:=IF([.A557]=&quot;&quot;;[.A558];[.A558]+[.B557])" office:value-type="float" office:value="40614" calcext:value-type="float">
            <text:p>40614</text:p>
          </table:table-cell>
          <table:table-cell table:formula="of:=IF([.A558]=&quot;&quot;;[.B5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IF([.A558]=&quot;&quot;;[.A559];[.A559]+[.B558])" office:value-type="float" office:value="41908" calcext:value-type="float">
            <text:p>41908</text:p>
          </table:table-cell>
          <table:table-cell table:formula="of:=IF([.A559]=&quot;&quot;;[.B5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IF([.A559]=&quot;&quot;;[.A560];[.A560]+[.B559])" office:value-type="float" office:value="43037" calcext:value-type="float">
            <text:p>43037</text:p>
          </table:table-cell>
          <table:table-cell table:formula="of:=IF([.A560]=&quot;&quot;;[.B56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60]=&quot;&quot;;[.A561];[.A561]+[.B560])" office:value-type="float" office:value="43037" calcext:value-type="float">
            <text:p>43037</text:p>
          </table:table-cell>
          <table:table-cell table:formula="of:=IF([.A561]=&quot;&quot;;[.B561];&quot;&quot;)" office:value-type="float" office:value="43037" calcext:value-type="float">
            <text:p>43037</text:p>
          </table:table-cell>
          <table:table-cell table:number-columns-repeated="2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formula="of:=IF([.A561]=&quot;&quot;;[.A562];[.A562]+[.B561])" office:value-type="float" office:value="5619" calcext:value-type="float">
            <text:p>5619</text:p>
          </table:table-cell>
          <table:table-cell table:formula="of:=IF([.A562]=&quot;&quot;;[.B5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formula="of:=IF([.A562]=&quot;&quot;;[.A563];[.A563]+[.B562])" office:value-type="float" office:value="8518" calcext:value-type="float">
            <text:p>8518</text:p>
          </table:table-cell>
          <table:table-cell table:formula="of:=IF([.A563]=&quot;&quot;;[.B5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IF([.A563]=&quot;&quot;;[.A564];[.A564]+[.B563])" office:value-type="float" office:value="9965" calcext:value-type="float">
            <text:p>9965</text:p>
          </table:table-cell>
          <table:table-cell table:formula="of:=IF([.A564]=&quot;&quot;;[.B5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formula="of:=IF([.A564]=&quot;&quot;;[.A565];[.A565]+[.B564])" office:value-type="float" office:value="14931" calcext:value-type="float">
            <text:p>14931</text:p>
          </table:table-cell>
          <table:table-cell table:formula="of:=IF([.A565]=&quot;&quot;;[.B5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IF([.A565]=&quot;&quot;;[.A566];[.A566]+[.B565])" office:value-type="float" office:value="17533" calcext:value-type="float">
            <text:p>17533</text:p>
          </table:table-cell>
          <table:table-cell table:formula="of:=IF([.A566]=&quot;&quot;;[.B5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formula="of:=IF([.A566]=&quot;&quot;;[.A567];[.A567]+[.B566])" office:value-type="float" office:value="21736" calcext:value-type="float">
            <text:p>21736</text:p>
          </table:table-cell>
          <table:table-cell table:formula="of:=IF([.A567]=&quot;&quot;;[.B5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IF([.A567]=&quot;&quot;;[.A568];[.A568]+[.B567])" office:value-type="float" office:value="22887" calcext:value-type="float">
            <text:p>22887</text:p>
          </table:table-cell>
          <table:table-cell table:formula="of:=IF([.A568]=&quot;&quot;;[.B5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formula="of:=IF([.A568]=&quot;&quot;;[.A569];[.A569]+[.B568])" office:value-type="float" office:value="27029" calcext:value-type="float">
            <text:p>27029</text:p>
          </table:table-cell>
          <table:table-cell table:formula="of:=IF([.A569]=&quot;&quot;;[.B5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formula="of:=IF([.A569]=&quot;&quot;;[.A570];[.A570]+[.B569])" office:value-type="float" office:value="32473" calcext:value-type="float">
            <text:p>32473</text:p>
          </table:table-cell>
          <table:table-cell table:formula="of:=IF([.A570]=&quot;&quot;;[.B5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IF([.A570]=&quot;&quot;;[.A571];[.A571]+[.B570])" office:value-type="float" office:value="34101" calcext:value-type="float">
            <text:p>34101</text:p>
          </table:table-cell>
          <table:table-cell table:formula="of:=IF([.A571]=&quot;&quot;;[.B5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IF([.A571]=&quot;&quot;;[.A572];[.A572]+[.B571])" office:value-type="float" office:value="37052" calcext:value-type="float">
            <text:p>37052</text:p>
          </table:table-cell>
          <table:table-cell table:formula="of:=IF([.A572]=&quot;&quot;;[.B5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IF([.A572]=&quot;&quot;;[.A573];[.A573]+[.B572])" office:value-type="float" office:value="40289" calcext:value-type="float">
            <text:p>40289</text:p>
          </table:table-cell>
          <table:table-cell table:formula="of:=IF([.A573]=&quot;&quot;;[.B5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IF([.A573]=&quot;&quot;;[.A574];[.A574]+[.B573])" office:value-type="float" office:value="42911" calcext:value-type="float">
            <text:p>42911</text:p>
          </table:table-cell>
          <table:table-cell table:formula="of:=IF([.A574]=&quot;&quot;;[.B5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IF([.A574]=&quot;&quot;;[.A575];[.A575]+[.B574])" office:value-type="float" office:value="44683" calcext:value-type="float">
            <text:p>44683</text:p>
          </table:table-cell>
          <table:table-cell table:formula="of:=IF([.A575]=&quot;&quot;;[.B5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formula="of:=IF([.A575]=&quot;&quot;;[.A576];[.A576]+[.B575])" office:value-type="float" office:value="49446" calcext:value-type="float">
            <text:p>49446</text:p>
          </table:table-cell>
          <table:table-cell table:formula="of:=IF([.A576]=&quot;&quot;;[.B57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76]=&quot;&quot;;[.A577];[.A577]+[.B576])" office:value-type="float" office:value="49446" calcext:value-type="float">
            <text:p>49446</text:p>
          </table:table-cell>
          <table:table-cell table:formula="of:=IF([.A577]=&quot;&quot;;[.B577];&quot;&quot;)" office:value-type="float" office:value="49446" calcext:value-type="float">
            <text:p>49446</text:p>
          </table:table-cell>
          <table:table-cell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IF([.A577]=&quot;&quot;;[.A578];[.A578]+[.B577])" office:value-type="float" office:value="2587" calcext:value-type="float">
            <text:p>2587</text:p>
          </table:table-cell>
          <table:table-cell table:formula="of:=IF([.A578]=&quot;&quot;;[.B5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IF([.A578]=&quot;&quot;;[.A579];[.A579]+[.B578])" office:value-type="float" office:value="4871" calcext:value-type="float">
            <text:p>4871</text:p>
          </table:table-cell>
          <table:table-cell table:formula="of:=IF([.A579]=&quot;&quot;;[.B5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IF([.A579]=&quot;&quot;;[.A580];[.A580]+[.B579])" office:value-type="float" office:value="7702" calcext:value-type="float">
            <text:p>7702</text:p>
          </table:table-cell>
          <table:table-cell table:formula="of:=IF([.A580]=&quot;&quot;;[.B5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formula="of:=IF([.A580]=&quot;&quot;;[.A581];[.A581]+[.B580])" office:value-type="float" office:value="15710" calcext:value-type="float">
            <text:p>15710</text:p>
          </table:table-cell>
          <table:table-cell table:formula="of:=IF([.A581]=&quot;&quot;;[.B5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IF([.A581]=&quot;&quot;;[.A582];[.A582]+[.B581])" office:value-type="float" office:value="17886" calcext:value-type="float">
            <text:p>17886</text:p>
          </table:table-cell>
          <table:table-cell table:formula="of:=IF([.A582]=&quot;&quot;;[.B5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829" calcext:value-type="float">
            <text:p>11829</text:p>
          </table:table-cell>
          <table:table-cell table:formula="of:=IF([.A582]=&quot;&quot;;[.A583];[.A583]+[.B582])" office:value-type="float" office:value="29715" calcext:value-type="float">
            <text:p>29715</text:p>
          </table:table-cell>
          <table:table-cell table:formula="of:=IF([.A583]=&quot;&quot;;[.B5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IF([.A583]=&quot;&quot;;[.A584];[.A584]+[.B583])" office:value-type="float" office:value="32227" calcext:value-type="float">
            <text:p>32227</text:p>
          </table:table-cell>
          <table:table-cell table:formula="of:=IF([.A584]=&quot;&quot;;[.B58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84]=&quot;&quot;;[.A585];[.A585]+[.B584])" office:value-type="float" office:value="32227" calcext:value-type="float">
            <text:p>32227</text:p>
          </table:table-cell>
          <table:table-cell table:formula="of:=IF([.A585]=&quot;&quot;;[.B585];&quot;&quot;)" office:value-type="float" office:value="32227" calcext:value-type="float">
            <text:p>32227</text:p>
          </table:table-cell>
          <table:table-cell table:number-columns-repeated="2"/>
        </table:table-row>
        <table:table-row table:style-name="ro1">
          <table:table-cell office:value-type="float" office:value="13915" calcext:value-type="float">
            <text:p>13915</text:p>
          </table:table-cell>
          <table:table-cell table:formula="of:=IF([.A585]=&quot;&quot;;[.A586];[.A586]+[.B585])" office:value-type="float" office:value="13915" calcext:value-type="float">
            <text:p>13915</text:p>
          </table:table-cell>
          <table:table-cell table:formula="of:=IF([.A586]=&quot;&quot;;[.B5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264" calcext:value-type="float">
            <text:p>13264</text:p>
          </table:table-cell>
          <table:table-cell table:formula="of:=IF([.A586]=&quot;&quot;;[.A587];[.A587]+[.B586])" office:value-type="float" office:value="27179" calcext:value-type="float">
            <text:p>27179</text:p>
          </table:table-cell>
          <table:table-cell table:formula="of:=IF([.A587]=&quot;&quot;;[.B5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711" calcext:value-type="float">
            <text:p>10711</text:p>
          </table:table-cell>
          <table:table-cell table:formula="of:=IF([.A587]=&quot;&quot;;[.A588];[.A588]+[.B587])" office:value-type="float" office:value="37890" calcext:value-type="float">
            <text:p>37890</text:p>
          </table:table-cell>
          <table:table-cell table:formula="of:=IF([.A588]=&quot;&quot;;[.B5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formula="of:=IF([.A588]=&quot;&quot;;[.A589];[.A589]+[.B588])" office:value-type="float" office:value="43724" calcext:value-type="float">
            <text:p>43724</text:p>
          </table:table-cell>
          <table:table-cell table:formula="of:=IF([.A589]=&quot;&quot;;[.B5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formula="of:=IF([.A589]=&quot;&quot;;[.A590];[.A590]+[.B589])" office:value-type="float" office:value="51951" calcext:value-type="float">
            <text:p>51951</text:p>
          </table:table-cell>
          <table:table-cell table:formula="of:=IF([.A590]=&quot;&quot;;[.B59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90]=&quot;&quot;;[.A591];[.A591]+[.B590])" office:value-type="float" office:value="51951" calcext:value-type="float">
            <text:p>51951</text:p>
          </table:table-cell>
          <table:table-cell table:formula="of:=IF([.A591]=&quot;&quot;;[.B591];&quot;&quot;)" office:value-type="float" office:value="51951" calcext:value-type="float">
            <text:p>51951</text:p>
          </table:table-cell>
          <table:table-cell table:number-columns-repeated="2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formula="of:=IF([.A591]=&quot;&quot;;[.A592];[.A592]+[.B591])" office:value-type="float" office:value="9012" calcext:value-type="float">
            <text:p>9012</text:p>
          </table:table-cell>
          <table:table-cell table:formula="of:=IF([.A592]=&quot;&quot;;[.B5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250" calcext:value-type="float">
            <text:p>13250</text:p>
          </table:table-cell>
          <table:table-cell table:formula="of:=IF([.A592]=&quot;&quot;;[.A593];[.A593]+[.B592])" office:value-type="float" office:value="22262" calcext:value-type="float">
            <text:p>22262</text:p>
          </table:table-cell>
          <table:table-cell table:formula="of:=IF([.A593]=&quot;&quot;;[.B5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formula="of:=IF([.A593]=&quot;&quot;;[.A594];[.A594]+[.B593])" office:value-type="float" office:value="31399" calcext:value-type="float">
            <text:p>31399</text:p>
          </table:table-cell>
          <table:table-cell table:formula="of:=IF([.A594]=&quot;&quot;;[.B5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IF([.A594]=&quot;&quot;;[.A595];[.A595]+[.B594])" office:value-type="float" office:value="35181" calcext:value-type="float">
            <text:p>35181</text:p>
          </table:table-cell>
          <table:table-cell table:formula="of:=IF([.A595]=&quot;&quot;;[.B5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formula="of:=IF([.A595]=&quot;&quot;;[.A596];[.A596]+[.B595])" office:value-type="float" office:value="43927" calcext:value-type="float">
            <text:p>43927</text:p>
          </table:table-cell>
          <table:table-cell table:formula="of:=IF([.A596]=&quot;&quot;;[.B5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596]=&quot;&quot;;[.A597];[.A597]+[.B596])" office:value-type="float" office:value="46673" calcext:value-type="float">
            <text:p>46673</text:p>
          </table:table-cell>
          <table:table-cell table:formula="of:=IF([.A597]=&quot;&quot;;[.B59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597]=&quot;&quot;;[.A598];[.A598]+[.B597])" office:value-type="float" office:value="46673" calcext:value-type="float">
            <text:p>46673</text:p>
          </table:table-cell>
          <table:table-cell table:formula="of:=IF([.A598]=&quot;&quot;;[.B598];&quot;&quot;)" office:value-type="float" office:value="46673" calcext:value-type="float">
            <text:p>46673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IF([.A598]=&quot;&quot;;[.A599];[.A599]+[.B598])" office:value-type="float" office:value="3215" calcext:value-type="float">
            <text:p>3215</text:p>
          </table:table-cell>
          <table:table-cell table:formula="of:=IF([.A599]=&quot;&quot;;[.B5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IF([.A599]=&quot;&quot;;[.A600];[.A600]+[.B599])" office:value-type="float" office:value="5982" calcext:value-type="float">
            <text:p>5982</text:p>
          </table:table-cell>
          <table:table-cell table:formula="of:=IF([.A600]=&quot;&quot;;[.B6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IF([.A600]=&quot;&quot;;[.A601];[.A601]+[.B600])" office:value-type="float" office:value="7961" calcext:value-type="float">
            <text:p>7961</text:p>
          </table:table-cell>
          <table:table-cell table:formula="of:=IF([.A601]=&quot;&quot;;[.B6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IF([.A601]=&quot;&quot;;[.A602];[.A602]+[.B601])" office:value-type="float" office:value="11792" calcext:value-type="float">
            <text:p>11792</text:p>
          </table:table-cell>
          <table:table-cell table:formula="of:=IF([.A602]=&quot;&quot;;[.B6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formula="of:=IF([.A602]=&quot;&quot;;[.A603];[.A603]+[.B602])" office:value-type="float" office:value="16814" calcext:value-type="float">
            <text:p>16814</text:p>
          </table:table-cell>
          <table:table-cell table:formula="of:=IF([.A603]=&quot;&quot;;[.B6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IF([.A603]=&quot;&quot;;[.A604];[.A604]+[.B603])" office:value-type="float" office:value="17985" calcext:value-type="float">
            <text:p>17985</text:p>
          </table:table-cell>
          <table:table-cell table:formula="of:=IF([.A604]=&quot;&quot;;[.B6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IF([.A604]=&quot;&quot;;[.A605];[.A605]+[.B604])" office:value-type="float" office:value="19300" calcext:value-type="float">
            <text:p>19300</text:p>
          </table:table-cell>
          <table:table-cell table:formula="of:=IF([.A605]=&quot;&quot;;[.B6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formula="of:=IF([.A605]=&quot;&quot;;[.A606];[.A606]+[.B605])" office:value-type="float" office:value="23988" calcext:value-type="float">
            <text:p>23988</text:p>
          </table:table-cell>
          <table:table-cell table:formula="of:=IF([.A606]=&quot;&quot;;[.B6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formula="of:=IF([.A606]=&quot;&quot;;[.A607];[.A607]+[.B606])" office:value-type="float" office:value="26981" calcext:value-type="float">
            <text:p>26981</text:p>
          </table:table-cell>
          <table:table-cell table:formula="of:=IF([.A607]=&quot;&quot;;[.B6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IF([.A607]=&quot;&quot;;[.A608];[.A608]+[.B607])" office:value-type="float" office:value="28708" calcext:value-type="float">
            <text:p>28708</text:p>
          </table:table-cell>
          <table:table-cell table:formula="of:=IF([.A608]=&quot;&quot;;[.B6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IF([.A608]=&quot;&quot;;[.A609];[.A609]+[.B608])" office:value-type="float" office:value="30340" calcext:value-type="float">
            <text:p>30340</text:p>
          </table:table-cell>
          <table:table-cell table:formula="of:=IF([.A609]=&quot;&quot;;[.B6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formula="of:=IF([.A609]=&quot;&quot;;[.A610];[.A610]+[.B609])" office:value-type="float" office:value="32916" calcext:value-type="float">
            <text:p>32916</text:p>
          </table:table-cell>
          <table:table-cell table:formula="of:=IF([.A610]=&quot;&quot;;[.B6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IF([.A610]=&quot;&quot;;[.A611];[.A611]+[.B610])" office:value-type="float" office:value="34064" calcext:value-type="float">
            <text:p>34064</text:p>
          </table:table-cell>
          <table:table-cell table:formula="of:=IF([.A611]=&quot;&quot;;[.B6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IF([.A611]=&quot;&quot;;[.A612];[.A612]+[.B611])" office:value-type="float" office:value="37411" calcext:value-type="float">
            <text:p>37411</text:p>
          </table:table-cell>
          <table:table-cell table:formula="of:=IF([.A612]=&quot;&quot;;[.B6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formula="of:=IF([.A612]=&quot;&quot;;[.A613];[.A613]+[.B612])" office:value-type="float" office:value="43259" calcext:value-type="float">
            <text:p>43259</text:p>
          </table:table-cell>
          <table:table-cell table:formula="of:=IF([.A613]=&quot;&quot;;[.B61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13]=&quot;&quot;;[.A614];[.A614]+[.B613])" office:value-type="float" office:value="43259" calcext:value-type="float">
            <text:p>43259</text:p>
          </table:table-cell>
          <table:table-cell table:formula="of:=IF([.A614]=&quot;&quot;;[.B614];&quot;&quot;)" office:value-type="float" office:value="43259" calcext:value-type="float">
            <text:p>43259</text:p>
          </table:table-cell>
          <table:table-cell table:number-columns-repeated="2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formula="of:=IF([.A614]=&quot;&quot;;[.A615];[.A615]+[.B614])" office:value-type="float" office:value="4528" calcext:value-type="float">
            <text:p>4528</text:p>
          </table:table-cell>
          <table:table-cell table:formula="of:=IF([.A615]=&quot;&quot;;[.B6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IF([.A615]=&quot;&quot;;[.A616];[.A616]+[.B615])" office:value-type="float" office:value="5594" calcext:value-type="float">
            <text:p>5594</text:p>
          </table:table-cell>
          <table:table-cell table:formula="of:=IF([.A616]=&quot;&quot;;[.B6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591" calcext:value-type="float">
            <text:p>24591</text:p>
          </table:table-cell>
          <table:table-cell table:formula="of:=IF([.A616]=&quot;&quot;;[.A617];[.A617]+[.B616])" office:value-type="float" office:value="30185" calcext:value-type="float">
            <text:p>30185</text:p>
          </table:table-cell>
          <table:table-cell table:formula="of:=IF([.A617]=&quot;&quot;;[.B61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17]=&quot;&quot;;[.A618];[.A618]+[.B617])" office:value-type="float" office:value="30185" calcext:value-type="float">
            <text:p>30185</text:p>
          </table:table-cell>
          <table:table-cell table:formula="of:=IF([.A618]=&quot;&quot;;[.B618];&quot;&quot;)" office:value-type="float" office:value="30185" calcext:value-type="float">
            <text:p>30185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IF([.A618]=&quot;&quot;;[.A619];[.A619]+[.B618])" office:value-type="float" office:value="1107" calcext:value-type="float">
            <text:p>1107</text:p>
          </table:table-cell>
          <table:table-cell table:formula="of:=IF([.A619]=&quot;&quot;;[.B6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formula="of:=IF([.A619]=&quot;&quot;;[.A620];[.A620]+[.B619])" office:value-type="float" office:value="6723" calcext:value-type="float">
            <text:p>6723</text:p>
          </table:table-cell>
          <table:table-cell table:formula="of:=IF([.A620]=&quot;&quot;;[.B6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formula="of:=IF([.A620]=&quot;&quot;;[.A621];[.A621]+[.B620])" office:value-type="float" office:value="13120" calcext:value-type="float">
            <text:p>13120</text:p>
          </table:table-cell>
          <table:table-cell table:formula="of:=IF([.A621]=&quot;&quot;;[.B6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formula="of:=IF([.A621]=&quot;&quot;;[.A622];[.A622]+[.B621])" office:value-type="float" office:value="16735" calcext:value-type="float">
            <text:p>16735</text:p>
          </table:table-cell>
          <table:table-cell table:formula="of:=IF([.A622]=&quot;&quot;;[.B6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[.A622]=&quot;&quot;;[.A623];[.A623]+[.B622])" office:value-type="float" office:value="18657" calcext:value-type="float">
            <text:p>18657</text:p>
          </table:table-cell>
          <table:table-cell table:formula="of:=IF([.A623]=&quot;&quot;;[.B6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formula="of:=IF([.A623]=&quot;&quot;;[.A624];[.A624]+[.B623])" office:value-type="float" office:value="26482" calcext:value-type="float">
            <text:p>26482</text:p>
          </table:table-cell>
          <table:table-cell table:formula="of:=IF([.A624]=&quot;&quot;;[.B6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formula="of:=IF([.A624]=&quot;&quot;;[.A625];[.A625]+[.B624])" office:value-type="float" office:value="30550" calcext:value-type="float">
            <text:p>30550</text:p>
          </table:table-cell>
          <table:table-cell table:formula="of:=IF([.A625]=&quot;&quot;;[.B6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IF([.A625]=&quot;&quot;;[.A626];[.A626]+[.B625])" office:value-type="float" office:value="32832" calcext:value-type="float">
            <text:p>32832</text:p>
          </table:table-cell>
          <table:table-cell table:formula="of:=IF([.A626]=&quot;&quot;;[.B6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IF([.A626]=&quot;&quot;;[.A627];[.A627]+[.B626])" office:value-type="float" office:value="37801" calcext:value-type="float">
            <text:p>37801</text:p>
          </table:table-cell>
          <table:table-cell table:formula="of:=IF([.A627]=&quot;&quot;;[.B6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formula="of:=IF([.A627]=&quot;&quot;;[.A628];[.A628]+[.B627])" office:value-type="float" office:value="42729" calcext:value-type="float">
            <text:p>42729</text:p>
          </table:table-cell>
          <table:table-cell table:formula="of:=IF([.A628]=&quot;&quot;;[.B6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628]=&quot;&quot;;[.A629];[.A629]+[.B628])" office:value-type="float" office:value="44685" calcext:value-type="float">
            <text:p>44685</text:p>
          </table:table-cell>
          <table:table-cell table:formula="of:=IF([.A629]=&quot;&quot;;[.B62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29]=&quot;&quot;;[.A630];[.A630]+[.B629])" office:value-type="float" office:value="44685" calcext:value-type="float">
            <text:p>44685</text:p>
          </table:table-cell>
          <table:table-cell table:formula="of:=IF([.A630]=&quot;&quot;;[.B630];&quot;&quot;)" office:value-type="float" office:value="44685" calcext:value-type="float">
            <text:p>44685</text:p>
          </table:table-cell>
          <table:table-cell table:number-columns-repeated="2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formula="of:=IF([.A630]=&quot;&quot;;[.A631];[.A631]+[.B630])" office:value-type="float" office:value="7563" calcext:value-type="float">
            <text:p>7563</text:p>
          </table:table-cell>
          <table:table-cell table:formula="of:=IF([.A631]=&quot;&quot;;[.B6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formula="of:=IF([.A631]=&quot;&quot;;[.A632];[.A632]+[.B631])" office:value-type="float" office:value="15578" calcext:value-type="float">
            <text:p>15578</text:p>
          </table:table-cell>
          <table:table-cell table:formula="of:=IF([.A632]=&quot;&quot;;[.B6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IF([.A632]=&quot;&quot;;[.A633];[.A633]+[.B632])" office:value-type="float" office:value="17177" calcext:value-type="float">
            <text:p>17177</text:p>
          </table:table-cell>
          <table:table-cell table:formula="of:=IF([.A633]=&quot;&quot;;[.B6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formula="of:=IF([.A633]=&quot;&quot;;[.A634];[.A634]+[.B633])" office:value-type="float" office:value="24570" calcext:value-type="float">
            <text:p>24570</text:p>
          </table:table-cell>
          <table:table-cell table:formula="of:=IF([.A634]=&quot;&quot;;[.B6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formula="of:=IF([.A634]=&quot;&quot;;[.A635];[.A635]+[.B634])" office:value-type="float" office:value="33110" calcext:value-type="float">
            <text:p>33110</text:p>
          </table:table-cell>
          <table:table-cell table:formula="of:=IF([.A635]=&quot;&quot;;[.B6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formula="of:=IF([.A635]=&quot;&quot;;[.A636];[.A636]+[.B635])" office:value-type="float" office:value="38772" calcext:value-type="float">
            <text:p>38772</text:p>
          </table:table-cell>
          <table:table-cell table:formula="of:=IF([.A636]=&quot;&quot;;[.B6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IF([.A636]=&quot;&quot;;[.A637];[.A637]+[.B636])" office:value-type="float" office:value="42068" calcext:value-type="float">
            <text:p>42068</text:p>
          </table:table-cell>
          <table:table-cell table:formula="of:=IF([.A637]=&quot;&quot;;[.B6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formula="of:=IF([.A637]=&quot;&quot;;[.A638];[.A638]+[.B637])" office:value-type="float" office:value="49524" calcext:value-type="float">
            <text:p>49524</text:p>
          </table:table-cell>
          <table:table-cell table:formula="of:=IF([.A638]=&quot;&quot;;[.B6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formula="of:=IF([.A638]=&quot;&quot;;[.A639];[.A639]+[.B638])" office:value-type="float" office:value="56980" calcext:value-type="float">
            <text:p>56980</text:p>
          </table:table-cell>
          <table:table-cell table:formula="of:=IF([.A639]=&quot;&quot;;[.B6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formula="of:=IF([.A639]=&quot;&quot;;[.A640];[.A640]+[.B639])" office:value-type="float" office:value="63768" calcext:value-type="float">
            <text:p>63768</text:p>
          </table:table-cell>
          <table:table-cell table:formula="of:=IF([.A640]=&quot;&quot;;[.B64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40]=&quot;&quot;;[.A641];[.A641]+[.B640])" office:value-type="float" office:value="63768" calcext:value-type="float">
            <text:p>63768</text:p>
          </table:table-cell>
          <table:table-cell table:formula="of:=IF([.A641]=&quot;&quot;;[.B641];&quot;&quot;)" office:value-type="float" office:value="63768" calcext:value-type="float">
            <text:p>63768</text:p>
          </table:table-cell>
          <table:table-cell table:number-columns-repeated="2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formula="of:=IF([.A641]=&quot;&quot;;[.A642];[.A642]+[.B641])" office:value-type="float" office:value="8739" calcext:value-type="float">
            <text:p>8739</text:p>
          </table:table-cell>
          <table:table-cell table:formula="of:=IF([.A642]=&quot;&quot;;[.B6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IF([.A642]=&quot;&quot;;[.A643];[.A643]+[.B642])" office:value-type="float" office:value="12614" calcext:value-type="float">
            <text:p>12614</text:p>
          </table:table-cell>
          <table:table-cell table:formula="of:=IF([.A643]=&quot;&quot;;[.B64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43]=&quot;&quot;;[.A644];[.A644]+[.B643])" office:value-type="float" office:value="12614" calcext:value-type="float">
            <text:p>12614</text:p>
          </table:table-cell>
          <table:table-cell table:formula="of:=IF([.A644]=&quot;&quot;;[.B644];&quot;&quot;)" office:value-type="float" office:value="12614" calcext:value-type="float">
            <text:p>12614</text:p>
          </table:table-cell>
          <table:table-cell table:number-columns-repeated="2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formula="of:=IF([.A644]=&quot;&quot;;[.A645];[.A645]+[.B644])" office:value-type="float" office:value="5167" calcext:value-type="float">
            <text:p>5167</text:p>
          </table:table-cell>
          <table:table-cell table:formula="of:=IF([.A645]=&quot;&quot;;[.B6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IF([.A645]=&quot;&quot;;[.A646];[.A646]+[.B645])" office:value-type="float" office:value="6644" calcext:value-type="float">
            <text:p>6644</text:p>
          </table:table-cell>
          <table:table-cell table:formula="of:=IF([.A646]=&quot;&quot;;[.B6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formula="of:=IF([.A646]=&quot;&quot;;[.A647];[.A647]+[.B646])" office:value-type="float" office:value="11891" calcext:value-type="float">
            <text:p>11891</text:p>
          </table:table-cell>
          <table:table-cell table:formula="of:=IF([.A647]=&quot;&quot;;[.B6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formula="of:=IF([.A647]=&quot;&quot;;[.A648];[.A648]+[.B647])" office:value-type="float" office:value="20034" calcext:value-type="float">
            <text:p>20034</text:p>
          </table:table-cell>
          <table:table-cell table:formula="of:=IF([.A648]=&quot;&quot;;[.B6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IF([.A648]=&quot;&quot;;[.A649];[.A649]+[.B648])" office:value-type="float" office:value="21539" calcext:value-type="float">
            <text:p>21539</text:p>
          </table:table-cell>
          <table:table-cell table:formula="of:=IF([.A649]=&quot;&quot;;[.B6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formula="of:=IF([.A649]=&quot;&quot;;[.A650];[.A650]+[.B649])" office:value-type="float" office:value="31759" calcext:value-type="float">
            <text:p>31759</text:p>
          </table:table-cell>
          <table:table-cell table:formula="of:=IF([.A650]=&quot;&quot;;[.B6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formula="of:=IF([.A650]=&quot;&quot;;[.A651];[.A651]+[.B650])" office:value-type="float" office:value="39719" calcext:value-type="float">
            <text:p>39719</text:p>
          </table:table-cell>
          <table:table-cell table:formula="of:=IF([.A651]=&quot;&quot;;[.B6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formula="of:=IF([.A651]=&quot;&quot;;[.A652];[.A652]+[.B651])" office:value-type="float" office:value="44451" calcext:value-type="float">
            <text:p>44451</text:p>
          </table:table-cell>
          <table:table-cell table:formula="of:=IF([.A652]=&quot;&quot;;[.B65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52]=&quot;&quot;;[.A653];[.A653]+[.B652])" office:value-type="float" office:value="44451" calcext:value-type="float">
            <text:p>44451</text:p>
          </table:table-cell>
          <table:table-cell table:formula="of:=IF([.A653]=&quot;&quot;;[.B653];&quot;&quot;)" office:value-type="float" office:value="44451" calcext:value-type="float">
            <text:p>44451</text:p>
          </table:table-cell>
          <table:table-cell table:number-columns-repeated="2"/>
        </table:table-row>
        <table:table-row table:style-name="ro1">
          <table:table-cell office:value-type="float" office:value="16912" calcext:value-type="float">
            <text:p>16912</text:p>
          </table:table-cell>
          <table:table-cell table:formula="of:=IF([.A653]=&quot;&quot;;[.A654];[.A654]+[.B653])" office:value-type="float" office:value="16912" calcext:value-type="float">
            <text:p>16912</text:p>
          </table:table-cell>
          <table:table-cell table:formula="of:=IF([.A654]=&quot;&quot;;[.B65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54]=&quot;&quot;;[.A655];[.A655]+[.B654])" office:value-type="float" office:value="16912" calcext:value-type="float">
            <text:p>16912</text:p>
          </table:table-cell>
          <table:table-cell table:formula="of:=IF([.A655]=&quot;&quot;;[.B655];&quot;&quot;)" office:value-type="float" office:value="16912" calcext:value-type="float">
            <text:p>16912</text:p>
          </table:table-cell>
          <table:table-cell table:number-columns-repeated="2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formula="of:=IF([.A655]=&quot;&quot;;[.A656];[.A656]+[.B655])" office:value-type="float" office:value="4976" calcext:value-type="float">
            <text:p>4976</text:p>
          </table:table-cell>
          <table:table-cell table:formula="of:=IF([.A656]=&quot;&quot;;[.B6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formula="of:=IF([.A656]=&quot;&quot;;[.A657];[.A657]+[.B656])" office:value-type="float" office:value="12501" calcext:value-type="float">
            <text:p>12501</text:p>
          </table:table-cell>
          <table:table-cell table:formula="of:=IF([.A657]=&quot;&quot;;[.B6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IF([.A657]=&quot;&quot;;[.A658];[.A658]+[.B657])" office:value-type="float" office:value="14237" calcext:value-type="float">
            <text:p>14237</text:p>
          </table:table-cell>
          <table:table-cell table:formula="of:=IF([.A658]=&quot;&quot;;[.B6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IF([.A658]=&quot;&quot;;[.A659];[.A659]+[.B658])" office:value-type="float" office:value="15245" calcext:value-type="float">
            <text:p>15245</text:p>
          </table:table-cell>
          <table:table-cell table:formula="of:=IF([.A659]=&quot;&quot;;[.B6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IF([.A659]=&quot;&quot;;[.A660];[.A660]+[.B659])" office:value-type="float" office:value="20222" calcext:value-type="float">
            <text:p>20222</text:p>
          </table:table-cell>
          <table:table-cell table:formula="of:=IF([.A660]=&quot;&quot;;[.B6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formula="of:=IF([.A660]=&quot;&quot;;[.A661];[.A661]+[.B660])" office:value-type="float" office:value="25896" calcext:value-type="float">
            <text:p>25896</text:p>
          </table:table-cell>
          <table:table-cell table:formula="of:=IF([.A661]=&quot;&quot;;[.B66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formula="of:=IF([.A661]=&quot;&quot;;[.A662];[.A662]+[.B661])" office:value-type="float" office:value="30340" calcext:value-type="float">
            <text:p>30340</text:p>
          </table:table-cell>
          <table:table-cell table:formula="of:=IF([.A662]=&quot;&quot;;[.B6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formula="of:=IF([.A662]=&quot;&quot;;[.A663];[.A663]+[.B662])" office:value-type="float" office:value="36572" calcext:value-type="float">
            <text:p>36572</text:p>
          </table:table-cell>
          <table:table-cell table:formula="of:=IF([.A663]=&quot;&quot;;[.B6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formula="of:=IF([.A663]=&quot;&quot;;[.A664];[.A664]+[.B663])" office:value-type="float" office:value="42621" calcext:value-type="float">
            <text:p>42621</text:p>
          </table:table-cell>
          <table:table-cell table:formula="of:=IF([.A664]=&quot;&quot;;[.B6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formula="of:=IF([.A664]=&quot;&quot;;[.A665];[.A665]+[.B664])" office:value-type="float" office:value="46260" calcext:value-type="float">
            <text:p>46260</text:p>
          </table:table-cell>
          <table:table-cell table:formula="of:=IF([.A665]=&quot;&quot;;[.B6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.A665]=&quot;&quot;;[.A666];[.A666]+[.B665])" office:value-type="float" office:value="50782" calcext:value-type="float">
            <text:p>50782</text:p>
          </table:table-cell>
          <table:table-cell table:formula="of:=IF([.A666]=&quot;&quot;;[.B66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66]=&quot;&quot;;[.A667];[.A667]+[.B666])" office:value-type="float" office:value="50782" calcext:value-type="float">
            <text:p>50782</text:p>
          </table:table-cell>
          <table:table-cell table:formula="of:=IF([.A667]=&quot;&quot;;[.B667];&quot;&quot;)" office:value-type="float" office:value="50782" calcext:value-type="float">
            <text:p>50782</text:p>
          </table:table-cell>
          <table:table-cell table:number-columns-repeated="2"/>
        </table:table-row>
        <table:table-row table:style-name="ro1">
          <table:table-cell office:value-type="float" office:value="22528" calcext:value-type="float">
            <text:p>22528</text:p>
          </table:table-cell>
          <table:table-cell table:formula="of:=IF([.A667]=&quot;&quot;;[.A668];[.A668]+[.B667])" office:value-type="float" office:value="22528" calcext:value-type="float">
            <text:p>22528</text:p>
          </table:table-cell>
          <table:table-cell table:formula="of:=IF([.A668]=&quot;&quot;;[.B6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111" calcext:value-type="float">
            <text:p>23111</text:p>
          </table:table-cell>
          <table:table-cell table:formula="of:=IF([.A668]=&quot;&quot;;[.A669];[.A669]+[.B668])" office:value-type="float" office:value="45639" calcext:value-type="float">
            <text:p>45639</text:p>
          </table:table-cell>
          <table:table-cell table:formula="of:=IF([.A669]=&quot;&quot;;[.B66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69]=&quot;&quot;;[.A670];[.A670]+[.B669])" office:value-type="float" office:value="45639" calcext:value-type="float">
            <text:p>45639</text:p>
          </table:table-cell>
          <table:table-cell table:formula="of:=IF([.A670]=&quot;&quot;;[.B670];&quot;&quot;)" office:value-type="float" office:value="45639" calcext:value-type="float">
            <text:p>45639</text:p>
          </table:table-cell>
          <table:table-cell table:number-columns-repeated="2"/>
        </table:table-row>
        <table:table-row table:style-name="ro1">
          <table:table-cell office:value-type="float" office:value="13556" calcext:value-type="float">
            <text:p>13556</text:p>
          </table:table-cell>
          <table:table-cell table:formula="of:=IF([.A670]=&quot;&quot;;[.A671];[.A671]+[.B670])" office:value-type="float" office:value="13556" calcext:value-type="float">
            <text:p>13556</text:p>
          </table:table-cell>
          <table:table-cell table:formula="of:=IF([.A671]=&quot;&quot;;[.B6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076" calcext:value-type="float">
            <text:p>17076</text:p>
          </table:table-cell>
          <table:table-cell table:formula="of:=IF([.A671]=&quot;&quot;;[.A672];[.A672]+[.B671])" office:value-type="float" office:value="30632" calcext:value-type="float">
            <text:p>30632</text:p>
          </table:table-cell>
          <table:table-cell table:formula="of:=IF([.A672]=&quot;&quot;;[.B6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IF([.A672]=&quot;&quot;;[.A673];[.A673]+[.B672])" office:value-type="float" office:value="34259" calcext:value-type="float">
            <text:p>34259</text:p>
          </table:table-cell>
          <table:table-cell table:formula="of:=IF([.A673]=&quot;&quot;;[.B6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255" calcext:value-type="float">
            <text:p>17255</text:p>
          </table:table-cell>
          <table:table-cell table:formula="of:=IF([.A673]=&quot;&quot;;[.A674];[.A674]+[.B673])" office:value-type="float" office:value="51514" calcext:value-type="float">
            <text:p>51514</text:p>
          </table:table-cell>
          <table:table-cell table:formula="of:=IF([.A674]=&quot;&quot;;[.B67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74]=&quot;&quot;;[.A675];[.A675]+[.B674])" office:value-type="float" office:value="51514" calcext:value-type="float">
            <text:p>51514</text:p>
          </table:table-cell>
          <table:table-cell table:formula="of:=IF([.A675]=&quot;&quot;;[.B675];&quot;&quot;)" office:value-type="float" office:value="51514" calcext:value-type="float">
            <text:p>51514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IF([.A675]=&quot;&quot;;[.A676];[.A676]+[.B675])" office:value-type="float" office:value="1016" calcext:value-type="float">
            <text:p>1016</text:p>
          </table:table-cell>
          <table:table-cell table:formula="of:=IF([.A676]=&quot;&quot;;[.B6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IF([.A676]=&quot;&quot;;[.A677];[.A677]+[.B676])" office:value-type="float" office:value="2045" calcext:value-type="float">
            <text:p>2045</text:p>
          </table:table-cell>
          <table:table-cell table:formula="of:=IF([.A677]=&quot;&quot;;[.B6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IF([.A677]=&quot;&quot;;[.A678];[.A678]+[.B677])" office:value-type="float" office:value="5393" calcext:value-type="float">
            <text:p>5393</text:p>
          </table:table-cell>
          <table:table-cell table:formula="of:=IF([.A678]=&quot;&quot;;[.B6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formula="of:=IF([.A678]=&quot;&quot;;[.A679];[.A679]+[.B678])" office:value-type="float" office:value="11337" calcext:value-type="float">
            <text:p>11337</text:p>
          </table:table-cell>
          <table:table-cell table:formula="of:=IF([.A679]=&quot;&quot;;[.B6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formula="of:=IF([.A679]=&quot;&quot;;[.A680];[.A680]+[.B679])" office:value-type="float" office:value="16832" calcext:value-type="float">
            <text:p>16832</text:p>
          </table:table-cell>
          <table:table-cell table:formula="of:=IF([.A680]=&quot;&quot;;[.B6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IF([.A680]=&quot;&quot;;[.A681];[.A681]+[.B680])" office:value-type="float" office:value="18926" calcext:value-type="float">
            <text:p>18926</text:p>
          </table:table-cell>
          <table:table-cell table:formula="of:=IF([.A681]=&quot;&quot;;[.B6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formula="of:=IF([.A681]=&quot;&quot;;[.A682];[.A682]+[.B681])" office:value-type="float" office:value="23746" calcext:value-type="float">
            <text:p>23746</text:p>
          </table:table-cell>
          <table:table-cell table:formula="of:=IF([.A682]=&quot;&quot;;[.B6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IF([.A682]=&quot;&quot;;[.A683];[.A683]+[.B682])" office:value-type="float" office:value="26271" calcext:value-type="float">
            <text:p>26271</text:p>
          </table:table-cell>
          <table:table-cell table:formula="of:=IF([.A683]=&quot;&quot;;[.B6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formula="of:=IF([.A683]=&quot;&quot;;[.A684];[.A684]+[.B683])" office:value-type="float" office:value="31204" calcext:value-type="float">
            <text:p>31204</text:p>
          </table:table-cell>
          <table:table-cell table:formula="of:=IF([.A684]=&quot;&quot;;[.B6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formula="of:=IF([.A684]=&quot;&quot;;[.A685];[.A685]+[.B684])" office:value-type="float" office:value="37160" calcext:value-type="float">
            <text:p>37160</text:p>
          </table:table-cell>
          <table:table-cell table:formula="of:=IF([.A685]=&quot;&quot;;[.B6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IF([.A685]=&quot;&quot;;[.A686];[.A686]+[.B685])" office:value-type="float" office:value="39984" calcext:value-type="float">
            <text:p>39984</text:p>
          </table:table-cell>
          <table:table-cell table:formula="of:=IF([.A686]=&quot;&quot;;[.B6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IF([.A686]=&quot;&quot;;[.A687];[.A687]+[.B686])" office:value-type="float" office:value="43707" calcext:value-type="float">
            <text:p>43707</text:p>
          </table:table-cell>
          <table:table-cell table:formula="of:=IF([.A687]=&quot;&quot;;[.B6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formula="of:=IF([.A687]=&quot;&quot;;[.A688];[.A688]+[.B687])" office:value-type="float" office:value="49530" calcext:value-type="float">
            <text:p>49530</text:p>
          </table:table-cell>
          <table:table-cell table:formula="of:=IF([.A688]=&quot;&quot;;[.B6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formula="of:=IF([.A688]=&quot;&quot;;[.A689];[.A689]+[.B688])" office:value-type="float" office:value="56016" calcext:value-type="float">
            <text:p>56016</text:p>
          </table:table-cell>
          <table:table-cell table:formula="of:=IF([.A689]=&quot;&quot;;[.B68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89]=&quot;&quot;;[.A690];[.A690]+[.B689])" office:value-type="float" office:value="56016" calcext:value-type="float">
            <text:p>56016</text:p>
          </table:table-cell>
          <table:table-cell table:formula="of:=IF([.A690]=&quot;&quot;;[.B690];&quot;&quot;)" office:value-type="float" office:value="56016" calcext:value-type="float">
            <text:p>56016</text:p>
          </table:table-cell>
          <table:table-cell table:number-columns-repeated="2"/>
        </table:table-row>
        <table:table-row table:style-name="ro1">
          <table:table-cell office:value-type="float" office:value="19290" calcext:value-type="float">
            <text:p>19290</text:p>
          </table:table-cell>
          <table:table-cell table:formula="of:=IF([.A690]=&quot;&quot;;[.A691];[.A691]+[.B690])" office:value-type="float" office:value="19290" calcext:value-type="float">
            <text:p>19290</text:p>
          </table:table-cell>
          <table:table-cell table:formula="of:=IF([.A691]=&quot;&quot;;[.B6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formula="of:=IF([.A691]=&quot;&quot;;[.A692];[.A692]+[.B691])" office:value-type="float" office:value="23960" calcext:value-type="float">
            <text:p>23960</text:p>
          </table:table-cell>
          <table:table-cell table:formula="of:=IF([.A692]=&quot;&quot;;[.B6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993" calcext:value-type="float">
            <text:p>15993</text:p>
          </table:table-cell>
          <table:table-cell table:formula="of:=IF([.A692]=&quot;&quot;;[.A693];[.A693]+[.B692])" office:value-type="float" office:value="39953" calcext:value-type="float">
            <text:p>39953</text:p>
          </table:table-cell>
          <table:table-cell table:formula="of:=IF([.A693]=&quot;&quot;;[.B6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IF([.A693]=&quot;&quot;;[.A694];[.A694]+[.B693])" office:value-type="float" office:value="41029" calcext:value-type="float">
            <text:p>41029</text:p>
          </table:table-cell>
          <table:table-cell table:formula="of:=IF([.A694]=&quot;&quot;;[.B69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94]=&quot;&quot;;[.A695];[.A695]+[.B694])" office:value-type="float" office:value="41029" calcext:value-type="float">
            <text:p>41029</text:p>
          </table:table-cell>
          <table:table-cell table:formula="of:=IF([.A695]=&quot;&quot;;[.B695];&quot;&quot;)" office:value-type="float" office:value="41029" calcext:value-type="float">
            <text:p>41029</text:p>
          </table:table-cell>
          <table:table-cell table:number-columns-repeated="2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formula="of:=IF([.A695]=&quot;&quot;;[.A696];[.A696]+[.B695])" office:value-type="float" office:value="9721" calcext:value-type="float">
            <text:p>9721</text:p>
          </table:table-cell>
          <table:table-cell table:formula="of:=IF([.A696]=&quot;&quot;;[.B6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formula="of:=IF([.A696]=&quot;&quot;;[.A697];[.A697]+[.B696])" office:value-type="float" office:value="17369" calcext:value-type="float">
            <text:p>17369</text:p>
          </table:table-cell>
          <table:table-cell table:formula="of:=IF([.A697]=&quot;&quot;;[.B6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076" calcext:value-type="float">
            <text:p>17076</text:p>
          </table:table-cell>
          <table:table-cell table:formula="of:=IF([.A697]=&quot;&quot;;[.A698];[.A698]+[.B697])" office:value-type="float" office:value="34445" calcext:value-type="float">
            <text:p>34445</text:p>
          </table:table-cell>
          <table:table-cell table:formula="of:=IF([.A698]=&quot;&quot;;[.B6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formula="of:=IF([.A698]=&quot;&quot;;[.A699];[.A699]+[.B698])" office:value-type="float" office:value="41794" calcext:value-type="float">
            <text:p>41794</text:p>
          </table:table-cell>
          <table:table-cell table:formula="of:=IF([.A699]=&quot;&quot;;[.B69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699]=&quot;&quot;;[.A700];[.A700]+[.B699])" office:value-type="float" office:value="41794" calcext:value-type="float">
            <text:p>41794</text:p>
          </table:table-cell>
          <table:table-cell table:formula="of:=IF([.A700]=&quot;&quot;;[.B700];&quot;&quot;)" office:value-type="float" office:value="41794" calcext:value-type="float">
            <text:p>41794</text:p>
          </table:table-cell>
          <table:table-cell table:number-columns-repeated="2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formula="of:=IF([.A700]=&quot;&quot;;[.A701];[.A701]+[.B700])" office:value-type="float" office:value="9628" calcext:value-type="float">
            <text:p>9628</text:p>
          </table:table-cell>
          <table:table-cell table:formula="of:=IF([.A701]=&quot;&quot;;[.B7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formula="of:=IF([.A701]=&quot;&quot;;[.A702];[.A702]+[.B701])" office:value-type="float" office:value="17663" calcext:value-type="float">
            <text:p>17663</text:p>
          </table:table-cell>
          <table:table-cell table:formula="of:=IF([.A702]=&quot;&quot;;[.B7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formula="of:=IF([.A702]=&quot;&quot;;[.A703];[.A703]+[.B702])" office:value-type="float" office:value="24907" calcext:value-type="float">
            <text:p>24907</text:p>
          </table:table-cell>
          <table:table-cell table:formula="of:=IF([.A703]=&quot;&quot;;[.B7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formula="of:=IF([.A703]=&quot;&quot;;[.A704];[.A704]+[.B703])" office:value-type="float" office:value="33502" calcext:value-type="float">
            <text:p>33502</text:p>
          </table:table-cell>
          <table:table-cell table:formula="of:=IF([.A704]=&quot;&quot;;[.B70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704]=&quot;&quot;;[.A705];[.A705]+[.B704])" office:value-type="float" office:value="33502" calcext:value-type="float">
            <text:p>33502</text:p>
          </table:table-cell>
          <table:table-cell table:formula="of:=IF([.A705]=&quot;&quot;;[.B705];&quot;&quot;)" office:value-type="float" office:value="33502" calcext:value-type="float">
            <text:p>33502</text:p>
          </table:table-cell>
          <table:table-cell table:number-columns-repeated="2"/>
        </table:table-row>
        <table:table-row table:style-name="ro1">
          <table:table-cell office:value-type="float" office:value="29847" calcext:value-type="float">
            <text:p>29847</text:p>
          </table:table-cell>
          <table:table-cell table:formula="of:=IF([.A705]=&quot;&quot;;[.A706];[.A706]+[.B705])" office:value-type="float" office:value="29847" calcext:value-type="float">
            <text:p>29847</text:p>
          </table:table-cell>
          <table:table-cell table:formula="of:=IF([.A706]=&quot;&quot;;[.B7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827" calcext:value-type="float">
            <text:p>31827</text:p>
          </table:table-cell>
          <table:table-cell table:formula="of:=IF([.A706]=&quot;&quot;;[.A707];[.A707]+[.B706])" office:value-type="float" office:value="61674" calcext:value-type="float">
            <text:p>61674</text:p>
          </table:table-cell>
          <table:table-cell table:formula="of:=IF([.A707]=&quot;&quot;;[.B70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707]=&quot;&quot;;[.A708];[.A708]+[.B707])" office:value-type="float" office:value="61674" calcext:value-type="float">
            <text:p>61674</text:p>
          </table:table-cell>
          <table:table-cell table:formula="of:=IF([.A708]=&quot;&quot;;[.B708];&quot;&quot;)" office:value-type="float" office:value="61674" calcext:value-type="float">
            <text:p>61674</text:p>
          </table:table-cell>
          <table:table-cell table:number-columns-repeated="2"/>
        </table:table-row>
        <table:table-row table:style-name="ro1">
          <table:table-cell office:value-type="float" office:value="13167" calcext:value-type="float">
            <text:p>13167</text:p>
          </table:table-cell>
          <table:table-cell table:formula="of:=IF([.A708]=&quot;&quot;;[.A709];[.A709]+[.B708])" office:value-type="float" office:value="13167" calcext:value-type="float">
            <text:p>13167</text:p>
          </table:table-cell>
          <table:table-cell table:formula="of:=IF([.A709]=&quot;&quot;;[.B7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IF([.A709]=&quot;&quot;;[.A710];[.A710]+[.B709])" office:value-type="float" office:value="18689" calcext:value-type="float">
            <text:p>18689</text:p>
          </table:table-cell>
          <table:table-cell table:formula="of:=IF([.A710]=&quot;&quot;;[.B7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formula="of:=IF([.A710]=&quot;&quot;;[.A711];[.A711]+[.B710])" office:value-type="float" office:value="23995" calcext:value-type="float">
            <text:p>23995</text:p>
          </table:table-cell>
          <table:table-cell table:formula="of:=IF([.A711]=&quot;&quot;;[.B7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formula="of:=IF([.A711]=&quot;&quot;;[.A712];[.A712]+[.B711])" office:value-type="float" office:value="32924" calcext:value-type="float">
            <text:p>32924</text:p>
          </table:table-cell>
          <table:table-cell table:formula="of:=IF([.A712]=&quot;&quot;;[.B7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649" calcext:value-type="float">
            <text:p>11649</text:p>
          </table:table-cell>
          <table:table-cell table:formula="of:=IF([.A712]=&quot;&quot;;[.A713];[.A713]+[.B712])" office:value-type="float" office:value="44573" calcext:value-type="float">
            <text:p>44573</text:p>
          </table:table-cell>
          <table:table-cell table:formula="of:=IF([.A713]=&quot;&quot;;[.B7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formula="of:=IF([.A713]=&quot;&quot;;[.A714];[.A714]+[.B713])" office:value-type="float" office:value="55037" calcext:value-type="float">
            <text:p>55037</text:p>
          </table:table-cell>
          <table:table-cell table:formula="of:=IF([.A714]=&quot;&quot;;[.B71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714]=&quot;&quot;;[.A715];[.A715]+[.B714])" office:value-type="float" office:value="55037" calcext:value-type="float">
            <text:p>55037</text:p>
          </table:table-cell>
          <table:table-cell table:formula="of:=IF([.A715]=&quot;&quot;;[.B715];&quot;&quot;)" office:value-type="float" office:value="55037" calcext:value-type="float">
            <text:p>55037</text:p>
          </table:table-cell>
          <table:table-cell table:number-columns-repeated="2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formula="of:=IF([.A715]=&quot;&quot;;[.A716];[.A716]+[.B715])" office:value-type="float" office:value="4502" calcext:value-type="float">
            <text:p>4502</text:p>
          </table:table-cell>
          <table:table-cell table:formula="of:=IF([.A716]=&quot;&quot;;[.B7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IF([.A716]=&quot;&quot;;[.A717];[.A717]+[.B716])" office:value-type="float" office:value="7633" calcext:value-type="float">
            <text:p>7633</text:p>
          </table:table-cell>
          <table:table-cell table:formula="of:=IF([.A717]=&quot;&quot;;[.B7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IF([.A717]=&quot;&quot;;[.A718];[.A718]+[.B717])" office:value-type="float" office:value="9076" calcext:value-type="float">
            <text:p>9076</text:p>
          </table:table-cell>
          <table:table-cell table:formula="of:=IF([.A718]=&quot;&quot;;[.B7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formula="of:=IF([.A718]=&quot;&quot;;[.A719];[.A719]+[.B718])" office:value-type="float" office:value="14413" calcext:value-type="float">
            <text:p>14413</text:p>
          </table:table-cell>
          <table:table-cell table:formula="of:=IF([.A719]=&quot;&quot;;[.B7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formula="of:=IF([.A719]=&quot;&quot;;[.A720];[.A720]+[.B719])" office:value-type="float" office:value="23499" calcext:value-type="float">
            <text:p>23499</text:p>
          </table:table-cell>
          <table:table-cell table:formula="of:=IF([.A720]=&quot;&quot;;[.B7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formula="of:=IF([.A720]=&quot;&quot;;[.A721];[.A721]+[.B720])" office:value-type="float" office:value="27908" calcext:value-type="float">
            <text:p>27908</text:p>
          </table:table-cell>
          <table:table-cell table:formula="of:=IF([.A721]=&quot;&quot;;[.B7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formula="of:=IF([.A721]=&quot;&quot;;[.A722];[.A722]+[.B721])" office:value-type="float" office:value="34906" calcext:value-type="float">
            <text:p>34906</text:p>
          </table:table-cell>
          <table:table-cell table:formula="of:=IF([.A722]=&quot;&quot;;[.B7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IF([.A722]=&quot;&quot;;[.A723];[.A723]+[.B722])" office:value-type="float" office:value="39710" calcext:value-type="float">
            <text:p>39710</text:p>
          </table:table-cell>
          <table:table-cell table:formula="of:=IF([.A723]=&quot;&quot;;[.B72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723]=&quot;&quot;;[.A724];[.A724]+[.B723])" office:value-type="float" office:value="39710" calcext:value-type="float">
            <text:p>39710</text:p>
          </table:table-cell>
          <table:table-cell table:formula="of:=IF([.A724]=&quot;&quot;;[.B724];&quot;&quot;)" office:value-type="float" office:value="39710" calcext:value-type="float">
            <text:p>39710</text:p>
          </table:table-cell>
          <table:table-cell table:number-columns-repeated="2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formula="of:=IF([.A724]=&quot;&quot;;[.A725];[.A725]+[.B724])" office:value-type="float" office:value="5638" calcext:value-type="float">
            <text:p>5638</text:p>
          </table:table-cell>
          <table:table-cell table:formula="of:=IF([.A725]=&quot;&quot;;[.B7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formula="of:=IF([.A725]=&quot;&quot;;[.A726];[.A726]+[.B725])" office:value-type="float" office:value="9859" calcext:value-type="float">
            <text:p>9859</text:p>
          </table:table-cell>
          <table:table-cell table:formula="of:=IF([.A726]=&quot;&quot;;[.B7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IF([.A726]=&quot;&quot;;[.A727];[.A727]+[.B726])" office:value-type="float" office:value="11181" calcext:value-type="float">
            <text:p>11181</text:p>
          </table:table-cell>
          <table:table-cell table:formula="of:=IF([.A727]=&quot;&quot;;[.B7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formula="of:=IF([.A727]=&quot;&quot;;[.A728];[.A728]+[.B727])" office:value-type="float" office:value="18573" calcext:value-type="float">
            <text:p>18573</text:p>
          </table:table-cell>
          <table:table-cell table:formula="of:=IF([.A728]=&quot;&quot;;[.B7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IF([.A728]=&quot;&quot;;[.A729];[.A729]+[.B728])" office:value-type="float" office:value="21891" calcext:value-type="float">
            <text:p>21891</text:p>
          </table:table-cell>
          <table:table-cell table:formula="of:=IF([.A729]=&quot;&quot;;[.B7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formula="of:=IF([.A729]=&quot;&quot;;[.A730];[.A730]+[.B729])" office:value-type="float" office:value="26602" calcext:value-type="float">
            <text:p>26602</text:p>
          </table:table-cell>
          <table:table-cell table:formula="of:=IF([.A730]=&quot;&quot;;[.B7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formula="of:=IF([.A730]=&quot;&quot;;[.A731];[.A731]+[.B730])" office:value-type="float" office:value="34399" calcext:value-type="float">
            <text:p>34399</text:p>
          </table:table-cell>
          <table:table-cell table:formula="of:=IF([.A731]=&quot;&quot;;[.B7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formula="of:=IF([.A731]=&quot;&quot;;[.A732];[.A732]+[.B731])" office:value-type="float" office:value="42344" calcext:value-type="float">
            <text:p>42344</text:p>
          </table:table-cell>
          <table:table-cell table:formula="of:=IF([.A732]=&quot;&quot;;[.B73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732]=&quot;&quot;;[.A733];[.A733]+[.B732])" office:value-type="float" office:value="42344" calcext:value-type="float">
            <text:p>42344</text:p>
          </table:table-cell>
          <table:table-cell table:formula="of:=IF([.A733]=&quot;&quot;;[.B733];&quot;&quot;)" office:value-type="float" office:value="42344" calcext:value-type="float">
            <text:p>42344</text:p>
          </table:table-cell>
          <table:table-cell table:number-columns-repeated="2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formula="of:=IF([.A733]=&quot;&quot;;[.A734];[.A734]+[.B733])" office:value-type="float" office:value="5089" calcext:value-type="float">
            <text:p>5089</text:p>
          </table:table-cell>
          <table:table-cell table:formula="of:=IF([.A734]=&quot;&quot;;[.B7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IF([.A734]=&quot;&quot;;[.A735];[.A735]+[.B734])" office:value-type="float" office:value="7974" calcext:value-type="float">
            <text:p>7974</text:p>
          </table:table-cell>
          <table:table-cell table:formula="of:=IF([.A735]=&quot;&quot;;[.B7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IF([.A735]=&quot;&quot;;[.A736];[.A736]+[.B735])" office:value-type="float" office:value="9490" calcext:value-type="float">
            <text:p>9490</text:p>
          </table:table-cell>
          <table:table-cell table:formula="of:=IF([.A736]=&quot;&quot;;[.B7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formula="of:=IF([.A736]=&quot;&quot;;[.A737];[.A737]+[.B736])" office:value-type="float" office:value="16197" calcext:value-type="float">
            <text:p>16197</text:p>
          </table:table-cell>
          <table:table-cell table:formula="of:=IF([.A737]=&quot;&quot;;[.B7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formula="of:=IF([.A737]=&quot;&quot;;[.A738];[.A738]+[.B737])" office:value-type="float" office:value="20359" calcext:value-type="float">
            <text:p>20359</text:p>
          </table:table-cell>
          <table:table-cell table:formula="of:=IF([.A738]=&quot;&quot;;[.B7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IF([.A738]=&quot;&quot;;[.A739];[.A739]+[.B738])" office:value-type="float" office:value="23109" calcext:value-type="float">
            <text:p>23109</text:p>
          </table:table-cell>
          <table:table-cell table:formula="of:=IF([.A739]=&quot;&quot;;[.B7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formula="of:=IF([.A739]=&quot;&quot;;[.A740];[.A740]+[.B739])" office:value-type="float" office:value="26961" calcext:value-type="float">
            <text:p>26961</text:p>
          </table:table-cell>
          <table:table-cell table:formula="of:=IF([.A740]=&quot;&quot;;[.B7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formula="of:=IF([.A740]=&quot;&quot;;[.A741];[.A741]+[.B740])" office:value-type="float" office:value="31140" calcext:value-type="float">
            <text:p>31140</text:p>
          </table:table-cell>
          <table:table-cell table:formula="of:=IF([.A741]=&quot;&quot;;[.B7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formula="of:=IF([.A741]=&quot;&quot;;[.A742];[.A742]+[.B741])" office:value-type="float" office:value="35377" calcext:value-type="float">
            <text:p>35377</text:p>
          </table:table-cell>
          <table:table-cell table:formula="of:=IF([.A742]=&quot;&quot;;[.B7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IF([.A742]=&quot;&quot;;[.A743];[.A743]+[.B742])" office:value-type="float" office:value="36891" calcext:value-type="float">
            <text:p>36891</text:p>
          </table:table-cell>
          <table:table-cell table:formula="of:=IF([.A743]=&quot;&quot;;[.B7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formula="of:=IF([.A743]=&quot;&quot;;[.A744];[.A744]+[.B743])" office:value-type="float" office:value="40839" calcext:value-type="float">
            <text:p>40839</text:p>
          </table:table-cell>
          <table:table-cell table:formula="of:=IF([.A744]=&quot;&quot;;[.B74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744]=&quot;&quot;;[.A745];[.A745]+[.B744])" office:value-type="float" office:value="40839" calcext:value-type="float">
            <text:p>40839</text:p>
          </table:table-cell>
          <table:table-cell table:formula="of:=IF([.A745]=&quot;&quot;;[.B745];&quot;&quot;)" office:value-type="float" office:value="40839" calcext:value-type="float">
            <text:p>40839</text:p>
          </table:table-cell>
          <table:table-cell table:number-columns-repeated="2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formula="of:=IF([.A745]=&quot;&quot;;[.A746];[.A746]+[.B745])" office:value-type="float" office:value="5584" calcext:value-type="float">
            <text:p>5584</text:p>
          </table:table-cell>
          <table:table-cell table:formula="of:=IF([.A746]=&quot;&quot;;[.B7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746]=&quot;&quot;;[.A747];[.A747]+[.B746])" office:value-type="float" office:value="8323" calcext:value-type="float">
            <text:p>8323</text:p>
          </table:table-cell>
          <table:table-cell table:formula="of:=IF([.A747]=&quot;&quot;;[.B7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formula="of:=IF([.A747]=&quot;&quot;;[.A748];[.A748]+[.B747])" office:value-type="float" office:value="11292" calcext:value-type="float">
            <text:p>11292</text:p>
          </table:table-cell>
          <table:table-cell table:formula="of:=IF([.A748]=&quot;&quot;;[.B7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IF([.A748]=&quot;&quot;;[.A749];[.A749]+[.B748])" office:value-type="float" office:value="13113" calcext:value-type="float">
            <text:p>13113</text:p>
          </table:table-cell>
          <table:table-cell table:formula="of:=IF([.A749]=&quot;&quot;;[.B7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formula="of:=IF([.A749]=&quot;&quot;;[.A750];[.A750]+[.B749])" office:value-type="float" office:value="19572" calcext:value-type="float">
            <text:p>19572</text:p>
          </table:table-cell>
          <table:table-cell table:formula="of:=IF([.A750]=&quot;&quot;;[.B7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IF([.A750]=&quot;&quot;;[.A751];[.A751]+[.B750])" office:value-type="float" office:value="22096" calcext:value-type="float">
            <text:p>22096</text:p>
          </table:table-cell>
          <table:table-cell table:formula="of:=IF([.A751]=&quot;&quot;;[.B7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IF([.A751]=&quot;&quot;;[.A752];[.A752]+[.B751])" office:value-type="float" office:value="23411" calcext:value-type="float">
            <text:p>23411</text:p>
          </table:table-cell>
          <table:table-cell table:formula="of:=IF([.A752]=&quot;&quot;;[.B7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IF([.A752]=&quot;&quot;;[.A753];[.A753]+[.B752])" office:value-type="float" office:value="25848" calcext:value-type="float">
            <text:p>25848</text:p>
          </table:table-cell>
          <table:table-cell table:formula="of:=IF([.A753]=&quot;&quot;;[.B7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IF([.A753]=&quot;&quot;;[.A754];[.A754]+[.B753])" office:value-type="float" office:value="31357" calcext:value-type="float">
            <text:p>31357</text:p>
          </table:table-cell>
          <table:table-cell table:formula="of:=IF([.A754]=&quot;&quot;;[.B7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IF([.A754]=&quot;&quot;;[.A755];[.A755]+[.B754])" office:value-type="float" office:value="33288" calcext:value-type="float">
            <text:p>33288</text:p>
          </table:table-cell>
          <table:table-cell table:formula="of:=IF([.A755]=&quot;&quot;;[.B7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IF([.A755]=&quot;&quot;;[.A756];[.A756]+[.B755])" office:value-type="float" office:value="35556" calcext:value-type="float">
            <text:p>35556</text:p>
          </table:table-cell>
          <table:table-cell table:formula="of:=IF([.A756]=&quot;&quot;;[.B7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IF([.A756]=&quot;&quot;;[.A757];[.A757]+[.B756])" office:value-type="float" office:value="38553" calcext:value-type="float">
            <text:p>38553</text:p>
          </table:table-cell>
          <table:table-cell table:formula="of:=IF([.A757]=&quot;&quot;;[.B75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757]=&quot;&quot;;[.A758];[.A758]+[.B757])" office:value-type="float" office:value="38553" calcext:value-type="float">
            <text:p>38553</text:p>
          </table:table-cell>
          <table:table-cell table:formula="of:=IF([.A758]=&quot;&quot;;[.B758];&quot;&quot;)" office:value-type="float" office:value="38553" calcext:value-type="float">
            <text:p>38553</text:p>
          </table:table-cell>
          <table:table-cell table:number-columns-repeated="2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formula="of:=IF([.A758]=&quot;&quot;;[.A759];[.A759]+[.B758])" office:value-type="float" office:value="5234" calcext:value-type="float">
            <text:p>5234</text:p>
          </table:table-cell>
          <table:table-cell table:formula="of:=IF([.A759]=&quot;&quot;;[.B7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759]=&quot;&quot;;[.A760];[.A760]+[.B759])" office:value-type="float" office:value="7555" calcext:value-type="float">
            <text:p>7555</text:p>
          </table:table-cell>
          <table:table-cell table:formula="of:=IF([.A760]=&quot;&quot;;[.B7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formula="of:=IF([.A760]=&quot;&quot;;[.A761];[.A761]+[.B760])" office:value-type="float" office:value="11787" calcext:value-type="float">
            <text:p>11787</text:p>
          </table:table-cell>
          <table:table-cell table:formula="of:=IF([.A761]=&quot;&quot;;[.B76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IF([.A761]=&quot;&quot;;[.A762];[.A762]+[.B761])" office:value-type="float" office:value="17472" calcext:value-type="float">
            <text:p>17472</text:p>
          </table:table-cell>
          <table:table-cell table:formula="of:=IF([.A762]=&quot;&quot;;[.B7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IF([.A762]=&quot;&quot;;[.A763];[.A763]+[.B762])" office:value-type="float" office:value="21456" calcext:value-type="float">
            <text:p>21456</text:p>
          </table:table-cell>
          <table:table-cell table:formula="of:=IF([.A763]=&quot;&quot;;[.B7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formula="of:=IF([.A763]=&quot;&quot;;[.A764];[.A764]+[.B763])" office:value-type="float" office:value="24362" calcext:value-type="float">
            <text:p>24362</text:p>
          </table:table-cell>
          <table:table-cell table:formula="of:=IF([.A764]=&quot;&quot;;[.B7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[.A764]=&quot;&quot;;[.A765];[.A765]+[.B764])" office:value-type="float" office:value="25794" calcext:value-type="float">
            <text:p>25794</text:p>
          </table:table-cell>
          <table:table-cell table:formula="of:=IF([.A765]=&quot;&quot;;[.B7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IF([.A765]=&quot;&quot;;[.A766];[.A766]+[.B765])" office:value-type="float" office:value="30137" calcext:value-type="float">
            <text:p>30137</text:p>
          </table:table-cell>
          <table:table-cell table:formula="of:=IF([.A766]=&quot;&quot;;[.B7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IF([.A766]=&quot;&quot;;[.A767];[.A767]+[.B766])" office:value-type="float" office:value="33418" calcext:value-type="float">
            <text:p>33418</text:p>
          </table:table-cell>
          <table:table-cell table:formula="of:=IF([.A767]=&quot;&quot;;[.B7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IF([.A767]=&quot;&quot;;[.A768];[.A768]+[.B767])" office:value-type="float" office:value="35946" calcext:value-type="float">
            <text:p>35946</text:p>
          </table:table-cell>
          <table:table-cell table:formula="of:=IF([.A768]=&quot;&quot;;[.B7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IF([.A768]=&quot;&quot;;[.A769];[.A769]+[.B768])" office:value-type="float" office:value="38434" calcext:value-type="float">
            <text:p>38434</text:p>
          </table:table-cell>
          <table:table-cell table:formula="of:=IF([.A769]=&quot;&quot;;[.B7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IF([.A769]=&quot;&quot;;[.A770];[.A770]+[.B769])" office:value-type="float" office:value="40152" calcext:value-type="float">
            <text:p>40152</text:p>
          </table:table-cell>
          <table:table-cell table:formula="of:=IF([.A770]=&quot;&quot;;[.B7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formula="of:=IF([.A770]=&quot;&quot;;[.A771];[.A771]+[.B770])" office:value-type="float" office:value="46142" calcext:value-type="float">
            <text:p>46142</text:p>
          </table:table-cell>
          <table:table-cell table:formula="of:=IF([.A771]=&quot;&quot;;[.B7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formula="of:=IF([.A771]=&quot;&quot;;[.A772];[.A772]+[.B771])" office:value-type="float" office:value="49664" calcext:value-type="float">
            <text:p>49664</text:p>
          </table:table-cell>
          <table:table-cell table:formula="of:=IF([.A772]=&quot;&quot;;[.B7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formula="of:=IF([.A772]=&quot;&quot;;[.A773];[.A773]+[.B772])" office:value-type="float" office:value="54018" calcext:value-type="float">
            <text:p>54018</text:p>
          </table:table-cell>
          <table:table-cell table:formula="of:=IF([.A773]=&quot;&quot;;[.B77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773]=&quot;&quot;;[.A774];[.A774]+[.B773])" office:value-type="float" office:value="54018" calcext:value-type="float">
            <text:p>54018</text:p>
          </table:table-cell>
          <table:table-cell table:formula="of:=IF([.A774]=&quot;&quot;;[.B774];&quot;&quot;)" office:value-type="float" office:value="54018" calcext:value-type="float">
            <text:p>54018</text:p>
          </table:table-cell>
          <table:table-cell table:number-columns-repeated="2"/>
        </table:table-row>
        <table:table-row table:style-name="ro1">
          <table:table-cell office:value-type="float" office:value="26195" calcext:value-type="float">
            <text:p>26195</text:p>
          </table:table-cell>
          <table:table-cell table:formula="of:=IF([.A774]=&quot;&quot;;[.A775];[.A775]+[.B774])" office:value-type="float" office:value="26195" calcext:value-type="float">
            <text:p>26195</text:p>
          </table:table-cell>
          <table:table-cell table:formula="of:=IF([.A775]=&quot;&quot;;[.B7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formula="of:=IF([.A775]=&quot;&quot;;[.A776];[.A776]+[.B775])" office:value-type="float" office:value="32976" calcext:value-type="float">
            <text:p>32976</text:p>
          </table:table-cell>
          <table:table-cell table:formula="of:=IF([.A776]=&quot;&quot;;[.B77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776]=&quot;&quot;;[.A777];[.A777]+[.B776])" office:value-type="float" office:value="32976" calcext:value-type="float">
            <text:p>32976</text:p>
          </table:table-cell>
          <table:table-cell table:formula="of:=IF([.A777]=&quot;&quot;;[.B777];&quot;&quot;)" office:value-type="float" office:value="32976" calcext:value-type="float">
            <text:p>32976</text:p>
          </table:table-cell>
          <table:table-cell table:number-columns-repeated="2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formula="of:=IF([.A777]=&quot;&quot;;[.A778];[.A778]+[.B777])" office:value-type="float" office:value="5142" calcext:value-type="float">
            <text:p>5142</text:p>
          </table:table-cell>
          <table:table-cell table:formula="of:=IF([.A778]=&quot;&quot;;[.B7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778]=&quot;&quot;;[.A779];[.A779]+[.B778])" office:value-type="float" office:value="9215" calcext:value-type="float">
            <text:p>9215</text:p>
          </table:table-cell>
          <table:table-cell table:formula="of:=IF([.A779]=&quot;&quot;;[.B7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formula="of:=IF([.A779]=&quot;&quot;;[.A780];[.A780]+[.B779])" office:value-type="float" office:value="14747" calcext:value-type="float">
            <text:p>14747</text:p>
          </table:table-cell>
          <table:table-cell table:formula="of:=IF([.A780]=&quot;&quot;;[.B7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formula="of:=IF([.A780]=&quot;&quot;;[.A781];[.A781]+[.B780])" office:value-type="float" office:value="22174" calcext:value-type="float">
            <text:p>22174</text:p>
          </table:table-cell>
          <table:table-cell table:formula="of:=IF([.A781]=&quot;&quot;;[.B7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formula="of:=IF([.A781]=&quot;&quot;;[.A782];[.A782]+[.B781])" office:value-type="float" office:value="29593" calcext:value-type="float">
            <text:p>29593</text:p>
          </table:table-cell>
          <table:table-cell table:formula="of:=IF([.A782]=&quot;&quot;;[.B7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782]=&quot;&quot;;[.A783];[.A783]+[.B782])" office:value-type="float" office:value="31340" calcext:value-type="float">
            <text:p>31340</text:p>
          </table:table-cell>
          <table:table-cell table:formula="of:=IF([.A783]=&quot;&quot;;[.B7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formula="of:=IF([.A783]=&quot;&quot;;[.A784];[.A784]+[.B783])" office:value-type="float" office:value="34720" calcext:value-type="float">
            <text:p>34720</text:p>
          </table:table-cell>
          <table:table-cell table:formula="of:=IF([.A784]=&quot;&quot;;[.B7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formula="of:=IF([.A784]=&quot;&quot;;[.A785];[.A785]+[.B784])" office:value-type="float" office:value="41084" calcext:value-type="float">
            <text:p>41084</text:p>
          </table:table-cell>
          <table:table-cell table:formula="of:=IF([.A785]=&quot;&quot;;[.B7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formula="of:=IF([.A785]=&quot;&quot;;[.A786];[.A786]+[.B785])" office:value-type="float" office:value="47715" calcext:value-type="float">
            <text:p>47715</text:p>
          </table:table-cell>
          <table:table-cell table:formula="of:=IF([.A786]=&quot;&quot;;[.B7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IF([.A786]=&quot;&quot;;[.A787];[.A787]+[.B786])" office:value-type="float" office:value="51494" calcext:value-type="float">
            <text:p>51494</text:p>
          </table:table-cell>
          <table:table-cell table:formula="of:=IF([.A787]=&quot;&quot;;[.B7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formula="of:=IF([.A787]=&quot;&quot;;[.A788];[.A788]+[.B787])" office:value-type="float" office:value="56259" calcext:value-type="float">
            <text:p>56259</text:p>
          </table:table-cell>
          <table:table-cell table:formula="of:=IF([.A788]=&quot;&quot;;[.B7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formula="of:=IF([.A788]=&quot;&quot;;[.A789];[.A789]+[.B788])" office:value-type="float" office:value="62094" calcext:value-type="float">
            <text:p>62094</text:p>
          </table:table-cell>
          <table:table-cell table:formula="of:=IF([.A789]=&quot;&quot;;[.B78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789]=&quot;&quot;;[.A790];[.A790]+[.B789])" office:value-type="float" office:value="62094" calcext:value-type="float">
            <text:p>62094</text:p>
          </table:table-cell>
          <table:table-cell table:formula="of:=IF([.A790]=&quot;&quot;;[.B790];&quot;&quot;)" office:value-type="float" office:value="62094" calcext:value-type="float">
            <text:p>62094</text:p>
          </table:table-cell>
          <table:table-cell table:number-columns-repeated="2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IF([.A790]=&quot;&quot;;[.A791];[.A791]+[.B790])" office:value-type="float" office:value="3705" calcext:value-type="float">
            <text:p>3705</text:p>
          </table:table-cell>
          <table:table-cell table:formula="of:=IF([.A791]=&quot;&quot;;[.B7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IF([.A791]=&quot;&quot;;[.A792];[.A792]+[.B791])" office:value-type="float" office:value="5241" calcext:value-type="float">
            <text:p>5241</text:p>
          </table:table-cell>
          <table:table-cell table:formula="of:=IF([.A792]=&quot;&quot;;[.B7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formula="of:=IF([.A792]=&quot;&quot;;[.A793];[.A793]+[.B792])" office:value-type="float" office:value="12031" calcext:value-type="float">
            <text:p>12031</text:p>
          </table:table-cell>
          <table:table-cell table:formula="of:=IF([.A793]=&quot;&quot;;[.B7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IF([.A793]=&quot;&quot;;[.A794];[.A794]+[.B793])" office:value-type="float" office:value="14064" calcext:value-type="float">
            <text:p>14064</text:p>
          </table:table-cell>
          <table:table-cell table:formula="of:=IF([.A794]=&quot;&quot;;[.B7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[.A794]=&quot;&quot;;[.A795];[.A795]+[.B794])" office:value-type="float" office:value="15519" calcext:value-type="float">
            <text:p>15519</text:p>
          </table:table-cell>
          <table:table-cell table:formula="of:=IF([.A795]=&quot;&quot;;[.B7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formula="of:=IF([.A795]=&quot;&quot;;[.A796];[.A796]+[.B795])" office:value-type="float" office:value="22024" calcext:value-type="float">
            <text:p>22024</text:p>
          </table:table-cell>
          <table:table-cell table:formula="of:=IF([.A796]=&quot;&quot;;[.B7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IF([.A796]=&quot;&quot;;[.A797];[.A797]+[.B796])" office:value-type="float" office:value="26943" calcext:value-type="float">
            <text:p>26943</text:p>
          </table:table-cell>
          <table:table-cell table:formula="of:=IF([.A797]=&quot;&quot;;[.B7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IF([.A797]=&quot;&quot;;[.A798];[.A798]+[.B797])" office:value-type="float" office:value="29967" calcext:value-type="float">
            <text:p>29967</text:p>
          </table:table-cell>
          <table:table-cell table:formula="of:=IF([.A798]=&quot;&quot;;[.B7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IF([.A798]=&quot;&quot;;[.A799];[.A799]+[.B798])" office:value-type="float" office:value="32441" calcext:value-type="float">
            <text:p>32441</text:p>
          </table:table-cell>
          <table:table-cell table:formula="of:=IF([.A799]=&quot;&quot;;[.B7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formula="of:=IF([.A799]=&quot;&quot;;[.A800];[.A800]+[.B799])" office:value-type="float" office:value="38314" calcext:value-type="float">
            <text:p>38314</text:p>
          </table:table-cell>
          <table:table-cell table:formula="of:=IF([.A800]=&quot;&quot;;[.B8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formula="of:=IF([.A800]=&quot;&quot;;[.A801];[.A801]+[.B800])" office:value-type="float" office:value="41785" calcext:value-type="float">
            <text:p>41785</text:p>
          </table:table-cell>
          <table:table-cell table:formula="of:=IF([.A801]=&quot;&quot;;[.B8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formula="of:=IF([.A801]=&quot;&quot;;[.A802];[.A802]+[.B801])" office:value-type="float" office:value="45290" calcext:value-type="float">
            <text:p>45290</text:p>
          </table:table-cell>
          <table:table-cell table:formula="of:=IF([.A802]=&quot;&quot;;[.B8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IF([.A802]=&quot;&quot;;[.A803];[.A803]+[.B802])" office:value-type="float" office:value="46606" calcext:value-type="float">
            <text:p>46606</text:p>
          </table:table-cell>
          <table:table-cell table:formula="of:=IF([.A803]=&quot;&quot;;[.B80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03]=&quot;&quot;;[.A804];[.A804]+[.B803])" office:value-type="float" office:value="46606" calcext:value-type="float">
            <text:p>46606</text:p>
          </table:table-cell>
          <table:table-cell table:formula="of:=IF([.A804]=&quot;&quot;;[.B804];&quot;&quot;)" office:value-type="float" office:value="46606" calcext:value-type="float">
            <text:p>46606</text:p>
          </table:table-cell>
          <table:table-cell table:number-columns-repeated="2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formula="of:=IF([.A804]=&quot;&quot;;[.A805];[.A805]+[.B804])" office:value-type="float" office:value="6749" calcext:value-type="float">
            <text:p>6749</text:p>
          </table:table-cell>
          <table:table-cell table:formula="of:=IF([.A805]=&quot;&quot;;[.B8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formula="of:=IF([.A805]=&quot;&quot;;[.A806];[.A806]+[.B805])" office:value-type="float" office:value="11476" calcext:value-type="float">
            <text:p>11476</text:p>
          </table:table-cell>
          <table:table-cell table:formula="of:=IF([.A806]=&quot;&quot;;[.B8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IF([.A806]=&quot;&quot;;[.A807];[.A807]+[.B806])" office:value-type="float" office:value="15334" calcext:value-type="float">
            <text:p>15334</text:p>
          </table:table-cell>
          <table:table-cell table:formula="of:=IF([.A807]=&quot;&quot;;[.B8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IF([.A807]=&quot;&quot;;[.A808];[.A808]+[.B807])" office:value-type="float" office:value="20390" calcext:value-type="float">
            <text:p>20390</text:p>
          </table:table-cell>
          <table:table-cell table:formula="of:=IF([.A808]=&quot;&quot;;[.B80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08]=&quot;&quot;;[.A809];[.A809]+[.B808])" office:value-type="float" office:value="20390" calcext:value-type="float">
            <text:p>20390</text:p>
          </table:table-cell>
          <table:table-cell table:formula="of:=IF([.A809]=&quot;&quot;;[.B809];&quot;&quot;)" office:value-type="float" office:value="20390" calcext:value-type="float">
            <text:p>20390</text:p>
          </table:table-cell>
          <table:table-cell table:number-columns-repeated="2"/>
        </table:table-row>
        <table:table-row table:style-name="ro1">
          <table:table-cell office:value-type="float" office:value="22223" calcext:value-type="float">
            <text:p>22223</text:p>
          </table:table-cell>
          <table:table-cell table:formula="of:=IF([.A809]=&quot;&quot;;[.A810];[.A810]+[.B809])" office:value-type="float" office:value="22223" calcext:value-type="float">
            <text:p>22223</text:p>
          </table:table-cell>
          <table:table-cell table:formula="of:=IF([.A810]=&quot;&quot;;[.B81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10]=&quot;&quot;;[.A811];[.A811]+[.B810])" office:value-type="float" office:value="22223" calcext:value-type="float">
            <text:p>22223</text:p>
          </table:table-cell>
          <table:table-cell table:formula="of:=IF([.A811]=&quot;&quot;;[.B811];&quot;&quot;)" office:value-type="float" office:value="22223" calcext:value-type="float">
            <text:p>22223</text:p>
          </table:table-cell>
          <table:table-cell table:number-columns-repeated="2"/>
        </table:table-row>
        <table:table-row table:style-name="ro1">
          <table:table-cell office:value-type="float" office:value="17648" calcext:value-type="float">
            <text:p>17648</text:p>
          </table:table-cell>
          <table:table-cell table:formula="of:=IF([.A811]=&quot;&quot;;[.A812];[.A812]+[.B811])" office:value-type="float" office:value="17648" calcext:value-type="float">
            <text:p>17648</text:p>
          </table:table-cell>
          <table:table-cell table:formula="of:=IF([.A812]=&quot;&quot;;[.B8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formula="of:=IF([.A812]=&quot;&quot;;[.A813];[.A813]+[.B812])" office:value-type="float" office:value="21922" calcext:value-type="float">
            <text:p>21922</text:p>
          </table:table-cell>
          <table:table-cell table:formula="of:=IF([.A813]=&quot;&quot;;[.B8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725" calcext:value-type="float">
            <text:p>12725</text:p>
          </table:table-cell>
          <table:table-cell table:formula="of:=IF([.A813]=&quot;&quot;;[.A814];[.A814]+[.B813])" office:value-type="float" office:value="34647" calcext:value-type="float">
            <text:p>34647</text:p>
          </table:table-cell>
          <table:table-cell table:formula="of:=IF([.A814]=&quot;&quot;;[.B81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14]=&quot;&quot;;[.A815];[.A815]+[.B814])" office:value-type="float" office:value="34647" calcext:value-type="float">
            <text:p>34647</text:p>
          </table:table-cell>
          <table:table-cell table:formula="of:=IF([.A815]=&quot;&quot;;[.B815];&quot;&quot;)" office:value-type="float" office:value="34647" calcext:value-type="float">
            <text:p>34647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IF([.A815]=&quot;&quot;;[.A816];[.A816]+[.B815])" office:value-type="float" office:value="2280" calcext:value-type="float">
            <text:p>2280</text:p>
          </table:table-cell>
          <table:table-cell table:formula="of:=IF([.A816]=&quot;&quot;;[.B8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formula="of:=IF([.A816]=&quot;&quot;;[.A817];[.A817]+[.B816])" office:value-type="float" office:value="12204" calcext:value-type="float">
            <text:p>12204</text:p>
          </table:table-cell>
          <table:table-cell table:formula="of:=IF([.A817]=&quot;&quot;;[.B81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17]=&quot;&quot;;[.A818];[.A818]+[.B817])" office:value-type="float" office:value="12204" calcext:value-type="float">
            <text:p>12204</text:p>
          </table:table-cell>
          <table:table-cell table:formula="of:=IF([.A818]=&quot;&quot;;[.B818];&quot;&quot;)" office:value-type="float" office:value="12204" calcext:value-type="float">
            <text:p>12204</text:p>
          </table:table-cell>
          <table:table-cell table:number-columns-repeated="2"/>
        </table:table-row>
        <table:table-row table:style-name="ro1">
          <table:table-cell office:value-type="float" office:value="15172" calcext:value-type="float">
            <text:p>15172</text:p>
          </table:table-cell>
          <table:table-cell table:formula="of:=IF([.A818]=&quot;&quot;;[.A819];[.A819]+[.B818])" office:value-type="float" office:value="15172" calcext:value-type="float">
            <text:p>15172</text:p>
          </table:table-cell>
          <table:table-cell table:formula="of:=IF([.A819]=&quot;&quot;;[.B8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formula="of:=IF([.A819]=&quot;&quot;;[.A820];[.A820]+[.B819])" office:value-type="float" office:value="22800" calcext:value-type="float">
            <text:p>22800</text:p>
          </table:table-cell>
          <table:table-cell table:formula="of:=IF([.A820]=&quot;&quot;;[.B8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formula="of:=IF([.A820]=&quot;&quot;;[.A821];[.A821]+[.B820])" office:value-type="float" office:value="30441" calcext:value-type="float">
            <text:p>30441</text:p>
          </table:table-cell>
          <table:table-cell table:formula="of:=IF([.A821]=&quot;&quot;;[.B8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formula="of:=IF([.A821]=&quot;&quot;;[.A822];[.A822]+[.B821])" office:value-type="float" office:value="37635" calcext:value-type="float">
            <text:p>37635</text:p>
          </table:table-cell>
          <table:table-cell table:formula="of:=IF([.A822]=&quot;&quot;;[.B8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IF([.A822]=&quot;&quot;;[.A823];[.A823]+[.B822])" office:value-type="float" office:value="39603" calcext:value-type="float">
            <text:p>39603</text:p>
          </table:table-cell>
          <table:table-cell table:formula="of:=IF([.A823]=&quot;&quot;;[.B82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23]=&quot;&quot;;[.A824];[.A824]+[.B823])" office:value-type="float" office:value="39603" calcext:value-type="float">
            <text:p>39603</text:p>
          </table:table-cell>
          <table:table-cell table:formula="of:=IF([.A824]=&quot;&quot;;[.B824];&quot;&quot;)" office:value-type="float" office:value="39603" calcext:value-type="float">
            <text:p>39603</text:p>
          </table:table-cell>
          <table:table-cell table:number-columns-repeated="2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formula="of:=IF([.A824]=&quot;&quot;;[.A825];[.A825]+[.B824])" office:value-type="float" office:value="5982" calcext:value-type="float">
            <text:p>5982</text:p>
          </table:table-cell>
          <table:table-cell table:formula="of:=IF([.A825]=&quot;&quot;;[.B8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formula="of:=IF([.A825]=&quot;&quot;;[.A826];[.A826]+[.B825])" office:value-type="float" office:value="11596" calcext:value-type="float">
            <text:p>11596</text:p>
          </table:table-cell>
          <table:table-cell table:formula="of:=IF([.A826]=&quot;&quot;;[.B8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IF([.A826]=&quot;&quot;;[.A827];[.A827]+[.B826])" office:value-type="float" office:value="14048" calcext:value-type="float">
            <text:p>14048</text:p>
          </table:table-cell>
          <table:table-cell table:formula="of:=IF([.A827]=&quot;&quot;;[.B8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formula="of:=IF([.A827]=&quot;&quot;;[.A828];[.A828]+[.B827])" office:value-type="float" office:value="19410" calcext:value-type="float">
            <text:p>19410</text:p>
          </table:table-cell>
          <table:table-cell table:formula="of:=IF([.A828]=&quot;&quot;;[.B8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formula="of:=IF([.A828]=&quot;&quot;;[.A829];[.A829]+[.B828])" office:value-type="float" office:value="27844" calcext:value-type="float">
            <text:p>27844</text:p>
          </table:table-cell>
          <table:table-cell table:formula="of:=IF([.A829]=&quot;&quot;;[.B8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formula="of:=IF([.A829]=&quot;&quot;;[.A830];[.A830]+[.B829])" office:value-type="float" office:value="31018" calcext:value-type="float">
            <text:p>31018</text:p>
          </table:table-cell>
          <table:table-cell table:formula="of:=IF([.A830]=&quot;&quot;;[.B8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IF([.A830]=&quot;&quot;;[.A831];[.A831]+[.B830])" office:value-type="float" office:value="33194" calcext:value-type="float">
            <text:p>33194</text:p>
          </table:table-cell>
          <table:table-cell table:formula="of:=IF([.A831]=&quot;&quot;;[.B8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IF([.A831]=&quot;&quot;;[.A832];[.A832]+[.B831])" office:value-type="float" office:value="35892" calcext:value-type="float">
            <text:p>35892</text:p>
          </table:table-cell>
          <table:table-cell table:formula="of:=IF([.A832]=&quot;&quot;;[.B8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IF([.A832]=&quot;&quot;;[.A833];[.A833]+[.B832])" office:value-type="float" office:value="38304" calcext:value-type="float">
            <text:p>38304</text:p>
          </table:table-cell>
          <table:table-cell table:formula="of:=IF([.A833]=&quot;&quot;;[.B8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IF([.A833]=&quot;&quot;;[.A834];[.A834]+[.B833])" office:value-type="float" office:value="40493" calcext:value-type="float">
            <text:p>40493</text:p>
          </table:table-cell>
          <table:table-cell table:formula="of:=IF([.A834]=&quot;&quot;;[.B83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34]=&quot;&quot;;[.A835];[.A835]+[.B834])" office:value-type="float" office:value="40493" calcext:value-type="float">
            <text:p>40493</text:p>
          </table:table-cell>
          <table:table-cell table:formula="of:=IF([.A835]=&quot;&quot;;[.B835];&quot;&quot;)" office:value-type="float" office:value="40493" calcext:value-type="float">
            <text:p>40493</text:p>
          </table:table-cell>
          <table:table-cell table:number-columns-repeated="2"/>
        </table:table-row>
        <table:table-row table:style-name="ro1">
          <table:table-cell office:value-type="float" office:value="13340" calcext:value-type="float">
            <text:p>13340</text:p>
          </table:table-cell>
          <table:table-cell table:formula="of:=IF([.A835]=&quot;&quot;;[.A836];[.A836]+[.B835])" office:value-type="float" office:value="13340" calcext:value-type="float">
            <text:p>13340</text:p>
          </table:table-cell>
          <table:table-cell table:formula="of:=IF([.A836]=&quot;&quot;;[.B8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621" calcext:value-type="float">
            <text:p>12621</text:p>
          </table:table-cell>
          <table:table-cell table:formula="of:=IF([.A836]=&quot;&quot;;[.A837];[.A837]+[.B836])" office:value-type="float" office:value="25961" calcext:value-type="float">
            <text:p>25961</text:p>
          </table:table-cell>
          <table:table-cell table:formula="of:=IF([.A837]=&quot;&quot;;[.B8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111" calcext:value-type="float">
            <text:p>14111</text:p>
          </table:table-cell>
          <table:table-cell table:formula="of:=IF([.A837]=&quot;&quot;;[.A838];[.A838]+[.B837])" office:value-type="float" office:value="40072" calcext:value-type="float">
            <text:p>40072</text:p>
          </table:table-cell>
          <table:table-cell table:formula="of:=IF([.A838]=&quot;&quot;;[.B8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941" calcext:value-type="float">
            <text:p>14941</text:p>
          </table:table-cell>
          <table:table-cell table:formula="of:=IF([.A838]=&quot;&quot;;[.A839];[.A839]+[.B838])" office:value-type="float" office:value="55013" calcext:value-type="float">
            <text:p>55013</text:p>
          </table:table-cell>
          <table:table-cell table:formula="of:=IF([.A839]=&quot;&quot;;[.B8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566" calcext:value-type="float">
            <text:p>13566</text:p>
          </table:table-cell>
          <table:table-cell table:formula="of:=IF([.A839]=&quot;&quot;;[.A840];[.A840]+[.B839])" office:value-type="float" office:value="68579" calcext:value-type="float">
            <text:p>68579</text:p>
          </table:table-cell>
          <table:table-cell table:formula="of:=IF([.A840]=&quot;&quot;;[.B84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40]=&quot;&quot;;[.A841];[.A841]+[.B840])" office:value-type="float" office:value="68579" calcext:value-type="float">
            <text:p>68579</text:p>
          </table:table-cell>
          <table:table-cell table:formula="of:=IF([.A841]=&quot;&quot;;[.B841];&quot;&quot;)" office:value-type="float" office:value="68579" calcext:value-type="float">
            <text:p>68579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IF([.A841]=&quot;&quot;;[.A842];[.A842]+[.B841])" office:value-type="float" office:value="1361" calcext:value-type="float">
            <text:p>1361</text:p>
          </table:table-cell>
          <table:table-cell table:formula="of:=IF([.A842]=&quot;&quot;;[.B8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formula="of:=IF([.A842]=&quot;&quot;;[.A843];[.A843]+[.B842])" office:value-type="float" office:value="7223" calcext:value-type="float">
            <text:p>7223</text:p>
          </table:table-cell>
          <table:table-cell table:formula="of:=IF([.A843]=&quot;&quot;;[.B8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IF([.A843]=&quot;&quot;;[.A844];[.A844]+[.B843])" office:value-type="float" office:value="11351" calcext:value-type="float">
            <text:p>11351</text:p>
          </table:table-cell>
          <table:table-cell table:formula="of:=IF([.A844]=&quot;&quot;;[.B8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formula="of:=IF([.A844]=&quot;&quot;;[.A845];[.A845]+[.B844])" office:value-type="float" office:value="18097" calcext:value-type="float">
            <text:p>18097</text:p>
          </table:table-cell>
          <table:table-cell table:formula="of:=IF([.A845]=&quot;&quot;;[.B8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IF([.A845]=&quot;&quot;;[.A846];[.A846]+[.B845])" office:value-type="float" office:value="22564" calcext:value-type="float">
            <text:p>22564</text:p>
          </table:table-cell>
          <table:table-cell table:formula="of:=IF([.A846]=&quot;&quot;;[.B8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IF([.A846]=&quot;&quot;;[.A847];[.A847]+[.B846])" office:value-type="float" office:value="24402" calcext:value-type="float">
            <text:p>24402</text:p>
          </table:table-cell>
          <table:table-cell table:formula="of:=IF([.A847]=&quot;&quot;;[.B8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IF([.A847]=&quot;&quot;;[.A848];[.A848]+[.B847])" office:value-type="float" office:value="26541" calcext:value-type="float">
            <text:p>26541</text:p>
          </table:table-cell>
          <table:table-cell table:formula="of:=IF([.A848]=&quot;&quot;;[.B8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IF([.A848]=&quot;&quot;;[.A849];[.A849]+[.B848])" office:value-type="float" office:value="29205" calcext:value-type="float">
            <text:p>29205</text:p>
          </table:table-cell>
          <table:table-cell table:formula="of:=IF([.A849]=&quot;&quot;;[.B8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formula="of:=IF([.A849]=&quot;&quot;;[.A850];[.A850]+[.B849])" office:value-type="float" office:value="34648" calcext:value-type="float">
            <text:p>34648</text:p>
          </table:table-cell>
          <table:table-cell table:formula="of:=IF([.A850]=&quot;&quot;;[.B8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formula="of:=IF([.A850]=&quot;&quot;;[.A851];[.A851]+[.B850])" office:value-type="float" office:value="41482" calcext:value-type="float">
            <text:p>41482</text:p>
          </table:table-cell>
          <table:table-cell table:formula="of:=IF([.A851]=&quot;&quot;;[.B8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formula="of:=IF([.A851]=&quot;&quot;;[.A852];[.A852]+[.B851])" office:value-type="float" office:value="46159" calcext:value-type="float">
            <text:p>46159</text:p>
          </table:table-cell>
          <table:table-cell table:formula="of:=IF([.A852]=&quot;&quot;;[.B8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IF([.A852]=&quot;&quot;;[.A853];[.A853]+[.B852])" office:value-type="float" office:value="47257" calcext:value-type="float">
            <text:p>47257</text:p>
          </table:table-cell>
          <table:table-cell table:formula="of:=IF([.A853]=&quot;&quot;;[.B8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formula="of:=IF([.A853]=&quot;&quot;;[.A854];[.A854]+[.B853])" office:value-type="float" office:value="54041" calcext:value-type="float">
            <text:p>54041</text:p>
          </table:table-cell>
          <table:table-cell table:formula="of:=IF([.A854]=&quot;&quot;;[.B85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54]=&quot;&quot;;[.A855];[.A855]+[.B854])" office:value-type="float" office:value="54041" calcext:value-type="float">
            <text:p>54041</text:p>
          </table:table-cell>
          <table:table-cell table:formula="of:=IF([.A855]=&quot;&quot;;[.B855];&quot;&quot;)" office:value-type="float" office:value="54041" calcext:value-type="float">
            <text:p>54041</text:p>
          </table:table-cell>
          <table:table-cell table:number-columns-repeated="2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formula="of:=IF([.A855]=&quot;&quot;;[.A856];[.A856]+[.B855])" office:value-type="float" office:value="10515" calcext:value-type="float">
            <text:p>10515</text:p>
          </table:table-cell>
          <table:table-cell table:formula="of:=IF([.A856]=&quot;&quot;;[.B8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IF([.A856]=&quot;&quot;;[.A857];[.A857]+[.B856])" office:value-type="float" office:value="13275" calcext:value-type="float">
            <text:p>13275</text:p>
          </table:table-cell>
          <table:table-cell table:formula="of:=IF([.A857]=&quot;&quot;;[.B8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711" calcext:value-type="float">
            <text:p>10711</text:p>
          </table:table-cell>
          <table:table-cell table:formula="of:=IF([.A857]=&quot;&quot;;[.A858];[.A858]+[.B857])" office:value-type="float" office:value="23986" calcext:value-type="float">
            <text:p>23986</text:p>
          </table:table-cell>
          <table:table-cell table:formula="of:=IF([.A858]=&quot;&quot;;[.B8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formula="of:=IF([.A858]=&quot;&quot;;[.A859];[.A859]+[.B858])" office:value-type="float" office:value="29101" calcext:value-type="float">
            <text:p>29101</text:p>
          </table:table-cell>
          <table:table-cell table:formula="of:=IF([.A859]=&quot;&quot;;[.B8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137" calcext:value-type="float">
            <text:p>12137</text:p>
          </table:table-cell>
          <table:table-cell table:formula="of:=IF([.A859]=&quot;&quot;;[.A860];[.A860]+[.B859])" office:value-type="float" office:value="41238" calcext:value-type="float">
            <text:p>41238</text:p>
          </table:table-cell>
          <table:table-cell table:formula="of:=IF([.A860]=&quot;&quot;;[.B8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formula="of:=IF([.A860]=&quot;&quot;;[.A861];[.A861]+[.B860])" office:value-type="float" office:value="44019" calcext:value-type="float">
            <text:p>44019</text:p>
          </table:table-cell>
          <table:table-cell table:formula="of:=IF([.A861]=&quot;&quot;;[.B86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61]=&quot;&quot;;[.A862];[.A862]+[.B861])" office:value-type="float" office:value="44019" calcext:value-type="float">
            <text:p>44019</text:p>
          </table:table-cell>
          <table:table-cell table:formula="of:=IF([.A862]=&quot;&quot;;[.B862];&quot;&quot;)" office:value-type="float" office:value="44019" calcext:value-type="float">
            <text:p>44019</text:p>
          </table:table-cell>
          <table:table-cell table:number-columns-repeated="2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formula="of:=IF([.A862]=&quot;&quot;;[.A863];[.A863]+[.B862])" office:value-type="float" office:value="5049" calcext:value-type="float">
            <text:p>5049</text:p>
          </table:table-cell>
          <table:table-cell table:formula="of:=IF([.A863]=&quot;&quot;;[.B8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formula="of:=IF([.A863]=&quot;&quot;;[.A864];[.A864]+[.B863])" office:value-type="float" office:value="11290" calcext:value-type="float">
            <text:p>11290</text:p>
          </table:table-cell>
          <table:table-cell table:formula="of:=IF([.A864]=&quot;&quot;;[.B8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IF([.A864]=&quot;&quot;;[.A865];[.A865]+[.B864])" office:value-type="float" office:value="13820" calcext:value-type="float">
            <text:p>13820</text:p>
          </table:table-cell>
          <table:table-cell table:formula="of:=IF([.A865]=&quot;&quot;;[.B8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formula="of:=IF([.A865]=&quot;&quot;;[.A866];[.A866]+[.B865])" office:value-type="float" office:value="19676" calcext:value-type="float">
            <text:p>19676</text:p>
          </table:table-cell>
          <table:table-cell table:formula="of:=IF([.A866]=&quot;&quot;;[.B8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IF([.A866]=&quot;&quot;;[.A867];[.A867]+[.B866])" office:value-type="float" office:value="22109" calcext:value-type="float">
            <text:p>22109</text:p>
          </table:table-cell>
          <table:table-cell table:formula="of:=IF([.A867]=&quot;&quot;;[.B8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formula="of:=IF([.A867]=&quot;&quot;;[.A868];[.A868]+[.B867])" office:value-type="float" office:value="26837" calcext:value-type="float">
            <text:p>26837</text:p>
          </table:table-cell>
          <table:table-cell table:formula="of:=IF([.A868]=&quot;&quot;;[.B8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formula="of:=IF([.A868]=&quot;&quot;;[.A869];[.A869]+[.B868])" office:value-type="float" office:value="32200" calcext:value-type="float">
            <text:p>32200</text:p>
          </table:table-cell>
          <table:table-cell table:formula="of:=IF([.A869]=&quot;&quot;;[.B8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formula="of:=IF([.A869]=&quot;&quot;;[.A870];[.A870]+[.B869])" office:value-type="float" office:value="38603" calcext:value-type="float">
            <text:p>38603</text:p>
          </table:table-cell>
          <table:table-cell table:formula="of:=IF([.A870]=&quot;&quot;;[.B8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IF([.A870]=&quot;&quot;;[.A871];[.A871]+[.B870])" office:value-type="float" office:value="41930" calcext:value-type="float">
            <text:p>41930</text:p>
          </table:table-cell>
          <table:table-cell table:formula="of:=IF([.A871]=&quot;&quot;;[.B8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formula="of:=IF([.A871]=&quot;&quot;;[.A872];[.A872]+[.B871])" office:value-type="float" office:value="46205" calcext:value-type="float">
            <text:p>46205</text:p>
          </table:table-cell>
          <table:table-cell table:formula="of:=IF([.A872]=&quot;&quot;;[.B8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formula="of:=IF([.A872]=&quot;&quot;;[.A873];[.A873]+[.B872])" office:value-type="float" office:value="50363" calcext:value-type="float">
            <text:p>50363</text:p>
          </table:table-cell>
          <table:table-cell table:formula="of:=IF([.A873]=&quot;&quot;;[.B8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IF([.A873]=&quot;&quot;;[.A874];[.A874]+[.B873])" office:value-type="float" office:value="54164" calcext:value-type="float">
            <text:p>54164</text:p>
          </table:table-cell>
          <table:table-cell table:formula="of:=IF([.A874]=&quot;&quot;;[.B8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IF([.A874]=&quot;&quot;;[.A875];[.A875]+[.B874])" office:value-type="float" office:value="56535" calcext:value-type="float">
            <text:p>56535</text:p>
          </table:table-cell>
          <table:table-cell table:formula="of:=IF([.A875]=&quot;&quot;;[.B8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formula="of:=IF([.A875]=&quot;&quot;;[.A876];[.A876]+[.B875])" office:value-type="float" office:value="62894" calcext:value-type="float">
            <text:p>62894</text:p>
          </table:table-cell>
          <table:table-cell table:formula="of:=IF([.A876]=&quot;&quot;;[.B87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76]=&quot;&quot;;[.A877];[.A877]+[.B876])" office:value-type="float" office:value="62894" calcext:value-type="float">
            <text:p>62894</text:p>
          </table:table-cell>
          <table:table-cell table:formula="of:=IF([.A877]=&quot;&quot;;[.B877];&quot;&quot;)" office:value-type="float" office:value="62894" calcext:value-type="float">
            <text:p>62894</text:p>
          </table:table-cell>
          <table:table-cell table:number-columns-repeated="2"/>
        </table:table-row>
        <table:table-row table:style-name="ro1">
          <table:table-cell office:value-type="float" office:value="29965" calcext:value-type="float">
            <text:p>29965</text:p>
          </table:table-cell>
          <table:table-cell table:formula="of:=IF([.A877]=&quot;&quot;;[.A878];[.A878]+[.B877])" office:value-type="float" office:value="29965" calcext:value-type="float">
            <text:p>29965</text:p>
          </table:table-cell>
          <table:table-cell table:formula="of:=IF([.A878]=&quot;&quot;;[.B8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formula="of:=IF([.A878]=&quot;&quot;;[.A879];[.A879]+[.B878])" office:value-type="float" office:value="38454" calcext:value-type="float">
            <text:p>38454</text:p>
          </table:table-cell>
          <table:table-cell table:formula="of:=IF([.A879]=&quot;&quot;;[.B87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79]=&quot;&quot;;[.A880];[.A880]+[.B879])" office:value-type="float" office:value="38454" calcext:value-type="float">
            <text:p>38454</text:p>
          </table:table-cell>
          <table:table-cell table:formula="of:=IF([.A880]=&quot;&quot;;[.B880];&quot;&quot;)" office:value-type="float" office:value="38454" calcext:value-type="float">
            <text:p>38454</text:p>
          </table:table-cell>
          <table:table-cell table:number-columns-repeated="2"/>
        </table:table-row>
        <table:table-row table:style-name="ro1">
          <table:table-cell office:value-type="float" office:value="56825" calcext:value-type="float">
            <text:p>56825</text:p>
          </table:table-cell>
          <table:table-cell table:formula="of:=IF([.A880]=&quot;&quot;;[.A881];[.A881]+[.B880])" office:value-type="float" office:value="56825" calcext:value-type="float">
            <text:p>56825</text:p>
          </table:table-cell>
          <table:table-cell table:formula="of:=IF([.A881]=&quot;&quot;;[.B88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81]=&quot;&quot;;[.A882];[.A882]+[.B881])" office:value-type="float" office:value="56825" calcext:value-type="float">
            <text:p>56825</text:p>
          </table:table-cell>
          <table:table-cell table:formula="of:=IF([.A882]=&quot;&quot;;[.B882];&quot;&quot;)" office:value-type="float" office:value="56825" calcext:value-type="float">
            <text:p>56825</text:p>
          </table:table-cell>
          <table:table-cell table:number-columns-repeated="2"/>
        </table:table-row>
        <table:table-row table:style-name="ro1">
          <table:table-cell office:value-type="float" office:value="11312" calcext:value-type="float">
            <text:p>11312</text:p>
          </table:table-cell>
          <table:table-cell table:formula="of:=IF([.A882]=&quot;&quot;;[.A883];[.A883]+[.B882])" office:value-type="float" office:value="11312" calcext:value-type="float">
            <text:p>11312</text:p>
          </table:table-cell>
          <table:table-cell table:formula="of:=IF([.A883]=&quot;&quot;;[.B8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formula="of:=IF([.A883]=&quot;&quot;;[.A884];[.A884]+[.B883])" office:value-type="float" office:value="20524" calcext:value-type="float">
            <text:p>20524</text:p>
          </table:table-cell>
          <table:table-cell table:formula="of:=IF([.A884]=&quot;&quot;;[.B8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IF([.A884]=&quot;&quot;;[.A885];[.A885]+[.B884])" office:value-type="float" office:value="22453" calcext:value-type="float">
            <text:p>22453</text:p>
          </table:table-cell>
          <table:table-cell table:formula="of:=IF([.A885]=&quot;&quot;;[.B8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504" calcext:value-type="float">
            <text:p>14504</text:p>
          </table:table-cell>
          <table:table-cell table:formula="of:=IF([.A885]=&quot;&quot;;[.A886];[.A886]+[.B885])" office:value-type="float" office:value="36957" calcext:value-type="float">
            <text:p>36957</text:p>
          </table:table-cell>
          <table:table-cell table:formula="of:=IF([.A886]=&quot;&quot;;[.B88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86]=&quot;&quot;;[.A887];[.A887]+[.B886])" office:value-type="float" office:value="36957" calcext:value-type="float">
            <text:p>36957</text:p>
          </table:table-cell>
          <table:table-cell table:formula="of:=IF([.A887]=&quot;&quot;;[.B887];&quot;&quot;)" office:value-type="float" office:value="36957" calcext:value-type="float">
            <text:p>36957</text:p>
          </table:table-cell>
          <table:table-cell table:number-columns-repeated="2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formula="of:=IF([.A887]=&quot;&quot;;[.A888];[.A888]+[.B887])" office:value-type="float" office:value="6465" calcext:value-type="float">
            <text:p>6465</text:p>
          </table:table-cell>
          <table:table-cell table:formula="of:=IF([.A888]=&quot;&quot;;[.B8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formula="of:=IF([.A888]=&quot;&quot;;[.A889];[.A889]+[.B888])" office:value-type="float" office:value="16094" calcext:value-type="float">
            <text:p>16094</text:p>
          </table:table-cell>
          <table:table-cell table:formula="of:=IF([.A889]=&quot;&quot;;[.B8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formula="of:=IF([.A889]=&quot;&quot;;[.A890];[.A890]+[.B889])" office:value-type="float" office:value="26453" calcext:value-type="float">
            <text:p>26453</text:p>
          </table:table-cell>
          <table:table-cell table:formula="of:=IF([.A890]=&quot;&quot;;[.B8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formula="of:=IF([.A890]=&quot;&quot;;[.A891];[.A891]+[.B890])" office:value-type="float" office:value="32291" calcext:value-type="float">
            <text:p>32291</text:p>
          </table:table-cell>
          <table:table-cell table:formula="of:=IF([.A891]=&quot;&quot;;[.B8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formula="of:=IF([.A891]=&quot;&quot;;[.A892];[.A892]+[.B891])" office:value-type="float" office:value="41716" calcext:value-type="float">
            <text:p>41716</text:p>
          </table:table-cell>
          <table:table-cell table:formula="of:=IF([.A892]=&quot;&quot;;[.B8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IF([.A892]=&quot;&quot;;[.A893];[.A893]+[.B892])" office:value-type="float" office:value="44774" calcext:value-type="float">
            <text:p>44774</text:p>
          </table:table-cell>
          <table:table-cell table:formula="of:=IF([.A893]=&quot;&quot;;[.B8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formula="of:=IF([.A893]=&quot;&quot;;[.A894];[.A894]+[.B893])" office:value-type="float" office:value="54527" calcext:value-type="float">
            <text:p>54527</text:p>
          </table:table-cell>
          <table:table-cell table:formula="of:=IF([.A894]=&quot;&quot;;[.B8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formula="of:=IF([.A894]=&quot;&quot;;[.A895];[.A895]+[.B894])" office:value-type="float" office:value="60415" calcext:value-type="float">
            <text:p>60415</text:p>
          </table:table-cell>
          <table:table-cell table:formula="of:=IF([.A895]=&quot;&quot;;[.B89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895]=&quot;&quot;;[.A896];[.A896]+[.B895])" office:value-type="float" office:value="60415" calcext:value-type="float">
            <text:p>60415</text:p>
          </table:table-cell>
          <table:table-cell table:formula="of:=IF([.A896]=&quot;&quot;;[.B896];&quot;&quot;)" office:value-type="float" office:value="60415" calcext:value-type="float">
            <text:p>60415</text:p>
          </table:table-cell>
          <table:table-cell table:number-columns-repeated="2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formula="of:=IF([.A896]=&quot;&quot;;[.A897];[.A897]+[.B896])" office:value-type="float" office:value="5406" calcext:value-type="float">
            <text:p>5406</text:p>
          </table:table-cell>
          <table:table-cell table:formula="of:=IF([.A897]=&quot;&quot;;[.B8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482" calcext:value-type="float">
            <text:p>13482</text:p>
          </table:table-cell>
          <table:table-cell table:formula="of:=IF([.A897]=&quot;&quot;;[.A898];[.A898]+[.B897])" office:value-type="float" office:value="18888" calcext:value-type="float">
            <text:p>18888</text:p>
          </table:table-cell>
          <table:table-cell table:formula="of:=IF([.A898]=&quot;&quot;;[.B8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IF([.A898]=&quot;&quot;;[.A899];[.A899]+[.B898])" office:value-type="float" office:value="22092" calcext:value-type="float">
            <text:p>22092</text:p>
          </table:table-cell>
          <table:table-cell table:formula="of:=IF([.A899]=&quot;&quot;;[.B8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IF([.A899]=&quot;&quot;;[.A900];[.A900]+[.B899])" office:value-type="float" office:value="24720" calcext:value-type="float">
            <text:p>24720</text:p>
          </table:table-cell>
          <table:table-cell table:formula="of:=IF([.A900]=&quot;&quot;;[.B9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formula="of:=IF([.A900]=&quot;&quot;;[.A901];[.A901]+[.B900])" office:value-type="float" office:value="34677" calcext:value-type="float">
            <text:p>34677</text:p>
          </table:table-cell>
          <table:table-cell table:formula="of:=IF([.A901]=&quot;&quot;;[.B9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formula="of:=IF([.A901]=&quot;&quot;;[.A902];[.A902]+[.B901])" office:value-type="float" office:value="44933" calcext:value-type="float">
            <text:p>44933</text:p>
          </table:table-cell>
          <table:table-cell table:formula="of:=IF([.A902]=&quot;&quot;;[.B90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02]=&quot;&quot;;[.A903];[.A903]+[.B902])" office:value-type="float" office:value="44933" calcext:value-type="float">
            <text:p>44933</text:p>
          </table:table-cell>
          <table:table-cell table:formula="of:=IF([.A903]=&quot;&quot;;[.B903];&quot;&quot;)" office:value-type="float" office:value="44933" calcext:value-type="float">
            <text:p>44933</text:p>
          </table:table-cell>
          <table:table-cell table:number-columns-repeated="2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formula="of:=IF([.A903]=&quot;&quot;;[.A904];[.A904]+[.B903])" office:value-type="float" office:value="6179" calcext:value-type="float">
            <text:p>6179</text:p>
          </table:table-cell>
          <table:table-cell table:formula="of:=IF([.A904]=&quot;&quot;;[.B9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formula="of:=IF([.A904]=&quot;&quot;;[.A905];[.A905]+[.B904])" office:value-type="float" office:value="10312" calcext:value-type="float">
            <text:p>10312</text:p>
          </table:table-cell>
          <table:table-cell table:formula="of:=IF([.A905]=&quot;&quot;;[.B9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formula="of:=IF([.A905]=&quot;&quot;;[.A906];[.A906]+[.B905])" office:value-type="float" office:value="15639" calcext:value-type="float">
            <text:p>15639</text:p>
          </table:table-cell>
          <table:table-cell table:formula="of:=IF([.A906]=&quot;&quot;;[.B9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IF([.A906]=&quot;&quot;;[.A907];[.A907]+[.B906])" office:value-type="float" office:value="18535" calcext:value-type="float">
            <text:p>18535</text:p>
          </table:table-cell>
          <table:table-cell table:formula="of:=IF([.A907]=&quot;&quot;;[.B9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IF([.A907]=&quot;&quot;;[.A908];[.A908]+[.B907])" office:value-type="float" office:value="24175" calcext:value-type="float">
            <text:p>24175</text:p>
          </table:table-cell>
          <table:table-cell table:formula="of:=IF([.A908]=&quot;&quot;;[.B9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IF([.A908]=&quot;&quot;;[.A909];[.A909]+[.B908])" office:value-type="float" office:value="30279" calcext:value-type="float">
            <text:p>30279</text:p>
          </table:table-cell>
          <table:table-cell table:formula="of:=IF([.A909]=&quot;&quot;;[.B9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IF([.A909]=&quot;&quot;;[.A910];[.A910]+[.B909])" office:value-type="float" office:value="33059" calcext:value-type="float">
            <text:p>33059</text:p>
          </table:table-cell>
          <table:table-cell table:formula="of:=IF([.A910]=&quot;&quot;;[.B9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formula="of:=IF([.A910]=&quot;&quot;;[.A911];[.A911]+[.B910])" office:value-type="float" office:value="40868" calcext:value-type="float">
            <text:p>40868</text:p>
          </table:table-cell>
          <table:table-cell table:formula="of:=IF([.A911]=&quot;&quot;;[.B9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IF([.A911]=&quot;&quot;;[.A912];[.A912]+[.B911])" office:value-type="float" office:value="44855" calcext:value-type="float">
            <text:p>44855</text:p>
          </table:table-cell>
          <table:table-cell table:formula="of:=IF([.A912]=&quot;&quot;;[.B9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IF([.A912]=&quot;&quot;;[.A913];[.A913]+[.B912])" office:value-type="float" office:value="46493" calcext:value-type="float">
            <text:p>46493</text:p>
          </table:table-cell>
          <table:table-cell table:formula="of:=IF([.A913]=&quot;&quot;;[.B9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IF([.A913]=&quot;&quot;;[.A914];[.A914]+[.B913])" office:value-type="float" office:value="49034" calcext:value-type="float">
            <text:p>49034</text:p>
          </table:table-cell>
          <table:table-cell table:formula="of:=IF([.A914]=&quot;&quot;;[.B91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14]=&quot;&quot;;[.A915];[.A915]+[.B914])" office:value-type="float" office:value="49034" calcext:value-type="float">
            <text:p>49034</text:p>
          </table:table-cell>
          <table:table-cell table:formula="of:=IF([.A915]=&quot;&quot;;[.B915];&quot;&quot;)" office:value-type="float" office:value="49034" calcext:value-type="float">
            <text:p>49034</text:p>
          </table:table-cell>
          <table:table-cell table:number-columns-repeated="2"/>
        </table:table-row>
        <table:table-row table:style-name="ro1">
          <table:table-cell office:value-type="float" office:value="33667" calcext:value-type="float">
            <text:p>33667</text:p>
          </table:table-cell>
          <table:table-cell table:formula="of:=IF([.A915]=&quot;&quot;;[.A916];[.A916]+[.B915])" office:value-type="float" office:value="33667" calcext:value-type="float">
            <text:p>33667</text:p>
          </table:table-cell>
          <table:table-cell table:formula="of:=IF([.A916]=&quot;&quot;;[.B9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175" calcext:value-type="float">
            <text:p>14175</text:p>
          </table:table-cell>
          <table:table-cell table:formula="of:=IF([.A916]=&quot;&quot;;[.A917];[.A917]+[.B916])" office:value-type="float" office:value="47842" calcext:value-type="float">
            <text:p>47842</text:p>
          </table:table-cell>
          <table:table-cell table:formula="of:=IF([.A917]=&quot;&quot;;[.B91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17]=&quot;&quot;;[.A918];[.A918]+[.B917])" office:value-type="float" office:value="47842" calcext:value-type="float">
            <text:p>47842</text:p>
          </table:table-cell>
          <table:table-cell table:formula="of:=IF([.A918]=&quot;&quot;;[.B918];&quot;&quot;)" office:value-type="float" office:value="47842" calcext:value-type="float">
            <text:p>47842</text:p>
          </table:table-cell>
          <table:table-cell table:number-columns-repeated="2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formula="of:=IF([.A918]=&quot;&quot;;[.A919];[.A919]+[.B918])" office:value-type="float" office:value="6110" calcext:value-type="float">
            <text:p>6110</text:p>
          </table:table-cell>
          <table:table-cell table:formula="of:=IF([.A919]=&quot;&quot;;[.B9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612" calcext:value-type="float">
            <text:p>11612</text:p>
          </table:table-cell>
          <table:table-cell table:formula="of:=IF([.A919]=&quot;&quot;;[.A920];[.A920]+[.B919])" office:value-type="float" office:value="17722" calcext:value-type="float">
            <text:p>17722</text:p>
          </table:table-cell>
          <table:table-cell table:formula="of:=IF([.A920]=&quot;&quot;;[.B9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IF([.A920]=&quot;&quot;;[.A921];[.A921]+[.B920])" office:value-type="float" office:value="20417" calcext:value-type="float">
            <text:p>20417</text:p>
          </table:table-cell>
          <table:table-cell table:formula="of:=IF([.A921]=&quot;&quot;;[.B9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formula="of:=IF([.A921]=&quot;&quot;;[.A922];[.A922]+[.B921])" office:value-type="float" office:value="30416" calcext:value-type="float">
            <text:p>30416</text:p>
          </table:table-cell>
          <table:table-cell table:formula="of:=IF([.A922]=&quot;&quot;;[.B92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22]=&quot;&quot;;[.A923];[.A923]+[.B922])" office:value-type="float" office:value="30416" calcext:value-type="float">
            <text:p>30416</text:p>
          </table:table-cell>
          <table:table-cell table:formula="of:=IF([.A923]=&quot;&quot;;[.B923];&quot;&quot;)" office:value-type="float" office:value="30416" calcext:value-type="float">
            <text:p>30416</text:p>
          </table:table-cell>
          <table:table-cell table:number-columns-repeated="2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IF([.A923]=&quot;&quot;;[.A924];[.A924]+[.B923])" office:value-type="float" office:value="5704" calcext:value-type="float">
            <text:p>5704</text:p>
          </table:table-cell>
          <table:table-cell table:formula="of:=IF([.A924]=&quot;&quot;;[.B9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IF([.A924]=&quot;&quot;;[.A925];[.A925]+[.B924])" office:value-type="float" office:value="11812" calcext:value-type="float">
            <text:p>11812</text:p>
          </table:table-cell>
          <table:table-cell table:formula="of:=IF([.A925]=&quot;&quot;;[.B9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IF([.A925]=&quot;&quot;;[.A926];[.A926]+[.B925])" office:value-type="float" office:value="14779" calcext:value-type="float">
            <text:p>14779</text:p>
          </table:table-cell>
          <table:table-cell table:formula="of:=IF([.A926]=&quot;&quot;;[.B9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IF([.A926]=&quot;&quot;;[.A927];[.A927]+[.B926])" office:value-type="float" office:value="15796" calcext:value-type="float">
            <text:p>15796</text:p>
          </table:table-cell>
          <table:table-cell table:formula="of:=IF([.A927]=&quot;&quot;;[.B9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IF([.A927]=&quot;&quot;;[.A928];[.A928]+[.B927])" office:value-type="float" office:value="17431" calcext:value-type="float">
            <text:p>17431</text:p>
          </table:table-cell>
          <table:table-cell table:formula="of:=IF([.A928]=&quot;&quot;;[.B9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formula="of:=IF([.A928]=&quot;&quot;;[.A929];[.A929]+[.B928])" office:value-type="float" office:value="21016" calcext:value-type="float">
            <text:p>21016</text:p>
          </table:table-cell>
          <table:table-cell table:formula="of:=IF([.A929]=&quot;&quot;;[.B9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formula="of:=IF([.A929]=&quot;&quot;;[.A930];[.A930]+[.B929])" office:value-type="float" office:value="27764" calcext:value-type="float">
            <text:p>27764</text:p>
          </table:table-cell>
          <table:table-cell table:formula="of:=IF([.A930]=&quot;&quot;;[.B9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IF([.A930]=&quot;&quot;;[.A931];[.A931]+[.B930])" office:value-type="float" office:value="29346" calcext:value-type="float">
            <text:p>29346</text:p>
          </table:table-cell>
          <table:table-cell table:formula="of:=IF([.A931]=&quot;&quot;;[.B9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formula="of:=IF([.A931]=&quot;&quot;;[.A932];[.A932]+[.B931])" office:value-type="float" office:value="36270" calcext:value-type="float">
            <text:p>36270</text:p>
          </table:table-cell>
          <table:table-cell table:formula="of:=IF([.A932]=&quot;&quot;;[.B9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IF([.A932]=&quot;&quot;;[.A933];[.A933]+[.B932])" office:value-type="float" office:value="37714" calcext:value-type="float">
            <text:p>37714</text:p>
          </table:table-cell>
          <table:table-cell table:formula="of:=IF([.A933]=&quot;&quot;;[.B9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formula="of:=IF([.A933]=&quot;&quot;;[.A934];[.A934]+[.B933])" office:value-type="float" office:value="41569" calcext:value-type="float">
            <text:p>41569</text:p>
          </table:table-cell>
          <table:table-cell table:formula="of:=IF([.A934]=&quot;&quot;;[.B9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IF([.A934]=&quot;&quot;;[.A935];[.A935]+[.B934])" office:value-type="float" office:value="42970" calcext:value-type="float">
            <text:p>42970</text:p>
          </table:table-cell>
          <table:table-cell table:formula="of:=IF([.A935]=&quot;&quot;;[.B9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IF([.A935]=&quot;&quot;;[.A936];[.A936]+[.B935])" office:value-type="float" office:value="45175" calcext:value-type="float">
            <text:p>45175</text:p>
          </table:table-cell>
          <table:table-cell table:formula="of:=IF([.A936]=&quot;&quot;;[.B93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36]=&quot;&quot;;[.A937];[.A937]+[.B936])" office:value-type="float" office:value="45175" calcext:value-type="float">
            <text:p>45175</text:p>
          </table:table-cell>
          <table:table-cell table:formula="of:=IF([.A937]=&quot;&quot;;[.B937];&quot;&quot;)" office:value-type="float" office:value="45175" calcext:value-type="float">
            <text:p>45175</text:p>
          </table:table-cell>
          <table:table-cell table:number-columns-repeated="2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formula="of:=IF([.A937]=&quot;&quot;;[.A938];[.A938]+[.B937])" office:value-type="float" office:value="6732" calcext:value-type="float">
            <text:p>6732</text:p>
          </table:table-cell>
          <table:table-cell table:formula="of:=IF([.A938]=&quot;&quot;;[.B9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[.A938]=&quot;&quot;;[.A939];[.A939]+[.B938])" office:value-type="float" office:value="7929" calcext:value-type="float">
            <text:p>7929</text:p>
          </table:table-cell>
          <table:table-cell table:formula="of:=IF([.A939]=&quot;&quot;;[.B9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formula="of:=IF([.A939]=&quot;&quot;;[.A940];[.A940]+[.B939])" office:value-type="float" office:value="14882" calcext:value-type="float">
            <text:p>14882</text:p>
          </table:table-cell>
          <table:table-cell table:formula="of:=IF([.A940]=&quot;&quot;;[.B9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IF([.A940]=&quot;&quot;;[.A941];[.A941]+[.B940])" office:value-type="float" office:value="17089" calcext:value-type="float">
            <text:p>17089</text:p>
          </table:table-cell>
          <table:table-cell table:formula="of:=IF([.A941]=&quot;&quot;;[.B9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formula="of:=IF([.A941]=&quot;&quot;;[.A942];[.A942]+[.B941])" office:value-type="float" office:value="22701" calcext:value-type="float">
            <text:p>22701</text:p>
          </table:table-cell>
          <table:table-cell table:formula="of:=IF([.A942]=&quot;&quot;;[.B9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formula="of:=IF([.A942]=&quot;&quot;;[.A943];[.A943]+[.B942])" office:value-type="float" office:value="26932" calcext:value-type="float">
            <text:p>26932</text:p>
          </table:table-cell>
          <table:table-cell table:formula="of:=IF([.A943]=&quot;&quot;;[.B9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formula="of:=IF([.A943]=&quot;&quot;;[.A944];[.A944]+[.B943])" office:value-type="float" office:value="34279" calcext:value-type="float">
            <text:p>34279</text:p>
          </table:table-cell>
          <table:table-cell table:formula="of:=IF([.A944]=&quot;&quot;;[.B9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formula="of:=IF([.A944]=&quot;&quot;;[.A945];[.A945]+[.B944])" office:value-type="float" office:value="39990" calcext:value-type="float">
            <text:p>39990</text:p>
          </table:table-cell>
          <table:table-cell table:formula="of:=IF([.A945]=&quot;&quot;;[.B9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formula="of:=IF([.A945]=&quot;&quot;;[.A946];[.A946]+[.B945])" office:value-type="float" office:value="47887" calcext:value-type="float">
            <text:p>47887</text:p>
          </table:table-cell>
          <table:table-cell table:formula="of:=IF([.A946]=&quot;&quot;;[.B94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46]=&quot;&quot;;[.A947];[.A947]+[.B946])" office:value-type="float" office:value="47887" calcext:value-type="float">
            <text:p>47887</text:p>
          </table:table-cell>
          <table:table-cell table:formula="of:=IF([.A947]=&quot;&quot;;[.B947];&quot;&quot;)" office:value-type="float" office:value="47887" calcext:value-type="float">
            <text:p>47887</text:p>
          </table:table-cell>
          <table:table-cell table:number-columns-repeated="2"/>
        </table:table-row>
        <table:table-row table:style-name="ro1">
          <table:table-cell office:value-type="float" office:value="13701" calcext:value-type="float">
            <text:p>13701</text:p>
          </table:table-cell>
          <table:table-cell table:formula="of:=IF([.A947]=&quot;&quot;;[.A948];[.A948]+[.B947])" office:value-type="float" office:value="13701" calcext:value-type="float">
            <text:p>13701</text:p>
          </table:table-cell>
          <table:table-cell table:formula="of:=IF([.A948]=&quot;&quot;;[.B9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913" calcext:value-type="float">
            <text:p>10913</text:p>
          </table:table-cell>
          <table:table-cell table:formula="of:=IF([.A948]=&quot;&quot;;[.A949];[.A949]+[.B948])" office:value-type="float" office:value="24614" calcext:value-type="float">
            <text:p>24614</text:p>
          </table:table-cell>
          <table:table-cell table:formula="of:=IF([.A949]=&quot;&quot;;[.B9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370" calcext:value-type="float">
            <text:p>16370</text:p>
          </table:table-cell>
          <table:table-cell table:formula="of:=IF([.A949]=&quot;&quot;;[.A950];[.A950]+[.B949])" office:value-type="float" office:value="40984" calcext:value-type="float">
            <text:p>40984</text:p>
          </table:table-cell>
          <table:table-cell table:formula="of:=IF([.A950]=&quot;&quot;;[.B9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244" calcext:value-type="float">
            <text:p>19244</text:p>
          </table:table-cell>
          <table:table-cell table:formula="of:=IF([.A950]=&quot;&quot;;[.A951];[.A951]+[.B950])" office:value-type="float" office:value="60228" calcext:value-type="float">
            <text:p>60228</text:p>
          </table:table-cell>
          <table:table-cell table:formula="of:=IF([.A951]=&quot;&quot;;[.B95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51]=&quot;&quot;;[.A952];[.A952]+[.B951])" office:value-type="float" office:value="60228" calcext:value-type="float">
            <text:p>60228</text:p>
          </table:table-cell>
          <table:table-cell table:formula="of:=IF([.A952]=&quot;&quot;;[.B952];&quot;&quot;)" office:value-type="float" office:value="60228" calcext:value-type="float">
            <text:p>60228</text:p>
          </table:table-cell>
          <table:table-cell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IF([.A952]=&quot;&quot;;[.A953];[.A953]+[.B952])" office:value-type="float" office:value="2674" calcext:value-type="float">
            <text:p>2674</text:p>
          </table:table-cell>
          <table:table-cell table:formula="of:=IF([.A953]=&quot;&quot;;[.B9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formula="of:=IF([.A953]=&quot;&quot;;[.A954];[.A954]+[.B953])" office:value-type="float" office:value="9786" calcext:value-type="float">
            <text:p>9786</text:p>
          </table:table-cell>
          <table:table-cell table:formula="of:=IF([.A954]=&quot;&quot;;[.B9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formula="of:=IF([.A954]=&quot;&quot;;[.A955];[.A955]+[.B954])" office:value-type="float" office:value="16272" calcext:value-type="float">
            <text:p>16272</text:p>
          </table:table-cell>
          <table:table-cell table:formula="of:=IF([.A955]=&quot;&quot;;[.B9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formula="of:=IF([.A955]=&quot;&quot;;[.A956];[.A956]+[.B955])" office:value-type="float" office:value="24123" calcext:value-type="float">
            <text:p>24123</text:p>
          </table:table-cell>
          <table:table-cell table:formula="of:=IF([.A956]=&quot;&quot;;[.B9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formula="of:=IF([.A956]=&quot;&quot;;[.A957];[.A957]+[.B956])" office:value-type="float" office:value="28537" calcext:value-type="float">
            <text:p>28537</text:p>
          </table:table-cell>
          <table:table-cell table:formula="of:=IF([.A957]=&quot;&quot;;[.B9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formula="of:=IF([.A957]=&quot;&quot;;[.A958];[.A958]+[.B957])" office:value-type="float" office:value="34018" calcext:value-type="float">
            <text:p>34018</text:p>
          </table:table-cell>
          <table:table-cell table:formula="of:=IF([.A958]=&quot;&quot;;[.B9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formula="of:=IF([.A958]=&quot;&quot;;[.A959];[.A959]+[.B958])" office:value-type="float" office:value="40744" calcext:value-type="float">
            <text:p>40744</text:p>
          </table:table-cell>
          <table:table-cell table:formula="of:=IF([.A959]=&quot;&quot;;[.B9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formula="of:=IF([.A959]=&quot;&quot;;[.A960];[.A960]+[.B959])" office:value-type="float" office:value="47342" calcext:value-type="float">
            <text:p>47342</text:p>
          </table:table-cell>
          <table:table-cell table:formula="of:=IF([.A960]=&quot;&quot;;[.B9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IF([.A960]=&quot;&quot;;[.A961];[.A961]+[.B960])" office:value-type="float" office:value="50213" calcext:value-type="float">
            <text:p>50213</text:p>
          </table:table-cell>
          <table:table-cell table:formula="of:=IF([.A961]=&quot;&quot;;[.B96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formula="of:=IF([.A961]=&quot;&quot;;[.A962];[.A962]+[.B961])" office:value-type="float" office:value="57106" calcext:value-type="float">
            <text:p>57106</text:p>
          </table:table-cell>
          <table:table-cell table:formula="of:=IF([.A962]=&quot;&quot;;[.B9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IF([.A962]=&quot;&quot;;[.A963];[.A963]+[.B962])" office:value-type="float" office:value="58917" calcext:value-type="float">
            <text:p>58917</text:p>
          </table:table-cell>
          <table:table-cell table:formula="of:=IF([.A963]=&quot;&quot;;[.B96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63]=&quot;&quot;;[.A964];[.A964]+[.B963])" office:value-type="float" office:value="58917" calcext:value-type="float">
            <text:p>58917</text:p>
          </table:table-cell>
          <table:table-cell table:formula="of:=IF([.A964]=&quot;&quot;;[.B964];&quot;&quot;)" office:value-type="float" office:value="58917" calcext:value-type="float">
            <text:p>58917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IF([.A964]=&quot;&quot;;[.A965];[.A965]+[.B964])" office:value-type="float" office:value="1943" calcext:value-type="float">
            <text:p>1943</text:p>
          </table:table-cell>
          <table:table-cell table:formula="of:=IF([.A965]=&quot;&quot;;[.B9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formula="of:=IF([.A965]=&quot;&quot;;[.A966];[.A966]+[.B965])" office:value-type="float" office:value="5545" calcext:value-type="float">
            <text:p>5545</text:p>
          </table:table-cell>
          <table:table-cell table:formula="of:=IF([.A966]=&quot;&quot;;[.B9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formula="of:=IF([.A966]=&quot;&quot;;[.A967];[.A967]+[.B966])" office:value-type="float" office:value="10370" calcext:value-type="float">
            <text:p>10370</text:p>
          </table:table-cell>
          <table:table-cell table:formula="of:=IF([.A967]=&quot;&quot;;[.B9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299" calcext:value-type="float">
            <text:p>11299</text:p>
          </table:table-cell>
          <table:table-cell table:formula="of:=IF([.A967]=&quot;&quot;;[.A968];[.A968]+[.B967])" office:value-type="float" office:value="21669" calcext:value-type="float">
            <text:p>21669</text:p>
          </table:table-cell>
          <table:table-cell table:formula="of:=IF([.A968]=&quot;&quot;;[.B9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128" calcext:value-type="float">
            <text:p>14128</text:p>
          </table:table-cell>
          <table:table-cell table:formula="of:=IF([.A968]=&quot;&quot;;[.A969];[.A969]+[.B968])" office:value-type="float" office:value="35797" calcext:value-type="float">
            <text:p>35797</text:p>
          </table:table-cell>
          <table:table-cell table:formula="of:=IF([.A969]=&quot;&quot;;[.B96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69]=&quot;&quot;;[.A970];[.A970]+[.B969])" office:value-type="float" office:value="35797" calcext:value-type="float">
            <text:p>35797</text:p>
          </table:table-cell>
          <table:table-cell table:formula="of:=IF([.A970]=&quot;&quot;;[.B970];&quot;&quot;)" office:value-type="float" office:value="35797" calcext:value-type="float">
            <text:p>35797</text:p>
          </table:table-cell>
          <table:table-cell table:number-columns-repeated="2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IF([.A970]=&quot;&quot;;[.A971];[.A971]+[.B970])" office:value-type="float" office:value="3270" calcext:value-type="float">
            <text:p>3270</text:p>
          </table:table-cell>
          <table:table-cell table:formula="of:=IF([.A971]=&quot;&quot;;[.B9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IF([.A971]=&quot;&quot;;[.A972];[.A972]+[.B971])" office:value-type="float" office:value="8832" calcext:value-type="float">
            <text:p>8832</text:p>
          </table:table-cell>
          <table:table-cell table:formula="of:=IF([.A972]=&quot;&quot;;[.B9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formula="of:=IF([.A972]=&quot;&quot;;[.A973];[.A973]+[.B972])" office:value-type="float" office:value="13152" calcext:value-type="float">
            <text:p>13152</text:p>
          </table:table-cell>
          <table:table-cell table:formula="of:=IF([.A973]=&quot;&quot;;[.B9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IF([.A973]=&quot;&quot;;[.A974];[.A974]+[.B973])" office:value-type="float" office:value="14784" calcext:value-type="float">
            <text:p>14784</text:p>
          </table:table-cell>
          <table:table-cell table:formula="of:=IF([.A974]=&quot;&quot;;[.B9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IF([.A974]=&quot;&quot;;[.A975];[.A975]+[.B974])" office:value-type="float" office:value="17549" calcext:value-type="float">
            <text:p>17549</text:p>
          </table:table-cell>
          <table:table-cell table:formula="of:=IF([.A975]=&quot;&quot;;[.B9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formula="of:=IF([.A975]=&quot;&quot;;[.A976];[.A976]+[.B975])" office:value-type="float" office:value="23194" calcext:value-type="float">
            <text:p>23194</text:p>
          </table:table-cell>
          <table:table-cell table:formula="of:=IF([.A976]=&quot;&quot;;[.B9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IF([.A976]=&quot;&quot;;[.A977];[.A977]+[.B976])" office:value-type="float" office:value="28138" calcext:value-type="float">
            <text:p>28138</text:p>
          </table:table-cell>
          <table:table-cell table:formula="of:=IF([.A977]=&quot;&quot;;[.B9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formula="of:=IF([.A977]=&quot;&quot;;[.A978];[.A978]+[.B977])" office:value-type="float" office:value="33379" calcext:value-type="float">
            <text:p>33379</text:p>
          </table:table-cell>
          <table:table-cell table:formula="of:=IF([.A978]=&quot;&quot;;[.B9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formula="of:=IF([.A978]=&quot;&quot;;[.A979];[.A979]+[.B978])" office:value-type="float" office:value="38671" calcext:value-type="float">
            <text:p>38671</text:p>
          </table:table-cell>
          <table:table-cell table:formula="of:=IF([.A979]=&quot;&quot;;[.B9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formula="of:=IF([.A979]=&quot;&quot;;[.A980];[.A980]+[.B979])" office:value-type="float" office:value="47144" calcext:value-type="float">
            <text:p>47144</text:p>
          </table:table-cell>
          <table:table-cell table:formula="of:=IF([.A980]=&quot;&quot;;[.B98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80]=&quot;&quot;;[.A981];[.A981]+[.B980])" office:value-type="float" office:value="47144" calcext:value-type="float">
            <text:p>47144</text:p>
          </table:table-cell>
          <table:table-cell table:formula="of:=IF([.A981]=&quot;&quot;;[.B981];&quot;&quot;)" office:value-type="float" office:value="47144" calcext:value-type="float">
            <text:p>47144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IF([.A981]=&quot;&quot;;[.A982];[.A982]+[.B981])" office:value-type="float" office:value="2052" calcext:value-type="float">
            <text:p>2052</text:p>
          </table:table-cell>
          <table:table-cell table:formula="of:=IF([.A982]=&quot;&quot;;[.B9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IF([.A982]=&quot;&quot;;[.A983];[.A983]+[.B982])" office:value-type="float" office:value="4713" calcext:value-type="float">
            <text:p>4713</text:p>
          </table:table-cell>
          <table:table-cell table:formula="of:=IF([.A983]=&quot;&quot;;[.B9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IF([.A983]=&quot;&quot;;[.A984];[.A984]+[.B983])" office:value-type="float" office:value="8841" calcext:value-type="float">
            <text:p>8841</text:p>
          </table:table-cell>
          <table:table-cell table:formula="of:=IF([.A984]=&quot;&quot;;[.B9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formula="of:=IF([.A984]=&quot;&quot;;[.A985];[.A985]+[.B984])" office:value-type="float" office:value="14112" calcext:value-type="float">
            <text:p>14112</text:p>
          </table:table-cell>
          <table:table-cell table:formula="of:=IF([.A985]=&quot;&quot;;[.B9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IF([.A985]=&quot;&quot;;[.A986];[.A986]+[.B985])" office:value-type="float" office:value="15325" calcext:value-type="float">
            <text:p>15325</text:p>
          </table:table-cell>
          <table:table-cell table:formula="of:=IF([.A986]=&quot;&quot;;[.B9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formula="of:=IF([.A986]=&quot;&quot;;[.A987];[.A987]+[.B986])" office:value-type="float" office:value="19934" calcext:value-type="float">
            <text:p>19934</text:p>
          </table:table-cell>
          <table:table-cell table:formula="of:=IF([.A987]=&quot;&quot;;[.B9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formula="of:=IF([.A987]=&quot;&quot;;[.A988];[.A988]+[.B987])" office:value-type="float" office:value="23589" calcext:value-type="float">
            <text:p>23589</text:p>
          </table:table-cell>
          <table:table-cell table:formula="of:=IF([.A988]=&quot;&quot;;[.B9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formula="of:=IF([.A988]=&quot;&quot;;[.A989];[.A989]+[.B988])" office:value-type="float" office:value="30383" calcext:value-type="float">
            <text:p>30383</text:p>
          </table:table-cell>
          <table:table-cell table:formula="of:=IF([.A989]=&quot;&quot;;[.B9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IF([.A989]=&quot;&quot;;[.A990];[.A990]+[.B989])" office:value-type="float" office:value="32862" calcext:value-type="float">
            <text:p>32862</text:p>
          </table:table-cell>
          <table:table-cell table:formula="of:=IF([.A990]=&quot;&quot;;[.B9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formula="of:=IF([.A990]=&quot;&quot;;[.A991];[.A991]+[.B990])" office:value-type="float" office:value="38768" calcext:value-type="float">
            <text:p>38768</text:p>
          </table:table-cell>
          <table:table-cell table:formula="of:=IF([.A991]=&quot;&quot;;[.B9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formula="of:=IF([.A991]=&quot;&quot;;[.A992];[.A992]+[.B991])" office:value-type="float" office:value="44884" calcext:value-type="float">
            <text:p>44884</text:p>
          </table:table-cell>
          <table:table-cell table:formula="of:=IF([.A992]=&quot;&quot;;[.B9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formula="of:=IF([.A992]=&quot;&quot;;[.A993];[.A993]+[.B992])" office:value-type="float" office:value="49799" calcext:value-type="float">
            <text:p>49799</text:p>
          </table:table-cell>
          <table:table-cell table:formula="of:=IF([.A993]=&quot;&quot;;[.B99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93]=&quot;&quot;;[.A994];[.A994]+[.B993])" office:value-type="float" office:value="49799" calcext:value-type="float">
            <text:p>49799</text:p>
          </table:table-cell>
          <table:table-cell table:formula="of:=IF([.A994]=&quot;&quot;;[.B994];&quot;&quot;)" office:value-type="float" office:value="49799" calcext:value-type="float">
            <text:p>49799</text:p>
          </table:table-cell>
          <table:table-cell table:number-columns-repeated="2"/>
        </table:table-row>
        <table:table-row table:style-name="ro1">
          <table:table-cell office:value-type="float" office:value="13118" calcext:value-type="float">
            <text:p>13118</text:p>
          </table:table-cell>
          <table:table-cell table:formula="of:=IF([.A994]=&quot;&quot;;[.A995];[.A995]+[.B994])" office:value-type="float" office:value="13118" calcext:value-type="float">
            <text:p>13118</text:p>
          </table:table-cell>
          <table:table-cell table:formula="of:=IF([.A995]=&quot;&quot;;[.B9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IF([.A995]=&quot;&quot;;[.A996];[.A996]+[.B995])" office:value-type="float" office:value="17006" calcext:value-type="float">
            <text:p>17006</text:p>
          </table:table-cell>
          <table:table-cell table:formula="of:=IF([.A996]=&quot;&quot;;[.B9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formula="of:=IF([.A996]=&quot;&quot;;[.A997];[.A997]+[.B996])" office:value-type="float" office:value="21055" calcext:value-type="float">
            <text:p>21055</text:p>
          </table:table-cell>
          <table:table-cell table:formula="of:=IF([.A997]=&quot;&quot;;[.B9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650" calcext:value-type="float">
            <text:p>14650</text:p>
          </table:table-cell>
          <table:table-cell table:formula="of:=IF([.A997]=&quot;&quot;;[.A998];[.A998]+[.B997])" office:value-type="float" office:value="35705" calcext:value-type="float">
            <text:p>35705</text:p>
          </table:table-cell>
          <table:table-cell table:formula="of:=IF([.A998]=&quot;&quot;;[.B9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formula="of:=IF([.A998]=&quot;&quot;;[.A999];[.A999]+[.B998])" office:value-type="float" office:value="43892" calcext:value-type="float">
            <text:p>43892</text:p>
          </table:table-cell>
          <table:table-cell table:formula="of:=IF([.A999]=&quot;&quot;;[.B99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999]=&quot;&quot;;[.A1000];[.A1000]+[.B999])" office:value-type="float" office:value="43892" calcext:value-type="float">
            <text:p>43892</text:p>
          </table:table-cell>
          <table:table-cell table:formula="of:=IF([.A1000]=&quot;&quot;;[.B1000];&quot;&quot;)" office:value-type="float" office:value="43892" calcext:value-type="float">
            <text:p>43892</text:p>
          </table:table-cell>
          <table:table-cell table:number-columns-repeated="2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formula="of:=IF([.A1000]=&quot;&quot;;[.A1001];[.A1001]+[.B1000])" office:value-type="float" office:value="7607" calcext:value-type="float">
            <text:p>7607</text:p>
          </table:table-cell>
          <table:table-cell table:formula="of:=IF([.A1001]=&quot;&quot;;[.B10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formula="of:=IF([.A1001]=&quot;&quot;;[.A1002];[.A1002]+[.B1001])" office:value-type="float" office:value="15274" calcext:value-type="float">
            <text:p>15274</text:p>
          </table:table-cell>
          <table:table-cell table:formula="of:=IF([.A1002]=&quot;&quot;;[.B10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IF([.A1002]=&quot;&quot;;[.A1003];[.A1003]+[.B1002])" office:value-type="float" office:value="19294" calcext:value-type="float">
            <text:p>19294</text:p>
          </table:table-cell>
          <table:table-cell table:formula="of:=IF([.A1003]=&quot;&quot;;[.B10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IF([.A1003]=&quot;&quot;;[.A1004];[.A1004]+[.B1003])" office:value-type="float" office:value="21867" calcext:value-type="float">
            <text:p>21867</text:p>
          </table:table-cell>
          <table:table-cell table:formula="of:=IF([.A1004]=&quot;&quot;;[.B10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formula="of:=IF([.A1004]=&quot;&quot;;[.A1005];[.A1005]+[.B1004])" office:value-type="float" office:value="25011" calcext:value-type="float">
            <text:p>25011</text:p>
          </table:table-cell>
          <table:table-cell table:formula="of:=IF([.A1005]=&quot;&quot;;[.B10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783" calcext:value-type="float">
            <text:p>10783</text:p>
          </table:table-cell>
          <table:table-cell table:formula="of:=IF([.A1005]=&quot;&quot;;[.A1006];[.A1006]+[.B1005])" office:value-type="float" office:value="35794" calcext:value-type="float">
            <text:p>35794</text:p>
          </table:table-cell>
          <table:table-cell table:formula="of:=IF([.A1006]=&quot;&quot;;[.B10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IF([.A1006]=&quot;&quot;;[.A1007];[.A1007]+[.B1006])" office:value-type="float" office:value="39544" calcext:value-type="float">
            <text:p>39544</text:p>
          </table:table-cell>
          <table:table-cell table:formula="of:=IF([.A1007]=&quot;&quot;;[.B100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07]=&quot;&quot;;[.A1008];[.A1008]+[.B1007])" office:value-type="float" office:value="39544" calcext:value-type="float">
            <text:p>39544</text:p>
          </table:table-cell>
          <table:table-cell table:formula="of:=IF([.A1008]=&quot;&quot;;[.B1008];&quot;&quot;)" office:value-type="float" office:value="39544" calcext:value-type="float">
            <text:p>39544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IF([.A1008]=&quot;&quot;;[.A1009];[.A1009]+[.B1008])" office:value-type="float" office:value="3572" calcext:value-type="float">
            <text:p>3572</text:p>
          </table:table-cell>
          <table:table-cell table:formula="of:=IF([.A1009]=&quot;&quot;;[.B10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IF([.A1009]=&quot;&quot;;[.A1010];[.A1010]+[.B1009])" office:value-type="float" office:value="5149" calcext:value-type="float">
            <text:p>5149</text:p>
          </table:table-cell>
          <table:table-cell table:formula="of:=IF([.A1010]=&quot;&quot;;[.B10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formula="of:=IF([.A1010]=&quot;&quot;;[.A1011];[.A1011]+[.B1010])" office:value-type="float" office:value="11062" calcext:value-type="float">
            <text:p>11062</text:p>
          </table:table-cell>
          <table:table-cell table:formula="of:=IF([.A1011]=&quot;&quot;;[.B10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IF([.A1011]=&quot;&quot;;[.A1012];[.A1012]+[.B1011])" office:value-type="float" office:value="12253" calcext:value-type="float">
            <text:p>12253</text:p>
          </table:table-cell>
          <table:table-cell table:formula="of:=IF([.A1012]=&quot;&quot;;[.B10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IF([.A1012]=&quot;&quot;;[.A1013];[.A1013]+[.B1012])" office:value-type="float" office:value="14266" calcext:value-type="float">
            <text:p>14266</text:p>
          </table:table-cell>
          <table:table-cell table:formula="of:=IF([.A1013]=&quot;&quot;;[.B10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formula="of:=IF([.A1013]=&quot;&quot;;[.A1014];[.A1014]+[.B1013])" office:value-type="float" office:value="19623" calcext:value-type="float">
            <text:p>19623</text:p>
          </table:table-cell>
          <table:table-cell table:formula="of:=IF([.A1014]=&quot;&quot;;[.B10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1014]=&quot;&quot;;[.A1015];[.A1015]+[.B1014])" office:value-type="float" office:value="20957" calcext:value-type="float">
            <text:p>20957</text:p>
          </table:table-cell>
          <table:table-cell table:formula="of:=IF([.A1015]=&quot;&quot;;[.B10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formula="of:=IF([.A1015]=&quot;&quot;;[.A1016];[.A1016]+[.B1015])" office:value-type="float" office:value="25648" calcext:value-type="float">
            <text:p>25648</text:p>
          </table:table-cell>
          <table:table-cell table:formula="of:=IF([.A1016]=&quot;&quot;;[.B10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formula="of:=IF([.A1016]=&quot;&quot;;[.A1017];[.A1017]+[.B1016])" office:value-type="float" office:value="30603" calcext:value-type="float">
            <text:p>30603</text:p>
          </table:table-cell>
          <table:table-cell table:formula="of:=IF([.A1017]=&quot;&quot;;[.B10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IF([.A1017]=&quot;&quot;;[.A1018];[.A1018]+[.B1017])" office:value-type="float" office:value="33647" calcext:value-type="float">
            <text:p>33647</text:p>
          </table:table-cell>
          <table:table-cell table:formula="of:=IF([.A1018]=&quot;&quot;;[.B10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IF([.A1018]=&quot;&quot;;[.A1019];[.A1019]+[.B1018])" office:value-type="float" office:value="37234" calcext:value-type="float">
            <text:p>37234</text:p>
          </table:table-cell>
          <table:table-cell table:formula="of:=IF([.A1019]=&quot;&quot;;[.B10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IF([.A1019]=&quot;&quot;;[.A1020];[.A1020]+[.B1019])" office:value-type="float" office:value="41495" calcext:value-type="float">
            <text:p>41495</text:p>
          </table:table-cell>
          <table:table-cell table:formula="of:=IF([.A1020]=&quot;&quot;;[.B10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IF([.A1020]=&quot;&quot;;[.A1021];[.A1021]+[.B1020])" office:value-type="float" office:value="43374" calcext:value-type="float">
            <text:p>43374</text:p>
          </table:table-cell>
          <table:table-cell table:formula="of:=IF([.A1021]=&quot;&quot;;[.B10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formula="of:=IF([.A1021]=&quot;&quot;;[.A1022];[.A1022]+[.B1021])" office:value-type="float" office:value="48548" calcext:value-type="float">
            <text:p>48548</text:p>
          </table:table-cell>
          <table:table-cell table:formula="of:=IF([.A1022]=&quot;&quot;;[.B102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22]=&quot;&quot;;[.A1023];[.A1023]+[.B1022])" office:value-type="float" office:value="48548" calcext:value-type="float">
            <text:p>48548</text:p>
          </table:table-cell>
          <table:table-cell table:formula="of:=IF([.A1023]=&quot;&quot;;[.B1023];&quot;&quot;)" office:value-type="float" office:value="48548" calcext:value-type="float">
            <text:p>48548</text:p>
          </table:table-cell>
          <table:table-cell table:number-columns-repeated="2"/>
        </table:table-row>
        <table:table-row table:style-name="ro1">
          <table:table-cell office:value-type="float" office:value="21378" calcext:value-type="float">
            <text:p>21378</text:p>
          </table:table-cell>
          <table:table-cell table:formula="of:=IF([.A1023]=&quot;&quot;;[.A1024];[.A1024]+[.B1023])" office:value-type="float" office:value="21378" calcext:value-type="float">
            <text:p>21378</text:p>
          </table:table-cell>
          <table:table-cell table:formula="of:=IF([.A1024]=&quot;&quot;;[.B102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24]=&quot;&quot;;[.A1025];[.A1025]+[.B1024])" office:value-type="float" office:value="21378" calcext:value-type="float">
            <text:p>21378</text:p>
          </table:table-cell>
          <table:table-cell table:formula="of:=IF([.A1025]=&quot;&quot;;[.B1025];&quot;&quot;)" office:value-type="float" office:value="21378" calcext:value-type="float">
            <text:p>21378</text:p>
          </table:table-cell>
          <table:table-cell table:number-columns-repeated="2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formula="of:=IF([.A1025]=&quot;&quot;;[.A1026];[.A1026]+[.B1025])" office:value-type="float" office:value="3856" calcext:value-type="float">
            <text:p>3856</text:p>
          </table:table-cell>
          <table:table-cell table:formula="of:=IF([.A1026]=&quot;&quot;;[.B10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formula="of:=IF([.A1026]=&quot;&quot;;[.A1027];[.A1027]+[.B1026])" office:value-type="float" office:value="10926" calcext:value-type="float">
            <text:p>10926</text:p>
          </table:table-cell>
          <table:table-cell table:formula="of:=IF([.A1027]=&quot;&quot;;[.B10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formula="of:=IF([.A1027]=&quot;&quot;;[.A1028];[.A1028]+[.B1027])" office:value-type="float" office:value="17631" calcext:value-type="float">
            <text:p>17631</text:p>
          </table:table-cell>
          <table:table-cell table:formula="of:=IF([.A1028]=&quot;&quot;;[.B10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formula="of:=IF([.A1028]=&quot;&quot;;[.A1029];[.A1029]+[.B1028])" office:value-type="float" office:value="26138" calcext:value-type="float">
            <text:p>26138</text:p>
          </table:table-cell>
          <table:table-cell table:formula="of:=IF([.A1029]=&quot;&quot;;[.B10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formula="of:=IF([.A1029]=&quot;&quot;;[.A1030];[.A1030]+[.B1029])" office:value-type="float" office:value="35595" calcext:value-type="float">
            <text:p>35595</text:p>
          </table:table-cell>
          <table:table-cell table:formula="of:=IF([.A1030]=&quot;&quot;;[.B10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formula="of:=IF([.A1030]=&quot;&quot;;[.A1031];[.A1031]+[.B1030])" office:value-type="float" office:value="45337" calcext:value-type="float">
            <text:p>45337</text:p>
          </table:table-cell>
          <table:table-cell table:formula="of:=IF([.A1031]=&quot;&quot;;[.B10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IF([.A1031]=&quot;&quot;;[.A1032];[.A1032]+[.B1031])" office:value-type="float" office:value="47788" calcext:value-type="float">
            <text:p>47788</text:p>
          </table:table-cell>
          <table:table-cell table:formula="of:=IF([.A1032]=&quot;&quot;;[.B103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32]=&quot;&quot;;[.A1033];[.A1033]+[.B1032])" office:value-type="float" office:value="47788" calcext:value-type="float">
            <text:p>47788</text:p>
          </table:table-cell>
          <table:table-cell table:formula="of:=IF([.A1033]=&quot;&quot;;[.B1033];&quot;&quot;)" office:value-type="float" office:value="47788" calcext:value-type="float">
            <text:p>47788</text:p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IF([.A1033]=&quot;&quot;;[.A1034];[.A1034]+[.B1033])" office:value-type="float" office:value="2451" calcext:value-type="float">
            <text:p>2451</text:p>
          </table:table-cell>
          <table:table-cell table:formula="of:=IF([.A1034]=&quot;&quot;;[.B10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formula="of:=IF([.A1034]=&quot;&quot;;[.A1035];[.A1035]+[.B1034])" office:value-type="float" office:value="8476" calcext:value-type="float">
            <text:p>8476</text:p>
          </table:table-cell>
          <table:table-cell table:formula="of:=IF([.A1035]=&quot;&quot;;[.B10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formula="of:=IF([.A1035]=&quot;&quot;;[.A1036];[.A1036]+[.B1035])" office:value-type="float" office:value="18637" calcext:value-type="float">
            <text:p>18637</text:p>
          </table:table-cell>
          <table:table-cell table:formula="of:=IF([.A1036]=&quot;&quot;;[.B10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060" calcext:value-type="float">
            <text:p>10060</text:p>
          </table:table-cell>
          <table:table-cell table:formula="of:=IF([.A1036]=&quot;&quot;;[.A1037];[.A1037]+[.B1036])" office:value-type="float" office:value="28697" calcext:value-type="float">
            <text:p>28697</text:p>
          </table:table-cell>
          <table:table-cell table:formula="of:=IF([.A1037]=&quot;&quot;;[.B10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159" calcext:value-type="float">
            <text:p>11159</text:p>
          </table:table-cell>
          <table:table-cell table:formula="of:=IF([.A1037]=&quot;&quot;;[.A1038];[.A1038]+[.B1037])" office:value-type="float" office:value="39856" calcext:value-type="float">
            <text:p>39856</text:p>
          </table:table-cell>
          <table:table-cell table:formula="of:=IF([.A1038]=&quot;&quot;;[.B10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formula="of:=IF([.A1038]=&quot;&quot;;[.A1039];[.A1039]+[.B1038])" office:value-type="float" office:value="44428" calcext:value-type="float">
            <text:p>44428</text:p>
          </table:table-cell>
          <table:table-cell table:formula="of:=IF([.A1039]=&quot;&quot;;[.B103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39]=&quot;&quot;;[.A1040];[.A1040]+[.B1039])" office:value-type="float" office:value="44428" calcext:value-type="float">
            <text:p>44428</text:p>
          </table:table-cell>
          <table:table-cell table:formula="of:=IF([.A1040]=&quot;&quot;;[.B1040];&quot;&quot;)" office:value-type="float" office:value="44428" calcext:value-type="float">
            <text:p>44428</text:p>
          </table:table-cell>
          <table:table-cell table:number-columns-repeated="2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formula="of:=IF([.A1040]=&quot;&quot;;[.A1041];[.A1041]+[.B1040])" office:value-type="float" office:value="6103" calcext:value-type="float">
            <text:p>6103</text:p>
          </table:table-cell>
          <table:table-cell table:formula="of:=IF([.A1041]=&quot;&quot;;[.B10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326" calcext:value-type="float">
            <text:p>14326</text:p>
          </table:table-cell>
          <table:table-cell table:formula="of:=IF([.A1041]=&quot;&quot;;[.A1042];[.A1042]+[.B1041])" office:value-type="float" office:value="20429" calcext:value-type="float">
            <text:p>20429</text:p>
          </table:table-cell>
          <table:table-cell table:formula="of:=IF([.A1042]=&quot;&quot;;[.B10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133" calcext:value-type="float">
            <text:p>18133</text:p>
          </table:table-cell>
          <table:table-cell table:formula="of:=IF([.A1042]=&quot;&quot;;[.A1043];[.A1043]+[.B1042])" office:value-type="float" office:value="38562" calcext:value-type="float">
            <text:p>38562</text:p>
          </table:table-cell>
          <table:table-cell table:formula="of:=IF([.A1043]=&quot;&quot;;[.B10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332" calcext:value-type="float">
            <text:p>15332</text:p>
          </table:table-cell>
          <table:table-cell table:formula="of:=IF([.A1043]=&quot;&quot;;[.A1044];[.A1044]+[.B1043])" office:value-type="float" office:value="53894" calcext:value-type="float">
            <text:p>53894</text:p>
          </table:table-cell>
          <table:table-cell table:formula="of:=IF([.A1044]=&quot;&quot;;[.B104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44]=&quot;&quot;;[.A1045];[.A1045]+[.B1044])" office:value-type="float" office:value="53894" calcext:value-type="float">
            <text:p>53894</text:p>
          </table:table-cell>
          <table:table-cell table:formula="of:=IF([.A1045]=&quot;&quot;;[.B1045];&quot;&quot;)" office:value-type="float" office:value="53894" calcext:value-type="float">
            <text:p>53894</text:p>
          </table:table-cell>
          <table:table-cell table:number-columns-repeated="2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formula="of:=IF([.A1045]=&quot;&quot;;[.A1046];[.A1046]+[.B1045])" office:value-type="float" office:value="5227" calcext:value-type="float">
            <text:p>5227</text:p>
          </table:table-cell>
          <table:table-cell table:formula="of:=IF([.A1046]=&quot;&quot;;[.B10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IF([.A1046]=&quot;&quot;;[.A1047];[.A1047]+[.B1046])" office:value-type="float" office:value="7926" calcext:value-type="float">
            <text:p>7926</text:p>
          </table:table-cell>
          <table:table-cell table:formula="of:=IF([.A1047]=&quot;&quot;;[.B10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IF([.A1047]=&quot;&quot;;[.A1048];[.A1048]+[.B1047])" office:value-type="float" office:value="10796" calcext:value-type="float">
            <text:p>10796</text:p>
          </table:table-cell>
          <table:table-cell table:formula="of:=IF([.A1048]=&quot;&quot;;[.B10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IF([.A1048]=&quot;&quot;;[.A1049];[.A1049]+[.B1048])" office:value-type="float" office:value="12156" calcext:value-type="float">
            <text:p>12156</text:p>
          </table:table-cell>
          <table:table-cell table:formula="of:=IF([.A1049]=&quot;&quot;;[.B10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IF([.A1049]=&quot;&quot;;[.A1050];[.A1050]+[.B1049])" office:value-type="float" office:value="15983" calcext:value-type="float">
            <text:p>15983</text:p>
          </table:table-cell>
          <table:table-cell table:formula="of:=IF([.A1050]=&quot;&quot;;[.B10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formula="of:=IF([.A1050]=&quot;&quot;;[.A1051];[.A1051]+[.B1050])" office:value-type="float" office:value="18674" calcext:value-type="float">
            <text:p>18674</text:p>
          </table:table-cell>
          <table:table-cell table:formula="of:=IF([.A1051]=&quot;&quot;;[.B10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formula="of:=IF([.A1051]=&quot;&quot;;[.A1052];[.A1052]+[.B1051])" office:value-type="float" office:value="24182" calcext:value-type="float">
            <text:p>24182</text:p>
          </table:table-cell>
          <table:table-cell table:formula="of:=IF([.A1052]=&quot;&quot;;[.B10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IF([.A1052]=&quot;&quot;;[.A1053];[.A1053]+[.B1052])" office:value-type="float" office:value="25708" calcext:value-type="float">
            <text:p>25708</text:p>
          </table:table-cell>
          <table:table-cell table:formula="of:=IF([.A1053]=&quot;&quot;;[.B10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IF([.A1053]=&quot;&quot;;[.A1054];[.A1054]+[.B1053])" office:value-type="float" office:value="27852" calcext:value-type="float">
            <text:p>27852</text:p>
          </table:table-cell>
          <table:table-cell table:formula="of:=IF([.A1054]=&quot;&quot;;[.B10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IF([.A1054]=&quot;&quot;;[.A1055];[.A1055]+[.B1054])" office:value-type="float" office:value="32310" calcext:value-type="float">
            <text:p>32310</text:p>
          </table:table-cell>
          <table:table-cell table:formula="of:=IF([.A1055]=&quot;&quot;;[.B10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formula="of:=IF([.A1055]=&quot;&quot;;[.A1056];[.A1056]+[.B1055])" office:value-type="float" office:value="37109" calcext:value-type="float">
            <text:p>37109</text:p>
          </table:table-cell>
          <table:table-cell table:formula="of:=IF([.A1056]=&quot;&quot;;[.B10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IF([.A1056]=&quot;&quot;;[.A1057];[.A1057]+[.B1056])" office:value-type="float" office:value="40137" calcext:value-type="float">
            <text:p>40137</text:p>
          </table:table-cell>
          <table:table-cell table:formula="of:=IF([.A1057]=&quot;&quot;;[.B10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IF([.A1057]=&quot;&quot;;[.A1058];[.A1058]+[.B1057])" office:value-type="float" office:value="45800" calcext:value-type="float">
            <text:p>45800</text:p>
          </table:table-cell>
          <table:table-cell table:formula="of:=IF([.A1058]=&quot;&quot;;[.B10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formula="of:=IF([.A1058]=&quot;&quot;;[.A1059];[.A1059]+[.B1058])" office:value-type="float" office:value="49152" calcext:value-type="float">
            <text:p>49152</text:p>
          </table:table-cell>
          <table:table-cell table:formula="of:=IF([.A1059]=&quot;&quot;;[.B10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formula="of:=IF([.A1059]=&quot;&quot;;[.A1060];[.A1060]+[.B1059])" office:value-type="float" office:value="55042" calcext:value-type="float">
            <text:p>55042</text:p>
          </table:table-cell>
          <table:table-cell table:formula="of:=IF([.A1060]=&quot;&quot;;[.B106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60]=&quot;&quot;;[.A1061];[.A1061]+[.B1060])" office:value-type="float" office:value="55042" calcext:value-type="float">
            <text:p>55042</text:p>
          </table:table-cell>
          <table:table-cell table:formula="of:=IF([.A1061]=&quot;&quot;;[.B1061];&quot;&quot;)" office:value-type="float" office:value="55042" calcext:value-type="float">
            <text:p>55042</text:p>
          </table:table-cell>
          <table:table-cell table:number-columns-repeated="2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formula="of:=IF([.A1061]=&quot;&quot;;[.A1062];[.A1062]+[.B1061])" office:value-type="float" office:value="6639" calcext:value-type="float">
            <text:p>6639</text:p>
          </table:table-cell>
          <table:table-cell table:formula="of:=IF([.A1062]=&quot;&quot;;[.B10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924" calcext:value-type="float">
            <text:p>12924</text:p>
          </table:table-cell>
          <table:table-cell table:formula="of:=IF([.A1062]=&quot;&quot;;[.A1063];[.A1063]+[.B1062])" office:value-type="float" office:value="19563" calcext:value-type="float">
            <text:p>19563</text:p>
          </table:table-cell>
          <table:table-cell table:formula="of:=IF([.A1063]=&quot;&quot;;[.B10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formula="of:=IF([.A1063]=&quot;&quot;;[.A1064];[.A1064]+[.B1063])" office:value-type="float" office:value="24921" calcext:value-type="float">
            <text:p>24921</text:p>
          </table:table-cell>
          <table:table-cell table:formula="of:=IF([.A1064]=&quot;&quot;;[.B10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formula="of:=IF([.A1064]=&quot;&quot;;[.A1065];[.A1065]+[.B1064])" office:value-type="float" office:value="34228" calcext:value-type="float">
            <text:p>34228</text:p>
          </table:table-cell>
          <table:table-cell table:formula="of:=IF([.A1065]=&quot;&quot;;[.B10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IF([.A1065]=&quot;&quot;;[.A1066];[.A1066]+[.B1065])" office:value-type="float" office:value="36017" calcext:value-type="float">
            <text:p>36017</text:p>
          </table:table-cell>
          <table:table-cell table:formula="of:=IF([.A1066]=&quot;&quot;;[.B106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66]=&quot;&quot;;[.A1067];[.A1067]+[.B1066])" office:value-type="float" office:value="36017" calcext:value-type="float">
            <text:p>36017</text:p>
          </table:table-cell>
          <table:table-cell table:formula="of:=IF([.A1067]=&quot;&quot;;[.B1067];&quot;&quot;)" office:value-type="float" office:value="36017" calcext:value-type="float">
            <text:p>36017</text:p>
          </table:table-cell>
          <table:table-cell table:number-columns-repeated="2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formula="of:=IF([.A1067]=&quot;&quot;;[.A1068];[.A1068]+[.B1067])" office:value-type="float" office:value="4548" calcext:value-type="float">
            <text:p>4548</text:p>
          </table:table-cell>
          <table:table-cell table:formula="of:=IF([.A1068]=&quot;&quot;;[.B10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formula="of:=IF([.A1068]=&quot;&quot;;[.A1069];[.A1069]+[.B1068])" office:value-type="float" office:value="13132" calcext:value-type="float">
            <text:p>13132</text:p>
          </table:table-cell>
          <table:table-cell table:formula="of:=IF([.A1069]=&quot;&quot;;[.B10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IF([.A1069]=&quot;&quot;;[.A1070];[.A1070]+[.B1069])" office:value-type="float" office:value="15176" calcext:value-type="float">
            <text:p>15176</text:p>
          </table:table-cell>
          <table:table-cell table:formula="of:=IF([.A1070]=&quot;&quot;;[.B10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IF([.A1070]=&quot;&quot;;[.A1071];[.A1071]+[.B1070])" office:value-type="float" office:value="16347" calcext:value-type="float">
            <text:p>16347</text:p>
          </table:table-cell>
          <table:table-cell table:formula="of:=IF([.A1071]=&quot;&quot;;[.B10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formula="of:=IF([.A1071]=&quot;&quot;;[.A1072];[.A1072]+[.B1071])" office:value-type="float" office:value="25241" calcext:value-type="float">
            <text:p>25241</text:p>
          </table:table-cell>
          <table:table-cell table:formula="of:=IF([.A1072]=&quot;&quot;;[.B10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formula="of:=IF([.A1072]=&quot;&quot;;[.A1073];[.A1073]+[.B1072])" office:value-type="float" office:value="32931" calcext:value-type="float">
            <text:p>32931</text:p>
          </table:table-cell>
          <table:table-cell table:formula="of:=IF([.A1073]=&quot;&quot;;[.B10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IF([.A1073]=&quot;&quot;;[.A1074];[.A1074]+[.B1073])" office:value-type="float" office:value="35387" calcext:value-type="float">
            <text:p>35387</text:p>
          </table:table-cell>
          <table:table-cell table:formula="of:=IF([.A1074]=&quot;&quot;;[.B10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IF([.A1074]=&quot;&quot;;[.A1075];[.A1075]+[.B1074])" office:value-type="float" office:value="37612" calcext:value-type="float">
            <text:p>37612</text:p>
          </table:table-cell>
          <table:table-cell table:formula="of:=IF([.A1075]=&quot;&quot;;[.B10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formula="of:=IF([.A1075]=&quot;&quot;;[.A1076];[.A1076]+[.B1075])" office:value-type="float" office:value="44074" calcext:value-type="float">
            <text:p>44074</text:p>
          </table:table-cell>
          <table:table-cell table:formula="of:=IF([.A1076]=&quot;&quot;;[.B107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76]=&quot;&quot;;[.A1077];[.A1077]+[.B1076])" office:value-type="float" office:value="44074" calcext:value-type="float">
            <text:p>44074</text:p>
          </table:table-cell>
          <table:table-cell table:formula="of:=IF([.A1077]=&quot;&quot;;[.B1077];&quot;&quot;)" office:value-type="float" office:value="44074" calcext:value-type="float">
            <text:p>44074</text:p>
          </table:table-cell>
          <table:table-cell table:number-columns-repeated="2"/>
        </table:table-row>
        <table:table-row table:style-name="ro1">
          <table:table-cell office:value-type="float" office:value="17817" calcext:value-type="float">
            <text:p>17817</text:p>
          </table:table-cell>
          <table:table-cell table:formula="of:=IF([.A1077]=&quot;&quot;;[.A1078];[.A1078]+[.B1077])" office:value-type="float" office:value="17817" calcext:value-type="float">
            <text:p>17817</text:p>
          </table:table-cell>
          <table:table-cell table:formula="of:=IF([.A1078]=&quot;&quot;;[.B10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601" calcext:value-type="float">
            <text:p>18601</text:p>
          </table:table-cell>
          <table:table-cell table:formula="of:=IF([.A1078]=&quot;&quot;;[.A1079];[.A1079]+[.B1078])" office:value-type="float" office:value="36418" calcext:value-type="float">
            <text:p>36418</text:p>
          </table:table-cell>
          <table:table-cell table:formula="of:=IF([.A1079]=&quot;&quot;;[.B10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573" calcext:value-type="float">
            <text:p>22573</text:p>
          </table:table-cell>
          <table:table-cell table:formula="of:=IF([.A1079]=&quot;&quot;;[.A1080];[.A1080]+[.B1079])" office:value-type="float" office:value="58991" calcext:value-type="float">
            <text:p>58991</text:p>
          </table:table-cell>
          <table:table-cell table:formula="of:=IF([.A1080]=&quot;&quot;;[.B108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80]=&quot;&quot;;[.A1081];[.A1081]+[.B1080])" office:value-type="float" office:value="58991" calcext:value-type="float">
            <text:p>58991</text:p>
          </table:table-cell>
          <table:table-cell table:formula="of:=IF([.A1081]=&quot;&quot;;[.B1081];&quot;&quot;)" office:value-type="float" office:value="58991" calcext:value-type="float">
            <text:p>58991</text:p>
          </table:table-cell>
          <table:table-cell table:number-columns-repeated="2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formula="of:=IF([.A1081]=&quot;&quot;;[.A1082];[.A1082]+[.B1081])" office:value-type="float" office:value="5232" calcext:value-type="float">
            <text:p>5232</text:p>
          </table:table-cell>
          <table:table-cell table:formula="of:=IF([.A1082]=&quot;&quot;;[.B10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formula="of:=IF([.A1082]=&quot;&quot;;[.A1083];[.A1083]+[.B1082])" office:value-type="float" office:value="12638" calcext:value-type="float">
            <text:p>12638</text:p>
          </table:table-cell>
          <table:table-cell table:formula="of:=IF([.A1083]=&quot;&quot;;[.B10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IF([.A1083]=&quot;&quot;;[.A1084];[.A1084]+[.B1083])" office:value-type="float" office:value="15010" calcext:value-type="float">
            <text:p>15010</text:p>
          </table:table-cell>
          <table:table-cell table:formula="of:=IF([.A1084]=&quot;&quot;;[.B10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formula="of:=IF([.A1084]=&quot;&quot;;[.A1085];[.A1085]+[.B1084])" office:value-type="float" office:value="24518" calcext:value-type="float">
            <text:p>24518</text:p>
          </table:table-cell>
          <table:table-cell table:formula="of:=IF([.A1085]=&quot;&quot;;[.B10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formula="of:=IF([.A1085]=&quot;&quot;;[.A1086];[.A1086]+[.B1085])" office:value-type="float" office:value="30763" calcext:value-type="float">
            <text:p>30763</text:p>
          </table:table-cell>
          <table:table-cell table:formula="of:=IF([.A1086]=&quot;&quot;;[.B10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IF([.A1086]=&quot;&quot;;[.A1087];[.A1087]+[.B1086])" office:value-type="float" office:value="36681" calcext:value-type="float">
            <text:p>36681</text:p>
          </table:table-cell>
          <table:table-cell table:formula="of:=IF([.A1087]=&quot;&quot;;[.B10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IF([.A1087]=&quot;&quot;;[.A1088];[.A1088]+[.B1087])" office:value-type="float" office:value="39865" calcext:value-type="float">
            <text:p>39865</text:p>
          </table:table-cell>
          <table:table-cell table:formula="of:=IF([.A1088]=&quot;&quot;;[.B10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formula="of:=IF([.A1088]=&quot;&quot;;[.A1089];[.A1089]+[.B1088])" office:value-type="float" office:value="47206" calcext:value-type="float">
            <text:p>47206</text:p>
          </table:table-cell>
          <table:table-cell table:formula="of:=IF([.A1089]=&quot;&quot;;[.B10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IF([.A1089]=&quot;&quot;;[.A1090];[.A1090]+[.B1089])" office:value-type="float" office:value="51261" calcext:value-type="float">
            <text:p>51261</text:p>
          </table:table-cell>
          <table:table-cell table:formula="of:=IF([.A1090]=&quot;&quot;;[.B109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090]=&quot;&quot;;[.A1091];[.A1091]+[.B1090])" office:value-type="float" office:value="51261" calcext:value-type="float">
            <text:p>51261</text:p>
          </table:table-cell>
          <table:table-cell table:formula="of:=IF([.A1091]=&quot;&quot;;[.B1091];&quot;&quot;)" office:value-type="float" office:value="51261" calcext:value-type="float">
            <text:p>51261</text:p>
          </table:table-cell>
          <table:table-cell table:number-columns-repeated="2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formula="of:=IF([.A1091]=&quot;&quot;;[.A1092];[.A1092]+[.B1091])" office:value-type="float" office:value="5583" calcext:value-type="float">
            <text:p>5583</text:p>
          </table:table-cell>
          <table:table-cell table:formula="of:=IF([.A1092]=&quot;&quot;;[.B10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formula="of:=IF([.A1092]=&quot;&quot;;[.A1093];[.A1093]+[.B1092])" office:value-type="float" office:value="11993" calcext:value-type="float">
            <text:p>11993</text:p>
          </table:table-cell>
          <table:table-cell table:formula="of:=IF([.A1093]=&quot;&quot;;[.B10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IF([.A1093]=&quot;&quot;;[.A1094];[.A1094]+[.B1093])" office:value-type="float" office:value="14204" calcext:value-type="float">
            <text:p>14204</text:p>
          </table:table-cell>
          <table:table-cell table:formula="of:=IF([.A1094]=&quot;&quot;;[.B10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IF([.A1094]=&quot;&quot;;[.A1095];[.A1095]+[.B1094])" office:value-type="float" office:value="15956" calcext:value-type="float">
            <text:p>15956</text:p>
          </table:table-cell>
          <table:table-cell table:formula="of:=IF([.A1095]=&quot;&quot;;[.B10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formula="of:=IF([.A1095]=&quot;&quot;;[.A1096];[.A1096]+[.B1095])" office:value-type="float" office:value="21570" calcext:value-type="float">
            <text:p>21570</text:p>
          </table:table-cell>
          <table:table-cell table:formula="of:=IF([.A1096]=&quot;&quot;;[.B10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formula="of:=IF([.A1096]=&quot;&quot;;[.A1097];[.A1097]+[.B1096])" office:value-type="float" office:value="27826" calcext:value-type="float">
            <text:p>27826</text:p>
          </table:table-cell>
          <table:table-cell table:formula="of:=IF([.A1097]=&quot;&quot;;[.B10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formula="of:=IF([.A1097]=&quot;&quot;;[.A1098];[.A1098]+[.B1097])" office:value-type="float" office:value="31401" calcext:value-type="float">
            <text:p>31401</text:p>
          </table:table-cell>
          <table:table-cell table:formula="of:=IF([.A1098]=&quot;&quot;;[.B10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formula="of:=IF([.A1098]=&quot;&quot;;[.A1099];[.A1099]+[.B1098])" office:value-type="float" office:value="36515" calcext:value-type="float">
            <text:p>36515</text:p>
          </table:table-cell>
          <table:table-cell table:formula="of:=IF([.A1099]=&quot;&quot;;[.B10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formula="of:=IF([.A1099]=&quot;&quot;;[.A1100];[.A1100]+[.B1099])" office:value-type="float" office:value="42222" calcext:value-type="float">
            <text:p>42222</text:p>
          </table:table-cell>
          <table:table-cell table:formula="of:=IF([.A1100]=&quot;&quot;;[.B11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formula="of:=IF([.A1100]=&quot;&quot;;[.A1101];[.A1101]+[.B1100])" office:value-type="float" office:value="47661" calcext:value-type="float">
            <text:p>47661</text:p>
          </table:table-cell>
          <table:table-cell table:formula="of:=IF([.A1101]=&quot;&quot;;[.B11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formula="of:=IF([.A1101]=&quot;&quot;;[.A1102];[.A1102]+[.B1101])" office:value-type="float" office:value="54237" calcext:value-type="float">
            <text:p>54237</text:p>
          </table:table-cell>
          <table:table-cell table:formula="of:=IF([.A1102]=&quot;&quot;;[.B11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formula="of:=IF([.A1102]=&quot;&quot;;[.A1103];[.A1103]+[.B1102])" office:value-type="float" office:value="60389" calcext:value-type="float">
            <text:p>60389</text:p>
          </table:table-cell>
          <table:table-cell table:formula="of:=IF([.A1103]=&quot;&quot;;[.B11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IF([.A1103]=&quot;&quot;;[.A1104];[.A1104]+[.B1103])" office:value-type="float" office:value="64642" calcext:value-type="float">
            <text:p>64642</text:p>
          </table:table-cell>
          <table:table-cell table:formula="of:=IF([.A1104]=&quot;&quot;;[.B110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104]=&quot;&quot;;[.A1105];[.A1105]+[.B1104])" office:value-type="float" office:value="64642" calcext:value-type="float">
            <text:p>64642</text:p>
          </table:table-cell>
          <table:table-cell table:formula="of:=IF([.A1105]=&quot;&quot;;[.B1105];&quot;&quot;)" office:value-type="float" office:value="64642" calcext:value-type="float">
            <text:p>64642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IF([.A1105]=&quot;&quot;;[.A1106];[.A1106]+[.B1105])" office:value-type="float" office:value="1588" calcext:value-type="float">
            <text:p>1588</text:p>
          </table:table-cell>
          <table:table-cell table:formula="of:=IF([.A1106]=&quot;&quot;;[.B11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IF([.A1106]=&quot;&quot;;[.A1107];[.A1107]+[.B1106])" office:value-type="float" office:value="6444" calcext:value-type="float">
            <text:p>6444</text:p>
          </table:table-cell>
          <table:table-cell table:formula="of:=IF([.A1107]=&quot;&quot;;[.B11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IF([.A1107]=&quot;&quot;;[.A1108];[.A1108]+[.B1107])" office:value-type="float" office:value="7522" calcext:value-type="float">
            <text:p>7522</text:p>
          </table:table-cell>
          <table:table-cell table:formula="of:=IF([.A1108]=&quot;&quot;;[.B11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formula="of:=IF([.A1108]=&quot;&quot;;[.A1109];[.A1109]+[.B1108])" office:value-type="float" office:value="17359" calcext:value-type="float">
            <text:p>17359</text:p>
          </table:table-cell>
          <table:table-cell table:formula="of:=IF([.A1109]=&quot;&quot;;[.B11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formula="of:=IF([.A1109]=&quot;&quot;;[.A1110];[.A1110]+[.B1109])" office:value-type="float" office:value="27790" calcext:value-type="float">
            <text:p>27790</text:p>
          </table:table-cell>
          <table:table-cell table:formula="of:=IF([.A1110]=&quot;&quot;;[.B11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formula="of:=IF([.A1110]=&quot;&quot;;[.A1111];[.A1111]+[.B1110])" office:value-type="float" office:value="31299" calcext:value-type="float">
            <text:p>31299</text:p>
          </table:table-cell>
          <table:table-cell table:formula="of:=IF([.A1111]=&quot;&quot;;[.B11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IF([.A1111]=&quot;&quot;;[.A1112];[.A1112]+[.B1111])" office:value-type="float" office:value="34054" calcext:value-type="float">
            <text:p>34054</text:p>
          </table:table-cell>
          <table:table-cell table:formula="of:=IF([.A1112]=&quot;&quot;;[.B11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IF([.A1112]=&quot;&quot;;[.A1113];[.A1113]+[.B1112])" office:value-type="float" office:value="36140" calcext:value-type="float">
            <text:p>36140</text:p>
          </table:table-cell>
          <table:table-cell table:formula="of:=IF([.A1113]=&quot;&quot;;[.B111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113]=&quot;&quot;;[.A1114];[.A1114]+[.B1113])" office:value-type="float" office:value="36140" calcext:value-type="float">
            <text:p>36140</text:p>
          </table:table-cell>
          <table:table-cell table:formula="of:=IF([.A1114]=&quot;&quot;;[.B1114];&quot;&quot;)" office:value-type="float" office:value="36140" calcext:value-type="float">
            <text:p>36140</text:p>
          </table:table-cell>
          <table:table-cell table:number-columns-repeated="2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formula="of:=IF([.A1114]=&quot;&quot;;[.A1115];[.A1115]+[.B1114])" office:value-type="float" office:value="4108" calcext:value-type="float">
            <text:p>4108</text:p>
          </table:table-cell>
          <table:table-cell table:formula="of:=IF([.A1115]=&quot;&quot;;[.B11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IF([.A1115]=&quot;&quot;;[.A1116];[.A1116]+[.B1115])" office:value-type="float" office:value="5711" calcext:value-type="float">
            <text:p>5711</text:p>
          </table:table-cell>
          <table:table-cell table:formula="of:=IF([.A1116]=&quot;&quot;;[.B11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formula="of:=IF([.A1116]=&quot;&quot;;[.A1117];[.A1117]+[.B1116])" office:value-type="float" office:value="11124" calcext:value-type="float">
            <text:p>11124</text:p>
          </table:table-cell>
          <table:table-cell table:formula="of:=IF([.A1117]=&quot;&quot;;[.B11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IF([.A1117]=&quot;&quot;;[.A1118];[.A1118]+[.B1117])" office:value-type="float" office:value="14405" calcext:value-type="float">
            <text:p>14405</text:p>
          </table:table-cell>
          <table:table-cell table:formula="of:=IF([.A1118]=&quot;&quot;;[.B11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1118]=&quot;&quot;;[.A1119];[.A1119]+[.B1118])" office:value-type="float" office:value="16489" calcext:value-type="float">
            <text:p>16489</text:p>
          </table:table-cell>
          <table:table-cell table:formula="of:=IF([.A1119]=&quot;&quot;;[.B11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IF([.A1119]=&quot;&quot;;[.A1120];[.A1120]+[.B1119])" office:value-type="float" office:value="20559" calcext:value-type="float">
            <text:p>20559</text:p>
          </table:table-cell>
          <table:table-cell table:formula="of:=IF([.A1120]=&quot;&quot;;[.B11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formula="of:=IF([.A1120]=&quot;&quot;;[.A1121];[.A1121]+[.B1120])" office:value-type="float" office:value="25729" calcext:value-type="float">
            <text:p>25729</text:p>
          </table:table-cell>
          <table:table-cell table:formula="of:=IF([.A1121]=&quot;&quot;;[.B11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formula="of:=IF([.A1121]=&quot;&quot;;[.A1122];[.A1122]+[.B1121])" office:value-type="float" office:value="31731" calcext:value-type="float">
            <text:p>31731</text:p>
          </table:table-cell>
          <table:table-cell table:formula="of:=IF([.A1122]=&quot;&quot;;[.B11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formula="of:=IF([.A1122]=&quot;&quot;;[.A1123];[.A1123]+[.B1122])" office:value-type="float" office:value="34722" calcext:value-type="float">
            <text:p>34722</text:p>
          </table:table-cell>
          <table:table-cell table:formula="of:=IF([.A1123]=&quot;&quot;;[.B11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formula="of:=IF([.A1123]=&quot;&quot;;[.A1124];[.A1124]+[.B1123])" office:value-type="float" office:value="40607" calcext:value-type="float">
            <text:p>40607</text:p>
          </table:table-cell>
          <table:table-cell table:formula="of:=IF([.A1124]=&quot;&quot;;[.B11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IF([.A1124]=&quot;&quot;;[.A1125];[.A1125]+[.B1124])" office:value-type="float" office:value="42680" calcext:value-type="float">
            <text:p>42680</text:p>
          </table:table-cell>
          <table:table-cell table:formula="of:=IF([.A1125]=&quot;&quot;;[.B11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formula="of:=IF([.A1125]=&quot;&quot;;[.A1126];[.A1126]+[.B1125])" office:value-type="float" office:value="47929" calcext:value-type="float">
            <text:p>47929</text:p>
          </table:table-cell>
          <table:table-cell table:formula="of:=IF([.A1126]=&quot;&quot;;[.B11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formula="of:=IF([.A1126]=&quot;&quot;;[.A1127];[.A1127]+[.B1126])" office:value-type="float" office:value="53007" calcext:value-type="float">
            <text:p>53007</text:p>
          </table:table-cell>
          <table:table-cell table:formula="of:=IF([.A1127]=&quot;&quot;;[.B11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IF([.A1127]=&quot;&quot;;[.A1128];[.A1128]+[.B1127])" office:value-type="float" office:value="55236" calcext:value-type="float">
            <text:p>55236</text:p>
          </table:table-cell>
          <table:table-cell table:formula="of:=IF([.A1128]=&quot;&quot;;[.B112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128]=&quot;&quot;;[.A1129];[.A1129]+[.B1128])" office:value-type="float" office:value="55236" calcext:value-type="float">
            <text:p>55236</text:p>
          </table:table-cell>
          <table:table-cell table:formula="of:=IF([.A1129]=&quot;&quot;;[.B1129];&quot;&quot;)" office:value-type="float" office:value="55236" calcext:value-type="float">
            <text:p>55236</text:p>
          </table:table-cell>
          <table:table-cell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[.A1129]=&quot;&quot;;[.A1130];[.A1130]+[.B1129])" office:value-type="float" office:value="2486" calcext:value-type="float">
            <text:p>2486</text:p>
          </table:table-cell>
          <table:table-cell table:formula="of:=IF([.A1130]=&quot;&quot;;[.B11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IF([.A1130]=&quot;&quot;;[.A1131];[.A1131]+[.B1130])" office:value-type="float" office:value="4086" calcext:value-type="float">
            <text:p>4086</text:p>
          </table:table-cell>
          <table:table-cell table:formula="of:=IF([.A1131]=&quot;&quot;;[.B11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IF([.A1131]=&quot;&quot;;[.A1132];[.A1132]+[.B1131])" office:value-type="float" office:value="7042" calcext:value-type="float">
            <text:p>7042</text:p>
          </table:table-cell>
          <table:table-cell table:formula="of:=IF([.A1132]=&quot;&quot;;[.B11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formula="of:=IF([.A1132]=&quot;&quot;;[.A1133];[.A1133]+[.B1132])" office:value-type="float" office:value="12128" calcext:value-type="float">
            <text:p>12128</text:p>
          </table:table-cell>
          <table:table-cell table:formula="of:=IF([.A1133]=&quot;&quot;;[.B11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IF([.A1133]=&quot;&quot;;[.A1134];[.A1134]+[.B1133])" office:value-type="float" office:value="15649" calcext:value-type="float">
            <text:p>15649</text:p>
          </table:table-cell>
          <table:table-cell table:formula="of:=IF([.A1134]=&quot;&quot;;[.B11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IF([.A1134]=&quot;&quot;;[.A1135];[.A1135]+[.B1134])" office:value-type="float" office:value="17951" calcext:value-type="float">
            <text:p>17951</text:p>
          </table:table-cell>
          <table:table-cell table:formula="of:=IF([.A1135]=&quot;&quot;;[.B11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formula="of:=IF([.A1135]=&quot;&quot;;[.A1136];[.A1136]+[.B1135])" office:value-type="float" office:value="23940" calcext:value-type="float">
            <text:p>23940</text:p>
          </table:table-cell>
          <table:table-cell table:formula="of:=IF([.A1136]=&quot;&quot;;[.B11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formula="of:=IF([.A1136]=&quot;&quot;;[.A1137];[.A1137]+[.B1136])" office:value-type="float" office:value="29127" calcext:value-type="float">
            <text:p>29127</text:p>
          </table:table-cell>
          <table:table-cell table:formula="of:=IF([.A1137]=&quot;&quot;;[.B11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IF([.A1137]=&quot;&quot;;[.A1138];[.A1138]+[.B1137])" office:value-type="float" office:value="31197" calcext:value-type="float">
            <text:p>31197</text:p>
          </table:table-cell>
          <table:table-cell table:formula="of:=IF([.A1138]=&quot;&quot;;[.B11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formula="of:=IF([.A1138]=&quot;&quot;;[.A1139];[.A1139]+[.B1138])" office:value-type="float" office:value="34834" calcext:value-type="float">
            <text:p>34834</text:p>
          </table:table-cell>
          <table:table-cell table:formula="of:=IF([.A1139]=&quot;&quot;;[.B11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formula="of:=IF([.A1139]=&quot;&quot;;[.A1140];[.A1140]+[.B1139])" office:value-type="float" office:value="39568" calcext:value-type="float">
            <text:p>39568</text:p>
          </table:table-cell>
          <table:table-cell table:formula="of:=IF([.A1140]=&quot;&quot;;[.B11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IF([.A1140]=&quot;&quot;;[.A1141];[.A1141]+[.B1140])" office:value-type="float" office:value="42380" calcext:value-type="float">
            <text:p>42380</text:p>
          </table:table-cell>
          <table:table-cell table:formula="of:=IF([.A1141]=&quot;&quot;;[.B11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IF([.A1141]=&quot;&quot;;[.A1142];[.A1142]+[.B1141])" office:value-type="float" office:value="45309" calcext:value-type="float">
            <text:p>45309</text:p>
          </table:table-cell>
          <table:table-cell table:formula="of:=IF([.A1142]=&quot;&quot;;[.B11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IF([.A1142]=&quot;&quot;;[.A1143];[.A1143]+[.B1142])" office:value-type="float" office:value="46326" calcext:value-type="float">
            <text:p>46326</text:p>
          </table:table-cell>
          <table:table-cell table:formula="of:=IF([.A1143]=&quot;&quot;;[.B11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IF([.A1143]=&quot;&quot;;[.A1144];[.A1144]+[.B1143])" office:value-type="float" office:value="47356" calcext:value-type="float">
            <text:p>47356</text:p>
          </table:table-cell>
          <table:table-cell table:formula="of:=IF([.A1144]=&quot;&quot;;[.B114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144]=&quot;&quot;;[.A1145];[.A1145]+[.B1144])" office:value-type="float" office:value="47356" calcext:value-type="float">
            <text:p>47356</text:p>
          </table:table-cell>
          <table:table-cell table:formula="of:=IF([.A1145]=&quot;&quot;;[.B1145];&quot;&quot;)" office:value-type="float" office:value="47356" calcext:value-type="float">
            <text:p>47356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IF([.A1145]=&quot;&quot;;[.A1146];[.A1146]+[.B1145])" office:value-type="float" office:value="2302" calcext:value-type="float">
            <text:p>2302</text:p>
          </table:table-cell>
          <table:table-cell table:formula="of:=IF([.A1146]=&quot;&quot;;[.B11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IF([.A1146]=&quot;&quot;;[.A1147];[.A1147]+[.B1146])" office:value-type="float" office:value="5697" calcext:value-type="float">
            <text:p>5697</text:p>
          </table:table-cell>
          <table:table-cell table:formula="of:=IF([.A1147]=&quot;&quot;;[.B11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formula="of:=IF([.A1147]=&quot;&quot;;[.A1148];[.A1148]+[.B1147])" office:value-type="float" office:value="14440" calcext:value-type="float">
            <text:p>14440</text:p>
          </table:table-cell>
          <table:table-cell table:formula="of:=IF([.A1148]=&quot;&quot;;[.B11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214" calcext:value-type="float">
            <text:p>10214</text:p>
          </table:table-cell>
          <table:table-cell table:formula="of:=IF([.A1148]=&quot;&quot;;[.A1149];[.A1149]+[.B1148])" office:value-type="float" office:value="24654" calcext:value-type="float">
            <text:p>24654</text:p>
          </table:table-cell>
          <table:table-cell table:formula="of:=IF([.A1149]=&quot;&quot;;[.B11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formula="of:=IF([.A1149]=&quot;&quot;;[.A1150];[.A1150]+[.B1149])" office:value-type="float" office:value="33831" calcext:value-type="float">
            <text:p>33831</text:p>
          </table:table-cell>
          <table:table-cell table:formula="of:=IF([.A1150]=&quot;&quot;;[.B11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084" calcext:value-type="float">
            <text:p>11084</text:p>
          </table:table-cell>
          <table:table-cell table:formula="of:=IF([.A1150]=&quot;&quot;;[.A1151];[.A1151]+[.B1150])" office:value-type="float" office:value="44915" calcext:value-type="float">
            <text:p>44915</text:p>
          </table:table-cell>
          <table:table-cell table:formula="of:=IF([.A1151]=&quot;&quot;;[.B11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280" calcext:value-type="float">
            <text:p>11280</text:p>
          </table:table-cell>
          <table:table-cell table:formula="of:=IF([.A1151]=&quot;&quot;;[.A1152];[.A1152]+[.B1151])" office:value-type="float" office:value="56195" calcext:value-type="float">
            <text:p>56195</text:p>
          </table:table-cell>
          <table:table-cell table:formula="of:=IF([.A1152]=&quot;&quot;;[.B115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152]=&quot;&quot;;[.A1153];[.A1153]+[.B1152])" office:value-type="float" office:value="56195" calcext:value-type="float">
            <text:p>56195</text:p>
          </table:table-cell>
          <table:table-cell table:formula="of:=IF([.A1153]=&quot;&quot;;[.B1153];&quot;&quot;)" office:value-type="float" office:value="56195" calcext:value-type="float">
            <text:p>56195</text:p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IF([.A1153]=&quot;&quot;;[.A1154];[.A1154]+[.B1153])" office:value-type="float" office:value="3789" calcext:value-type="float">
            <text:p>3789</text:p>
          </table:table-cell>
          <table:table-cell table:formula="of:=IF([.A1154]=&quot;&quot;;[.B11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formula="of:=IF([.A1154]=&quot;&quot;;[.A1155];[.A1155]+[.B1154])" office:value-type="float" office:value="9251" calcext:value-type="float">
            <text:p>9251</text:p>
          </table:table-cell>
          <table:table-cell table:formula="of:=IF([.A1155]=&quot;&quot;;[.B11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formula="of:=IF([.A1155]=&quot;&quot;;[.A1156];[.A1156]+[.B1155])" office:value-type="float" office:value="15180" calcext:value-type="float">
            <text:p>15180</text:p>
          </table:table-cell>
          <table:table-cell table:formula="of:=IF([.A1156]=&quot;&quot;;[.B11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IF([.A1156]=&quot;&quot;;[.A1157];[.A1157]+[.B1156])" office:value-type="float" office:value="18003" calcext:value-type="float">
            <text:p>18003</text:p>
          </table:table-cell>
          <table:table-cell table:formula="of:=IF([.A1157]=&quot;&quot;;[.B11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formula="of:=IF([.A1157]=&quot;&quot;;[.A1158];[.A1158]+[.B1157])" office:value-type="float" office:value="23279" calcext:value-type="float">
            <text:p>23279</text:p>
          </table:table-cell>
          <table:table-cell table:formula="of:=IF([.A1158]=&quot;&quot;;[.B11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formula="of:=IF([.A1158]=&quot;&quot;;[.A1159];[.A1159]+[.B1158])" office:value-type="float" office:value="28515" calcext:value-type="float">
            <text:p>28515</text:p>
          </table:table-cell>
          <table:table-cell table:formula="of:=IF([.A1159]=&quot;&quot;;[.B11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IF([.A1159]=&quot;&quot;;[.A1160];[.A1160]+[.B1159])" office:value-type="float" office:value="29777" calcext:value-type="float">
            <text:p>29777</text:p>
          </table:table-cell>
          <table:table-cell table:formula="of:=IF([.A1160]=&quot;&quot;;[.B11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IF([.A1160]=&quot;&quot;;[.A1161];[.A1161]+[.B1160])" office:value-type="float" office:value="30823" calcext:value-type="float">
            <text:p>30823</text:p>
          </table:table-cell>
          <table:table-cell table:formula="of:=IF([.A1161]=&quot;&quot;;[.B116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formula="of:=IF([.A1161]=&quot;&quot;;[.A1162];[.A1162]+[.B1161])" office:value-type="float" office:value="37331" calcext:value-type="float">
            <text:p>37331</text:p>
          </table:table-cell>
          <table:table-cell table:formula="of:=IF([.A1162]=&quot;&quot;;[.B11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formula="of:=IF([.A1162]=&quot;&quot;;[.A1163];[.A1163]+[.B1162])" office:value-type="float" office:value="43065" calcext:value-type="float">
            <text:p>43065</text:p>
          </table:table-cell>
          <table:table-cell table:formula="of:=IF([.A1163]=&quot;&quot;;[.B11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formula="of:=IF([.A1163]=&quot;&quot;;[.A1164];[.A1164]+[.B1163])" office:value-type="float" office:value="48203" calcext:value-type="float">
            <text:p>48203</text:p>
          </table:table-cell>
          <table:table-cell table:formula="of:=IF([.A1164]=&quot;&quot;;[.B11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IF([.A1164]=&quot;&quot;;[.A1165];[.A1165]+[.B1164])" office:value-type="float" office:value="53502" calcext:value-type="float">
            <text:p>53502</text:p>
          </table:table-cell>
          <table:table-cell table:formula="of:=IF([.A1165]=&quot;&quot;;[.B11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IF([.A1165]=&quot;&quot;;[.A1166];[.A1166]+[.B1165])" office:value-type="float" office:value="57209" calcext:value-type="float">
            <text:p>57209</text:p>
          </table:table-cell>
          <table:table-cell table:formula="of:=IF([.A1166]=&quot;&quot;;[.B116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166]=&quot;&quot;;[.A1167];[.A1167]+[.B1166])" office:value-type="float" office:value="57209" calcext:value-type="float">
            <text:p>57209</text:p>
          </table:table-cell>
          <table:table-cell table:formula="of:=IF([.A1167]=&quot;&quot;;[.B1167];&quot;&quot;)" office:value-type="float" office:value="57209" calcext:value-type="float">
            <text:p>57209</text:p>
          </table:table-cell>
          <table:table-cell table:number-columns-repeated="2"/>
        </table:table-row>
        <table:table-row table:style-name="ro1">
          <table:table-cell office:value-type="float" office:value="18103" calcext:value-type="float">
            <text:p>18103</text:p>
          </table:table-cell>
          <table:table-cell table:formula="of:=IF([.A1167]=&quot;&quot;;[.A1168];[.A1168]+[.B1167])" office:value-type="float" office:value="18103" calcext:value-type="float">
            <text:p>18103</text:p>
          </table:table-cell>
          <table:table-cell table:formula="of:=IF([.A1168]=&quot;&quot;;[.B11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600" calcext:value-type="float">
            <text:p>23600</text:p>
          </table:table-cell>
          <table:table-cell table:formula="of:=IF([.A1168]=&quot;&quot;;[.A1169];[.A1169]+[.B1168])" office:value-type="float" office:value="41703" calcext:value-type="float">
            <text:p>41703</text:p>
          </table:table-cell>
          <table:table-cell table:formula="of:=IF([.A1169]=&quot;&quot;;[.B11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formula="of:=IF([.A1169]=&quot;&quot;;[.A1170];[.A1170]+[.B1169])" office:value-type="float" office:value="51369" calcext:value-type="float">
            <text:p>51369</text:p>
          </table:table-cell>
          <table:table-cell table:formula="of:=IF([.A1170]=&quot;&quot;;[.B117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170]=&quot;&quot;;[.A1171];[.A1171]+[.B1170])" office:value-type="float" office:value="51369" calcext:value-type="float">
            <text:p>51369</text:p>
          </table:table-cell>
          <table:table-cell table:formula="of:=IF([.A1171]=&quot;&quot;;[.B1171];&quot;&quot;)" office:value-type="float" office:value="51369" calcext:value-type="float">
            <text:p>51369</text:p>
          </table:table-cell>
          <table:table-cell table:number-columns-repeated="2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formula="of:=IF([.A1171]=&quot;&quot;;[.A1172];[.A1172]+[.B1171])" office:value-type="float" office:value="9572" calcext:value-type="float">
            <text:p>9572</text:p>
          </table:table-cell>
          <table:table-cell table:formula="of:=IF([.A1172]=&quot;&quot;;[.B11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formula="of:=IF([.A1172]=&quot;&quot;;[.A1173];[.A1173]+[.B1172])" office:value-type="float" office:value="15261" calcext:value-type="float">
            <text:p>15261</text:p>
          </table:table-cell>
          <table:table-cell table:formula="of:=IF([.A1173]=&quot;&quot;;[.B11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formula="of:=IF([.A1173]=&quot;&quot;;[.A1174];[.A1174]+[.B1173])" office:value-type="float" office:value="23508" calcext:value-type="float">
            <text:p>23508</text:p>
          </table:table-cell>
          <table:table-cell table:formula="of:=IF([.A1174]=&quot;&quot;;[.B11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formula="of:=IF([.A1174]=&quot;&quot;;[.A1175];[.A1175]+[.B1174])" office:value-type="float" office:value="29833" calcext:value-type="float">
            <text:p>29833</text:p>
          </table:table-cell>
          <table:table-cell table:formula="of:=IF([.A1175]=&quot;&quot;;[.B11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formula="of:=IF([.A1175]=&quot;&quot;;[.A1176];[.A1176]+[.B1175])" office:value-type="float" office:value="35599" calcext:value-type="float">
            <text:p>35599</text:p>
          </table:table-cell>
          <table:table-cell table:formula="of:=IF([.A1176]=&quot;&quot;;[.B11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formula="of:=IF([.A1176]=&quot;&quot;;[.A1177];[.A1177]+[.B1176])" office:value-type="float" office:value="42073" calcext:value-type="float">
            <text:p>42073</text:p>
          </table:table-cell>
          <table:table-cell table:formula="of:=IF([.A1177]=&quot;&quot;;[.B11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formula="of:=IF([.A1177]=&quot;&quot;;[.A1178];[.A1178]+[.B1177])" office:value-type="float" office:value="46414" calcext:value-type="float">
            <text:p>46414</text:p>
          </table:table-cell>
          <table:table-cell table:formula="of:=IF([.A1178]=&quot;&quot;;[.B11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IF([.A1178]=&quot;&quot;;[.A1179];[.A1179]+[.B1178])" office:value-type="float" office:value="48686" calcext:value-type="float">
            <text:p>48686</text:p>
          </table:table-cell>
          <table:table-cell table:formula="of:=IF([.A1179]=&quot;&quot;;[.B117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179]=&quot;&quot;;[.A1180];[.A1180]+[.B1179])" office:value-type="float" office:value="48686" calcext:value-type="float">
            <text:p>48686</text:p>
          </table:table-cell>
          <table:table-cell table:formula="of:=IF([.A1180]=&quot;&quot;;[.B1180];&quot;&quot;)" office:value-type="float" office:value="48686" calcext:value-type="float">
            <text:p>48686</text:p>
          </table:table-cell>
          <table:table-cell table:number-columns-repeated="2"/>
        </table:table-row>
        <table:table-row table:style-name="ro1">
          <table:table-cell office:value-type="float" office:value="11951" calcext:value-type="float">
            <text:p>11951</text:p>
          </table:table-cell>
          <table:table-cell table:formula="of:=IF([.A1180]=&quot;&quot;;[.A1181];[.A1181]+[.B1180])" office:value-type="float" office:value="11951" calcext:value-type="float">
            <text:p>11951</text:p>
          </table:table-cell>
          <table:table-cell table:formula="of:=IF([.A1181]=&quot;&quot;;[.B11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formula="of:=IF([.A1181]=&quot;&quot;;[.A1182];[.A1182]+[.B1181])" office:value-type="float" office:value="15768" calcext:value-type="float">
            <text:p>15768</text:p>
          </table:table-cell>
          <table:table-cell table:formula="of:=IF([.A1182]=&quot;&quot;;[.B11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formula="of:=IF([.A1182]=&quot;&quot;;[.A1183];[.A1183]+[.B1182])" office:value-type="float" office:value="25433" calcext:value-type="float">
            <text:p>25433</text:p>
          </table:table-cell>
          <table:table-cell table:formula="of:=IF([.A1183]=&quot;&quot;;[.B11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formula="of:=IF([.A1183]=&quot;&quot;;[.A1184];[.A1184]+[.B1183])" office:value-type="float" office:value="34804" calcext:value-type="float">
            <text:p>34804</text:p>
          </table:table-cell>
          <table:table-cell table:formula="of:=IF([.A1184]=&quot;&quot;;[.B11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456" calcext:value-type="float">
            <text:p>11456</text:p>
          </table:table-cell>
          <table:table-cell table:formula="of:=IF([.A1184]=&quot;&quot;;[.A1185];[.A1185]+[.B1184])" office:value-type="float" office:value="46260" calcext:value-type="float">
            <text:p>46260</text:p>
          </table:table-cell>
          <table:table-cell table:formula="of:=IF([.A1185]=&quot;&quot;;[.B118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185]=&quot;&quot;;[.A1186];[.A1186]+[.B1185])" office:value-type="float" office:value="46260" calcext:value-type="float">
            <text:p>46260</text:p>
          </table:table-cell>
          <table:table-cell table:formula="of:=IF([.A1186]=&quot;&quot;;[.B1186];&quot;&quot;)" office:value-type="float" office:value="46260" calcext:value-type="float">
            <text:p>46260</text:p>
          </table:table-cell>
          <table:table-cell table:number-columns-repeated="2"/>
        </table:table-row>
        <table:table-row table:style-name="ro1">
          <table:table-cell office:value-type="float" office:value="18948" calcext:value-type="float">
            <text:p>18948</text:p>
          </table:table-cell>
          <table:table-cell table:formula="of:=IF([.A1186]=&quot;&quot;;[.A1187];[.A1187]+[.B1186])" office:value-type="float" office:value="18948" calcext:value-type="float">
            <text:p>18948</text:p>
          </table:table-cell>
          <table:table-cell table:formula="of:=IF([.A1187]=&quot;&quot;;[.B118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187]=&quot;&quot;;[.A1188];[.A1188]+[.B1187])" office:value-type="float" office:value="18948" calcext:value-type="float">
            <text:p>18948</text:p>
          </table:table-cell>
          <table:table-cell table:formula="of:=IF([.A1188]=&quot;&quot;;[.B1188];&quot;&quot;)" office:value-type="float" office:value="18948" calcext:value-type="float">
            <text:p>18948</text:p>
          </table:table-cell>
          <table:table-cell table:number-columns-repeated="2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IF([.A1188]=&quot;&quot;;[.A1189];[.A1189]+[.B1188])" office:value-type="float" office:value="5760" calcext:value-type="float">
            <text:p>5760</text:p>
          </table:table-cell>
          <table:table-cell table:formula="of:=IF([.A1189]=&quot;&quot;;[.B11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formula="of:=IF([.A1189]=&quot;&quot;;[.A1190];[.A1190]+[.B1189])" office:value-type="float" office:value="9941" calcext:value-type="float">
            <text:p>9941</text:p>
          </table:table-cell>
          <table:table-cell table:formula="of:=IF([.A1190]=&quot;&quot;;[.B11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formula="of:=IF([.A1190]=&quot;&quot;;[.A1191];[.A1191]+[.B1190])" office:value-type="float" office:value="15291" calcext:value-type="float">
            <text:p>15291</text:p>
          </table:table-cell>
          <table:table-cell table:formula="of:=IF([.A1191]=&quot;&quot;;[.B11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formula="of:=IF([.A1191]=&quot;&quot;;[.A1192];[.A1192]+[.B1191])" office:value-type="float" office:value="19697" calcext:value-type="float">
            <text:p>19697</text:p>
          </table:table-cell>
          <table:table-cell table:formula="of:=IF([.A1192]=&quot;&quot;;[.B11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IF([.A1192]=&quot;&quot;;[.A1193];[.A1193]+[.B1192])" office:value-type="float" office:value="23030" calcext:value-type="float">
            <text:p>23030</text:p>
          </table:table-cell>
          <table:table-cell table:formula="of:=IF([.A1193]=&quot;&quot;;[.B11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IF([.A1193]=&quot;&quot;;[.A1194];[.A1194]+[.B1193])" office:value-type="float" office:value="24222" calcext:value-type="float">
            <text:p>24222</text:p>
          </table:table-cell>
          <table:table-cell table:formula="of:=IF([.A1194]=&quot;&quot;;[.B11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IF([.A1194]=&quot;&quot;;[.A1195];[.A1195]+[.B1194])" office:value-type="float" office:value="27591" calcext:value-type="float">
            <text:p>27591</text:p>
          </table:table-cell>
          <table:table-cell table:formula="of:=IF([.A1195]=&quot;&quot;;[.B11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IF([.A1195]=&quot;&quot;;[.A1196];[.A1196]+[.B1195])" office:value-type="float" office:value="29330" calcext:value-type="float">
            <text:p>29330</text:p>
          </table:table-cell>
          <table:table-cell table:formula="of:=IF([.A1196]=&quot;&quot;;[.B11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[.A1196]=&quot;&quot;;[.A1197];[.A1197]+[.B1196])" office:value-type="float" office:value="30747" calcext:value-type="float">
            <text:p>30747</text:p>
          </table:table-cell>
          <table:table-cell table:formula="of:=IF([.A1197]=&quot;&quot;;[.B11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IF([.A1197]=&quot;&quot;;[.A1198];[.A1198]+[.B1197])" office:value-type="float" office:value="33296" calcext:value-type="float">
            <text:p>33296</text:p>
          </table:table-cell>
          <table:table-cell table:formula="of:=IF([.A1198]=&quot;&quot;;[.B11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formula="of:=IF([.A1198]=&quot;&quot;;[.A1199];[.A1199]+[.B1198])" office:value-type="float" office:value="39748" calcext:value-type="float">
            <text:p>39748</text:p>
          </table:table-cell>
          <table:table-cell table:formula="of:=IF([.A1199]=&quot;&quot;;[.B11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formula="of:=IF([.A1199]=&quot;&quot;;[.A1200];[.A1200]+[.B1199])" office:value-type="float" office:value="45612" calcext:value-type="float">
            <text:p>45612</text:p>
          </table:table-cell>
          <table:table-cell table:formula="of:=IF([.A1200]=&quot;&quot;;[.B12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IF([.A1200]=&quot;&quot;;[.A1201];[.A1201]+[.B1200])" office:value-type="float" office:value="48952" calcext:value-type="float">
            <text:p>48952</text:p>
          </table:table-cell>
          <table:table-cell table:formula="of:=IF([.A1201]=&quot;&quot;;[.B12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IF([.A1201]=&quot;&quot;;[.A1202];[.A1202]+[.B1201])" office:value-type="float" office:value="51216" calcext:value-type="float">
            <text:p>51216</text:p>
          </table:table-cell>
          <table:table-cell table:formula="of:=IF([.A1202]=&quot;&quot;;[.B120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02]=&quot;&quot;;[.A1203];[.A1203]+[.B1202])" office:value-type="float" office:value="51216" calcext:value-type="float">
            <text:p>51216</text:p>
          </table:table-cell>
          <table:table-cell table:formula="of:=IF([.A1203]=&quot;&quot;;[.B1203];&quot;&quot;)" office:value-type="float" office:value="51216" calcext:value-type="float">
            <text:p>51216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IF([.A1203]=&quot;&quot;;[.A1204];[.A1204]+[.B1203])" office:value-type="float" office:value="1353" calcext:value-type="float">
            <text:p>1353</text:p>
          </table:table-cell>
          <table:table-cell table:formula="of:=IF([.A1204]=&quot;&quot;;[.B12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IF([.A1204]=&quot;&quot;;[.A1205];[.A1205]+[.B1204])" office:value-type="float" office:value="6327" calcext:value-type="float">
            <text:p>6327</text:p>
          </table:table-cell>
          <table:table-cell table:formula="of:=IF([.A1205]=&quot;&quot;;[.B12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IF([.A1205]=&quot;&quot;;[.A1206];[.A1206]+[.B1205])" office:value-type="float" office:value="7437" calcext:value-type="float">
            <text:p>7437</text:p>
          </table:table-cell>
          <table:table-cell table:formula="of:=IF([.A1206]=&quot;&quot;;[.B12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IF([.A1206]=&quot;&quot;;[.A1207];[.A1207]+[.B1206])" office:value-type="float" office:value="10656" calcext:value-type="float">
            <text:p>10656</text:p>
          </table:table-cell>
          <table:table-cell table:formula="of:=IF([.A1207]=&quot;&quot;;[.B12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IF([.A1207]=&quot;&quot;;[.A1208];[.A1208]+[.B1207])" office:value-type="float" office:value="13678" calcext:value-type="float">
            <text:p>13678</text:p>
          </table:table-cell>
          <table:table-cell table:formula="of:=IF([.A1208]=&quot;&quot;;[.B12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IF([.A1208]=&quot;&quot;;[.A1209];[.A1209]+[.B1208])" office:value-type="float" office:value="15441" calcext:value-type="float">
            <text:p>15441</text:p>
          </table:table-cell>
          <table:table-cell table:formula="of:=IF([.A1209]=&quot;&quot;;[.B12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.A1209]=&quot;&quot;;[.A1210];[.A1210]+[.B1209])" office:value-type="float" office:value="17898" calcext:value-type="float">
            <text:p>17898</text:p>
          </table:table-cell>
          <table:table-cell table:formula="of:=IF([.A1210]=&quot;&quot;;[.B12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IF([.A1210]=&quot;&quot;;[.A1211];[.A1211]+[.B1210])" office:value-type="float" office:value="19140" calcext:value-type="float">
            <text:p>19140</text:p>
          </table:table-cell>
          <table:table-cell table:formula="of:=IF([.A1211]=&quot;&quot;;[.B12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IF([.A1211]=&quot;&quot;;[.A1212];[.A1212]+[.B1211])" office:value-type="float" office:value="20155" calcext:value-type="float">
            <text:p>20155</text:p>
          </table:table-cell>
          <table:table-cell table:formula="of:=IF([.A1212]=&quot;&quot;;[.B12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formula="of:=IF([.A1212]=&quot;&quot;;[.A1213];[.A1213]+[.B1212])" office:value-type="float" office:value="25273" calcext:value-type="float">
            <text:p>25273</text:p>
          </table:table-cell>
          <table:table-cell table:formula="of:=IF([.A1213]=&quot;&quot;;[.B12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IF([.A1213]=&quot;&quot;;[.A1214];[.A1214]+[.B1213])" office:value-type="float" office:value="28117" calcext:value-type="float">
            <text:p>28117</text:p>
          </table:table-cell>
          <table:table-cell table:formula="of:=IF([.A1214]=&quot;&quot;;[.B12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IF([.A1214]=&quot;&quot;;[.A1215];[.A1215]+[.B1214])" office:value-type="float" office:value="29406" calcext:value-type="float">
            <text:p>29406</text:p>
          </table:table-cell>
          <table:table-cell table:formula="of:=IF([.A1215]=&quot;&quot;;[.B12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formula="of:=IF([.A1215]=&quot;&quot;;[.A1216];[.A1216]+[.B1215])" office:value-type="float" office:value="35204" calcext:value-type="float">
            <text:p>35204</text:p>
          </table:table-cell>
          <table:table-cell table:formula="of:=IF([.A1216]=&quot;&quot;;[.B12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IF([.A1216]=&quot;&quot;;[.A1217];[.A1217]+[.B1216])" office:value-type="float" office:value="37574" calcext:value-type="float">
            <text:p>37574</text:p>
          </table:table-cell>
          <table:table-cell table:formula="of:=IF([.A1217]=&quot;&quot;;[.B12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1217]=&quot;&quot;;[.A1218];[.A1218]+[.B1217])" office:value-type="float" office:value="38902" calcext:value-type="float">
            <text:p>38902</text:p>
          </table:table-cell>
          <table:table-cell table:formula="of:=IF([.A1218]=&quot;&quot;;[.B121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18]=&quot;&quot;;[.A1219];[.A1219]+[.B1218])" office:value-type="float" office:value="38902" calcext:value-type="float">
            <text:p>38902</text:p>
          </table:table-cell>
          <table:table-cell table:formula="of:=IF([.A1219]=&quot;&quot;;[.B1219];&quot;&quot;)" office:value-type="float" office:value="38902" calcext:value-type="float">
            <text:p>38902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1219]=&quot;&quot;;[.A1220];[.A1220]+[.B1219])" office:value-type="float" office:value="2420" calcext:value-type="float">
            <text:p>2420</text:p>
          </table:table-cell>
          <table:table-cell table:formula="of:=IF([.A1220]=&quot;&quot;;[.B12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formula="of:=IF([.A1220]=&quot;&quot;;[.A1221];[.A1221]+[.B1220])" office:value-type="float" office:value="6375" calcext:value-type="float">
            <text:p>6375</text:p>
          </table:table-cell>
          <table:table-cell table:formula="of:=IF([.A1221]=&quot;&quot;;[.B12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formula="of:=IF([.A1221]=&quot;&quot;;[.A1222];[.A1222]+[.B1221])" office:value-type="float" office:value="11540" calcext:value-type="float">
            <text:p>11540</text:p>
          </table:table-cell>
          <table:table-cell table:formula="of:=IF([.A1222]=&quot;&quot;;[.B12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formula="of:=IF([.A1222]=&quot;&quot;;[.A1223];[.A1223]+[.B1222])" office:value-type="float" office:value="18011" calcext:value-type="float">
            <text:p>18011</text:p>
          </table:table-cell>
          <table:table-cell table:formula="of:=IF([.A1223]=&quot;&quot;;[.B12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IF([.A1223]=&quot;&quot;;[.A1224];[.A1224]+[.B1223])" office:value-type="float" office:value="19517" calcext:value-type="float">
            <text:p>19517</text:p>
          </table:table-cell>
          <table:table-cell table:formula="of:=IF([.A1224]=&quot;&quot;;[.B12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formula="of:=IF([.A1224]=&quot;&quot;;[.A1225];[.A1225]+[.B1224])" office:value-type="float" office:value="26883" calcext:value-type="float">
            <text:p>26883</text:p>
          </table:table-cell>
          <table:table-cell table:formula="of:=IF([.A1225]=&quot;&quot;;[.B12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IF([.A1225]=&quot;&quot;;[.A1226];[.A1226]+[.B1225])" office:value-type="float" office:value="29728" calcext:value-type="float">
            <text:p>29728</text:p>
          </table:table-cell>
          <table:table-cell table:formula="of:=IF([.A1226]=&quot;&quot;;[.B12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formula="of:=IF([.A1226]=&quot;&quot;;[.A1227];[.A1227]+[.B1226])" office:value-type="float" office:value="36743" calcext:value-type="float">
            <text:p>36743</text:p>
          </table:table-cell>
          <table:table-cell table:formula="of:=IF([.A1227]=&quot;&quot;;[.B12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IF([.A1227]=&quot;&quot;;[.A1228];[.A1228]+[.B1227])" office:value-type="float" office:value="40237" calcext:value-type="float">
            <text:p>40237</text:p>
          </table:table-cell>
          <table:table-cell table:formula="of:=IF([.A1228]=&quot;&quot;;[.B12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IF([.A1228]=&quot;&quot;;[.A1229];[.A1229]+[.B1228])" office:value-type="float" office:value="43868" calcext:value-type="float">
            <text:p>43868</text:p>
          </table:table-cell>
          <table:table-cell table:formula="of:=IF([.A1229]=&quot;&quot;;[.B12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IF([.A1229]=&quot;&quot;;[.A1230];[.A1230]+[.B1229])" office:value-type="float" office:value="47234" calcext:value-type="float">
            <text:p>47234</text:p>
          </table:table-cell>
          <table:table-cell table:formula="of:=IF([.A1230]=&quot;&quot;;[.B123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30]=&quot;&quot;;[.A1231];[.A1231]+[.B1230])" office:value-type="float" office:value="47234" calcext:value-type="float">
            <text:p>47234</text:p>
          </table:table-cell>
          <table:table-cell table:formula="of:=IF([.A1231]=&quot;&quot;;[.B1231];&quot;&quot;)" office:value-type="float" office:value="47234" calcext:value-type="float">
            <text:p>47234</text:p>
          </table:table-cell>
          <table:table-cell table:number-columns-repeated="2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formula="of:=IF([.A1231]=&quot;&quot;;[.A1232];[.A1232]+[.B1231])" office:value-type="float" office:value="5595" calcext:value-type="float">
            <text:p>5595</text:p>
          </table:table-cell>
          <table:table-cell table:formula="of:=IF([.A1232]=&quot;&quot;;[.B12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IF([.A1232]=&quot;&quot;;[.A1233];[.A1233]+[.B1232])" office:value-type="float" office:value="6768" calcext:value-type="float">
            <text:p>6768</text:p>
          </table:table-cell>
          <table:table-cell table:formula="of:=IF([.A1233]=&quot;&quot;;[.B12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formula="of:=IF([.A1233]=&quot;&quot;;[.A1234];[.A1234]+[.B1233])" office:value-type="float" office:value="12135" calcext:value-type="float">
            <text:p>12135</text:p>
          </table:table-cell>
          <table:table-cell table:formula="of:=IF([.A1234]=&quot;&quot;;[.B12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IF([.A1234]=&quot;&quot;;[.A1235];[.A1235]+[.B1234])" office:value-type="float" office:value="14880" calcext:value-type="float">
            <text:p>14880</text:p>
          </table:table-cell>
          <table:table-cell table:formula="of:=IF([.A1235]=&quot;&quot;;[.B12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formula="of:=IF([.A1235]=&quot;&quot;;[.A1236];[.A1236]+[.B1235])" office:value-type="float" office:value="20285" calcext:value-type="float">
            <text:p>20285</text:p>
          </table:table-cell>
          <table:table-cell table:formula="of:=IF([.A1236]=&quot;&quot;;[.B12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formula="of:=IF([.A1236]=&quot;&quot;;[.A1237];[.A1237]+[.B1236])" office:value-type="float" office:value="24131" calcext:value-type="float">
            <text:p>24131</text:p>
          </table:table-cell>
          <table:table-cell table:formula="of:=IF([.A1237]=&quot;&quot;;[.B12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formula="of:=IF([.A1237]=&quot;&quot;;[.A1238];[.A1238]+[.B1237])" office:value-type="float" office:value="28449" calcext:value-type="float">
            <text:p>28449</text:p>
          </table:table-cell>
          <table:table-cell table:formula="of:=IF([.A1238]=&quot;&quot;;[.B12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IF([.A1238]=&quot;&quot;;[.A1239];[.A1239]+[.B1238])" office:value-type="float" office:value="33423" calcext:value-type="float">
            <text:p>33423</text:p>
          </table:table-cell>
          <table:table-cell table:formula="of:=IF([.A1239]=&quot;&quot;;[.B12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IF([.A1239]=&quot;&quot;;[.A1240];[.A1240]+[.B1239])" office:value-type="float" office:value="35221" calcext:value-type="float">
            <text:p>35221</text:p>
          </table:table-cell>
          <table:table-cell table:formula="of:=IF([.A1240]=&quot;&quot;;[.B12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1240]=&quot;&quot;;[.A1241];[.A1241]+[.B1240])" office:value-type="float" office:value="40950" calcext:value-type="float">
            <text:p>40950</text:p>
          </table:table-cell>
          <table:table-cell table:formula="of:=IF([.A1241]=&quot;&quot;;[.B12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IF([.A1241]=&quot;&quot;;[.A1242];[.A1242]+[.B1241])" office:value-type="float" office:value="43481" calcext:value-type="float">
            <text:p>43481</text:p>
          </table:table-cell>
          <table:table-cell table:formula="of:=IF([.A1242]=&quot;&quot;;[.B12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IF([.A1242]=&quot;&quot;;[.A1243];[.A1243]+[.B1242])" office:value-type="float" office:value="47318" calcext:value-type="float">
            <text:p>47318</text:p>
          </table:table-cell>
          <table:table-cell table:formula="of:=IF([.A1243]=&quot;&quot;;[.B12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formula="of:=IF([.A1243]=&quot;&quot;;[.A1244];[.A1244]+[.B1243])" office:value-type="float" office:value="52069" calcext:value-type="float">
            <text:p>52069</text:p>
          </table:table-cell>
          <table:table-cell table:formula="of:=IF([.A1244]=&quot;&quot;;[.B12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1244]=&quot;&quot;;[.A1245];[.A1245]+[.B1244])" office:value-type="float" office:value="53842" calcext:value-type="float">
            <text:p>53842</text:p>
          </table:table-cell>
          <table:table-cell table:formula="of:=IF([.A1245]=&quot;&quot;;[.B124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45]=&quot;&quot;;[.A1246];[.A1246]+[.B1245])" office:value-type="float" office:value="53842" calcext:value-type="float">
            <text:p>53842</text:p>
          </table:table-cell>
          <table:table-cell table:formula="of:=IF([.A1246]=&quot;&quot;;[.B1246];&quot;&quot;)" office:value-type="float" office:value="53842" calcext:value-type="float">
            <text:p>53842</text:p>
          </table:table-cell>
          <table:table-cell table:number-columns-repeated="2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IF([.A1246]=&quot;&quot;;[.A1247];[.A1247]+[.B1246])" office:value-type="float" office:value="2917" calcext:value-type="float">
            <text:p>2917</text:p>
          </table:table-cell>
          <table:table-cell table:formula="of:=IF([.A1247]=&quot;&quot;;[.B12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933" calcext:value-type="float">
            <text:p>16933</text:p>
          </table:table-cell>
          <table:table-cell table:formula="of:=IF([.A1247]=&quot;&quot;;[.A1248];[.A1248]+[.B1247])" office:value-type="float" office:value="19850" calcext:value-type="float">
            <text:p>19850</text:p>
          </table:table-cell>
          <table:table-cell table:formula="of:=IF([.A1248]=&quot;&quot;;[.B12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IF([.A1248]=&quot;&quot;;[.A1249];[.A1249]+[.B1248])" office:value-type="float" office:value="23651" calcext:value-type="float">
            <text:p>23651</text:p>
          </table:table-cell>
          <table:table-cell table:formula="of:=IF([.A1249]=&quot;&quot;;[.B12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IF([.A1249]=&quot;&quot;;[.A1250];[.A1250]+[.B1249])" office:value-type="float" office:value="25260" calcext:value-type="float">
            <text:p>25260</text:p>
          </table:table-cell>
          <table:table-cell table:formula="of:=IF([.A1250]=&quot;&quot;;[.B125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50]=&quot;&quot;;[.A1251];[.A1251]+[.B1250])" office:value-type="float" office:value="25260" calcext:value-type="float">
            <text:p>25260</text:p>
          </table:table-cell>
          <table:table-cell table:formula="of:=IF([.A1251]=&quot;&quot;;[.B1251];&quot;&quot;)" office:value-type="float" office:value="25260" calcext:value-type="float">
            <text:p>25260</text:p>
          </table:table-cell>
          <table:table-cell table:number-columns-repeated="2"/>
        </table:table-row>
        <table:table-row table:style-name="ro1">
          <table:table-cell office:value-type="float" office:value="24309" calcext:value-type="float">
            <text:p>24309</text:p>
          </table:table-cell>
          <table:table-cell table:formula="of:=IF([.A1251]=&quot;&quot;;[.A1252];[.A1252]+[.B1251])" office:value-type="float" office:value="24309" calcext:value-type="float">
            <text:p>24309</text:p>
          </table:table-cell>
          <table:table-cell table:formula="of:=IF([.A1252]=&quot;&quot;;[.B12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327" calcext:value-type="float">
            <text:p>17327</text:p>
          </table:table-cell>
          <table:table-cell table:formula="of:=IF([.A1252]=&quot;&quot;;[.A1253];[.A1253]+[.B1252])" office:value-type="float" office:value="41636" calcext:value-type="float">
            <text:p>41636</text:p>
          </table:table-cell>
          <table:table-cell table:formula="of:=IF([.A1253]=&quot;&quot;;[.B12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IF([.A1253]=&quot;&quot;;[.A1254];[.A1254]+[.B1253])" office:value-type="float" office:value="44821" calcext:value-type="float">
            <text:p>44821</text:p>
          </table:table-cell>
          <table:table-cell table:formula="of:=IF([.A1254]=&quot;&quot;;[.B125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54]=&quot;&quot;;[.A1255];[.A1255]+[.B1254])" office:value-type="float" office:value="44821" calcext:value-type="float">
            <text:p>44821</text:p>
          </table:table-cell>
          <table:table-cell table:formula="of:=IF([.A1255]=&quot;&quot;;[.B1255];&quot;&quot;)" office:value-type="float" office:value="44821" calcext:value-type="float">
            <text:p>44821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IF([.A1255]=&quot;&quot;;[.A1256];[.A1256]+[.B1255])" office:value-type="float" office:value="3608" calcext:value-type="float">
            <text:p>3608</text:p>
          </table:table-cell>
          <table:table-cell table:formula="of:=IF([.A1256]=&quot;&quot;;[.B12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formula="of:=IF([.A1256]=&quot;&quot;;[.A1257];[.A1257]+[.B1256])" office:value-type="float" office:value="9542" calcext:value-type="float">
            <text:p>9542</text:p>
          </table:table-cell>
          <table:table-cell table:formula="of:=IF([.A1257]=&quot;&quot;;[.B12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formula="of:=IF([.A1257]=&quot;&quot;;[.A1258];[.A1258]+[.B1257])" office:value-type="float" office:value="19871" calcext:value-type="float">
            <text:p>19871</text:p>
          </table:table-cell>
          <table:table-cell table:formula="of:=IF([.A1258]=&quot;&quot;;[.B12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659" calcext:value-type="float">
            <text:p>13659</text:p>
          </table:table-cell>
          <table:table-cell table:formula="of:=IF([.A1258]=&quot;&quot;;[.A1259];[.A1259]+[.B1258])" office:value-type="float" office:value="33530" calcext:value-type="float">
            <text:p>33530</text:p>
          </table:table-cell>
          <table:table-cell table:formula="of:=IF([.A1259]=&quot;&quot;;[.B12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formula="of:=IF([.A1259]=&quot;&quot;;[.A1260];[.A1260]+[.B1259])" office:value-type="float" office:value="42428" calcext:value-type="float">
            <text:p>42428</text:p>
          </table:table-cell>
          <table:table-cell table:formula="of:=IF([.A1260]=&quot;&quot;;[.B126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60]=&quot;&quot;;[.A1261];[.A1261]+[.B1260])" office:value-type="float" office:value="42428" calcext:value-type="float">
            <text:p>42428</text:p>
          </table:table-cell>
          <table:table-cell table:formula="of:=IF([.A1261]=&quot;&quot;;[.B1261];&quot;&quot;)" office:value-type="float" office:value="42428" calcext:value-type="float">
            <text:p>42428</text:p>
          </table:table-cell>
          <table:table-cell table:number-columns-repeated="2"/>
        </table:table-row>
        <table:table-row table:style-name="ro1">
          <table:table-cell office:value-type="float" office:value="13593" calcext:value-type="float">
            <text:p>13593</text:p>
          </table:table-cell>
          <table:table-cell table:formula="of:=IF([.A1261]=&quot;&quot;;[.A1262];[.A1262]+[.B1261])" office:value-type="float" office:value="13593" calcext:value-type="float">
            <text:p>13593</text:p>
          </table:table-cell>
          <table:table-cell table:formula="of:=IF([.A1262]=&quot;&quot;;[.B126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62]=&quot;&quot;;[.A1263];[.A1263]+[.B1262])" office:value-type="float" office:value="13593" calcext:value-type="float">
            <text:p>13593</text:p>
          </table:table-cell>
          <table:table-cell table:formula="of:=IF([.A1263]=&quot;&quot;;[.B1263];&quot;&quot;)" office:value-type="float" office:value="13593" calcext:value-type="float">
            <text:p>13593</text:p>
          </table:table-cell>
          <table:table-cell table:number-columns-repeated="2"/>
        </table:table-row>
        <table:table-row table:style-name="ro1">
          <table:table-cell office:value-type="float" office:value="34109" calcext:value-type="float">
            <text:p>34109</text:p>
          </table:table-cell>
          <table:table-cell table:formula="of:=IF([.A1263]=&quot;&quot;;[.A1264];[.A1264]+[.B1263])" office:value-type="float" office:value="34109" calcext:value-type="float">
            <text:p>34109</text:p>
          </table:table-cell>
          <table:table-cell table:formula="of:=IF([.A1264]=&quot;&quot;;[.B12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389" calcext:value-type="float">
            <text:p>14389</text:p>
          </table:table-cell>
          <table:table-cell table:formula="of:=IF([.A1264]=&quot;&quot;;[.A1265];[.A1265]+[.B1264])" office:value-type="float" office:value="48498" calcext:value-type="float">
            <text:p>48498</text:p>
          </table:table-cell>
          <table:table-cell table:formula="of:=IF([.A1265]=&quot;&quot;;[.B126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65]=&quot;&quot;;[.A1266];[.A1266]+[.B1265])" office:value-type="float" office:value="48498" calcext:value-type="float">
            <text:p>48498</text:p>
          </table:table-cell>
          <table:table-cell table:formula="of:=IF([.A1266]=&quot;&quot;;[.B1266];&quot;&quot;)" office:value-type="float" office:value="48498" calcext:value-type="float">
            <text:p>48498</text:p>
          </table:table-cell>
          <table:table-cell table:number-columns-repeated="2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IF([.A1266]=&quot;&quot;;[.A1267];[.A1267]+[.B1266])" office:value-type="float" office:value="5060" calcext:value-type="float">
            <text:p>5060</text:p>
          </table:table-cell>
          <table:table-cell table:formula="of:=IF([.A1267]=&quot;&quot;;[.B12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IF([.A1267]=&quot;&quot;;[.A1268];[.A1268]+[.B1267])" office:value-type="float" office:value="8036" calcext:value-type="float">
            <text:p>8036</text:p>
          </table:table-cell>
          <table:table-cell table:formula="of:=IF([.A1268]=&quot;&quot;;[.B12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IF([.A1268]=&quot;&quot;;[.A1269];[.A1269]+[.B1268])" office:value-type="float" office:value="9288" calcext:value-type="float">
            <text:p>9288</text:p>
          </table:table-cell>
          <table:table-cell table:formula="of:=IF([.A1269]=&quot;&quot;;[.B12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IF([.A1269]=&quot;&quot;;[.A1270];[.A1270]+[.B1269])" office:value-type="float" office:value="12784" calcext:value-type="float">
            <text:p>12784</text:p>
          </table:table-cell>
          <table:table-cell table:formula="of:=IF([.A1270]=&quot;&quot;;[.B12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IF([.A1270]=&quot;&quot;;[.A1271];[.A1271]+[.B1270])" office:value-type="float" office:value="14968" calcext:value-type="float">
            <text:p>14968</text:p>
          </table:table-cell>
          <table:table-cell table:formula="of:=IF([.A1271]=&quot;&quot;;[.B12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IF([.A1271]=&quot;&quot;;[.A1272];[.A1272]+[.B1271])" office:value-type="float" office:value="17086" calcext:value-type="float">
            <text:p>17086</text:p>
          </table:table-cell>
          <table:table-cell table:formula="of:=IF([.A1272]=&quot;&quot;;[.B12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IF([.A1272]=&quot;&quot;;[.A1273];[.A1273]+[.B1272])" office:value-type="float" office:value="19791" calcext:value-type="float">
            <text:p>19791</text:p>
          </table:table-cell>
          <table:table-cell table:formula="of:=IF([.A1273]=&quot;&quot;;[.B12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formula="of:=IF([.A1273]=&quot;&quot;;[.A1274];[.A1274]+[.B1273])" office:value-type="float" office:value="24366" calcext:value-type="float">
            <text:p>24366</text:p>
          </table:table-cell>
          <table:table-cell table:formula="of:=IF([.A1274]=&quot;&quot;;[.B12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1274]=&quot;&quot;;[.A1275];[.A1275]+[.B1274])" office:value-type="float" office:value="26326" calcext:value-type="float">
            <text:p>26326</text:p>
          </table:table-cell>
          <table:table-cell table:formula="of:=IF([.A1275]=&quot;&quot;;[.B12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IF([.A1275]=&quot;&quot;;[.A1276];[.A1276]+[.B1275])" office:value-type="float" office:value="27725" calcext:value-type="float">
            <text:p>27725</text:p>
          </table:table-cell>
          <table:table-cell table:formula="of:=IF([.A1276]=&quot;&quot;;[.B12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formula="of:=IF([.A1276]=&quot;&quot;;[.A1277];[.A1277]+[.B1276])" office:value-type="float" office:value="31973" calcext:value-type="float">
            <text:p>31973</text:p>
          </table:table-cell>
          <table:table-cell table:formula="of:=IF([.A1277]=&quot;&quot;;[.B12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IF([.A1277]=&quot;&quot;;[.A1278];[.A1278]+[.B1277])" office:value-type="float" office:value="33069" calcext:value-type="float">
            <text:p>33069</text:p>
          </table:table-cell>
          <table:table-cell table:formula="of:=IF([.A1278]=&quot;&quot;;[.B12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formula="of:=IF([.A1278]=&quot;&quot;;[.A1279];[.A1279]+[.B1278])" office:value-type="float" office:value="39056" calcext:value-type="float">
            <text:p>39056</text:p>
          </table:table-cell>
          <table:table-cell table:formula="of:=IF([.A1279]=&quot;&quot;;[.B127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79]=&quot;&quot;;[.A1280];[.A1280]+[.B1279])" office:value-type="float" office:value="39056" calcext:value-type="float">
            <text:p>39056</text:p>
          </table:table-cell>
          <table:table-cell table:formula="of:=IF([.A1280]=&quot;&quot;;[.B1280];&quot;&quot;)" office:value-type="float" office:value="39056" calcext:value-type="float">
            <text:p>39056</text:p>
          </table:table-cell>
          <table:table-cell table:number-columns-repeated="2"/>
        </table:table-row>
        <table:table-row table:style-name="ro1">
          <table:table-cell office:value-type="float" office:value="22148" calcext:value-type="float">
            <text:p>22148</text:p>
          </table:table-cell>
          <table:table-cell table:formula="of:=IF([.A1280]=&quot;&quot;;[.A1281];[.A1281]+[.B1280])" office:value-type="float" office:value="22148" calcext:value-type="float">
            <text:p>22148</text:p>
          </table:table-cell>
          <table:table-cell table:formula="of:=IF([.A1281]=&quot;&quot;;[.B128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81]=&quot;&quot;;[.A1282];[.A1282]+[.B1281])" office:value-type="float" office:value="22148" calcext:value-type="float">
            <text:p>22148</text:p>
          </table:table-cell>
          <table:table-cell table:formula="of:=IF([.A1282]=&quot;&quot;;[.B1282];&quot;&quot;)" office:value-type="float" office:value="22148" calcext:value-type="float">
            <text:p>22148</text:p>
          </table:table-cell>
          <table:table-cell table:number-columns-repeated="2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formula="of:=IF([.A1282]=&quot;&quot;;[.A1283];[.A1283]+[.B1282])" office:value-type="float" office:value="6872" calcext:value-type="float">
            <text:p>6872</text:p>
          </table:table-cell>
          <table:table-cell table:formula="of:=IF([.A1283]=&quot;&quot;;[.B12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IF([.A1283]=&quot;&quot;;[.A1284];[.A1284]+[.B1283])" office:value-type="float" office:value="10793" calcext:value-type="float">
            <text:p>10793</text:p>
          </table:table-cell>
          <table:table-cell table:formula="of:=IF([.A1284]=&quot;&quot;;[.B12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formula="of:=IF([.A1284]=&quot;&quot;;[.A1285];[.A1285]+[.B1284])" office:value-type="float" office:value="17104" calcext:value-type="float">
            <text:p>17104</text:p>
          </table:table-cell>
          <table:table-cell table:formula="of:=IF([.A1285]=&quot;&quot;;[.B12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formula="of:=IF([.A1285]=&quot;&quot;;[.A1286];[.A1286]+[.B1285])" office:value-type="float" office:value="24045" calcext:value-type="float">
            <text:p>24045</text:p>
          </table:table-cell>
          <table:table-cell table:formula="of:=IF([.A1286]=&quot;&quot;;[.B12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formula="of:=IF([.A1286]=&quot;&quot;;[.A1287];[.A1287]+[.B1286])" office:value-type="float" office:value="29735" calcext:value-type="float">
            <text:p>29735</text:p>
          </table:table-cell>
          <table:table-cell table:formula="of:=IF([.A1287]=&quot;&quot;;[.B12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formula="of:=IF([.A1287]=&quot;&quot;;[.A1288];[.A1288]+[.B1287])" office:value-type="float" office:value="35624" calcext:value-type="float">
            <text:p>35624</text:p>
          </table:table-cell>
          <table:table-cell table:formula="of:=IF([.A1288]=&quot;&quot;;[.B12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formula="of:=IF([.A1288]=&quot;&quot;;[.A1289];[.A1289]+[.B1288])" office:value-type="float" office:value="41115" calcext:value-type="float">
            <text:p>41115</text:p>
          </table:table-cell>
          <table:table-cell table:formula="of:=IF([.A1289]=&quot;&quot;;[.B12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IF([.A1289]=&quot;&quot;;[.A1290];[.A1290]+[.B1289])" office:value-type="float" office:value="43654" calcext:value-type="float">
            <text:p>43654</text:p>
          </table:table-cell>
          <table:table-cell table:formula="of:=IF([.A1290]=&quot;&quot;;[.B12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formula="of:=IF([.A1290]=&quot;&quot;;[.A1291];[.A1291]+[.B1290])" office:value-type="float" office:value="49961" calcext:value-type="float">
            <text:p>49961</text:p>
          </table:table-cell>
          <table:table-cell table:formula="of:=IF([.A1291]=&quot;&quot;;[.B12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formula="of:=IF([.A1291]=&quot;&quot;;[.A1292];[.A1292]+[.B1291])" office:value-type="float" office:value="56842" calcext:value-type="float">
            <text:p>56842</text:p>
          </table:table-cell>
          <table:table-cell table:formula="of:=IF([.A1292]=&quot;&quot;;[.B12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formula="of:=IF([.A1292]=&quot;&quot;;[.A1293];[.A1293]+[.B1292])" office:value-type="float" office:value="63183" calcext:value-type="float">
            <text:p>63183</text:p>
          </table:table-cell>
          <table:table-cell table:formula="of:=IF([.A1293]=&quot;&quot;;[.B12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formula="of:=IF([.A1293]=&quot;&quot;;[.A1294];[.A1294]+[.B1293])" office:value-type="float" office:value="67905" calcext:value-type="float">
            <text:p>67905</text:p>
          </table:table-cell>
          <table:table-cell table:formula="of:=IF([.A1294]=&quot;&quot;;[.B12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formula="of:=IF([.A1294]=&quot;&quot;;[.A1295];[.A1295]+[.B1294])" office:value-type="float" office:value="74394" calcext:value-type="float">
            <text:p>74394</text:p>
          </table:table-cell>
          <table:table-cell table:formula="of:=IF([.A1295]=&quot;&quot;;[.B129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295]=&quot;&quot;;[.A1296];[.A1296]+[.B1295])" office:value-type="float" office:value="74394" calcext:value-type="float">
            <text:p>74394</text:p>
          </table:table-cell>
          <table:table-cell table:formula="of:=IF([.A1296]=&quot;&quot;;[.B1296];&quot;&quot;)" office:value-type="float" office:value="74394" calcext:value-type="float">
            <text:p>74394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IF([.A1296]=&quot;&quot;;[.A1297];[.A1297]+[.B1296])" office:value-type="float" office:value="1294" calcext:value-type="float">
            <text:p>1294</text:p>
          </table:table-cell>
          <table:table-cell table:formula="of:=IF([.A1297]=&quot;&quot;;[.B12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formula="of:=IF([.A1297]=&quot;&quot;;[.A1298];[.A1298]+[.B1297])" office:value-type="float" office:value="5562" calcext:value-type="float">
            <text:p>5562</text:p>
          </table:table-cell>
          <table:table-cell table:formula="of:=IF([.A1298]=&quot;&quot;;[.B12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formula="of:=IF([.A1298]=&quot;&quot;;[.A1299];[.A1299]+[.B1298])" office:value-type="float" office:value="10792" calcext:value-type="float">
            <text:p>10792</text:p>
          </table:table-cell>
          <table:table-cell table:formula="of:=IF([.A1299]=&quot;&quot;;[.B12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formula="of:=IF([.A1299]=&quot;&quot;;[.A1300];[.A1300]+[.B1299])" office:value-type="float" office:value="15326" calcext:value-type="float">
            <text:p>15326</text:p>
          </table:table-cell>
          <table:table-cell table:formula="of:=IF([.A1300]=&quot;&quot;;[.B13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IF([.A1300]=&quot;&quot;;[.A1301];[.A1301]+[.B1300])" office:value-type="float" office:value="19597" calcext:value-type="float">
            <text:p>19597</text:p>
          </table:table-cell>
          <table:table-cell table:formula="of:=IF([.A1301]=&quot;&quot;;[.B13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formula="of:=IF([.A1301]=&quot;&quot;;[.A1302];[.A1302]+[.B1301])" office:value-type="float" office:value="22896" calcext:value-type="float">
            <text:p>22896</text:p>
          </table:table-cell>
          <table:table-cell table:formula="of:=IF([.A1302]=&quot;&quot;;[.B13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formula="of:=IF([.A1302]=&quot;&quot;;[.A1303];[.A1303]+[.B1302])" office:value-type="float" office:value="28465" calcext:value-type="float">
            <text:p>28465</text:p>
          </table:table-cell>
          <table:table-cell table:formula="of:=IF([.A1303]=&quot;&quot;;[.B13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IF([.A1303]=&quot;&quot;;[.A1304];[.A1304]+[.B1303])" office:value-type="float" office:value="30889" calcext:value-type="float">
            <text:p>30889</text:p>
          </table:table-cell>
          <table:table-cell table:formula="of:=IF([.A1304]=&quot;&quot;;[.B13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IF([.A1304]=&quot;&quot;;[.A1305];[.A1305]+[.B1304])" office:value-type="float" office:value="32058" calcext:value-type="float">
            <text:p>32058</text:p>
          </table:table-cell>
          <table:table-cell table:formula="of:=IF([.A1305]=&quot;&quot;;[.B13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IF([.A1305]=&quot;&quot;;[.A1306];[.A1306]+[.B1305])" office:value-type="float" office:value="35451" calcext:value-type="float">
            <text:p>35451</text:p>
          </table:table-cell>
          <table:table-cell table:formula="of:=IF([.A1306]=&quot;&quot;;[.B13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IF([.A1306]=&quot;&quot;;[.A1307];[.A1307]+[.B1306])" office:value-type="float" office:value="37642" calcext:value-type="float">
            <text:p>37642</text:p>
          </table:table-cell>
          <table:table-cell table:formula="of:=IF([.A1307]=&quot;&quot;;[.B13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formula="of:=IF([.A1307]=&quot;&quot;;[.A1308];[.A1308]+[.B1307])" office:value-type="float" office:value="42256" calcext:value-type="float">
            <text:p>42256</text:p>
          </table:table-cell>
          <table:table-cell table:formula="of:=IF([.A1308]=&quot;&quot;;[.B13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IF([.A1308]=&quot;&quot;;[.A1309];[.A1309]+[.B1308])" office:value-type="float" office:value="45663" calcext:value-type="float">
            <text:p>45663</text:p>
          </table:table-cell>
          <table:table-cell table:formula="of:=IF([.A1309]=&quot;&quot;;[.B13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formula="of:=IF([.A1309]=&quot;&quot;;[.A1310];[.A1310]+[.B1309])" office:value-type="float" office:value="51724" calcext:value-type="float">
            <text:p>51724</text:p>
          </table:table-cell>
          <table:table-cell table:formula="of:=IF([.A1310]=&quot;&quot;;[.B131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310]=&quot;&quot;;[.A1311];[.A1311]+[.B1310])" office:value-type="float" office:value="51724" calcext:value-type="float">
            <text:p>51724</text:p>
          </table:table-cell>
          <table:table-cell table:formula="of:=IF([.A1311]=&quot;&quot;;[.B1311];&quot;&quot;)" office:value-type="float" office:value="51724" calcext:value-type="float">
            <text:p>51724</text:p>
          </table:table-cell>
          <table:table-cell table:number-columns-repeated="2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formula="of:=IF([.A1311]=&quot;&quot;;[.A1312];[.A1312]+[.B1311])" office:value-type="float" office:value="5949" calcext:value-type="float">
            <text:p>5949</text:p>
          </table:table-cell>
          <table:table-cell table:formula="of:=IF([.A1312]=&quot;&quot;;[.B13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formula="of:=IF([.A1312]=&quot;&quot;;[.A1313];[.A1313]+[.B1312])" office:value-type="float" office:value="9264" calcext:value-type="float">
            <text:p>9264</text:p>
          </table:table-cell>
          <table:table-cell table:formula="of:=IF([.A1313]=&quot;&quot;;[.B13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formula="of:=IF([.A1313]=&quot;&quot;;[.A1314];[.A1314]+[.B1313])" office:value-type="float" office:value="12729" calcext:value-type="float">
            <text:p>12729</text:p>
          </table:table-cell>
          <table:table-cell table:formula="of:=IF([.A1314]=&quot;&quot;;[.B13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IF([.A1314]=&quot;&quot;;[.A1315];[.A1315]+[.B1314])" office:value-type="float" office:value="14495" calcext:value-type="float">
            <text:p>14495</text:p>
          </table:table-cell>
          <table:table-cell table:formula="of:=IF([.A1315]=&quot;&quot;;[.B13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formula="of:=IF([.A1315]=&quot;&quot;;[.A1316];[.A1316]+[.B1315])" office:value-type="float" office:value="21253" calcext:value-type="float">
            <text:p>21253</text:p>
          </table:table-cell>
          <table:table-cell table:formula="of:=IF([.A1316]=&quot;&quot;;[.B13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formula="of:=IF([.A1316]=&quot;&quot;;[.A1317];[.A1317]+[.B1316])" office:value-type="float" office:value="24677" calcext:value-type="float">
            <text:p>24677</text:p>
          </table:table-cell>
          <table:table-cell table:formula="of:=IF([.A1317]=&quot;&quot;;[.B13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formula="of:=IF([.A1317]=&quot;&quot;;[.A1318];[.A1318]+[.B1317])" office:value-type="float" office:value="31396" calcext:value-type="float">
            <text:p>31396</text:p>
          </table:table-cell>
          <table:table-cell table:formula="of:=IF([.A1318]=&quot;&quot;;[.B13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IF([.A1318]=&quot;&quot;;[.A1319];[.A1319]+[.B1318])" office:value-type="float" office:value="34542" calcext:value-type="float">
            <text:p>34542</text:p>
          </table:table-cell>
          <table:table-cell table:formula="of:=IF([.A1319]=&quot;&quot;;[.B13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IF([.A1319]=&quot;&quot;;[.A1320];[.A1320]+[.B1319])" office:value-type="float" office:value="40082" calcext:value-type="float">
            <text:p>40082</text:p>
          </table:table-cell>
          <table:table-cell table:formula="of:=IF([.A1320]=&quot;&quot;;[.B13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formula="of:=IF([.A1320]=&quot;&quot;;[.A1321];[.A1321]+[.B1320])" office:value-type="float" office:value="45843" calcext:value-type="float">
            <text:p>45843</text:p>
          </table:table-cell>
          <table:table-cell table:formula="of:=IF([.A1321]=&quot;&quot;;[.B13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IF([.A1321]=&quot;&quot;;[.A1322];[.A1322]+[.B1321])" office:value-type="float" office:value="48925" calcext:value-type="float">
            <text:p>48925</text:p>
          </table:table-cell>
          <table:table-cell table:formula="of:=IF([.A1322]=&quot;&quot;;[.B13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formula="of:=IF([.A1322]=&quot;&quot;;[.A1323];[.A1323]+[.B1322])" office:value-type="float" office:value="54609" calcext:value-type="float">
            <text:p>54609</text:p>
          </table:table-cell>
          <table:table-cell table:formula="of:=IF([.A1323]=&quot;&quot;;[.B132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323]=&quot;&quot;;[.A1324];[.A1324]+[.B1323])" office:value-type="float" office:value="54609" calcext:value-type="float">
            <text:p>54609</text:p>
          </table:table-cell>
          <table:table-cell table:formula="of:=IF([.A1324]=&quot;&quot;;[.B1324];&quot;&quot;)" office:value-type="float" office:value="54609" calcext:value-type="float">
            <text:p>54609</text:p>
          </table:table-cell>
          <table:table-cell table:number-columns-repeated="2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IF([.A1324]=&quot;&quot;;[.A1325];[.A1325]+[.B1324])" office:value-type="float" office:value="2622" calcext:value-type="float">
            <text:p>2622</text:p>
          </table:table-cell>
          <table:table-cell table:formula="of:=IF([.A1325]=&quot;&quot;;[.B13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IF([.A1325]=&quot;&quot;;[.A1326];[.A1326]+[.B1325])" office:value-type="float" office:value="8273" calcext:value-type="float">
            <text:p>8273</text:p>
          </table:table-cell>
          <table:table-cell table:formula="of:=IF([.A1326]=&quot;&quot;;[.B13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IF([.A1326]=&quot;&quot;;[.A1327];[.A1327]+[.B1326])" office:value-type="float" office:value="13669" calcext:value-type="float">
            <text:p>13669</text:p>
          </table:table-cell>
          <table:table-cell table:formula="of:=IF([.A1327]=&quot;&quot;;[.B13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formula="of:=IF([.A1327]=&quot;&quot;;[.A1328];[.A1328]+[.B1327])" office:value-type="float" office:value="19730" calcext:value-type="float">
            <text:p>19730</text:p>
          </table:table-cell>
          <table:table-cell table:formula="of:=IF([.A1328]=&quot;&quot;;[.B13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IF([.A1328]=&quot;&quot;;[.A1329];[.A1329]+[.B1328])" office:value-type="float" office:value="21501" calcext:value-type="float">
            <text:p>21501</text:p>
          </table:table-cell>
          <table:table-cell table:formula="of:=IF([.A1329]=&quot;&quot;;[.B13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IF([.A1329]=&quot;&quot;;[.A1330];[.A1330]+[.B1329])" office:value-type="float" office:value="23425" calcext:value-type="float">
            <text:p>23425</text:p>
          </table:table-cell>
          <table:table-cell table:formula="of:=IF([.A1330]=&quot;&quot;;[.B13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formula="of:=IF([.A1330]=&quot;&quot;;[.A1331];[.A1331]+[.B1330])" office:value-type="float" office:value="29111" calcext:value-type="float">
            <text:p>29111</text:p>
          </table:table-cell>
          <table:table-cell table:formula="of:=IF([.A1331]=&quot;&quot;;[.B13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formula="of:=IF([.A1331]=&quot;&quot;;[.A1332];[.A1332]+[.B1331])" office:value-type="float" office:value="34771" calcext:value-type="float">
            <text:p>34771</text:p>
          </table:table-cell>
          <table:table-cell table:formula="of:=IF([.A1332]=&quot;&quot;;[.B13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IF([.A1332]=&quot;&quot;;[.A1333];[.A1333]+[.B1332])" office:value-type="float" office:value="36638" calcext:value-type="float">
            <text:p>36638</text:p>
          </table:table-cell>
          <table:table-cell table:formula="of:=IF([.A1333]=&quot;&quot;;[.B13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formula="of:=IF([.A1333]=&quot;&quot;;[.A1334];[.A1334]+[.B1333])" office:value-type="float" office:value="41954" calcext:value-type="float">
            <text:p>41954</text:p>
          </table:table-cell>
          <table:table-cell table:formula="of:=IF([.A1334]=&quot;&quot;;[.B13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formula="of:=IF([.A1334]=&quot;&quot;;[.A1335];[.A1335]+[.B1334])" office:value-type="float" office:value="47411" calcext:value-type="float">
            <text:p>47411</text:p>
          </table:table-cell>
          <table:table-cell table:formula="of:=IF([.A1335]=&quot;&quot;;[.B13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formula="of:=IF([.A1335]=&quot;&quot;;[.A1336];[.A1336]+[.B1335])" office:value-type="float" office:value="53484" calcext:value-type="float">
            <text:p>53484</text:p>
          </table:table-cell>
          <table:table-cell table:formula="of:=IF([.A1336]=&quot;&quot;;[.B13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1336]=&quot;&quot;;[.A1337];[.A1337]+[.B1336])" office:value-type="float" office:value="56223" calcext:value-type="float">
            <text:p>56223</text:p>
          </table:table-cell>
          <table:table-cell table:formula="of:=IF([.A1337]=&quot;&quot;;[.B13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formula="of:=IF([.A1337]=&quot;&quot;;[.A1338];[.A1338]+[.B1337])" office:value-type="float" office:value="62195" calcext:value-type="float">
            <text:p>62195</text:p>
          </table:table-cell>
          <table:table-cell table:formula="of:=IF([.A1338]=&quot;&quot;;[.B13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formula="of:=IF([.A1338]=&quot;&quot;;[.A1339];[.A1339]+[.B1338])" office:value-type="float" office:value="67231" calcext:value-type="float">
            <text:p>67231</text:p>
          </table:table-cell>
          <table:table-cell table:formula="of:=IF([.A1339]=&quot;&quot;;[.B133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339]=&quot;&quot;;[.A1340];[.A1340]+[.B1339])" office:value-type="float" office:value="67231" calcext:value-type="float">
            <text:p>67231</text:p>
          </table:table-cell>
          <table:table-cell table:formula="of:=IF([.A1340]=&quot;&quot;;[.B1340];&quot;&quot;)" office:value-type="float" office:value="67231" calcext:value-type="float">
            <text:p>67231</text:p>
          </table:table-cell>
          <table:table-cell table:number-columns-repeated="2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formula="of:=IF([.A1340]=&quot;&quot;;[.A1341];[.A1341]+[.B1340])" office:value-type="float" office:value="6479" calcext:value-type="float">
            <text:p>6479</text:p>
          </table:table-cell>
          <table:table-cell table:formula="of:=IF([.A1341]=&quot;&quot;;[.B13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formula="of:=IF([.A1341]=&quot;&quot;;[.A1342];[.A1342]+[.B1341])" office:value-type="float" office:value="10819" calcext:value-type="float">
            <text:p>10819</text:p>
          </table:table-cell>
          <table:table-cell table:formula="of:=IF([.A1342]=&quot;&quot;;[.B13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formula="of:=IF([.A1342]=&quot;&quot;;[.A1343];[.A1343]+[.B1342])" office:value-type="float" office:value="15754" calcext:value-type="float">
            <text:p>15754</text:p>
          </table:table-cell>
          <table:table-cell table:formula="of:=IF([.A1343]=&quot;&quot;;[.B13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IF([.A1343]=&quot;&quot;;[.A1344];[.A1344]+[.B1343])" office:value-type="float" office:value="17015" calcext:value-type="float">
            <text:p>17015</text:p>
          </table:table-cell>
          <table:table-cell table:formula="of:=IF([.A1344]=&quot;&quot;;[.B13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A1344]=&quot;&quot;;[.A1345];[.A1345]+[.B1344])" office:value-type="float" office:value="20891" calcext:value-type="float">
            <text:p>20891</text:p>
          </table:table-cell>
          <table:table-cell table:formula="of:=IF([.A1345]=&quot;&quot;;[.B13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1345]=&quot;&quot;;[.A1346];[.A1346]+[.B1345])" office:value-type="float" office:value="22273" calcext:value-type="float">
            <text:p>22273</text:p>
          </table:table-cell>
          <table:table-cell table:formula="of:=IF([.A1346]=&quot;&quot;;[.B13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IF([.A1346]=&quot;&quot;;[.A1347];[.A1347]+[.B1346])" office:value-type="float" office:value="25949" calcext:value-type="float">
            <text:p>25949</text:p>
          </table:table-cell>
          <table:table-cell table:formula="of:=IF([.A1347]=&quot;&quot;;[.B13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formula="of:=IF([.A1347]=&quot;&quot;;[.A1348];[.A1348]+[.B1347])" office:value-type="float" office:value="33705" calcext:value-type="float">
            <text:p>33705</text:p>
          </table:table-cell>
          <table:table-cell table:formula="of:=IF([.A1348]=&quot;&quot;;[.B13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formula="of:=IF([.A1348]=&quot;&quot;;[.A1349];[.A1349]+[.B1348])" office:value-type="float" office:value="40559" calcext:value-type="float">
            <text:p>40559</text:p>
          </table:table-cell>
          <table:table-cell table:formula="of:=IF([.A1349]=&quot;&quot;;[.B13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IF([.A1349]=&quot;&quot;;[.A1350];[.A1350]+[.B1349])" office:value-type="float" office:value="42272" calcext:value-type="float">
            <text:p>42272</text:p>
          </table:table-cell>
          <table:table-cell table:formula="of:=IF([.A1350]=&quot;&quot;;[.B13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IF([.A1350]=&quot;&quot;;[.A1351];[.A1351]+[.B1350])" office:value-type="float" office:value="44503" calcext:value-type="float">
            <text:p>44503</text:p>
          </table:table-cell>
          <table:table-cell table:formula="of:=IF([.A1351]=&quot;&quot;;[.B135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351]=&quot;&quot;;[.A1352];[.A1352]+[.B1351])" office:value-type="float" office:value="44503" calcext:value-type="float">
            <text:p>44503</text:p>
          </table:table-cell>
          <table:table-cell table:formula="of:=IF([.A1352]=&quot;&quot;;[.B1352];&quot;&quot;)" office:value-type="float" office:value="44503" calcext:value-type="float">
            <text:p>44503</text:p>
          </table:table-cell>
          <table:table-cell table:number-columns-repeated="2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formula="of:=IF([.A1352]=&quot;&quot;;[.A1353];[.A1353]+[.B1352])" office:value-type="float" office:value="4951" calcext:value-type="float">
            <text:p>4951</text:p>
          </table:table-cell>
          <table:table-cell table:formula="of:=IF([.A1353]=&quot;&quot;;[.B13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formula="of:=IF([.A1353]=&quot;&quot;;[.A1354];[.A1354]+[.B1353])" office:value-type="float" office:value="14850" calcext:value-type="float">
            <text:p>14850</text:p>
          </table:table-cell>
          <table:table-cell table:formula="of:=IF([.A1354]=&quot;&quot;;[.B13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formula="of:=IF([.A1354]=&quot;&quot;;[.A1355];[.A1355]+[.B1354])" office:value-type="float" office:value="20091" calcext:value-type="float">
            <text:p>20091</text:p>
          </table:table-cell>
          <table:table-cell table:formula="of:=IF([.A1355]=&quot;&quot;;[.B13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formula="of:=IF([.A1355]=&quot;&quot;;[.A1356];[.A1356]+[.B1355])" office:value-type="float" office:value="26858" calcext:value-type="float">
            <text:p>26858</text:p>
          </table:table-cell>
          <table:table-cell table:formula="of:=IF([.A1356]=&quot;&quot;;[.B13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IF([.A1356]=&quot;&quot;;[.A1357];[.A1357]+[.B1356])" office:value-type="float" office:value="28679" calcext:value-type="float">
            <text:p>28679</text:p>
          </table:table-cell>
          <table:table-cell table:formula="of:=IF([.A1357]=&quot;&quot;;[.B13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formula="of:=IF([.A1357]=&quot;&quot;;[.A1358];[.A1358]+[.B1357])" office:value-type="float" office:value="36178" calcext:value-type="float">
            <text:p>36178</text:p>
          </table:table-cell>
          <table:table-cell table:formula="of:=IF([.A1358]=&quot;&quot;;[.B13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formula="of:=IF([.A1358]=&quot;&quot;;[.A1359];[.A1359]+[.B1358])" office:value-type="float" office:value="46808" calcext:value-type="float">
            <text:p>46808</text:p>
          </table:table-cell>
          <table:table-cell table:formula="of:=IF([.A1359]=&quot;&quot;;[.B13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IF([.A1359]=&quot;&quot;;[.A1360];[.A1360]+[.B1359])" office:value-type="float" office:value="49603" calcext:value-type="float">
            <text:p>49603</text:p>
          </table:table-cell>
          <table:table-cell table:formula="of:=IF([.A1360]=&quot;&quot;;[.B136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360]=&quot;&quot;;[.A1361];[.A1361]+[.B1360])" office:value-type="float" office:value="49603" calcext:value-type="float">
            <text:p>49603</text:p>
          </table:table-cell>
          <table:table-cell table:formula="of:=IF([.A1361]=&quot;&quot;;[.B1361];&quot;&quot;)" office:value-type="float" office:value="49603" calcext:value-type="float">
            <text:p>49603</text:p>
          </table:table-cell>
          <table:table-cell table:number-columns-repeated="2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formula="of:=IF([.A1361]=&quot;&quot;;[.A1362];[.A1362]+[.B1361])" office:value-type="float" office:value="6056" calcext:value-type="float">
            <text:p>6056</text:p>
          </table:table-cell>
          <table:table-cell table:formula="of:=IF([.A1362]=&quot;&quot;;[.B13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formula="of:=IF([.A1362]=&quot;&quot;;[.A1363];[.A1363]+[.B1362])" office:value-type="float" office:value="10603" calcext:value-type="float">
            <text:p>10603</text:p>
          </table:table-cell>
          <table:table-cell table:formula="of:=IF([.A1363]=&quot;&quot;;[.B13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IF([.A1363]=&quot;&quot;;[.A1364];[.A1364]+[.B1363])" office:value-type="float" office:value="12240" calcext:value-type="float">
            <text:p>12240</text:p>
          </table:table-cell>
          <table:table-cell table:formula="of:=IF([.A1364]=&quot;&quot;;[.B13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formula="of:=IF([.A1364]=&quot;&quot;;[.A1365];[.A1365]+[.B1364])" office:value-type="float" office:value="21281" calcext:value-type="float">
            <text:p>21281</text:p>
          </table:table-cell>
          <table:table-cell table:formula="of:=IF([.A1365]=&quot;&quot;;[.B13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formula="of:=IF([.A1365]=&quot;&quot;;[.A1366];[.A1366]+[.B1365])" office:value-type="float" office:value="29824" calcext:value-type="float">
            <text:p>29824</text:p>
          </table:table-cell>
          <table:table-cell table:formula="of:=IF([.A1366]=&quot;&quot;;[.B13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formula="of:=IF([.A1366]=&quot;&quot;;[.A1367];[.A1367]+[.B1366])" office:value-type="float" office:value="32482" calcext:value-type="float">
            <text:p>32482</text:p>
          </table:table-cell>
          <table:table-cell table:formula="of:=IF([.A1367]=&quot;&quot;;[.B13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formula="of:=IF([.A1367]=&quot;&quot;;[.A1368];[.A1368]+[.B1367])" office:value-type="float" office:value="36914" calcext:value-type="float">
            <text:p>36914</text:p>
          </table:table-cell>
          <table:table-cell table:formula="of:=IF([.A1368]=&quot;&quot;;[.B13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formula="of:=IF([.A1368]=&quot;&quot;;[.A1369];[.A1369]+[.B1368])" office:value-type="float" office:value="45399" calcext:value-type="float">
            <text:p>45399</text:p>
          </table:table-cell>
          <table:table-cell table:formula="of:=IF([.A1369]=&quot;&quot;;[.B13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IF([.A1369]=&quot;&quot;;[.A1370];[.A1370]+[.B1369])" office:value-type="float" office:value="47743" calcext:value-type="float">
            <text:p>47743</text:p>
          </table:table-cell>
          <table:table-cell table:formula="of:=IF([.A1370]=&quot;&quot;;[.B137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370]=&quot;&quot;;[.A1371];[.A1371]+[.B1370])" office:value-type="float" office:value="47743" calcext:value-type="float">
            <text:p>47743</text:p>
          </table:table-cell>
          <table:table-cell table:formula="of:=IF([.A1371]=&quot;&quot;;[.B1371];&quot;&quot;)" office:value-type="float" office:value="47743" calcext:value-type="float">
            <text:p>47743</text:p>
          </table:table-cell>
          <table:table-cell table:number-columns-repeated="2"/>
        </table:table-row>
        <table:table-row table:style-name="ro1">
          <table:table-cell office:value-type="float" office:value="13655" calcext:value-type="float">
            <text:p>13655</text:p>
          </table:table-cell>
          <table:table-cell table:formula="of:=IF([.A1371]=&quot;&quot;;[.A1372];[.A1372]+[.B1371])" office:value-type="float" office:value="13655" calcext:value-type="float">
            <text:p>13655</text:p>
          </table:table-cell>
          <table:table-cell table:formula="of:=IF([.A1372]=&quot;&quot;;[.B13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formula="of:=IF([.A1372]=&quot;&quot;;[.A1373];[.A1373]+[.B1372])" office:value-type="float" office:value="23198" calcext:value-type="float">
            <text:p>23198</text:p>
          </table:table-cell>
          <table:table-cell table:formula="of:=IF([.A1373]=&quot;&quot;;[.B13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formula="of:=IF([.A1373]=&quot;&quot;;[.A1374];[.A1374]+[.B1373])" office:value-type="float" office:value="33505" calcext:value-type="float">
            <text:p>33505</text:p>
          </table:table-cell>
          <table:table-cell table:formula="of:=IF([.A1374]=&quot;&quot;;[.B13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701" calcext:value-type="float">
            <text:p>13701</text:p>
          </table:table-cell>
          <table:table-cell table:formula="of:=IF([.A1374]=&quot;&quot;;[.A1375];[.A1375]+[.B1374])" office:value-type="float" office:value="47206" calcext:value-type="float">
            <text:p>47206</text:p>
          </table:table-cell>
          <table:table-cell table:formula="of:=IF([.A1375]=&quot;&quot;;[.B13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formula="of:=IF([.A1375]=&quot;&quot;;[.A1376];[.A1376]+[.B1375])" office:value-type="float" office:value="54294" calcext:value-type="float">
            <text:p>54294</text:p>
          </table:table-cell>
          <table:table-cell table:formula="of:=IF([.A1376]=&quot;&quot;;[.B13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IF([.A1376]=&quot;&quot;;[.A1377];[.A1377]+[.B1376])" office:value-type="float" office:value="57331" calcext:value-type="float">
            <text:p>57331</text:p>
          </table:table-cell>
          <table:table-cell table:formula="of:=IF([.A1377]=&quot;&quot;;[.B137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377]=&quot;&quot;;[.A1378];[.A1378]+[.B1377])" office:value-type="float" office:value="57331" calcext:value-type="float">
            <text:p>57331</text:p>
          </table:table-cell>
          <table:table-cell table:formula="of:=IF([.A1378]=&quot;&quot;;[.B1378];&quot;&quot;)" office:value-type="float" office:value="57331" calcext:value-type="float">
            <text:p>57331</text:p>
          </table:table-cell>
          <table:table-cell table:number-columns-repeated="2"/>
        </table:table-row>
        <table:table-row table:style-name="ro1">
          <table:table-cell office:value-type="float" office:value="11024" calcext:value-type="float">
            <text:p>11024</text:p>
          </table:table-cell>
          <table:table-cell table:formula="of:=IF([.A1378]=&quot;&quot;;[.A1379];[.A1379]+[.B1378])" office:value-type="float" office:value="11024" calcext:value-type="float">
            <text:p>11024</text:p>
          </table:table-cell>
          <table:table-cell table:formula="of:=IF([.A1379]=&quot;&quot;;[.B13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887" calcext:value-type="float">
            <text:p>13887</text:p>
          </table:table-cell>
          <table:table-cell table:formula="of:=IF([.A1379]=&quot;&quot;;[.A1380];[.A1380]+[.B1379])" office:value-type="float" office:value="24911" calcext:value-type="float">
            <text:p>24911</text:p>
          </table:table-cell>
          <table:table-cell table:formula="of:=IF([.A1380]=&quot;&quot;;[.B13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483" calcext:value-type="float">
            <text:p>13483</text:p>
          </table:table-cell>
          <table:table-cell table:formula="of:=IF([.A1380]=&quot;&quot;;[.A1381];[.A1381]+[.B1380])" office:value-type="float" office:value="38394" calcext:value-type="float">
            <text:p>38394</text:p>
          </table:table-cell>
          <table:table-cell table:formula="of:=IF([.A1381]=&quot;&quot;;[.B13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formula="of:=IF([.A1381]=&quot;&quot;;[.A1382];[.A1382]+[.B1381])" office:value-type="float" office:value="47480" calcext:value-type="float">
            <text:p>47480</text:p>
          </table:table-cell>
          <table:table-cell table:formula="of:=IF([.A1382]=&quot;&quot;;[.B13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IF([.A1382]=&quot;&quot;;[.A1383];[.A1383]+[.B1382])" office:value-type="float" office:value="50720" calcext:value-type="float">
            <text:p>50720</text:p>
          </table:table-cell>
          <table:table-cell table:formula="of:=IF([.A1383]=&quot;&quot;;[.B138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383]=&quot;&quot;;[.A1384];[.A1384]+[.B1383])" office:value-type="float" office:value="50720" calcext:value-type="float">
            <text:p>50720</text:p>
          </table:table-cell>
          <table:table-cell table:formula="of:=IF([.A1384]=&quot;&quot;;[.B1384];&quot;&quot;)" office:value-type="float" office:value="50720" calcext:value-type="float">
            <text:p>50720</text:p>
          </table:table-cell>
          <table:table-cell table:number-columns-repeated="2"/>
        </table:table-row>
        <table:table-row table:style-name="ro1">
          <table:table-cell office:value-type="float" office:value="25938" calcext:value-type="float">
            <text:p>25938</text:p>
          </table:table-cell>
          <table:table-cell table:formula="of:=IF([.A1384]=&quot;&quot;;[.A1385];[.A1385]+[.B1384])" office:value-type="float" office:value="25938" calcext:value-type="float">
            <text:p>25938</text:p>
          </table:table-cell>
          <table:table-cell table:formula="of:=IF([.A1385]=&quot;&quot;;[.B13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formula="of:=IF([.A1385]=&quot;&quot;;[.A1386];[.A1386]+[.B1385])" office:value-type="float" office:value="31145" calcext:value-type="float">
            <text:p>31145</text:p>
          </table:table-cell>
          <table:table-cell table:formula="of:=IF([.A1386]=&quot;&quot;;[.B13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019" calcext:value-type="float">
            <text:p>12019</text:p>
          </table:table-cell>
          <table:table-cell table:formula="of:=IF([.A1386]=&quot;&quot;;[.A1387];[.A1387]+[.B1386])" office:value-type="float" office:value="43164" calcext:value-type="float">
            <text:p>43164</text:p>
          </table:table-cell>
          <table:table-cell table:formula="of:=IF([.A1387]=&quot;&quot;;[.B138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387]=&quot;&quot;;[.A1388];[.A1388]+[.B1387])" office:value-type="float" office:value="43164" calcext:value-type="float">
            <text:p>43164</text:p>
          </table:table-cell>
          <table:table-cell table:formula="of:=IF([.A1388]=&quot;&quot;;[.B1388];&quot;&quot;)" office:value-type="float" office:value="43164" calcext:value-type="float">
            <text:p>43164</text:p>
          </table:table-cell>
          <table:table-cell table:number-columns-repeated="2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formula="of:=IF([.A1388]=&quot;&quot;;[.A1389];[.A1389]+[.B1388])" office:value-type="float" office:value="7149" calcext:value-type="float">
            <text:p>7149</text:p>
          </table:table-cell>
          <table:table-cell table:formula="of:=IF([.A1389]=&quot;&quot;;[.B13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IF([.A1389]=&quot;&quot;;[.A1390];[.A1390]+[.B1389])" office:value-type="float" office:value="8436" calcext:value-type="float">
            <text:p>8436</text:p>
          </table:table-cell>
          <table:table-cell table:formula="of:=IF([.A1390]=&quot;&quot;;[.B13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formula="of:=IF([.A1390]=&quot;&quot;;[.A1391];[.A1391]+[.B1390])" office:value-type="float" office:value="15084" calcext:value-type="float">
            <text:p>15084</text:p>
          </table:table-cell>
          <table:table-cell table:formula="of:=IF([.A1391]=&quot;&quot;;[.B13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IF([.A1391]=&quot;&quot;;[.A1392];[.A1392]+[.B1391])" office:value-type="float" office:value="17148" calcext:value-type="float">
            <text:p>17148</text:p>
          </table:table-cell>
          <table:table-cell table:formula="of:=IF([.A1392]=&quot;&quot;;[.B13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IF([.A1392]=&quot;&quot;;[.A1393];[.A1393]+[.B1392])" office:value-type="float" office:value="18340" calcext:value-type="float">
            <text:p>18340</text:p>
          </table:table-cell>
          <table:table-cell table:formula="of:=IF([.A1393]=&quot;&quot;;[.B13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formula="of:=IF([.A1393]=&quot;&quot;;[.A1394];[.A1394]+[.B1393])" office:value-type="float" office:value="22669" calcext:value-type="float">
            <text:p>22669</text:p>
          </table:table-cell>
          <table:table-cell table:formula="of:=IF([.A1394]=&quot;&quot;;[.B13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IF([.A1394]=&quot;&quot;;[.A1395];[.A1395]+[.B1394])" office:value-type="float" office:value="26231" calcext:value-type="float">
            <text:p>26231</text:p>
          </table:table-cell>
          <table:table-cell table:formula="of:=IF([.A1395]=&quot;&quot;;[.B13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formula="of:=IF([.A1395]=&quot;&quot;;[.A1396];[.A1396]+[.B1395])" office:value-type="float" office:value="33137" calcext:value-type="float">
            <text:p>33137</text:p>
          </table:table-cell>
          <table:table-cell table:formula="of:=IF([.A1396]=&quot;&quot;;[.B13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formula="of:=IF([.A1396]=&quot;&quot;;[.A1397];[.A1397]+[.B1396])" office:value-type="float" office:value="38069" calcext:value-type="float">
            <text:p>38069</text:p>
          </table:table-cell>
          <table:table-cell table:formula="of:=IF([.A1397]=&quot;&quot;;[.B13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IF([.A1397]=&quot;&quot;;[.A1398];[.A1398]+[.B1397])" office:value-type="float" office:value="39344" calcext:value-type="float">
            <text:p>39344</text:p>
          </table:table-cell>
          <table:table-cell table:formula="of:=IF([.A1398]=&quot;&quot;;[.B13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IF([.A1398]=&quot;&quot;;[.A1399];[.A1399]+[.B1398])" office:value-type="float" office:value="42114" calcext:value-type="float">
            <text:p>42114</text:p>
          </table:table-cell>
          <table:table-cell table:formula="of:=IF([.A1399]=&quot;&quot;;[.B13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formula="of:=IF([.A1399]=&quot;&quot;;[.A1400];[.A1400]+[.B1399])" office:value-type="float" office:value="47620" calcext:value-type="float">
            <text:p>47620</text:p>
          </table:table-cell>
          <table:table-cell table:formula="of:=IF([.A1400]=&quot;&quot;;[.B140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00]=&quot;&quot;;[.A1401];[.A1401]+[.B1400])" office:value-type="float" office:value="47620" calcext:value-type="float">
            <text:p>47620</text:p>
          </table:table-cell>
          <table:table-cell table:formula="of:=IF([.A1401]=&quot;&quot;;[.B1401];&quot;&quot;)" office:value-type="float" office:value="47620" calcext:value-type="float">
            <text:p>47620</text:p>
          </table:table-cell>
          <table:table-cell table:number-columns-repeated="2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IF([.A1401]=&quot;&quot;;[.A1402];[.A1402]+[.B1401])" office:value-type="float" office:value="3937" calcext:value-type="float">
            <text:p>3937</text:p>
          </table:table-cell>
          <table:table-cell table:formula="of:=IF([.A1402]=&quot;&quot;;[.B14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IF([.A1402]=&quot;&quot;;[.A1403];[.A1403]+[.B1402])" office:value-type="float" office:value="6174" calcext:value-type="float">
            <text:p>6174</text:p>
          </table:table-cell>
          <table:table-cell table:formula="of:=IF([.A1403]=&quot;&quot;;[.B14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formula="of:=IF([.A1403]=&quot;&quot;;[.A1404];[.A1404]+[.B1403])" office:value-type="float" office:value="9863" calcext:value-type="float">
            <text:p>9863</text:p>
          </table:table-cell>
          <table:table-cell table:formula="of:=IF([.A1404]=&quot;&quot;;[.B14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IF([.A1404]=&quot;&quot;;[.A1405];[.A1405]+[.B1404])" office:value-type="float" office:value="11475" calcext:value-type="float">
            <text:p>11475</text:p>
          </table:table-cell>
          <table:table-cell table:formula="of:=IF([.A1405]=&quot;&quot;;[.B14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formula="of:=IF([.A1405]=&quot;&quot;;[.A1406];[.A1406]+[.B1405])" office:value-type="float" office:value="17092" calcext:value-type="float">
            <text:p>17092</text:p>
          </table:table-cell>
          <table:table-cell table:formula="of:=IF([.A1406]=&quot;&quot;;[.B14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formula="of:=IF([.A1406]=&quot;&quot;;[.A1407];[.A1407]+[.B1406])" office:value-type="float" office:value="22863" calcext:value-type="float">
            <text:p>22863</text:p>
          </table:table-cell>
          <table:table-cell table:formula="of:=IF([.A1407]=&quot;&quot;;[.B14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IF([.A1407]=&quot;&quot;;[.A1408];[.A1408]+[.B1407])" office:value-type="float" office:value="24445" calcext:value-type="float">
            <text:p>24445</text:p>
          </table:table-cell>
          <table:table-cell table:formula="of:=IF([.A1408]=&quot;&quot;;[.B14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IF([.A1408]=&quot;&quot;;[.A1409];[.A1409]+[.B1408])" office:value-type="float" office:value="29235" calcext:value-type="float">
            <text:p>29235</text:p>
          </table:table-cell>
          <table:table-cell table:formula="of:=IF([.A1409]=&quot;&quot;;[.B14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IF([.A1409]=&quot;&quot;;[.A1410];[.A1410]+[.B1409])" office:value-type="float" office:value="31542" calcext:value-type="float">
            <text:p>31542</text:p>
          </table:table-cell>
          <table:table-cell table:formula="of:=IF([.A1410]=&quot;&quot;;[.B14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formula="of:=IF([.A1410]=&quot;&quot;;[.A1411];[.A1411]+[.B1410])" office:value-type="float" office:value="36583" calcext:value-type="float">
            <text:p>36583</text:p>
          </table:table-cell>
          <table:table-cell table:formula="of:=IF([.A1411]=&quot;&quot;;[.B14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formula="of:=IF([.A1411]=&quot;&quot;;[.A1412];[.A1412]+[.B1411])" office:value-type="float" office:value="39207" calcext:value-type="float">
            <text:p>39207</text:p>
          </table:table-cell>
          <table:table-cell table:formula="of:=IF([.A1412]=&quot;&quot;;[.B14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IF([.A1412]=&quot;&quot;;[.A1413];[.A1413]+[.B1412])" office:value-type="float" office:value="42045" calcext:value-type="float">
            <text:p>42045</text:p>
          </table:table-cell>
          <table:table-cell table:formula="of:=IF([.A1413]=&quot;&quot;;[.B14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IF([.A1413]=&quot;&quot;;[.A1414];[.A1414]+[.B1413])" office:value-type="float" office:value="44840" calcext:value-type="float">
            <text:p>44840</text:p>
          </table:table-cell>
          <table:table-cell table:formula="of:=IF([.A1414]=&quot;&quot;;[.B14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IF([.A1414]=&quot;&quot;;[.A1415];[.A1415]+[.B1414])" office:value-type="float" office:value="47046" calcext:value-type="float">
            <text:p>47046</text:p>
          </table:table-cell>
          <table:table-cell table:formula="of:=IF([.A1415]=&quot;&quot;;[.B14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IF([.A1415]=&quot;&quot;;[.A1416];[.A1416]+[.B1415])" office:value-type="float" office:value="48681" calcext:value-type="float">
            <text:p>48681</text:p>
          </table:table-cell>
          <table:table-cell table:formula="of:=IF([.A1416]=&quot;&quot;;[.B141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16]=&quot;&quot;;[.A1417];[.A1417]+[.B1416])" office:value-type="float" office:value="48681" calcext:value-type="float">
            <text:p>48681</text:p>
          </table:table-cell>
          <table:table-cell table:formula="of:=IF([.A1417]=&quot;&quot;;[.B1417];&quot;&quot;)" office:value-type="float" office:value="48681" calcext:value-type="float">
            <text:p>48681</text:p>
          </table:table-cell>
          <table:table-cell table:number-columns-repeated="2"/>
        </table:table-row>
        <table:table-row table:style-name="ro1">
          <table:table-cell office:value-type="float" office:value="17589" calcext:value-type="float">
            <text:p>17589</text:p>
          </table:table-cell>
          <table:table-cell table:formula="of:=IF([.A1417]=&quot;&quot;;[.A1418];[.A1418]+[.B1417])" office:value-type="float" office:value="17589" calcext:value-type="float">
            <text:p>17589</text:p>
          </table:table-cell>
          <table:table-cell table:formula="of:=IF([.A1418]=&quot;&quot;;[.B14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formula="of:=IF([.A1418]=&quot;&quot;;[.A1419];[.A1419]+[.B1418])" office:value-type="float" office:value="26242" calcext:value-type="float">
            <text:p>26242</text:p>
          </table:table-cell>
          <table:table-cell table:formula="of:=IF([.A1419]=&quot;&quot;;[.B14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117" calcext:value-type="float">
            <text:p>17117</text:p>
          </table:table-cell>
          <table:table-cell table:formula="of:=IF([.A1419]=&quot;&quot;;[.A1420];[.A1420]+[.B1419])" office:value-type="float" office:value="43359" calcext:value-type="float">
            <text:p>43359</text:p>
          </table:table-cell>
          <table:table-cell table:formula="of:=IF([.A1420]=&quot;&quot;;[.B142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20]=&quot;&quot;;[.A1421];[.A1421]+[.B1420])" office:value-type="float" office:value="43359" calcext:value-type="float">
            <text:p>43359</text:p>
          </table:table-cell>
          <table:table-cell table:formula="of:=IF([.A1421]=&quot;&quot;;[.B1421];&quot;&quot;)" office:value-type="float" office:value="43359" calcext:value-type="float">
            <text:p>43359</text:p>
          </table:table-cell>
          <table:table-cell table:number-columns-repeated="2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formula="of:=IF([.A1421]=&quot;&quot;;[.A1422];[.A1422]+[.B1421])" office:value-type="float" office:value="4989" calcext:value-type="float">
            <text:p>4989</text:p>
          </table:table-cell>
          <table:table-cell table:formula="of:=IF([.A1422]=&quot;&quot;;[.B14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formula="of:=IF([.A1422]=&quot;&quot;;[.A1423];[.A1423]+[.B1422])" office:value-type="float" office:value="9945" calcext:value-type="float">
            <text:p>9945</text:p>
          </table:table-cell>
          <table:table-cell table:formula="of:=IF([.A1423]=&quot;&quot;;[.B14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formula="of:=IF([.A1423]=&quot;&quot;;[.A1424];[.A1424]+[.B1423])" office:value-type="float" office:value="15364" calcext:value-type="float">
            <text:p>15364</text:p>
          </table:table-cell>
          <table:table-cell table:formula="of:=IF([.A1424]=&quot;&quot;;[.B14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formula="of:=IF([.A1424]=&quot;&quot;;[.A1425];[.A1425]+[.B1424])" office:value-type="float" office:value="22199" calcext:value-type="float">
            <text:p>22199</text:p>
          </table:table-cell>
          <table:table-cell table:formula="of:=IF([.A1425]=&quot;&quot;;[.B14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IF([.A1425]=&quot;&quot;;[.A1426];[.A1426]+[.B1425])" office:value-type="float" office:value="24395" calcext:value-type="float">
            <text:p>24395</text:p>
          </table:table-cell>
          <table:table-cell table:formula="of:=IF([.A1426]=&quot;&quot;;[.B14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formula="of:=IF([.A1426]=&quot;&quot;;[.A1427];[.A1427]+[.B1426])" office:value-type="float" office:value="32107" calcext:value-type="float">
            <text:p>32107</text:p>
          </table:table-cell>
          <table:table-cell table:formula="of:=IF([.A1427]=&quot;&quot;;[.B14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IF([.A1427]=&quot;&quot;;[.A1428];[.A1428]+[.B1427])" office:value-type="float" office:value="34531" calcext:value-type="float">
            <text:p>34531</text:p>
          </table:table-cell>
          <table:table-cell table:formula="of:=IF([.A1428]=&quot;&quot;;[.B14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formula="of:=IF([.A1428]=&quot;&quot;;[.A1429];[.A1429]+[.B1428])" office:value-type="float" office:value="39193" calcext:value-type="float">
            <text:p>39193</text:p>
          </table:table-cell>
          <table:table-cell table:formula="of:=IF([.A1429]=&quot;&quot;;[.B14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IF([.A1429]=&quot;&quot;;[.A1430];[.A1430]+[.B1429])" office:value-type="float" office:value="40795" calcext:value-type="float">
            <text:p>40795</text:p>
          </table:table-cell>
          <table:table-cell table:formula="of:=IF([.A1430]=&quot;&quot;;[.B14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formula="of:=IF([.A1430]=&quot;&quot;;[.A1431];[.A1431]+[.B1430])" office:value-type="float" office:value="44734" calcext:value-type="float">
            <text:p>44734</text:p>
          </table:table-cell>
          <table:table-cell table:formula="of:=IF([.A1431]=&quot;&quot;;[.B14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IF([.A1431]=&quot;&quot;;[.A1432];[.A1432]+[.B1431])" office:value-type="float" office:value="46006" calcext:value-type="float">
            <text:p>46006</text:p>
          </table:table-cell>
          <table:table-cell table:formula="of:=IF([.A1432]=&quot;&quot;;[.B143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32]=&quot;&quot;;[.A1433];[.A1433]+[.B1432])" office:value-type="float" office:value="46006" calcext:value-type="float">
            <text:p>46006</text:p>
          </table:table-cell>
          <table:table-cell table:formula="of:=IF([.A1433]=&quot;&quot;;[.B1433];&quot;&quot;)" office:value-type="float" office:value="46006" calcext:value-type="float">
            <text:p>46006</text:p>
          </table:table-cell>
          <table:table-cell table:number-columns-repeated="2"/>
        </table:table-row>
        <table:table-row table:style-name="ro1">
          <table:table-cell office:value-type="float" office:value="16436" calcext:value-type="float">
            <text:p>16436</text:p>
          </table:table-cell>
          <table:table-cell table:formula="of:=IF([.A1433]=&quot;&quot;;[.A1434];[.A1434]+[.B1433])" office:value-type="float" office:value="16436" calcext:value-type="float">
            <text:p>16436</text:p>
          </table:table-cell>
          <table:table-cell table:formula="of:=IF([.A1434]=&quot;&quot;;[.B14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889" calcext:value-type="float">
            <text:p>12889</text:p>
          </table:table-cell>
          <table:table-cell table:formula="of:=IF([.A1434]=&quot;&quot;;[.A1435];[.A1435]+[.B1434])" office:value-type="float" office:value="29325" calcext:value-type="float">
            <text:p>29325</text:p>
          </table:table-cell>
          <table:table-cell table:formula="of:=IF([.A1435]=&quot;&quot;;[.B14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formula="of:=IF([.A1435]=&quot;&quot;;[.A1436];[.A1436]+[.B1435])" office:value-type="float" office:value="35496" calcext:value-type="float">
            <text:p>35496</text:p>
          </table:table-cell>
          <table:table-cell table:formula="of:=IF([.A1436]=&quot;&quot;;[.B14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formula="of:=IF([.A1436]=&quot;&quot;;[.A1437];[.A1437]+[.B1436])" office:value-type="float" office:value="44610" calcext:value-type="float">
            <text:p>44610</text:p>
          </table:table-cell>
          <table:table-cell table:formula="of:=IF([.A1437]=&quot;&quot;;[.B14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IF([.A1437]=&quot;&quot;;[.A1438];[.A1438]+[.B1437])" office:value-type="float" office:value="47132" calcext:value-type="float">
            <text:p>47132</text:p>
          </table:table-cell>
          <table:table-cell table:formula="of:=IF([.A1438]=&quot;&quot;;[.B143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38]=&quot;&quot;;[.A1439];[.A1439]+[.B1438])" office:value-type="float" office:value="47132" calcext:value-type="float">
            <text:p>47132</text:p>
          </table:table-cell>
          <table:table-cell table:formula="of:=IF([.A1439]=&quot;&quot;;[.B1439];&quot;&quot;)" office:value-type="float" office:value="47132" calcext:value-type="float">
            <text:p>47132</text:p>
          </table:table-cell>
          <table:table-cell table:number-columns-repeated="2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formula="of:=IF([.A1439]=&quot;&quot;;[.A1440];[.A1440]+[.B1439])" office:value-type="float" office:value="7624" calcext:value-type="float">
            <text:p>7624</text:p>
          </table:table-cell>
          <table:table-cell table:formula="of:=IF([.A1440]=&quot;&quot;;[.B14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formula="of:=IF([.A1440]=&quot;&quot;;[.A1441];[.A1441]+[.B1440])" office:value-type="float" office:value="15184" calcext:value-type="float">
            <text:p>15184</text:p>
          </table:table-cell>
          <table:table-cell table:formula="of:=IF([.A1441]=&quot;&quot;;[.B14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[.A1441]=&quot;&quot;;[.A1442];[.A1442]+[.B1441])" office:value-type="float" office:value="17382" calcext:value-type="float">
            <text:p>17382</text:p>
          </table:table-cell>
          <table:table-cell table:formula="of:=IF([.A1442]=&quot;&quot;;[.B14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formula="of:=IF([.A1442]=&quot;&quot;;[.A1443];[.A1443]+[.B1442])" office:value-type="float" office:value="26473" calcext:value-type="float">
            <text:p>26473</text:p>
          </table:table-cell>
          <table:table-cell table:formula="of:=IF([.A1443]=&quot;&quot;;[.B14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formula="of:=IF([.A1443]=&quot;&quot;;[.A1444];[.A1444]+[.B1443])" office:value-type="float" office:value="31205" calcext:value-type="float">
            <text:p>31205</text:p>
          </table:table-cell>
          <table:table-cell table:formula="of:=IF([.A1444]=&quot;&quot;;[.B14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formula="of:=IF([.A1444]=&quot;&quot;;[.A1445];[.A1445]+[.B1444])" office:value-type="float" office:value="35805" calcext:value-type="float">
            <text:p>35805</text:p>
          </table:table-cell>
          <table:table-cell table:formula="of:=IF([.A1445]=&quot;&quot;;[.B14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formula="of:=IF([.A1445]=&quot;&quot;;[.A1446];[.A1446]+[.B1445])" office:value-type="float" office:value="41134" calcext:value-type="float">
            <text:p>41134</text:p>
          </table:table-cell>
          <table:table-cell table:formula="of:=IF([.A1446]=&quot;&quot;;[.B14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formula="of:=IF([.A1446]=&quot;&quot;;[.A1447];[.A1447]+[.B1446])" office:value-type="float" office:value="47138" calcext:value-type="float">
            <text:p>47138</text:p>
          </table:table-cell>
          <table:table-cell table:formula="of:=IF([.A1447]=&quot;&quot;;[.B14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IF([.A1447]=&quot;&quot;;[.A1448];[.A1448]+[.B1447])" office:value-type="float" office:value="48157" calcext:value-type="float">
            <text:p>48157</text:p>
          </table:table-cell>
          <table:table-cell table:formula="of:=IF([.A1448]=&quot;&quot;;[.B144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48]=&quot;&quot;;[.A1449];[.A1449]+[.B1448])" office:value-type="float" office:value="48157" calcext:value-type="float">
            <text:p>48157</text:p>
          </table:table-cell>
          <table:table-cell table:formula="of:=IF([.A1449]=&quot;&quot;;[.B1449];&quot;&quot;)" office:value-type="float" office:value="48157" calcext:value-type="float">
            <text:p>48157</text:p>
          </table:table-cell>
          <table:table-cell table:number-columns-repeated="2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formula="of:=IF([.A1449]=&quot;&quot;;[.A1450];[.A1450]+[.B1449])" office:value-type="float" office:value="5856" calcext:value-type="float">
            <text:p>5856</text:p>
          </table:table-cell>
          <table:table-cell table:formula="of:=IF([.A1450]=&quot;&quot;;[.B14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IF([.A1450]=&quot;&quot;;[.A1451];[.A1451]+[.B1450])" office:value-type="float" office:value="7534" calcext:value-type="float">
            <text:p>7534</text:p>
          </table:table-cell>
          <table:table-cell table:formula="of:=IF([.A1451]=&quot;&quot;;[.B14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IF([.A1451]=&quot;&quot;;[.A1452];[.A1452]+[.B1451])" office:value-type="float" office:value="8947" calcext:value-type="float">
            <text:p>8947</text:p>
          </table:table-cell>
          <table:table-cell table:formula="of:=IF([.A1452]=&quot;&quot;;[.B14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IF([.A1452]=&quot;&quot;;[.A1453];[.A1453]+[.B1452])" office:value-type="float" office:value="10106" calcext:value-type="float">
            <text:p>10106</text:p>
          </table:table-cell>
          <table:table-cell table:formula="of:=IF([.A1453]=&quot;&quot;;[.B14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IF([.A1453]=&quot;&quot;;[.A1454];[.A1454]+[.B1453])" office:value-type="float" office:value="12193" calcext:value-type="float">
            <text:p>12193</text:p>
          </table:table-cell>
          <table:table-cell table:formula="of:=IF([.A1454]=&quot;&quot;;[.B14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IF([.A1454]=&quot;&quot;;[.A1455];[.A1455]+[.B1454])" office:value-type="float" office:value="13881" calcext:value-type="float">
            <text:p>13881</text:p>
          </table:table-cell>
          <table:table-cell table:formula="of:=IF([.A1455]=&quot;&quot;;[.B14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IF([.A1455]=&quot;&quot;;[.A1456];[.A1456]+[.B1455])" office:value-type="float" office:value="16586" calcext:value-type="float">
            <text:p>16586</text:p>
          </table:table-cell>
          <table:table-cell table:formula="of:=IF([.A1456]=&quot;&quot;;[.B14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IF([.A1456]=&quot;&quot;;[.A1457];[.A1457]+[.B1456])" office:value-type="float" office:value="19500" calcext:value-type="float">
            <text:p>19500</text:p>
          </table:table-cell>
          <table:table-cell table:formula="of:=IF([.A1457]=&quot;&quot;;[.B14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formula="of:=IF([.A1457]=&quot;&quot;;[.A1458];[.A1458]+[.B1457])" office:value-type="float" office:value="24041" calcext:value-type="float">
            <text:p>24041</text:p>
          </table:table-cell>
          <table:table-cell table:formula="of:=IF([.A1458]=&quot;&quot;;[.B14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formula="of:=IF([.A1458]=&quot;&quot;;[.A1459];[.A1459]+[.B1458])" office:value-type="float" office:value="30233" calcext:value-type="float">
            <text:p>30233</text:p>
          </table:table-cell>
          <table:table-cell table:formula="of:=IF([.A1459]=&quot;&quot;;[.B14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formula="of:=IF([.A1459]=&quot;&quot;;[.A1460];[.A1460]+[.B1459])" office:value-type="float" office:value="34132" calcext:value-type="float">
            <text:p>34132</text:p>
          </table:table-cell>
          <table:table-cell table:formula="of:=IF([.A1460]=&quot;&quot;;[.B146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60]=&quot;&quot;;[.A1461];[.A1461]+[.B1460])" office:value-type="float" office:value="34132" calcext:value-type="float">
            <text:p>34132</text:p>
          </table:table-cell>
          <table:table-cell table:formula="of:=IF([.A1461]=&quot;&quot;;[.B1461];&quot;&quot;)" office:value-type="float" office:value="34132" calcext:value-type="float">
            <text:p>34132</text:p>
          </table:table-cell>
          <table:table-cell table:number-columns-repeated="2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formula="of:=IF([.A1461]=&quot;&quot;;[.A1462];[.A1462]+[.B1461])" office:value-type="float" office:value="5894" calcext:value-type="float">
            <text:p>5894</text:p>
          </table:table-cell>
          <table:table-cell table:formula="of:=IF([.A1462]=&quot;&quot;;[.B14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formula="of:=IF([.A1462]=&quot;&quot;;[.A1463];[.A1463]+[.B1462])" office:value-type="float" office:value="12898" calcext:value-type="float">
            <text:p>12898</text:p>
          </table:table-cell>
          <table:table-cell table:formula="of:=IF([.A1463]=&quot;&quot;;[.B14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formula="of:=IF([.A1463]=&quot;&quot;;[.A1464];[.A1464]+[.B1463])" office:value-type="float" office:value="19332" calcext:value-type="float">
            <text:p>19332</text:p>
          </table:table-cell>
          <table:table-cell table:formula="of:=IF([.A1464]=&quot;&quot;;[.B14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IF([.A1464]=&quot;&quot;;[.A1465];[.A1465]+[.B1464])" office:value-type="float" office:value="26729" calcext:value-type="float">
            <text:p>26729</text:p>
          </table:table-cell>
          <table:table-cell table:formula="of:=IF([.A1465]=&quot;&quot;;[.B14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IF([.A1465]=&quot;&quot;;[.A1466];[.A1466]+[.B1465])" office:value-type="float" office:value="28357" calcext:value-type="float">
            <text:p>28357</text:p>
          </table:table-cell>
          <table:table-cell table:formula="of:=IF([.A1466]=&quot;&quot;;[.B14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formula="of:=IF([.A1466]=&quot;&quot;;[.A1467];[.A1467]+[.B1466])" office:value-type="float" office:value="38526" calcext:value-type="float">
            <text:p>38526</text:p>
          </table:table-cell>
          <table:table-cell table:formula="of:=IF([.A1467]=&quot;&quot;;[.B14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771" calcext:value-type="float">
            <text:p>10771</text:p>
          </table:table-cell>
          <table:table-cell table:formula="of:=IF([.A1467]=&quot;&quot;;[.A1468];[.A1468]+[.B1467])" office:value-type="float" office:value="49297" calcext:value-type="float">
            <text:p>49297</text:p>
          </table:table-cell>
          <table:table-cell table:formula="of:=IF([.A1468]=&quot;&quot;;[.B14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IF([.A1468]=&quot;&quot;;[.A1469];[.A1469]+[.B1468])" office:value-type="float" office:value="52112" calcext:value-type="float">
            <text:p>52112</text:p>
          </table:table-cell>
          <table:table-cell table:formula="of:=IF([.A1469]=&quot;&quot;;[.B146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69]=&quot;&quot;;[.A1470];[.A1470]+[.B1469])" office:value-type="float" office:value="52112" calcext:value-type="float">
            <text:p>52112</text:p>
          </table:table-cell>
          <table:table-cell table:formula="of:=IF([.A1470]=&quot;&quot;;[.B1470];&quot;&quot;)" office:value-type="float" office:value="52112" calcext:value-type="float">
            <text:p>52112</text:p>
          </table:table-cell>
          <table:table-cell table:number-columns-repeated="2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formula="of:=IF([.A1470]=&quot;&quot;;[.A1471];[.A1471]+[.B1470])" office:value-type="float" office:value="5066" calcext:value-type="float">
            <text:p>5066</text:p>
          </table:table-cell>
          <table:table-cell table:formula="of:=IF([.A1471]=&quot;&quot;;[.B14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IF([.A1471]=&quot;&quot;;[.A1472];[.A1472]+[.B1471])" office:value-type="float" office:value="9922" calcext:value-type="float">
            <text:p>9922</text:p>
          </table:table-cell>
          <table:table-cell table:formula="of:=IF([.A1472]=&quot;&quot;;[.B14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IF([.A1472]=&quot;&quot;;[.A1473];[.A1473]+[.B1472])" office:value-type="float" office:value="11562" calcext:value-type="float">
            <text:p>11562</text:p>
          </table:table-cell>
          <table:table-cell table:formula="of:=IF([.A1473]=&quot;&quot;;[.B14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IF([.A1473]=&quot;&quot;;[.A1474];[.A1474]+[.B1473])" office:value-type="float" office:value="13273" calcext:value-type="float">
            <text:p>13273</text:p>
          </table:table-cell>
          <table:table-cell table:formula="of:=IF([.A1474]=&quot;&quot;;[.B14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255" calcext:value-type="float">
            <text:p>11255</text:p>
          </table:table-cell>
          <table:table-cell table:formula="of:=IF([.A1474]=&quot;&quot;;[.A1475];[.A1475]+[.B1474])" office:value-type="float" office:value="24528" calcext:value-type="float">
            <text:p>24528</text:p>
          </table:table-cell>
          <table:table-cell table:formula="of:=IF([.A1475]=&quot;&quot;;[.B147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75]=&quot;&quot;;[.A1476];[.A1476]+[.B1475])" office:value-type="float" office:value="24528" calcext:value-type="float">
            <text:p>24528</text:p>
          </table:table-cell>
          <table:table-cell table:formula="of:=IF([.A1476]=&quot;&quot;;[.B1476];&quot;&quot;)" office:value-type="float" office:value="24528" calcext:value-type="float">
            <text:p>24528</text:p>
          </table:table-cell>
          <table:table-cell table:number-columns-repeated="2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1476]=&quot;&quot;;[.A1477];[.A1477]+[.B1476])" office:value-type="float" office:value="4073" calcext:value-type="float">
            <text:p>4073</text:p>
          </table:table-cell>
          <table:table-cell table:formula="of:=IF([.A1477]=&quot;&quot;;[.B14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IF([.A1477]=&quot;&quot;;[.A1478];[.A1478]+[.B1477])" office:value-type="float" office:value="5503" calcext:value-type="float">
            <text:p>5503</text:p>
          </table:table-cell>
          <table:table-cell table:formula="of:=IF([.A1478]=&quot;&quot;;[.B14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IF([.A1478]=&quot;&quot;;[.A1479];[.A1479]+[.B1478])" office:value-type="float" office:value="8640" calcext:value-type="float">
            <text:p>8640</text:p>
          </table:table-cell>
          <table:table-cell table:formula="of:=IF([.A1479]=&quot;&quot;;[.B14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1479]=&quot;&quot;;[.A1480];[.A1480]+[.B1479])" office:value-type="float" office:value="13088" calcext:value-type="float">
            <text:p>13088</text:p>
          </table:table-cell>
          <table:table-cell table:formula="of:=IF([.A1480]=&quot;&quot;;[.B14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formula="of:=IF([.A1480]=&quot;&quot;;[.A1481];[.A1481]+[.B1480])" office:value-type="float" office:value="19846" calcext:value-type="float">
            <text:p>19846</text:p>
          </table:table-cell>
          <table:table-cell table:formula="of:=IF([.A1481]=&quot;&quot;;[.B14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formula="of:=IF([.A1481]=&quot;&quot;;[.A1482];[.A1482]+[.B1481])" office:value-type="float" office:value="26447" calcext:value-type="float">
            <text:p>26447</text:p>
          </table:table-cell>
          <table:table-cell table:formula="of:=IF([.A1482]=&quot;&quot;;[.B14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formula="of:=IF([.A1482]=&quot;&quot;;[.A1483];[.A1483]+[.B1482])" office:value-type="float" office:value="31808" calcext:value-type="float">
            <text:p>31808</text:p>
          </table:table-cell>
          <table:table-cell table:formula="of:=IF([.A1483]=&quot;&quot;;[.B14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IF([.A1483]=&quot;&quot;;[.A1484];[.A1484]+[.B1483])" office:value-type="float" office:value="33359" calcext:value-type="float">
            <text:p>33359</text:p>
          </table:table-cell>
          <table:table-cell table:formula="of:=IF([.A1484]=&quot;&quot;;[.B14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IF([.A1484]=&quot;&quot;;[.A1485];[.A1485]+[.B1484])" office:value-type="float" office:value="34531" calcext:value-type="float">
            <text:p>34531</text:p>
          </table:table-cell>
          <table:table-cell table:formula="of:=IF([.A1485]=&quot;&quot;;[.B14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formula="of:=IF([.A1485]=&quot;&quot;;[.A1486];[.A1486]+[.B1485])" office:value-type="float" office:value="41052" calcext:value-type="float">
            <text:p>41052</text:p>
          </table:table-cell>
          <table:table-cell table:formula="of:=IF([.A1486]=&quot;&quot;;[.B14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.A1486]=&quot;&quot;;[.A1487];[.A1487]+[.B1486])" office:value-type="float" office:value="43036" calcext:value-type="float">
            <text:p>43036</text:p>
          </table:table-cell>
          <table:table-cell table:formula="of:=IF([.A1487]=&quot;&quot;;[.B14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formula="of:=IF([.A1487]=&quot;&quot;;[.A1488];[.A1488]+[.B1487])" office:value-type="float" office:value="49475" calcext:value-type="float">
            <text:p>49475</text:p>
          </table:table-cell>
          <table:table-cell table:formula="of:=IF([.A1488]=&quot;&quot;;[.B14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formula="of:=IF([.A1488]=&quot;&quot;;[.A1489];[.A1489]+[.B1488])" office:value-type="float" office:value="56331" calcext:value-type="float">
            <text:p>56331</text:p>
          </table:table-cell>
          <table:table-cell table:formula="of:=IF([.A1489]=&quot;&quot;;[.B148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89]=&quot;&quot;;[.A1490];[.A1490]+[.B1489])" office:value-type="float" office:value="56331" calcext:value-type="float">
            <text:p>56331</text:p>
          </table:table-cell>
          <table:table-cell table:formula="of:=IF([.A1490]=&quot;&quot;;[.B1490];&quot;&quot;)" office:value-type="float" office:value="56331" calcext:value-type="float">
            <text:p>56331</text:p>
          </table:table-cell>
          <table:table-cell table:number-columns-repeated="2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formula="of:=IF([.A1490]=&quot;&quot;;[.A1491];[.A1491]+[.B1490])" office:value-type="float" office:value="9142" calcext:value-type="float">
            <text:p>9142</text:p>
          </table:table-cell>
          <table:table-cell table:formula="of:=IF([.A1491]=&quot;&quot;;[.B14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formula="of:=IF([.A1491]=&quot;&quot;;[.A1492];[.A1492]+[.B1491])" office:value-type="float" office:value="14474" calcext:value-type="float">
            <text:p>14474</text:p>
          </table:table-cell>
          <table:table-cell table:formula="of:=IF([.A1492]=&quot;&quot;;[.B14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formula="of:=IF([.A1492]=&quot;&quot;;[.A1493];[.A1493]+[.B1492])" office:value-type="float" office:value="21061" calcext:value-type="float">
            <text:p>21061</text:p>
          </table:table-cell>
          <table:table-cell table:formula="of:=IF([.A1493]=&quot;&quot;;[.B14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formula="of:=IF([.A1493]=&quot;&quot;;[.A1494];[.A1494]+[.B1493])" office:value-type="float" office:value="27282" calcext:value-type="float">
            <text:p>27282</text:p>
          </table:table-cell>
          <table:table-cell table:formula="of:=IF([.A1494]=&quot;&quot;;[.B14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formula="of:=IF([.A1494]=&quot;&quot;;[.A1495];[.A1495]+[.B1494])" office:value-type="float" office:value="34677" calcext:value-type="float">
            <text:p>34677</text:p>
          </table:table-cell>
          <table:table-cell table:formula="of:=IF([.A1495]=&quot;&quot;;[.B14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IF([.A1495]=&quot;&quot;;[.A1496];[.A1496]+[.B1495])" office:value-type="float" office:value="38593" calcext:value-type="float">
            <text:p>38593</text:p>
          </table:table-cell>
          <table:table-cell table:formula="of:=IF([.A1496]=&quot;&quot;;[.B14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IF([.A1496]=&quot;&quot;;[.A1497];[.A1497]+[.B1496])" office:value-type="float" office:value="41621" calcext:value-type="float">
            <text:p>41621</text:p>
          </table:table-cell>
          <table:table-cell table:formula="of:=IF([.A1497]=&quot;&quot;;[.B14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formula="of:=IF([.A1497]=&quot;&quot;;[.A1498];[.A1498]+[.B1497])" office:value-type="float" office:value="48367" calcext:value-type="float">
            <text:p>48367</text:p>
          </table:table-cell>
          <table:table-cell table:formula="of:=IF([.A1498]=&quot;&quot;;[.B149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498]=&quot;&quot;;[.A1499];[.A1499]+[.B1498])" office:value-type="float" office:value="48367" calcext:value-type="float">
            <text:p>48367</text:p>
          </table:table-cell>
          <table:table-cell table:formula="of:=IF([.A1499]=&quot;&quot;;[.B1499];&quot;&quot;)" office:value-type="float" office:value="48367" calcext:value-type="float">
            <text:p>48367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IF([.A1499]=&quot;&quot;;[.A1500];[.A1500]+[.B1499])" office:value-type="float" office:value="1888" calcext:value-type="float">
            <text:p>1888</text:p>
          </table:table-cell>
          <table:table-cell table:formula="of:=IF([.A1500]=&quot;&quot;;[.B15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formula="of:=IF([.A1500]=&quot;&quot;;[.A1501];[.A1501]+[.B1500])" office:value-type="float" office:value="6761" calcext:value-type="float">
            <text:p>6761</text:p>
          </table:table-cell>
          <table:table-cell table:formula="of:=IF([.A1501]=&quot;&quot;;[.B15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formula="of:=IF([.A1501]=&quot;&quot;;[.A1502];[.A1502]+[.B1501])" office:value-type="float" office:value="11146" calcext:value-type="float">
            <text:p>11146</text:p>
          </table:table-cell>
          <table:table-cell table:formula="of:=IF([.A1502]=&quot;&quot;;[.B15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IF([.A1502]=&quot;&quot;;[.A1503];[.A1503]+[.B1502])" office:value-type="float" office:value="12758" calcext:value-type="float">
            <text:p>12758</text:p>
          </table:table-cell>
          <table:table-cell table:formula="of:=IF([.A1503]=&quot;&quot;;[.B15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IF([.A1503]=&quot;&quot;;[.A1504];[.A1504]+[.B1503])" office:value-type="float" office:value="15300" calcext:value-type="float">
            <text:p>15300</text:p>
          </table:table-cell>
          <table:table-cell table:formula="of:=IF([.A1504]=&quot;&quot;;[.B15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formula="of:=IF([.A1504]=&quot;&quot;;[.A1505];[.A1505]+[.B1504])" office:value-type="float" office:value="20666" calcext:value-type="float">
            <text:p>20666</text:p>
          </table:table-cell>
          <table:table-cell table:formula="of:=IF([.A1505]=&quot;&quot;;[.B15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formula="of:=IF([.A1505]=&quot;&quot;;[.A1506];[.A1506]+[.B1505])" office:value-type="float" office:value="25246" calcext:value-type="float">
            <text:p>25246</text:p>
          </table:table-cell>
          <table:table-cell table:formula="of:=IF([.A1506]=&quot;&quot;;[.B15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formula="of:=IF([.A1506]=&quot;&quot;;[.A1507];[.A1507]+[.B1506])" office:value-type="float" office:value="30131" calcext:value-type="float">
            <text:p>30131</text:p>
          </table:table-cell>
          <table:table-cell table:formula="of:=IF([.A1507]=&quot;&quot;;[.B15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formula="of:=IF([.A1507]=&quot;&quot;;[.A1508];[.A1508]+[.B1507])" office:value-type="float" office:value="35198" calcext:value-type="float">
            <text:p>35198</text:p>
          </table:table-cell>
          <table:table-cell table:formula="of:=IF([.A1508]=&quot;&quot;;[.B15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IF([.A1508]=&quot;&quot;;[.A1509];[.A1509]+[.B1508])" office:value-type="float" office:value="38171" calcext:value-type="float">
            <text:p>38171</text:p>
          </table:table-cell>
          <table:table-cell table:formula="of:=IF([.A1509]=&quot;&quot;;[.B15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formula="of:=IF([.A1509]=&quot;&quot;;[.A1510];[.A1510]+[.B1509])" office:value-type="float" office:value="41917" calcext:value-type="float">
            <text:p>41917</text:p>
          </table:table-cell>
          <table:table-cell table:formula="of:=IF([.A1510]=&quot;&quot;;[.B15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IF([.A1510]=&quot;&quot;;[.A1511];[.A1511]+[.B1510])" office:value-type="float" office:value="44229" calcext:value-type="float">
            <text:p>44229</text:p>
          </table:table-cell>
          <table:table-cell table:formula="of:=IF([.A1511]=&quot;&quot;;[.B151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511]=&quot;&quot;;[.A1512];[.A1512]+[.B1511])" office:value-type="float" office:value="44229" calcext:value-type="float">
            <text:p>44229</text:p>
          </table:table-cell>
          <table:table-cell table:formula="of:=IF([.A1512]=&quot;&quot;;[.B1512];&quot;&quot;)" office:value-type="float" office:value="44229" calcext:value-type="float">
            <text:p>44229</text:p>
          </table:table-cell>
          <table:table-cell table:number-columns-repeated="2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formula="of:=IF([.A1512]=&quot;&quot;;[.A1513];[.A1513]+[.B1512])" office:value-type="float" office:value="9887" calcext:value-type="float">
            <text:p>9887</text:p>
          </table:table-cell>
          <table:table-cell table:formula="of:=IF([.A1513]=&quot;&quot;;[.B15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IF([.A1513]=&quot;&quot;;[.A1514];[.A1514]+[.B1513])" office:value-type="float" office:value="12139" calcext:value-type="float">
            <text:p>12139</text:p>
          </table:table-cell>
          <table:table-cell table:formula="of:=IF([.A1514]=&quot;&quot;;[.B15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formula="of:=IF([.A1514]=&quot;&quot;;[.A1515];[.A1515]+[.B1514])" office:value-type="float" office:value="21465" calcext:value-type="float">
            <text:p>21465</text:p>
          </table:table-cell>
          <table:table-cell table:formula="of:=IF([.A1515]=&quot;&quot;;[.B15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formula="of:=IF([.A1515]=&quot;&quot;;[.A1516];[.A1516]+[.B1515])" office:value-type="float" office:value="30835" calcext:value-type="float">
            <text:p>30835</text:p>
          </table:table-cell>
          <table:table-cell table:formula="of:=IF([.A1516]=&quot;&quot;;[.B15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formula="of:=IF([.A1516]=&quot;&quot;;[.A1517];[.A1517]+[.B1516])" office:value-type="float" office:value="35298" calcext:value-type="float">
            <text:p>35298</text:p>
          </table:table-cell>
          <table:table-cell table:formula="of:=IF([.A1517]=&quot;&quot;;[.B15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IF([.A1517]=&quot;&quot;;[.A1518];[.A1518]+[.B1517])" office:value-type="float" office:value="37613" calcext:value-type="float">
            <text:p>37613</text:p>
          </table:table-cell>
          <table:table-cell table:formula="of:=IF([.A1518]=&quot;&quot;;[.B15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IF([.A1518]=&quot;&quot;;[.A1519];[.A1519]+[.B1518])" office:value-type="float" office:value="40954" calcext:value-type="float">
            <text:p>40954</text:p>
          </table:table-cell>
          <table:table-cell table:formula="of:=IF([.A1519]=&quot;&quot;;[.B15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formula="of:=IF([.A1519]=&quot;&quot;;[.A1520];[.A1520]+[.B1519])" office:value-type="float" office:value="49009" calcext:value-type="float">
            <text:p>49009</text:p>
          </table:table-cell>
          <table:table-cell table:formula="of:=IF([.A1520]=&quot;&quot;;[.B152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520]=&quot;&quot;;[.A1521];[.A1521]+[.B1520])" office:value-type="float" office:value="49009" calcext:value-type="float">
            <text:p>49009</text:p>
          </table:table-cell>
          <table:table-cell table:formula="of:=IF([.A1521]=&quot;&quot;;[.B1521];&quot;&quot;)" office:value-type="float" office:value="49009" calcext:value-type="float">
            <text:p>49009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IF([.A1521]=&quot;&quot;;[.A1522];[.A1522]+[.B1521])" office:value-type="float" office:value="2044" calcext:value-type="float">
            <text:p>2044</text:p>
          </table:table-cell>
          <table:table-cell table:formula="of:=IF([.A1522]=&quot;&quot;;[.B15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IF([.A1522]=&quot;&quot;;[.A1523];[.A1523]+[.B1522])" office:value-type="float" office:value="4324" calcext:value-type="float">
            <text:p>4324</text:p>
          </table:table-cell>
          <table:table-cell table:formula="of:=IF([.A1523]=&quot;&quot;;[.B15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formula="of:=IF([.A1523]=&quot;&quot;;[.A1524];[.A1524]+[.B1523])" office:value-type="float" office:value="12058" calcext:value-type="float">
            <text:p>12058</text:p>
          </table:table-cell>
          <table:table-cell table:formula="of:=IF([.A1524]=&quot;&quot;;[.B15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IF([.A1524]=&quot;&quot;;[.A1525];[.A1525]+[.B1524])" office:value-type="float" office:value="15265" calcext:value-type="float">
            <text:p>15265</text:p>
          </table:table-cell>
          <table:table-cell table:formula="of:=IF([.A1525]=&quot;&quot;;[.B15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formula="of:=IF([.A1525]=&quot;&quot;;[.A1526];[.A1526]+[.B1525])" office:value-type="float" office:value="23010" calcext:value-type="float">
            <text:p>23010</text:p>
          </table:table-cell>
          <table:table-cell table:formula="of:=IF([.A1526]=&quot;&quot;;[.B15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formula="of:=IF([.A1526]=&quot;&quot;;[.A1527];[.A1527]+[.B1526])" office:value-type="float" office:value="30186" calcext:value-type="float">
            <text:p>30186</text:p>
          </table:table-cell>
          <table:table-cell table:formula="of:=IF([.A1527]=&quot;&quot;;[.B15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formula="of:=IF([.A1527]=&quot;&quot;;[.A1528];[.A1528]+[.B1527])" office:value-type="float" office:value="34916" calcext:value-type="float">
            <text:p>34916</text:p>
          </table:table-cell>
          <table:table-cell table:formula="of:=IF([.A1528]=&quot;&quot;;[.B15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IF([.A1528]=&quot;&quot;;[.A1529];[.A1529]+[.B1528])" office:value-type="float" office:value="37915" calcext:value-type="float">
            <text:p>37915</text:p>
          </table:table-cell>
          <table:table-cell table:formula="of:=IF([.A1529]=&quot;&quot;;[.B15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IF([.A1529]=&quot;&quot;;[.A1530];[.A1530]+[.B1529])" office:value-type="float" office:value="39248" calcext:value-type="float">
            <text:p>39248</text:p>
          </table:table-cell>
          <table:table-cell table:formula="of:=IF([.A1530]=&quot;&quot;;[.B15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formula="of:=IF([.A1530]=&quot;&quot;;[.A1531];[.A1531]+[.B1530])" office:value-type="float" office:value="45027" calcext:value-type="float">
            <text:p>45027</text:p>
          </table:table-cell>
          <table:table-cell table:formula="of:=IF([.A1531]=&quot;&quot;;[.B15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formula="of:=IF([.A1531]=&quot;&quot;;[.A1532];[.A1532]+[.B1531])" office:value-type="float" office:value="52847" calcext:value-type="float">
            <text:p>52847</text:p>
          </table:table-cell>
          <table:table-cell table:formula="of:=IF([.A1532]=&quot;&quot;;[.B153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532]=&quot;&quot;;[.A1533];[.A1533]+[.B1532])" office:value-type="float" office:value="52847" calcext:value-type="float">
            <text:p>52847</text:p>
          </table:table-cell>
          <table:table-cell table:formula="of:=IF([.A1533]=&quot;&quot;;[.B1533];&quot;&quot;)" office:value-type="float" office:value="52847" calcext:value-type="float">
            <text:p>52847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IF([.A1533]=&quot;&quot;;[.A1534];[.A1534]+[.B1533])" office:value-type="float" office:value="2176" calcext:value-type="float">
            <text:p>2176</text:p>
          </table:table-cell>
          <table:table-cell table:formula="of:=IF([.A1534]=&quot;&quot;;[.B15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formula="of:=IF([.A1534]=&quot;&quot;;[.A1535];[.A1535]+[.B1534])" office:value-type="float" office:value="8153" calcext:value-type="float">
            <text:p>8153</text:p>
          </table:table-cell>
          <table:table-cell table:formula="of:=IF([.A1535]=&quot;&quot;;[.B15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formula="of:=IF([.A1535]=&quot;&quot;;[.A1536];[.A1536]+[.B1535])" office:value-type="float" office:value="15068" calcext:value-type="float">
            <text:p>15068</text:p>
          </table:table-cell>
          <table:table-cell table:formula="of:=IF([.A1536]=&quot;&quot;;[.B15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formula="of:=IF([.A1536]=&quot;&quot;;[.A1537];[.A1537]+[.B1536])" office:value-type="float" office:value="20093" calcext:value-type="float">
            <text:p>20093</text:p>
          </table:table-cell>
          <table:table-cell table:formula="of:=IF([.A1537]=&quot;&quot;;[.B15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IF([.A1537]=&quot;&quot;;[.A1538];[.A1538]+[.B1537])" office:value-type="float" office:value="22627" calcext:value-type="float">
            <text:p>22627</text:p>
          </table:table-cell>
          <table:table-cell table:formula="of:=IF([.A1538]=&quot;&quot;;[.B15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formula="of:=IF([.A1538]=&quot;&quot;;[.A1539];[.A1539]+[.B1538])" office:value-type="float" office:value="28464" calcext:value-type="float">
            <text:p>28464</text:p>
          </table:table-cell>
          <table:table-cell table:formula="of:=IF([.A1539]=&quot;&quot;;[.B15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formula="of:=IF([.A1539]=&quot;&quot;;[.A1540];[.A1540]+[.B1539])" office:value-type="float" office:value="33515" calcext:value-type="float">
            <text:p>33515</text:p>
          </table:table-cell>
          <table:table-cell table:formula="of:=IF([.A1540]=&quot;&quot;;[.B15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IF([.A1540]=&quot;&quot;;[.A1541];[.A1541]+[.B1540])" office:value-type="float" office:value="36304" calcext:value-type="float">
            <text:p>36304</text:p>
          </table:table-cell>
          <table:table-cell table:formula="of:=IF([.A1541]=&quot;&quot;;[.B15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IF([.A1541]=&quot;&quot;;[.A1542];[.A1542]+[.B1541])" office:value-type="float" office:value="39014" calcext:value-type="float">
            <text:p>39014</text:p>
          </table:table-cell>
          <table:table-cell table:formula="of:=IF([.A1542]=&quot;&quot;;[.B15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IF([.A1542]=&quot;&quot;;[.A1543];[.A1543]+[.B1542])" office:value-type="float" office:value="42739" calcext:value-type="float">
            <text:p>42739</text:p>
          </table:table-cell>
          <table:table-cell table:formula="of:=IF([.A1543]=&quot;&quot;;[.B15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formula="of:=IF([.A1543]=&quot;&quot;;[.A1544];[.A1544]+[.B1543])" office:value-type="float" office:value="47281" calcext:value-type="float">
            <text:p>47281</text:p>
          </table:table-cell>
          <table:table-cell table:formula="of:=IF([.A1544]=&quot;&quot;;[.B15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formula="of:=IF([.A1544]=&quot;&quot;;[.A1545];[.A1545]+[.B1544])" office:value-type="float" office:value="52295" calcext:value-type="float">
            <text:p>52295</text:p>
          </table:table-cell>
          <table:table-cell table:formula="of:=IF([.A1545]=&quot;&quot;;[.B15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formula="of:=IF([.A1545]=&quot;&quot;;[.A1546];[.A1546]+[.B1545])" office:value-type="float" office:value="58828" calcext:value-type="float">
            <text:p>58828</text:p>
          </table:table-cell>
          <table:table-cell table:formula="of:=IF([.A1546]=&quot;&quot;;[.B154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546]=&quot;&quot;;[.A1547];[.A1547]+[.B1546])" office:value-type="float" office:value="58828" calcext:value-type="float">
            <text:p>58828</text:p>
          </table:table-cell>
          <table:table-cell table:formula="of:=IF([.A1547]=&quot;&quot;;[.B1547];&quot;&quot;)" office:value-type="float" office:value="58828" calcext:value-type="float">
            <text:p>58828</text:p>
          </table:table-cell>
          <table:table-cell table:number-columns-repeated="2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formula="of:=IF([.A1547]=&quot;&quot;;[.A1548];[.A1548]+[.B1547])" office:value-type="float" office:value="5040" calcext:value-type="float">
            <text:p>5040</text:p>
          </table:table-cell>
          <table:table-cell table:formula="of:=IF([.A1548]=&quot;&quot;;[.B15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formula="of:=IF([.A1548]=&quot;&quot;;[.A1549];[.A1549]+[.B1548])" office:value-type="float" office:value="12567" calcext:value-type="float">
            <text:p>12567</text:p>
          </table:table-cell>
          <table:table-cell table:formula="of:=IF([.A1549]=&quot;&quot;;[.B15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formula="of:=IF([.A1549]=&quot;&quot;;[.A1550];[.A1550]+[.B1549])" office:value-type="float" office:value="19571" calcext:value-type="float">
            <text:p>19571</text:p>
          </table:table-cell>
          <table:table-cell table:formula="of:=IF([.A1550]=&quot;&quot;;[.B15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formula="of:=IF([.A1550]=&quot;&quot;;[.A1551];[.A1551]+[.B1550])" office:value-type="float" office:value="26533" calcext:value-type="float">
            <text:p>26533</text:p>
          </table:table-cell>
          <table:table-cell table:formula="of:=IF([.A1551]=&quot;&quot;;[.B15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IF([.A1551]=&quot;&quot;;[.A1552];[.A1552]+[.B1551])" office:value-type="float" office:value="28546" calcext:value-type="float">
            <text:p>28546</text:p>
          </table:table-cell>
          <table:table-cell table:formula="of:=IF([.A1552]=&quot;&quot;;[.B15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formula="of:=IF([.A1552]=&quot;&quot;;[.A1553];[.A1553]+[.B1552])" office:value-type="float" office:value="35864" calcext:value-type="float">
            <text:p>35864</text:p>
          </table:table-cell>
          <table:table-cell table:formula="of:=IF([.A1553]=&quot;&quot;;[.B15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IF([.A1553]=&quot;&quot;;[.A1554];[.A1554]+[.B1553])" office:value-type="float" office:value="36936" calcext:value-type="float">
            <text:p>36936</text:p>
          </table:table-cell>
          <table:table-cell table:formula="of:=IF([.A1554]=&quot;&quot;;[.B15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IF([.A1554]=&quot;&quot;;[.A1555];[.A1555]+[.B1554])" office:value-type="float" office:value="38821" calcext:value-type="float">
            <text:p>38821</text:p>
          </table:table-cell>
          <table:table-cell table:formula="of:=IF([.A1555]=&quot;&quot;;[.B15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formula="of:=IF([.A1555]=&quot;&quot;;[.A1556];[.A1556]+[.B1555])" office:value-type="float" office:value="44527" calcext:value-type="float">
            <text:p>44527</text:p>
          </table:table-cell>
          <table:table-cell table:formula="of:=IF([.A1556]=&quot;&quot;;[.B15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IF([.A1556]=&quot;&quot;;[.A1557];[.A1557]+[.B1556])" office:value-type="float" office:value="46591" calcext:value-type="float">
            <text:p>46591</text:p>
          </table:table-cell>
          <table:table-cell table:formula="of:=IF([.A1557]=&quot;&quot;;[.B15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IF([.A1557]=&quot;&quot;;[.A1558];[.A1558]+[.B1557])" office:value-type="float" office:value="48703" calcext:value-type="float">
            <text:p>48703</text:p>
          </table:table-cell>
          <table:table-cell table:formula="of:=IF([.A1558]=&quot;&quot;;[.B155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558]=&quot;&quot;;[.A1559];[.A1559]+[.B1558])" office:value-type="float" office:value="48703" calcext:value-type="float">
            <text:p>48703</text:p>
          </table:table-cell>
          <table:table-cell table:formula="of:=IF([.A1559]=&quot;&quot;;[.B1559];&quot;&quot;)" office:value-type="float" office:value="48703" calcext:value-type="float">
            <text:p>48703</text:p>
          </table:table-cell>
          <table:table-cell table:number-columns-repeated="2"/>
        </table:table-row>
        <table:table-row table:style-name="ro1">
          <table:table-cell office:value-type="float" office:value="32698" calcext:value-type="float">
            <text:p>32698</text:p>
          </table:table-cell>
          <table:table-cell table:formula="of:=IF([.A1559]=&quot;&quot;;[.A1560];[.A1560]+[.B1559])" office:value-type="float" office:value="32698" calcext:value-type="float">
            <text:p>32698</text:p>
          </table:table-cell>
          <table:table-cell table:formula="of:=IF([.A1560]=&quot;&quot;;[.B15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formula="of:=IF([.A1560]=&quot;&quot;;[.A1561];[.A1561]+[.B1560])" office:value-type="float" office:value="38624" calcext:value-type="float">
            <text:p>38624</text:p>
          </table:table-cell>
          <table:table-cell table:formula="of:=IF([.A1561]=&quot;&quot;;[.B156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561]=&quot;&quot;;[.A1562];[.A1562]+[.B1561])" office:value-type="float" office:value="38624" calcext:value-type="float">
            <text:p>38624</text:p>
          </table:table-cell>
          <table:table-cell table:formula="of:=IF([.A1562]=&quot;&quot;;[.B1562];&quot;&quot;)" office:value-type="float" office:value="38624" calcext:value-type="float">
            <text:p>38624</text:p>
          </table:table-cell>
          <table:table-cell table:number-columns-repeated="2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formula="of:=IF([.A1562]=&quot;&quot;;[.A1563];[.A1563]+[.B1562])" office:value-type="float" office:value="7743" calcext:value-type="float">
            <text:p>7743</text:p>
          </table:table-cell>
          <table:table-cell table:formula="of:=IF([.A1563]=&quot;&quot;;[.B15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formula="of:=IF([.A1563]=&quot;&quot;;[.A1564];[.A1564]+[.B1563])" office:value-type="float" office:value="12586" calcext:value-type="float">
            <text:p>12586</text:p>
          </table:table-cell>
          <table:table-cell table:formula="of:=IF([.A1564]=&quot;&quot;;[.B15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formula="of:=IF([.A1564]=&quot;&quot;;[.A1565];[.A1565]+[.B1564])" office:value-type="float" office:value="18712" calcext:value-type="float">
            <text:p>18712</text:p>
          </table:table-cell>
          <table:table-cell table:formula="of:=IF([.A1565]=&quot;&quot;;[.B15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formula="of:=IF([.A1565]=&quot;&quot;;[.A1566];[.A1566]+[.B1565])" office:value-type="float" office:value="25039" calcext:value-type="float">
            <text:p>25039</text:p>
          </table:table-cell>
          <table:table-cell table:formula="of:=IF([.A1566]=&quot;&quot;;[.B15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formula="of:=IF([.A1566]=&quot;&quot;;[.A1567];[.A1567]+[.B1566])" office:value-type="float" office:value="29554" calcext:value-type="float">
            <text:p>29554</text:p>
          </table:table-cell>
          <table:table-cell table:formula="of:=IF([.A1567]=&quot;&quot;;[.B15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IF([.A1567]=&quot;&quot;;[.A1568];[.A1568]+[.B1567])" office:value-type="float" office:value="35122" calcext:value-type="float">
            <text:p>35122</text:p>
          </table:table-cell>
          <table:table-cell table:formula="of:=IF([.A1568]=&quot;&quot;;[.B15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formula="of:=IF([.A1568]=&quot;&quot;;[.A1569];[.A1569]+[.B1568])" office:value-type="float" office:value="42899" calcext:value-type="float">
            <text:p>42899</text:p>
          </table:table-cell>
          <table:table-cell table:formula="of:=IF([.A1569]=&quot;&quot;;[.B15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formula="of:=IF([.A1569]=&quot;&quot;;[.A1570];[.A1570]+[.B1569])" office:value-type="float" office:value="47998" calcext:value-type="float">
            <text:p>47998</text:p>
          </table:table-cell>
          <table:table-cell table:formula="of:=IF([.A1570]=&quot;&quot;;[.B15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formula="of:=IF([.A1570]=&quot;&quot;;[.A1571];[.A1571]+[.B1570])" office:value-type="float" office:value="53643" calcext:value-type="float">
            <text:p>53643</text:p>
          </table:table-cell>
          <table:table-cell table:formula="of:=IF([.A1571]=&quot;&quot;;[.B15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formula="of:=IF([.A1571]=&quot;&quot;;[.A1572];[.A1572]+[.B1571])" office:value-type="float" office:value="59018" calcext:value-type="float">
            <text:p>59018</text:p>
          </table:table-cell>
          <table:table-cell table:formula="of:=IF([.A1572]=&quot;&quot;;[.B15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formula="of:=IF([.A1572]=&quot;&quot;;[.A1573];[.A1573]+[.B1572])" office:value-type="float" office:value="63300" calcext:value-type="float">
            <text:p>63300</text:p>
          </table:table-cell>
          <table:table-cell table:formula="of:=IF([.A1573]=&quot;&quot;;[.B157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573]=&quot;&quot;;[.A1574];[.A1574]+[.B1573])" office:value-type="float" office:value="63300" calcext:value-type="float">
            <text:p>63300</text:p>
          </table:table-cell>
          <table:table-cell table:formula="of:=IF([.A1574]=&quot;&quot;;[.B1574];&quot;&quot;)" office:value-type="float" office:value="63300" calcext:value-type="float">
            <text:p>63300</text:p>
          </table:table-cell>
          <table:table-cell table:number-columns-repeated="2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formula="of:=IF([.A1574]=&quot;&quot;;[.A1575];[.A1575]+[.B1574])" office:value-type="float" office:value="10281" calcext:value-type="float">
            <text:p>10281</text:p>
          </table:table-cell>
          <table:table-cell table:formula="of:=IF([.A1575]=&quot;&quot;;[.B15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IF([.A1575]=&quot;&quot;;[.A1576];[.A1576]+[.B1575])" office:value-type="float" office:value="17458" calcext:value-type="float">
            <text:p>17458</text:p>
          </table:table-cell>
          <table:table-cell table:formula="of:=IF([.A1576]=&quot;&quot;;[.B15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formula="of:=IF([.A1576]=&quot;&quot;;[.A1577];[.A1577]+[.B1576])" office:value-type="float" office:value="25499" calcext:value-type="float">
            <text:p>25499</text:p>
          </table:table-cell>
          <table:table-cell table:formula="of:=IF([.A1577]=&quot;&quot;;[.B15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formula="of:=IF([.A1577]=&quot;&quot;;[.A1578];[.A1578]+[.B1577])" office:value-type="float" office:value="35001" calcext:value-type="float">
            <text:p>35001</text:p>
          </table:table-cell>
          <table:table-cell table:formula="of:=IF([.A1578]=&quot;&quot;;[.B15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formula="of:=IF([.A1578]=&quot;&quot;;[.A1579];[.A1579]+[.B1578])" office:value-type="float" office:value="39618" calcext:value-type="float">
            <text:p>39618</text:p>
          </table:table-cell>
          <table:table-cell table:formula="of:=IF([.A1579]=&quot;&quot;;[.B15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formula="of:=IF([.A1579]=&quot;&quot;;[.A1580];[.A1580]+[.B1579])" office:value-type="float" office:value="46394" calcext:value-type="float">
            <text:p>46394</text:p>
          </table:table-cell>
          <table:table-cell table:formula="of:=IF([.A1580]=&quot;&quot;;[.B15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formula="of:=IF([.A1580]=&quot;&quot;;[.A1581];[.A1581]+[.B1580])" office:value-type="float" office:value="52349" calcext:value-type="float">
            <text:p>52349</text:p>
          </table:table-cell>
          <table:table-cell table:formula="of:=IF([.A1581]=&quot;&quot;;[.B15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formula="of:=IF([.A1581]=&quot;&quot;;[.A1582];[.A1582]+[.B1581])" office:value-type="float" office:value="61449" calcext:value-type="float">
            <text:p>61449</text:p>
          </table:table-cell>
          <table:table-cell table:formula="of:=IF([.A1582]=&quot;&quot;;[.B158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582]=&quot;&quot;;[.A1583];[.A1583]+[.B1582])" office:value-type="float" office:value="61449" calcext:value-type="float">
            <text:p>61449</text:p>
          </table:table-cell>
          <table:table-cell table:formula="of:=IF([.A1583]=&quot;&quot;;[.B1583];&quot;&quot;)" office:value-type="float" office:value="61449" calcext:value-type="float">
            <text:p>61449</text:p>
          </table:table-cell>
          <table:table-cell table:number-columns-repeated="2"/>
        </table:table-row>
        <table:table-row table:style-name="ro1">
          <table:table-cell office:value-type="float" office:value="13793" calcext:value-type="float">
            <text:p>13793</text:p>
          </table:table-cell>
          <table:table-cell table:formula="of:=IF([.A1583]=&quot;&quot;;[.A1584];[.A1584]+[.B1583])" office:value-type="float" office:value="13793" calcext:value-type="float">
            <text:p>13793</text:p>
          </table:table-cell>
          <table:table-cell table:formula="of:=IF([.A1584]=&quot;&quot;;[.B15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formula="of:=IF([.A1584]=&quot;&quot;;[.A1585];[.A1585]+[.B1584])" office:value-type="float" office:value="18872" calcext:value-type="float">
            <text:p>18872</text:p>
          </table:table-cell>
          <table:table-cell table:formula="of:=IF([.A1585]=&quot;&quot;;[.B15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978" calcext:value-type="float">
            <text:p>11978</text:p>
          </table:table-cell>
          <table:table-cell table:formula="of:=IF([.A1585]=&quot;&quot;;[.A1586];[.A1586]+[.B1585])" office:value-type="float" office:value="30850" calcext:value-type="float">
            <text:p>30850</text:p>
          </table:table-cell>
          <table:table-cell table:formula="of:=IF([.A1586]=&quot;&quot;;[.B15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formula="of:=IF([.A1586]=&quot;&quot;;[.A1587];[.A1587]+[.B1586])" office:value-type="float" office:value="40034" calcext:value-type="float">
            <text:p>40034</text:p>
          </table:table-cell>
          <table:table-cell table:formula="of:=IF([.A1587]=&quot;&quot;;[.B15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IF([.A1587]=&quot;&quot;;[.A1588];[.A1588]+[.B1587])" office:value-type="float" office:value="45038" calcext:value-type="float">
            <text:p>45038</text:p>
          </table:table-cell>
          <table:table-cell table:formula="of:=IF([.A1588]=&quot;&quot;;[.B15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IF([.A1588]=&quot;&quot;;[.A1589];[.A1589]+[.B1588])" office:value-type="float" office:value="51544" calcext:value-type="float">
            <text:p>51544</text:p>
          </table:table-cell>
          <table:table-cell table:formula="of:=IF([.A1589]=&quot;&quot;;[.B158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589]=&quot;&quot;;[.A1590];[.A1590]+[.B1589])" office:value-type="float" office:value="51544" calcext:value-type="float">
            <text:p>51544</text:p>
          </table:table-cell>
          <table:table-cell table:formula="of:=IF([.A1590]=&quot;&quot;;[.B1590];&quot;&quot;)" office:value-type="float" office:value="51544" calcext:value-type="float">
            <text:p>51544</text:p>
          </table:table-cell>
          <table:table-cell table:number-columns-repeated="2"/>
        </table:table-row>
        <table:table-row table:style-name="ro1">
          <table:table-cell office:value-type="float" office:value="11597" calcext:value-type="float">
            <text:p>11597</text:p>
          </table:table-cell>
          <table:table-cell table:formula="of:=IF([.A1590]=&quot;&quot;;[.A1591];[.A1591]+[.B1590])" office:value-type="float" office:value="11597" calcext:value-type="float">
            <text:p>11597</text:p>
          </table:table-cell>
          <table:table-cell table:formula="of:=IF([.A1591]=&quot;&quot;;[.B15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056" calcext:value-type="float">
            <text:p>22056</text:p>
          </table:table-cell>
          <table:table-cell table:formula="of:=IF([.A1591]=&quot;&quot;;[.A1592];[.A1592]+[.B1591])" office:value-type="float" office:value="33653" calcext:value-type="float">
            <text:p>33653</text:p>
          </table:table-cell>
          <table:table-cell table:formula="of:=IF([.A1592]=&quot;&quot;;[.B15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123" calcext:value-type="float">
            <text:p>11123</text:p>
          </table:table-cell>
          <table:table-cell table:formula="of:=IF([.A1592]=&quot;&quot;;[.A1593];[.A1593]+[.B1592])" office:value-type="float" office:value="44776" calcext:value-type="float">
            <text:p>44776</text:p>
          </table:table-cell>
          <table:table-cell table:formula="of:=IF([.A1593]=&quot;&quot;;[.B159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593]=&quot;&quot;;[.A1594];[.A1594]+[.B1593])" office:value-type="float" office:value="44776" calcext:value-type="float">
            <text:p>44776</text:p>
          </table:table-cell>
          <table:table-cell table:formula="of:=IF([.A1594]=&quot;&quot;;[.B1594];&quot;&quot;)" office:value-type="float" office:value="44776" calcext:value-type="float">
            <text:p>44776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IF([.A1594]=&quot;&quot;;[.A1595];[.A1595]+[.B1594])" office:value-type="float" office:value="1966" calcext:value-type="float">
            <text:p>1966</text:p>
          </table:table-cell>
          <table:table-cell table:formula="of:=IF([.A1595]=&quot;&quot;;[.B15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IF([.A1595]=&quot;&quot;;[.A1596];[.A1596]+[.B1595])" office:value-type="float" office:value="4425" calcext:value-type="float">
            <text:p>4425</text:p>
          </table:table-cell>
          <table:table-cell table:formula="of:=IF([.A1596]=&quot;&quot;;[.B15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formula="of:=IF([.A1596]=&quot;&quot;;[.A1597];[.A1597]+[.B1596])" office:value-type="float" office:value="11004" calcext:value-type="float">
            <text:p>11004</text:p>
          </table:table-cell>
          <table:table-cell table:formula="of:=IF([.A1597]=&quot;&quot;;[.B15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IF([.A1597]=&quot;&quot;;[.A1598];[.A1598]+[.B1597])" office:value-type="float" office:value="15052" calcext:value-type="float">
            <text:p>15052</text:p>
          </table:table-cell>
          <table:table-cell table:formula="of:=IF([.A1598]=&quot;&quot;;[.B15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formula="of:=IF([.A1598]=&quot;&quot;;[.A1599];[.A1599]+[.B1598])" office:value-type="float" office:value="19872" calcext:value-type="float">
            <text:p>19872</text:p>
          </table:table-cell>
          <table:table-cell table:formula="of:=IF([.A1599]=&quot;&quot;;[.B15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IF([.A1599]=&quot;&quot;;[.A1600];[.A1600]+[.B1599])" office:value-type="float" office:value="23738" calcext:value-type="float">
            <text:p>23738</text:p>
          </table:table-cell>
          <table:table-cell table:formula="of:=IF([.A1600]=&quot;&quot;;[.B16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formula="of:=IF([.A1600]=&quot;&quot;;[.A1601];[.A1601]+[.B1600])" office:value-type="float" office:value="31044" calcext:value-type="float">
            <text:p>31044</text:p>
          </table:table-cell>
          <table:table-cell table:formula="of:=IF([.A1601]=&quot;&quot;;[.B16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IF([.A1601]=&quot;&quot;;[.A1602];[.A1602]+[.B1601])" office:value-type="float" office:value="34063" calcext:value-type="float">
            <text:p>34063</text:p>
          </table:table-cell>
          <table:table-cell table:formula="of:=IF([.A1602]=&quot;&quot;;[.B16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formula="of:=IF([.A1602]=&quot;&quot;;[.A1603];[.A1603]+[.B1602])" office:value-type="float" office:value="38091" calcext:value-type="float">
            <text:p>38091</text:p>
          </table:table-cell>
          <table:table-cell table:formula="of:=IF([.A1603]=&quot;&quot;;[.B16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IF([.A1603]=&quot;&quot;;[.A1604];[.A1604]+[.B1603])" office:value-type="float" office:value="41371" calcext:value-type="float">
            <text:p>41371</text:p>
          </table:table-cell>
          <table:table-cell table:formula="of:=IF([.A1604]=&quot;&quot;;[.B16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IF([.A1604]=&quot;&quot;;[.A1605];[.A1605]+[.B1604])" office:value-type="float" office:value="42651" calcext:value-type="float">
            <text:p>42651</text:p>
          </table:table-cell>
          <table:table-cell table:formula="of:=IF([.A1605]=&quot;&quot;;[.B16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formula="of:=IF([.A1605]=&quot;&quot;;[.A1606];[.A1606]+[.B1605])" office:value-type="float" office:value="48769" calcext:value-type="float">
            <text:p>48769</text:p>
          </table:table-cell>
          <table:table-cell table:formula="of:=IF([.A1606]=&quot;&quot;;[.B160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06]=&quot;&quot;;[.A1607];[.A1607]+[.B1606])" office:value-type="float" office:value="48769" calcext:value-type="float">
            <text:p>48769</text:p>
          </table:table-cell>
          <table:table-cell table:formula="of:=IF([.A1607]=&quot;&quot;;[.B1607];&quot;&quot;)" office:value-type="float" office:value="48769" calcext:value-type="float">
            <text:p>48769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IF([.A1607]=&quot;&quot;;[.A1608];[.A1608]+[.B1607])" office:value-type="float" office:value="2629" calcext:value-type="float">
            <text:p>2629</text:p>
          </table:table-cell>
          <table:table-cell table:formula="of:=IF([.A1608]=&quot;&quot;;[.B16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formula="of:=IF([.A1608]=&quot;&quot;;[.A1609];[.A1609]+[.B1608])" office:value-type="float" office:value="8870" calcext:value-type="float">
            <text:p>8870</text:p>
          </table:table-cell>
          <table:table-cell table:formula="of:=IF([.A1609]=&quot;&quot;;[.B16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formula="of:=IF([.A1609]=&quot;&quot;;[.A1610];[.A1610]+[.B1609])" office:value-type="float" office:value="14133" calcext:value-type="float">
            <text:p>14133</text:p>
          </table:table-cell>
          <table:table-cell table:formula="of:=IF([.A1610]=&quot;&quot;;[.B16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formula="of:=IF([.A1610]=&quot;&quot;;[.A1611];[.A1611]+[.B1610])" office:value-type="float" office:value="18139" calcext:value-type="float">
            <text:p>18139</text:p>
          </table:table-cell>
          <table:table-cell table:formula="of:=IF([.A1611]=&quot;&quot;;[.B16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formula="of:=IF([.A1611]=&quot;&quot;;[.A1612];[.A1612]+[.B1611])" office:value-type="float" office:value="25308" calcext:value-type="float">
            <text:p>25308</text:p>
          </table:table-cell>
          <table:table-cell table:formula="of:=IF([.A1612]=&quot;&quot;;[.B16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formula="of:=IF([.A1612]=&quot;&quot;;[.A1613];[.A1613]+[.B1612])" office:value-type="float" office:value="31603" calcext:value-type="float">
            <text:p>31603</text:p>
          </table:table-cell>
          <table:table-cell table:formula="of:=IF([.A1613]=&quot;&quot;;[.B16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IF([.A1613]=&quot;&quot;;[.A1614];[.A1614]+[.B1613])" office:value-type="float" office:value="33519" calcext:value-type="float">
            <text:p>33519</text:p>
          </table:table-cell>
          <table:table-cell table:formula="of:=IF([.A1614]=&quot;&quot;;[.B16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formula="of:=IF([.A1614]=&quot;&quot;;[.A1615];[.A1615]+[.B1614])" office:value-type="float" office:value="40586" calcext:value-type="float">
            <text:p>40586</text:p>
          </table:table-cell>
          <table:table-cell table:formula="of:=IF([.A1615]=&quot;&quot;;[.B16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formula="of:=IF([.A1615]=&quot;&quot;;[.A1616];[.A1616]+[.B1615])" office:value-type="float" office:value="45749" calcext:value-type="float">
            <text:p>45749</text:p>
          </table:table-cell>
          <table:table-cell table:formula="of:=IF([.A1616]=&quot;&quot;;[.B16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IF([.A1616]=&quot;&quot;;[.A1617];[.A1617]+[.B1616])" office:value-type="float" office:value="53166" calcext:value-type="float">
            <text:p>53166</text:p>
          </table:table-cell>
          <table:table-cell table:formula="of:=IF([.A1617]=&quot;&quot;;[.B16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formula="of:=IF([.A1617]=&quot;&quot;;[.A1618];[.A1618]+[.B1617])" office:value-type="float" office:value="60349" calcext:value-type="float">
            <text:p>60349</text:p>
          </table:table-cell>
          <table:table-cell table:formula="of:=IF([.A1618]=&quot;&quot;;[.B161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18]=&quot;&quot;;[.A1619];[.A1619]+[.B1618])" office:value-type="float" office:value="60349" calcext:value-type="float">
            <text:p>60349</text:p>
          </table:table-cell>
          <table:table-cell table:formula="of:=IF([.A1619]=&quot;&quot;;[.B1619];&quot;&quot;)" office:value-type="float" office:value="60349" calcext:value-type="float">
            <text:p>60349</text:p>
          </table:table-cell>
          <table:table-cell table:number-columns-repeated="2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formula="of:=IF([.A1619]=&quot;&quot;;[.A1620];[.A1620]+[.B1619])" office:value-type="float" office:value="5296" calcext:value-type="float">
            <text:p>5296</text:p>
          </table:table-cell>
          <table:table-cell table:formula="of:=IF([.A1620]=&quot;&quot;;[.B16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IF([.A1620]=&quot;&quot;;[.A1621];[.A1621]+[.B1620])" office:value-type="float" office:value="6883" calcext:value-type="float">
            <text:p>6883</text:p>
          </table:table-cell>
          <table:table-cell table:formula="of:=IF([.A1621]=&quot;&quot;;[.B16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IF([.A1621]=&quot;&quot;;[.A1622];[.A1622]+[.B1621])" office:value-type="float" office:value="13783" calcext:value-type="float">
            <text:p>13783</text:p>
          </table:table-cell>
          <table:table-cell table:formula="of:=IF([.A1622]=&quot;&quot;;[.B16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formula="of:=IF([.A1622]=&quot;&quot;;[.A1623];[.A1623]+[.B1622])" office:value-type="float" office:value="21259" calcext:value-type="float">
            <text:p>21259</text:p>
          </table:table-cell>
          <table:table-cell table:formula="of:=IF([.A1623]=&quot;&quot;;[.B16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IF([.A1623]=&quot;&quot;;[.A1624];[.A1624]+[.B1623])" office:value-type="float" office:value="24074" calcext:value-type="float">
            <text:p>24074</text:p>
          </table:table-cell>
          <table:table-cell table:formula="of:=IF([.A1624]=&quot;&quot;;[.B16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IF([.A1624]=&quot;&quot;;[.A1625];[.A1625]+[.B1624])" office:value-type="float" office:value="30074" calcext:value-type="float">
            <text:p>30074</text:p>
          </table:table-cell>
          <table:table-cell table:formula="of:=IF([.A1625]=&quot;&quot;;[.B16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formula="of:=IF([.A1625]=&quot;&quot;;[.A1626];[.A1626]+[.B1625])" office:value-type="float" office:value="35451" calcext:value-type="float">
            <text:p>35451</text:p>
          </table:table-cell>
          <table:table-cell table:formula="of:=IF([.A1626]=&quot;&quot;;[.B16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formula="of:=IF([.A1626]=&quot;&quot;;[.A1627];[.A1627]+[.B1626])" office:value-type="float" office:value="41141" calcext:value-type="float">
            <text:p>41141</text:p>
          </table:table-cell>
          <table:table-cell table:formula="of:=IF([.A1627]=&quot;&quot;;[.B16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formula="of:=IF([.A1627]=&quot;&quot;;[.A1628];[.A1628]+[.B1627])" office:value-type="float" office:value="47964" calcext:value-type="float">
            <text:p>47964</text:p>
          </table:table-cell>
          <table:table-cell table:formula="of:=IF([.A1628]=&quot;&quot;;[.B16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formula="of:=IF([.A1628]=&quot;&quot;;[.A1629];[.A1629]+[.B1628])" office:value-type="float" office:value="54593" calcext:value-type="float">
            <text:p>54593</text:p>
          </table:table-cell>
          <table:table-cell table:formula="of:=IF([.A1629]=&quot;&quot;;[.B162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29]=&quot;&quot;;[.A1630];[.A1630]+[.B1629])" office:value-type="float" office:value="54593" calcext:value-type="float">
            <text:p>54593</text:p>
          </table:table-cell>
          <table:table-cell table:formula="of:=IF([.A1630]=&quot;&quot;;[.B1630];&quot;&quot;)" office:value-type="float" office:value="54593" calcext:value-type="float">
            <text:p>54593</text:p>
          </table:table-cell>
          <table:table-cell table:number-columns-repeated="2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formula="of:=IF([.A1630]=&quot;&quot;;[.A1631];[.A1631]+[.B1630])" office:value-type="float" office:value="10444" calcext:value-type="float">
            <text:p>10444</text:p>
          </table:table-cell>
          <table:table-cell table:formula="of:=IF([.A1631]=&quot;&quot;;[.B16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formula="of:=IF([.A1631]=&quot;&quot;;[.A1632];[.A1632]+[.B1631])" office:value-type="float" office:value="17836" calcext:value-type="float">
            <text:p>17836</text:p>
          </table:table-cell>
          <table:table-cell table:formula="of:=IF([.A1632]=&quot;&quot;;[.B16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formula="of:=IF([.A1632]=&quot;&quot;;[.A1633];[.A1633]+[.B1632])" office:value-type="float" office:value="26818" calcext:value-type="float">
            <text:p>26818</text:p>
          </table:table-cell>
          <table:table-cell table:formula="of:=IF([.A1633]=&quot;&quot;;[.B16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formula="of:=IF([.A1633]=&quot;&quot;;[.A1634];[.A1634]+[.B1633])" office:value-type="float" office:value="33812" calcext:value-type="float">
            <text:p>33812</text:p>
          </table:table-cell>
          <table:table-cell table:formula="of:=IF([.A1634]=&quot;&quot;;[.B16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formula="of:=IF([.A1634]=&quot;&quot;;[.A1635];[.A1635]+[.B1634])" office:value-type="float" office:value="43157" calcext:value-type="float">
            <text:p>43157</text:p>
          </table:table-cell>
          <table:table-cell table:formula="of:=IF([.A1635]=&quot;&quot;;[.B16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IF([.A1635]=&quot;&quot;;[.A1636];[.A1636]+[.B1635])" office:value-type="float" office:value="44321" calcext:value-type="float">
            <text:p>44321</text:p>
          </table:table-cell>
          <table:table-cell table:formula="of:=IF([.A1636]=&quot;&quot;;[.B163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36]=&quot;&quot;;[.A1637];[.A1637]+[.B1636])" office:value-type="float" office:value="44321" calcext:value-type="float">
            <text:p>44321</text:p>
          </table:table-cell>
          <table:table-cell table:formula="of:=IF([.A1637]=&quot;&quot;;[.B1637];&quot;&quot;)" office:value-type="float" office:value="44321" calcext:value-type="float">
            <text:p>44321</text:p>
          </table:table-cell>
          <table:table-cell table:number-columns-repeated="2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formula="of:=IF([.A1637]=&quot;&quot;;[.A1638];[.A1638]+[.B1637])" office:value-type="float" office:value="4648" calcext:value-type="float">
            <text:p>4648</text:p>
          </table:table-cell>
          <table:table-cell table:formula="of:=IF([.A1638]=&quot;&quot;;[.B16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356" calcext:value-type="float">
            <text:p>18356</text:p>
          </table:table-cell>
          <table:table-cell table:formula="of:=IF([.A1638]=&quot;&quot;;[.A1639];[.A1639]+[.B1638])" office:value-type="float" office:value="23004" calcext:value-type="float">
            <text:p>23004</text:p>
          </table:table-cell>
          <table:table-cell table:formula="of:=IF([.A1639]=&quot;&quot;;[.B16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formula="of:=IF([.A1639]=&quot;&quot;;[.A1640];[.A1640]+[.B1639])" office:value-type="float" office:value="28233" calcext:value-type="float">
            <text:p>28233</text:p>
          </table:table-cell>
          <table:table-cell table:formula="of:=IF([.A1640]=&quot;&quot;;[.B16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479" calcext:value-type="float">
            <text:p>18479</text:p>
          </table:table-cell>
          <table:table-cell table:formula="of:=IF([.A1640]=&quot;&quot;;[.A1641];[.A1641]+[.B1640])" office:value-type="float" office:value="46712" calcext:value-type="float">
            <text:p>46712</text:p>
          </table:table-cell>
          <table:table-cell table:formula="of:=IF([.A1641]=&quot;&quot;;[.B164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41]=&quot;&quot;;[.A1642];[.A1642]+[.B1641])" office:value-type="float" office:value="46712" calcext:value-type="float">
            <text:p>46712</text:p>
          </table:table-cell>
          <table:table-cell table:formula="of:=IF([.A1642]=&quot;&quot;;[.B1642];&quot;&quot;)" office:value-type="float" office:value="46712" calcext:value-type="float">
            <text:p>46712</text:p>
          </table:table-cell>
          <table:table-cell table:number-columns-repeated="2"/>
        </table:table-row>
        <table:table-row table:style-name="ro1">
          <table:table-cell office:value-type="float" office:value="37019" calcext:value-type="float">
            <text:p>37019</text:p>
          </table:table-cell>
          <table:table-cell table:formula="of:=IF([.A1642]=&quot;&quot;;[.A1643];[.A1643]+[.B1642])" office:value-type="float" office:value="37019" calcext:value-type="float">
            <text:p>37019</text:p>
          </table:table-cell>
          <table:table-cell table:formula="of:=IF([.A1643]=&quot;&quot;;[.B164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43]=&quot;&quot;;[.A1644];[.A1644]+[.B1643])" office:value-type="float" office:value="37019" calcext:value-type="float">
            <text:p>37019</text:p>
          </table:table-cell>
          <table:table-cell table:formula="of:=IF([.A1644]=&quot;&quot;;[.B1644];&quot;&quot;)" office:value-type="float" office:value="37019" calcext:value-type="float">
            <text:p>37019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IF([.A1644]=&quot;&quot;;[.A1645];[.A1645]+[.B1644])" office:value-type="float" office:value="1595" calcext:value-type="float">
            <text:p>1595</text:p>
          </table:table-cell>
          <table:table-cell table:formula="of:=IF([.A1645]=&quot;&quot;;[.B16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516" calcext:value-type="float">
            <text:p>14516</text:p>
          </table:table-cell>
          <table:table-cell table:formula="of:=IF([.A1645]=&quot;&quot;;[.A1646];[.A1646]+[.B1645])" office:value-type="float" office:value="16111" calcext:value-type="float">
            <text:p>16111</text:p>
          </table:table-cell>
          <table:table-cell table:formula="of:=IF([.A1646]=&quot;&quot;;[.B16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072" calcext:value-type="float">
            <text:p>11072</text:p>
          </table:table-cell>
          <table:table-cell table:formula="of:=IF([.A1646]=&quot;&quot;;[.A1647];[.A1647]+[.B1646])" office:value-type="float" office:value="27183" calcext:value-type="float">
            <text:p>27183</text:p>
          </table:table-cell>
          <table:table-cell table:formula="of:=IF([.A1647]=&quot;&quot;;[.B16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073" calcext:value-type="float">
            <text:p>12073</text:p>
          </table:table-cell>
          <table:table-cell table:formula="of:=IF([.A1647]=&quot;&quot;;[.A1648];[.A1648]+[.B1647])" office:value-type="float" office:value="39256" calcext:value-type="float">
            <text:p>39256</text:p>
          </table:table-cell>
          <table:table-cell table:formula="of:=IF([.A1648]=&quot;&quot;;[.B16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formula="of:=IF([.A1648]=&quot;&quot;;[.A1649];[.A1649]+[.B1648])" office:value-type="float" office:value="49780" calcext:value-type="float">
            <text:p>49780</text:p>
          </table:table-cell>
          <table:table-cell table:formula="of:=IF([.A1649]=&quot;&quot;;[.B164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49]=&quot;&quot;;[.A1650];[.A1650]+[.B1649])" office:value-type="float" office:value="49780" calcext:value-type="float">
            <text:p>49780</text:p>
          </table:table-cell>
          <table:table-cell table:formula="of:=IF([.A1650]=&quot;&quot;;[.B1650];&quot;&quot;)" office:value-type="float" office:value="49780" calcext:value-type="float">
            <text:p>49780</text:p>
          </table:table-cell>
          <table:table-cell table:number-columns-repeated="2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formula="of:=IF([.A1650]=&quot;&quot;;[.A1651];[.A1651]+[.B1650])" office:value-type="float" office:value="7074" calcext:value-type="float">
            <text:p>7074</text:p>
          </table:table-cell>
          <table:table-cell table:formula="of:=IF([.A1651]=&quot;&quot;;[.B16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IF([.A1651]=&quot;&quot;;[.A1652];[.A1652]+[.B1651])" office:value-type="float" office:value="11573" calcext:value-type="float">
            <text:p>11573</text:p>
          </table:table-cell>
          <table:table-cell table:formula="of:=IF([.A1652]=&quot;&quot;;[.B16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.A1652]=&quot;&quot;;[.A1653];[.A1653]+[.B1652])" office:value-type="float" office:value="15101" calcext:value-type="float">
            <text:p>15101</text:p>
          </table:table-cell>
          <table:table-cell table:formula="of:=IF([.A1653]=&quot;&quot;;[.B16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formula="of:=IF([.A1653]=&quot;&quot;;[.A1654];[.A1654]+[.B1653])" office:value-type="float" office:value="22019" calcext:value-type="float">
            <text:p>22019</text:p>
          </table:table-cell>
          <table:table-cell table:formula="of:=IF([.A1654]=&quot;&quot;;[.B16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formula="of:=IF([.A1654]=&quot;&quot;;[.A1655];[.A1655]+[.B1654])" office:value-type="float" office:value="29653" calcext:value-type="float">
            <text:p>29653</text:p>
          </table:table-cell>
          <table:table-cell table:formula="of:=IF([.A1655]=&quot;&quot;;[.B16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formula="of:=IF([.A1655]=&quot;&quot;;[.A1656];[.A1656]+[.B1655])" office:value-type="float" office:value="36671" calcext:value-type="float">
            <text:p>36671</text:p>
          </table:table-cell>
          <table:table-cell table:formula="of:=IF([.A1656]=&quot;&quot;;[.B16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IF([.A1656]=&quot;&quot;;[.A1657];[.A1657]+[.B1656])" office:value-type="float" office:value="40735" calcext:value-type="float">
            <text:p>40735</text:p>
          </table:table-cell>
          <table:table-cell table:formula="of:=IF([.A1657]=&quot;&quot;;[.B16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.A1657]=&quot;&quot;;[.A1658];[.A1658]+[.B1657])" office:value-type="float" office:value="43081" calcext:value-type="float">
            <text:p>43081</text:p>
          </table:table-cell>
          <table:table-cell table:formula="of:=IF([.A1658]=&quot;&quot;;[.B16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formula="of:=IF([.A1658]=&quot;&quot;;[.A1659];[.A1659]+[.B1658])" office:value-type="float" office:value="49335" calcext:value-type="float">
            <text:p>49335</text:p>
          </table:table-cell>
          <table:table-cell table:formula="of:=IF([.A1659]=&quot;&quot;;[.B16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formula="of:=IF([.A1659]=&quot;&quot;;[.A1660];[.A1660]+[.B1659])" office:value-type="float" office:value="53892" calcext:value-type="float">
            <text:p>53892</text:p>
          </table:table-cell>
          <table:table-cell table:formula="of:=IF([.A1660]=&quot;&quot;;[.B16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formula="of:=IF([.A1660]=&quot;&quot;;[.A1661];[.A1661]+[.B1660])" office:value-type="float" office:value="59093" calcext:value-type="float">
            <text:p>59093</text:p>
          </table:table-cell>
          <table:table-cell table:formula="of:=IF([.A1661]=&quot;&quot;;[.B166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61]=&quot;&quot;;[.A1662];[.A1662]+[.B1661])" office:value-type="float" office:value="59093" calcext:value-type="float">
            <text:p>59093</text:p>
          </table:table-cell>
          <table:table-cell table:formula="of:=IF([.A1662]=&quot;&quot;;[.B1662];&quot;&quot;)" office:value-type="float" office:value="59093" calcext:value-type="float">
            <text:p>59093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IF([.A1662]=&quot;&quot;;[.A1663];[.A1663]+[.B1662])" office:value-type="float" office:value="1304" calcext:value-type="float">
            <text:p>1304</text:p>
          </table:table-cell>
          <table:table-cell table:formula="of:=IF([.A1663]=&quot;&quot;;[.B16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formula="of:=IF([.A1663]=&quot;&quot;;[.A1664];[.A1664]+[.B1663])" office:value-type="float" office:value="6130" calcext:value-type="float">
            <text:p>6130</text:p>
          </table:table-cell>
          <table:table-cell table:formula="of:=IF([.A1664]=&quot;&quot;;[.B16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formula="of:=IF([.A1664]=&quot;&quot;;[.A1665];[.A1665]+[.B1664])" office:value-type="float" office:value="13457" calcext:value-type="float">
            <text:p>13457</text:p>
          </table:table-cell>
          <table:table-cell table:formula="of:=IF([.A1665]=&quot;&quot;;[.B16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formula="of:=IF([.A1665]=&quot;&quot;;[.A1666];[.A1666]+[.B1665])" office:value-type="float" office:value="21051" calcext:value-type="float">
            <text:p>21051</text:p>
          </table:table-cell>
          <table:table-cell table:formula="of:=IF([.A1666]=&quot;&quot;;[.B16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formula="of:=IF([.A1666]=&quot;&quot;;[.A1667];[.A1667]+[.B1666])" office:value-type="float" office:value="26712" calcext:value-type="float">
            <text:p>26712</text:p>
          </table:table-cell>
          <table:table-cell table:formula="of:=IF([.A1667]=&quot;&quot;;[.B16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formula="of:=IF([.A1667]=&quot;&quot;;[.A1668];[.A1668]+[.B1667])" office:value-type="float" office:value="32860" calcext:value-type="float">
            <text:p>32860</text:p>
          </table:table-cell>
          <table:table-cell table:formula="of:=IF([.A1668]=&quot;&quot;;[.B16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formula="of:=IF([.A1668]=&quot;&quot;;[.A1669];[.A1669]+[.B1668])" office:value-type="float" office:value="41637" calcext:value-type="float">
            <text:p>41637</text:p>
          </table:table-cell>
          <table:table-cell table:formula="of:=IF([.A1669]=&quot;&quot;;[.B16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formula="of:=IF([.A1669]=&quot;&quot;;[.A1670];[.A1670]+[.B1669])" office:value-type="float" office:value="46340" calcext:value-type="float">
            <text:p>46340</text:p>
          </table:table-cell>
          <table:table-cell table:formula="of:=IF([.A1670]=&quot;&quot;;[.B16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formula="of:=IF([.A1670]=&quot;&quot;;[.A1671];[.A1671]+[.B1670])" office:value-type="float" office:value="49776" calcext:value-type="float">
            <text:p>49776</text:p>
          </table:table-cell>
          <table:table-cell table:formula="of:=IF([.A1671]=&quot;&quot;;[.B16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IF([.A1671]=&quot;&quot;;[.A1672];[.A1672]+[.B1671])" office:value-type="float" office:value="54674" calcext:value-type="float">
            <text:p>54674</text:p>
          </table:table-cell>
          <table:table-cell table:formula="of:=IF([.A1672]=&quot;&quot;;[.B167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72]=&quot;&quot;;[.A1673];[.A1673]+[.B1672])" office:value-type="float" office:value="54674" calcext:value-type="float">
            <text:p>54674</text:p>
          </table:table-cell>
          <table:table-cell table:formula="of:=IF([.A1673]=&quot;&quot;;[.B1673];&quot;&quot;)" office:value-type="float" office:value="54674" calcext:value-type="float">
            <text:p>54674</text:p>
          </table:table-cell>
          <table:table-cell table:number-columns-repeated="2"/>
        </table:table-row>
        <table:table-row table:style-name="ro1">
          <table:table-cell office:value-type="float" office:value="69863" calcext:value-type="float">
            <text:p>69863</text:p>
          </table:table-cell>
          <table:table-cell table:formula="of:=IF([.A1673]=&quot;&quot;;[.A1674];[.A1674]+[.B1673])" office:value-type="float" office:value="69863" calcext:value-type="float">
            <text:p>69863</text:p>
          </table:table-cell>
          <table:table-cell table:formula="of:=IF([.A1674]=&quot;&quot;;[.B167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74]=&quot;&quot;;[.A1675];[.A1675]+[.B1674])" office:value-type="float" office:value="69863" calcext:value-type="float">
            <text:p>69863</text:p>
          </table:table-cell>
          <table:table-cell table:formula="of:=IF([.A1675]=&quot;&quot;;[.B1675];&quot;&quot;)" office:value-type="float" office:value="69863" calcext:value-type="float">
            <text:p>69863</text:p>
          </table:table-cell>
          <table:table-cell table:number-columns-repeated="2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formula="of:=IF([.A1675]=&quot;&quot;;[.A1676];[.A1676]+[.B1675])" office:value-type="float" office:value="8498" calcext:value-type="float">
            <text:p>8498</text:p>
          </table:table-cell>
          <table:table-cell table:formula="of:=IF([.A1676]=&quot;&quot;;[.B16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formula="of:=IF([.A1676]=&quot;&quot;;[.A1677];[.A1677]+[.B1676])" office:value-type="float" office:value="19097" calcext:value-type="float">
            <text:p>19097</text:p>
          </table:table-cell>
          <table:table-cell table:formula="of:=IF([.A1677]=&quot;&quot;;[.B16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formula="of:=IF([.A1677]=&quot;&quot;;[.A1678];[.A1678]+[.B1677])" office:value-type="float" office:value="28714" calcext:value-type="float">
            <text:p>28714</text:p>
          </table:table-cell>
          <table:table-cell table:formula="of:=IF([.A1678]=&quot;&quot;;[.B16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formula="of:=IF([.A1678]=&quot;&quot;;[.A1679];[.A1679]+[.B1678])" office:value-type="float" office:value="37442" calcext:value-type="float">
            <text:p>37442</text:p>
          </table:table-cell>
          <table:table-cell table:formula="of:=IF([.A1679]=&quot;&quot;;[.B16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formula="of:=IF([.A1679]=&quot;&quot;;[.A1680];[.A1680]+[.B1679])" office:value-type="float" office:value="46828" calcext:value-type="float">
            <text:p>46828</text:p>
          </table:table-cell>
          <table:table-cell table:formula="of:=IF([.A1680]=&quot;&quot;;[.B16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IF([.A1680]=&quot;&quot;;[.A1681];[.A1681]+[.B1680])" office:value-type="float" office:value="48334" calcext:value-type="float">
            <text:p>48334</text:p>
          </table:table-cell>
          <table:table-cell table:formula="of:=IF([.A1681]=&quot;&quot;;[.B16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IF([.A1681]=&quot;&quot;;[.A1682];[.A1682]+[.B1681])" office:value-type="float" office:value="51191" calcext:value-type="float">
            <text:p>51191</text:p>
          </table:table-cell>
          <table:table-cell table:formula="of:=IF([.A1682]=&quot;&quot;;[.B168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82]=&quot;&quot;;[.A1683];[.A1683]+[.B1682])" office:value-type="float" office:value="51191" calcext:value-type="float">
            <text:p>51191</text:p>
          </table:table-cell>
          <table:table-cell table:formula="of:=IF([.A1683]=&quot;&quot;;[.B1683];&quot;&quot;)" office:value-type="float" office:value="51191" calcext:value-type="float">
            <text:p>51191</text:p>
          </table:table-cell>
          <table:table-cell table:number-columns-repeated="2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formula="of:=IF([.A1683]=&quot;&quot;;[.A1684];[.A1684]+[.B1683])" office:value-type="float" office:value="7081" calcext:value-type="float">
            <text:p>7081</text:p>
          </table:table-cell>
          <table:table-cell table:formula="of:=IF([.A1684]=&quot;&quot;;[.B16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IF([.A1684]=&quot;&quot;;[.A1685];[.A1685]+[.B1684])" office:value-type="float" office:value="10341" calcext:value-type="float">
            <text:p>10341</text:p>
          </table:table-cell>
          <table:table-cell table:formula="of:=IF([.A1685]=&quot;&quot;;[.B16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812" calcext:value-type="float">
            <text:p>16812</text:p>
          </table:table-cell>
          <table:table-cell table:formula="of:=IF([.A1685]=&quot;&quot;;[.A1686];[.A1686]+[.B1685])" office:value-type="float" office:value="27153" calcext:value-type="float">
            <text:p>27153</text:p>
          </table:table-cell>
          <table:table-cell table:formula="of:=IF([.A1686]=&quot;&quot;;[.B168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86]=&quot;&quot;;[.A1687];[.A1687]+[.B1686])" office:value-type="float" office:value="27153" calcext:value-type="float">
            <text:p>27153</text:p>
          </table:table-cell>
          <table:table-cell table:formula="of:=IF([.A1687]=&quot;&quot;;[.B1687];&quot;&quot;)" office:value-type="float" office:value="27153" calcext:value-type="float">
            <text:p>27153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IF([.A1687]=&quot;&quot;;[.A1688];[.A1688]+[.B1687])" office:value-type="float" office:value="1978" calcext:value-type="float">
            <text:p>1978</text:p>
          </table:table-cell>
          <table:table-cell table:formula="of:=IF([.A1688]=&quot;&quot;;[.B16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formula="of:=IF([.A1688]=&quot;&quot;;[.A1689];[.A1689]+[.B1688])" office:value-type="float" office:value="7964" calcext:value-type="float">
            <text:p>7964</text:p>
          </table:table-cell>
          <table:table-cell table:formula="of:=IF([.A1689]=&quot;&quot;;[.B16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formula="of:=IF([.A1689]=&quot;&quot;;[.A1690];[.A1690]+[.B1689])" office:value-type="float" office:value="13198" calcext:value-type="float">
            <text:p>13198</text:p>
          </table:table-cell>
          <table:table-cell table:formula="of:=IF([.A1690]=&quot;&quot;;[.B16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formula="of:=IF([.A1690]=&quot;&quot;;[.A1691];[.A1691]+[.B1690])" office:value-type="float" office:value="19528" calcext:value-type="float">
            <text:p>19528</text:p>
          </table:table-cell>
          <table:table-cell table:formula="of:=IF([.A1691]=&quot;&quot;;[.B16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IF([.A1691]=&quot;&quot;;[.A1692];[.A1692]+[.B1691])" office:value-type="float" office:value="24561" calcext:value-type="float">
            <text:p>24561</text:p>
          </table:table-cell>
          <table:table-cell table:formula="of:=IF([.A1692]=&quot;&quot;;[.B16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IF([.A1692]=&quot;&quot;;[.A1693];[.A1693]+[.B1692])" office:value-type="float" office:value="28057" calcext:value-type="float">
            <text:p>28057</text:p>
          </table:table-cell>
          <table:table-cell table:formula="of:=IF([.A1693]=&quot;&quot;;[.B16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IF([.A1693]=&quot;&quot;;[.A1694];[.A1694]+[.B1693])" office:value-type="float" office:value="34320" calcext:value-type="float">
            <text:p>34320</text:p>
          </table:table-cell>
          <table:table-cell table:formula="of:=IF([.A1694]=&quot;&quot;;[.B16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formula="of:=IF([.A1694]=&quot;&quot;;[.A1695];[.A1695]+[.B1694])" office:value-type="float" office:value="42254" calcext:value-type="float">
            <text:p>42254</text:p>
          </table:table-cell>
          <table:table-cell table:formula="of:=IF([.A1695]=&quot;&quot;;[.B16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formula="of:=IF([.A1695]=&quot;&quot;;[.A1696];[.A1696]+[.B1695])" office:value-type="float" office:value="50490" calcext:value-type="float">
            <text:p>50490</text:p>
          </table:table-cell>
          <table:table-cell table:formula="of:=IF([.A1696]=&quot;&quot;;[.B16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1696]=&quot;&quot;;[.A1697];[.A1697]+[.B1696])" office:value-type="float" office:value="54192" calcext:value-type="float">
            <text:p>54192</text:p>
          </table:table-cell>
          <table:table-cell table:formula="of:=IF([.A1697]=&quot;&quot;;[.B169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697]=&quot;&quot;;[.A1698];[.A1698]+[.B1697])" office:value-type="float" office:value="54192" calcext:value-type="float">
            <text:p>54192</text:p>
          </table:table-cell>
          <table:table-cell table:formula="of:=IF([.A1698]=&quot;&quot;;[.B1698];&quot;&quot;)" office:value-type="float" office:value="54192" calcext:value-type="float">
            <text:p>54192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IF([.A1698]=&quot;&quot;;[.A1699];[.A1699]+[.B1698])" office:value-type="float" office:value="1453" calcext:value-type="float">
            <text:p>1453</text:p>
          </table:table-cell>
          <table:table-cell table:formula="of:=IF([.A1699]=&quot;&quot;;[.B16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IF([.A1699]=&quot;&quot;;[.A1700];[.A1700]+[.B1699])" office:value-type="float" office:value="3979" calcext:value-type="float">
            <text:p>3979</text:p>
          </table:table-cell>
          <table:table-cell table:formula="of:=IF([.A1700]=&quot;&quot;;[.B17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formula="of:=IF([.A1700]=&quot;&quot;;[.A1701];[.A1701]+[.B1700])" office:value-type="float" office:value="9830" calcext:value-type="float">
            <text:p>9830</text:p>
          </table:table-cell>
          <table:table-cell table:formula="of:=IF([.A1701]=&quot;&quot;;[.B17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1701]=&quot;&quot;;[.A1702];[.A1702]+[.B1701])" office:value-type="float" office:value="11914" calcext:value-type="float">
            <text:p>11914</text:p>
          </table:table-cell>
          <table:table-cell table:formula="of:=IF([.A1702]=&quot;&quot;;[.B17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IF([.A1702]=&quot;&quot;;[.A1703];[.A1703]+[.B1702])" office:value-type="float" office:value="15006" calcext:value-type="float">
            <text:p>15006</text:p>
          </table:table-cell>
          <table:table-cell table:formula="of:=IF([.A1703]=&quot;&quot;;[.B17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IF([.A1703]=&quot;&quot;;[.A1704];[.A1704]+[.B1703])" office:value-type="float" office:value="21091" calcext:value-type="float">
            <text:p>21091</text:p>
          </table:table-cell>
          <table:table-cell table:formula="of:=IF([.A1704]=&quot;&quot;;[.B17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formula="of:=IF([.A1704]=&quot;&quot;;[.A1705];[.A1705]+[.B1704])" office:value-type="float" office:value="27146" calcext:value-type="float">
            <text:p>27146</text:p>
          </table:table-cell>
          <table:table-cell table:formula="of:=IF([.A1705]=&quot;&quot;;[.B17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IF([.A1705]=&quot;&quot;;[.A1706];[.A1706]+[.B1705])" office:value-type="float" office:value="30689" calcext:value-type="float">
            <text:p>30689</text:p>
          </table:table-cell>
          <table:table-cell table:formula="of:=IF([.A1706]=&quot;&quot;;[.B17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IF([.A1706]=&quot;&quot;;[.A1707];[.A1707]+[.B1706])" office:value-type="float" office:value="33492" calcext:value-type="float">
            <text:p>33492</text:p>
          </table:table-cell>
          <table:table-cell table:formula="of:=IF([.A1707]=&quot;&quot;;[.B17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IF([.A1707]=&quot;&quot;;[.A1708];[.A1708]+[.B1707])" office:value-type="float" office:value="35044" calcext:value-type="float">
            <text:p>35044</text:p>
          </table:table-cell>
          <table:table-cell table:formula="of:=IF([.A1708]=&quot;&quot;;[.B17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IF([.A1708]=&quot;&quot;;[.A1709];[.A1709]+[.B1708])" office:value-type="float" office:value="36065" calcext:value-type="float">
            <text:p>36065</text:p>
          </table:table-cell>
          <table:table-cell table:formula="of:=IF([.A1709]=&quot;&quot;;[.B17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IF([.A1709]=&quot;&quot;;[.A1710];[.A1710]+[.B1709])" office:value-type="float" office:value="41247" calcext:value-type="float">
            <text:p>41247</text:p>
          </table:table-cell>
          <table:table-cell table:formula="of:=IF([.A1710]=&quot;&quot;;[.B17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formula="of:=IF([.A1710]=&quot;&quot;;[.A1711];[.A1711]+[.B1710])" office:value-type="float" office:value="45811" calcext:value-type="float">
            <text:p>45811</text:p>
          </table:table-cell>
          <table:table-cell table:formula="of:=IF([.A1711]=&quot;&quot;;[.B17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IF([.A1711]=&quot;&quot;;[.A1712];[.A1712]+[.B1711])" office:value-type="float" office:value="49723" calcext:value-type="float">
            <text:p>49723</text:p>
          </table:table-cell>
          <table:table-cell table:formula="of:=IF([.A1712]=&quot;&quot;;[.B17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IF([.A1712]=&quot;&quot;;[.A1713];[.A1713]+[.B1712])" office:value-type="float" office:value="53577" calcext:value-type="float">
            <text:p>53577</text:p>
          </table:table-cell>
          <table:table-cell table:formula="of:=IF([.A1713]=&quot;&quot;;[.B171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713]=&quot;&quot;;[.A1714];[.A1714]+[.B1713])" office:value-type="float" office:value="53577" calcext:value-type="float">
            <text:p>53577</text:p>
          </table:table-cell>
          <table:table-cell table:formula="of:=IF([.A1714]=&quot;&quot;;[.B1714];&quot;&quot;)" office:value-type="float" office:value="53577" calcext:value-type="float">
            <text:p>53577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IF([.A1714]=&quot;&quot;;[.A1715];[.A1715]+[.B1714])" office:value-type="float" office:value="1003" calcext:value-type="float">
            <text:p>1003</text:p>
          </table:table-cell>
          <table:table-cell table:formula="of:=IF([.A1715]=&quot;&quot;;[.B17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formula="of:=IF([.A1715]=&quot;&quot;;[.A1716];[.A1716]+[.B1715])" office:value-type="float" office:value="7116" calcext:value-type="float">
            <text:p>7116</text:p>
          </table:table-cell>
          <table:table-cell table:formula="of:=IF([.A1716]=&quot;&quot;;[.B17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formula="of:=IF([.A1716]=&quot;&quot;;[.A1717];[.A1717]+[.B1716])" office:value-type="float" office:value="12963" calcext:value-type="float">
            <text:p>12963</text:p>
          </table:table-cell>
          <table:table-cell table:formula="of:=IF([.A1717]=&quot;&quot;;[.B17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IF([.A1717]=&quot;&quot;;[.A1718];[.A1718]+[.B1717])" office:value-type="float" office:value="14442" calcext:value-type="float">
            <text:p>14442</text:p>
          </table:table-cell>
          <table:table-cell table:formula="of:=IF([.A1718]=&quot;&quot;;[.B17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IF([.A1718]=&quot;&quot;;[.A1719];[.A1719]+[.B1718])" office:value-type="float" office:value="17976" calcext:value-type="float">
            <text:p>17976</text:p>
          </table:table-cell>
          <table:table-cell table:formula="of:=IF([.A1719]=&quot;&quot;;[.B17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IF([.A1719]=&quot;&quot;;[.A1720];[.A1720]+[.B1719])" office:value-type="float" office:value="19473" calcext:value-type="float">
            <text:p>19473</text:p>
          </table:table-cell>
          <table:table-cell table:formula="of:=IF([.A1720]=&quot;&quot;;[.B17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IF([.A1720]=&quot;&quot;;[.A1721];[.A1721]+[.B1720])" office:value-type="float" office:value="21520" calcext:value-type="float">
            <text:p>21520</text:p>
          </table:table-cell>
          <table:table-cell table:formula="of:=IF([.A1721]=&quot;&quot;;[.B17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formula="of:=IF([.A1721]=&quot;&quot;;[.A1722];[.A1722]+[.B1721])" office:value-type="float" office:value="27582" calcext:value-type="float">
            <text:p>27582</text:p>
          </table:table-cell>
          <table:table-cell table:formula="of:=IF([.A1722]=&quot;&quot;;[.B17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IF([.A1722]=&quot;&quot;;[.A1723];[.A1723]+[.B1722])" office:value-type="float" office:value="31295" calcext:value-type="float">
            <text:p>31295</text:p>
          </table:table-cell>
          <table:table-cell table:formula="of:=IF([.A1723]=&quot;&quot;;[.B17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IF([.A1723]=&quot;&quot;;[.A1724];[.A1724]+[.B1723])" office:value-type="float" office:value="35183" calcext:value-type="float">
            <text:p>35183</text:p>
          </table:table-cell>
          <table:table-cell table:formula="of:=IF([.A1724]=&quot;&quot;;[.B17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IF([.A1724]=&quot;&quot;;[.A1725];[.A1725]+[.B1724])" office:value-type="float" office:value="37030" calcext:value-type="float">
            <text:p>37030</text:p>
          </table:table-cell>
          <table:table-cell table:formula="of:=IF([.A1725]=&quot;&quot;;[.B17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IF([.A1725]=&quot;&quot;;[.A1726];[.A1726]+[.B1725])" office:value-type="float" office:value="38828" calcext:value-type="float">
            <text:p>38828</text:p>
          </table:table-cell>
          <table:table-cell table:formula="of:=IF([.A1726]=&quot;&quot;;[.B17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IF([.A1726]=&quot;&quot;;[.A1727];[.A1727]+[.B1726])" office:value-type="float" office:value="42035" calcext:value-type="float">
            <text:p>42035</text:p>
          </table:table-cell>
          <table:table-cell table:formula="of:=IF([.A1727]=&quot;&quot;;[.B17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.A1727]=&quot;&quot;;[.A1728];[.A1728]+[.B1727])" office:value-type="float" office:value="44595" calcext:value-type="float">
            <text:p>44595</text:p>
          </table:table-cell>
          <table:table-cell table:formula="of:=IF([.A1728]=&quot;&quot;;[.B17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formula="of:=IF([.A1728]=&quot;&quot;;[.A1729];[.A1729]+[.B1728])" office:value-type="float" office:value="47807" calcext:value-type="float">
            <text:p>47807</text:p>
          </table:table-cell>
          <table:table-cell table:formula="of:=IF([.A1729]=&quot;&quot;;[.B172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729]=&quot;&quot;;[.A1730];[.A1730]+[.B1729])" office:value-type="float" office:value="47807" calcext:value-type="float">
            <text:p>47807</text:p>
          </table:table-cell>
          <table:table-cell table:formula="of:=IF([.A1730]=&quot;&quot;;[.B1730];&quot;&quot;)" office:value-type="float" office:value="47807" calcext:value-type="float">
            <text:p>47807</text:p>
          </table:table-cell>
          <table:table-cell table:number-columns-repeated="2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formula="of:=IF([.A1730]=&quot;&quot;;[.A1731];[.A1731]+[.B1730])" office:value-type="float" office:value="4904" calcext:value-type="float">
            <text:p>4904</text:p>
          </table:table-cell>
          <table:table-cell table:formula="of:=IF([.A1731]=&quot;&quot;;[.B17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formula="of:=IF([.A1731]=&quot;&quot;;[.A1732];[.A1732]+[.B1731])" office:value-type="float" office:value="11994" calcext:value-type="float">
            <text:p>11994</text:p>
          </table:table-cell>
          <table:table-cell table:formula="of:=IF([.A1732]=&quot;&quot;;[.B17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IF([.A1732]=&quot;&quot;;[.A1733];[.A1733]+[.B1732])" office:value-type="float" office:value="14488" calcext:value-type="float">
            <text:p>14488</text:p>
          </table:table-cell>
          <table:table-cell table:formula="of:=IF([.A1733]=&quot;&quot;;[.B17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formula="of:=IF([.A1733]=&quot;&quot;;[.A1734];[.A1734]+[.B1733])" office:value-type="float" office:value="23352" calcext:value-type="float">
            <text:p>23352</text:p>
          </table:table-cell>
          <table:table-cell table:formula="of:=IF([.A1734]=&quot;&quot;;[.B17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IF([.A1734]=&quot;&quot;;[.A1735];[.A1735]+[.B1734])" office:value-type="float" office:value="24846" calcext:value-type="float">
            <text:p>24846</text:p>
          </table:table-cell>
          <table:table-cell table:formula="of:=IF([.A1735]=&quot;&quot;;[.B17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IF([.A1735]=&quot;&quot;;[.A1736];[.A1736]+[.B1735])" office:value-type="float" office:value="28159" calcext:value-type="float">
            <text:p>28159</text:p>
          </table:table-cell>
          <table:table-cell table:formula="of:=IF([.A1736]=&quot;&quot;;[.B17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IF([.A1736]=&quot;&quot;;[.A1737];[.A1737]+[.B1736])" office:value-type="float" office:value="29168" calcext:value-type="float">
            <text:p>29168</text:p>
          </table:table-cell>
          <table:table-cell table:formula="of:=IF([.A1737]=&quot;&quot;;[.B17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formula="of:=IF([.A1737]=&quot;&quot;;[.A1738];[.A1738]+[.B1737])" office:value-type="float" office:value="36699" calcext:value-type="float">
            <text:p>36699</text:p>
          </table:table-cell>
          <table:table-cell table:formula="of:=IF([.A1738]=&quot;&quot;;[.B17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formula="of:=IF([.A1738]=&quot;&quot;;[.A1739];[.A1739]+[.B1738])" office:value-type="float" office:value="40934" calcext:value-type="float">
            <text:p>40934</text:p>
          </table:table-cell>
          <table:table-cell table:formula="of:=IF([.A1739]=&quot;&quot;;[.B173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739]=&quot;&quot;;[.A1740];[.A1740]+[.B1739])" office:value-type="float" office:value="40934" calcext:value-type="float">
            <text:p>40934</text:p>
          </table:table-cell>
          <table:table-cell table:formula="of:=IF([.A1740]=&quot;&quot;;[.B1740];&quot;&quot;)" office:value-type="float" office:value="40934" calcext:value-type="float">
            <text:p>40934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IF([.A1740]=&quot;&quot;;[.A1741];[.A1741]+[.B1740])" office:value-type="float" office:value="3024" calcext:value-type="float">
            <text:p>3024</text:p>
          </table:table-cell>
          <table:table-cell table:formula="of:=IF([.A1741]=&quot;&quot;;[.B17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formula="of:=IF([.A1741]=&quot;&quot;;[.A1742];[.A1742]+[.B1741])" office:value-type="float" office:value="10912" calcext:value-type="float">
            <text:p>10912</text:p>
          </table:table-cell>
          <table:table-cell table:formula="of:=IF([.A1742]=&quot;&quot;;[.B17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formula="of:=IF([.A1742]=&quot;&quot;;[.A1743];[.A1743]+[.B1742])" office:value-type="float" office:value="14623" calcext:value-type="float">
            <text:p>14623</text:p>
          </table:table-cell>
          <table:table-cell table:formula="of:=IF([.A1743]=&quot;&quot;;[.B17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formula="of:=IF([.A1743]=&quot;&quot;;[.A1744];[.A1744]+[.B1743])" office:value-type="float" office:value="22260" calcext:value-type="float">
            <text:p>22260</text:p>
          </table:table-cell>
          <table:table-cell table:formula="of:=IF([.A1744]=&quot;&quot;;[.B17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IF([.A1744]=&quot;&quot;;[.A1745];[.A1745]+[.B1744])" office:value-type="float" office:value="27064" calcext:value-type="float">
            <text:p>27064</text:p>
          </table:table-cell>
          <table:table-cell table:formula="of:=IF([.A1745]=&quot;&quot;;[.B17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formula="of:=IF([.A1745]=&quot;&quot;;[.A1746];[.A1746]+[.B1745])" office:value-type="float" office:value="37333" calcext:value-type="float">
            <text:p>37333</text:p>
          </table:table-cell>
          <table:table-cell table:formula="of:=IF([.A1746]=&quot;&quot;;[.B17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formula="of:=IF([.A1746]=&quot;&quot;;[.A1747];[.A1747]+[.B1746])" office:value-type="float" office:value="42072" calcext:value-type="float">
            <text:p>42072</text:p>
          </table:table-cell>
          <table:table-cell table:formula="of:=IF([.A1747]=&quot;&quot;;[.B17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IF([.A1747]=&quot;&quot;;[.A1748];[.A1748]+[.B1747])" office:value-type="float" office:value="45196" calcext:value-type="float">
            <text:p>45196</text:p>
          </table:table-cell>
          <table:table-cell table:formula="of:=IF([.A1748]=&quot;&quot;;[.B174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748]=&quot;&quot;;[.A1749];[.A1749]+[.B1748])" office:value-type="float" office:value="45196" calcext:value-type="float">
            <text:p>45196</text:p>
          </table:table-cell>
          <table:table-cell table:formula="of:=IF([.A1749]=&quot;&quot;;[.B1749];&quot;&quot;)" office:value-type="float" office:value="45196" calcext:value-type="float">
            <text:p>45196</text:p>
          </table:table-cell>
          <table:table-cell table:number-columns-repeated="2"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formula="of:=IF([.A1749]=&quot;&quot;;[.A1750];[.A1750]+[.B1749])" office:value-type="float" office:value="10068" calcext:value-type="float">
            <text:p>10068</text:p>
          </table:table-cell>
          <table:table-cell table:formula="of:=IF([.A1750]=&quot;&quot;;[.B17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formula="of:=IF([.A1750]=&quot;&quot;;[.A1751];[.A1751]+[.B1750])" office:value-type="float" office:value="19496" calcext:value-type="float">
            <text:p>19496</text:p>
          </table:table-cell>
          <table:table-cell table:formula="of:=IF([.A1751]=&quot;&quot;;[.B17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IF([.A1751]=&quot;&quot;;[.A1752];[.A1752]+[.B1751])" office:value-type="float" office:value="25058" calcext:value-type="float">
            <text:p>25058</text:p>
          </table:table-cell>
          <table:table-cell table:formula="of:=IF([.A1752]=&quot;&quot;;[.B17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IF([.A1752]=&quot;&quot;;[.A1753];[.A1753]+[.B1752])" office:value-type="float" office:value="27779" calcext:value-type="float">
            <text:p>27779</text:p>
          </table:table-cell>
          <table:table-cell table:formula="of:=IF([.A1753]=&quot;&quot;;[.B175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753]=&quot;&quot;;[.A1754];[.A1754]+[.B1753])" office:value-type="float" office:value="27779" calcext:value-type="float">
            <text:p>27779</text:p>
          </table:table-cell>
          <table:table-cell table:formula="of:=IF([.A1754]=&quot;&quot;;[.B1754];&quot;&quot;)" office:value-type="float" office:value="27779" calcext:value-type="float">
            <text:p>27779</text:p>
          </table:table-cell>
          <table:table-cell table:number-columns-repeated="2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formula="of:=IF([.A1754]=&quot;&quot;;[.A1755];[.A1755]+[.B1754])" office:value-type="float" office:value="6320" calcext:value-type="float">
            <text:p>6320</text:p>
          </table:table-cell>
          <table:table-cell table:formula="of:=IF([.A1755]=&quot;&quot;;[.B17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formula="of:=IF([.A1755]=&quot;&quot;;[.A1756];[.A1756]+[.B1755])" office:value-type="float" office:value="12741" calcext:value-type="float">
            <text:p>12741</text:p>
          </table:table-cell>
          <table:table-cell table:formula="of:=IF([.A1756]=&quot;&quot;;[.B17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IF([.A1756]=&quot;&quot;;[.A1757];[.A1757]+[.B1756])" office:value-type="float" office:value="15663" calcext:value-type="float">
            <text:p>15663</text:p>
          </table:table-cell>
          <table:table-cell table:formula="of:=IF([.A1757]=&quot;&quot;;[.B17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IF([.A1757]=&quot;&quot;;[.A1758];[.A1758]+[.B1757])" office:value-type="float" office:value="19556" calcext:value-type="float">
            <text:p>19556</text:p>
          </table:table-cell>
          <table:table-cell table:formula="of:=IF([.A1758]=&quot;&quot;;[.B17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IF([.A1758]=&quot;&quot;;[.A1759];[.A1759]+[.B1758])" office:value-type="float" office:value="23188" calcext:value-type="float">
            <text:p>23188</text:p>
          </table:table-cell>
          <table:table-cell table:formula="of:=IF([.A1759]=&quot;&quot;;[.B17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formula="of:=IF([.A1759]=&quot;&quot;;[.A1760];[.A1760]+[.B1759])" office:value-type="float" office:value="28748" calcext:value-type="float">
            <text:p>28748</text:p>
          </table:table-cell>
          <table:table-cell table:formula="of:=IF([.A1760]=&quot;&quot;;[.B17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IF([.A1760]=&quot;&quot;;[.A1761];[.A1761]+[.B1760])" office:value-type="float" office:value="32327" calcext:value-type="float">
            <text:p>32327</text:p>
          </table:table-cell>
          <table:table-cell table:formula="of:=IF([.A1761]=&quot;&quot;;[.B176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formula="of:=IF([.A1761]=&quot;&quot;;[.A1762];[.A1762]+[.B1761])" office:value-type="float" office:value="37508" calcext:value-type="float">
            <text:p>37508</text:p>
          </table:table-cell>
          <table:table-cell table:formula="of:=IF([.A1762]=&quot;&quot;;[.B17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IF([.A1762]=&quot;&quot;;[.A1763];[.A1763]+[.B1762])" office:value-type="float" office:value="39435" calcext:value-type="float">
            <text:p>39435</text:p>
          </table:table-cell>
          <table:table-cell table:formula="of:=IF([.A1763]=&quot;&quot;;[.B17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IF([.A1763]=&quot;&quot;;[.A1764];[.A1764]+[.B1763])" office:value-type="float" office:value="43295" calcext:value-type="float">
            <text:p>43295</text:p>
          </table:table-cell>
          <table:table-cell table:formula="of:=IF([.A1764]=&quot;&quot;;[.B17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[.A1764]=&quot;&quot;;[.A1765];[.A1765]+[.B1764])" office:value-type="float" office:value="44727" calcext:value-type="float">
            <text:p>44727</text:p>
          </table:table-cell>
          <table:table-cell table:formula="of:=IF([.A1765]=&quot;&quot;;[.B17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formula="of:=IF([.A1765]=&quot;&quot;;[.A1766];[.A1766]+[.B1765])" office:value-type="float" office:value="49545" calcext:value-type="float">
            <text:p>49545</text:p>
          </table:table-cell>
          <table:table-cell table:formula="of:=IF([.A1766]=&quot;&quot;;[.B17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IF([.A1766]=&quot;&quot;;[.A1767];[.A1767]+[.B1766])" office:value-type="float" office:value="52413" calcext:value-type="float">
            <text:p>52413</text:p>
          </table:table-cell>
          <table:table-cell table:formula="of:=IF([.A1767]=&quot;&quot;;[.B17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IF([.A1767]=&quot;&quot;;[.A1768];[.A1768]+[.B1767])" office:value-type="float" office:value="54597" calcext:value-type="float">
            <text:p>54597</text:p>
          </table:table-cell>
          <table:table-cell table:formula="of:=IF([.A1768]=&quot;&quot;;[.B176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768]=&quot;&quot;;[.A1769];[.A1769]+[.B1768])" office:value-type="float" office:value="54597" calcext:value-type="float">
            <text:p>54597</text:p>
          </table:table-cell>
          <table:table-cell table:formula="of:=IF([.A1769]=&quot;&quot;;[.B1769];&quot;&quot;)" office:value-type="float" office:value="54597" calcext:value-type="float">
            <text:p>54597</text:p>
          </table:table-cell>
          <table:table-cell table:number-columns-repeated="2"/>
        </table:table-row>
        <table:table-row table:style-name="ro1">
          <table:table-cell office:value-type="float" office:value="11927" calcext:value-type="float">
            <text:p>11927</text:p>
          </table:table-cell>
          <table:table-cell table:formula="of:=IF([.A1769]=&quot;&quot;;[.A1770];[.A1770]+[.B1769])" office:value-type="float" office:value="11927" calcext:value-type="float">
            <text:p>11927</text:p>
          </table:table-cell>
          <table:table-cell table:formula="of:=IF([.A1770]=&quot;&quot;;[.B17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IF([.A1770]=&quot;&quot;;[.A1771];[.A1771]+[.B1770])" office:value-type="float" office:value="16691" calcext:value-type="float">
            <text:p>16691</text:p>
          </table:table-cell>
          <table:table-cell table:formula="of:=IF([.A1771]=&quot;&quot;;[.B17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formula="of:=IF([.A1771]=&quot;&quot;;[.A1772];[.A1772]+[.B1771])" office:value-type="float" office:value="24446" calcext:value-type="float">
            <text:p>24446</text:p>
          </table:table-cell>
          <table:table-cell table:formula="of:=IF([.A1772]=&quot;&quot;;[.B17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formula="of:=IF([.A1772]=&quot;&quot;;[.A1773];[.A1773]+[.B1772])" office:value-type="float" office:value="34605" calcext:value-type="float">
            <text:p>34605</text:p>
          </table:table-cell>
          <table:table-cell table:formula="of:=IF([.A1773]=&quot;&quot;;[.B17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formula="of:=IF([.A1773]=&quot;&quot;;[.A1774];[.A1774]+[.B1773])" office:value-type="float" office:value="41559" calcext:value-type="float">
            <text:p>41559</text:p>
          </table:table-cell>
          <table:table-cell table:formula="of:=IF([.A1774]=&quot;&quot;;[.B17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formula="of:=IF([.A1774]=&quot;&quot;;[.A1775];[.A1775]+[.B1774])" office:value-type="float" office:value="51118" calcext:value-type="float">
            <text:p>51118</text:p>
          </table:table-cell>
          <table:table-cell table:formula="of:=IF([.A1775]=&quot;&quot;;[.B177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775]=&quot;&quot;;[.A1776];[.A1776]+[.B1775])" office:value-type="float" office:value="51118" calcext:value-type="float">
            <text:p>51118</text:p>
          </table:table-cell>
          <table:table-cell table:formula="of:=IF([.A1776]=&quot;&quot;;[.B1776];&quot;&quot;)" office:value-type="float" office:value="51118" calcext:value-type="float">
            <text:p>51118</text:p>
          </table:table-cell>
          <table:table-cell table:number-columns-repeated="2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formula="of:=IF([.A1776]=&quot;&quot;;[.A1777];[.A1777]+[.B1776])" office:value-type="float" office:value="8985" calcext:value-type="float">
            <text:p>8985</text:p>
          </table:table-cell>
          <table:table-cell table:formula="of:=IF([.A1777]=&quot;&quot;;[.B17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IF([.A1777]=&quot;&quot;;[.A1778];[.A1778]+[.B1777])" office:value-type="float" office:value="14381" calcext:value-type="float">
            <text:p>14381</text:p>
          </table:table-cell>
          <table:table-cell table:formula="of:=IF([.A1778]=&quot;&quot;;[.B177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778]=&quot;&quot;;[.A1779];[.A1779]+[.B1778])" office:value-type="float" office:value="14381" calcext:value-type="float">
            <text:p>14381</text:p>
          </table:table-cell>
          <table:table-cell table:formula="of:=IF([.A1779]=&quot;&quot;;[.B1779];&quot;&quot;)" office:value-type="float" office:value="14381" calcext:value-type="float">
            <text:p>14381</text:p>
          </table:table-cell>
          <table:table-cell table:number-columns-repeated="2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formula="of:=IF([.A1779]=&quot;&quot;;[.A1780];[.A1780]+[.B1779])" office:value-type="float" office:value="5821" calcext:value-type="float">
            <text:p>5821</text:p>
          </table:table-cell>
          <table:table-cell table:formula="of:=IF([.A1780]=&quot;&quot;;[.B17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081" calcext:value-type="float">
            <text:p>15081</text:p>
          </table:table-cell>
          <table:table-cell table:formula="of:=IF([.A1780]=&quot;&quot;;[.A1781];[.A1781]+[.B1780])" office:value-type="float" office:value="20902" calcext:value-type="float">
            <text:p>20902</text:p>
          </table:table-cell>
          <table:table-cell table:formula="of:=IF([.A1781]=&quot;&quot;;[.B17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926" calcext:value-type="float">
            <text:p>12926</text:p>
          </table:table-cell>
          <table:table-cell table:formula="of:=IF([.A1781]=&quot;&quot;;[.A1782];[.A1782]+[.B1781])" office:value-type="float" office:value="33828" calcext:value-type="float">
            <text:p>33828</text:p>
          </table:table-cell>
          <table:table-cell table:formula="of:=IF([.A1782]=&quot;&quot;;[.B17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298" calcext:value-type="float">
            <text:p>16298</text:p>
          </table:table-cell>
          <table:table-cell table:formula="of:=IF([.A1782]=&quot;&quot;;[.A1783];[.A1783]+[.B1782])" office:value-type="float" office:value="50126" calcext:value-type="float">
            <text:p>50126</text:p>
          </table:table-cell>
          <table:table-cell table:formula="of:=IF([.A1783]=&quot;&quot;;[.B17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228" calcext:value-type="float">
            <text:p>11228</text:p>
          </table:table-cell>
          <table:table-cell table:formula="of:=IF([.A1783]=&quot;&quot;;[.A1784];[.A1784]+[.B1783])" office:value-type="float" office:value="61354" calcext:value-type="float">
            <text:p>61354</text:p>
          </table:table-cell>
          <table:table-cell table:formula="of:=IF([.A1784]=&quot;&quot;;[.B178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784]=&quot;&quot;;[.A1785];[.A1785]+[.B1784])" office:value-type="float" office:value="61354" calcext:value-type="float">
            <text:p>61354</text:p>
          </table:table-cell>
          <table:table-cell table:formula="of:=IF([.A1785]=&quot;&quot;;[.B1785];&quot;&quot;)" office:value-type="float" office:value="61354" calcext:value-type="float">
            <text:p>61354</text:p>
          </table:table-cell>
          <table:table-cell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IF([.A1785]=&quot;&quot;;[.A1786];[.A1786]+[.B1785])" office:value-type="float" office:value="2555" calcext:value-type="float">
            <text:p>2555</text:p>
          </table:table-cell>
          <table:table-cell table:formula="of:=IF([.A1786]=&quot;&quot;;[.B17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formula="of:=IF([.A1786]=&quot;&quot;;[.A1787];[.A1787]+[.B1786])" office:value-type="float" office:value="7265" calcext:value-type="float">
            <text:p>7265</text:p>
          </table:table-cell>
          <table:table-cell table:formula="of:=IF([.A1787]=&quot;&quot;;[.B17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formula="of:=IF([.A1787]=&quot;&quot;;[.A1788];[.A1788]+[.B1787])" office:value-type="float" office:value="12524" calcext:value-type="float">
            <text:p>12524</text:p>
          </table:table-cell>
          <table:table-cell table:formula="of:=IF([.A1788]=&quot;&quot;;[.B17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formula="of:=IF([.A1788]=&quot;&quot;;[.A1789];[.A1789]+[.B1788])" office:value-type="float" office:value="18268" calcext:value-type="float">
            <text:p>18268</text:p>
          </table:table-cell>
          <table:table-cell table:formula="of:=IF([.A1789]=&quot;&quot;;[.B17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IF([.A1789]=&quot;&quot;;[.A1790];[.A1790]+[.B1789])" office:value-type="float" office:value="20757" calcext:value-type="float">
            <text:p>20757</text:p>
          </table:table-cell>
          <table:table-cell table:formula="of:=IF([.A1790]=&quot;&quot;;[.B17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IF([.A1790]=&quot;&quot;;[.A1791];[.A1791]+[.B1790])" office:value-type="float" office:value="22825" calcext:value-type="float">
            <text:p>22825</text:p>
          </table:table-cell>
          <table:table-cell table:formula="of:=IF([.A1791]=&quot;&quot;;[.B17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IF([.A1791]=&quot;&quot;;[.A1792];[.A1792]+[.B1791])" office:value-type="float" office:value="24327" calcext:value-type="float">
            <text:p>24327</text:p>
          </table:table-cell>
          <table:table-cell table:formula="of:=IF([.A1792]=&quot;&quot;;[.B17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IF([.A1792]=&quot;&quot;;[.A1793];[.A1793]+[.B1792])" office:value-type="float" office:value="28823" calcext:value-type="float">
            <text:p>28823</text:p>
          </table:table-cell>
          <table:table-cell table:formula="of:=IF([.A1793]=&quot;&quot;;[.B17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IF([.A1793]=&quot;&quot;;[.A1794];[.A1794]+[.B1793])" office:value-type="float" office:value="32608" calcext:value-type="float">
            <text:p>32608</text:p>
          </table:table-cell>
          <table:table-cell table:formula="of:=IF([.A1794]=&quot;&quot;;[.B17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formula="of:=IF([.A1794]=&quot;&quot;;[.A1795];[.A1795]+[.B1794])" office:value-type="float" office:value="35985" calcext:value-type="float">
            <text:p>35985</text:p>
          </table:table-cell>
          <table:table-cell table:formula="of:=IF([.A1795]=&quot;&quot;;[.B17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1795]=&quot;&quot;;[.A1796];[.A1796]+[.B1795])" office:value-type="float" office:value="38306" calcext:value-type="float">
            <text:p>38306</text:p>
          </table:table-cell>
          <table:table-cell table:formula="of:=IF([.A1796]=&quot;&quot;;[.B17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formula="of:=IF([.A1796]=&quot;&quot;;[.A1797];[.A1797]+[.B1796])" office:value-type="float" office:value="42208" calcext:value-type="float">
            <text:p>42208</text:p>
          </table:table-cell>
          <table:table-cell table:formula="of:=IF([.A1797]=&quot;&quot;;[.B179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797]=&quot;&quot;;[.A1798];[.A1798]+[.B1797])" office:value-type="float" office:value="42208" calcext:value-type="float">
            <text:p>42208</text:p>
          </table:table-cell>
          <table:table-cell table:formula="of:=IF([.A1798]=&quot;&quot;;[.B1798];&quot;&quot;)" office:value-type="float" office:value="42208" calcext:value-type="float">
            <text:p>42208</text:p>
          </table:table-cell>
          <table:table-cell table:number-columns-repeated="2"/>
        </table:table-row>
        <table:table-row table:style-name="ro1">
          <table:table-cell office:value-type="float" office:value="10993" calcext:value-type="float">
            <text:p>10993</text:p>
          </table:table-cell>
          <table:table-cell table:formula="of:=IF([.A1798]=&quot;&quot;;[.A1799];[.A1799]+[.B1798])" office:value-type="float" office:value="10993" calcext:value-type="float">
            <text:p>10993</text:p>
          </table:table-cell>
          <table:table-cell table:formula="of:=IF([.A1799]=&quot;&quot;;[.B17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833" calcext:value-type="float">
            <text:p>10833</text:p>
          </table:table-cell>
          <table:table-cell table:formula="of:=IF([.A1799]=&quot;&quot;;[.A1800];[.A1800]+[.B1799])" office:value-type="float" office:value="21826" calcext:value-type="float">
            <text:p>21826</text:p>
          </table:table-cell>
          <table:table-cell table:formula="of:=IF([.A1800]=&quot;&quot;;[.B18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463" calcext:value-type="float">
            <text:p>24463</text:p>
          </table:table-cell>
          <table:table-cell table:formula="of:=IF([.A1800]=&quot;&quot;;[.A1801];[.A1801]+[.B1800])" office:value-type="float" office:value="46289" calcext:value-type="float">
            <text:p>46289</text:p>
          </table:table-cell>
          <table:table-cell table:formula="of:=IF([.A1801]=&quot;&quot;;[.B180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801]=&quot;&quot;;[.A1802];[.A1802]+[.B1801])" office:value-type="float" office:value="46289" calcext:value-type="float">
            <text:p>46289</text:p>
          </table:table-cell>
          <table:table-cell table:formula="of:=IF([.A1802]=&quot;&quot;;[.B1802];&quot;&quot;)" office:value-type="float" office:value="46289" calcext:value-type="float">
            <text:p>46289</text:p>
          </table:table-cell>
          <table:table-cell table:number-columns-repeated="2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formula="of:=IF([.A1802]=&quot;&quot;;[.A1803];[.A1803]+[.B1802])" office:value-type="float" office:value="4011" calcext:value-type="float">
            <text:p>4011</text:p>
          </table:table-cell>
          <table:table-cell table:formula="of:=IF([.A1803]=&quot;&quot;;[.B18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IF([.A1803]=&quot;&quot;;[.A1804];[.A1804]+[.B1803])" office:value-type="float" office:value="5100" calcext:value-type="float">
            <text:p>5100</text:p>
          </table:table-cell>
          <table:table-cell table:formula="of:=IF([.A1804]=&quot;&quot;;[.B18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IF([.A1804]=&quot;&quot;;[.A1805];[.A1805]+[.B1804])" office:value-type="float" office:value="7187" calcext:value-type="float">
            <text:p>7187</text:p>
          </table:table-cell>
          <table:table-cell table:formula="of:=IF([.A1805]=&quot;&quot;;[.B18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formula="of:=IF([.A1805]=&quot;&quot;;[.A1806];[.A1806]+[.B1805])" office:value-type="float" office:value="12372" calcext:value-type="float">
            <text:p>12372</text:p>
          </table:table-cell>
          <table:table-cell table:formula="of:=IF([.A1806]=&quot;&quot;;[.B18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formula="of:=IF([.A1806]=&quot;&quot;;[.A1807];[.A1807]+[.B1806])" office:value-type="float" office:value="15860" calcext:value-type="float">
            <text:p>15860</text:p>
          </table:table-cell>
          <table:table-cell table:formula="of:=IF([.A1807]=&quot;&quot;;[.B18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IF([.A1807]=&quot;&quot;;[.A1808];[.A1808]+[.B1807])" office:value-type="float" office:value="19596" calcext:value-type="float">
            <text:p>19596</text:p>
          </table:table-cell>
          <table:table-cell table:formula="of:=IF([.A1808]=&quot;&quot;;[.B18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IF([.A1808]=&quot;&quot;;[.A1809];[.A1809]+[.B1808])" office:value-type="float" office:value="24522" calcext:value-type="float">
            <text:p>24522</text:p>
          </table:table-cell>
          <table:table-cell table:formula="of:=IF([.A1809]=&quot;&quot;;[.B18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formula="of:=IF([.A1809]=&quot;&quot;;[.A1810];[.A1810]+[.B1809])" office:value-type="float" office:value="29413" calcext:value-type="float">
            <text:p>29413</text:p>
          </table:table-cell>
          <table:table-cell table:formula="of:=IF([.A1810]=&quot;&quot;;[.B18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formula="of:=IF([.A1810]=&quot;&quot;;[.A1811];[.A1811]+[.B1810])" office:value-type="float" office:value="32861" calcext:value-type="float">
            <text:p>32861</text:p>
          </table:table-cell>
          <table:table-cell table:formula="of:=IF([.A1811]=&quot;&quot;;[.B18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IF([.A1811]=&quot;&quot;;[.A1812];[.A1812]+[.B1811])" office:value-type="float" office:value="36132" calcext:value-type="float">
            <text:p>36132</text:p>
          </table:table-cell>
          <table:table-cell table:formula="of:=IF([.A1812]=&quot;&quot;;[.B18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IF([.A1812]=&quot;&quot;;[.A1813];[.A1813]+[.B1812])" office:value-type="float" office:value="40766" calcext:value-type="float">
            <text:p>40766</text:p>
          </table:table-cell>
          <table:table-cell table:formula="of:=IF([.A1813]=&quot;&quot;;[.B18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formula="of:=IF([.A1813]=&quot;&quot;;[.A1814];[.A1814]+[.B1813])" office:value-type="float" office:value="44517" calcext:value-type="float">
            <text:p>44517</text:p>
          </table:table-cell>
          <table:table-cell table:formula="of:=IF([.A1814]=&quot;&quot;;[.B18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formula="of:=IF([.A1814]=&quot;&quot;;[.A1815];[.A1815]+[.B1814])" office:value-type="float" office:value="49820" calcext:value-type="float">
            <text:p>49820</text:p>
          </table:table-cell>
          <table:table-cell table:formula="of:=IF([.A1815]=&quot;&quot;;[.B18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.A1815]=&quot;&quot;;[.A1816];[.A1816]+[.B1815])" office:value-type="float" office:value="51814" calcext:value-type="float">
            <text:p>51814</text:p>
          </table:table-cell>
          <table:table-cell table:formula="of:=IF([.A1816]=&quot;&quot;;[.B181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816]=&quot;&quot;;[.A1817];[.A1817]+[.B1816])" office:value-type="float" office:value="51814" calcext:value-type="float">
            <text:p>51814</text:p>
          </table:table-cell>
          <table:table-cell table:formula="of:=IF([.A1817]=&quot;&quot;;[.B1817];&quot;&quot;)" office:value-type="float" office:value="51814" calcext:value-type="float">
            <text:p>51814</text:p>
          </table:table-cell>
          <table:table-cell table:number-columns-repeated="2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formula="of:=IF([.A1817]=&quot;&quot;;[.A1818];[.A1818]+[.B1817])" office:value-type="float" office:value="5919" calcext:value-type="float">
            <text:p>5919</text:p>
          </table:table-cell>
          <table:table-cell table:formula="of:=IF([.A1818]=&quot;&quot;;[.B18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IF([.A1818]=&quot;&quot;;[.A1819];[.A1819]+[.B1818])" office:value-type="float" office:value="9266" calcext:value-type="float">
            <text:p>9266</text:p>
          </table:table-cell>
          <table:table-cell table:formula="of:=IF([.A1819]=&quot;&quot;;[.B18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formula="of:=IF([.A1819]=&quot;&quot;;[.A1820];[.A1820]+[.B1819])" office:value-type="float" office:value="13974" calcext:value-type="float">
            <text:p>13974</text:p>
          </table:table-cell>
          <table:table-cell table:formula="of:=IF([.A1820]=&quot;&quot;;[.B18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IF([.A1820]=&quot;&quot;;[.A1821];[.A1821]+[.B1820])" office:value-type="float" office:value="15939" calcext:value-type="float">
            <text:p>15939</text:p>
          </table:table-cell>
          <table:table-cell table:formula="of:=IF([.A1821]=&quot;&quot;;[.B18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IF([.A1821]=&quot;&quot;;[.A1822];[.A1822]+[.B1821])" office:value-type="float" office:value="21545" calcext:value-type="float">
            <text:p>21545</text:p>
          </table:table-cell>
          <table:table-cell table:formula="of:=IF([.A1822]=&quot;&quot;;[.B18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formula="of:=IF([.A1822]=&quot;&quot;;[.A1823];[.A1823]+[.B1822])" office:value-type="float" office:value="27818" calcext:value-type="float">
            <text:p>27818</text:p>
          </table:table-cell>
          <table:table-cell table:formula="of:=IF([.A1823]=&quot;&quot;;[.B18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IF([.A1823]=&quot;&quot;;[.A1824];[.A1824]+[.B1823])" office:value-type="float" office:value="29860" calcext:value-type="float">
            <text:p>29860</text:p>
          </table:table-cell>
          <table:table-cell table:formula="of:=IF([.A1824]=&quot;&quot;;[.B18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1824]=&quot;&quot;;[.A1825];[.A1825]+[.B1824])" office:value-type="float" office:value="31633" calcext:value-type="float">
            <text:p>31633</text:p>
          </table:table-cell>
          <table:table-cell table:formula="of:=IF([.A1825]=&quot;&quot;;[.B18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IF([.A1825]=&quot;&quot;;[.A1826];[.A1826]+[.B1825])" office:value-type="float" office:value="34659" calcext:value-type="float">
            <text:p>34659</text:p>
          </table:table-cell>
          <table:table-cell table:formula="of:=IF([.A1826]=&quot;&quot;;[.B18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formula="of:=IF([.A1826]=&quot;&quot;;[.A1827];[.A1827]+[.B1826])" office:value-type="float" office:value="39244" calcext:value-type="float">
            <text:p>39244</text:p>
          </table:table-cell>
          <table:table-cell table:formula="of:=IF([.A1827]=&quot;&quot;;[.B18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IF([.A1827]=&quot;&quot;;[.A1828];[.A1828]+[.B1827])" office:value-type="float" office:value="41483" calcext:value-type="float">
            <text:p>41483</text:p>
          </table:table-cell>
          <table:table-cell table:formula="of:=IF([.A1828]=&quot;&quot;;[.B18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IF([.A1828]=&quot;&quot;;[.A1829];[.A1829]+[.B1828])" office:value-type="float" office:value="44003" calcext:value-type="float">
            <text:p>44003</text:p>
          </table:table-cell>
          <table:table-cell table:formula="of:=IF([.A1829]=&quot;&quot;;[.B18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formula="of:=IF([.A1829]=&quot;&quot;;[.A1830];[.A1830]+[.B1829])" office:value-type="float" office:value="48570" calcext:value-type="float">
            <text:p>48570</text:p>
          </table:table-cell>
          <table:table-cell table:formula="of:=IF([.A1830]=&quot;&quot;;[.B18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formula="of:=IF([.A1830]=&quot;&quot;;[.A1831];[.A1831]+[.B1830])" office:value-type="float" office:value="53534" calcext:value-type="float">
            <text:p>53534</text:p>
          </table:table-cell>
          <table:table-cell table:formula="of:=IF([.A1831]=&quot;&quot;;[.B183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831]=&quot;&quot;;[.A1832];[.A1832]+[.B1831])" office:value-type="float" office:value="53534" calcext:value-type="float">
            <text:p>53534</text:p>
          </table:table-cell>
          <table:table-cell table:formula="of:=IF([.A1832]=&quot;&quot;;[.B1832];&quot;&quot;)" office:value-type="float" office:value="53534" calcext:value-type="float">
            <text:p>53534</text:p>
          </table:table-cell>
          <table:table-cell table:number-columns-repeated="2"/>
        </table:table-row>
        <table:table-row table:style-name="ro1">
          <table:table-cell office:value-type="float" office:value="11355" calcext:value-type="float">
            <text:p>11355</text:p>
          </table:table-cell>
          <table:table-cell table:formula="of:=IF([.A1832]=&quot;&quot;;[.A1833];[.A1833]+[.B1832])" office:value-type="float" office:value="11355" calcext:value-type="float">
            <text:p>11355</text:p>
          </table:table-cell>
          <table:table-cell table:formula="of:=IF([.A1833]=&quot;&quot;;[.B18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98" calcext:value-type="float">
            <text:p>11798</text:p>
          </table:table-cell>
          <table:table-cell table:formula="of:=IF([.A1833]=&quot;&quot;;[.A1834];[.A1834]+[.B1833])" office:value-type="float" office:value="23153" calcext:value-type="float">
            <text:p>23153</text:p>
          </table:table-cell>
          <table:table-cell table:formula="of:=IF([.A1834]=&quot;&quot;;[.B183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formula="of:=IF([.A1834]=&quot;&quot;;[.A1835];[.A1835]+[.B1834])" office:value-type="float" office:value="30984" calcext:value-type="float">
            <text:p>30984</text:p>
          </table:table-cell>
          <table:table-cell table:formula="of:=IF([.A1835]=&quot;&quot;;[.B18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IF([.A1835]=&quot;&quot;;[.A1836];[.A1836]+[.B1835])" office:value-type="float" office:value="38464" calcext:value-type="float">
            <text:p>38464</text:p>
          </table:table-cell>
          <table:table-cell table:formula="of:=IF([.A1836]=&quot;&quot;;[.B18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formula="of:=IF([.A1836]=&quot;&quot;;[.A1837];[.A1837]+[.B1836])" office:value-type="float" office:value="47254" calcext:value-type="float">
            <text:p>47254</text:p>
          </table:table-cell>
          <table:table-cell table:formula="of:=IF([.A1837]=&quot;&quot;;[.B18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formula="of:=IF([.A1837]=&quot;&quot;;[.A1838];[.A1838]+[.B1837])" office:value-type="float" office:value="53548" calcext:value-type="float">
            <text:p>53548</text:p>
          </table:table-cell>
          <table:table-cell table:formula="of:=IF([.A1838]=&quot;&quot;;[.B18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922" calcext:value-type="float">
            <text:p>11922</text:p>
          </table:table-cell>
          <table:table-cell table:formula="of:=IF([.A1838]=&quot;&quot;;[.A1839];[.A1839]+[.B1838])" office:value-type="float" office:value="65470" calcext:value-type="float">
            <text:p>65470</text:p>
          </table:table-cell>
          <table:table-cell table:formula="of:=IF([.A1839]=&quot;&quot;;[.B183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839]=&quot;&quot;;[.A1840];[.A1840]+[.B1839])" office:value-type="float" office:value="65470" calcext:value-type="float">
            <text:p>65470</text:p>
          </table:table-cell>
          <table:table-cell table:formula="of:=IF([.A1840]=&quot;&quot;;[.B1840];&quot;&quot;)" office:value-type="float" office:value="65470" calcext:value-type="float">
            <text:p>65470</text:p>
          </table:table-cell>
          <table:table-cell table:number-columns-repeated="2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IF([.A1840]=&quot;&quot;;[.A1841];[.A1841]+[.B1840])" office:value-type="float" office:value="3780" calcext:value-type="float">
            <text:p>3780</text:p>
          </table:table-cell>
          <table:table-cell table:formula="of:=IF([.A1841]=&quot;&quot;;[.B18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formula="of:=IF([.A1841]=&quot;&quot;;[.A1842];[.A1842]+[.B1841])" office:value-type="float" office:value="7985" calcext:value-type="float">
            <text:p>7985</text:p>
          </table:table-cell>
          <table:table-cell table:formula="of:=IF([.A1842]=&quot;&quot;;[.B18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IF([.A1842]=&quot;&quot;;[.A1843];[.A1843]+[.B1842])" office:value-type="float" office:value="9991" calcext:value-type="float">
            <text:p>9991</text:p>
          </table:table-cell>
          <table:table-cell table:formula="of:=IF([.A1843]=&quot;&quot;;[.B18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IF([.A1843]=&quot;&quot;;[.A1844];[.A1844]+[.B1843])" office:value-type="float" office:value="14410" calcext:value-type="float">
            <text:p>14410</text:p>
          </table:table-cell>
          <table:table-cell table:formula="of:=IF([.A1844]=&quot;&quot;;[.B18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formula="of:=IF([.A1844]=&quot;&quot;;[.A1845];[.A1845]+[.B1844])" office:value-type="float" office:value="18603" calcext:value-type="float">
            <text:p>18603</text:p>
          </table:table-cell>
          <table:table-cell table:formula="of:=IF([.A1845]=&quot;&quot;;[.B18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IF([.A1845]=&quot;&quot;;[.A1846];[.A1846]+[.B1845])" office:value-type="float" office:value="21085" calcext:value-type="float">
            <text:p>21085</text:p>
          </table:table-cell>
          <table:table-cell table:formula="of:=IF([.A1846]=&quot;&quot;;[.B18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formula="of:=IF([.A1846]=&quot;&quot;;[.A1847];[.A1847]+[.B1846])" office:value-type="float" office:value="25920" calcext:value-type="float">
            <text:p>25920</text:p>
          </table:table-cell>
          <table:table-cell table:formula="of:=IF([.A1847]=&quot;&quot;;[.B18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formula="of:=IF([.A1847]=&quot;&quot;;[.A1848];[.A1848]+[.B1847])" office:value-type="float" office:value="30678" calcext:value-type="float">
            <text:p>30678</text:p>
          </table:table-cell>
          <table:table-cell table:formula="of:=IF([.A1848]=&quot;&quot;;[.B18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F([.A1848]=&quot;&quot;;[.A1849];[.A1849]+[.B1848])" office:value-type="float" office:value="34278" calcext:value-type="float">
            <text:p>34278</text:p>
          </table:table-cell>
          <table:table-cell table:formula="of:=IF([.A1849]=&quot;&quot;;[.B18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IF([.A1849]=&quot;&quot;;[.A1850];[.A1850]+[.B1849])" office:value-type="float" office:value="35395" calcext:value-type="float">
            <text:p>35395</text:p>
          </table:table-cell>
          <table:table-cell table:formula="of:=IF([.A1850]=&quot;&quot;;[.B18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IF([.A1850]=&quot;&quot;;[.A1851];[.A1851]+[.B1850])" office:value-type="float" office:value="38580" calcext:value-type="float">
            <text:p>38580</text:p>
          </table:table-cell>
          <table:table-cell table:formula="of:=IF([.A1851]=&quot;&quot;;[.B18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IF([.A1851]=&quot;&quot;;[.A1852];[.A1852]+[.B1851])" office:value-type="float" office:value="40388" calcext:value-type="float">
            <text:p>40388</text:p>
          </table:table-cell>
          <table:table-cell table:formula="of:=IF([.A1852]=&quot;&quot;;[.B18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IF([.A1852]=&quot;&quot;;[.A1853];[.A1853]+[.B1852])" office:value-type="float" office:value="41621" calcext:value-type="float">
            <text:p>41621</text:p>
          </table:table-cell>
          <table:table-cell table:formula="of:=IF([.A1853]=&quot;&quot;;[.B18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formula="of:=IF([.A1853]=&quot;&quot;;[.A1854];[.A1854]+[.B1853])" office:value-type="float" office:value="45703" calcext:value-type="float">
            <text:p>45703</text:p>
          </table:table-cell>
          <table:table-cell table:formula="of:=IF([.A1854]=&quot;&quot;;[.B18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IF([.A1854]=&quot;&quot;;[.A1855];[.A1855]+[.B1854])" office:value-type="float" office:value="49029" calcext:value-type="float">
            <text:p>49029</text:p>
          </table:table-cell>
          <table:table-cell table:formula="of:=IF([.A1855]=&quot;&quot;;[.B185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855]=&quot;&quot;;[.A1856];[.A1856]+[.B1855])" office:value-type="float" office:value="49029" calcext:value-type="float">
            <text:p>49029</text:p>
          </table:table-cell>
          <table:table-cell table:formula="of:=IF([.A1856]=&quot;&quot;;[.B1856];&quot;&quot;)" office:value-type="float" office:value="49029" calcext:value-type="float">
            <text:p>49029</text:p>
          </table:table-cell>
          <table:table-cell table:number-columns-repeated="2"/>
        </table:table-row>
        <table:table-row table:style-name="ro1">
          <table:table-cell office:value-type="float" office:value="43241" calcext:value-type="float">
            <text:p>43241</text:p>
          </table:table-cell>
          <table:table-cell table:formula="of:=IF([.A1856]=&quot;&quot;;[.A1857];[.A1857]+[.B1856])" office:value-type="float" office:value="43241" calcext:value-type="float">
            <text:p>43241</text:p>
          </table:table-cell>
          <table:table-cell table:formula="of:=IF([.A1857]=&quot;&quot;;[.B185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857]=&quot;&quot;;[.A1858];[.A1858]+[.B1857])" office:value-type="float" office:value="43241" calcext:value-type="float">
            <text:p>43241</text:p>
          </table:table-cell>
          <table:table-cell table:formula="of:=IF([.A1858]=&quot;&quot;;[.B1858];&quot;&quot;)" office:value-type="float" office:value="43241" calcext:value-type="float">
            <text:p>43241</text:p>
          </table:table-cell>
          <table:table-cell table:number-columns-repeated="2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formula="of:=IF([.A1858]=&quot;&quot;;[.A1859];[.A1859]+[.B1858])" office:value-type="float" office:value="5617" calcext:value-type="float">
            <text:p>5617</text:p>
          </table:table-cell>
          <table:table-cell table:formula="of:=IF([.A1859]=&quot;&quot;;[.B18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IF([.A1859]=&quot;&quot;;[.A1860];[.A1860]+[.B1859])" office:value-type="float" office:value="7106" calcext:value-type="float">
            <text:p>7106</text:p>
          </table:table-cell>
          <table:table-cell table:formula="of:=IF([.A1860]=&quot;&quot;;[.B18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formula="of:=IF([.A1860]=&quot;&quot;;[.A1861];[.A1861]+[.B1860])" office:value-type="float" office:value="13081" calcext:value-type="float">
            <text:p>13081</text:p>
          </table:table-cell>
          <table:table-cell table:formula="of:=IF([.A1861]=&quot;&quot;;[.B186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formula="of:=IF([.A1861]=&quot;&quot;;[.A1862];[.A1862]+[.B1861])" office:value-type="float" office:value="18700" calcext:value-type="float">
            <text:p>18700</text:p>
          </table:table-cell>
          <table:table-cell table:formula="of:=IF([.A1862]=&quot;&quot;;[.B18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IF([.A1862]=&quot;&quot;;[.A1863];[.A1863]+[.B1862])" office:value-type="float" office:value="21577" calcext:value-type="float">
            <text:p>21577</text:p>
          </table:table-cell>
          <table:table-cell table:formula="of:=IF([.A1863]=&quot;&quot;;[.B18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IF([.A1863]=&quot;&quot;;[.A1864];[.A1864]+[.B1863])" office:value-type="float" office:value="23299" calcext:value-type="float">
            <text:p>23299</text:p>
          </table:table-cell>
          <table:table-cell table:formula="of:=IF([.A1864]=&quot;&quot;;[.B18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formula="of:=IF([.A1864]=&quot;&quot;;[.A1865];[.A1865]+[.B1864])" office:value-type="float" office:value="28055" calcext:value-type="float">
            <text:p>28055</text:p>
          </table:table-cell>
          <table:table-cell table:formula="of:=IF([.A1865]=&quot;&quot;;[.B18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formula="of:=IF([.A1865]=&quot;&quot;;[.A1866];[.A1866]+[.B1865])" office:value-type="float" office:value="33219" calcext:value-type="float">
            <text:p>33219</text:p>
          </table:table-cell>
          <table:table-cell table:formula="of:=IF([.A1866]=&quot;&quot;;[.B18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IF([.A1866]=&quot;&quot;;[.A1867];[.A1867]+[.B1866])" office:value-type="float" office:value="36411" calcext:value-type="float">
            <text:p>36411</text:p>
          </table:table-cell>
          <table:table-cell table:formula="of:=IF([.A1867]=&quot;&quot;;[.B18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formula="of:=IF([.A1867]=&quot;&quot;;[.A1868];[.A1868]+[.B1867])" office:value-type="float" office:value="39356" calcext:value-type="float">
            <text:p>39356</text:p>
          </table:table-cell>
          <table:table-cell table:formula="of:=IF([.A1868]=&quot;&quot;;[.B18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formula="of:=IF([.A1868]=&quot;&quot;;[.A1869];[.A1869]+[.B1868])" office:value-type="float" office:value="44966" calcext:value-type="float">
            <text:p>44966</text:p>
          </table:table-cell>
          <table:table-cell table:formula="of:=IF([.A1869]=&quot;&quot;;[.B18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formula="of:=IF([.A1869]=&quot;&quot;;[.A1870];[.A1870]+[.B1869])" office:value-type="float" office:value="50987" calcext:value-type="float">
            <text:p>50987</text:p>
          </table:table-cell>
          <table:table-cell table:formula="of:=IF([.A1870]=&quot;&quot;;[.B18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formula="of:=IF([.A1870]=&quot;&quot;;[.A1871];[.A1871]+[.B1870])" office:value-type="float" office:value="55870" calcext:value-type="float">
            <text:p>55870</text:p>
          </table:table-cell>
          <table:table-cell table:formula="of:=IF([.A1871]=&quot;&quot;;[.B18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IF([.A1871]=&quot;&quot;;[.A1872];[.A1872]+[.B1871])" office:value-type="float" office:value="58088" calcext:value-type="float">
            <text:p>58088</text:p>
          </table:table-cell>
          <table:table-cell table:formula="of:=IF([.A1872]=&quot;&quot;;[.B187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872]=&quot;&quot;;[.A1873];[.A1873]+[.B1872])" office:value-type="float" office:value="58088" calcext:value-type="float">
            <text:p>58088</text:p>
          </table:table-cell>
          <table:table-cell table:formula="of:=IF([.A1873]=&quot;&quot;;[.B1873];&quot;&quot;)" office:value-type="float" office:value="58088" calcext:value-type="float">
            <text:p>58088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IF([.A1873]=&quot;&quot;;[.A1874];[.A1874]+[.B1873])" office:value-type="float" office:value="1579" calcext:value-type="float">
            <text:p>1579</text:p>
          </table:table-cell>
          <table:table-cell table:formula="of:=IF([.A1874]=&quot;&quot;;[.B18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IF([.A1874]=&quot;&quot;;[.A1875];[.A1875]+[.B1874])" office:value-type="float" office:value="5467" calcext:value-type="float">
            <text:p>5467</text:p>
          </table:table-cell>
          <table:table-cell table:formula="of:=IF([.A1875]=&quot;&quot;;[.B18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formula="of:=IF([.A1875]=&quot;&quot;;[.A1876];[.A1876]+[.B1875])" office:value-type="float" office:value="14362" calcext:value-type="float">
            <text:p>14362</text:p>
          </table:table-cell>
          <table:table-cell table:formula="of:=IF([.A1876]=&quot;&quot;;[.B18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IF([.A1876]=&quot;&quot;;[.A1877];[.A1877]+[.B1876])" office:value-type="float" office:value="18177" calcext:value-type="float">
            <text:p>18177</text:p>
          </table:table-cell>
          <table:table-cell table:formula="of:=IF([.A1877]=&quot;&quot;;[.B18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82" calcext:value-type="float">
            <text:p>11782</text:p>
          </table:table-cell>
          <table:table-cell table:formula="of:=IF([.A1877]=&quot;&quot;;[.A1878];[.A1878]+[.B1877])" office:value-type="float" office:value="29959" calcext:value-type="float">
            <text:p>29959</text:p>
          </table:table-cell>
          <table:table-cell table:formula="of:=IF([.A1878]=&quot;&quot;;[.B18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formula="of:=IF([.A1878]=&quot;&quot;;[.A1879];[.A1879]+[.B1878])" office:value-type="float" office:value="37557" calcext:value-type="float">
            <text:p>37557</text:p>
          </table:table-cell>
          <table:table-cell table:formula="of:=IF([.A1879]=&quot;&quot;;[.B187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879]=&quot;&quot;;[.A1880];[.A1880]+[.B1879])" office:value-type="float" office:value="37557" calcext:value-type="float">
            <text:p>37557</text:p>
          </table:table-cell>
          <table:table-cell table:formula="of:=IF([.A1880]=&quot;&quot;;[.B1880];&quot;&quot;)" office:value-type="float" office:value="37557" calcext:value-type="float">
            <text:p>37557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IF([.A1880]=&quot;&quot;;[.A1881];[.A1881]+[.B1880])" office:value-type="float" office:value="2480" calcext:value-type="float">
            <text:p>2480</text:p>
          </table:table-cell>
          <table:table-cell table:formula="of:=IF([.A1881]=&quot;&quot;;[.B18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IF([.A1881]=&quot;&quot;;[.A1882];[.A1882]+[.B1881])" office:value-type="float" office:value="4632" calcext:value-type="float">
            <text:p>4632</text:p>
          </table:table-cell>
          <table:table-cell table:formula="of:=IF([.A1882]=&quot;&quot;;[.B18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formula="of:=IF([.A1882]=&quot;&quot;;[.A1883];[.A1883]+[.B1882])" office:value-type="float" office:value="11993" calcext:value-type="float">
            <text:p>11993</text:p>
          </table:table-cell>
          <table:table-cell table:formula="of:=IF([.A1883]=&quot;&quot;;[.B18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formula="of:=IF([.A1883]=&quot;&quot;;[.A1884];[.A1884]+[.B1883])" office:value-type="float" office:value="18597" calcext:value-type="float">
            <text:p>18597</text:p>
          </table:table-cell>
          <table:table-cell table:formula="of:=IF([.A1884]=&quot;&quot;;[.B18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formula="of:=IF([.A1884]=&quot;&quot;;[.A1885];[.A1885]+[.B1884])" office:value-type="float" office:value="22370" calcext:value-type="float">
            <text:p>22370</text:p>
          </table:table-cell>
          <table:table-cell table:formula="of:=IF([.A1885]=&quot;&quot;;[.B18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IF([.A1885]=&quot;&quot;;[.A1886];[.A1886]+[.B1885])" office:value-type="float" office:value="23486" calcext:value-type="float">
            <text:p>23486</text:p>
          </table:table-cell>
          <table:table-cell table:formula="of:=IF([.A1886]=&quot;&quot;;[.B18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formula="of:=IF([.A1886]=&quot;&quot;;[.A1887];[.A1887]+[.B1886])" office:value-type="float" office:value="28206" calcext:value-type="float">
            <text:p>28206</text:p>
          </table:table-cell>
          <table:table-cell table:formula="of:=IF([.A1887]=&quot;&quot;;[.B18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formula="of:=IF([.A1887]=&quot;&quot;;[.A1888];[.A1888]+[.B1887])" office:value-type="float" office:value="34348" calcext:value-type="float">
            <text:p>34348</text:p>
          </table:table-cell>
          <table:table-cell table:formula="of:=IF([.A1888]=&quot;&quot;;[.B18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IF([.A1888]=&quot;&quot;;[.A1889];[.A1889]+[.B1888])" office:value-type="float" office:value="41091" calcext:value-type="float">
            <text:p>41091</text:p>
          </table:table-cell>
          <table:table-cell table:formula="of:=IF([.A1889]=&quot;&quot;;[.B18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formula="of:=IF([.A1889]=&quot;&quot;;[.A1890];[.A1890]+[.B1889])" office:value-type="float" office:value="48991" calcext:value-type="float">
            <text:p>48991</text:p>
          </table:table-cell>
          <table:table-cell table:formula="of:=IF([.A1890]=&quot;&quot;;[.B18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IF([.A1890]=&quot;&quot;;[.A1891];[.A1891]+[.B1890])" office:value-type="float" office:value="50494" calcext:value-type="float">
            <text:p>50494</text:p>
          </table:table-cell>
          <table:table-cell table:formula="of:=IF([.A1891]=&quot;&quot;;[.B189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891]=&quot;&quot;;[.A1892];[.A1892]+[.B1891])" office:value-type="float" office:value="50494" calcext:value-type="float">
            <text:p>50494</text:p>
          </table:table-cell>
          <table:table-cell table:formula="of:=IF([.A1892]=&quot;&quot;;[.B1892];&quot;&quot;)" office:value-type="float" office:value="50494" calcext:value-type="float">
            <text:p>50494</text:p>
          </table:table-cell>
          <table:table-cell table:number-columns-repeated="2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formula="of:=IF([.A1892]=&quot;&quot;;[.A1893];[.A1893]+[.B1892])" office:value-type="float" office:value="8257" calcext:value-type="float">
            <text:p>8257</text:p>
          </table:table-cell>
          <table:table-cell table:formula="of:=IF([.A1893]=&quot;&quot;;[.B18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formula="of:=IF([.A1893]=&quot;&quot;;[.A1894];[.A1894]+[.B1893])" office:value-type="float" office:value="14481" calcext:value-type="float">
            <text:p>14481</text:p>
          </table:table-cell>
          <table:table-cell table:formula="of:=IF([.A1894]=&quot;&quot;;[.B18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formula="of:=IF([.A1894]=&quot;&quot;;[.A1895];[.A1895]+[.B1894])" office:value-type="float" office:value="19554" calcext:value-type="float">
            <text:p>19554</text:p>
          </table:table-cell>
          <table:table-cell table:formula="of:=IF([.A1895]=&quot;&quot;;[.B18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formula="of:=IF([.A1895]=&quot;&quot;;[.A1896];[.A1896]+[.B1895])" office:value-type="float" office:value="24707" calcext:value-type="float">
            <text:p>24707</text:p>
          </table:table-cell>
          <table:table-cell table:formula="of:=IF([.A1896]=&quot;&quot;;[.B18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formula="of:=IF([.A1896]=&quot;&quot;;[.A1897];[.A1897]+[.B1896])" office:value-type="float" office:value="30993" calcext:value-type="float">
            <text:p>30993</text:p>
          </table:table-cell>
          <table:table-cell table:formula="of:=IF([.A1897]=&quot;&quot;;[.B18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formula="of:=IF([.A1897]=&quot;&quot;;[.A1898];[.A1898]+[.B1897])" office:value-type="float" office:value="36923" calcext:value-type="float">
            <text:p>36923</text:p>
          </table:table-cell>
          <table:table-cell table:formula="of:=IF([.A1898]=&quot;&quot;;[.B18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[.A1898]=&quot;&quot;;[.A1899];[.A1899]+[.B1898])" office:value-type="float" office:value="39121" calcext:value-type="float">
            <text:p>39121</text:p>
          </table:table-cell>
          <table:table-cell table:formula="of:=IF([.A1899]=&quot;&quot;;[.B18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formula="of:=IF([.A1899]=&quot;&quot;;[.A1900];[.A1900]+[.B1899])" office:value-type="float" office:value="46443" calcext:value-type="float">
            <text:p>46443</text:p>
          </table:table-cell>
          <table:table-cell table:formula="of:=IF([.A1900]=&quot;&quot;;[.B19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IF([.A1900]=&quot;&quot;;[.A1901];[.A1901]+[.B1900])" office:value-type="float" office:value="47687" calcext:value-type="float">
            <text:p>47687</text:p>
          </table:table-cell>
          <table:table-cell table:formula="of:=IF([.A1901]=&quot;&quot;;[.B19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IF([.A1901]=&quot;&quot;;[.A1902];[.A1902]+[.B1901])" office:value-type="float" office:value="50715" calcext:value-type="float">
            <text:p>50715</text:p>
          </table:table-cell>
          <table:table-cell table:formula="of:=IF([.A1902]=&quot;&quot;;[.B190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02]=&quot;&quot;;[.A1903];[.A1903]+[.B1902])" office:value-type="float" office:value="50715" calcext:value-type="float">
            <text:p>50715</text:p>
          </table:table-cell>
          <table:table-cell table:formula="of:=IF([.A1903]=&quot;&quot;;[.B1903];&quot;&quot;)" office:value-type="float" office:value="50715" calcext:value-type="float">
            <text:p>50715</text:p>
          </table:table-cell>
          <table:table-cell table:number-columns-repeated="2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formula="of:=IF([.A1903]=&quot;&quot;;[.A1904];[.A1904]+[.B1903])" office:value-type="float" office:value="9040" calcext:value-type="float">
            <text:p>9040</text:p>
          </table:table-cell>
          <table:table-cell table:formula="of:=IF([.A1904]=&quot;&quot;;[.B19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formula="of:=IF([.A1904]=&quot;&quot;;[.A1905];[.A1905]+[.B1904])" office:value-type="float" office:value="18901" calcext:value-type="float">
            <text:p>18901</text:p>
          </table:table-cell>
          <table:table-cell table:formula="of:=IF([.A1905]=&quot;&quot;;[.B19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17" calcext:value-type="float">
            <text:p>11717</text:p>
          </table:table-cell>
          <table:table-cell table:formula="of:=IF([.A1905]=&quot;&quot;;[.A1906];[.A1906]+[.B1905])" office:value-type="float" office:value="30618" calcext:value-type="float">
            <text:p>30618</text:p>
          </table:table-cell>
          <table:table-cell table:formula="of:=IF([.A1906]=&quot;&quot;;[.B190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06]=&quot;&quot;;[.A1907];[.A1907]+[.B1906])" office:value-type="float" office:value="30618" calcext:value-type="float">
            <text:p>30618</text:p>
          </table:table-cell>
          <table:table-cell table:formula="of:=IF([.A1907]=&quot;&quot;;[.B1907];&quot;&quot;)" office:value-type="float" office:value="30618" calcext:value-type="float">
            <text:p>30618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IF([.A1907]=&quot;&quot;;[.A1908];[.A1908]+[.B1907])" office:value-type="float" office:value="1692" calcext:value-type="float">
            <text:p>1692</text:p>
          </table:table-cell>
          <table:table-cell table:formula="of:=IF([.A1908]=&quot;&quot;;[.B19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IF([.A1908]=&quot;&quot;;[.A1909];[.A1909]+[.B1908])" office:value-type="float" office:value="4577" calcext:value-type="float">
            <text:p>4577</text:p>
          </table:table-cell>
          <table:table-cell table:formula="of:=IF([.A1909]=&quot;&quot;;[.B19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formula="of:=IF([.A1909]=&quot;&quot;;[.A1910];[.A1910]+[.B1909])" office:value-type="float" office:value="13870" calcext:value-type="float">
            <text:p>13870</text:p>
          </table:table-cell>
          <table:table-cell table:formula="of:=IF([.A1910]=&quot;&quot;;[.B19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formula="of:=IF([.A1910]=&quot;&quot;;[.A1911];[.A1911]+[.B1910])" office:value-type="float" office:value="20309" calcext:value-type="float">
            <text:p>20309</text:p>
          </table:table-cell>
          <table:table-cell table:formula="of:=IF([.A1911]=&quot;&quot;;[.B19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formula="of:=IF([.A1911]=&quot;&quot;;[.A1912];[.A1912]+[.B1911])" office:value-type="float" office:value="27131" calcext:value-type="float">
            <text:p>27131</text:p>
          </table:table-cell>
          <table:table-cell table:formula="of:=IF([.A1912]=&quot;&quot;;[.B19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formula="of:=IF([.A1912]=&quot;&quot;;[.A1913];[.A1913]+[.B1912])" office:value-type="float" office:value="31794" calcext:value-type="float">
            <text:p>31794</text:p>
          </table:table-cell>
          <table:table-cell table:formula="of:=IF([.A1913]=&quot;&quot;;[.B191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13]=&quot;&quot;;[.A1914];[.A1914]+[.B1913])" office:value-type="float" office:value="31794" calcext:value-type="float">
            <text:p>31794</text:p>
          </table:table-cell>
          <table:table-cell table:formula="of:=IF([.A1914]=&quot;&quot;;[.B1914];&quot;&quot;)" office:value-type="float" office:value="31794" calcext:value-type="float">
            <text:p>31794</text:p>
          </table:table-cell>
          <table:table-cell table:number-columns-repeated="2"/>
        </table:table-row>
        <table:table-row table:style-name="ro1">
          <table:table-cell office:value-type="float" office:value="11327" calcext:value-type="float">
            <text:p>11327</text:p>
          </table:table-cell>
          <table:table-cell table:formula="of:=IF([.A1914]=&quot;&quot;;[.A1915];[.A1915]+[.B1914])" office:value-type="float" office:value="11327" calcext:value-type="float">
            <text:p>11327</text:p>
          </table:table-cell>
          <table:table-cell table:formula="of:=IF([.A1915]=&quot;&quot;;[.B19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formula="of:=IF([.A1915]=&quot;&quot;;[.A1916];[.A1916]+[.B1915])" office:value-type="float" office:value="17753" calcext:value-type="float">
            <text:p>17753</text:p>
          </table:table-cell>
          <table:table-cell table:formula="of:=IF([.A1916]=&quot;&quot;;[.B19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IF([.A1916]=&quot;&quot;;[.A1917];[.A1917]+[.B1916])" office:value-type="float" office:value="21792" calcext:value-type="float">
            <text:p>21792</text:p>
          </table:table-cell>
          <table:table-cell table:formula="of:=IF([.A1917]=&quot;&quot;;[.B19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formula="of:=IF([.A1917]=&quot;&quot;;[.A1918];[.A1918]+[.B1917])" office:value-type="float" office:value="31561" calcext:value-type="float">
            <text:p>31561</text:p>
          </table:table-cell>
          <table:table-cell table:formula="of:=IF([.A1918]=&quot;&quot;;[.B19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formula="of:=IF([.A1918]=&quot;&quot;;[.A1919];[.A1919]+[.B1918])" office:value-type="float" office:value="35291" calcext:value-type="float">
            <text:p>35291</text:p>
          </table:table-cell>
          <table:table-cell table:formula="of:=IF([.A1919]=&quot;&quot;;[.B19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formula="of:=IF([.A1919]=&quot;&quot;;[.A1920];[.A1920]+[.B1919])" office:value-type="float" office:value="42263" calcext:value-type="float">
            <text:p>42263</text:p>
          </table:table-cell>
          <table:table-cell table:formula="of:=IF([.A1920]=&quot;&quot;;[.B19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formula="of:=IF([.A1920]=&quot;&quot;;[.A1921];[.A1921]+[.B1920])" office:value-type="float" office:value="48725" calcext:value-type="float">
            <text:p>48725</text:p>
          </table:table-cell>
          <table:table-cell table:formula="of:=IF([.A1921]=&quot;&quot;;[.B192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21]=&quot;&quot;;[.A1922];[.A1922]+[.B1921])" office:value-type="float" office:value="48725" calcext:value-type="float">
            <text:p>48725</text:p>
          </table:table-cell>
          <table:table-cell table:formula="of:=IF([.A1922]=&quot;&quot;;[.B1922];&quot;&quot;)" office:value-type="float" office:value="48725" calcext:value-type="float">
            <text:p>48725</text:p>
          </table:table-cell>
          <table:table-cell table:number-columns-repeated="2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formula="of:=IF([.A1922]=&quot;&quot;;[.A1923];[.A1923]+[.B1922])" office:value-type="float" office:value="6202" calcext:value-type="float">
            <text:p>6202</text:p>
          </table:table-cell>
          <table:table-cell table:formula="of:=IF([.A1923]=&quot;&quot;;[.B192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IF([.A1923]=&quot;&quot;;[.A1924];[.A1924]+[.B1923])" office:value-type="float" office:value="9059" calcext:value-type="float">
            <text:p>9059</text:p>
          </table:table-cell>
          <table:table-cell table:formula="of:=IF([.A1924]=&quot;&quot;;[.B19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IF([.A1924]=&quot;&quot;;[.A1925];[.A1925]+[.B1924])" office:value-type="float" office:value="12746" calcext:value-type="float">
            <text:p>12746</text:p>
          </table:table-cell>
          <table:table-cell table:formula="of:=IF([.A1925]=&quot;&quot;;[.B19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formula="of:=IF([.A1925]=&quot;&quot;;[.A1926];[.A1926]+[.B1925])" office:value-type="float" office:value="17079" calcext:value-type="float">
            <text:p>17079</text:p>
          </table:table-cell>
          <table:table-cell table:formula="of:=IF([.A1926]=&quot;&quot;;[.B19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IF([.A1926]=&quot;&quot;;[.A1927];[.A1927]+[.B1926])" office:value-type="float" office:value="20285" calcext:value-type="float">
            <text:p>20285</text:p>
          </table:table-cell>
          <table:table-cell table:formula="of:=IF([.A1927]=&quot;&quot;;[.B19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formula="of:=IF([.A1927]=&quot;&quot;;[.A1928];[.A1928]+[.B1927])" office:value-type="float" office:value="26284" calcext:value-type="float">
            <text:p>26284</text:p>
          </table:table-cell>
          <table:table-cell table:formula="of:=IF([.A1928]=&quot;&quot;;[.B19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formula="of:=IF([.A1928]=&quot;&quot;;[.A1929];[.A1929]+[.B1928])" office:value-type="float" office:value="30128" calcext:value-type="float">
            <text:p>30128</text:p>
          </table:table-cell>
          <table:table-cell table:formula="of:=IF([.A1929]=&quot;&quot;;[.B19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formula="of:=IF([.A1929]=&quot;&quot;;[.A1930];[.A1930]+[.B1929])" office:value-type="float" office:value="34364" calcext:value-type="float">
            <text:p>34364</text:p>
          </table:table-cell>
          <table:table-cell table:formula="of:=IF([.A1930]=&quot;&quot;;[.B19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IF([.A1930]=&quot;&quot;;[.A1931];[.A1931]+[.B1930])" office:value-type="float" office:value="37860" calcext:value-type="float">
            <text:p>37860</text:p>
          </table:table-cell>
          <table:table-cell table:formula="of:=IF([.A1931]=&quot;&quot;;[.B19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formula="of:=IF([.A1931]=&quot;&quot;;[.A1932];[.A1932]+[.B1931])" office:value-type="float" office:value="45209" calcext:value-type="float">
            <text:p>45209</text:p>
          </table:table-cell>
          <table:table-cell table:formula="of:=IF([.A1932]=&quot;&quot;;[.B19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IF([.A1932]=&quot;&quot;;[.A1933];[.A1933]+[.B1932])" office:value-type="float" office:value="46846" calcext:value-type="float">
            <text:p>46846</text:p>
          </table:table-cell>
          <table:table-cell table:formula="of:=IF([.A1933]=&quot;&quot;;[.B19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formula="of:=IF([.A1933]=&quot;&quot;;[.A1934];[.A1934]+[.B1933])" office:value-type="float" office:value="52738" calcext:value-type="float">
            <text:p>52738</text:p>
          </table:table-cell>
          <table:table-cell table:formula="of:=IF([.A1934]=&quot;&quot;;[.B193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34]=&quot;&quot;;[.A1935];[.A1935]+[.B1934])" office:value-type="float" office:value="52738" calcext:value-type="float">
            <text:p>52738</text:p>
          </table:table-cell>
          <table:table-cell table:formula="of:=IF([.A1935]=&quot;&quot;;[.B1935];&quot;&quot;)" office:value-type="float" office:value="52738" calcext:value-type="float">
            <text:p>52738</text:p>
          </table:table-cell>
          <table:table-cell table:number-columns-repeated="2"/>
        </table:table-row>
        <table:table-row table:style-name="ro1">
          <table:table-cell office:value-type="float" office:value="21290" calcext:value-type="float">
            <text:p>21290</text:p>
          </table:table-cell>
          <table:table-cell table:formula="of:=IF([.A1935]=&quot;&quot;;[.A1936];[.A1936]+[.B1935])" office:value-type="float" office:value="21290" calcext:value-type="float">
            <text:p>21290</text:p>
          </table:table-cell>
          <table:table-cell table:formula="of:=IF([.A1936]=&quot;&quot;;[.B19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265" calcext:value-type="float">
            <text:p>13265</text:p>
          </table:table-cell>
          <table:table-cell table:formula="of:=IF([.A1936]=&quot;&quot;;[.A1937];[.A1937]+[.B1936])" office:value-type="float" office:value="34555" calcext:value-type="float">
            <text:p>34555</text:p>
          </table:table-cell>
          <table:table-cell table:formula="of:=IF([.A1937]=&quot;&quot;;[.B19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574" calcext:value-type="float">
            <text:p>16574</text:p>
          </table:table-cell>
          <table:table-cell table:formula="of:=IF([.A1937]=&quot;&quot;;[.A1938];[.A1938]+[.B1937])" office:value-type="float" office:value="51129" calcext:value-type="float">
            <text:p>51129</text:p>
          </table:table-cell>
          <table:table-cell table:formula="of:=IF([.A1938]=&quot;&quot;;[.B193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38]=&quot;&quot;;[.A1939];[.A1939]+[.B1938])" office:value-type="float" office:value="51129" calcext:value-type="float">
            <text:p>51129</text:p>
          </table:table-cell>
          <table:table-cell table:formula="of:=IF([.A1939]=&quot;&quot;;[.B1939];&quot;&quot;)" office:value-type="float" office:value="51129" calcext:value-type="float">
            <text:p>51129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IF([.A1939]=&quot;&quot;;[.A1940];[.A1940]+[.B1939])" office:value-type="float" office:value="1501" calcext:value-type="float">
            <text:p>1501</text:p>
          </table:table-cell>
          <table:table-cell table:formula="of:=IF([.A1940]=&quot;&quot;;[.B19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formula="of:=IF([.A1940]=&quot;&quot;;[.A1941];[.A1941]+[.B1940])" office:value-type="float" office:value="9824" calcext:value-type="float">
            <text:p>9824</text:p>
          </table:table-cell>
          <table:table-cell table:formula="of:=IF([.A1941]=&quot;&quot;;[.B19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IF([.A1941]=&quot;&quot;;[.A1942];[.A1942]+[.B1941])" office:value-type="float" office:value="11998" calcext:value-type="float">
            <text:p>11998</text:p>
          </table:table-cell>
          <table:table-cell table:formula="of:=IF([.A1942]=&quot;&quot;;[.B19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formula="of:=IF([.A1942]=&quot;&quot;;[.A1943];[.A1943]+[.B1942])" office:value-type="float" office:value="19601" calcext:value-type="float">
            <text:p>19601</text:p>
          </table:table-cell>
          <table:table-cell table:formula="of:=IF([.A1943]=&quot;&quot;;[.B19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[.A1943]=&quot;&quot;;[.A1944];[.A1944]+[.B1943])" office:value-type="float" office:value="21018" calcext:value-type="float">
            <text:p>21018</text:p>
          </table:table-cell>
          <table:table-cell table:formula="of:=IF([.A1944]=&quot;&quot;;[.B19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formula="of:=IF([.A1944]=&quot;&quot;;[.A1945];[.A1945]+[.B1944])" office:value-type="float" office:value="26525" calcext:value-type="float">
            <text:p>26525</text:p>
          </table:table-cell>
          <table:table-cell table:formula="of:=IF([.A1945]=&quot;&quot;;[.B19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IF([.A1945]=&quot;&quot;;[.A1946];[.A1946]+[.B1945])" office:value-type="float" office:value="29677" calcext:value-type="float">
            <text:p>29677</text:p>
          </table:table-cell>
          <table:table-cell table:formula="of:=IF([.A1946]=&quot;&quot;;[.B19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formula="of:=IF([.A1946]=&quot;&quot;;[.A1947];[.A1947]+[.B1946])" office:value-type="float" office:value="38251" calcext:value-type="float">
            <text:p>38251</text:p>
          </table:table-cell>
          <table:table-cell table:formula="of:=IF([.A1947]=&quot;&quot;;[.B19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formula="of:=IF([.A1947]=&quot;&quot;;[.A1948];[.A1948]+[.B1947])" office:value-type="float" office:value="45203" calcext:value-type="float">
            <text:p>45203</text:p>
          </table:table-cell>
          <table:table-cell table:formula="of:=IF([.A1948]=&quot;&quot;;[.B19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formula="of:=IF([.A1948]=&quot;&quot;;[.A1949];[.A1949]+[.B1948])" office:value-type="float" office:value="52096" calcext:value-type="float">
            <text:p>52096</text:p>
          </table:table-cell>
          <table:table-cell table:formula="of:=IF([.A1949]=&quot;&quot;;[.B194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49]=&quot;&quot;;[.A1950];[.A1950]+[.B1949])" office:value-type="float" office:value="52096" calcext:value-type="float">
            <text:p>52096</text:p>
          </table:table-cell>
          <table:table-cell table:formula="of:=IF([.A1950]=&quot;&quot;;[.B1950];&quot;&quot;)" office:value-type="float" office:value="52096" calcext:value-type="float">
            <text:p>52096</text:p>
          </table:table-cell>
          <table:table-cell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IF([.A1950]=&quot;&quot;;[.A1951];[.A1951]+[.B1950])" office:value-type="float" office:value="2057" calcext:value-type="float">
            <text:p>2057</text:p>
          </table:table-cell>
          <table:table-cell table:formula="of:=IF([.A1951]=&quot;&quot;;[.B19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formula="of:=IF([.A1951]=&quot;&quot;;[.A1952];[.A1952]+[.B1951])" office:value-type="float" office:value="7827" calcext:value-type="float">
            <text:p>7827</text:p>
          </table:table-cell>
          <table:table-cell table:formula="of:=IF([.A1952]=&quot;&quot;;[.B19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formula="of:=IF([.A1952]=&quot;&quot;;[.A1953];[.A1953]+[.B1952])" office:value-type="float" office:value="14772" calcext:value-type="float">
            <text:p>14772</text:p>
          </table:table-cell>
          <table:table-cell table:formula="of:=IF([.A1953]=&quot;&quot;;[.B19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formula="of:=IF([.A1953]=&quot;&quot;;[.A1954];[.A1954]+[.B1953])" office:value-type="float" office:value="20682" calcext:value-type="float">
            <text:p>20682</text:p>
          </table:table-cell>
          <table:table-cell table:formula="of:=IF([.A1954]=&quot;&quot;;[.B19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IF([.A1954]=&quot;&quot;;[.A1955];[.A1955]+[.B1954])" office:value-type="float" office:value="22748" calcext:value-type="float">
            <text:p>22748</text:p>
          </table:table-cell>
          <table:table-cell table:formula="of:=IF([.A1955]=&quot;&quot;;[.B19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IF([.A1955]=&quot;&quot;;[.A1956];[.A1956]+[.B1955])" office:value-type="float" office:value="25121" calcext:value-type="float">
            <text:p>25121</text:p>
          </table:table-cell>
          <table:table-cell table:formula="of:=IF([.A1956]=&quot;&quot;;[.B19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formula="of:=IF([.A1956]=&quot;&quot;;[.A1957];[.A1957]+[.B1956])" office:value-type="float" office:value="31734" calcext:value-type="float">
            <text:p>31734</text:p>
          </table:table-cell>
          <table:table-cell table:formula="of:=IF([.A1957]=&quot;&quot;;[.B19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IF([.A1957]=&quot;&quot;;[.A1958];[.A1958]+[.B1957])" office:value-type="float" office:value="38437" calcext:value-type="float">
            <text:p>38437</text:p>
          </table:table-cell>
          <table:table-cell table:formula="of:=IF([.A1958]=&quot;&quot;;[.B19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formula="of:=IF([.A1958]=&quot;&quot;;[.A1959];[.A1959]+[.B1958])" office:value-type="float" office:value="44232" calcext:value-type="float">
            <text:p>44232</text:p>
          </table:table-cell>
          <table:table-cell table:formula="of:=IF([.A1959]=&quot;&quot;;[.B19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formula="of:=IF([.A1959]=&quot;&quot;;[.A1960];[.A1960]+[.B1959])" office:value-type="float" office:value="51265" calcext:value-type="float">
            <text:p>51265</text:p>
          </table:table-cell>
          <table:table-cell table:formula="of:=IF([.A1960]=&quot;&quot;;[.B19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formula="of:=IF([.A1960]=&quot;&quot;;[.A1961];[.A1961]+[.B1960])" office:value-type="float" office:value="57328" calcext:value-type="float">
            <text:p>57328</text:p>
          </table:table-cell>
          <table:table-cell table:formula="of:=IF([.A1961]=&quot;&quot;;[.B196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IF([.A1961]=&quot;&quot;;[.A1962];[.A1962]+[.B1961])" office:value-type="float" office:value="60771" calcext:value-type="float">
            <text:p>60771</text:p>
          </table:table-cell>
          <table:table-cell table:formula="of:=IF([.A1962]=&quot;&quot;;[.B196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62]=&quot;&quot;;[.A1963];[.A1963]+[.B1962])" office:value-type="float" office:value="60771" calcext:value-type="float">
            <text:p>60771</text:p>
          </table:table-cell>
          <table:table-cell table:formula="of:=IF([.A1963]=&quot;&quot;;[.B1963];&quot;&quot;)" office:value-type="float" office:value="60771" calcext:value-type="float">
            <text:p>60771</text:p>
          </table:table-cell>
          <table:table-cell table:number-columns-repeated="2"/>
        </table:table-row>
        <table:table-row table:style-name="ro1">
          <table:table-cell office:value-type="float" office:value="10064" calcext:value-type="float">
            <text:p>10064</text:p>
          </table:table-cell>
          <table:table-cell table:formula="of:=IF([.A1963]=&quot;&quot;;[.A1964];[.A1964]+[.B1963])" office:value-type="float" office:value="10064" calcext:value-type="float">
            <text:p>10064</text:p>
          </table:table-cell>
          <table:table-cell table:formula="of:=IF([.A1964]=&quot;&quot;;[.B19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696" calcext:value-type="float">
            <text:p>12696</text:p>
          </table:table-cell>
          <table:table-cell table:formula="of:=IF([.A1964]=&quot;&quot;;[.A1965];[.A1965]+[.B1964])" office:value-type="float" office:value="22760" calcext:value-type="float">
            <text:p>22760</text:p>
          </table:table-cell>
          <table:table-cell table:formula="of:=IF([.A1965]=&quot;&quot;;[.B19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IF([.A1965]=&quot;&quot;;[.A1966];[.A1966]+[.B1965])" office:value-type="float" office:value="24385" calcext:value-type="float">
            <text:p>24385</text:p>
          </table:table-cell>
          <table:table-cell table:formula="of:=IF([.A1966]=&quot;&quot;;[.B19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IF([.A1966]=&quot;&quot;;[.A1967];[.A1967]+[.B1966])" office:value-type="float" office:value="25989" calcext:value-type="float">
            <text:p>25989</text:p>
          </table:table-cell>
          <table:table-cell table:formula="of:=IF([.A1967]=&quot;&quot;;[.B19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formula="of:=IF([.A1967]=&quot;&quot;;[.A1968];[.A1968]+[.B1967])" office:value-type="float" office:value="34541" calcext:value-type="float">
            <text:p>34541</text:p>
          </table:table-cell>
          <table:table-cell table:formula="of:=IF([.A1968]=&quot;&quot;;[.B196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68]=&quot;&quot;;[.A1969];[.A1969]+[.B1968])" office:value-type="float" office:value="34541" calcext:value-type="float">
            <text:p>34541</text:p>
          </table:table-cell>
          <table:table-cell table:formula="of:=IF([.A1969]=&quot;&quot;;[.B1969];&quot;&quot;)" office:value-type="float" office:value="34541" calcext:value-type="float">
            <text:p>34541</text:p>
          </table:table-cell>
          <table:table-cell table:number-columns-repeated="2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formula="of:=IF([.A1969]=&quot;&quot;;[.A1970];[.A1970]+[.B1969])" office:value-type="float" office:value="4518" calcext:value-type="float">
            <text:p>4518</text:p>
          </table:table-cell>
          <table:table-cell table:formula="of:=IF([.A1970]=&quot;&quot;;[.B19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formula="of:=IF([.A1970]=&quot;&quot;;[.A1971];[.A1971]+[.B1970])" office:value-type="float" office:value="8077" calcext:value-type="float">
            <text:p>8077</text:p>
          </table:table-cell>
          <table:table-cell table:formula="of:=IF([.A1971]=&quot;&quot;;[.B19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formula="of:=IF([.A1971]=&quot;&quot;;[.A1972];[.A1972]+[.B1971])" office:value-type="float" office:value="12689" calcext:value-type="float">
            <text:p>12689</text:p>
          </table:table-cell>
          <table:table-cell table:formula="of:=IF([.A1972]=&quot;&quot;;[.B19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formula="of:=IF([.A1972]=&quot;&quot;;[.A1973];[.A1973]+[.B1972])" office:value-type="float" office:value="17679" calcext:value-type="float">
            <text:p>17679</text:p>
          </table:table-cell>
          <table:table-cell table:formula="of:=IF([.A1973]=&quot;&quot;;[.B19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formula="of:=IF([.A1973]=&quot;&quot;;[.A1974];[.A1974]+[.B1973])" office:value-type="float" office:value="23801" calcext:value-type="float">
            <text:p>23801</text:p>
          </table:table-cell>
          <table:table-cell table:formula="of:=IF([.A1974]=&quot;&quot;;[.B19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IF([.A1974]=&quot;&quot;;[.A1975];[.A1975]+[.B1974])" office:value-type="float" office:value="25630" calcext:value-type="float">
            <text:p>25630</text:p>
          </table:table-cell>
          <table:table-cell table:formula="of:=IF([.A1975]=&quot;&quot;;[.B19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formula="of:=IF([.A1975]=&quot;&quot;;[.A1976];[.A1976]+[.B1975])" office:value-type="float" office:value="34237" calcext:value-type="float">
            <text:p>34237</text:p>
          </table:table-cell>
          <table:table-cell table:formula="of:=IF([.A1976]=&quot;&quot;;[.B19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[.A1976]=&quot;&quot;;[.A1977];[.A1977]+[.B1976])" office:value-type="float" office:value="36288" calcext:value-type="float">
            <text:p>36288</text:p>
          </table:table-cell>
          <table:table-cell table:formula="of:=IF([.A1977]=&quot;&quot;;[.B19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formula="of:=IF([.A1977]=&quot;&quot;;[.A1978];[.A1978]+[.B1977])" office:value-type="float" office:value="42602" calcext:value-type="float">
            <text:p>42602</text:p>
          </table:table-cell>
          <table:table-cell table:formula="of:=IF([.A1978]=&quot;&quot;;[.B19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IF([.A1978]=&quot;&quot;;[.A1979];[.A1979]+[.B1978])" office:value-type="float" office:value="45198" calcext:value-type="float">
            <text:p>45198</text:p>
          </table:table-cell>
          <table:table-cell table:formula="of:=IF([.A1979]=&quot;&quot;;[.B197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79]=&quot;&quot;;[.A1980];[.A1980]+[.B1979])" office:value-type="float" office:value="45198" calcext:value-type="float">
            <text:p>45198</text:p>
          </table:table-cell>
          <table:table-cell table:formula="of:=IF([.A1980]=&quot;&quot;;[.B1980];&quot;&quot;)" office:value-type="float" office:value="45198" calcext:value-type="float">
            <text:p>45198</text:p>
          </table:table-cell>
          <table:table-cell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IF([.A1980]=&quot;&quot;;[.A1981];[.A1981]+[.B1980])" office:value-type="float" office:value="1898" calcext:value-type="float">
            <text:p>1898</text:p>
          </table:table-cell>
          <table:table-cell table:formula="of:=IF([.A1981]=&quot;&quot;;[.B19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formula="of:=IF([.A1981]=&quot;&quot;;[.A1982];[.A1982]+[.B1981])" office:value-type="float" office:value="10228" calcext:value-type="float">
            <text:p>10228</text:p>
          </table:table-cell>
          <table:table-cell table:formula="of:=IF([.A1982]=&quot;&quot;;[.B19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formula="of:=IF([.A1982]=&quot;&quot;;[.A1983];[.A1983]+[.B1982])" office:value-type="float" office:value="17051" calcext:value-type="float">
            <text:p>17051</text:p>
          </table:table-cell>
          <table:table-cell table:formula="of:=IF([.A1983]=&quot;&quot;;[.B19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127" calcext:value-type="float">
            <text:p>14127</text:p>
          </table:table-cell>
          <table:table-cell table:formula="of:=IF([.A1983]=&quot;&quot;;[.A1984];[.A1984]+[.B1983])" office:value-type="float" office:value="31178" calcext:value-type="float">
            <text:p>31178</text:p>
          </table:table-cell>
          <table:table-cell table:formula="of:=IF([.A1984]=&quot;&quot;;[.B19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formula="of:=IF([.A1984]=&quot;&quot;;[.A1985];[.A1985]+[.B1984])" office:value-type="float" office:value="35300" calcext:value-type="float">
            <text:p>35300</text:p>
          </table:table-cell>
          <table:table-cell table:formula="of:=IF([.A1985]=&quot;&quot;;[.B198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85]=&quot;&quot;;[.A1986];[.A1986]+[.B1985])" office:value-type="float" office:value="35300" calcext:value-type="float">
            <text:p>35300</text:p>
          </table:table-cell>
          <table:table-cell table:formula="of:=IF([.A1986]=&quot;&quot;;[.B1986];&quot;&quot;)" office:value-type="float" office:value="35300" calcext:value-type="float">
            <text:p>35300</text:p>
          </table:table-cell>
          <table:table-cell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IF([.A1986]=&quot;&quot;;[.A1987];[.A1987]+[.B1986])" office:value-type="float" office:value="2494" calcext:value-type="float">
            <text:p>2494</text:p>
          </table:table-cell>
          <table:table-cell table:formula="of:=IF([.A1987]=&quot;&quot;;[.B19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formula="of:=IF([.A1987]=&quot;&quot;;[.A1988];[.A1988]+[.B1987])" office:value-type="float" office:value="9221" calcext:value-type="float">
            <text:p>9221</text:p>
          </table:table-cell>
          <table:table-cell table:formula="of:=IF([.A1988]=&quot;&quot;;[.B198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formula="of:=IF([.A1988]=&quot;&quot;;[.A1989];[.A1989]+[.B1988])" office:value-type="float" office:value="13808" calcext:value-type="float">
            <text:p>13808</text:p>
          </table:table-cell>
          <table:table-cell table:formula="of:=IF([.A1989]=&quot;&quot;;[.B198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1989]=&quot;&quot;;[.A1990];[.A1990]+[.B1989])" office:value-type="float" office:value="16129" calcext:value-type="float">
            <text:p>16129</text:p>
          </table:table-cell>
          <table:table-cell table:formula="of:=IF([.A1990]=&quot;&quot;;[.B19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formula="of:=IF([.A1990]=&quot;&quot;;[.A1991];[.A1991]+[.B1990])" office:value-type="float" office:value="20746" calcext:value-type="float">
            <text:p>20746</text:p>
          </table:table-cell>
          <table:table-cell table:formula="of:=IF([.A1991]=&quot;&quot;;[.B19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formula="of:=IF([.A1991]=&quot;&quot;;[.A1992];[.A1992]+[.B1991])" office:value-type="float" office:value="25559" calcext:value-type="float">
            <text:p>25559</text:p>
          </table:table-cell>
          <table:table-cell table:formula="of:=IF([.A1992]=&quot;&quot;;[.B19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formula="of:=IF([.A1992]=&quot;&quot;;[.A1993];[.A1993]+[.B1992])" office:value-type="float" office:value="32906" calcext:value-type="float">
            <text:p>32906</text:p>
          </table:table-cell>
          <table:table-cell table:formula="of:=IF([.A1993]=&quot;&quot;;[.B19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IF([.A1993]=&quot;&quot;;[.A1994];[.A1994]+[.B1993])" office:value-type="float" office:value="36700" calcext:value-type="float">
            <text:p>36700</text:p>
          </table:table-cell>
          <table:table-cell table:formula="of:=IF([.A1994]=&quot;&quot;;[.B19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[.A1994]=&quot;&quot;;[.A1995];[.A1995]+[.B1994])" office:value-type="float" office:value="38146" calcext:value-type="float">
            <text:p>38146</text:p>
          </table:table-cell>
          <table:table-cell table:formula="of:=IF([.A1995]=&quot;&quot;;[.B19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formula="of:=IF([.A1995]=&quot;&quot;;[.A1996];[.A1996]+[.B1995])" office:value-type="float" office:value="43437" calcext:value-type="float">
            <text:p>43437</text:p>
          </table:table-cell>
          <table:table-cell table:formula="of:=IF([.A1996]=&quot;&quot;;[.B19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formula="of:=IF([.A1996]=&quot;&quot;;[.A1997];[.A1997]+[.B1996])" office:value-type="float" office:value="48350" calcext:value-type="float">
            <text:p>48350</text:p>
          </table:table-cell>
          <table:table-cell table:formula="of:=IF([.A1997]=&quot;&quot;;[.B199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1997]=&quot;&quot;;[.A1998];[.A1998]+[.B1997])" office:value-type="float" office:value="48350" calcext:value-type="float">
            <text:p>48350</text:p>
          </table:table-cell>
          <table:table-cell table:formula="of:=IF([.A1998]=&quot;&quot;;[.B1998];&quot;&quot;)" office:value-type="float" office:value="48350" calcext:value-type="float">
            <text:p>48350</text:p>
          </table:table-cell>
          <table:table-cell table:number-columns-repeated="2"/>
        </table:table-row>
        <table:table-row table:style-name="ro1">
          <table:table-cell office:value-type="float" office:value="15290" calcext:value-type="float">
            <text:p>15290</text:p>
          </table:table-cell>
          <table:table-cell table:formula="of:=IF([.A1998]=&quot;&quot;;[.A1999];[.A1999]+[.B1998])" office:value-type="float" office:value="15290" calcext:value-type="float">
            <text:p>15290</text:p>
          </table:table-cell>
          <table:table-cell table:formula="of:=IF([.A1999]=&quot;&quot;;[.B19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formula="of:=IF([.A1999]=&quot;&quot;;[.A2000];[.A2000]+[.B1999])" office:value-type="float" office:value="25142" calcext:value-type="float">
            <text:p>25142</text:p>
          </table:table-cell>
          <table:table-cell table:formula="of:=IF([.A2000]=&quot;&quot;;[.B20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formula="of:=IF([.A2000]=&quot;&quot;;[.A2001];[.A2001]+[.B2000])" office:value-type="float" office:value="31115" calcext:value-type="float">
            <text:p>31115</text:p>
          </table:table-cell>
          <table:table-cell table:formula="of:=IF([.A2001]=&quot;&quot;;[.B20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formula="of:=IF([.A2001]=&quot;&quot;;[.A2002];[.A2002]+[.B2001])" office:value-type="float" office:value="38449" calcext:value-type="float">
            <text:p>38449</text:p>
          </table:table-cell>
          <table:table-cell table:formula="of:=IF([.A2002]=&quot;&quot;;[.B200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02]=&quot;&quot;;[.A2003];[.A2003]+[.B2002])" office:value-type="float" office:value="38449" calcext:value-type="float">
            <text:p>38449</text:p>
          </table:table-cell>
          <table:table-cell table:formula="of:=IF([.A2003]=&quot;&quot;;[.B2003];&quot;&quot;)" office:value-type="float" office:value="38449" calcext:value-type="float">
            <text:p>38449</text:p>
          </table:table-cell>
          <table:table-cell table:number-columns-repeated="2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formula="of:=IF([.A2003]=&quot;&quot;;[.A2004];[.A2004]+[.B2003])" office:value-type="float" office:value="5995" calcext:value-type="float">
            <text:p>5995</text:p>
          </table:table-cell>
          <table:table-cell table:formula="of:=IF([.A2004]=&quot;&quot;;[.B20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formula="of:=IF([.A2004]=&quot;&quot;;[.A2005];[.A2005]+[.B2004])" office:value-type="float" office:value="10534" calcext:value-type="float">
            <text:p>10534</text:p>
          </table:table-cell>
          <table:table-cell table:formula="of:=IF([.A2005]=&quot;&quot;;[.B20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formula="of:=IF([.A2005]=&quot;&quot;;[.A2006];[.A2006]+[.B2005])" office:value-type="float" office:value="18905" calcext:value-type="float">
            <text:p>18905</text:p>
          </table:table-cell>
          <table:table-cell table:formula="of:=IF([.A2006]=&quot;&quot;;[.B20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formula="of:=IF([.A2006]=&quot;&quot;;[.A2007];[.A2007]+[.B2006])" office:value-type="float" office:value="27981" calcext:value-type="float">
            <text:p>27981</text:p>
          </table:table-cell>
          <table:table-cell table:formula="of:=IF([.A2007]=&quot;&quot;;[.B20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656" calcext:value-type="float">
            <text:p>12656</text:p>
          </table:table-cell>
          <table:table-cell table:formula="of:=IF([.A2007]=&quot;&quot;;[.A2008];[.A2008]+[.B2007])" office:value-type="float" office:value="40637" calcext:value-type="float">
            <text:p>40637</text:p>
          </table:table-cell>
          <table:table-cell table:formula="of:=IF([.A2008]=&quot;&quot;;[.B20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625" calcext:value-type="float">
            <text:p>12625</text:p>
          </table:table-cell>
          <table:table-cell table:formula="of:=IF([.A2008]=&quot;&quot;;[.A2009];[.A2009]+[.B2008])" office:value-type="float" office:value="53262" calcext:value-type="float">
            <text:p>53262</text:p>
          </table:table-cell>
          <table:table-cell table:formula="of:=IF([.A2009]=&quot;&quot;;[.B200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09]=&quot;&quot;;[.A2010];[.A2010]+[.B2009])" office:value-type="float" office:value="53262" calcext:value-type="float">
            <text:p>53262</text:p>
          </table:table-cell>
          <table:table-cell table:formula="of:=IF([.A2010]=&quot;&quot;;[.B2010];&quot;&quot;)" office:value-type="float" office:value="53262" calcext:value-type="float">
            <text:p>53262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[.A2010]=&quot;&quot;;[.A2011];[.A2011]+[.B2010])" office:value-type="float" office:value="2198" calcext:value-type="float">
            <text:p>2198</text:p>
          </table:table-cell>
          <table:table-cell table:formula="of:=IF([.A2011]=&quot;&quot;;[.B20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IF([.A2011]=&quot;&quot;;[.A2012];[.A2012]+[.B2011])" office:value-type="float" office:value="3337" calcext:value-type="float">
            <text:p>3337</text:p>
          </table:table-cell>
          <table:table-cell table:formula="of:=IF([.A2012]=&quot;&quot;;[.B20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formula="of:=IF([.A2012]=&quot;&quot;;[.A2013];[.A2013]+[.B2012])" office:value-type="float" office:value="7596" calcext:value-type="float">
            <text:p>7596</text:p>
          </table:table-cell>
          <table:table-cell table:formula="of:=IF([.A2013]=&quot;&quot;;[.B20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IF([.A2013]=&quot;&quot;;[.A2014];[.A2014]+[.B2013])" office:value-type="float" office:value="10606" calcext:value-type="float">
            <text:p>10606</text:p>
          </table:table-cell>
          <table:table-cell table:formula="of:=IF([.A2014]=&quot;&quot;;[.B20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formula="of:=IF([.A2014]=&quot;&quot;;[.A2015];[.A2015]+[.B2014])" office:value-type="float" office:value="19651" calcext:value-type="float">
            <text:p>19651</text:p>
          </table:table-cell>
          <table:table-cell table:formula="of:=IF([.A2015]=&quot;&quot;;[.B20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IF([.A2015]=&quot;&quot;;[.A2016];[.A2016]+[.B2015])" office:value-type="float" office:value="22580" calcext:value-type="float">
            <text:p>22580</text:p>
          </table:table-cell>
          <table:table-cell table:formula="of:=IF([.A2016]=&quot;&quot;;[.B20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formula="of:=IF([.A2016]=&quot;&quot;;[.A2017];[.A2017]+[.B2016])" office:value-type="float" office:value="30972" calcext:value-type="float">
            <text:p>30972</text:p>
          </table:table-cell>
          <table:table-cell table:formula="of:=IF([.A2017]=&quot;&quot;;[.B20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formula="of:=IF([.A2017]=&quot;&quot;;[.A2018];[.A2018]+[.B2017])" office:value-type="float" office:value="35279" calcext:value-type="float">
            <text:p>35279</text:p>
          </table:table-cell>
          <table:table-cell table:formula="of:=IF([.A2018]=&quot;&quot;;[.B20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formula="of:=IF([.A2018]=&quot;&quot;;[.A2019];[.A2019]+[.B2018])" office:value-type="float" office:value="41017" calcext:value-type="float">
            <text:p>41017</text:p>
          </table:table-cell>
          <table:table-cell table:formula="of:=IF([.A2019]=&quot;&quot;;[.B201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19]=&quot;&quot;;[.A2020];[.A2020]+[.B2019])" office:value-type="float" office:value="41017" calcext:value-type="float">
            <text:p>41017</text:p>
          </table:table-cell>
          <table:table-cell table:formula="of:=IF([.A2020]=&quot;&quot;;[.B2020];&quot;&quot;)" office:value-type="float" office:value="41017" calcext:value-type="float">
            <text:p>41017</text:p>
          </table:table-cell>
          <table:table-cell table:number-columns-repeated="2"/>
        </table:table-row>
        <table:table-row table:style-name="ro1">
          <table:table-cell office:value-type="float" office:value="12958" calcext:value-type="float">
            <text:p>12958</text:p>
          </table:table-cell>
          <table:table-cell table:formula="of:=IF([.A2020]=&quot;&quot;;[.A2021];[.A2021]+[.B2020])" office:value-type="float" office:value="12958" calcext:value-type="float">
            <text:p>12958</text:p>
          </table:table-cell>
          <table:table-cell table:formula="of:=IF([.A2021]=&quot;&quot;;[.B20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formula="of:=IF([.A2021]=&quot;&quot;;[.A2022];[.A2022]+[.B2021])" office:value-type="float" office:value="18912" calcext:value-type="float">
            <text:p>18912</text:p>
          </table:table-cell>
          <table:table-cell table:formula="of:=IF([.A2022]=&quot;&quot;;[.B202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22]=&quot;&quot;;[.A2023];[.A2023]+[.B2022])" office:value-type="float" office:value="18912" calcext:value-type="float">
            <text:p>18912</text:p>
          </table:table-cell>
          <table:table-cell table:formula="of:=IF([.A2023]=&quot;&quot;;[.B2023];&quot;&quot;)" office:value-type="float" office:value="18912" calcext:value-type="float">
            <text:p>18912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IF([.A2023]=&quot;&quot;;[.A2024];[.A2024]+[.B2023])" office:value-type="float" office:value="2276" calcext:value-type="float">
            <text:p>2276</text:p>
          </table:table-cell>
          <table:table-cell table:formula="of:=IF([.A2024]=&quot;&quot;;[.B20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formula="of:=IF([.A2024]=&quot;&quot;;[.A2025];[.A2025]+[.B2024])" office:value-type="float" office:value="8876" calcext:value-type="float">
            <text:p>8876</text:p>
          </table:table-cell>
          <table:table-cell table:formula="of:=IF([.A2025]=&quot;&quot;;[.B20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formula="of:=IF([.A2025]=&quot;&quot;;[.A2026];[.A2026]+[.B2025])" office:value-type="float" office:value="14788" calcext:value-type="float">
            <text:p>14788</text:p>
          </table:table-cell>
          <table:table-cell table:formula="of:=IF([.A2026]=&quot;&quot;;[.B20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IF([.A2026]=&quot;&quot;;[.A2027];[.A2027]+[.B2026])" office:value-type="float" office:value="16093" calcext:value-type="float">
            <text:p>16093</text:p>
          </table:table-cell>
          <table:table-cell table:formula="of:=IF([.A2027]=&quot;&quot;;[.B20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formula="of:=IF([.A2027]=&quot;&quot;;[.A2028];[.A2028]+[.B2027])" office:value-type="float" office:value="22443" calcext:value-type="float">
            <text:p>22443</text:p>
          </table:table-cell>
          <table:table-cell table:formula="of:=IF([.A2028]=&quot;&quot;;[.B20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formula="of:=IF([.A2028]=&quot;&quot;;[.A2029];[.A2029]+[.B2028])" office:value-type="float" office:value="28270" calcext:value-type="float">
            <text:p>28270</text:p>
          </table:table-cell>
          <table:table-cell table:formula="of:=IF([.A2029]=&quot;&quot;;[.B20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IF([.A2029]=&quot;&quot;;[.A2030];[.A2030]+[.B2029])" office:value-type="float" office:value="30910" calcext:value-type="float">
            <text:p>30910</text:p>
          </table:table-cell>
          <table:table-cell table:formula="of:=IF([.A2030]=&quot;&quot;;[.B20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formula="of:=IF([.A2030]=&quot;&quot;;[.A2031];[.A2031]+[.B2030])" office:value-type="float" office:value="37766" calcext:value-type="float">
            <text:p>37766</text:p>
          </table:table-cell>
          <table:table-cell table:formula="of:=IF([.A2031]=&quot;&quot;;[.B20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formula="of:=IF([.A2031]=&quot;&quot;;[.A2032];[.A2032]+[.B2031])" office:value-type="float" office:value="45328" calcext:value-type="float">
            <text:p>45328</text:p>
          </table:table-cell>
          <table:table-cell table:formula="of:=IF([.A2032]=&quot;&quot;;[.B20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formula="of:=IF([.A2032]=&quot;&quot;;[.A2033];[.A2033]+[.B2032])" office:value-type="float" office:value="53210" calcext:value-type="float">
            <text:p>53210</text:p>
          </table:table-cell>
          <table:table-cell table:formula="of:=IF([.A2033]=&quot;&quot;;[.B203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IF([.A2033]=&quot;&quot;;[.A2034];[.A2034]+[.B2033])" office:value-type="float" office:value="57154" calcext:value-type="float">
            <text:p>57154</text:p>
          </table:table-cell>
          <table:table-cell table:formula="of:=IF([.A2034]=&quot;&quot;;[.B203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34]=&quot;&quot;;[.A2035];[.A2035]+[.B2034])" office:value-type="float" office:value="57154" calcext:value-type="float">
            <text:p>57154</text:p>
          </table:table-cell>
          <table:table-cell table:formula="of:=IF([.A2035]=&quot;&quot;;[.B2035];&quot;&quot;)" office:value-type="float" office:value="57154" calcext:value-type="float">
            <text:p>57154</text:p>
          </table:table-cell>
          <table:table-cell table:number-columns-repeated="2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formula="of:=IF([.A2035]=&quot;&quot;;[.A2036];[.A2036]+[.B2035])" office:value-type="float" office:value="7186" calcext:value-type="float">
            <text:p>7186</text:p>
          </table:table-cell>
          <table:table-cell table:formula="of:=IF([.A2036]=&quot;&quot;;[.B20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formula="of:=IF([.A2036]=&quot;&quot;;[.A2037];[.A2037]+[.B2036])" office:value-type="float" office:value="12161" calcext:value-type="float">
            <text:p>12161</text:p>
          </table:table-cell>
          <table:table-cell table:formula="of:=IF([.A2037]=&quot;&quot;;[.B20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formula="of:=IF([.A2037]=&quot;&quot;;[.A2038];[.A2038]+[.B2037])" office:value-type="float" office:value="21176" calcext:value-type="float">
            <text:p>21176</text:p>
          </table:table-cell>
          <table:table-cell table:formula="of:=IF([.A2038]=&quot;&quot;;[.B20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599" calcext:value-type="float">
            <text:p>12599</text:p>
          </table:table-cell>
          <table:table-cell table:formula="of:=IF([.A2038]=&quot;&quot;;[.A2039];[.A2039]+[.B2038])" office:value-type="float" office:value="33775" calcext:value-type="float">
            <text:p>33775</text:p>
          </table:table-cell>
          <table:table-cell table:formula="of:=IF([.A2039]=&quot;&quot;;[.B20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902" calcext:value-type="float">
            <text:p>13902</text:p>
          </table:table-cell>
          <table:table-cell table:formula="of:=IF([.A2039]=&quot;&quot;;[.A2040];[.A2040]+[.B2039])" office:value-type="float" office:value="47677" calcext:value-type="float">
            <text:p>47677</text:p>
          </table:table-cell>
          <table:table-cell table:formula="of:=IF([.A2040]=&quot;&quot;;[.B204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40]=&quot;&quot;;[.A2041];[.A2041]+[.B2040])" office:value-type="float" office:value="47677" calcext:value-type="float">
            <text:p>47677</text:p>
          </table:table-cell>
          <table:table-cell table:formula="of:=IF([.A2041]=&quot;&quot;;[.B2041];&quot;&quot;)" office:value-type="float" office:value="47677" calcext:value-type="float">
            <text:p>47677</text:p>
          </table:table-cell>
          <table:table-cell table:number-columns-repeated="2"/>
        </table:table-row>
        <table:table-row table:style-name="ro1">
          <table:table-cell office:value-type="float" office:value="55492" calcext:value-type="float">
            <text:p>55492</text:p>
          </table:table-cell>
          <table:table-cell table:formula="of:=IF([.A2041]=&quot;&quot;;[.A2042];[.A2042]+[.B2041])" office:value-type="float" office:value="55492" calcext:value-type="float">
            <text:p>55492</text:p>
          </table:table-cell>
          <table:table-cell table:formula="of:=IF([.A2042]=&quot;&quot;;[.B204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42]=&quot;&quot;;[.A2043];[.A2043]+[.B2042])" office:value-type="float" office:value="55492" calcext:value-type="float">
            <text:p>55492</text:p>
          </table:table-cell>
          <table:table-cell table:formula="of:=IF([.A2043]=&quot;&quot;;[.B2043];&quot;&quot;)" office:value-type="float" office:value="55492" calcext:value-type="float">
            <text:p>55492</text:p>
          </table:table-cell>
          <table:table-cell table:number-columns-repeated="2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formula="of:=IF([.A2043]=&quot;&quot;;[.A2044];[.A2044]+[.B2043])" office:value-type="float" office:value="4832" calcext:value-type="float">
            <text:p>4832</text:p>
          </table:table-cell>
          <table:table-cell table:formula="of:=IF([.A2044]=&quot;&quot;;[.B20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formula="of:=IF([.A2044]=&quot;&quot;;[.A2045];[.A2045]+[.B2044])" office:value-type="float" office:value="10122" calcext:value-type="float">
            <text:p>10122</text:p>
          </table:table-cell>
          <table:table-cell table:formula="of:=IF([.A2045]=&quot;&quot;;[.B20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IF([.A2045]=&quot;&quot;;[.A2046];[.A2046]+[.B2045])" office:value-type="float" office:value="12166" calcext:value-type="float">
            <text:p>12166</text:p>
          </table:table-cell>
          <table:table-cell table:formula="of:=IF([.A2046]=&quot;&quot;;[.B20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IF([.A2046]=&quot;&quot;;[.A2047];[.A2047]+[.B2046])" office:value-type="float" office:value="13177" calcext:value-type="float">
            <text:p>13177</text:p>
          </table:table-cell>
          <table:table-cell table:formula="of:=IF([.A2047]=&quot;&quot;;[.B20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formula="of:=IF([.A2047]=&quot;&quot;;[.A2048];[.A2048]+[.B2047])" office:value-type="float" office:value="17287" calcext:value-type="float">
            <text:p>17287</text:p>
          </table:table-cell>
          <table:table-cell table:formula="of:=IF([.A2048]=&quot;&quot;;[.B20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IF([.A2048]=&quot;&quot;;[.A2049];[.A2049]+[.B2048])" office:value-type="float" office:value="18523" calcext:value-type="float">
            <text:p>18523</text:p>
          </table:table-cell>
          <table:table-cell table:formula="of:=IF([.A2049]=&quot;&quot;;[.B20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formula="of:=IF([.A2049]=&quot;&quot;;[.A2050];[.A2050]+[.B2049])" office:value-type="float" office:value="23229" calcext:value-type="float">
            <text:p>23229</text:p>
          </table:table-cell>
          <table:table-cell table:formula="of:=IF([.A2050]=&quot;&quot;;[.B20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formula="of:=IF([.A2050]=&quot;&quot;;[.A2051];[.A2051]+[.B2050])" office:value-type="float" office:value="28447" calcext:value-type="float">
            <text:p>28447</text:p>
          </table:table-cell>
          <table:table-cell table:formula="of:=IF([.A2051]=&quot;&quot;;[.B20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IF([.A2051]=&quot;&quot;;[.A2052];[.A2052]+[.B2051])" office:value-type="float" office:value="29747" calcext:value-type="float">
            <text:p>29747</text:p>
          </table:table-cell>
          <table:table-cell table:formula="of:=IF([.A2052]=&quot;&quot;;[.B20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IF([.A2052]=&quot;&quot;;[.A2053];[.A2053]+[.B2052])" office:value-type="float" office:value="32985" calcext:value-type="float">
            <text:p>32985</text:p>
          </table:table-cell>
          <table:table-cell table:formula="of:=IF([.A2053]=&quot;&quot;;[.B20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IF([.A2053]=&quot;&quot;;[.A2054];[.A2054]+[.B2053])" office:value-type="float" office:value="34821" calcext:value-type="float">
            <text:p>34821</text:p>
          </table:table-cell>
          <table:table-cell table:formula="of:=IF([.A2054]=&quot;&quot;;[.B20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IF([.A2054]=&quot;&quot;;[.A2055];[.A2055]+[.B2054])" office:value-type="float" office:value="36130" calcext:value-type="float">
            <text:p>36130</text:p>
          </table:table-cell>
          <table:table-cell table:formula="of:=IF([.A2055]=&quot;&quot;;[.B20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formula="of:=IF([.A2055]=&quot;&quot;;[.A2056];[.A2056]+[.B2055])" office:value-type="float" office:value="40872" calcext:value-type="float">
            <text:p>40872</text:p>
          </table:table-cell>
          <table:table-cell table:formula="of:=IF([.A2056]=&quot;&quot;;[.B20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formula="of:=IF([.A2056]=&quot;&quot;;[.A2057];[.A2057]+[.B2056])" office:value-type="float" office:value="44836" calcext:value-type="float">
            <text:p>44836</text:p>
          </table:table-cell>
          <table:table-cell table:formula="of:=IF([.A2057]=&quot;&quot;;[.B20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IF([.A2057]=&quot;&quot;;[.A2058];[.A2058]+[.B2057])" office:value-type="float" office:value="49518" calcext:value-type="float">
            <text:p>49518</text:p>
          </table:table-cell>
          <table:table-cell table:formula="of:=IF([.A2058]=&quot;&quot;;[.B205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58]=&quot;&quot;;[.A2059];[.A2059]+[.B2058])" office:value-type="float" office:value="49518" calcext:value-type="float">
            <text:p>49518</text:p>
          </table:table-cell>
          <table:table-cell table:formula="of:=IF([.A2059]=&quot;&quot;;[.B2059];&quot;&quot;)" office:value-type="float" office:value="49518" calcext:value-type="float">
            <text:p>49518</text:p>
          </table:table-cell>
          <table:table-cell table:number-columns-repeated="2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formula="of:=IF([.A2059]=&quot;&quot;;[.A2060];[.A2060]+[.B2059])" office:value-type="float" office:value="5611" calcext:value-type="float">
            <text:p>5611</text:p>
          </table:table-cell>
          <table:table-cell table:formula="of:=IF([.A2060]=&quot;&quot;;[.B2060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IF([.A2060]=&quot;&quot;;[.A2061];[.A2061]+[.B2060])" office:value-type="float" office:value="9259" calcext:value-type="float">
            <text:p>9259</text:p>
          </table:table-cell>
          <table:table-cell table:formula="of:=IF([.A2061]=&quot;&quot;;[.B2061];&quot;&quot;)">
            <text:p/>
          </table:table-cell>
          <table:table-cell table:number-columns-repeated="2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formula="of:=IF([.A2061]=&quot;&quot;;[.A2062];[.A2062]+[.B2061])" office:value-type="float" office:value="17438" calcext:value-type="float">
            <text:p>17438</text:p>
          </table:table-cell>
          <table:table-cell table:formula="of:=IF([.A2062]=&quot;&quot;;[.B20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formula="of:=IF([.A2062]=&quot;&quot;;[.A2063];[.A2063]+[.B2062])" office:value-type="float" office:value="27293" calcext:value-type="float">
            <text:p>27293</text:p>
          </table:table-cell>
          <table:table-cell table:formula="of:=IF([.A2063]=&quot;&quot;;[.B20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formula="of:=IF([.A2063]=&quot;&quot;;[.A2064];[.A2064]+[.B2063])" office:value-type="float" office:value="30231" calcext:value-type="float">
            <text:p>30231</text:p>
          </table:table-cell>
          <table:table-cell table:formula="of:=IF([.A2064]=&quot;&quot;;[.B20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formula="of:=IF([.A2064]=&quot;&quot;;[.A2065];[.A2065]+[.B2064])" office:value-type="float" office:value="38772" calcext:value-type="float">
            <text:p>38772</text:p>
          </table:table-cell>
          <table:table-cell table:formula="of:=IF([.A2065]=&quot;&quot;;[.B20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formula="of:=IF([.A2065]=&quot;&quot;;[.A2066];[.A2066]+[.B2065])" office:value-type="float" office:value="48009" calcext:value-type="float">
            <text:p>48009</text:p>
          </table:table-cell>
          <table:table-cell table:formula="of:=IF([.A2066]=&quot;&quot;;[.B206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66]=&quot;&quot;;[.A2067];[.A2067]+[.B2066])" office:value-type="float" office:value="48009" calcext:value-type="float">
            <text:p>48009</text:p>
          </table:table-cell>
          <table:table-cell table:formula="of:=IF([.A2067]=&quot;&quot;;[.B2067];&quot;&quot;)" office:value-type="float" office:value="48009" calcext:value-type="float">
            <text:p>48009</text:p>
          </table:table-cell>
          <table:table-cell table:number-columns-repeated="2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formula="of:=IF([.A2067]=&quot;&quot;;[.A2068];[.A2068]+[.B2067])" office:value-type="float" office:value="6779" calcext:value-type="float">
            <text:p>6779</text:p>
          </table:table-cell>
          <table:table-cell table:formula="of:=IF([.A2068]=&quot;&quot;;[.B20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formula="of:=IF([.A2068]=&quot;&quot;;[.A2069];[.A2069]+[.B2068])" office:value-type="float" office:value="14664" calcext:value-type="float">
            <text:p>14664</text:p>
          </table:table-cell>
          <table:table-cell table:formula="of:=IF([.A2069]=&quot;&quot;;[.B20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formula="of:=IF([.A2069]=&quot;&quot;;[.A2070];[.A2070]+[.B2069])" office:value-type="float" office:value="22432" calcext:value-type="float">
            <text:p>22432</text:p>
          </table:table-cell>
          <table:table-cell table:formula="of:=IF([.A2070]=&quot;&quot;;[.B20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formula="of:=IF([.A2070]=&quot;&quot;;[.A2071];[.A2071]+[.B2070])" office:value-type="float" office:value="30411" calcext:value-type="float">
            <text:p>30411</text:p>
          </table:table-cell>
          <table:table-cell table:formula="of:=IF([.A2071]=&quot;&quot;;[.B207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IF([.A2071]=&quot;&quot;;[.A2072];[.A2072]+[.B2071])" office:value-type="float" office:value="32015" calcext:value-type="float">
            <text:p>32015</text:p>
          </table:table-cell>
          <table:table-cell table:formula="of:=IF([.A2072]=&quot;&quot;;[.B2072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IF([.A2072]=&quot;&quot;;[.A2073];[.A2073]+[.B2072])" office:value-type="float" office:value="34734" calcext:value-type="float">
            <text:p>34734</text:p>
          </table:table-cell>
          <table:table-cell table:formula="of:=IF([.A2073]=&quot;&quot;;[.B207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IF([.A2073]=&quot;&quot;;[.A2074];[.A2074]+[.B2073])" office:value-type="float" office:value="38613" calcext:value-type="float">
            <text:p>38613</text:p>
          </table:table-cell>
          <table:table-cell table:formula="of:=IF([.A2074]=&quot;&quot;;[.B2074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IF([.A2074]=&quot;&quot;;[.A2075];[.A2075]+[.B2074])" office:value-type="float" office:value="41384" calcext:value-type="float">
            <text:p>41384</text:p>
          </table:table-cell>
          <table:table-cell table:formula="of:=IF([.A2075]=&quot;&quot;;[.B20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[.A2075]=&quot;&quot;;[.A2076];[.A2076]+[.B2075])" office:value-type="float" office:value="42581" calcext:value-type="float">
            <text:p>42581</text:p>
          </table:table-cell>
          <table:table-cell table:formula="of:=IF([.A2076]=&quot;&quot;;[.B207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76]=&quot;&quot;;[.A2077];[.A2077]+[.B2076])" office:value-type="float" office:value="42581" calcext:value-type="float">
            <text:p>42581</text:p>
          </table:table-cell>
          <table:table-cell table:formula="of:=IF([.A2077]=&quot;&quot;;[.B2077];&quot;&quot;)" office:value-type="float" office:value="42581" calcext:value-type="float">
            <text:p>42581</text:p>
          </table:table-cell>
          <table:table-cell table:number-columns-repeated="2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formula="of:=IF([.A2077]=&quot;&quot;;[.A2078];[.A2078]+[.B2077])" office:value-type="float" office:value="2775" calcext:value-type="float">
            <text:p>2775</text:p>
          </table:table-cell>
          <table:table-cell table:formula="of:=IF([.A2078]=&quot;&quot;;[.B20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978" calcext:value-type="float">
            <text:p>12978</text:p>
          </table:table-cell>
          <table:table-cell table:formula="of:=IF([.A2078]=&quot;&quot;;[.A2079];[.A2079]+[.B2078])" office:value-type="float" office:value="15753" calcext:value-type="float">
            <text:p>15753</text:p>
          </table:table-cell>
          <table:table-cell table:formula="of:=IF([.A2079]=&quot;&quot;;[.B20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formula="of:=IF([.A2079]=&quot;&quot;;[.A2080];[.A2080]+[.B2079])" office:value-type="float" office:value="22961" calcext:value-type="float">
            <text:p>22961</text:p>
          </table:table-cell>
          <table:table-cell table:formula="of:=IF([.A2080]=&quot;&quot;;[.B208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80]=&quot;&quot;;[.A2081];[.A2081]+[.B2080])" office:value-type="float" office:value="22961" calcext:value-type="float">
            <text:p>22961</text:p>
          </table:table-cell>
          <table:table-cell table:formula="of:=IF([.A2081]=&quot;&quot;;[.B2081];&quot;&quot;)" office:value-type="float" office:value="22961" calcext:value-type="float">
            <text:p>22961</text:p>
          </table:table-cell>
          <table:table-cell table:number-columns-repeated="2"/>
        </table:table-row>
        <table:table-row table:style-name="ro1">
          <table:table-cell office:value-type="float" office:value="19188" calcext:value-type="float">
            <text:p>19188</text:p>
          </table:table-cell>
          <table:table-cell table:formula="of:=IF([.A2081]=&quot;&quot;;[.A2082];[.A2082]+[.B2081])" office:value-type="float" office:value="19188" calcext:value-type="float">
            <text:p>19188</text:p>
          </table:table-cell>
          <table:table-cell table:formula="of:=IF([.A2082]=&quot;&quot;;[.B20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982" calcext:value-type="float">
            <text:p>16982</text:p>
          </table:table-cell>
          <table:table-cell table:formula="of:=IF([.A2082]=&quot;&quot;;[.A2083];[.A2083]+[.B2082])" office:value-type="float" office:value="36170" calcext:value-type="float">
            <text:p>36170</text:p>
          </table:table-cell>
          <table:table-cell table:formula="of:=IF([.A2083]=&quot;&quot;;[.B20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formula="of:=IF([.A2083]=&quot;&quot;;[.A2084];[.A2084]+[.B2083])" office:value-type="float" office:value="44509" calcext:value-type="float">
            <text:p>44509</text:p>
          </table:table-cell>
          <table:table-cell table:formula="of:=IF([.A2084]=&quot;&quot;;[.B2084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84]=&quot;&quot;;[.A2085];[.A2085]+[.B2084])" office:value-type="float" office:value="44509" calcext:value-type="float">
            <text:p>44509</text:p>
          </table:table-cell>
          <table:table-cell table:formula="of:=IF([.A2085]=&quot;&quot;;[.B2085];&quot;&quot;)" office:value-type="float" office:value="44509" calcext:value-type="float">
            <text:p>44509</text:p>
          </table:table-cell>
          <table:table-cell table:number-columns-repeated="2"/>
        </table:table-row>
        <table:table-row table:style-name="ro1">
          <table:table-cell office:value-type="float" office:value="12742" calcext:value-type="float">
            <text:p>12742</text:p>
          </table:table-cell>
          <table:table-cell table:formula="of:=IF([.A2085]=&quot;&quot;;[.A2086];[.A2086]+[.B2085])" office:value-type="float" office:value="12742" calcext:value-type="float">
            <text:p>12742</text:p>
          </table:table-cell>
          <table:table-cell table:formula="of:=IF([.A2086]=&quot;&quot;;[.B20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586" calcext:value-type="float">
            <text:p>18586</text:p>
          </table:table-cell>
          <table:table-cell table:formula="of:=IF([.A2086]=&quot;&quot;;[.A2087];[.A2087]+[.B2086])" office:value-type="float" office:value="31328" calcext:value-type="float">
            <text:p>31328</text:p>
          </table:table-cell>
          <table:table-cell table:formula="of:=IF([.A2087]=&quot;&quot;;[.B20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256" calcext:value-type="float">
            <text:p>18256</text:p>
          </table:table-cell>
          <table:table-cell table:formula="of:=IF([.A2087]=&quot;&quot;;[.A2088];[.A2088]+[.B2087])" office:value-type="float" office:value="49584" calcext:value-type="float">
            <text:p>49584</text:p>
          </table:table-cell>
          <table:table-cell table:formula="of:=IF([.A2088]=&quot;&quot;;[.B208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88]=&quot;&quot;;[.A2089];[.A2089]+[.B2088])" office:value-type="float" office:value="49584" calcext:value-type="float">
            <text:p>49584</text:p>
          </table:table-cell>
          <table:table-cell table:formula="of:=IF([.A2089]=&quot;&quot;;[.B2089];&quot;&quot;)" office:value-type="float" office:value="49584" calcext:value-type="float">
            <text:p>49584</text:p>
          </table:table-cell>
          <table:table-cell table:number-columns-repeated="2"/>
        </table:table-row>
        <table:table-row table:style-name="ro1">
          <table:table-cell office:value-type="float" office:value="15946" calcext:value-type="float">
            <text:p>15946</text:p>
          </table:table-cell>
          <table:table-cell table:formula="of:=IF([.A2089]=&quot;&quot;;[.A2090];[.A2090]+[.B2089])" office:value-type="float" office:value="15946" calcext:value-type="float">
            <text:p>15946</text:p>
          </table:table-cell>
          <table:table-cell table:formula="of:=IF([.A2090]=&quot;&quot;;[.B20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794" calcext:value-type="float">
            <text:p>28794</text:p>
          </table:table-cell>
          <table:table-cell table:formula="of:=IF([.A2090]=&quot;&quot;;[.A2091];[.A2091]+[.B2090])" office:value-type="float" office:value="44740" calcext:value-type="float">
            <text:p>44740</text:p>
          </table:table-cell>
          <table:table-cell table:formula="of:=IF([.A2091]=&quot;&quot;;[.B209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91]=&quot;&quot;;[.A2092];[.A2092]+[.B2091])" office:value-type="float" office:value="44740" calcext:value-type="float">
            <text:p>44740</text:p>
          </table:table-cell>
          <table:table-cell table:formula="of:=IF([.A2092]=&quot;&quot;;[.B2092];&quot;&quot;)" office:value-type="float" office:value="44740" calcext:value-type="float">
            <text:p>44740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formula="of:=IF([.A2092]=&quot;&quot;;[.A2093];[.A2093]+[.B2092])" office:value-type="float" office:value="5010" calcext:value-type="float">
            <text:p>5010</text:p>
          </table:table-cell>
          <table:table-cell table:formula="of:=IF([.A2093]=&quot;&quot;;[.B20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IF([.A2093]=&quot;&quot;;[.A2094];[.A2094]+[.B2093])" office:value-type="float" office:value="6449" calcext:value-type="float">
            <text:p>6449</text:p>
          </table:table-cell>
          <table:table-cell table:formula="of:=IF([.A2094]=&quot;&quot;;[.B20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IF([.A2094]=&quot;&quot;;[.A2095];[.A2095]+[.B2094])" office:value-type="float" office:value="7625" calcext:value-type="float">
            <text:p>7625</text:p>
          </table:table-cell>
          <table:table-cell table:formula="of:=IF([.A2095]=&quot;&quot;;[.B20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formula="of:=IF([.A2095]=&quot;&quot;;[.A2096];[.A2096]+[.B2095])" office:value-type="float" office:value="12737" calcext:value-type="float">
            <text:p>12737</text:p>
          </table:table-cell>
          <table:table-cell table:formula="of:=IF([.A2096]=&quot;&quot;;[.B20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formula="of:=IF([.A2096]=&quot;&quot;;[.A2097];[.A2097]+[.B2096])" office:value-type="float" office:value="18962" calcext:value-type="float">
            <text:p>18962</text:p>
          </table:table-cell>
          <table:table-cell table:formula="of:=IF([.A2097]=&quot;&quot;;[.B20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059" calcext:value-type="float">
            <text:p>11059</text:p>
          </table:table-cell>
          <table:table-cell table:formula="of:=IF([.A2097]=&quot;&quot;;[.A2098];[.A2098]+[.B2097])" office:value-type="float" office:value="30021" calcext:value-type="float">
            <text:p>30021</text:p>
          </table:table-cell>
          <table:table-cell table:formula="of:=IF([.A2098]=&quot;&quot;;[.B20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2098]=&quot;&quot;;[.A2099];[.A2099]+[.B2098])" office:value-type="float" office:value="31401" calcext:value-type="float">
            <text:p>31401</text:p>
          </table:table-cell>
          <table:table-cell table:formula="of:=IF([.A2099]=&quot;&quot;;[.B2099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099]=&quot;&quot;;[.A2100];[.A2100]+[.B2099])" office:value-type="float" office:value="31401" calcext:value-type="float">
            <text:p>31401</text:p>
          </table:table-cell>
          <table:table-cell table:formula="of:=IF([.A2100]=&quot;&quot;;[.B2100];&quot;&quot;)" office:value-type="float" office:value="31401" calcext:value-type="float">
            <text:p>31401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IF([.A2100]=&quot;&quot;;[.A2101];[.A2101]+[.B2100])" office:value-type="float" office:value="2636" calcext:value-type="float">
            <text:p>2636</text:p>
          </table:table-cell>
          <table:table-cell table:formula="of:=IF([.A2101]=&quot;&quot;;[.B21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formula="of:=IF([.A2101]=&quot;&quot;;[.A2102];[.A2102]+[.B2101])" office:value-type="float" office:value="7745" calcext:value-type="float">
            <text:p>7745</text:p>
          </table:table-cell>
          <table:table-cell table:formula="of:=IF([.A2102]=&quot;&quot;;[.B2102];&quot;&quot;)">
            <text:p/>
          </table:table-cell>
          <table:table-cell table:number-columns-repeated="2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formula="of:=IF([.A2102]=&quot;&quot;;[.A2103];[.A2103]+[.B2102])" office:value-type="float" office:value="14761" calcext:value-type="float">
            <text:p>14761</text:p>
          </table:table-cell>
          <table:table-cell table:formula="of:=IF([.A2103]=&quot;&quot;;[.B210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formula="of:=IF([.A2103]=&quot;&quot;;[.A2104];[.A2104]+[.B2103])" office:value-type="float" office:value="19727" calcext:value-type="float">
            <text:p>19727</text:p>
          </table:table-cell>
          <table:table-cell table:formula="of:=IF([.A2104]=&quot;&quot;;[.B21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formula="of:=IF([.A2104]=&quot;&quot;;[.A2105];[.A2105]+[.B2104])" office:value-type="float" office:value="27004" calcext:value-type="float">
            <text:p>27004</text:p>
          </table:table-cell>
          <table:table-cell table:formula="of:=IF([.A2105]=&quot;&quot;;[.B21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IF([.A2105]=&quot;&quot;;[.A2106];[.A2106]+[.B2105])" office:value-type="float" office:value="28650" calcext:value-type="float">
            <text:p>28650</text:p>
          </table:table-cell>
          <table:table-cell table:formula="of:=IF([.A2106]=&quot;&quot;;[.B21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IF([.A2106]=&quot;&quot;;[.A2107];[.A2107]+[.B2106])" office:value-type="float" office:value="29859" calcext:value-type="float">
            <text:p>29859</text:p>
          </table:table-cell>
          <table:table-cell table:formula="of:=IF([.A2107]=&quot;&quot;;[.B21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IF([.A2107]=&quot;&quot;;[.A2108];[.A2108]+[.B2107])" office:value-type="float" office:value="34317" calcext:value-type="float">
            <text:p>34317</text:p>
          </table:table-cell>
          <table:table-cell table:formula="of:=IF([.A2108]=&quot;&quot;;[.B21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formula="of:=IF([.A2108]=&quot;&quot;;[.A2109];[.A2109]+[.B2108])" office:value-type="float" office:value="38464" calcext:value-type="float">
            <text:p>38464</text:p>
          </table:table-cell>
          <table:table-cell table:formula="of:=IF([.A2109]=&quot;&quot;;[.B21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formula="of:=IF([.A2109]=&quot;&quot;;[.A2110];[.A2110]+[.B2109])" office:value-type="float" office:value="41633" calcext:value-type="float">
            <text:p>41633</text:p>
          </table:table-cell>
          <table:table-cell table:formula="of:=IF([.A2110]=&quot;&quot;;[.B211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110]=&quot;&quot;;[.A2111];[.A2111]+[.B2110])" office:value-type="float" office:value="41633" calcext:value-type="float">
            <text:p>41633</text:p>
          </table:table-cell>
          <table:table-cell table:formula="of:=IF([.A2111]=&quot;&quot;;[.B2111];&quot;&quot;)" office:value-type="float" office:value="41633" calcext:value-type="float">
            <text:p>41633</text:p>
          </table:table-cell>
          <table:table-cell table:number-columns-repeated="2"/>
        </table:table-row>
        <table:table-row table:style-name="ro1">
          <table:table-cell office:value-type="float" office:value="18833" calcext:value-type="float">
            <text:p>18833</text:p>
          </table:table-cell>
          <table:table-cell table:formula="of:=IF([.A2111]=&quot;&quot;;[.A2112];[.A2112]+[.B2111])" office:value-type="float" office:value="18833" calcext:value-type="float">
            <text:p>18833</text:p>
          </table:table-cell>
          <table:table-cell table:formula="of:=IF([.A2112]=&quot;&quot;;[.B21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515" calcext:value-type="float">
            <text:p>18515</text:p>
          </table:table-cell>
          <table:table-cell table:formula="of:=IF([.A2112]=&quot;&quot;;[.A2113];[.A2113]+[.B2112])" office:value-type="float" office:value="37348" calcext:value-type="float">
            <text:p>37348</text:p>
          </table:table-cell>
          <table:table-cell table:formula="of:=IF([.A2113]=&quot;&quot;;[.B21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formula="of:=IF([.A2113]=&quot;&quot;;[.A2114];[.A2114]+[.B2113])" office:value-type="float" office:value="45986" calcext:value-type="float">
            <text:p>45986</text:p>
          </table:table-cell>
          <table:table-cell table:formula="of:=IF([.A2114]=&quot;&quot;;[.B21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formula="of:=IF([.A2114]=&quot;&quot;;[.A2115];[.A2115]+[.B2114])" office:value-type="float" office:value="52240" calcext:value-type="float">
            <text:p>52240</text:p>
          </table:table-cell>
          <table:table-cell table:formula="of:=IF([.A2115]=&quot;&quot;;[.B2115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115]=&quot;&quot;;[.A2116];[.A2116]+[.B2115])" office:value-type="float" office:value="52240" calcext:value-type="float">
            <text:p>52240</text:p>
          </table:table-cell>
          <table:table-cell table:formula="of:=IF([.A2116]=&quot;&quot;;[.B2116];&quot;&quot;)" office:value-type="float" office:value="52240" calcext:value-type="float">
            <text:p>52240</text:p>
          </table:table-cell>
          <table:table-cell table:number-columns-repeated="2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formula="of:=IF([.A2116]=&quot;&quot;;[.A2117];[.A2117]+[.B2116])" office:value-type="float" office:value="7158" calcext:value-type="float">
            <text:p>7158</text:p>
          </table:table-cell>
          <table:table-cell table:formula="of:=IF([.A2117]=&quot;&quot;;[.B211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IF([.A2117]=&quot;&quot;;[.A2118];[.A2118]+[.B2117])" office:value-type="float" office:value="9597" calcext:value-type="float">
            <text:p>9597</text:p>
          </table:table-cell>
          <table:table-cell table:formula="of:=IF([.A2118]=&quot;&quot;;[.B211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116" calcext:value-type="float">
            <text:p>12116</text:p>
          </table:table-cell>
          <table:table-cell table:formula="of:=IF([.A2118]=&quot;&quot;;[.A2119];[.A2119]+[.B2118])" office:value-type="float" office:value="21713" calcext:value-type="float">
            <text:p>21713</text:p>
          </table:table-cell>
          <table:table-cell table:formula="of:=IF([.A2119]=&quot;&quot;;[.B21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IF([.A2119]=&quot;&quot;;[.A2120];[.A2120]+[.B2119])" office:value-type="float" office:value="24130" calcext:value-type="float">
            <text:p>24130</text:p>
          </table:table-cell>
          <table:table-cell table:formula="of:=IF([.A2120]=&quot;&quot;;[.B21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formula="of:=IF([.A2120]=&quot;&quot;;[.A2121];[.A2121]+[.B2120])" office:value-type="float" office:value="30392" calcext:value-type="float">
            <text:p>30392</text:p>
          </table:table-cell>
          <table:table-cell table:formula="of:=IF([.A2121]=&quot;&quot;;[.B21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formula="of:=IF([.A2121]=&quot;&quot;;[.A2122];[.A2122]+[.B2121])" office:value-type="float" office:value="39971" calcext:value-type="float">
            <text:p>39971</text:p>
          </table:table-cell>
          <table:table-cell table:formula="of:=IF([.A2122]=&quot;&quot;;[.B212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formula="of:=IF([.A2122]=&quot;&quot;;[.A2123];[.A2123]+[.B2122])" office:value-type="float" office:value="46021" calcext:value-type="float">
            <text:p>46021</text:p>
          </table:table-cell>
          <table:table-cell table:formula="of:=IF([.A2123]=&quot;&quot;;[.B212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123]=&quot;&quot;;[.A2124];[.A2124]+[.B2123])" office:value-type="float" office:value="46021" calcext:value-type="float">
            <text:p>46021</text:p>
          </table:table-cell>
          <table:table-cell table:formula="of:=IF([.A2124]=&quot;&quot;;[.B2124];&quot;&quot;)" office:value-type="float" office:value="46021" calcext:value-type="float">
            <text:p>46021</text:p>
          </table:table-cell>
          <table:table-cell table:number-columns-repeated="2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formula="of:=IF([.A2124]=&quot;&quot;;[.A2125];[.A2125]+[.B2124])" office:value-type="float" office:value="7881" calcext:value-type="float">
            <text:p>7881</text:p>
          </table:table-cell>
          <table:table-cell table:formula="of:=IF([.A2125]=&quot;&quot;;[.B21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formula="of:=IF([.A2125]=&quot;&quot;;[.A2126];[.A2126]+[.B2125])" office:value-type="float" office:value="15984" calcext:value-type="float">
            <text:p>15984</text:p>
          </table:table-cell>
          <table:table-cell table:formula="of:=IF([.A2126]=&quot;&quot;;[.B21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formula="of:=IF([.A2126]=&quot;&quot;;[.A2127];[.A2127]+[.B2126])" office:value-type="float" office:value="22509" calcext:value-type="float">
            <text:p>22509</text:p>
          </table:table-cell>
          <table:table-cell table:formula="of:=IF([.A2127]=&quot;&quot;;[.B21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formula="of:=IF([.A2127]=&quot;&quot;;[.A2128];[.A2128]+[.B2127])" office:value-type="float" office:value="28119" calcext:value-type="float">
            <text:p>28119</text:p>
          </table:table-cell>
          <table:table-cell table:formula="of:=IF([.A2128]=&quot;&quot;;[.B21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formula="of:=IF([.A2128]=&quot;&quot;;[.A2129];[.A2129]+[.B2128])" office:value-type="float" office:value="32406" calcext:value-type="float">
            <text:p>32406</text:p>
          </table:table-cell>
          <table:table-cell table:formula="of:=IF([.A2129]=&quot;&quot;;[.B21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formula="of:=IF([.A2129]=&quot;&quot;;[.A2130];[.A2130]+[.B2129])" office:value-type="float" office:value="40048" calcext:value-type="float">
            <text:p>40048</text:p>
          </table:table-cell>
          <table:table-cell table:formula="of:=IF([.A2130]=&quot;&quot;;[.B21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2130]=&quot;&quot;;[.A2131];[.A2131]+[.B2130])" office:value-type="float" office:value="42132" calcext:value-type="float">
            <text:p>42132</text:p>
          </table:table-cell>
          <table:table-cell table:formula="of:=IF([.A2131]=&quot;&quot;;[.B21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formula="of:=IF([.A2131]=&quot;&quot;;[.A2132];[.A2132]+[.B2131])" office:value-type="float" office:value="50585" calcext:value-type="float">
            <text:p>50585</text:p>
          </table:table-cell>
          <table:table-cell table:formula="of:=IF([.A2132]=&quot;&quot;;[.B21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IF([.A2132]=&quot;&quot;;[.A2133];[.A2133]+[.B2132])" office:value-type="float" office:value="52309" calcext:value-type="float">
            <text:p>52309</text:p>
          </table:table-cell>
          <table:table-cell table:formula="of:=IF([.A2133]=&quot;&quot;;[.B213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133]=&quot;&quot;;[.A2134];[.A2134]+[.B2133])" office:value-type="float" office:value="52309" calcext:value-type="float">
            <text:p>52309</text:p>
          </table:table-cell>
          <table:table-cell table:formula="of:=IF([.A2134]=&quot;&quot;;[.B2134];&quot;&quot;)" office:value-type="float" office:value="52309" calcext:value-type="float">
            <text:p>52309</text:p>
          </table:table-cell>
          <table:table-cell table:number-columns-repeated="2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IF([.A2134]=&quot;&quot;;[.A2135];[.A2135]+[.B2134])" office:value-type="float" office:value="3535" calcext:value-type="float">
            <text:p>3535</text:p>
          </table:table-cell>
          <table:table-cell table:formula="of:=IF([.A2135]=&quot;&quot;;[.B21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formula="of:=IF([.A2135]=&quot;&quot;;[.A2136];[.A2136]+[.B2135])" office:value-type="float" office:value="14218" calcext:value-type="float">
            <text:p>14218</text:p>
          </table:table-cell>
          <table:table-cell table:formula="of:=IF([.A2136]=&quot;&quot;;[.B21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formula="of:=IF([.A2136]=&quot;&quot;;[.A2137];[.A2137]+[.B2136])" office:value-type="float" office:value="24568" calcext:value-type="float">
            <text:p>24568</text:p>
          </table:table-cell>
          <table:table-cell table:formula="of:=IF([.A2137]=&quot;&quot;;[.B21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645" calcext:value-type="float">
            <text:p>11645</text:p>
          </table:table-cell>
          <table:table-cell table:formula="of:=IF([.A2137]=&quot;&quot;;[.A2138];[.A2138]+[.B2137])" office:value-type="float" office:value="36213" calcext:value-type="float">
            <text:p>36213</text:p>
          </table:table-cell>
          <table:table-cell table:formula="of:=IF([.A2138]=&quot;&quot;;[.B21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293" calcext:value-type="float">
            <text:p>11293</text:p>
          </table:table-cell>
          <table:table-cell table:formula="of:=IF([.A2138]=&quot;&quot;;[.A2139];[.A2139]+[.B2138])" office:value-type="float" office:value="47506" calcext:value-type="float">
            <text:p>47506</text:p>
          </table:table-cell>
          <table:table-cell table:formula="of:=IF([.A2139]=&quot;&quot;;[.B21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formula="of:=IF([.A2139]=&quot;&quot;;[.A2140];[.A2140]+[.B2139])" office:value-type="float" office:value="54953" calcext:value-type="float">
            <text:p>54953</text:p>
          </table:table-cell>
          <table:table-cell table:formula="of:=IF([.A2140]=&quot;&quot;;[.B21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formula="of:=IF([.A2140]=&quot;&quot;;[.A2141];[.A2141]+[.B2140])" office:value-type="float" office:value="61277" calcext:value-type="float">
            <text:p>61277</text:p>
          </table:table-cell>
          <table:table-cell table:formula="of:=IF([.A2141]=&quot;&quot;;[.B214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141]=&quot;&quot;;[.A2142];[.A2142]+[.B2141])" office:value-type="float" office:value="61277" calcext:value-type="float">
            <text:p>61277</text:p>
          </table:table-cell>
          <table:table-cell table:formula="of:=IF([.A2142]=&quot;&quot;;[.B2142];&quot;&quot;)" office:value-type="float" office:value="61277" calcext:value-type="float">
            <text:p>61277</text:p>
          </table:table-cell>
          <table:table-cell table:number-columns-repeated="2"/>
        </table:table-row>
        <table:table-row table:style-name="ro1">
          <table:table-cell office:value-type="float" office:value="17973" calcext:value-type="float">
            <text:p>17973</text:p>
          </table:table-cell>
          <table:table-cell table:formula="of:=IF([.A2142]=&quot;&quot;;[.A2143];[.A2143]+[.B2142])" office:value-type="float" office:value="17973" calcext:value-type="float">
            <text:p>17973</text:p>
          </table:table-cell>
          <table:table-cell table:formula="of:=IF([.A2143]=&quot;&quot;;[.B2143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656" calcext:value-type="float">
            <text:p>11656</text:p>
          </table:table-cell>
          <table:table-cell table:formula="of:=IF([.A2143]=&quot;&quot;;[.A2144];[.A2144]+[.B2143])" office:value-type="float" office:value="29629" calcext:value-type="float">
            <text:p>29629</text:p>
          </table:table-cell>
          <table:table-cell table:formula="of:=IF([.A2144]=&quot;&quot;;[.B214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9267" calcext:value-type="float">
            <text:p>19267</text:p>
          </table:table-cell>
          <table:table-cell table:formula="of:=IF([.A2144]=&quot;&quot;;[.A2145];[.A2145]+[.B2144])" office:value-type="float" office:value="48896" calcext:value-type="float">
            <text:p>48896</text:p>
          </table:table-cell>
          <table:table-cell table:formula="of:=IF([.A2145]=&quot;&quot;;[.B21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8227" calcext:value-type="float">
            <text:p>18227</text:p>
          </table:table-cell>
          <table:table-cell table:formula="of:=IF([.A2145]=&quot;&quot;;[.A2146];[.A2146]+[.B2145])" office:value-type="float" office:value="67123" calcext:value-type="float">
            <text:p>67123</text:p>
          </table:table-cell>
          <table:table-cell table:formula="of:=IF([.A2146]=&quot;&quot;;[.B2146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146]=&quot;&quot;;[.A2147];[.A2147]+[.B2146])" office:value-type="float" office:value="67123" calcext:value-type="float">
            <text:p>67123</text:p>
          </table:table-cell>
          <table:table-cell table:formula="of:=IF([.A2147]=&quot;&quot;;[.B2147];&quot;&quot;)" office:value-type="float" office:value="67123" calcext:value-type="float">
            <text:p>67123</text:p>
          </table:table-cell>
          <table:table-cell table:number-columns-repeated="2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IF([.A2147]=&quot;&quot;;[.A2148];[.A2148]+[.B2147])" office:value-type="float" office:value="5568" calcext:value-type="float">
            <text:p>5568</text:p>
          </table:table-cell>
          <table:table-cell table:formula="of:=IF([.A2148]=&quot;&quot;;[.B21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formula="of:=IF([.A2148]=&quot;&quot;;[.A2149];[.A2149]+[.B2148])" office:value-type="float" office:value="8914" calcext:value-type="float">
            <text:p>8914</text:p>
          </table:table-cell>
          <table:table-cell table:formula="of:=IF([.A2149]=&quot;&quot;;[.B21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formula="of:=IF([.A2149]=&quot;&quot;;[.A2150];[.A2150]+[.B2149])" office:value-type="float" office:value="14649" calcext:value-type="float">
            <text:p>14649</text:p>
          </table:table-cell>
          <table:table-cell table:formula="of:=IF([.A2150]=&quot;&quot;;[.B21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formula="of:=IF([.A2150]=&quot;&quot;;[.A2151];[.A2151]+[.B2150])" office:value-type="float" office:value="19785" calcext:value-type="float">
            <text:p>19785</text:p>
          </table:table-cell>
          <table:table-cell table:formula="of:=IF([.A2151]=&quot;&quot;;[.B21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formula="of:=IF([.A2151]=&quot;&quot;;[.A2152];[.A2152]+[.B2151])" office:value-type="float" office:value="25313" calcext:value-type="float">
            <text:p>25313</text:p>
          </table:table-cell>
          <table:table-cell table:formula="of:=IF([.A2152]=&quot;&quot;;[.B21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IF([.A2152]=&quot;&quot;;[.A2153];[.A2153]+[.B2152])" office:value-type="float" office:value="30918" calcext:value-type="float">
            <text:p>30918</text:p>
          </table:table-cell>
          <table:table-cell table:formula="of:=IF([.A2153]=&quot;&quot;;[.B21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IF([.A2153]=&quot;&quot;;[.A2154];[.A2154]+[.B2153])" office:value-type="float" office:value="34024" calcext:value-type="float">
            <text:p>34024</text:p>
          </table:table-cell>
          <table:table-cell table:formula="of:=IF([.A2154]=&quot;&quot;;[.B21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IF([.A2154]=&quot;&quot;;[.A2155];[.A2155]+[.B2154])" office:value-type="float" office:value="38659" calcext:value-type="float">
            <text:p>38659</text:p>
          </table:table-cell>
          <table:table-cell table:formula="of:=IF([.A2155]=&quot;&quot;;[.B21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IF([.A2155]=&quot;&quot;;[.A2156];[.A2156]+[.B2155])" office:value-type="float" office:value="41189" calcext:value-type="float">
            <text:p>41189</text:p>
          </table:table-cell>
          <table:table-cell table:formula="of:=IF([.A2156]=&quot;&quot;;[.B21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IF([.A2156]=&quot;&quot;;[.A2157];[.A2157]+[.B2156])" office:value-type="float" office:value="44300" calcext:value-type="float">
            <text:p>44300</text:p>
          </table:table-cell>
          <table:table-cell table:formula="of:=IF([.A2157]=&quot;&quot;;[.B215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IF([.A2157]=&quot;&quot;;[.A2158];[.A2158]+[.B2157])" office:value-type="float" office:value="47216" calcext:value-type="float">
            <text:p>47216</text:p>
          </table:table-cell>
          <table:table-cell table:formula="of:=IF([.A2158]=&quot;&quot;;[.B2158];&quot;&quot;)">
            <text:p/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IF([.A2158]=&quot;&quot;;[.A2159];[.A2159]+[.B2158])" office:value-type="float" office:value="48726" calcext:value-type="float">
            <text:p>48726</text:p>
          </table:table-cell>
          <table:table-cell table:formula="of:=IF([.A2159]=&quot;&quot;;[.B215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IF([.A2159]=&quot;&quot;;[.A2160];[.A2160]+[.B2159])" office:value-type="float" office:value="51343" calcext:value-type="float">
            <text:p>51343</text:p>
          </table:table-cell>
          <table:table-cell table:formula="of:=IF([.A2160]=&quot;&quot;;[.B2160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160]=&quot;&quot;;[.A2161];[.A2161]+[.B2160])" office:value-type="float" office:value="51343" calcext:value-type="float">
            <text:p>51343</text:p>
          </table:table-cell>
          <table:table-cell table:formula="of:=IF([.A2161]=&quot;&quot;;[.B2161];&quot;&quot;)" office:value-type="float" office:value="51343" calcext:value-type="float">
            <text:p>51343</text:p>
          </table:table-cell>
          <table:table-cell table:number-columns-repeated="2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formula="of:=IF([.A2161]=&quot;&quot;;[.A2162];[.A2162]+[.B2161])" office:value-type="float" office:value="6132" calcext:value-type="float">
            <text:p>6132</text:p>
          </table:table-cell>
          <table:table-cell table:formula="of:=IF([.A2162]=&quot;&quot;;[.B216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IF([.A2162]=&quot;&quot;;[.A2163];[.A2163]+[.B2162])" office:value-type="float" office:value="7594" calcext:value-type="float">
            <text:p>7594</text:p>
          </table:table-cell>
          <table:table-cell table:formula="of:=IF([.A2163]=&quot;&quot;;[.B2163];&quot;&quot;)">
            <text:p/>
          </table:table-cell>
          <table:table-cell table:number-columns-repeated="2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IF([.A2163]=&quot;&quot;;[.A2164];[.A2164]+[.B2163])" office:value-type="float" office:value="10373" calcext:value-type="float">
            <text:p>10373</text:p>
          </table:table-cell>
          <table:table-cell table:formula="of:=IF([.A2164]=&quot;&quot;;[.B2164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IF([.A2164]=&quot;&quot;;[.A2165];[.A2165]+[.B2164])" office:value-type="float" office:value="15350" calcext:value-type="float">
            <text:p>15350</text:p>
          </table:table-cell>
          <table:table-cell table:formula="of:=IF([.A2165]=&quot;&quot;;[.B216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IF([.A2165]=&quot;&quot;;[.A2166];[.A2166]+[.B2165])" office:value-type="float" office:value="17121" calcext:value-type="float">
            <text:p>17121</text:p>
          </table:table-cell>
          <table:table-cell table:formula="of:=IF([.A2166]=&quot;&quot;;[.B2166];&quot;&quot;)">
            <text:p/>
          </table:table-cell>
          <table:table-cell table:number-columns-repeated="2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formula="of:=IF([.A2166]=&quot;&quot;;[.A2167];[.A2167]+[.B2166])" office:value-type="float" office:value="25429" calcext:value-type="float">
            <text:p>25429</text:p>
          </table:table-cell>
          <table:table-cell table:formula="of:=IF([.A2167]=&quot;&quot;;[.B2167];&quot;&quot;)">
            <text:p/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IF([.A2167]=&quot;&quot;;[.A2168];[.A2168]+[.B2167])" office:value-type="float" office:value="28325" calcext:value-type="float">
            <text:p>28325</text:p>
          </table:table-cell>
          <table:table-cell table:formula="of:=IF([.A2168]=&quot;&quot;;[.B2168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formula="of:=IF([.A2168]=&quot;&quot;;[.A2169];[.A2169]+[.B2168])" office:value-type="float" office:value="34766" calcext:value-type="float">
            <text:p>34766</text:p>
          </table:table-cell>
          <table:table-cell table:formula="of:=IF([.A2169]=&quot;&quot;;[.B216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IF([.A2169]=&quot;&quot;;[.A2170];[.A2170]+[.B2169])" office:value-type="float" office:value="37793" calcext:value-type="float">
            <text:p>37793</text:p>
          </table:table-cell>
          <table:table-cell table:formula="of:=IF([.A2170]=&quot;&quot;;[.B217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IF([.A2170]=&quot;&quot;;[.A2171];[.A2171]+[.B2170])" office:value-type="float" office:value="39245" calcext:value-type="float">
            <text:p>39245</text:p>
          </table:table-cell>
          <table:table-cell table:formula="of:=IF([.A2171]=&quot;&quot;;[.B2171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171]=&quot;&quot;;[.A2172];[.A2172]+[.B2171])" office:value-type="float" office:value="39245" calcext:value-type="float">
            <text:p>39245</text:p>
          </table:table-cell>
          <table:table-cell table:formula="of:=IF([.A2172]=&quot;&quot;;[.B2172];&quot;&quot;)" office:value-type="float" office:value="39245" calcext:value-type="float">
            <text:p>39245</text:p>
          </table:table-cell>
          <table:table-cell table:number-columns-repeated="2"/>
        </table:table-row>
        <table:table-row table:style-name="ro1">
          <table:table-cell office:value-type="float" office:value="50057" calcext:value-type="float">
            <text:p>50057</text:p>
          </table:table-cell>
          <table:table-cell table:formula="of:=IF([.A2172]=&quot;&quot;;[.A2173];[.A2173]+[.B2172])" office:value-type="float" office:value="50057" calcext:value-type="float">
            <text:p>50057</text:p>
          </table:table-cell>
          <table:table-cell table:formula="of:=IF([.A2173]=&quot;&quot;;[.B217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173]=&quot;&quot;;[.A2174];[.A2174]+[.B2173])" office:value-type="float" office:value="50057" calcext:value-type="float">
            <text:p>50057</text:p>
          </table:table-cell>
          <table:table-cell table:formula="of:=IF([.A2174]=&quot;&quot;;[.B2174];&quot;&quot;)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IF([.A2174]=&quot;&quot;;[.A2175];[.A2175]+[.B2174])" office:value-type="float" office:value="1733" calcext:value-type="float">
            <text:p>1733</text:p>
          </table:table-cell>
          <table:table-cell table:formula="of:=IF([.A2175]=&quot;&quot;;[.B217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formula="of:=IF([.A2175]=&quot;&quot;;[.A2176];[.A2176]+[.B2175])" office:value-type="float" office:value="6353" calcext:value-type="float">
            <text:p>6353</text:p>
          </table:table-cell>
          <table:table-cell table:formula="of:=IF([.A2176]=&quot;&quot;;[.B2176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formula="of:=IF([.A2176]=&quot;&quot;;[.A2177];[.A2177]+[.B2176])" office:value-type="float" office:value="12232" calcext:value-type="float">
            <text:p>12232</text:p>
          </table:table-cell>
          <table:table-cell table:formula="of:=IF([.A2177]=&quot;&quot;;[.B217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IF([.A2177]=&quot;&quot;;[.A2178];[.A2178]+[.B2177])" office:value-type="float" office:value="15688" calcext:value-type="float">
            <text:p>15688</text:p>
          </table:table-cell>
          <table:table-cell table:formula="of:=IF([.A2178]=&quot;&quot;;[.B217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IF([.A2178]=&quot;&quot;;[.A2179];[.A2179]+[.B2178])" office:value-type="float" office:value="18731" calcext:value-type="float">
            <text:p>18731</text:p>
          </table:table-cell>
          <table:table-cell table:formula="of:=IF([.A2179]=&quot;&quot;;[.B217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IF([.A2179]=&quot;&quot;;[.A2180];[.A2180]+[.B2179])" office:value-type="float" office:value="19770" calcext:value-type="float">
            <text:p>19770</text:p>
          </table:table-cell>
          <table:table-cell table:formula="of:=IF([.A2180]=&quot;&quot;;[.B2180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formula="of:=IF([.A2180]=&quot;&quot;;[.A2181];[.A2181]+[.B2180])" office:value-type="float" office:value="25581" calcext:value-type="float">
            <text:p>25581</text:p>
          </table:table-cell>
          <table:table-cell table:formula="of:=IF([.A2181]=&quot;&quot;;[.B2181];&quot;&quot;)">
            <text:p/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IF([.A2181]=&quot;&quot;;[.A2182];[.A2182]+[.B2181])" office:value-type="float" office:value="29153" calcext:value-type="float">
            <text:p>29153</text:p>
          </table:table-cell>
          <table:table-cell table:formula="of:=IF([.A2182]=&quot;&quot;;[.B2182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IF([.A2182]=&quot;&quot;;[.A2183];[.A2183]+[.B2182])" office:value-type="float" office:value="30524" calcext:value-type="float">
            <text:p>30524</text:p>
          </table:table-cell>
          <table:table-cell table:formula="of:=IF([.A2183]=&quot;&quot;;[.B218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IF([.A2183]=&quot;&quot;;[.A2184];[.A2184]+[.B2183])" office:value-type="float" office:value="34944" calcext:value-type="float">
            <text:p>34944</text:p>
          </table:table-cell>
          <table:table-cell table:formula="of:=IF([.A2184]=&quot;&quot;;[.B218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formula="of:=IF([.A2184]=&quot;&quot;;[.A2185];[.A2185]+[.B2184])" office:value-type="float" office:value="40732" calcext:value-type="float">
            <text:p>40732</text:p>
          </table:table-cell>
          <table:table-cell table:formula="of:=IF([.A2185]=&quot;&quot;;[.B218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IF([.A2185]=&quot;&quot;;[.A2186];[.A2186]+[.B2185])" office:value-type="float" office:value="42454" calcext:value-type="float">
            <text:p>42454</text:p>
          </table:table-cell>
          <table:table-cell table:formula="of:=IF([.A2186]=&quot;&quot;;[.B2186];&quot;&quot;)">
            <text:p/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IF([.A2186]=&quot;&quot;;[.A2187];[.A2187]+[.B2186])" office:value-type="float" office:value="43627" calcext:value-type="float">
            <text:p>43627</text:p>
          </table:table-cell>
          <table:table-cell table:formula="of:=IF([.A2187]=&quot;&quot;;[.B218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formula="of:=IF([.A2187]=&quot;&quot;;[.A2188];[.A2188]+[.B2187])" office:value-type="float" office:value="48998" calcext:value-type="float">
            <text:p>48998</text:p>
          </table:table-cell>
          <table:table-cell table:formula="of:=IF([.A2188]=&quot;&quot;;[.B2188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188]=&quot;&quot;;[.A2189];[.A2189]+[.B2188])" office:value-type="float" office:value="48998" calcext:value-type="float">
            <text:p>48998</text:p>
          </table:table-cell>
          <table:table-cell table:formula="of:=IF([.A2189]=&quot;&quot;;[.B2189];&quot;&quot;)" office:value-type="float" office:value="48998" calcext:value-type="float">
            <text:p>48998</text:p>
          </table:table-cell>
          <table:table-cell table:number-columns-repeated="2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[.A2189]=&quot;&quot;;[.A2190];[.A2190]+[.B2189])" office:value-type="float" office:value="4890" calcext:value-type="float">
            <text:p>4890</text:p>
          </table:table-cell>
          <table:table-cell table:formula="of:=IF([.A2190]=&quot;&quot;;[.B219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formula="of:=IF([.A2190]=&quot;&quot;;[.A2191];[.A2191]+[.B2190])" office:value-type="float" office:value="9792" calcext:value-type="float">
            <text:p>9792</text:p>
          </table:table-cell>
          <table:table-cell table:formula="of:=IF([.A2191]=&quot;&quot;;[.B219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formula="of:=IF([.A2191]=&quot;&quot;;[.A2192];[.A2192]+[.B2191])" office:value-type="float" office:value="15379" calcext:value-type="float">
            <text:p>15379</text:p>
          </table:table-cell>
          <table:table-cell table:formula="of:=IF([.A2192]=&quot;&quot;;[.B219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formula="of:=IF([.A2192]=&quot;&quot;;[.A2193];[.A2193]+[.B2192])" office:value-type="float" office:value="21173" calcext:value-type="float">
            <text:p>21173</text:p>
          </table:table-cell>
          <table:table-cell table:formula="of:=IF([.A2193]=&quot;&quot;;[.B2193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formula="of:=IF([.A2193]=&quot;&quot;;[.A2194];[.A2194]+[.B2193])" office:value-type="float" office:value="25862" calcext:value-type="float">
            <text:p>25862</text:p>
          </table:table-cell>
          <table:table-cell table:formula="of:=IF([.A2194]=&quot;&quot;;[.B2194];&quot;&quot;)">
            <text:p/>
          </table:table-cell>
          <table:table-cell table:number-columns-repeated="2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formula="of:=IF([.A2194]=&quot;&quot;;[.A2195];[.A2195]+[.B2194])" office:value-type="float" office:value="32126" calcext:value-type="float">
            <text:p>32126</text:p>
          </table:table-cell>
          <table:table-cell table:formula="of:=IF([.A2195]=&quot;&quot;;[.B2195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IF([.A2195]=&quot;&quot;;[.A2196];[.A2196]+[.B2195])" office:value-type="float" office:value="35577" calcext:value-type="float">
            <text:p>35577</text:p>
          </table:table-cell>
          <table:table-cell table:formula="of:=IF([.A2196]=&quot;&quot;;[.B219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formula="of:=IF([.A2196]=&quot;&quot;;[.A2197];[.A2197]+[.B2196])" office:value-type="float" office:value="42017" calcext:value-type="float">
            <text:p>42017</text:p>
          </table:table-cell>
          <table:table-cell table:formula="of:=IF([.A2197]=&quot;&quot;;[.B2197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formula="of:=IF([.A2197]=&quot;&quot;;[.A2198];[.A2198]+[.B2197])" office:value-type="float" office:value="47730" calcext:value-type="float">
            <text:p>47730</text:p>
          </table:table-cell>
          <table:table-cell table:formula="of:=IF([.A2198]=&quot;&quot;;[.B2198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formula="of:=IF([.A2198]=&quot;&quot;;[.A2199];[.A2199]+[.B2198])" office:value-type="float" office:value="52490" calcext:value-type="float">
            <text:p>52490</text:p>
          </table:table-cell>
          <table:table-cell table:formula="of:=IF([.A2199]=&quot;&quot;;[.B2199];&quot;&quot;)">
            <text:p/>
          </table:table-cell>
          <table:table-cell table:number-columns-repeated="2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2199]=&quot;&quot;;[.A2200];[.A2200]+[.B2199])" office:value-type="float" office:value="56563" calcext:value-type="float">
            <text:p>56563</text:p>
          </table:table-cell>
          <table:table-cell table:formula="of:=IF([.A2200]=&quot;&quot;;[.B220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formula="of:=IF([.A2200]=&quot;&quot;;[.A2201];[.A2201]+[.B2200])" office:value-type="float" office:value="63134" calcext:value-type="float">
            <text:p>63134</text:p>
          </table:table-cell>
          <table:table-cell table:formula="of:=IF([.A2201]=&quot;&quot;;[.B220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IF([.A2201]=&quot;&quot;;[.A2202];[.A2202]+[.B2201])" office:value-type="float" office:value="68391" calcext:value-type="float">
            <text:p>68391</text:p>
          </table:table-cell>
          <table:table-cell table:formula="of:=IF([.A2202]=&quot;&quot;;[.B220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202]=&quot;&quot;;[.A2203];[.A2203]+[.B2202])" office:value-type="float" office:value="68391" calcext:value-type="float">
            <text:p>68391</text:p>
          </table:table-cell>
          <table:table-cell table:formula="of:=IF([.A2203]=&quot;&quot;;[.B2203];&quot;&quot;)" office:value-type="float" office:value="68391" calcext:value-type="float">
            <text:p>68391</text:p>
          </table:table-cell>
          <table:table-cell table:number-columns-repeated="2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IF([.A2203]=&quot;&quot;;[.A2204];[.A2204]+[.B2203])" office:value-type="float" office:value="2882" calcext:value-type="float">
            <text:p>2882</text:p>
          </table:table-cell>
          <table:table-cell table:formula="of:=IF([.A2204]=&quot;&quot;;[.B2204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IF([.A2204]=&quot;&quot;;[.A2205];[.A2205]+[.B2204])" office:value-type="float" office:value="4666" calcext:value-type="float">
            <text:p>4666</text:p>
          </table:table-cell>
          <table:table-cell table:formula="of:=IF([.A2205]=&quot;&quot;;[.B2205];&quot;&quot;)">
            <text:p/>
          </table:table-cell>
          <table:table-cell table:number-columns-repeated="2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formula="of:=IF([.A2205]=&quot;&quot;;[.A2206];[.A2206]+[.B2205])" office:value-type="float" office:value="9039" calcext:value-type="float">
            <text:p>9039</text:p>
          </table:table-cell>
          <table:table-cell table:formula="of:=IF([.A2206]=&quot;&quot;;[.B220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formula="of:=IF([.A2206]=&quot;&quot;;[.A2207];[.A2207]+[.B2206])" office:value-type="float" office:value="13711" calcext:value-type="float">
            <text:p>13711</text:p>
          </table:table-cell>
          <table:table-cell table:formula="of:=IF([.A2207]=&quot;&quot;;[.B2207];&quot;&quot;)">
            <text:p/>
          </table:table-cell>
          <table:table-cell table:number-columns-repeated="2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IF([.A2207]=&quot;&quot;;[.A2208];[.A2208]+[.B2207])" office:value-type="float" office:value="17129" calcext:value-type="float">
            <text:p>17129</text:p>
          </table:table-cell>
          <table:table-cell table:formula="of:=IF([.A2208]=&quot;&quot;;[.B2208];&quot;&quot;)">
            <text:p/>
          </table:table-cell>
          <table:table-cell table:number-columns-repeated="2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formula="of:=IF([.A2208]=&quot;&quot;;[.A2209];[.A2209]+[.B2208])" office:value-type="float" office:value="22143" calcext:value-type="float">
            <text:p>22143</text:p>
          </table:table-cell>
          <table:table-cell table:formula="of:=IF([.A2209]=&quot;&quot;;[.B2209];&quot;&quot;)">
            <text:p/>
          </table:table-cell>
          <table:table-cell table:number-columns-repeated="2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IF([.A2209]=&quot;&quot;;[.A2210];[.A2210]+[.B2209])" office:value-type="float" office:value="25805" calcext:value-type="float">
            <text:p>25805</text:p>
          </table:table-cell>
          <table:table-cell table:formula="of:=IF([.A2210]=&quot;&quot;;[.B221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IF([.A2210]=&quot;&quot;;[.A2211];[.A2211]+[.B2210])" office:value-type="float" office:value="27054" calcext:value-type="float">
            <text:p>27054</text:p>
          </table:table-cell>
          <table:table-cell table:formula="of:=IF([.A2211]=&quot;&quot;;[.B2211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formula="of:=IF([.A2211]=&quot;&quot;;[.A2212];[.A2212]+[.B2211])" office:value-type="float" office:value="32882" calcext:value-type="float">
            <text:p>32882</text:p>
          </table:table-cell>
          <table:table-cell table:formula="of:=IF([.A2212]=&quot;&quot;;[.B2212];&quot;&quot;)">
            <text:p/>
          </table:table-cell>
          <table:table-cell table:number-columns-repeated="2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formula="of:=IF([.A2212]=&quot;&quot;;[.A2213];[.A2213]+[.B2212])" office:value-type="float" office:value="38035" calcext:value-type="float">
            <text:p>38035</text:p>
          </table:table-cell>
          <table:table-cell table:formula="of:=IF([.A2213]=&quot;&quot;;[.B221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2213]=&quot;&quot;;[.A2214];[.A2214]+[.B2213])" office:value-type="float" office:value="43764" calcext:value-type="float">
            <text:p>43764</text:p>
          </table:table-cell>
          <table:table-cell table:formula="of:=IF([.A2214]=&quot;&quot;;[.B221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IF([.A2214]=&quot;&quot;;[.A2215];[.A2215]+[.B2214])" office:value-type="float" office:value="47473" calcext:value-type="float">
            <text:p>47473</text:p>
          </table:table-cell>
          <table:table-cell table:formula="of:=IF([.A2215]=&quot;&quot;;[.B221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formula="of:=IF([.A2215]=&quot;&quot;;[.A2216];[.A2216]+[.B2215])" office:value-type="float" office:value="53182" calcext:value-type="float">
            <text:p>53182</text:p>
          </table:table-cell>
          <table:table-cell table:formula="of:=IF([.A2216]=&quot;&quot;;[.B221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IF([.A2216]=&quot;&quot;;[.A2217];[.A2217]+[.B2216])" office:value-type="float" office:value="56189" calcext:value-type="float">
            <text:p>56189</text:p>
          </table:table-cell>
          <table:table-cell table:formula="of:=IF([.A2217]=&quot;&quot;;[.B2217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217]=&quot;&quot;;[.A2218];[.A2218]+[.B2217])" office:value-type="float" office:value="56189" calcext:value-type="float">
            <text:p>56189</text:p>
          </table:table-cell>
          <table:table-cell table:formula="of:=IF([.A2218]=&quot;&quot;;[.B2218];&quot;&quot;)" office:value-type="float" office:value="56189" calcext:value-type="float">
            <text:p>56189</text:p>
          </table:table-cell>
          <table:table-cell table:number-columns-repeated="2"/>
        </table:table-row>
        <table:table-row table:style-name="ro1">
          <table:table-cell office:value-type="float" office:value="13324" calcext:value-type="float">
            <text:p>13324</text:p>
          </table:table-cell>
          <table:table-cell table:formula="of:=IF([.A2218]=&quot;&quot;;[.A2219];[.A2219]+[.B2218])" office:value-type="float" office:value="13324" calcext:value-type="float">
            <text:p>13324</text:p>
          </table:table-cell>
          <table:table-cell table:formula="of:=IF([.A2219]=&quot;&quot;;[.B2219];&quot;&quot;)">
            <text:p/>
          </table:table-cell>
          <table:table-cell table:number-columns-repeated="2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formula="of:=IF([.A2219]=&quot;&quot;;[.A2220];[.A2220]+[.B2219])" office:value-type="float" office:value="22967" calcext:value-type="float">
            <text:p>22967</text:p>
          </table:table-cell>
          <table:table-cell table:formula="of:=IF([.A2220]=&quot;&quot;;[.B222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954" calcext:value-type="float">
            <text:p>14954</text:p>
          </table:table-cell>
          <table:table-cell table:formula="of:=IF([.A2220]=&quot;&quot;;[.A2221];[.A2221]+[.B2220])" office:value-type="float" office:value="37921" calcext:value-type="float">
            <text:p>37921</text:p>
          </table:table-cell>
          <table:table-cell table:formula="of:=IF([.A2221]=&quot;&quot;;[.B2221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195" calcext:value-type="float">
            <text:p>14195</text:p>
          </table:table-cell>
          <table:table-cell table:formula="of:=IF([.A2221]=&quot;&quot;;[.A2222];[.A2222]+[.B2221])" office:value-type="float" office:value="52116" calcext:value-type="float">
            <text:p>52116</text:p>
          </table:table-cell>
          <table:table-cell table:formula="of:=IF([.A2222]=&quot;&quot;;[.B2222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222]=&quot;&quot;;[.A2223];[.A2223]+[.B2222])" office:value-type="float" office:value="52116" calcext:value-type="float">
            <text:p>52116</text:p>
          </table:table-cell>
          <table:table-cell table:formula="of:=IF([.A2223]=&quot;&quot;;[.B2223];&quot;&quot;)" office:value-type="float" office:value="52116" calcext:value-type="float">
            <text:p>52116</text:p>
          </table:table-cell>
          <table:table-cell table:number-columns-repeated="2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formula="of:=IF([.A2223]=&quot;&quot;;[.A2224];[.A2224]+[.B2223])" office:value-type="float" office:value="4739" calcext:value-type="float">
            <text:p>4739</text:p>
          </table:table-cell>
          <table:table-cell table:formula="of:=IF([.A2224]=&quot;&quot;;[.B2224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formula="of:=IF([.A2224]=&quot;&quot;;[.A2225];[.A2225]+[.B2224])" office:value-type="float" office:value="10736" calcext:value-type="float">
            <text:p>10736</text:p>
          </table:table-cell>
          <table:table-cell table:formula="of:=IF([.A2225]=&quot;&quot;;[.B2225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IF([.A2225]=&quot;&quot;;[.A2226];[.A2226]+[.B2225])" office:value-type="float" office:value="12919" calcext:value-type="float">
            <text:p>12919</text:p>
          </table:table-cell>
          <table:table-cell table:formula="of:=IF([.A2226]=&quot;&quot;;[.B2226];&quot;&quot;)">
            <text:p/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IF([.A2226]=&quot;&quot;;[.A2227];[.A2227]+[.B2226])" office:value-type="float" office:value="16030" calcext:value-type="float">
            <text:p>16030</text:p>
          </table:table-cell>
          <table:table-cell table:formula="of:=IF([.A2227]=&quot;&quot;;[.B2227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formula="of:=IF([.A2227]=&quot;&quot;;[.A2228];[.A2228]+[.B2227])" office:value-type="float" office:value="22751" calcext:value-type="float">
            <text:p>22751</text:p>
          </table:table-cell>
          <table:table-cell table:formula="of:=IF([.A2228]=&quot;&quot;;[.B2228];&quot;&quot;)">
            <text:p/>
          </table:table-cell>
          <table:table-cell table:number-columns-repeated="2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IF([.A2228]=&quot;&quot;;[.A2229];[.A2229]+[.B2228])" office:value-type="float" office:value="30776" calcext:value-type="float">
            <text:p>30776</text:p>
          </table:table-cell>
          <table:table-cell table:formula="of:=IF([.A2229]=&quot;&quot;;[.B2229];&quot;&quot;)">
            <text:p/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IF([.A2229]=&quot;&quot;;[.A2230];[.A2230]+[.B2229])" office:value-type="float" office:value="32149" calcext:value-type="float">
            <text:p>32149</text:p>
          </table:table-cell>
          <table:table-cell table:formula="of:=IF([.A2230]=&quot;&quot;;[.B2230];&quot;&quot;)">
            <text:p/>
          </table:table-cell>
          <table:table-cell table:number-columns-repeated="2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IF([.A2230]=&quot;&quot;;[.A2231];[.A2231]+[.B2230])" office:value-type="float" office:value="37131" calcext:value-type="float">
            <text:p>37131</text:p>
          </table:table-cell>
          <table:table-cell table:formula="of:=IF([.A2231]=&quot;&quot;;[.B2231];&quot;&quot;)">
            <text:p/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IF([.A2231]=&quot;&quot;;[.A2232];[.A2232]+[.B2231])" office:value-type="float" office:value="39330" calcext:value-type="float">
            <text:p>39330</text:p>
          </table:table-cell>
          <table:table-cell table:formula="of:=IF([.A2232]=&quot;&quot;;[.B223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formula="of:=IF([.A2232]=&quot;&quot;;[.A2233];[.A2233]+[.B2232])" office:value-type="float" office:value="45517" calcext:value-type="float">
            <text:p>45517</text:p>
          </table:table-cell>
          <table:table-cell table:formula="of:=IF([.A2233]=&quot;&quot;;[.B223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233]=&quot;&quot;;[.A2234];[.A2234]+[.B2233])" office:value-type="float" office:value="45517" calcext:value-type="float">
            <text:p>45517</text:p>
          </table:table-cell>
          <table:table-cell table:formula="of:=IF([.A2234]=&quot;&quot;;[.B2234];&quot;&quot;)" office:value-type="float" office:value="45517" calcext:value-type="float">
            <text:p>45517</text:p>
          </table:table-cell>
          <table:table-cell table:number-columns-repeated="2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formula="of:=IF([.A2234]=&quot;&quot;;[.A2235];[.A2235]+[.B2234])" office:value-type="float" office:value="6561" calcext:value-type="float">
            <text:p>6561</text:p>
          </table:table-cell>
          <table:table-cell table:formula="of:=IF([.A2235]=&quot;&quot;;[.B2235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formula="of:=IF([.A2235]=&quot;&quot;;[.A2236];[.A2236]+[.B2235])" office:value-type="float" office:value="13251" calcext:value-type="float">
            <text:p>13251</text:p>
          </table:table-cell>
          <table:table-cell table:formula="of:=IF([.A2236]=&quot;&quot;;[.B2236];&quot;&quot;)">
            <text:p/>
          </table:table-cell>
          <table:table-cell table:number-columns-repeated="2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formula="of:=IF([.A2236]=&quot;&quot;;[.A2237];[.A2237]+[.B2236])" office:value-type="float" office:value="22527" calcext:value-type="float">
            <text:p>22527</text:p>
          </table:table-cell>
          <table:table-cell table:formula="of:=IF([.A2237]=&quot;&quot;;[.B2237];&quot;&quot;)">
            <text:p/>
          </table:table-cell>
          <table:table-cell table:number-columns-repeated="2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formula="of:=IF([.A2237]=&quot;&quot;;[.A2238];[.A2238]+[.B2237])" office:value-type="float" office:value="30129" calcext:value-type="float">
            <text:p>30129</text:p>
          </table:table-cell>
          <table:table-cell table:formula="of:=IF([.A2238]=&quot;&quot;;[.B2238];&quot;&quot;)">
            <text:p/>
          </table:table-cell>
          <table:table-cell table:number-columns-repeated="2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formula="of:=IF([.A2238]=&quot;&quot;;[.A2239];[.A2239]+[.B2238])" office:value-type="float" office:value="37482" calcext:value-type="float">
            <text:p>37482</text:p>
          </table:table-cell>
          <table:table-cell table:formula="of:=IF([.A2239]=&quot;&quot;;[.B2239];&quot;&quot;)">
            <text:p/>
          </table:table-cell>
          <table:table-cell table:number-columns-repeated="2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formula="of:=IF([.A2239]=&quot;&quot;;[.A2240];[.A2240]+[.B2239])" office:value-type="float" office:value="45443" calcext:value-type="float">
            <text:p>45443</text:p>
          </table:table-cell>
          <table:table-cell table:formula="of:=IF([.A2240]=&quot;&quot;;[.B2240];&quot;&quot;)">
            <text:p/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IF([.A2240]=&quot;&quot;;[.A2241];[.A2241]+[.B2240])" office:value-type="float" office:value="46690" calcext:value-type="float">
            <text:p>46690</text:p>
          </table:table-cell>
          <table:table-cell table:formula="of:=IF([.A2241]=&quot;&quot;;[.B2241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formula="of:=IF([.A2241]=&quot;&quot;;[.A2242];[.A2242]+[.B2241])" office:value-type="float" office:value="53384" calcext:value-type="float">
            <text:p>53384</text:p>
          </table:table-cell>
          <table:table-cell table:formula="of:=IF([.A2242]=&quot;&quot;;[.B2242];&quot;&quot;)">
            <text:p/>
          </table:table-cell>
          <table:table-cell table:number-columns-repeated="2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formula="of:=IF([.A2242]=&quot;&quot;;[.A2243];[.A2243]+[.B2242])" office:value-type="float" office:value="60025" calcext:value-type="float">
            <text:p>60025</text:p>
          </table:table-cell>
          <table:table-cell table:formula="of:=IF([.A2243]=&quot;&quot;;[.B2243];&quot;&quot;)">
            <text:p/>
          </table:table-cell>
          <table:table-cell table:number-columns-repeated="2"/>
        </table:table-row>
        <table:table-row table:style-name="ro1">
          <table:table-cell/>
          <table:table-cell table:formula="of:=IF([.A2243]=&quot;&quot;;[.A2244];[.A2244]+[.B2243])" office:value-type="float" office:value="60025" calcext:value-type="float">
            <text:p>60025</text:p>
          </table:table-cell>
          <table:table-cell table:formula="of:=IF([.A2244]=&quot;&quot;;[.B2244];&quot;&quot;)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formula="of:=IF([.A2244]=&quot;&quot;;[.A2245];[.A2245]+[.B2244])" office:value-type="float" office:value="6626" calcext:value-type="float">
            <text:p>6626</text:p>
          </table:table-cell>
          <table:table-cell table:formula="of:=IF([.A2245]=&quot;&quot;;[.B2245];&quot;&quot;)">
            <text:p/>
          </table:table-cell>
          <table:table-cell table:number-columns-repeated="2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formula="of:=IF([.A2245]=&quot;&quot;;[.A2246];[.A2246]+[.B2245])" office:value-type="float" office:value="12597" calcext:value-type="float">
            <text:p>12597</text:p>
          </table:table-cell>
          <table:table-cell table:formula="of:=IF([.A2246]=&quot;&quot;;[.B2246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formula="of:=IF([.A2246]=&quot;&quot;;[.A2247];[.A2247]+[.B2246])" office:value-type="float" office:value="19299" calcext:value-type="float">
            <text:p>19299</text:p>
          </table:table-cell>
          <table:table-cell table:formula="of:=IF([.A2247]=&quot;&quot;;[.B2247];&quot;&quot;)">
            <text:p/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IF([.A2247]=&quot;&quot;;[.A2248];[.A2248]+[.B2247])" office:value-type="float" office:value="21025" calcext:value-type="float">
            <text:p>21025</text:p>
          </table:table-cell>
          <table:table-cell table:formula="of:=IF([.A2248]=&quot;&quot;;[.B2248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IF([.A2248]=&quot;&quot;;[.A2249];[.A2249]+[.B2248])" office:value-type="float" office:value="24934" calcext:value-type="float">
            <text:p>24934</text:p>
          </table:table-cell>
          <table:table-cell table:formula="of:=IF([.A2249]=&quot;&quot;;[.B2249];&quot;&quot;)">
            <text:p/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IF([.A2249]=&quot;&quot;;[.A2250];[.A2250]+[.B2249])" office:value-type="float" office:value="27196" calcext:value-type="float">
            <text:p>27196</text:p>
          </table:table-cell>
          <table:table-cell table:formula="of:=IF([.A2250]=&quot;&quot;;[.B2250];&quot;&quot;)">
            <text:p/>
          </table:table-cell>
          <table:table-cell table:number-columns-repeated="2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formula="of:=IF([.A2250]=&quot;&quot;;[.A2251];[.A2251]+[.B2250])" office:value-type="float" office:value="33897" calcext:value-type="float">
            <text:p>33897</text:p>
          </table:table-cell>
          <table:table-cell table:formula="of:=IF([.A2251]=&quot;&quot;;[.B2251];&quot;&quot;)">
            <text:p/>
          </table:table-cell>
          <table:table-cell table:number-columns-repeated="2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formula="of:=IF([.A2251]=&quot;&quot;;[.A2252];[.A2252]+[.B2251])" office:value-type="float" office:value="38651" calcext:value-type="float">
            <text:p>38651</text:p>
          </table:table-cell>
          <table:table-cell table:formula="of:=IF([.A2252]=&quot;&quot;;[.B2252];&quot;&quot;)">
            <text:p/>
          </table:table-cell>
          <table:table-cell table:number-columns-repeated="2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formula="of:=IF([.A2252]=&quot;&quot;;[.A2253];[.A2253]+[.B2252])" office:value-type="float" office:value="42907" calcext:value-type="float">
            <text:p>42907</text:p>
          </table:table-cell>
          <table:table-cell table:formula="of:=IF([.A2253]=&quot;&quot;;[.B2253];&quot;&quot;)">
            <text:p/>
          </table:table-cell>
          <table:table-cell table:number-columns-repeated="2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formula="of:=IF([.A2253]=&quot;&quot;;[.A2254];[.A2254]+[.B2253])" office:value-type="float" office:value="48804" calcext:value-type="float">
            <text:p>48804</text:p>
          </table:table-cell>
          <table:table-cell table:formula="of:=IF([.A2254]=&quot;&quot;;[.B2254];&quot;&quot;)">
            <text:p/>
          </table:table-cell>
          <table:table-cell table:number-columns-repeated="2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IF([.A2254]=&quot;&quot;;[.A2255];[.A2255]+[.B2254])" office:value-type="float" office:value="52750" calcext:value-type="float">
            <text:p>52750</text:p>
          </table:table-cell>
          <table:table-cell table:formula="of:=IF([.A2255]=&quot;&quot;;[.B2255];&quot;&quot;)">
            <text:p/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IF([.A2255]=&quot;&quot;;[.A2256];[.A2256]+[.B2255])" office:value-type="float" office:value="54207" calcext:value-type="float">
            <text:p>54207</text:p>
          </table:table-cell>
          <table:table-cell table:formula="of:=IF([.A2256]=&quot;&quot;;[.B2256];&quot;&quot;)">
            <text:p/>
          </table:table-cell>
          <table:table-cell table:number-columns-repeated="2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IF([.A2256]=&quot;&quot;;[.A2257];[.A2257]+[.B2256])" office:value-type="float" office:value="58676" calcext:value-type="float">
            <text:p>58676</text:p>
          </table:table-cell>
          <table:table-cell table:formula="of:=IF([.A2257]=&quot;&quot;;[.B2257];&quot;&quot;)">
            <text:p/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part2.D3:part2.D225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1T09:31:05.487647299</dc:date>
    <meta:editing-duration>PT9M54S</meta:editing-duration>
    <meta:editing-cycles>2</meta:editing-cycles>
    <meta:generator>LibreOffice/7.4.2.3$Linux_X86_64 LibreOffice_project/40$Build-3</meta:generator>
    <meta:document-statistic meta:table-count="2" meta:cell-count="11026" meta:object-count="0"/>
  </office:meta>
</office:document-meta>
</file>